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erif" svg:font-family="'Liberation Serif'"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language="fr" fo:country="FR" fo:font-weight="bold" officeooo:paragraph-rsid="001c0542" style:font-weight-asian="bold" style:font-weight-complex="bold"/>
    </style:style>
    <style:style style:name="P2" style:family="paragraph" style:parent-style-name="Titre_20_11">
      <style:paragraph-properties fo:text-align="justify" style:justify-single-word="false"/>
    </style:style>
    <style:style style:name="P3" style:family="paragraph" style:parent-style-name="Standard_20__28_user_29_">
      <style:paragraph-properties fo:text-align="center" style:justify-single-word="false"/>
    </style:style>
    <style:style style:name="P4" style:family="paragraph" style:parent-style-name="Standard_20__28_user_29_">
      <style:text-properties style:font-name="Arial"/>
    </style:style>
    <style:style style:name="P5" style:family="paragraph" style:parent-style-name="Standard_20__28_user_29_">
      <style:paragraph-properties fo:text-align="center" style:justify-single-word="false"/>
      <style:text-properties style:font-name="Arial"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6" style:family="paragraph" style:parent-style-name="Standard_20__28_user_29_">
      <style:paragraph-properties fo:text-align="justify"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_20__28_user_29_">
      <style:paragraph-properties fo:text-align="justify" style:justify-single-word="false"/>
      <style:text-properties style:font-name="Arial" fo:font-size="15pt" style:font-size-asian="15pt" style:font-size-complex="15pt"/>
    </style:style>
    <style:style style:name="P8" style:family="paragraph" style:parent-style-name="Standard_20__28_user_29_">
      <style:paragraph-properties fo:text-align="center" style:justify-single-word="false"/>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9" style:family="paragraph" style:parent-style-name="Standard_20__28_user_29_">
      <style:paragraph-properties fo:text-align="justify" style:justify-single-word="false"/>
      <style:text-properties style:font-name="Arial"/>
    </style:style>
    <style:style style:name="P10" style:family="paragraph" style:parent-style-name="Standard_20__28_user_29_">
      <style:paragraph-properties fo:text-align="justify" style:justify-single-word="false"/>
      <style:text-properties style:font-name="Arial" fo:font-weight="bold" style:font-weight-asian="bold" style:font-weight-complex="bold"/>
    </style:style>
    <style:style style:name="P11" style:family="paragraph" style:parent-style-name="Standard_20__28_user_29_">
      <style:paragraph-properties fo:text-align="justify" style:justify-single-word="false"/>
    </style:style>
    <style:style style:name="P12" style:family="paragraph" style:parent-style-name="Standard_20__28_user_29_">
      <style:paragraph-properties fo:text-align="justify" style:justify-single-word="false">
        <style:tab-stops>
          <style:tab-stop style:position="14.166cm"/>
        </style:tab-stops>
      </style:paragraph-properties>
    </style:style>
    <style:style style:name="P13" style:family="paragraph" style:parent-style-name="Text_20_body_20__28_user_29_">
      <style:paragraph-properties fo:text-align="justify" style:justify-single-word="false"/>
      <style:text-properties style:font-name="Arial"/>
    </style:style>
    <style:style style:name="P14" style:family="paragraph" style:parent-style-name="Text_20_body_20__28_user_29_">
      <style:paragraph-properties fo:text-align="justify" style:justify-single-word="false"/>
    </style:style>
    <style:style style:name="P15" style:family="paragraph" style:parent-style-name="Standard_20__28_user_29_" style:master-page-name="Standard">
      <style:paragraph-properties fo:text-align="center" style:justify-single-word="false" style:page-number="auto"/>
      <style:text-properties style:font-name="Arial" fo:font-size="54pt" fo:font-style="italic" style:text-underline-style="solid" style:text-underline-width="auto" style:text-underline-color="font-color" fo:font-weight="bold" style:font-size-asian="54pt" style:font-style-asian="italic" style:font-weight-asian="bold" style:font-size-complex="54pt" style:font-style-complex="italic" style:font-weight-complex="bold"/>
    </style:style>
    <style:style style:name="P16" style:family="paragraph" style:parent-style-name="Standard_20__28_user_29_">
      <style:text-properties style:font-name="Arial"/>
    </style:style>
    <style:style style:name="P17" style:family="paragraph" style:parent-style-name="Standard_20__28_user_29_">
      <style:paragraph-properties fo:text-align="justify" style:justify-single-word="false"/>
      <style:text-properties style:font-name="Arial" fo:font-weight="bold" style:font-weight-asian="bold" style:font-weight-complex="bold"/>
    </style:style>
    <style:style style:name="P18" style:family="paragraph" style:parent-style-name="Standard_20__28_user_29_">
      <style:paragraph-properties fo:text-align="center" style:justify-single-word="false"/>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9" style:family="paragraph" style:parent-style-name="Standard_20__28_user_29_">
      <style:paragraph-properties fo:text-align="justify" style:justify-single-word="false"/>
      <style:text-properties style:font-name="Arial"/>
    </style:style>
    <style:style style:name="P20" style:family="paragraph" style:parent-style-name="Standard_20__28_user_29_">
      <style:paragraph-properties fo:text-align="justify" style:justify-single-word="false"/>
      <style:text-properties style:font-name="Arial" fo:font-size="15pt" fo:font-style="italic" style:font-size-asian="15pt" style:font-style-asian="italic" style:font-size-complex="15pt" style:font-style-complex="italic"/>
    </style:style>
    <style:style style:name="P21" style:family="paragraph" style:parent-style-name="Standard_20__28_user_29_">
      <style:paragraph-properties fo:text-align="center" style:justify-single-word="false"/>
      <style:text-properties style:font-name="Arial" fo:font-size="15pt" fo:font-style="italic" style:font-size-asian="15pt" style:font-style-asian="italic" style:font-size-complex="15pt" style:font-style-complex="italic"/>
    </style:style>
    <style:style style:name="P22" style:family="paragraph" style:parent-style-name="Standard_20__28_user_29_">
      <style:paragraph-properties fo:text-align="center" style:justify-single-word="false"/>
      <style:text-properties style:font-name="Aria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3" style:family="paragraph" style:parent-style-name="Standard_20__28_user_29_">
      <style:paragraph-properties fo:text-align="justify" style:justify-single-word="false"/>
      <style:text-properties style:font-name="Arial" fo:font-size="15pt" style:font-size-asian="15pt" style:font-size-complex="15pt"/>
    </style:style>
    <style:style style:name="P24" style:family="paragraph" style:parent-style-name="Standard_20__28_user_29_">
      <style:paragraph-properties fo:text-align="justify" style:justify-single-word="false"/>
      <style:text-properties style:font-name="Arial" fo:font-size="15pt" style:font-size-asian="15pt"/>
    </style:style>
    <style:style style:name="P25" style:family="paragraph" style:parent-style-name="Standard_20__28_user_29_">
      <style:paragraph-properties fo:text-align="justify" style:justify-single-word="false"/>
      <style:text-properties style:font-name="Arial" fo:font-style="italic" style:font-style-asian="italic" style:font-style-complex="italic"/>
    </style:style>
    <style:style style:name="P26" style:family="paragraph" style:parent-style-name="Standard_20__28_user_29_">
      <style:paragraph-properties fo:text-align="justify" style:justify-single-word="false"/>
      <style:text-properties style:font-name="Arial" fo:font-style="italic" style:text-underline-style="solid" style:text-underline-width="auto" style:text-underline-color="font-color" style:font-style-asian="italic" style:font-style-complex="italic"/>
    </style:style>
    <style:style style:name="P27" style:family="paragraph" style:parent-style-name="Standard_20__28_user_29_">
      <style:paragraph-properties fo:text-align="center" style:justify-single-word="false"/>
      <style:text-properties style:font-name="Arial1" fo:font-size="15pt" fo:language="fr" fo:country="FR" fo:font-style="italic" style:text-underline-style="solid" style:text-underline-width="auto" style:text-underline-color="font-color" fo:font-weight="bold" officeooo:rsid="025a538b" officeooo:paragraph-rsid="001c9da3"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28" style:family="paragraph" style:parent-style-name="Standard_20__28_user_29_">
      <style:paragraph-properties fo:text-align="justify" style:justify-single-word="false"/>
      <style:text-properties style:font-name="Arial1" fo:font-size="15pt" fo:language="fr" fo:country="FR" officeooo:paragraph-rsid="001c9da3" style:font-size-asian="15pt" style:font-size-complex="15pt"/>
    </style:style>
    <style:style style:name="P29" style:family="paragraph" style:parent-style-name="Standard_20__28_user_29_">
      <style:paragraph-properties fo:text-align="center" style:justify-single-word="false"/>
      <style:text-properties style:font-name="Arial1" fo:font-size="22pt" fo:language="fr" fo:country="FR" fo:font-style="italic" style:text-underline-style="solid" style:text-underline-width="auto" style:text-underline-color="font-color" fo:font-weight="bold" officeooo:rsid="0000952b" officeooo:paragraph-rsid="001c9da3"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30" style:family="paragraph" style:parent-style-name="Standard_20__28_user_29_">
      <style:paragraph-properties fo:text-align="justify" style:justify-single-word="false"/>
      <style:text-properties style:font-name="Arial1" fo:language="fr" fo:country="FR" officeooo:rsid="0000952b" officeooo:paragraph-rsid="001c9da3"/>
    </style:style>
    <style:style style:name="P31" style:family="paragraph" style:parent-style-name="Standard_20__28_user_29_">
      <style:paragraph-properties fo:text-align="justify" style:justify-single-word="false"/>
      <style:text-properties style:font-name="Arial1" fo:language="fr" fo:country="FR" officeooo:paragraph-rsid="001c9da3"/>
    </style:style>
    <style:style style:name="P32" style:family="paragraph" style:parent-style-name="Standard_20__28_user_29_">
      <style:paragraph-properties fo:text-align="justify" style:justify-single-word="false"/>
      <style:text-properties style:font-name="Arial1" fo:font-size="12pt" fo:language="fr" fo:country="FR" fo:font-style="normal" style:text-underline-style="none" officeooo:paragraph-rsid="001c9da3" style:text-underline-mode="continuous" style:text-overline-mode="continuous" style:text-line-through-mode="continuous" style:font-size-asian="10.5pt" style:font-style-asian="normal" style:font-size-complex="12pt" style:font-style-complex="normal"/>
    </style:style>
    <style:style style:name="P33"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2e994" officeooo:paragraph-rsid="001c9da3" style:text-underline-mode="continuous" style:text-overline-mode="continuous" style:text-line-through-mode="continuous" style:font-size-asian="10.5pt" style:font-style-asian="normal" style:font-size-complex="12pt" style:font-style-complex="normal"/>
    </style:style>
    <style:style style:name="P34"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81c38" officeooo:paragraph-rsid="001c9da3" style:text-underline-mode="continuous" style:text-overline-mode="continuous" style:text-line-through-mode="continuous" style:font-size-asian="10.5pt" style:font-style-asian="normal" style:font-size-complex="12pt" style:font-style-complex="normal"/>
    </style:style>
    <style:style style:name="P35"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4ceda" officeooo:paragraph-rsid="001c9da3" style:text-underline-mode="continuous" style:text-overline-mode="continuous" style:text-line-through-mode="continuous" style:font-size-asian="10.5pt" style:font-style-asian="normal" style:font-size-complex="12pt" style:font-style-complex="normal"/>
    </style:style>
    <style:style style:name="P36"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5fa7ce" officeooo:paragraph-rsid="001c9da3" style:text-underline-mode="continuous" style:text-overline-mode="continuous" style:text-line-through-mode="continuous" style:font-size-asian="10.5pt" style:font-style-asian="normal" style:font-size-complex="12pt" style:font-style-complex="normal"/>
    </style:style>
    <style:style style:name="P37"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9ae79" officeooo:paragraph-rsid="001c9da3" style:text-underline-mode="continuous" style:text-overline-mode="continuous" style:text-line-through-mode="continuous" style:font-size-asian="10.5pt" style:font-style-asian="normal" style:font-size-complex="12pt" style:font-style-complex="normal"/>
    </style:style>
    <style:style style:name="P38"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ac6f8" officeooo:paragraph-rsid="001c9da3" style:text-underline-mode="continuous" style:text-overline-mode="continuous" style:text-line-through-mode="continuous" style:font-size-asian="10.5pt" style:font-style-asian="normal" style:font-size-complex="12pt" style:font-style-complex="normal"/>
    </style:style>
    <style:style style:name="P39" style:family="paragraph" style:parent-style-name="Standard_20__28_user_29_">
      <style:paragraph-properties fo:text-align="justify" style:justify-single-word="false"/>
      <style:text-properties style:font-name="Arial1" fo:font-size="12pt" fo:language="fr" fo:country="FR" fo:font-style="normal" style:text-underline-style="none" officeooo:rsid="026c1f94" officeooo:paragraph-rsid="001c9da3" style:text-underline-mode="continuous" style:text-overline-mode="continuous" style:text-line-through-mode="continuous" style:font-size-asian="10.5pt" style:font-style-asian="normal" style:font-size-complex="12pt" style:font-style-complex="normal"/>
    </style:style>
    <style:style style:name="P40" style:family="paragraph" style:parent-style-name="Standard_20__28_user_29_">
      <style:paragraph-properties fo:text-align="center" style:justify-single-word="false"/>
      <style:text-properties officeooo:paragraph-rsid="001c9da3"/>
    </style:style>
    <style:style style:name="P41" style:family="paragraph" style:parent-style-name="Standard_20__28_user_29_">
      <style:paragraph-properties fo:text-align="justify" style:justify-single-word="false"/>
      <style:text-properties officeooo:paragraph-rsid="001c9da3"/>
    </style:style>
    <style:style style:name="P42" style:family="paragraph" style:parent-style-name="Standard_20__28_user_29_">
      <style:paragraph-properties fo:text-align="center" style:justify-single-word="false" fo:break-before="page"/>
      <style:text-properties style:font-name="Arial" fo:font-size="15pt" fo:font-style="italic" style:text-underline-style="solid" style:text-underline-width="auto" style:text-underline-color="font-color" style:font-size-asian="15pt" style:font-style-asian="italic" style:font-size-complex="15pt" style:font-style-complex="italic"/>
    </style:style>
    <style:style style:name="P43" style:family="paragraph" style:parent-style-name="Standard_20__28_user_29_">
      <style:paragraph-properties fo:text-align="center" style:justify-single-word="false" fo:break-before="page"/>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44" style:family="paragraph" style:parent-style-name="Standard_20__28_user_29_">
      <style:paragraph-properties fo:text-align="center" style:justify-single-word="false" fo:break-before="page"/>
      <style:text-properties style:font-name="Arial1" fo:font-size="15pt" fo:language="fr" fo:country="FR" fo:font-style="italic" style:text-underline-style="solid" style:text-underline-width="auto" style:text-underline-color="font-color" officeooo:rsid="0000952b" officeooo:paragraph-rsid="001c9da3" style:text-underline-mode="continuous" style:text-overline-mode="continuous" style:text-line-through-mode="continuous" style:font-size-asian="15pt" style:font-style-asian="italic" style:font-size-complex="15pt" style:font-style-complex="italic"/>
    </style:style>
    <style:style style:name="P45" style:family="paragraph" style:parent-style-name="Standard_20__28_user_29_">
      <style:paragraph-properties fo:text-align="center" style:justify-single-word="false" fo:break-before="page"/>
      <style:text-properties style:font-name="Arial1" fo:font-size="15pt" fo:language="fr" fo:country="FR" fo:font-style="italic" style:text-underline-style="solid" style:text-underline-width="auto" style:text-underline-color="font-color" fo:font-weight="normal" officeooo:rsid="0000952b" officeooo:paragraph-rsid="001c9da3" style:text-underline-mode="continuous" style:text-overline-mode="continuous" style:text-line-through-mode="continuous" style:font-size-asian="15pt" style:font-style-asian="italic" style:font-weight-asian="normal" style:font-size-complex="15pt" style:font-style-complex="italic" style:font-weight-complex="normal"/>
    </style:style>
    <style:style style:name="P46" style:family="paragraph" style:parent-style-name="Standard_20__28_user_29_">
      <style:paragraph-properties fo:text-align="center" style:justify-single-word="false" fo:break-before="page"/>
      <style:text-properties style:font-name="Arial1" fo:font-size="15pt" fo:font-style="italic" style:text-underline-style="solid" style:text-underline-width="auto" style:text-underline-color="font-color" officeooo:paragraph-rsid="001c9da3" style:text-underline-mode="continuous" style:text-overline-mode="continuous" style:text-line-through-mode="continuous" style:font-size-asian="15pt" style:font-style-asian="italic" style:font-size-complex="15pt" style:font-style-complex="italic"/>
    </style:style>
    <style:style style:name="P47" style:family="paragraph" style:parent-style-name="Standard_20__28_user_29_">
      <style:paragraph-properties fo:text-align="center" style:justify-single-word="false" fo:break-before="page"/>
      <style:text-properties style:font-name="Arial1" fo:font-size="15pt" fo:font-style="italic" officeooo:paragraph-rsid="001c9da3"/>
    </style:style>
    <style:style style:name="P48" style:family="paragraph" style:parent-style-name="Standard_20__28_user_29_">
      <style:paragraph-properties fo:text-align="center" style:justify-single-word="false" fo:break-before="page"/>
      <style:text-properties style:font-name="Arial1" fo:font-size="22pt" fo:language="fr" fo:country="FR" fo:font-style="italic" style:text-underline-style="solid" style:text-underline-width="auto" style:text-underline-color="font-color" fo:font-weight="bold" officeooo:rsid="0000952b" officeooo:paragraph-rsid="001c9da3"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49" style:family="paragraph" style:parent-style-name="Standard_20__28_user_29_" style:master-page-name="Converted1">
      <style:paragraph-properties fo:text-align="center" style:justify-single-word="false" style:page-number="auto"/>
      <style:text-properties style:font-name="Arial" fo:font-size="15pt" fo:font-style="italic" style:text-underline-style="solid" style:text-underline-width="auto" style:text-underline-color="font-color" style:font-size-asian="15pt" style:font-style-asian="italic" style:font-size-complex="15pt" style:font-style-complex="italic"/>
    </style:style>
    <style:style style:name="P50" style:family="paragraph" style:parent-style-name="Text_20_body_20__28_user_29_">
      <style:paragraph-properties fo:text-align="justify" style:justify-single-word="false"/>
      <style:text-properties style:font-name="Arial"/>
    </style:style>
    <style:style style:name="P51" style:family="paragraph" style:parent-style-name="Text_20_body_20__28_user_29_">
      <style:paragraph-properties fo:text-align="justify" style:justify-single-word="false"/>
      <style:text-properties style:font-name="Arial" fo:font-size="15pt" style:font-size-asian="15pt" style:font-size-complex="15pt"/>
    </style:style>
    <style:style style:name="P52" style:family="paragraph" style:parent-style-name="Standard">
      <style:paragraph-properties fo:text-align="justify" style:justify-single-word="false"/>
      <style:text-properties style:font-name="Arial1" fo:font-size="12pt" fo:language="fr" fo:country="FR" fo:font-style="normal" style:text-underline-style="none" officeooo:paragraph-rsid="001c9da3" style:font-size-asian="12pt" style:font-style-asian="normal" style:font-size-complex="12pt" style:font-style-complex="normal"/>
    </style:style>
    <style:style style:name="P53" style:family="paragraph" style:parent-style-name="Standard">
      <style:paragraph-properties fo:text-align="justify" style:justify-single-word="false"/>
      <style:text-properties style:font-name="Arial1" fo:language="fr" fo:country="FR" officeooo:paragraph-rsid="001c9da3"/>
    </style:style>
    <style:style style:name="P54" style:family="paragraph" style:parent-style-name="Standard">
      <style:paragraph-properties fo:text-align="justify" style:justify-single-word="false"/>
      <style:text-properties style:font-name="Arial1" fo:language="fr" fo:country="FR" officeooo:rsid="0000952b" officeooo:paragraph-rsid="001c9da3"/>
    </style:style>
    <style:style style:name="P55" style:family="paragraph" style:parent-style-name="Standard">
      <style:paragraph-properties fo:text-align="justify" style:justify-single-word="false"/>
      <style:text-properties style:font-name="Arial1" fo:language="fr" fo:country="FR" officeooo:rsid="0105547d" officeooo:paragraph-rsid="001c9da3"/>
    </style:style>
    <style:style style:name="P56" style:family="paragraph" style:parent-style-name="Standard">
      <style:paragraph-properties fo:text-align="justify" style:justify-single-word="false"/>
      <style:text-properties style:font-name="Arial1" fo:language="fr" fo:country="FR" officeooo:rsid="010a80f2" officeooo:paragraph-rsid="001c9da3"/>
    </style:style>
    <style:style style:name="P57" style:family="paragraph" style:parent-style-name="Standard">
      <style:paragraph-properties fo:text-align="justify" style:justify-single-word="false"/>
      <style:text-properties style:font-name="Arial1" fo:language="fr" fo:country="FR" officeooo:rsid="010bf2ff" officeooo:paragraph-rsid="001c9da3"/>
    </style:style>
    <style:style style:name="P58" style:family="paragraph" style:parent-style-name="Standard">
      <style:paragraph-properties fo:text-align="justify" style:justify-single-word="false"/>
      <style:text-properties style:font-name="Arial1" fo:language="fr" fo:country="FR" officeooo:rsid="010c2a3c" officeooo:paragraph-rsid="001c9da3"/>
    </style:style>
    <style:style style:name="P59" style:family="paragraph" style:parent-style-name="Standard">
      <style:paragraph-properties fo:text-align="justify" style:justify-single-word="false"/>
      <style:text-properties style:font-name="Arial1" fo:language="fr" fo:country="FR" officeooo:rsid="010c2ae6" officeooo:paragraph-rsid="001c9da3"/>
    </style:style>
    <style:style style:name="P60" style:family="paragraph" style:parent-style-name="Standard">
      <style:paragraph-properties fo:text-align="justify" style:justify-single-word="false"/>
      <style:text-properties style:font-name="Arial1" fo:language="fr" fo:country="FR" fo:font-weight="normal" officeooo:rsid="010d427a" officeooo:paragraph-rsid="001c9da3" style:font-weight-asian="normal" style:font-weight-complex="normal"/>
    </style:style>
    <style:style style:name="P61" style:family="paragraph" style:parent-style-name="Standard">
      <style:paragraph-properties fo:text-align="justify" style:justify-single-word="false"/>
      <style:text-properties style:font-name="Arial1" fo:language="fr" fo:country="FR" fo:font-weight="normal" officeooo:rsid="010e004f" officeooo:paragraph-rsid="001c9da3" style:font-weight-asian="normal" style:font-weight-complex="normal"/>
    </style:style>
    <style:style style:name="P62" style:family="paragraph" style:parent-style-name="Standard">
      <style:paragraph-properties fo:text-align="justify" style:justify-single-word="false"/>
      <style:text-properties style:font-name="Arial1" fo:language="fr" fo:country="FR" fo:font-weight="normal" officeooo:rsid="010e41ce" officeooo:paragraph-rsid="001c9da3" style:font-weight-asian="normal" style:font-weight-complex="normal"/>
    </style:style>
    <style:style style:name="P63" style:family="paragraph" style:parent-style-name="Standard">
      <style:paragraph-properties fo:text-align="justify" style:justify-single-word="false"/>
      <style:text-properties style:font-name="Arial1" fo:language="fr" fo:country="FR" fo:font-weight="normal" officeooo:rsid="010f61f4" officeooo:paragraph-rsid="001c9da3" style:font-weight-asian="normal" style:font-weight-complex="normal"/>
    </style:style>
    <style:style style:name="P64" style:family="paragraph" style:parent-style-name="Standard">
      <style:paragraph-properties fo:text-align="justify" style:justify-single-word="false"/>
      <style:text-properties style:font-name="Arial1" fo:language="fr" fo:country="FR" fo:font-weight="normal" officeooo:rsid="01119d04" officeooo:paragraph-rsid="001c9da3" style:font-weight-asian="normal" style:font-weight-complex="normal"/>
    </style:style>
    <style:style style:name="P65" style:family="paragraph" style:parent-style-name="Standard">
      <style:paragraph-properties fo:text-align="justify" style:justify-single-word="false"/>
      <style:text-properties style:font-name="Arial1" fo:language="fr" fo:country="FR" fo:font-weight="normal" officeooo:rsid="0113d263" officeooo:paragraph-rsid="001c9da3" style:font-weight-asian="normal" style:font-weight-complex="normal"/>
    </style:style>
    <style:style style:name="P66" style:family="paragraph" style:parent-style-name="Standard">
      <style:paragraph-properties fo:text-align="justify" style:justify-single-word="false"/>
      <style:text-properties style:font-name="Arial1" fo:language="fr" fo:country="FR" fo:font-weight="normal" officeooo:rsid="0114a4d4" officeooo:paragraph-rsid="001c9da3" style:font-weight-asian="normal" style:font-weight-complex="normal"/>
    </style:style>
    <style:style style:name="P67" style:family="paragraph" style:parent-style-name="Standard">
      <style:paragraph-properties fo:text-align="justify" style:justify-single-word="false"/>
      <style:text-properties style:font-name="Arial1" fo:language="fr" fo:country="FR" fo:font-weight="normal" officeooo:rsid="0115bad9" officeooo:paragraph-rsid="001c9da3" style:font-weight-asian="normal" style:font-weight-complex="normal"/>
    </style:style>
    <style:style style:name="P68" style:family="paragraph" style:parent-style-name="Standard">
      <style:paragraph-properties fo:text-align="justify" style:justify-single-word="false"/>
      <style:text-properties style:font-name="Arial1" fo:language="fr" fo:country="FR" fo:font-weight="normal" officeooo:rsid="01177ca4" officeooo:paragraph-rsid="001c9da3" style:font-weight-asian="normal" style:font-weight-complex="normal"/>
    </style:style>
    <style:style style:name="P69" style:family="paragraph" style:parent-style-name="Standard">
      <style:paragraph-properties fo:text-align="justify" style:justify-single-word="false"/>
      <style:text-properties style:font-name="Arial1" fo:language="fr" fo:country="FR" fo:font-weight="normal" officeooo:rsid="01196bb0" officeooo:paragraph-rsid="001c9da3" style:font-weight-asian="normal" style:font-weight-complex="normal"/>
    </style:style>
    <style:style style:name="P70" style:family="paragraph" style:parent-style-name="Standard">
      <style:paragraph-properties fo:text-align="justify" style:justify-single-word="false"/>
      <style:text-properties style:font-name="Arial1" fo:language="fr" fo:country="FR" fo:font-weight="normal" officeooo:rsid="011c41d6" officeooo:paragraph-rsid="001c9da3" style:font-weight-asian="normal" style:font-weight-complex="normal"/>
    </style:style>
    <style:style style:name="P71" style:family="paragraph" style:parent-style-name="Standard">
      <style:paragraph-properties fo:text-align="justify" style:justify-single-word="false"/>
      <style:text-properties style:font-name="Arial1" fo:language="fr" fo:country="FR" fo:font-weight="bold" officeooo:rsid="010e004f" officeooo:paragraph-rsid="001c9da3" style:font-weight-asian="bold" style:font-weight-complex="bold"/>
    </style:style>
    <style:style style:name="P72" style:family="paragraph" style:parent-style-name="Standard">
      <style:paragraph-properties fo:text-align="justify" style:justify-single-word="false"/>
      <style:text-properties style:font-name="Arial1" fo:language="fr" fo:country="FR" fo:font-weight="bold" officeooo:rsid="010bf2ff" officeooo:paragraph-rsid="001c9da3" style:font-weight-asian="bold" style:font-weight-complex="bold"/>
    </style:style>
    <style:style style:name="P73" style:family="paragraph" style:parent-style-name="Standard">
      <style:paragraph-properties fo:text-align="justify" style:justify-single-word="false"/>
      <style:text-properties style:font-name="Arial1" fo:language="fr" fo:country="FR" fo:font-weight="bold" officeooo:rsid="010e41ce" officeooo:paragraph-rsid="001c9da3" style:font-weight-asian="bold" style:font-weight-complex="bold"/>
    </style:style>
    <style:style style:name="P74" style:family="paragraph" style:parent-style-name="Standard">
      <style:paragraph-properties fo:text-align="justify" style:justify-single-word="false"/>
      <style:text-properties style:font-name="Arial1" fo:language="fr" fo:country="FR" fo:font-weight="bold" officeooo:rsid="010f61f4" officeooo:paragraph-rsid="001c9da3" style:font-weight-asian="bold" style:font-weight-complex="bold"/>
    </style:style>
    <style:style style:name="P75" style:family="paragraph" style:parent-style-name="Standard">
      <style:paragraph-properties fo:text-align="justify" style:justify-single-word="false"/>
      <style:text-properties style:font-name="Arial1" fo:language="fr" fo:country="FR" fo:font-weight="bold" officeooo:rsid="01119d04" officeooo:paragraph-rsid="001c9da3" style:font-weight-asian="bold" style:font-weight-complex="bold"/>
    </style:style>
    <style:style style:name="P76" style:family="paragraph" style:parent-style-name="Standard">
      <style:paragraph-properties fo:text-align="justify" style:justify-single-word="false"/>
      <style:text-properties style:font-name="Arial1" fo:language="fr" fo:country="FR" fo:font-weight="bold" officeooo:rsid="0112c4a8" officeooo:paragraph-rsid="001c9da3" style:font-weight-asian="bold" style:font-weight-complex="bold"/>
    </style:style>
    <style:style style:name="P77" style:family="paragraph" style:parent-style-name="Standard">
      <style:paragraph-properties fo:text-align="justify" style:justify-single-word="false"/>
      <style:text-properties style:font-name="Arial1" fo:language="fr" fo:country="FR" fo:font-weight="bold" officeooo:rsid="0114a4d4" officeooo:paragraph-rsid="001c9da3" style:font-weight-asian="bold" style:font-weight-complex="bold"/>
    </style:style>
    <style:style style:name="P78" style:family="paragraph" style:parent-style-name="Standard">
      <style:paragraph-properties fo:text-align="justify" style:justify-single-word="false"/>
      <style:text-properties style:font-name="Arial1" fo:language="fr" fo:country="FR" fo:font-weight="bold" officeooo:rsid="01177ca4" officeooo:paragraph-rsid="001c9da3" style:font-weight-asian="bold" style:font-weight-complex="bold"/>
    </style:style>
    <style:style style:name="P79" style:family="paragraph" style:parent-style-name="Standard">
      <style:paragraph-properties fo:text-align="justify" style:justify-single-word="false"/>
      <style:text-properties style:font-name="Arial1" fo:language="fr" fo:country="FR" officeooo:rsid="0001b83e" officeooo:paragraph-rsid="001c9da3"/>
    </style:style>
    <style:style style:name="P80" style:family="paragraph" style:parent-style-name="Standard">
      <style:paragraph-properties fo:text-align="justify" style:justify-single-word="false"/>
      <style:text-properties style:font-name="Arial1" fo:language="fr" fo:country="FR" officeooo:rsid="011d51a8" officeooo:paragraph-rsid="001c9da3"/>
    </style:style>
    <style:style style:name="P81" style:family="paragraph" style:parent-style-name="Standard">
      <style:paragraph-properties fo:text-align="justify" style:justify-single-word="false"/>
      <style:text-properties style:font-name="Arial1" fo:language="fr" fo:country="FR" officeooo:rsid="011f42eb" officeooo:paragraph-rsid="001c9da3"/>
    </style:style>
    <style:style style:name="P82" style:family="paragraph" style:parent-style-name="Standard">
      <style:paragraph-properties fo:text-align="justify" style:justify-single-word="false"/>
      <style:text-properties style:font-name="Arial1" fo:language="fr" fo:country="FR" officeooo:rsid="012108d7" officeooo:paragraph-rsid="001c9da3"/>
    </style:style>
    <style:style style:name="P83" style:family="paragraph" style:parent-style-name="Standard">
      <style:paragraph-properties fo:text-align="justify" style:justify-single-word="false"/>
      <style:text-properties style:font-name="Arial1" fo:language="fr" fo:country="FR" officeooo:rsid="0121f9e8" officeooo:paragraph-rsid="001c9da3"/>
    </style:style>
    <style:style style:name="P84" style:family="paragraph" style:parent-style-name="Standard">
      <style:paragraph-properties fo:text-align="justify" style:justify-single-word="false"/>
      <style:text-properties style:font-name="Arial1" fo:language="fr" fo:country="FR" officeooo:rsid="012a5171" officeooo:paragraph-rsid="001c9da3"/>
    </style:style>
    <style:style style:name="P85" style:family="paragraph" style:parent-style-name="Standard">
      <style:paragraph-properties fo:text-align="justify" style:justify-single-word="false"/>
      <style:text-properties style:font-name="Arial1" fo:language="fr" fo:country="FR" officeooo:rsid="01308c71" officeooo:paragraph-rsid="001c9da3"/>
    </style:style>
    <style:style style:name="P86" style:family="paragraph" style:parent-style-name="Standard">
      <style:paragraph-properties fo:text-align="justify" style:justify-single-word="false"/>
      <style:text-properties style:font-name="Arial1" fo:language="fr" fo:country="FR" officeooo:rsid="0130d5a0" officeooo:paragraph-rsid="001c9da3"/>
    </style:style>
    <style:style style:name="P87" style:family="paragraph" style:parent-style-name="Standard">
      <style:paragraph-properties fo:text-align="justify" style:justify-single-word="false"/>
      <style:text-properties style:font-name="Arial1" fo:language="fr" fo:country="FR" officeooo:rsid="0131574f" officeooo:paragraph-rsid="001c9da3"/>
    </style:style>
    <style:style style:name="P88" style:family="paragraph" style:parent-style-name="Standard">
      <style:paragraph-properties fo:text-align="justify" style:justify-single-word="false"/>
      <style:text-properties style:font-name="Arial1" fo:language="fr" fo:country="FR" officeooo:rsid="01322830" officeooo:paragraph-rsid="001c9da3"/>
    </style:style>
    <style:style style:name="P89" style:family="paragraph" style:parent-style-name="Standard">
      <style:paragraph-properties fo:text-align="justify" style:justify-single-word="false"/>
      <style:text-properties style:font-name="Arial1" fo:language="fr" fo:country="FR" officeooo:rsid="0132e126" officeooo:paragraph-rsid="001c9da3"/>
    </style:style>
    <style:style style:name="P90" style:family="paragraph" style:parent-style-name="Standard">
      <style:paragraph-properties fo:text-align="justify" style:justify-single-word="false"/>
      <style:text-properties style:font-name="Arial1" fo:language="fr" fo:country="FR" officeooo:rsid="01334f08" officeooo:paragraph-rsid="001c9da3"/>
    </style:style>
    <style:style style:name="P91" style:family="paragraph" style:parent-style-name="Standard">
      <style:paragraph-properties fo:text-align="justify" style:justify-single-word="false"/>
      <style:text-properties style:font-name="Arial1" fo:language="fr" fo:country="FR" officeooo:rsid="013628c9" officeooo:paragraph-rsid="001c9da3"/>
    </style:style>
    <style:style style:name="P92" style:family="paragraph" style:parent-style-name="Standard">
      <style:paragraph-properties fo:text-align="justify" style:justify-single-word="false"/>
      <style:text-properties style:font-name="Arial1" fo:language="fr" fo:country="FR" officeooo:rsid="013644fe" officeooo:paragraph-rsid="001c9da3"/>
    </style:style>
    <style:style style:name="P93" style:family="paragraph" style:parent-style-name="Standard">
      <style:paragraph-properties fo:text-align="justify" style:justify-single-word="false"/>
      <style:text-properties style:font-name="Arial1" fo:language="fr" fo:country="FR" officeooo:rsid="0137e845" officeooo:paragraph-rsid="001c9da3"/>
    </style:style>
    <style:style style:name="P94" style:family="paragraph" style:parent-style-name="Standard">
      <style:paragraph-properties fo:text-align="justify" style:justify-single-word="false"/>
      <style:text-properties style:font-name="Arial1" fo:language="fr" fo:country="FR" officeooo:rsid="01392686" officeooo:paragraph-rsid="001c9da3"/>
    </style:style>
    <style:style style:name="P95" style:family="paragraph" style:parent-style-name="Standard">
      <style:paragraph-properties fo:text-align="justify" style:justify-single-word="false"/>
      <style:text-properties style:font-name="Arial1" fo:language="fr" fo:country="FR" officeooo:rsid="013e72f9" officeooo:paragraph-rsid="001c9da3"/>
    </style:style>
    <style:style style:name="P96" style:family="paragraph" style:parent-style-name="Standard">
      <style:paragraph-properties fo:text-align="justify" style:justify-single-word="false"/>
      <style:text-properties style:font-name="Arial1" fo:language="fr" fo:country="FR" officeooo:rsid="013f7260" officeooo:paragraph-rsid="001c9da3"/>
    </style:style>
    <style:style style:name="P97" style:family="paragraph" style:parent-style-name="Standard">
      <style:paragraph-properties fo:text-align="justify" style:justify-single-word="false"/>
      <style:text-properties style:font-name="Arial1" fo:language="fr" fo:country="FR" officeooo:rsid="013ffe2c" officeooo:paragraph-rsid="001c9da3"/>
    </style:style>
    <style:style style:name="P98" style:family="paragraph" style:parent-style-name="Standard">
      <style:paragraph-properties fo:text-align="justify" style:justify-single-word="false"/>
      <style:text-properties style:font-name="Arial1" fo:language="fr" fo:country="FR" officeooo:rsid="01419767" officeooo:paragraph-rsid="001c9da3"/>
    </style:style>
    <style:style style:name="P99" style:family="paragraph" style:parent-style-name="Standard">
      <style:paragraph-properties fo:text-align="justify" style:justify-single-word="false"/>
      <style:text-properties style:font-name="Arial1" fo:language="fr" fo:country="FR" officeooo:rsid="014245bd" officeooo:paragraph-rsid="001c9da3"/>
    </style:style>
    <style:style style:name="P100" style:family="paragraph" style:parent-style-name="Standard">
      <style:paragraph-properties fo:text-align="justify" style:justify-single-word="false"/>
      <style:text-properties style:font-name="Arial1" fo:language="fr" fo:country="FR" officeooo:rsid="01431443" officeooo:paragraph-rsid="001c9da3"/>
    </style:style>
    <style:style style:name="P101" style:family="paragraph" style:parent-style-name="Standard">
      <style:paragraph-properties fo:text-align="justify" style:justify-single-word="false"/>
      <style:text-properties style:font-name="Arial1" fo:language="fr" fo:country="FR" officeooo:rsid="0144e4c0" officeooo:paragraph-rsid="001c9da3"/>
    </style:style>
    <style:style style:name="P102" style:family="paragraph" style:parent-style-name="Standard">
      <style:paragraph-properties fo:text-align="justify" style:justify-single-word="false"/>
      <style:text-properties style:font-name="Arial1" fo:language="fr" fo:country="FR" officeooo:rsid="01483e39" officeooo:paragraph-rsid="001c9da3"/>
    </style:style>
    <style:style style:name="P103" style:family="paragraph" style:parent-style-name="Standard">
      <style:paragraph-properties fo:text-align="justify" style:justify-single-word="false"/>
      <style:text-properties style:font-name="Arial1" fo:language="fr" fo:country="FR" officeooo:rsid="01497828" officeooo:paragraph-rsid="001c9da3"/>
    </style:style>
    <style:style style:name="P104" style:family="paragraph" style:parent-style-name="Standard">
      <style:paragraph-properties fo:text-align="justify" style:justify-single-word="false"/>
      <style:text-properties style:font-name="Arial1" fo:language="fr" fo:country="FR" officeooo:rsid="014b01b7" officeooo:paragraph-rsid="001c9da3"/>
    </style:style>
    <style:style style:name="P105" style:family="paragraph" style:parent-style-name="Standard">
      <style:paragraph-properties fo:text-align="justify" style:justify-single-word="false"/>
      <style:text-properties style:font-name="Arial1" fo:language="fr" fo:country="FR" officeooo:rsid="014c61ef" officeooo:paragraph-rsid="001c9da3"/>
    </style:style>
    <style:style style:name="P106" style:family="paragraph" style:parent-style-name="Standard">
      <style:paragraph-properties fo:text-align="justify" style:justify-single-word="false"/>
      <style:text-properties style:font-name="Arial1" fo:language="fr" fo:country="FR" officeooo:rsid="014d97e4" officeooo:paragraph-rsid="001c9da3"/>
    </style:style>
    <style:style style:name="P107" style:family="paragraph" style:parent-style-name="Standard">
      <style:paragraph-properties fo:text-align="justify" style:justify-single-word="false"/>
      <style:text-properties style:font-name="Arial1" fo:language="fr" fo:country="FR" officeooo:rsid="014f8e2b" officeooo:paragraph-rsid="001c9da3"/>
    </style:style>
    <style:style style:name="P108" style:family="paragraph" style:parent-style-name="Standard">
      <style:paragraph-properties fo:text-align="justify" style:justify-single-word="false"/>
      <style:text-properties style:font-name="Arial1" fo:language="fr" fo:country="FR" officeooo:rsid="014fd8d4" officeooo:paragraph-rsid="001c9da3"/>
    </style:style>
    <style:style style:name="P109" style:family="paragraph" style:parent-style-name="Standard">
      <style:paragraph-properties fo:text-align="justify" style:justify-single-word="false"/>
      <style:text-properties style:font-name="Arial1" fo:language="fr" fo:country="FR" officeooo:rsid="0150d1a4" officeooo:paragraph-rsid="001c9da3"/>
    </style:style>
    <style:style style:name="P110" style:family="paragraph" style:parent-style-name="Standard">
      <style:paragraph-properties fo:text-align="justify" style:justify-single-word="false"/>
      <style:text-properties style:font-name="Arial1" fo:language="fr" fo:country="FR" officeooo:rsid="01529bc9" officeooo:paragraph-rsid="001c9da3"/>
    </style:style>
    <style:style style:name="P111" style:family="paragraph" style:parent-style-name="Standard">
      <style:paragraph-properties fo:text-align="justify" style:justify-single-word="false"/>
      <style:text-properties style:font-name="Arial1" fo:language="fr" fo:country="FR" officeooo:rsid="015462dc" officeooo:paragraph-rsid="001c9da3"/>
    </style:style>
    <style:style style:name="P112" style:family="paragraph" style:parent-style-name="Standard">
      <style:paragraph-properties fo:text-align="justify" style:justify-single-word="false"/>
      <style:text-properties style:font-name="Arial1" fo:language="fr" fo:country="FR" officeooo:rsid="0154aa19" officeooo:paragraph-rsid="001c9da3"/>
    </style:style>
    <style:style style:name="P113" style:family="paragraph" style:parent-style-name="Standard">
      <style:paragraph-properties fo:text-align="justify" style:justify-single-word="false"/>
      <style:text-properties style:font-name="Arial1" fo:language="fr" fo:country="FR" officeooo:rsid="0154bc3f" officeooo:paragraph-rsid="001c9da3"/>
    </style:style>
    <style:style style:name="P114" style:family="paragraph" style:parent-style-name="Standard">
      <style:paragraph-properties fo:text-align="justify" style:justify-single-word="false"/>
      <style:text-properties style:font-name="Arial1" fo:language="fr" fo:country="FR" officeooo:rsid="01550b82" officeooo:paragraph-rsid="001c9da3"/>
    </style:style>
    <style:style style:name="P115" style:family="paragraph" style:parent-style-name="Standard">
      <style:paragraph-properties fo:text-align="justify" style:justify-single-word="false"/>
      <style:text-properties style:font-name="Arial1" fo:language="fr" fo:country="FR" officeooo:rsid="0159c6b3" officeooo:paragraph-rsid="001c9da3"/>
    </style:style>
    <style:style style:name="P116" style:family="paragraph" style:parent-style-name="Standard">
      <style:paragraph-properties fo:text-align="justify" style:justify-single-word="false"/>
      <style:text-properties style:font-name="Arial1" fo:language="fr" fo:country="FR" officeooo:rsid="015af4b5" officeooo:paragraph-rsid="001c9da3"/>
    </style:style>
    <style:style style:name="P117" style:family="paragraph" style:parent-style-name="Standard">
      <style:paragraph-properties fo:text-align="justify" style:justify-single-word="false"/>
      <style:text-properties style:font-name="Arial1" fo:language="fr" fo:country="FR" officeooo:rsid="015bfef5" officeooo:paragraph-rsid="001c9da3"/>
    </style:style>
    <style:style style:name="P118" style:family="paragraph" style:parent-style-name="Standard">
      <style:paragraph-properties fo:text-align="justify" style:justify-single-word="false"/>
      <style:text-properties style:font-name="Arial1" fo:language="fr" fo:country="FR" officeooo:rsid="015c024a" officeooo:paragraph-rsid="001c9da3"/>
    </style:style>
    <style:style style:name="P119" style:family="paragraph" style:parent-style-name="Standard">
      <style:paragraph-properties fo:text-align="justify" style:justify-single-word="false"/>
      <style:text-properties style:font-name="Arial1" fo:language="fr" fo:country="FR" officeooo:rsid="015c7ffb" officeooo:paragraph-rsid="001c9da3"/>
    </style:style>
    <style:style style:name="P120" style:family="paragraph" style:parent-style-name="Standard">
      <style:paragraph-properties fo:text-align="justify" style:justify-single-word="false"/>
      <style:text-properties style:font-name="Arial1" fo:language="fr" fo:country="FR" officeooo:rsid="015e3709" officeooo:paragraph-rsid="001c9da3"/>
    </style:style>
    <style:style style:name="P121" style:family="paragraph" style:parent-style-name="Standard">
      <style:paragraph-properties fo:text-align="justify" style:justify-single-word="false"/>
      <style:text-properties style:font-name="Arial1" fo:language="fr" fo:country="FR" officeooo:rsid="01627beb" officeooo:paragraph-rsid="001c9da3"/>
    </style:style>
    <style:style style:name="P122" style:family="paragraph" style:parent-style-name="Standard">
      <style:paragraph-properties fo:text-align="justify" style:justify-single-word="false"/>
      <style:text-properties style:font-name="Arial1" fo:language="fr" fo:country="FR" officeooo:rsid="0162a397" officeooo:paragraph-rsid="001c9da3"/>
    </style:style>
    <style:style style:name="P123" style:family="paragraph" style:parent-style-name="Standard">
      <style:paragraph-properties fo:text-align="justify" style:justify-single-word="false"/>
      <style:text-properties style:font-name="Arial1" fo:language="fr" fo:country="FR" officeooo:rsid="0163eafa" officeooo:paragraph-rsid="001c9da3"/>
    </style:style>
    <style:style style:name="P124" style:family="paragraph" style:parent-style-name="Standard">
      <style:paragraph-properties fo:text-align="justify" style:justify-single-word="false"/>
      <style:text-properties style:font-name="Arial1" fo:language="fr" fo:country="FR" officeooo:rsid="016539c1" officeooo:paragraph-rsid="001c9da3"/>
    </style:style>
    <style:style style:name="P125" style:family="paragraph" style:parent-style-name="Standard">
      <style:paragraph-properties fo:text-align="justify" style:justify-single-word="false"/>
      <style:text-properties style:font-name="Arial1" fo:language="fr" fo:country="FR" officeooo:rsid="01651871" officeooo:paragraph-rsid="001c9da3"/>
    </style:style>
    <style:style style:name="P126" style:family="paragraph" style:parent-style-name="Standard">
      <style:paragraph-properties fo:text-align="justify" style:justify-single-word="false"/>
      <style:text-properties style:font-name="Arial1" fo:language="fr" fo:country="FR" officeooo:rsid="016683ec" officeooo:paragraph-rsid="001c9da3"/>
    </style:style>
    <style:style style:name="P127" style:family="paragraph" style:parent-style-name="Standard">
      <style:paragraph-properties fo:text-align="justify" style:justify-single-word="false"/>
      <style:text-properties style:font-name="Arial1" fo:language="fr" fo:country="FR" officeooo:rsid="01684503" officeooo:paragraph-rsid="001c9da3"/>
    </style:style>
    <style:style style:name="P128" style:family="paragraph" style:parent-style-name="Standard">
      <style:paragraph-properties fo:text-align="justify" style:justify-single-word="false"/>
      <style:text-properties style:font-name="Arial1" fo:language="fr" fo:country="FR" officeooo:rsid="0168e826" officeooo:paragraph-rsid="001c9da3"/>
    </style:style>
    <style:style style:name="P129" style:family="paragraph" style:parent-style-name="Standard">
      <style:paragraph-properties fo:text-align="justify" style:justify-single-word="false"/>
      <style:text-properties style:font-name="Arial1" fo:language="fr" fo:country="FR" officeooo:rsid="016c65f8" officeooo:paragraph-rsid="001c9da3"/>
    </style:style>
    <style:style style:name="P130" style:family="paragraph" style:parent-style-name="Standard">
      <style:paragraph-properties fo:text-align="justify" style:justify-single-word="false"/>
      <style:text-properties style:font-name="Arial1" fo:language="fr" fo:country="FR" officeooo:rsid="016c7c10" officeooo:paragraph-rsid="001c9da3"/>
    </style:style>
    <style:style style:name="P131" style:family="paragraph" style:parent-style-name="Standard">
      <style:paragraph-properties fo:text-align="justify" style:justify-single-word="false"/>
      <style:text-properties style:font-name="Arial1" fo:language="fr" fo:country="FR" officeooo:rsid="016ea0c2" officeooo:paragraph-rsid="001c9da3"/>
    </style:style>
    <style:style style:name="P132" style:family="paragraph" style:parent-style-name="Standard">
      <style:paragraph-properties fo:text-align="justify" style:justify-single-word="false"/>
      <style:text-properties style:font-name="Arial1" fo:language="fr" fo:country="FR" officeooo:rsid="016f67e7" officeooo:paragraph-rsid="001c9da3"/>
    </style:style>
    <style:style style:name="P133" style:family="paragraph" style:parent-style-name="Standard">
      <style:paragraph-properties fo:text-align="justify" style:justify-single-word="false"/>
      <style:text-properties style:font-name="Arial1" fo:language="fr" fo:country="FR" officeooo:rsid="0170374f" officeooo:paragraph-rsid="001c9da3"/>
    </style:style>
    <style:style style:name="P134" style:family="paragraph" style:parent-style-name="Standard">
      <style:paragraph-properties fo:text-align="justify" style:justify-single-word="false"/>
      <style:text-properties style:font-name="Arial1" fo:language="fr" fo:country="FR" officeooo:rsid="01732783" officeooo:paragraph-rsid="001c9da3"/>
    </style:style>
    <style:style style:name="P135" style:family="paragraph" style:parent-style-name="Standard">
      <style:paragraph-properties fo:text-align="justify" style:justify-single-word="false"/>
      <style:text-properties style:font-name="Arial1" fo:language="fr" fo:country="FR" officeooo:rsid="017403c5" officeooo:paragraph-rsid="001c9da3"/>
    </style:style>
    <style:style style:name="P136" style:family="paragraph" style:parent-style-name="Standard">
      <style:paragraph-properties fo:text-align="justify" style:justify-single-word="false"/>
      <style:text-properties style:font-name="Arial1" fo:language="fr" fo:country="FR" officeooo:rsid="0174519e" officeooo:paragraph-rsid="001c9da3"/>
    </style:style>
    <style:style style:name="P137" style:family="paragraph" style:parent-style-name="Standard">
      <style:paragraph-properties fo:text-align="justify" style:justify-single-word="false"/>
      <style:text-properties style:font-name="Arial1" fo:language="fr" fo:country="FR" officeooo:rsid="0177376b" officeooo:paragraph-rsid="001c9da3"/>
    </style:style>
    <style:style style:name="P138" style:family="paragraph" style:parent-style-name="Standard">
      <style:paragraph-properties fo:text-align="justify" style:justify-single-word="false"/>
      <style:text-properties style:font-name="Arial1" fo:language="fr" fo:country="FR" officeooo:rsid="017ad47e" officeooo:paragraph-rsid="001c9da3"/>
    </style:style>
    <style:style style:name="P139" style:family="paragraph" style:parent-style-name="Standard">
      <style:paragraph-properties fo:text-align="justify" style:justify-single-word="false"/>
      <style:text-properties style:font-name="Arial1" fo:language="fr" fo:country="FR" officeooo:rsid="017c4b64" officeooo:paragraph-rsid="001c9da3"/>
    </style:style>
    <style:style style:name="P140" style:family="paragraph" style:parent-style-name="Standard">
      <style:paragraph-properties fo:text-align="justify" style:justify-single-word="false"/>
      <style:text-properties style:font-name="Arial1" fo:language="fr" fo:country="FR" officeooo:rsid="017cb88a" officeooo:paragraph-rsid="001c9da3"/>
    </style:style>
    <style:style style:name="P141" style:family="paragraph" style:parent-style-name="Standard">
      <style:paragraph-properties fo:text-align="justify" style:justify-single-word="false"/>
      <style:text-properties style:font-name="Arial1" fo:language="fr" fo:country="FR" officeooo:rsid="018647ff" officeooo:paragraph-rsid="001c9da3"/>
    </style:style>
    <style:style style:name="P142" style:family="paragraph" style:parent-style-name="Standard">
      <style:paragraph-properties fo:text-align="justify" style:justify-single-word="false"/>
      <style:text-properties style:font-name="Arial1" fo:language="fr" fo:country="FR" officeooo:rsid="01883296" officeooo:paragraph-rsid="001c9da3"/>
    </style:style>
    <style:style style:name="P143" style:family="paragraph" style:parent-style-name="Standard">
      <style:paragraph-properties fo:text-align="justify" style:justify-single-word="false"/>
      <style:text-properties style:font-name="Arial1" fo:language="fr" fo:country="FR" officeooo:rsid="025518e8" officeooo:paragraph-rsid="001c9da3"/>
    </style:style>
    <style:style style:name="P144" style:family="paragraph" style:parent-style-name="Standard">
      <style:paragraph-properties fo:text-align="justify" style:justify-single-word="false"/>
      <style:text-properties style:font-name="Arial1" fo:language="fr" fo:country="FR" officeooo:rsid="0255fbc3" officeooo:paragraph-rsid="001c9da3"/>
    </style:style>
    <style:style style:name="P145" style:family="paragraph" style:parent-style-name="Standard">
      <style:paragraph-properties fo:text-align="justify" style:justify-single-word="false"/>
      <style:text-properties style:font-name="Arial1" fo:language="fr" fo:country="FR" officeooo:rsid="02594018" officeooo:paragraph-rsid="001c9da3"/>
    </style:style>
    <style:style style:name="P146" style:family="paragraph" style:parent-style-name="Standard">
      <style:paragraph-properties fo:text-align="justify" style:justify-single-word="false"/>
      <style:text-properties style:font-name="Arial1" fo:language="fr" fo:country="FR" officeooo:rsid="0259a44c" officeooo:paragraph-rsid="001c9da3"/>
    </style:style>
    <style:style style:name="P147" style:family="paragraph" style:parent-style-name="Standard">
      <style:paragraph-properties fo:text-align="justify" style:justify-single-word="false"/>
      <style:text-properties style:font-name="Arial1" fo:language="fr" fo:country="FR" officeooo:rsid="0259fa12" officeooo:paragraph-rsid="001c9da3"/>
    </style:style>
    <style:style style:name="P148" style:family="paragraph" style:parent-style-name="Standard">
      <style:paragraph-properties fo:text-align="justify" style:justify-single-word="false"/>
      <style:text-properties style:font-name="Arial1" fo:language="fr" fo:country="FR" officeooo:rsid="025a538b" officeooo:paragraph-rsid="001c9da3"/>
    </style:style>
    <style:style style:name="P149" style:family="paragraph" style:parent-style-name="Standard">
      <style:paragraph-properties fo:text-align="justify" style:justify-single-word="false"/>
      <style:text-properties style:font-name="Arial1" fo:font-size="15pt" fo:language="fr" fo:country="FR" officeooo:rsid="01497828" officeooo:paragraph-rsid="001c9da3" style:font-size-asian="15pt" style:font-size-complex="15pt"/>
    </style:style>
    <style:style style:name="P150" style:family="paragraph" style:parent-style-name="Standard">
      <style:paragraph-properties fo:text-align="justify" style:justify-single-word="false"/>
      <style:text-properties style:font-name="Arial1" fo:font-size="15pt" fo:language="fr" fo:country="FR" officeooo:rsid="0154aa19" officeooo:paragraph-rsid="001c9da3" style:font-size-asian="15pt" style:font-size-complex="15pt"/>
    </style:style>
    <style:style style:name="P151" style:family="paragraph" style:parent-style-name="Standard">
      <style:paragraph-properties fo:text-align="justify" style:justify-single-word="false"/>
      <style:text-properties style:font-name="Arial1" fo:font-size="15pt" fo:language="fr" fo:country="FR" officeooo:rsid="02594018" officeooo:paragraph-rsid="001c9da3" style:font-size-asian="15pt" style:font-size-complex="15pt"/>
    </style:style>
    <style:style style:name="P152" style:family="paragraph" style:parent-style-name="Standard">
      <style:paragraph-properties fo:text-align="justify" style:justify-single-word="false"/>
      <style:text-properties officeooo:rsid="0105547d" officeooo:paragraph-rsid="001c9da3"/>
    </style:style>
    <style:style style:name="P153" style:family="paragraph" style:parent-style-name="Standard">
      <style:paragraph-properties fo:text-align="justify" style:justify-single-word="false"/>
      <style:text-properties officeooo:rsid="010bf2ff" officeooo:paragraph-rsid="001c9da3"/>
    </style:style>
    <style:style style:name="P154" style:family="paragraph" style:parent-style-name="Standard">
      <style:paragraph-properties fo:text-align="justify" style:justify-single-word="false"/>
      <style:text-properties fo:font-weight="bold" officeooo:rsid="010e004f" officeooo:paragraph-rsid="001c9da3" style:font-weight-asian="bold" style:font-weight-complex="bold"/>
    </style:style>
    <style:style style:name="P155" style:family="paragraph" style:parent-style-name="Standard">
      <style:paragraph-properties fo:text-align="justify" style:justify-single-word="false"/>
      <style:text-properties officeooo:paragraph-rsid="001c9da3"/>
    </style:style>
    <style:style style:name="P156" style:family="paragraph" style:parent-style-name="Standard">
      <style:paragraph-properties fo:text-align="justify" style:justify-single-word="false"/>
      <style:text-properties officeooo:rsid="012a5171" officeooo:paragraph-rsid="001c9da3"/>
    </style:style>
    <style:style style:name="P15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22830" officeooo:paragraph-rsid="001c9da3" style:font-size-asian="12pt" style:font-size-complex="12pt"/>
    </style:style>
    <style:style style:name="P15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2e126" officeooo:paragraph-rsid="001c9da3" style:font-size-asian="12pt" style:font-size-complex="12pt"/>
    </style:style>
    <style:style style:name="P15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34f08" officeooo:paragraph-rsid="001c9da3" style:font-size-asian="12pt" style:font-size-complex="12pt"/>
    </style:style>
    <style:style style:name="P160"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628c9" officeooo:paragraph-rsid="001c9da3" style:font-size-asian="12pt" style:font-size-complex="12pt"/>
    </style:style>
    <style:style style:name="P161"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7e845" officeooo:paragraph-rsid="001c9da3" style:font-size-asian="12pt" style:font-size-complex="12pt"/>
    </style:style>
    <style:style style:name="P162"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392686" officeooo:paragraph-rsid="001c9da3" style:font-size-asian="12pt" style:font-size-complex="12pt"/>
    </style:style>
    <style:style style:name="P163"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04c24" officeooo:paragraph-rsid="001c9da3" style:font-size-asian="12pt" style:font-size-complex="12pt"/>
    </style:style>
    <style:style style:name="P164"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35ec5" officeooo:paragraph-rsid="001c9da3" style:font-size-asian="12pt" style:font-size-complex="12pt"/>
    </style:style>
    <style:style style:name="P165"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4d262" officeooo:paragraph-rsid="001c9da3" style:font-size-asian="12pt" style:font-size-complex="12pt"/>
    </style:style>
    <style:style style:name="P166"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128b" officeooo:paragraph-rsid="001c9da3" style:font-size-asian="12pt" style:font-size-complex="12pt"/>
    </style:style>
    <style:style style:name="P167"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661f9" officeooo:paragraph-rsid="001c9da3" style:font-size-asian="12pt" style:font-size-complex="12pt"/>
    </style:style>
    <style:style style:name="P168"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7de2c" officeooo:paragraph-rsid="001c9da3" style:font-size-asian="12pt" style:font-size-complex="12pt"/>
    </style:style>
    <style:style style:name="P169"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9cac0" officeooo:paragraph-rsid="001c9da3" style:font-size-asian="12pt" style:font-size-complex="12pt"/>
    </style:style>
    <style:style style:name="P170"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a9c6c" officeooo:paragraph-rsid="001c9da3" style:font-size-asian="12pt" style:font-size-complex="12pt"/>
    </style:style>
    <style:style style:name="P171"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normal" officeooo:rsid="01ab9ac1" officeooo:paragraph-rsid="001c9da3" style:font-size-asian="12pt" style:font-size-complex="12pt"/>
    </style:style>
    <style:style style:name="P172" style:family="paragraph" style:parent-style-name="Standard">
      <style:paragraph-properties fo:text-align="justify" style:justify-single-word="false"/>
      <style:text-properties fo:font-variant="normal" fo:text-transform="none" style:use-window-font-color="true" style:font-name="Arial1" fo:font-size="12pt" fo:letter-spacing="normal" fo:language="fr" fo:country="FR" fo:font-style="normal" fo:font-weight="bold" officeooo:rsid="01177ca4" officeooo:paragraph-rsid="001c9da3" style:font-size-asian="12pt" style:font-weight-asian="bold" style:font-size-complex="12pt" style:font-weight-complex="bold"/>
    </style:style>
    <style:style style:name="P173" style:family="paragraph" style:parent-style-name="Standard">
      <style:paragraph-properties fo:text-align="justify" style:justify-single-word="false"/>
      <style:text-properties style:font-name="Arial2" fo:language="fr" fo:country="FR" officeooo:rsid="015bfef5" officeooo:paragraph-rsid="001c9da3"/>
    </style:style>
    <style:style style:name="P174" style:family="paragraph" style:parent-style-name="Standard">
      <style:paragraph-properties fo:text-align="justify" style:justify-single-word="false"/>
      <style:text-properties style:font-name="Arial2" fo:language="fr" fo:country="FR" officeooo:rsid="015c024a" officeooo:paragraph-rsid="001c9da3"/>
    </style:style>
    <style:style style:name="P175" style:family="paragraph" style:parent-style-name="Standard">
      <style:paragraph-properties fo:text-align="justify" style:justify-single-word="false"/>
      <style:text-properties style:font-name="Arial2" fo:language="fr" fo:country="FR" officeooo:rsid="015c7ffb" officeooo:paragraph-rsid="001c9da3"/>
    </style:style>
    <style:style style:name="P176" style:family="paragraph" style:parent-style-name="Standard">
      <style:paragraph-properties fo:text-align="justify" style:justify-single-word="false"/>
      <style:text-properties style:font-name="Arial2" fo:language="fr" fo:country="FR" officeooo:rsid="015e3709" officeooo:paragraph-rsid="001c9da3"/>
    </style:style>
    <style:style style:name="P177" style:family="paragraph" style:parent-style-name="Standard">
      <style:paragraph-properties fo:text-align="justify" style:justify-single-word="false"/>
      <style:text-properties style:font-name="Arial2" fo:language="fr" fo:country="FR" officeooo:rsid="01608f49" officeooo:paragraph-rsid="001c9da3"/>
    </style:style>
    <style:style style:name="P178" style:family="paragraph" style:parent-style-name="Standard">
      <style:paragraph-properties fo:text-align="justify" style:justify-single-word="false"/>
      <style:text-properties style:font-name="Arial2" fo:language="fr" fo:country="FR" officeooo:rsid="01627beb" officeooo:paragraph-rsid="001c9da3"/>
    </style:style>
    <style:style style:name="P179" style:family="paragraph" style:parent-style-name="Standard">
      <style:paragraph-properties fo:text-align="justify" style:justify-single-word="false"/>
      <style:text-properties style:font-name="Arial2" fo:language="fr" fo:country="FR" officeooo:rsid="0162a397" officeooo:paragraph-rsid="001c9da3"/>
    </style:style>
    <style:style style:name="P180" style:family="paragraph" style:parent-style-name="Standard">
      <style:paragraph-properties fo:text-align="justify" style:justify-single-word="false"/>
      <style:text-properties style:font-name="Arial2" fo:language="fr" fo:country="FR" officeooo:rsid="0163eafa" officeooo:paragraph-rsid="001c9da3"/>
    </style:style>
    <style:style style:name="P181" style:family="paragraph" style:parent-style-name="Standard">
      <style:paragraph-properties fo:text-align="justify" style:justify-single-word="false"/>
      <style:text-properties style:font-name="Arial2" fo:language="fr" fo:country="FR" officeooo:rsid="01651871" officeooo:paragraph-rsid="001c9da3"/>
    </style:style>
    <style:style style:name="P182" style:family="paragraph" style:parent-style-name="Standard">
      <style:paragraph-properties fo:text-align="justify" style:justify-single-word="false"/>
      <style:text-properties style:font-name="Arial2" fo:language="fr" fo:country="FR" officeooo:rsid="016539c1" officeooo:paragraph-rsid="001c9da3"/>
    </style:style>
    <style:style style:name="P183" style:family="paragraph" style:parent-style-name="Standard">
      <style:paragraph-properties fo:text-align="justify" style:justify-single-word="false"/>
      <style:text-properties style:font-name="Arial2" fo:language="fr" fo:country="FR" officeooo:rsid="016683ec" officeooo:paragraph-rsid="001c9da3"/>
    </style:style>
    <style:style style:name="P184" style:family="paragraph" style:parent-style-name="Standard">
      <style:paragraph-properties fo:text-align="justify" style:justify-single-word="false"/>
      <style:text-properties style:font-name="Arial2" fo:language="fr" fo:country="FR" officeooo:rsid="01684503" officeooo:paragraph-rsid="001c9da3"/>
    </style:style>
    <style:style style:name="P185" style:family="paragraph" style:parent-style-name="Standard">
      <style:paragraph-properties fo:text-align="justify" style:justify-single-word="false"/>
      <style:text-properties style:font-name="Arial2" fo:language="fr" fo:country="FR" officeooo:rsid="0168e826" officeooo:paragraph-rsid="001c9da3"/>
    </style:style>
    <style:style style:name="P186" style:family="paragraph" style:parent-style-name="Standard">
      <style:paragraph-properties fo:text-align="justify" style:justify-single-word="false"/>
      <style:text-properties officeooo:rsid="016c65f8" officeooo:paragraph-rsid="001c9da3"/>
    </style:style>
    <style:style style:name="P187" style:family="paragraph" style:parent-style-name="Standard">
      <style:paragraph-properties fo:text-align="justify" style:justify-single-word="false"/>
      <style:text-properties officeooo:rsid="016e608d" officeooo:paragraph-rsid="001c9da3"/>
    </style:style>
    <style:style style:name="P188" style:family="paragraph" style:parent-style-name="Standard">
      <style:paragraph-properties fo:text-align="justify" style:justify-single-word="false"/>
      <style:text-properties officeooo:rsid="016f67e7" officeooo:paragraph-rsid="001c9da3"/>
    </style:style>
    <style:style style:name="P189" style:family="paragraph" style:parent-style-name="Standard">
      <style:paragraph-properties fo:text-align="justify" style:justify-single-word="false"/>
      <style:text-properties officeooo:rsid="0181b538" officeooo:paragraph-rsid="001c9da3"/>
    </style:style>
    <style:style style:name="P190" style:family="paragraph" style:parent-style-name="Standard">
      <style:paragraph-properties fo:text-align="justify" style:justify-single-word="false"/>
      <style:text-properties officeooo:rsid="018647ff" officeooo:paragraph-rsid="001c9da3"/>
    </style:style>
    <style:style style:name="P191" style:family="paragraph" style:parent-style-name="Standard">
      <style:paragraph-properties fo:text-align="justify" style:justify-single-word="false"/>
      <style:text-properties officeooo:rsid="01883296" officeooo:paragraph-rsid="001c9da3"/>
    </style:style>
    <style:style style:name="P192" style:family="paragraph" style:parent-style-name="Standard">
      <style:paragraph-properties fo:text-align="justify" style:justify-single-word="false"/>
      <style:text-properties officeooo:rsid="018cb9b4" officeooo:paragraph-rsid="001c9da3"/>
    </style:style>
    <style:style style:name="P193" style:family="paragraph" style:parent-style-name="Standard">
      <style:paragraph-properties fo:text-align="justify" style:justify-single-word="false"/>
      <style:text-properties style:use-window-font-color="true" style:font-name="Arial1" fo:font-size="12pt" fo:language="fr" fo:country="FR" officeooo:rsid="018cb9b4" officeooo:paragraph-rsid="001c9da3" style:font-size-asian="12pt" style:font-size-complex="12pt"/>
    </style:style>
    <style:style style:name="P194" style:family="paragraph" style:parent-style-name="Standard">
      <style:paragraph-properties fo:text-align="justify" style:justify-single-word="false"/>
      <style:text-properties style:use-window-font-color="true" style:font-name="Arial1" fo:font-size="12pt" fo:language="fr" fo:country="FR" officeooo:rsid="018b6122" officeooo:paragraph-rsid="001c9da3" style:font-size-asian="12pt" style:font-size-complex="12pt"/>
    </style:style>
    <style:style style:name="P195" style:family="paragraph" style:parent-style-name="Standard">
      <style:paragraph-properties fo:text-align="justify" style:justify-single-word="false"/>
      <style:text-properties style:use-window-font-color="true" style:font-name="Arial1" fo:font-size="12pt" fo:language="fr" fo:country="FR" officeooo:rsid="018dc63d" officeooo:paragraph-rsid="001c9da3" style:font-size-asian="12pt" style:font-size-complex="12pt"/>
    </style:style>
    <style:style style:name="P196" style:family="paragraph" style:parent-style-name="Standard">
      <style:paragraph-properties fo:text-align="justify" style:justify-single-word="false"/>
      <style:text-properties style:use-window-font-color="true" style:font-name="Arial1" fo:font-size="12pt" fo:language="fr" fo:country="FR" officeooo:rsid="019159fb" officeooo:paragraph-rsid="001c9da3" style:font-size-asian="12pt" style:font-size-complex="12pt"/>
    </style:style>
    <style:style style:name="P197" style:family="paragraph" style:parent-style-name="Standard">
      <style:paragraph-properties fo:text-align="justify" style:justify-single-word="false"/>
      <style:text-properties style:use-window-font-color="true" style:font-name="Arial1" fo:font-size="12pt" fo:language="fr" fo:country="FR" officeooo:rsid="01919093" officeooo:paragraph-rsid="001c9da3" style:font-size-asian="12pt" style:font-size-complex="12pt"/>
    </style:style>
    <style:style style:name="P198" style:family="paragraph" style:parent-style-name="Standard">
      <style:paragraph-properties fo:text-align="justify" style:justify-single-word="false"/>
      <style:text-properties style:use-window-font-color="true" style:font-name="Arial1" fo:font-size="12pt" fo:language="fr" fo:country="FR" officeooo:rsid="0001b83e" officeooo:paragraph-rsid="001c9da3" style:font-size-asian="12pt" style:font-size-complex="12pt"/>
    </style:style>
    <style:style style:name="P199" style:family="paragraph" style:parent-style-name="Standard">
      <style:paragraph-properties fo:text-align="justify" style:justify-single-word="false"/>
      <style:text-properties style:use-window-font-color="true" style:font-name="Arial1" fo:font-size="12pt" fo:language="fr" fo:country="FR" officeooo:rsid="01952089" officeooo:paragraph-rsid="001c9da3" style:font-size-asian="12pt" style:font-size-complex="12pt"/>
    </style:style>
    <style:style style:name="P200" style:family="paragraph" style:parent-style-name="Standard">
      <style:paragraph-properties fo:text-align="justify" style:justify-single-word="false"/>
      <style:text-properties style:use-window-font-color="true" style:font-name="Arial1" fo:font-size="12pt" fo:language="fr" fo:country="FR" officeooo:rsid="01954319" officeooo:paragraph-rsid="001c9da3" style:font-size-asian="12pt" style:font-size-complex="12pt"/>
    </style:style>
    <style:style style:name="P201" style:family="paragraph" style:parent-style-name="Standard">
      <style:paragraph-properties fo:text-align="justify" style:justify-single-word="false"/>
      <style:text-properties style:use-window-font-color="true" style:font-name="Arial1" fo:font-size="12pt" fo:language="fr" fo:country="FR" officeooo:rsid="01969f8f" officeooo:paragraph-rsid="001c9da3" style:font-size-asian="12pt" style:font-size-complex="12pt"/>
    </style:style>
    <style:style style:name="P202" style:family="paragraph" style:parent-style-name="Standard">
      <style:paragraph-properties fo:text-align="justify" style:justify-single-word="false"/>
      <style:text-properties style:use-window-font-color="true" style:font-name="Arial1" fo:font-size="12pt" fo:language="fr" fo:country="FR" officeooo:rsid="0197206e" officeooo:paragraph-rsid="001c9da3" style:font-size-asian="12pt" style:font-size-complex="12pt"/>
    </style:style>
    <style:style style:name="P203" style:family="paragraph" style:parent-style-name="Standard">
      <style:paragraph-properties fo:text-align="justify" style:justify-single-word="false"/>
      <style:text-properties style:use-window-font-color="true" style:font-name="Arial1" fo:font-size="12pt" fo:language="fr" fo:country="FR" officeooo:rsid="00f13f46" officeooo:paragraph-rsid="001c9da3" style:font-size-asian="12pt" style:font-size-complex="12pt"/>
    </style:style>
    <style:style style:name="P204" style:family="paragraph" style:parent-style-name="Standard">
      <style:paragraph-properties fo:text-align="justify" style:justify-single-word="false"/>
      <style:text-properties style:use-window-font-color="true" style:font-name="Arial1" fo:font-size="12pt" fo:language="fr" fo:country="FR" officeooo:rsid="019dde55" officeooo:paragraph-rsid="001c9da3" style:font-size-asian="12pt" style:font-size-complex="12pt"/>
    </style:style>
    <style:style style:name="P205" style:family="paragraph" style:parent-style-name="Standard">
      <style:paragraph-properties fo:text-align="justify" style:justify-single-word="false"/>
      <style:text-properties style:use-window-font-color="true" style:font-name="Arial1" fo:font-size="12pt" fo:language="fr" fo:country="FR" officeooo:rsid="00627721" officeooo:paragraph-rsid="001c9da3" style:font-size-asian="12pt" style:font-size-complex="12pt"/>
    </style:style>
    <style:style style:name="P206" style:family="paragraph" style:parent-style-name="Standard">
      <style:paragraph-properties fo:text-align="justify" style:justify-single-word="false"/>
      <style:text-properties style:use-window-font-color="true" style:font-name="Arial1" fo:font-size="12pt" fo:language="fr" fo:country="FR" officeooo:rsid="01a04c24" officeooo:paragraph-rsid="001c9da3" style:font-size-asian="12pt" style:font-size-complex="12pt"/>
    </style:style>
    <style:style style:name="P207" style:family="paragraph" style:parent-style-name="Standard">
      <style:paragraph-properties fo:text-align="justify" style:justify-single-word="false"/>
      <style:text-properties style:use-window-font-color="true" style:font-name="Arial1" fo:font-size="12pt" fo:language="fr" fo:country="FR" officeooo:rsid="0063cd6a" officeooo:paragraph-rsid="001c9da3" style:font-size-asian="12pt" style:font-size-complex="12pt"/>
    </style:style>
    <style:style style:name="P208" style:family="paragraph" style:parent-style-name="Standard">
      <style:paragraph-properties fo:text-align="justify" style:justify-single-word="false"/>
      <style:text-properties style:use-window-font-color="true" style:font-name="Arial1" fo:font-size="12pt" fo:language="fr" fo:country="FR" officeooo:rsid="01ac6e87" officeooo:paragraph-rsid="001c9da3" style:font-size-asian="12pt" style:font-size-complex="12pt"/>
    </style:style>
    <style:style style:name="P209" style:family="paragraph" style:parent-style-name="Standard">
      <style:paragraph-properties fo:text-align="justify" style:justify-single-word="false"/>
      <style:text-properties style:use-window-font-color="true" style:font-name="Arial1" fo:font-size="12pt" fo:language="fr" fo:country="FR" officeooo:rsid="01adb2f5" officeooo:paragraph-rsid="001c9da3" style:font-size-asian="12pt" style:font-size-complex="12pt"/>
    </style:style>
    <style:style style:name="P210" style:family="paragraph" style:parent-style-name="Standard">
      <style:paragraph-properties fo:text-align="justify" style:justify-single-word="false"/>
      <style:text-properties style:use-window-font-color="true" style:font-name="Arial1" fo:font-size="12pt" fo:language="fr" fo:country="FR" officeooo:rsid="01ae51f2" officeooo:paragraph-rsid="001c9da3" style:font-size-asian="12pt" style:font-size-complex="12pt"/>
    </style:style>
    <style:style style:name="P211" style:family="paragraph" style:parent-style-name="Standard">
      <style:paragraph-properties fo:text-align="justify" style:justify-single-word="false"/>
      <style:text-properties style:use-window-font-color="true" style:font-name="Arial1" fo:font-size="12pt" fo:language="fr" fo:country="FR" officeooo:rsid="01af3f31" officeooo:paragraph-rsid="001c9da3" style:font-size-asian="12pt" style:font-size-complex="12pt"/>
    </style:style>
    <style:style style:name="P212" style:family="paragraph" style:parent-style-name="Standard">
      <style:paragraph-properties fo:text-align="justify" style:justify-single-word="false"/>
      <style:text-properties style:use-window-font-color="true" style:font-name="Arial1" fo:font-size="12pt" fo:language="fr" fo:country="FR" officeooo:rsid="00651c8e" officeooo:paragraph-rsid="001c9da3" style:font-size-asian="12pt" style:font-size-complex="12pt"/>
    </style:style>
    <style:style style:name="P213" style:family="paragraph" style:parent-style-name="Standard">
      <style:paragraph-properties fo:text-align="justify" style:justify-single-word="false"/>
      <style:text-properties style:use-window-font-color="true" style:font-name="Arial1" fo:font-size="12pt" fo:language="fr" fo:country="FR" officeooo:rsid="0066e0d1" officeooo:paragraph-rsid="001c9da3" style:font-size-asian="12pt" style:font-size-complex="12pt"/>
    </style:style>
    <style:style style:name="P214" style:family="paragraph" style:parent-style-name="Standard">
      <style:paragraph-properties fo:text-align="justify" style:justify-single-word="false"/>
      <style:text-properties style:use-window-font-color="true" style:font-name="Arial1" fo:font-size="12pt" fo:language="fr" fo:country="FR" officeooo:rsid="01b1922f" officeooo:paragraph-rsid="001c9da3" style:font-size-asian="12pt" style:font-size-complex="12pt"/>
    </style:style>
    <style:style style:name="P215" style:family="paragraph" style:parent-style-name="Standard">
      <style:paragraph-properties fo:text-align="justify" style:justify-single-word="false"/>
      <style:text-properties style:use-window-font-color="true" style:font-name="Arial1" fo:font-size="12pt" fo:language="fr" fo:country="FR" officeooo:rsid="01b26811" officeooo:paragraph-rsid="001c9da3" style:font-size-asian="12pt" style:font-size-complex="12pt"/>
    </style:style>
    <style:style style:name="P216" style:family="paragraph" style:parent-style-name="Standard">
      <style:paragraph-properties fo:text-align="justify" style:justify-single-word="false"/>
      <style:text-properties style:use-window-font-color="true" style:font-name="Arial1" fo:font-size="12pt" fo:language="fr" fo:country="FR" officeooo:rsid="01b2708f" officeooo:paragraph-rsid="001c9da3" style:font-size-asian="12pt" style:font-size-complex="12pt"/>
    </style:style>
    <style:style style:name="P217" style:family="paragraph" style:parent-style-name="Standard">
      <style:paragraph-properties fo:text-align="justify" style:justify-single-word="false"/>
      <style:text-properties style:use-window-font-color="true" style:font-name="Arial1" fo:font-size="12pt" fo:language="fr" fo:country="FR" officeooo:rsid="01b429bd" officeooo:paragraph-rsid="001c9da3" style:font-size-asian="12pt" style:font-size-complex="12pt"/>
    </style:style>
    <style:style style:name="P218" style:family="paragraph" style:parent-style-name="Standard">
      <style:paragraph-properties fo:text-align="justify" style:justify-single-word="false"/>
      <style:text-properties style:use-window-font-color="true" style:font-name="Arial1" fo:font-size="12pt" fo:language="fr" fo:country="FR" officeooo:rsid="01b4acbb" officeooo:paragraph-rsid="001c9da3" style:font-size-asian="12pt" style:font-size-complex="12pt"/>
    </style:style>
    <style:style style:name="P219" style:family="paragraph" style:parent-style-name="Standard">
      <style:paragraph-properties fo:text-align="justify" style:justify-single-word="false"/>
      <style:text-properties style:use-window-font-color="true" style:font-name="Arial1" fo:font-size="12pt" fo:language="fr" fo:country="FR" officeooo:rsid="006b0ada" officeooo:paragraph-rsid="001c9da3" style:font-size-asian="12pt" style:font-size-complex="12pt"/>
    </style:style>
    <style:style style:name="P220" style:family="paragraph" style:parent-style-name="Standard">
      <style:paragraph-properties fo:text-align="justify" style:justify-single-word="false"/>
      <style:text-properties style:use-window-font-color="true" style:font-name="Arial1" fo:font-size="12pt" fo:language="fr" fo:country="FR" officeooo:rsid="01b9ab3a" officeooo:paragraph-rsid="001c9da3" style:font-size-asian="12pt" style:font-size-complex="12pt"/>
    </style:style>
    <style:style style:name="P221" style:family="paragraph" style:parent-style-name="Standard">
      <style:paragraph-properties fo:text-align="justify" style:justify-single-word="false"/>
      <style:text-properties style:use-window-font-color="true" style:font-name="Arial1" fo:font-size="12pt" fo:language="fr" fo:country="FR" officeooo:rsid="01ba908b" officeooo:paragraph-rsid="001c9da3" style:font-size-asian="12pt" style:font-size-complex="12pt"/>
    </style:style>
    <style:style style:name="P222" style:family="paragraph" style:parent-style-name="Standard">
      <style:paragraph-properties fo:text-align="justify" style:justify-single-word="false"/>
      <style:text-properties style:use-window-font-color="true" style:font-name="Arial1" fo:font-size="12pt" fo:language="fr" fo:country="FR" officeooo:rsid="01bac5fc" officeooo:paragraph-rsid="001c9da3" style:font-size-asian="12pt" style:font-size-complex="12pt"/>
    </style:style>
    <style:style style:name="P223" style:family="paragraph" style:parent-style-name="Standard">
      <style:paragraph-properties fo:text-align="justify" style:justify-single-word="false"/>
      <style:text-properties style:use-window-font-color="true" style:font-name="Arial1" fo:font-size="12pt" fo:language="fr" fo:country="FR" officeooo:rsid="01bc9ef3" officeooo:paragraph-rsid="001c9da3" style:font-size-asian="12pt" style:font-size-complex="12pt"/>
    </style:style>
    <style:style style:name="P224" style:family="paragraph" style:parent-style-name="Standard">
      <style:paragraph-properties fo:text-align="justify" style:justify-single-word="false"/>
      <style:text-properties officeooo:rsid="0189baed" officeooo:paragraph-rsid="001c9da3"/>
    </style:style>
    <style:style style:name="P225" style:family="paragraph" style:parent-style-name="Standard">
      <style:paragraph-properties fo:text-align="justify" style:justify-single-word="false"/>
      <style:text-properties officeooo:rsid="018dc63d" officeooo:paragraph-rsid="001c9da3"/>
    </style:style>
    <style:style style:name="P226" style:family="paragraph" style:parent-style-name="Standard">
      <style:paragraph-properties fo:text-align="justify" style:justify-single-word="false"/>
      <style:text-properties officeooo:rsid="018eacbe" officeooo:paragraph-rsid="001c9da3"/>
    </style:style>
    <style:style style:name="P227" style:family="paragraph" style:parent-style-name="Standard">
      <style:paragraph-properties fo:text-align="justify" style:justify-single-word="false"/>
      <style:text-properties officeooo:rsid="01919093" officeooo:paragraph-rsid="001c9da3"/>
    </style:style>
    <style:style style:name="P228" style:family="paragraph" style:parent-style-name="Standard">
      <style:paragraph-properties fo:text-align="justify" style:justify-single-word="false"/>
      <style:text-properties officeooo:rsid="01952089" officeooo:paragraph-rsid="001c9da3"/>
    </style:style>
    <style:style style:name="P229" style:family="paragraph" style:parent-style-name="Standard">
      <style:paragraph-properties fo:text-align="justify" style:justify-single-word="false"/>
      <style:text-properties officeooo:rsid="01954319" officeooo:paragraph-rsid="001c9da3"/>
    </style:style>
    <style:style style:name="P230" style:family="paragraph" style:parent-style-name="Standard">
      <style:paragraph-properties fo:text-align="justify" style:justify-single-word="false"/>
      <style:text-properties officeooo:rsid="01969f8f" officeooo:paragraph-rsid="001c9da3"/>
    </style:style>
    <style:style style:name="P231" style:family="paragraph" style:parent-style-name="Standard">
      <style:paragraph-properties fo:text-align="justify" style:justify-single-word="false"/>
      <style:text-properties officeooo:rsid="0197206e" officeooo:paragraph-rsid="001c9da3"/>
    </style:style>
    <style:style style:name="P232" style:family="paragraph" style:parent-style-name="Standard">
      <style:paragraph-properties fo:text-align="justify" style:justify-single-word="false"/>
      <style:text-properties officeooo:rsid="019dde55" officeooo:paragraph-rsid="001c9da3"/>
    </style:style>
    <style:style style:name="P233" style:family="paragraph" style:parent-style-name="Standard">
      <style:paragraph-properties fo:text-align="justify" style:justify-single-word="false"/>
      <style:text-properties officeooo:rsid="01a04c24" officeooo:paragraph-rsid="001c9da3"/>
    </style:style>
    <style:style style:name="P234" style:family="paragraph" style:parent-style-name="Standard">
      <style:paragraph-properties fo:text-align="justify" style:justify-single-word="false"/>
      <style:text-properties officeooo:rsid="01a35ec5" officeooo:paragraph-rsid="001c9da3"/>
    </style:style>
    <style:style style:name="P235" style:family="paragraph" style:parent-style-name="Standard">
      <style:paragraph-properties fo:text-align="justify" style:justify-single-word="false"/>
      <style:text-properties officeooo:rsid="01a4d262" officeooo:paragraph-rsid="001c9da3"/>
    </style:style>
    <style:style style:name="P236" style:family="paragraph" style:parent-style-name="Standard">
      <style:paragraph-properties fo:text-align="justify" style:justify-single-word="false"/>
      <style:text-properties officeooo:rsid="01a6128b" officeooo:paragraph-rsid="001c9da3"/>
    </style:style>
    <style:style style:name="P237" style:family="paragraph" style:parent-style-name="Standard">
      <style:paragraph-properties fo:text-align="justify" style:justify-single-word="false"/>
      <style:text-properties officeooo:rsid="01a7de2c" officeooo:paragraph-rsid="001c9da3"/>
    </style:style>
    <style:style style:name="P238" style:family="paragraph" style:parent-style-name="Standard">
      <style:paragraph-properties fo:text-align="justify" style:justify-single-word="false"/>
      <style:text-properties officeooo:rsid="01ab0813" officeooo:paragraph-rsid="001c9da3"/>
    </style:style>
    <style:style style:name="P239" style:family="paragraph" style:parent-style-name="Standard">
      <style:paragraph-properties fo:text-align="justify" style:justify-single-word="false"/>
      <style:text-properties officeooo:rsid="01ac6e87" officeooo:paragraph-rsid="001c9da3"/>
    </style:style>
    <style:style style:name="P240" style:family="paragraph" style:parent-style-name="Standard">
      <style:paragraph-properties fo:text-align="justify" style:justify-single-word="false"/>
      <style:text-properties officeooo:rsid="01adb2f5" officeooo:paragraph-rsid="001c9da3"/>
    </style:style>
    <style:style style:name="P241" style:family="paragraph" style:parent-style-name="Standard">
      <style:paragraph-properties fo:text-align="justify" style:justify-single-word="false"/>
      <style:text-properties officeooo:rsid="01ae51f2" officeooo:paragraph-rsid="001c9da3"/>
    </style:style>
    <style:style style:name="P242" style:family="paragraph" style:parent-style-name="Standard">
      <style:paragraph-properties fo:text-align="justify" style:justify-single-word="false"/>
      <style:text-properties officeooo:rsid="01af3f31" officeooo:paragraph-rsid="001c9da3"/>
    </style:style>
    <style:style style:name="P243" style:family="paragraph" style:parent-style-name="Standard">
      <style:paragraph-properties fo:text-align="justify" style:justify-single-word="false"/>
      <style:text-properties officeooo:rsid="01b1922f" officeooo:paragraph-rsid="001c9da3"/>
    </style:style>
    <style:style style:name="P244" style:family="paragraph" style:parent-style-name="Standard">
      <style:paragraph-properties fo:text-align="justify" style:justify-single-word="false"/>
      <style:text-properties officeooo:rsid="01b26811" officeooo:paragraph-rsid="001c9da3"/>
    </style:style>
    <style:style style:name="P245" style:family="paragraph" style:parent-style-name="Standard">
      <style:paragraph-properties fo:text-align="justify" style:justify-single-word="false"/>
      <style:text-properties officeooo:rsid="01b2708f" officeooo:paragraph-rsid="001c9da3"/>
    </style:style>
    <style:style style:name="P246" style:family="paragraph" style:parent-style-name="Standard">
      <style:paragraph-properties fo:text-align="justify" style:justify-single-word="false"/>
      <style:text-properties officeooo:rsid="01b429bd" officeooo:paragraph-rsid="001c9da3"/>
    </style:style>
    <style:style style:name="P247" style:family="paragraph" style:parent-style-name="Standard">
      <style:paragraph-properties fo:text-align="justify" style:justify-single-word="false"/>
      <style:text-properties officeooo:rsid="01b6a993" officeooo:paragraph-rsid="001c9da3"/>
    </style:style>
    <style:style style:name="P248" style:family="paragraph" style:parent-style-name="Standard">
      <style:paragraph-properties fo:text-align="justify" style:justify-single-word="false"/>
      <style:text-properties officeooo:rsid="01b4acbb" officeooo:paragraph-rsid="001c9da3"/>
    </style:style>
    <style:style style:name="P249" style:family="paragraph" style:parent-style-name="Standard">
      <style:paragraph-properties fo:text-align="justify" style:justify-single-word="false"/>
      <style:text-properties officeooo:rsid="01b9ab3a" officeooo:paragraph-rsid="001c9da3"/>
    </style:style>
    <style:style style:name="P250" style:family="paragraph" style:parent-style-name="Standard">
      <style:paragraph-properties fo:text-align="justify" style:justify-single-word="false"/>
      <style:text-properties officeooo:rsid="01ba908b" officeooo:paragraph-rsid="001c9da3"/>
    </style:style>
    <style:style style:name="P251" style:family="paragraph" style:parent-style-name="Standard">
      <style:paragraph-properties fo:text-align="justify" style:justify-single-word="false"/>
      <style:text-properties officeooo:rsid="01bac5fc" officeooo:paragraph-rsid="001c9da3"/>
    </style:style>
    <style:style style:name="P252" style:family="paragraph" style:parent-style-name="Standard">
      <style:paragraph-properties fo:text-align="justify" style:justify-single-word="false"/>
      <style:text-properties officeooo:rsid="01bc9ef3" officeooo:paragraph-rsid="001c9da3"/>
    </style:style>
    <style:style style:name="P25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Arial1" fo:language="fr" fo:country="FR" officeooo:rsid="01883296" officeooo:paragraph-rsid="001c9da3"/>
    </style:style>
    <style:style style:name="P25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officeooo:paragraph-rsid="001c9da3"/>
    </style:style>
    <style:style style:name="T1" style:family="text">
      <style:text-properties style:font-name="Arial"/>
    </style:style>
    <style:style style:name="T2" style:family="text">
      <style:text-properties style:font-name="Aria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3" style:family="text">
      <style:text-properties style:font-name="Arial" fo:font-size="15pt" fo:font-style="italic" style:text-underline-style="solid" style:text-underline-width="auto" style:text-underline-color="font-color" style:font-size-asian="15pt" style:font-style-asian="italic" style:font-size-complex="15pt" style:font-style-complex="italic"/>
    </style:style>
    <style:style style:name="T4" style:family="text">
      <style:text-properties style:font-name="Arial" fo:font-size="15pt" fo:font-style="italic" style:font-size-asian="15pt" style:font-style-asian="italic" style:font-size-complex="15pt" style:font-style-complex="italic"/>
    </style:style>
    <style:style style:name="T5" style:family="text">
      <style:text-properties style:font-name="Arial" fo:font-size="15pt" style:font-size-asian="15pt" style:font-size-complex="15pt"/>
    </style:style>
    <style:style style:name="T6" style:family="text">
      <style:text-properties style:font-name="Arial" fo:font-size="15pt" fo:font-weight="bold" style:font-size-asian="15pt" style:font-weight-asian="bold" style:font-size-complex="15pt" style:font-weight-complex="bold"/>
    </style:style>
    <style:style style:name="T7" style:family="text">
      <style:text-properties style:font-name="Arial" fo:font-weight="bold" style:font-weight-asian="bold"/>
    </style:style>
    <style:style style:name="T8" style:family="text">
      <style:text-properties style:font-name="Arial" fo:font-weight="bold" style:font-weight-asian="bold" style:font-weight-complex="bold"/>
    </style:style>
    <style:style style:name="T9" style:family="text">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0" style:family="text">
      <style:text-properties style:font-name="Arial" fo:font-style="italic" style:font-style-asian="italic" style:font-style-complex="italic"/>
    </style:style>
    <style:style style:name="T11" style:family="text">
      <style:text-properties style:font-name="Arial" fo:font-style="italic" style:text-underline-style="solid" style:text-underline-width="auto" style:text-underline-color="font-color" style:font-style-asian="italic" style:font-style-complex="italic"/>
    </style:style>
    <style:style style:name="T12" style:family="text">
      <style:text-properties style:font-name="Arial" fo:font-size="10pt" style:font-size-asian="10pt" style:font-size-complex="10pt"/>
    </style:style>
    <style:style style:name="T13" style:family="text">
      <style:text-properties style:font-name="Arial" fo:font-size="6pt" style:font-size-asian="6pt" style:font-size-complex="6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fo:font-size="12pt" style:font-size-asian="12pt" style:font-size-complex="12pt"/>
    </style:style>
    <style:style style:name="T16" style:family="text">
      <style:text-properties style:font-name="Arial" fo:language="de" fo:country="DE" fo:font-style="italic" style:font-style-asian="italic" style:font-style-complex="italic"/>
    </style:style>
    <style:style style:name="T17" style:family="text">
      <style:text-properties style:font-name="Arial" fo:font-size="8pt" style:font-size-asian="8pt" style:font-size-complex="8pt"/>
    </style:style>
    <style:style style:name="T18" style:family="text">
      <style:text-properties style:font-name="Arial" officeooo:rsid="000e96ac"/>
    </style:style>
    <style:style style:name="T19" style:family="text">
      <style:text-properties style:font-name="Arial" fo:language="fr" fo:country="FR" officeooo:rsid="000e96ac"/>
    </style:style>
    <style:style style:name="T20" style:family="text">
      <style:text-properties style:font-name="Arial" officeooo:rsid="010b7dd1"/>
    </style:style>
    <style:style style:name="T21" style:family="text">
      <style:text-properties style:font-name="Arial" officeooo:rsid="001c9da3"/>
    </style:style>
    <style:style style:name="T22" style:family="text">
      <style:text-properties fo:color="#222222" style:font-name="Arial"/>
    </style:style>
    <style:style style:name="T23" style:family="text">
      <style:text-properties fo:color="#000000" style:font-name="Arial"/>
    </style:style>
    <style:style style:name="T24" style:family="text">
      <style:text-properties fo:color="#000000" style:font-name="Arial" fo:font-size="12pt" style:font-size-asian="12pt" style:font-size-complex="12pt"/>
    </style:style>
    <style:style style:name="T25" style:family="text">
      <style:text-properties fo:color="#000000" style:font-name="Arial" fo:font-size="12pt" fo:font-weight="normal" style:font-size-asian="12pt" style:font-weight-asian="normal" style:font-size-complex="12pt" style:font-weight-complex="normal"/>
    </style:style>
    <style:style style:name="T26" style:family="text">
      <style:text-properties fo:color="#000000" style:font-name="Arial" fo:font-weight="bold" style:font-weight-asian="bold" style:font-weight-complex="bold"/>
    </style:style>
    <style:style style:name="T27" style:family="text">
      <style:text-properties fo:color="#000000" style:font-name="Open Sans" fo:font-weight="bold" style:font-weight-asian="bold" style:font-weight-complex="bold"/>
    </style:style>
    <style:style style:name="T28" style:family="text">
      <style:text-properties style:text-position="super 58%"/>
    </style:style>
    <style:style style:name="T29" style:family="text">
      <style:text-properties style:text-position="super 58%" style:font-name="Arial"/>
    </style:style>
    <style:style style:name="T30" style:family="text">
      <style:text-properties fo:language="fr" fo:country="FR" officeooo:rsid="000e96ac"/>
    </style:style>
    <style:style style:name="T31" style:family="text">
      <style:text-properties fo:language="fr" fo:country="FR" officeooo:rsid="0000952b"/>
    </style:style>
    <style:style style:name="T32" style:family="text">
      <style:text-properties fo:language="fr" fo:country="FR" officeooo:rsid="025fa7ce"/>
    </style:style>
    <style:style style:name="T33" style:family="text">
      <style:text-properties fo:language="fr" fo:country="FR" officeooo:rsid="00e581cd"/>
    </style:style>
    <style:style style:name="T34" style:family="text">
      <style:text-properties fo:language="fr" fo:country="FR" officeooo:rsid="00e7f5e4"/>
    </style:style>
    <style:style style:name="T35" style:family="text">
      <style:text-properties fo:language="fr" fo:country="FR" officeooo:rsid="00eb133d"/>
    </style:style>
    <style:style style:name="T36" style:family="text">
      <style:text-properties fo:language="fr" fo:country="FR" officeooo:rsid="00f0533b"/>
    </style:style>
    <style:style style:name="T37" style:family="text">
      <style:text-properties style:font-name="Arial1" fo:font-size="15pt" fo:language="fr" fo:country="FR" fo:font-style="italic" style:text-underline-style="solid" style:text-underline-width="auto" style:text-underline-color="font-color" style:text-underline-mode="continuous" style:text-overline-mode="continuous" style:text-line-through-mode="continuous" style:font-size-asian="15pt" style:font-style-asian="italic" style:font-size-complex="15pt" style:font-style-complex="italic"/>
    </style:style>
    <style:style style:name="T38" style:family="text">
      <style:text-properties style:font-name="Arial1" fo:language="fr" fo:country="FR"/>
    </style:style>
    <style:style style:name="T39" style:family="text">
      <style:text-properties style:font-name="Arial1" fo:language="fr" fo:country="FR" fo:font-weight="bold" style:font-weight-asian="bold" style:font-weight-complex="bold"/>
    </style:style>
    <style:style style:name="T40" style:family="text">
      <style:text-properties style:font-name="Arial1" fo:language="fr" fo:country="FR" fo:font-weight="bold" officeooo:rsid="0000952b" style:font-weight-asian="bold" style:font-weight-complex="bold"/>
    </style:style>
    <style:style style:name="T41" style:family="text">
      <style:text-properties style:font-name="Arial1" fo:language="fr" fo:country="FR" fo:font-weight="bold" officeooo:rsid="0105547d" style:font-weight-asian="bold" style:font-weight-complex="bold"/>
    </style:style>
    <style:style style:name="T42" style:family="text">
      <style:text-properties style:font-name="Arial1" fo:language="fr" fo:country="FR" fo:font-weight="bold" officeooo:rsid="010c2a3c" style:font-weight-asian="bold" style:font-weight-complex="bold"/>
    </style:style>
    <style:style style:name="T43" style:family="text">
      <style:text-properties style:font-name="Arial1" fo:language="fr" fo:country="FR" fo:font-weight="bold" officeooo:rsid="01177ca4" style:font-weight-asian="bold" style:font-weight-complex="bold"/>
    </style:style>
    <style:style style:name="T44" style:family="text">
      <style:text-properties style:font-name="Arial1" fo:language="fr" fo:country="FR" fo:font-weight="bold" officeooo:rsid="013d8815" style:font-weight-asian="bold" style:font-weight-complex="bold"/>
    </style:style>
    <style:style style:name="T45" style:family="text">
      <style:text-properties style:font-name="Arial1" fo:language="fr" fo:country="FR" fo:font-weight="bold" officeooo:rsid="01815f35" style:font-weight-asian="bold" style:font-weight-complex="bold"/>
    </style:style>
    <style:style style:name="T46" style:family="text">
      <style:text-properties style:font-name="Arial1" fo:language="fr" fo:country="FR" fo:font-weight="normal" style:font-weight-asian="normal" style:font-weight-complex="normal"/>
    </style:style>
    <style:style style:name="T47" style:family="text">
      <style:text-properties style:font-name="Arial1" fo:language="fr" fo:country="FR" fo:font-weight="normal" officeooo:rsid="0105547d" style:font-weight-asian="normal" style:font-weight-complex="normal"/>
    </style:style>
    <style:style style:name="T48" style:family="text">
      <style:text-properties style:font-name="Arial1" fo:language="fr" fo:country="FR" fo:font-weight="normal" officeooo:rsid="010d427a" style:font-weight-asian="normal" style:font-weight-complex="normal"/>
    </style:style>
    <style:style style:name="T49" style:family="text">
      <style:text-properties style:font-name="Arial1" fo:language="fr" fo:country="FR" fo:font-weight="normal" officeooo:rsid="010c2a3c" style:font-weight-asian="normal" style:font-weight-complex="normal"/>
    </style:style>
    <style:style style:name="T50" style:family="text">
      <style:text-properties style:font-name="Arial1" fo:language="fr" fo:country="FR" fo:font-weight="normal" officeooo:rsid="01177ca4" style:font-weight-asian="normal" style:font-weight-complex="normal"/>
    </style:style>
    <style:style style:name="T51" style:family="text">
      <style:text-properties style:font-name="Arial1" fo:language="fr" fo:country="FR" fo:font-weight="normal" officeooo:rsid="011c41d6" style:font-weight-asian="normal" style:font-weight-complex="normal"/>
    </style:style>
    <style:style style:name="T52" style:family="text">
      <style:text-properties style:font-name="Arial1" fo:language="fr" fo:country="FR" officeooo:rsid="01071ea4"/>
    </style:style>
    <style:style style:name="T53" style:family="text">
      <style:text-properties style:font-name="Arial1" fo:language="fr" fo:country="FR" officeooo:rsid="0106c130"/>
    </style:style>
    <style:style style:name="T54" style:family="text">
      <style:text-properties style:font-name="Arial1" fo:language="fr" fo:country="FR" officeooo:rsid="01084f00"/>
    </style:style>
    <style:style style:name="T55" style:family="text">
      <style:text-properties style:font-name="Arial1" fo:language="fr" fo:country="FR" officeooo:rsid="0108ac00"/>
    </style:style>
    <style:style style:name="T56" style:family="text">
      <style:text-properties style:font-name="Arial1" fo:language="fr" fo:country="FR" officeooo:rsid="010a80f2"/>
    </style:style>
    <style:style style:name="T57" style:family="text">
      <style:text-properties style:font-name="Arial1" fo:language="fr" fo:country="FR" officeooo:rsid="0105547d"/>
    </style:style>
    <style:style style:name="T58" style:family="text">
      <style:text-properties style:font-name="Arial1" fo:language="fr" fo:country="FR" officeooo:rsid="010c2a3c"/>
    </style:style>
    <style:style style:name="T59" style:family="text">
      <style:text-properties style:font-name="Arial1" fo:language="fr" fo:country="FR" officeooo:rsid="010c2ae6"/>
    </style:style>
    <style:style style:name="T60" style:family="text">
      <style:text-properties style:font-name="Arial1" fo:language="fr" fo:country="FR" officeooo:rsid="010d427a"/>
    </style:style>
    <style:style style:name="T61" style:family="text">
      <style:text-properties style:font-name="Arial1" fo:language="fr" fo:country="FR" officeooo:rsid="0001b83e"/>
    </style:style>
    <style:style style:name="T62" style:family="text">
      <style:text-properties style:font-name="Arial1" fo:language="fr" fo:country="FR" officeooo:rsid="013d8815"/>
    </style:style>
    <style:style style:name="T63" style:family="text">
      <style:text-properties style:font-name="Arial1" fo:language="fr" fo:country="FR" officeooo:rsid="01392686"/>
    </style:style>
    <style:style style:name="T64" style:family="text">
      <style:text-properties style:font-name="Arial1" fo:language="fr" fo:country="FR" officeooo:rsid="017177cc"/>
    </style:style>
    <style:style style:name="T65" style:family="text">
      <style:text-properties style:font-name="Arial1" fo:language="fr" fo:country="FR" officeooo:rsid="016ea0c2"/>
    </style:style>
    <style:style style:name="T66" style:family="text">
      <style:text-properties style:font-name="Arial1" fo:language="fr" fo:country="FR" officeooo:rsid="0183939f"/>
    </style:style>
    <style:style style:name="T67" style:family="text">
      <style:text-properties style:font-name="Arial1" fo:language="fr" fo:country="FR" officeooo:rsid="01851443"/>
    </style:style>
    <style:style style:name="T68" style:family="text">
      <style:text-properties style:font-name="Arial1" fo:language="fr" fo:country="FR" officeooo:rsid="018647ff"/>
    </style:style>
    <style:style style:name="T69" style:family="text">
      <style:text-properties style:font-name="Arial1" fo:language="fr" fo:country="FR" officeooo:rsid="01815f35"/>
    </style:style>
    <style:style style:name="T70" style:family="text">
      <style:text-properties style:font-name="Arial1" fo:language="fr" fo:country="FR" officeooo:rsid="0186b70d"/>
    </style:style>
    <style:style style:name="T71" style:family="text">
      <style:text-properties style:font-name="Arial1" fo:language="fr" fo:country="FR" officeooo:rsid="0187a3f3"/>
    </style:style>
    <style:style style:name="T72" style:family="text">
      <style:text-properties style:font-name="Arial1" fo:language="fr" fo:country="FR" officeooo:rsid="01883296"/>
    </style:style>
    <style:style style:name="T73" style:family="text">
      <style:text-properties officeooo:rsid="0000952b"/>
    </style:style>
    <style:style style:name="T74" style:family="text">
      <style:text-properties fo:font-size="12pt" fo:font-style="normal" style:text-underline-style="none" officeooo:rsid="0000952b" style:font-size-asian="12pt" style:font-style-asian="normal" style:font-size-complex="12pt" style:font-style-complex="normal"/>
    </style:style>
    <style:style style:name="T75" style:family="text">
      <style:text-properties fo:font-size="12pt" fo:font-style="normal" style:text-underline-style="none" officeooo:rsid="025fce27" style:font-size-asian="12pt" style:font-style-asian="normal" style:font-size-complex="12pt" style:font-style-complex="normal"/>
    </style:style>
    <style:style style:name="T76" style:family="text">
      <style:text-properties fo:font-size="12pt" fo:font-style="normal" style:text-underline-style="none" officeooo:rsid="019dde55" style:font-size-asian="12pt" style:font-style-asian="normal" style:font-size-complex="12pt" style:font-style-complex="normal"/>
    </style:style>
    <style:style style:name="T77" style:family="text">
      <style:text-properties fo:font-size="12pt" fo:font-style="normal" style:text-underline-style="none" officeooo:rsid="022fbd5a" style:font-size-asian="12pt" style:font-style-asian="normal" style:font-size-complex="12pt" style:font-style-complex="normal"/>
    </style:style>
    <style:style style:name="T78" style:family="text">
      <style:text-properties fo:font-size="12pt" fo:font-style="normal" style:text-underline-style="none" officeooo:rsid="001c9da3" style:font-size-asian="12pt" style:font-style-asian="normal" style:font-size-complex="12pt" style:font-style-complex="normal"/>
    </style:style>
    <style:style style:name="T79" style:family="text">
      <style:text-properties fo:font-size="12pt" fo:font-style="normal" style:text-underline-style="none" officeooo:rsid="001cf7cb" style:font-size-asian="12pt" style:font-style-asian="normal" style:font-size-complex="12pt" style:font-style-complex="normal"/>
    </style:style>
    <style:style style:name="T80" style:family="text">
      <style:text-properties fo:font-size="12pt" fo:font-style="normal" style:text-underline-style="none" officeooo:rsid="001dd0ff" style:font-size-asian="12pt" style:font-style-asian="normal" style:font-size-complex="12pt" style:font-style-complex="normal"/>
    </style:style>
    <style:style style:name="T81" style:family="text">
      <style:text-properties officeooo:rsid="00e7f5e4" style:text-underline-mode="continuous" style:text-overline-mode="continuous" style:text-line-through-mode="continuous"/>
    </style:style>
    <style:style style:name="T82" style:family="text">
      <style:text-properties officeooo:rsid="0000952b" style:text-underline-mode="continuous" style:text-overline-mode="continuous" style:text-line-through-mode="continuous"/>
    </style:style>
    <style:style style:name="T83" style:family="text">
      <style:text-properties officeooo:rsid="00eb133d" style:text-underline-mode="continuous" style:text-overline-mode="continuous" style:text-line-through-mode="continuous"/>
    </style:style>
    <style:style style:name="T84" style:family="text">
      <style:text-properties officeooo:rsid="00f0533b" style:text-underline-mode="continuous" style:text-overline-mode="continuous" style:text-line-through-mode="continuous"/>
    </style:style>
    <style:style style:name="T85" style:family="text">
      <style:text-properties fo:font-weight="normal" officeooo:rsid="0000952b" style:text-underline-mode="continuous" style:text-overline-mode="continuous" style:text-line-through-mode="continuous" style:font-weight-asian="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105547d" style:font-weight-asian="normal" style:font-weight-complex="normal"/>
    </style:style>
    <style:style style:name="T88" style:family="text">
      <style:text-properties fo:font-weight="normal" officeooo:rsid="010e004f" style:font-weight-asian="normal" style:font-weight-complex="normal"/>
    </style:style>
    <style:style style:name="T89" style:family="text">
      <style:text-properties fo:font-weight="normal" officeooo:rsid="010e41ce" style:font-weight-asian="normal" style:font-weight-complex="normal"/>
    </style:style>
    <style:style style:name="T90" style:family="text">
      <style:text-properties fo:font-weight="normal" officeooo:rsid="010f61f4" style:font-weight-asian="normal" style:font-weight-complex="normal"/>
    </style:style>
    <style:style style:name="T91" style:family="text">
      <style:text-properties fo:font-weight="normal" officeooo:rsid="010c2a3c" style:font-weight-asian="normal" style:font-weight-complex="normal"/>
    </style:style>
    <style:style style:name="T92" style:family="text">
      <style:text-properties fo:font-weight="normal" officeooo:rsid="01119d04" style:font-weight-asian="normal" style:font-weight-complex="normal"/>
    </style:style>
    <style:style style:name="T93" style:family="text">
      <style:text-properties fo:font-weight="normal" officeooo:rsid="0112c4a8" style:font-weight-asian="normal" style:font-weight-complex="normal"/>
    </style:style>
    <style:style style:name="T94" style:family="text">
      <style:text-properties fo:font-weight="normal" officeooo:rsid="0113d263" style:font-weight-asian="normal" style:font-weight-complex="normal"/>
    </style:style>
    <style:style style:name="T95" style:family="text">
      <style:text-properties fo:font-weight="normal" officeooo:rsid="01177ca4" style:font-weight-asian="normal" style:font-weight-complex="normal"/>
    </style:style>
    <style:style style:name="T96" style:family="text">
      <style:text-properties fo:font-weight="normal" style:font-weight-asian="normal" style:language-complex="ar" style:country-complex="SA" style:font-weight-complex="normal"/>
    </style:style>
    <style:style style:name="T97" style:family="text">
      <style:text-properties fo:font-variant="normal" fo:text-transform="none" style:use-window-font-color="true" fo:letter-spacing="normal" fo:font-weight="normal" officeooo:rsid="01007dfd" style:text-underline-mode="continuous" style:text-overline-mode="continuous" style:text-line-through-mode="continuous"/>
    </style:style>
    <style:style style:name="T98" style:family="text">
      <style:text-properties fo:font-variant="normal" fo:text-transform="none" style:use-window-font-color="true" fo:letter-spacing="normal" fo:font-weight="normal" officeooo:rsid="00f934e2" style:text-underline-mode="continuous" style:text-overline-mode="continuous" style:text-line-through-mode="continuous"/>
    </style:style>
    <style:style style:name="T99" style:family="text">
      <style:text-properties fo:font-variant="normal" fo:text-transform="none" style:use-window-font-color="true" fo:letter-spacing="normal" fo:font-weight="normal" officeooo:rsid="00f94fda" style:text-underline-mode="continuous" style:text-overline-mode="continuous" style:text-line-through-mode="continuous"/>
    </style:style>
    <style:style style:name="T100" style:family="text">
      <style:text-properties fo:font-variant="normal" fo:text-transform="none" style:use-window-font-color="true" fo:letter-spacing="normal" fo:font-weight="normal" officeooo:rsid="00fb9760" style:text-underline-mode="continuous" style:text-overline-mode="continuous" style:text-line-through-mode="continuous"/>
    </style:style>
    <style:style style:name="T101" style:family="text">
      <style:text-properties fo:font-variant="normal" fo:text-transform="none" style:use-window-font-color="true" fo:letter-spacing="normal" fo:font-weight="normal" officeooo:rsid="00fde1b3" style:text-underline-mode="continuous" style:text-overline-mode="continuous" style:text-line-through-mode="continuous"/>
    </style:style>
    <style:style style:name="T102" style:family="text">
      <style:text-properties fo:font-variant="normal" fo:text-transform="none" style:use-window-font-color="true" fo:letter-spacing="normal" fo:font-weight="normal" officeooo:rsid="00ff45ce" style:text-underline-mode="continuous" style:text-overline-mode="continuous" style:text-line-through-mode="continuous"/>
    </style:style>
    <style:style style:name="T103" style:family="text">
      <style:text-properties fo:font-variant="normal" fo:text-transform="none" style:use-window-font-color="true" fo:letter-spacing="normal" fo:font-weight="normal" officeooo:rsid="0100494a" style:text-underline-mode="continuous" style:text-overline-mode="continuous" style:text-line-through-mode="continuous"/>
    </style:style>
    <style:style style:name="T104" style:family="text">
      <style:text-properties fo:font-variant="normal" fo:text-transform="none" style:use-window-font-color="true" fo:letter-spacing="normal" fo:font-weight="normal" officeooo:rsid="0000952b"/>
    </style:style>
    <style:style style:name="T105" style:family="text">
      <style:text-properties fo:font-variant="normal" fo:text-transform="none" style:use-window-font-color="true" fo:letter-spacing="normal" fo:language="br" fo:country="FR" fo:font-weight="normal" officeooo:rsid="00f982b7" style:text-underline-mode="continuous" style:text-overline-mode="continuous" style:text-line-through-mode="continuous"/>
    </style:style>
    <style:style style:name="T106" style:family="text">
      <style:text-properties fo:font-variant="normal" fo:text-transform="none" style:use-window-font-color="true" fo:letter-spacing="normal" fo:language="br" fo:country="FR" fo:font-weight="normal" officeooo:rsid="00f982b7"/>
    </style:style>
    <style:style style:name="T107" style:family="text">
      <style:text-properties fo:font-variant="normal" fo:text-transform="none" style:use-window-font-color="true" fo:letter-spacing="normal" fo:language="fr" fo:country="FR" style:text-underline-style="solid" style:text-underline-width="auto" style:text-underline-color="font-color" fo:font-weight="normal" officeooo:rsid="0000952b" style:font-size-asian="15pt" style:font-style-asian="italic" style:font-size-complex="15pt" style:font-style-complex="italic"/>
    </style:style>
    <style:style style:name="T108" style:family="text">
      <style:text-properties fo:font-variant="normal" fo:text-transform="none" style:use-window-font-color="true" fo:letter-spacing="normal" fo:language="fr" fo:country="FR" fo:font-weight="normal" officeooo:rsid="0000952b"/>
    </style:style>
    <style:style style:name="T109" style:family="text">
      <style:text-properties fo:font-variant="normal" fo:text-transform="none" style:use-window-font-color="true" fo:letter-spacing="normal" fo:language="fr" fo:country="FR" fo:font-weight="normal" officeooo:rsid="019f33b7"/>
    </style:style>
    <style:style style:name="T110" style:family="text">
      <style:text-properties fo:font-variant="normal" fo:text-transform="none" style:use-window-font-color="true" fo:letter-spacing="normal" fo:language="fr" fo:country="FR" fo:font-weight="normal" officeooo:rsid="00f934e2"/>
    </style:style>
    <style:style style:name="T111" style:family="text">
      <style:text-properties fo:font-variant="normal" fo:text-transform="none" style:use-window-font-color="true" fo:letter-spacing="normal" fo:language="fr" fo:country="FR" fo:font-weight="normal" officeooo:rsid="00f94fda"/>
    </style:style>
    <style:style style:name="T112" style:family="text">
      <style:text-properties fo:font-variant="normal" fo:text-transform="none" style:use-window-font-color="true" fo:letter-spacing="normal" fo:language="fr" fo:country="FR" fo:font-weight="normal" officeooo:rsid="00fb9760"/>
    </style:style>
    <style:style style:name="T113" style:family="text">
      <style:text-properties fo:font-variant="normal" fo:text-transform="none" style:use-window-font-color="true" fo:letter-spacing="normal" fo:language="fr" fo:country="FR" fo:font-weight="normal" officeooo:rsid="00fde1b3"/>
    </style:style>
    <style:style style:name="T114" style:family="text">
      <style:text-properties fo:font-variant="normal" fo:text-transform="none" style:use-window-font-color="true" fo:letter-spacing="normal" fo:language="fr" fo:country="FR" fo:font-weight="normal" officeooo:rsid="00ff45ce"/>
    </style:style>
    <style:style style:name="T115" style:family="text">
      <style:text-properties fo:font-variant="normal" fo:text-transform="none" style:use-window-font-color="true" fo:letter-spacing="normal" fo:language="fr" fo:country="FR" fo:font-weight="normal" officeooo:rsid="0100494a"/>
    </style:style>
    <style:style style:name="T116" style:family="text">
      <style:text-properties fo:font-variant="normal" fo:text-transform="none" style:use-window-font-color="true" fo:letter-spacing="normal" fo:language="fr" fo:country="FR" fo:font-weight="normal" officeooo:rsid="01007dfd"/>
    </style:style>
    <style:style style:name="T117" style:family="text">
      <style:text-properties fo:font-variant="normal" fo:text-transform="none" style:use-window-font-color="true" style:text-position="super 58%" fo:letter-spacing="normal" fo:font-weight="normal" officeooo:rsid="00ff45ce" style:text-underline-mode="continuous" style:text-overline-mode="continuous" style:text-line-through-mode="continuous"/>
    </style:style>
    <style:style style:name="T118" style:family="text">
      <style:text-properties fo:font-variant="normal" fo:text-transform="none" style:use-window-font-color="true" style:text-position="super 58%" fo:letter-spacing="normal" fo:language="fr" fo:country="FR" fo:font-weight="normal" officeooo:rsid="00ff45ce"/>
    </style:style>
    <style:style style:name="T119" style:family="text">
      <style:text-properties fo:font-variant="normal" fo:text-transform="none" style:use-window-font-color="true" style:text-position="0% 100%" fo:letter-spacing="normal" fo:font-weight="normal" officeooo:rsid="00ff45ce" style:text-underline-mode="continuous" style:text-overline-mode="continuous" style:text-line-through-mode="continuous"/>
    </style:style>
    <style:style style:name="T120" style:family="text">
      <style:text-properties fo:font-variant="normal" fo:text-transform="none" style:use-window-font-color="true" style:text-position="0% 100%" fo:letter-spacing="normal" fo:language="fr" fo:country="FR" fo:font-weight="normal" officeooo:rsid="00ff45ce"/>
    </style:style>
    <style:style style:name="T121" style:family="text">
      <style:text-properties fo:font-variant="normal" fo:text-transform="none" style:use-window-font-color="true" fo:font-size="12pt" fo:letter-spacing="normal" fo:font-style="normal" style:text-underline-style="none" fo:font-weight="normal" officeooo:rsid="0100494a" style:text-underline-mode="continuous" style:text-overline-mode="continuous" style:text-line-through-mode="continuous" style:font-size-asian="12pt" style:font-style-asian="normal" style:font-size-complex="12pt" style:font-style-complex="normal"/>
    </style:style>
    <style:style style:name="T122" style:family="text">
      <style:text-properties fo:font-variant="normal" fo:text-transform="none" style:use-window-font-color="true" fo:font-size="12pt" fo:letter-spacing="normal" fo:font-style="normal" style:text-underline-style="none" fo:font-weight="normal" officeooo:rsid="01007dfd" style:text-underline-mode="continuous" style:text-overline-mode="continuous" style:text-line-through-mode="continuous" style:font-size-asian="12pt" style:font-style-asian="normal" style:font-size-complex="12pt" style:font-style-complex="normal"/>
    </style:style>
    <style:style style:name="T123" style:family="text">
      <style:text-properties fo:font-variant="normal" fo:text-transform="none" style:use-window-font-color="true" fo:font-size="12pt" fo:letter-spacing="normal" fo:font-style="normal" fo:font-weight="normal" style:font-size-asian="12pt" style:font-size-complex="12pt"/>
    </style:style>
    <style:style style:name="T124" style:family="text">
      <style:text-properties fo:font-variant="normal" fo:text-transform="none" style:use-window-font-color="true" fo:font-size="12pt" fo:letter-spacing="normal" fo:font-style="normal" fo:font-weight="normal" officeooo:rsid="01322830" style:font-size-asian="12pt" style:font-size-complex="12pt"/>
    </style:style>
    <style:style style:name="T125" style:family="text">
      <style:text-properties fo:font-variant="normal" fo:text-transform="none" style:use-window-font-color="true" fo:font-size="12pt" fo:letter-spacing="normal" fo:font-style="normal" fo:font-weight="normal" officeooo:rsid="0132e126" style:font-size-asian="12pt" style:font-size-complex="12pt"/>
    </style:style>
    <style:style style:name="T126" style:family="text">
      <style:text-properties fo:font-variant="normal" fo:text-transform="none" style:use-window-font-color="true" fo:font-size="12pt" fo:letter-spacing="normal" fo:font-style="normal" fo:font-weight="normal" officeooo:rsid="0134adb1" style:font-size-asian="12pt" style:font-size-complex="12pt"/>
    </style:style>
    <style:style style:name="T127" style:family="text">
      <style:text-properties fo:font-variant="normal" fo:text-transform="none" style:use-window-font-color="true" fo:font-size="12pt" fo:letter-spacing="normal" fo:font-style="normal" fo:font-weight="normal" officeooo:rsid="013628c9" style:font-size-asian="12pt" style:font-size-complex="12pt"/>
    </style:style>
    <style:style style:name="T128" style:family="text">
      <style:text-properties fo:font-variant="normal" fo:text-transform="none" style:use-window-font-color="true" fo:font-size="12pt" fo:letter-spacing="normal" fo:font-style="normal" fo:font-weight="normal" officeooo:rsid="0137e845" style:font-size-asian="12pt" style:font-size-complex="12pt"/>
    </style:style>
    <style:style style:name="T129" style:family="text">
      <style:text-properties fo:font-variant="normal" fo:text-transform="none" style:use-window-font-color="true" fo:font-size="12pt" fo:letter-spacing="normal" fo:font-style="normal" fo:font-weight="normal" officeooo:rsid="013bb465" style:font-size-asian="12pt" style:font-size-complex="12pt"/>
    </style:style>
    <style:style style:name="T130" style:family="text">
      <style:text-properties fo:font-variant="normal" fo:text-transform="none" style:use-window-font-color="true" fo:font-size="12pt" fo:letter-spacing="normal" fo:font-style="normal" fo:font-weight="normal" officeooo:rsid="01392686" style:font-size-asian="12pt" style:font-size-complex="12pt"/>
    </style:style>
    <style:style style:name="T131" style:family="text">
      <style:text-properties fo:font-variant="normal" fo:text-transform="none" style:use-window-font-color="true" fo:font-size="12pt" fo:letter-spacing="normal" fo:font-style="normal" fo:font-weight="normal" officeooo:rsid="01948671" style:font-size-asian="12pt" style:font-size-complex="12pt"/>
    </style:style>
    <style:style style:name="T132" style:family="text">
      <style:text-properties fo:font-variant="normal" fo:text-transform="none" style:use-window-font-color="true" fo:font-size="12pt" fo:letter-spacing="normal" fo:font-style="normal" fo:font-weight="normal" officeooo:rsid="024d2341" style:font-size-asian="12pt" style:font-size-complex="12pt"/>
    </style:style>
    <style:style style:name="T133" style:family="text">
      <style:text-properties fo:font-variant="normal" fo:text-transform="none" style:use-window-font-color="true" fo:font-size="12pt" fo:letter-spacing="normal" fo:font-style="normal" fo:font-weight="normal" officeooo:rsid="01177ca4" style:font-size-asian="12pt" style:font-weight-asian="normal" style:font-size-complex="12pt" style:font-weight-complex="normal"/>
    </style:style>
    <style:style style:name="T134" style:family="text">
      <style:text-properties fo:font-variant="normal" fo:text-transform="none" style:use-window-font-color="true" fo:font-size="12pt" fo:letter-spacing="normal" fo:font-style="normal" fo:font-weight="bold" style:font-size-asian="12pt" style:font-weight-asian="bold" style:font-size-complex="12pt" style:font-weight-complex="bold"/>
    </style:style>
    <style:style style:name="T135" style:family="text">
      <style:text-properties fo:font-variant="normal" fo:text-transform="none" style:use-window-font-color="true" fo:font-size="12pt" fo:letter-spacing="normal" fo:font-style="normal" fo:font-weight="bold" officeooo:rsid="01177ca4" style:font-size-asian="12pt" style:font-weight-asian="bold" style:font-size-complex="12pt" style:font-weight-complex="bold"/>
    </style:style>
    <style:style style:name="T136" style:family="text">
      <style:text-properties fo:font-variant="normal" fo:text-transform="none" style:use-window-font-color="true" fo:font-size="12pt" fo:letter-spacing="normal" fo:font-style="normal" fo:font-weight="bold" officeooo:rsid="013bb465" style:font-size-asian="12pt" style:font-weight-asian="bold" style:font-size-complex="12pt" style:font-weight-complex="bold"/>
    </style:style>
    <style:style style:name="T137" style:family="text">
      <style:text-properties fo:font-variant="normal" fo:text-transform="none" style:use-window-font-color="true" fo:font-size="12pt" fo:letter-spacing="normal" fo:font-style="normal" fo:font-weight="bold" officeooo:rsid="01948671" style:font-size-asian="12pt" style:font-weight-asian="bold" style:font-size-complex="12pt" style:font-weight-complex="bold"/>
    </style:style>
    <style:style style:name="T138" style:family="text">
      <style:text-properties fo:font-variant="normal" fo:text-transform="none" style:use-window-font-color="true" fo:font-size="12pt" fo:letter-spacing="normal" fo:font-style="normal" fo:font-weight="bold" officeooo:rsid="024d2341" style:font-size-asian="12pt" style:font-weight-asian="bold" style:font-size-complex="12pt" style:font-weight-complex="bold"/>
    </style:style>
    <style:style style:name="T139" style:family="text">
      <style:text-properties fo:font-variant="normal" fo:text-transform="none" style:use-window-font-color="true" fo:font-size="15pt" fo:letter-spacing="normal" fo:font-style="normal" fo:font-weight="normal" style:font-size-asian="15pt" style:font-size-complex="15pt"/>
    </style:style>
    <style:style style:name="T140" style:family="text">
      <style:text-properties fo:font-variant="normal" fo:text-transform="none" style:use-window-font-color="true" style:font-name="Arial1" fo:font-size="12pt" fo:letter-spacing="normal" fo:language="fr" fo:country="FR" fo:font-style="normal" fo:font-weight="bold" officeooo:rsid="01177ca4" style:font-size-asian="12pt" style:font-weight-asian="bold" style:font-size-complex="12pt" style:font-weight-complex="bold"/>
    </style:style>
    <style:style style:name="T141" style:family="text">
      <style:text-properties fo:font-variant="normal" fo:text-transform="none" style:use-window-font-color="true" style:font-name="Arial1" fo:font-size="12pt" fo:letter-spacing="normal" fo:language="fr" fo:country="FR" fo:font-style="normal" fo:font-weight="bold" officeooo:rsid="0199eab8" style:font-size-asian="12pt" style:font-weight-asian="bold" style:font-size-complex="12pt" style:font-weight-complex="bold"/>
    </style:style>
    <style:style style:name="T142" style:family="text">
      <style:text-properties fo:font-variant="normal" fo:text-transform="none" style:use-window-font-color="true" style:font-name="Arial1" fo:font-size="12pt" fo:letter-spacing="normal" fo:language="fr" fo:country="FR" fo:font-style="normal" fo:font-weight="bold" officeooo:rsid="01b0d270" style:font-size-asian="12pt" style:font-weight-asian="bold" style:font-size-complex="12pt" style:font-weight-complex="bold"/>
    </style:style>
    <style:style style:name="T143" style:family="text">
      <style:text-properties fo:font-variant="normal" fo:text-transform="none" style:use-window-font-color="true" style:font-name="Arial1" fo:font-size="12pt" fo:letter-spacing="normal" fo:language="fr" fo:country="FR" fo:font-style="normal" fo:font-weight="bold" officeooo:rsid="01b6a993" style:font-size-asian="12pt" style:font-weight-asian="bold" style:font-size-complex="12pt" style:font-weight-complex="bold"/>
    </style:style>
    <style:style style:name="T144" style:family="text">
      <style:text-properties fo:font-variant="normal" fo:text-transform="none" style:use-window-font-color="true" style:font-name="Arial1" fo:font-size="12pt" fo:letter-spacing="normal" fo:language="fr" fo:country="FR" fo:font-style="normal" fo:font-weight="bold" officeooo:rsid="01ce4087" style:font-size-asian="12pt" style:font-weight-asian="bold" style:font-size-complex="12pt" style:font-weight-complex="bold"/>
    </style:style>
    <style:style style:name="T145" style:family="text">
      <style:text-properties fo:font-variant="normal" fo:text-transform="none" style:use-window-font-color="true" style:font-name="Arial1" fo:font-size="12pt" fo:letter-spacing="normal" fo:language="fr" fo:country="FR" fo:font-style="normal" fo:font-weight="bold" officeooo:rsid="01948671" style:font-size-asian="12pt" style:font-weight-asian="bold" style:font-size-complex="12pt" style:font-weight-complex="bold"/>
    </style:style>
    <style:style style:name="T146" style:family="text">
      <style:text-properties fo:font-variant="normal" fo:text-transform="none" style:use-window-font-color="true" style:font-name="Arial1" fo:font-size="12pt" fo:letter-spacing="normal" fo:language="fr" fo:country="FR" fo:font-style="normal" fo:font-weight="bold" officeooo:rsid="0128422b" style:font-size-asian="12pt" style:font-weight-asian="bold" style:font-size-complex="12pt" style:font-weight-complex="bold"/>
    </style:style>
    <style:style style:name="T147" style:family="text">
      <style:text-properties fo:font-variant="normal" fo:text-transform="none" style:use-window-font-color="true" style:font-name="Arial1" fo:font-size="12pt" fo:letter-spacing="normal" fo:language="fr" fo:country="FR" fo:font-style="normal" fo:font-weight="bold" officeooo:rsid="019afd5c" style:font-size-asian="12pt" style:font-weight-asian="bold" style:font-size-complex="12pt" style:font-weight-complex="bold"/>
    </style:style>
    <style:style style:name="T148" style:family="text">
      <style:text-properties fo:font-variant="normal" fo:text-transform="none" style:use-window-font-color="true" style:font-name="Arial1" fo:font-size="12pt" fo:letter-spacing="normal" fo:language="fr" fo:country="FR" fo:font-style="normal" fo:font-weight="bold" officeooo:rsid="0241c67e" style:font-size-asian="12pt" style:font-weight-asian="bold" style:font-size-complex="12pt" style:font-weight-complex="bold"/>
    </style:style>
    <style:style style:name="T149" style:family="text">
      <style:text-properties fo:font-variant="normal" fo:text-transform="none" style:use-window-font-color="true" style:font-name="Arial1" fo:font-size="12pt" fo:letter-spacing="normal" fo:language="fr" fo:country="FR" fo:font-style="normal" fo:font-weight="bold" officeooo:rsid="024d2341" style:font-size-asian="12pt" style:font-weight-asian="bold" style:font-size-complex="12pt" style:font-weight-complex="bold"/>
    </style:style>
    <style:style style:name="T150" style:family="text">
      <style:text-properties fo:font-variant="normal" fo:text-transform="none" style:use-window-font-color="true" style:font-name="Arial1" fo:font-size="12pt" fo:letter-spacing="normal" fo:language="fr" fo:country="FR" fo:font-style="normal" fo:font-weight="bold" officeooo:rsid="02530275" style:font-size-asian="12pt" style:font-weight-asian="bold" style:font-size-complex="12pt" style:font-weight-complex="bold"/>
    </style:style>
    <style:style style:name="T151" style:family="text">
      <style:text-properties fo:font-variant="normal" fo:text-transform="none" style:use-window-font-color="true" style:font-name="Arial1" fo:font-size="12pt" fo:letter-spacing="normal" fo:language="fr" fo:country="FR" fo:font-style="normal" fo:font-weight="normal" officeooo:rsid="01177ca4" style:font-size-asian="12pt" style:font-weight-asian="normal" style:font-size-complex="12pt" style:font-weight-complex="normal"/>
    </style:style>
    <style:style style:name="T152" style:family="text">
      <style:text-properties fo:font-variant="normal" fo:text-transform="none" style:use-window-font-color="true" style:font-name="Arial1" fo:font-size="12pt" fo:letter-spacing="normal" fo:language="fr" fo:country="FR" fo:font-style="normal" fo:font-weight="normal" style:font-size-asian="12pt" style:font-size-complex="12pt"/>
    </style:style>
    <style:style style:name="T153" style:family="text">
      <style:text-properties fo:font-variant="normal" fo:text-transform="none" style:use-window-font-color="true" style:font-name="Arial1" fo:font-size="12pt" fo:letter-spacing="normal" fo:language="fr" fo:country="FR" fo:font-style="normal" fo:font-weight="normal" officeooo:rsid="0199eab8" style:font-size-asian="12pt" style:font-size-complex="12pt"/>
    </style:style>
    <style:style style:name="T154" style:family="text">
      <style:text-properties fo:font-variant="normal" fo:text-transform="none" style:use-window-font-color="true" style:font-name="Arial1" fo:font-size="12pt" fo:letter-spacing="normal" fo:language="fr" fo:country="FR" fo:font-style="normal" fo:font-weight="normal" officeooo:rsid="01a4d262" style:font-size-asian="12pt" style:font-size-complex="12pt"/>
    </style:style>
    <style:style style:name="T155" style:family="text">
      <style:text-properties fo:font-variant="normal" fo:text-transform="none" style:use-window-font-color="true" style:font-name="Arial1" fo:font-size="12pt" fo:letter-spacing="normal" fo:language="fr" fo:country="FR" fo:font-style="normal" fo:font-weight="normal" officeooo:rsid="01a6128b" style:font-size-asian="12pt" style:font-size-complex="12pt"/>
    </style:style>
    <style:style style:name="T156" style:family="text">
      <style:text-properties fo:font-variant="normal" fo:text-transform="none" style:use-window-font-color="true" style:font-name="Arial1" fo:font-size="12pt" fo:letter-spacing="normal" fo:language="fr" fo:country="FR" fo:font-style="normal" fo:font-weight="normal" officeooo:rsid="01a661f9" style:font-size-asian="12pt" style:font-size-complex="12pt"/>
    </style:style>
    <style:style style:name="T157" style:family="text">
      <style:text-properties fo:font-variant="normal" fo:text-transform="none" style:use-window-font-color="true" style:font-name="Arial1" fo:font-size="12pt" fo:letter-spacing="normal" fo:language="fr" fo:country="FR" fo:font-style="normal" fo:font-weight="normal" officeooo:rsid="01a9cac0" style:font-size-asian="12pt" style:font-size-complex="12pt"/>
    </style:style>
    <style:style style:name="T158" style:family="text">
      <style:text-properties fo:font-variant="normal" fo:text-transform="none" style:use-window-font-color="true" style:font-name="Arial1" fo:font-size="12pt" fo:letter-spacing="normal" fo:language="fr" fo:country="FR" fo:font-style="normal" fo:font-weight="normal" officeooo:rsid="01b0d270" style:font-size-asian="12pt" style:font-size-complex="12pt"/>
    </style:style>
    <style:style style:name="T159" style:family="text">
      <style:text-properties fo:font-variant="normal" fo:text-transform="none" style:use-window-font-color="true" style:font-name="Arial1" fo:font-size="12pt" fo:letter-spacing="normal" fo:language="fr" fo:country="FR" fo:font-style="normal" fo:font-weight="normal" officeooo:rsid="01ab9ac1" style:font-size-asian="12pt" style:font-size-complex="12pt"/>
    </style:style>
    <style:style style:name="T160" style:family="text">
      <style:text-properties fo:font-variant="normal" fo:text-transform="none" style:use-window-font-color="true" style:font-name="Arial1" fo:font-size="12pt" fo:letter-spacing="normal" fo:language="fr" fo:country="FR" fo:font-style="normal" fo:font-weight="normal" officeooo:rsid="006f141d" style:font-size-asian="12pt" style:font-size-complex="12pt"/>
    </style:style>
    <style:style style:name="T161" style:family="text">
      <style:text-properties fo:font-variant="normal" fo:text-transform="none" style:use-window-font-color="true" style:font-name="Arial1" fo:font-size="12pt" fo:letter-spacing="normal" fo:language="fr" fo:country="FR" fo:font-style="normal" fo:font-weight="normal" officeooo:rsid="0070b063" style:font-size-asian="12pt" style:font-size-complex="12pt"/>
    </style:style>
    <style:style style:name="T162" style:family="text">
      <style:text-properties fo:font-variant="normal" fo:text-transform="none" style:use-window-font-color="true" style:font-name="Arial1" fo:font-size="12pt" fo:letter-spacing="normal" fo:language="fr" fo:country="FR" fo:font-style="normal" fo:font-weight="normal" officeooo:rsid="01dc1077" style:font-size-asian="12pt" style:font-size-complex="12pt"/>
    </style:style>
    <style:style style:name="T163" style:family="text">
      <style:text-properties fo:font-variant="normal" fo:text-transform="none" style:use-window-font-color="true" style:font-name="Arial1" fo:font-size="12pt" fo:letter-spacing="normal" fo:language="fr" fo:country="FR" fo:font-style="normal" fo:font-weight="normal" officeooo:rsid="01be9db9" style:font-size-asian="12pt" style:font-size-complex="12pt"/>
    </style:style>
    <style:style style:name="T164" style:family="text">
      <style:text-properties fo:font-variant="normal" fo:text-transform="none" style:use-window-font-color="true" style:font-name="Arial1" fo:font-size="12pt" fo:letter-spacing="normal" fo:language="fr" fo:country="FR" fo:font-style="normal" fo:font-weight="normal" officeooo:rsid="01b6a993" style:font-size-asian="12pt" style:font-size-complex="12pt"/>
    </style:style>
    <style:style style:name="T165" style:family="text">
      <style:text-properties fo:font-variant="normal" fo:text-transform="none" style:use-window-font-color="true" style:font-name="Arial1" fo:font-size="12pt" fo:letter-spacing="normal" fo:language="fr" fo:country="FR" fo:font-style="normal" fo:font-weight="normal" officeooo:rsid="01bf2582" style:font-size-asian="12pt" style:font-size-complex="12pt"/>
    </style:style>
    <style:style style:name="T166" style:family="text">
      <style:text-properties fo:font-variant="normal" fo:text-transform="none" style:use-window-font-color="true" style:font-name="Arial1" fo:font-size="12pt" fo:letter-spacing="normal" fo:language="fr" fo:country="FR" fo:font-style="normal" fo:font-weight="normal" officeooo:rsid="0072a95a" style:font-size-asian="12pt" style:font-size-complex="12pt"/>
    </style:style>
    <style:style style:name="T167" style:family="text">
      <style:text-properties fo:font-variant="normal" fo:text-transform="none" style:use-window-font-color="true" style:font-name="Arial1" fo:font-size="12pt" fo:letter-spacing="normal" fo:language="fr" fo:country="FR" fo:font-style="normal" fo:font-weight="normal" officeooo:rsid="01bfc130" style:font-size-asian="12pt" style:font-size-complex="12pt"/>
    </style:style>
    <style:style style:name="T168" style:family="text">
      <style:text-properties fo:font-variant="normal" fo:text-transform="none" style:use-window-font-color="true" style:font-name="Arial1" fo:font-size="12pt" fo:letter-spacing="normal" fo:language="fr" fo:country="FR" fo:font-style="normal" fo:font-weight="normal" officeooo:rsid="01c00073" style:font-size-asian="12pt" style:font-size-complex="12pt"/>
    </style:style>
    <style:style style:name="T169" style:family="text">
      <style:text-properties fo:font-variant="normal" fo:text-transform="none" style:use-window-font-color="true" style:font-name="Arial1" fo:font-size="12pt" fo:letter-spacing="normal" fo:language="fr" fo:country="FR" fo:font-style="normal" fo:font-weight="normal" officeooo:rsid="01c21839" style:font-size-asian="12pt" style:font-size-complex="12pt"/>
    </style:style>
    <style:style style:name="T170" style:family="text">
      <style:text-properties fo:font-variant="normal" fo:text-transform="none" style:use-window-font-color="true" style:font-name="Arial1" fo:font-size="12pt" fo:letter-spacing="normal" fo:language="fr" fo:country="FR" fo:font-style="normal" fo:font-weight="normal" officeooo:rsid="01c3f222" style:font-size-asian="12pt" style:font-size-complex="12pt"/>
    </style:style>
    <style:style style:name="T171" style:family="text">
      <style:text-properties fo:font-variant="normal" fo:text-transform="none" style:use-window-font-color="true" style:font-name="Arial1" fo:font-size="12pt" fo:letter-spacing="normal" fo:language="fr" fo:country="FR" fo:font-style="normal" fo:font-weight="normal" officeooo:rsid="00797338" style:font-size-asian="12pt" style:font-size-complex="12pt"/>
    </style:style>
    <style:style style:name="T172" style:family="text">
      <style:text-properties fo:font-variant="normal" fo:text-transform="none" style:use-window-font-color="true" style:font-name="Arial1" fo:font-size="12pt" fo:letter-spacing="normal" fo:language="fr" fo:country="FR" fo:font-style="normal" fo:font-weight="normal" officeooo:rsid="01c5b10a" style:font-size-asian="12pt" style:font-size-complex="12pt"/>
    </style:style>
    <style:style style:name="T173" style:family="text">
      <style:text-properties fo:font-variant="normal" fo:text-transform="none" style:use-window-font-color="true" style:font-name="Arial1" fo:font-size="12pt" fo:letter-spacing="normal" fo:language="fr" fo:country="FR" fo:font-style="normal" fo:font-weight="normal" officeooo:rsid="01c5bbbd" style:font-size-asian="12pt" style:font-size-complex="12pt"/>
    </style:style>
    <style:style style:name="T174" style:family="text">
      <style:text-properties fo:font-variant="normal" fo:text-transform="none" style:use-window-font-color="true" style:font-name="Arial1" fo:font-size="12pt" fo:letter-spacing="normal" fo:language="fr" fo:country="FR" fo:font-style="normal" fo:font-weight="normal" officeooo:rsid="01c78f8b" style:font-size-asian="12pt" style:font-size-complex="12pt"/>
    </style:style>
    <style:style style:name="T175" style:family="text">
      <style:text-properties fo:font-variant="normal" fo:text-transform="none" style:use-window-font-color="true" style:font-name="Arial1" fo:font-size="12pt" fo:letter-spacing="normal" fo:language="fr" fo:country="FR" fo:font-style="normal" fo:font-weight="normal" officeooo:rsid="01c8cda5" style:font-size-asian="12pt" style:font-size-complex="12pt"/>
    </style:style>
    <style:style style:name="T176" style:family="text">
      <style:text-properties fo:font-variant="normal" fo:text-transform="none" style:use-window-font-color="true" style:font-name="Arial1" fo:font-size="12pt" fo:letter-spacing="normal" fo:language="fr" fo:country="FR" fo:font-style="normal" fo:font-weight="normal" officeooo:rsid="01cbb69a" style:font-size-asian="12pt" style:font-size-complex="12pt"/>
    </style:style>
    <style:style style:name="T177" style:family="text">
      <style:text-properties fo:font-variant="normal" fo:text-transform="none" style:use-window-font-color="true" style:font-name="Arial1" fo:font-size="12pt" fo:letter-spacing="normal" fo:language="fr" fo:country="FR" fo:font-style="normal" fo:font-weight="normal" officeooo:rsid="01cc596a" style:font-size-asian="12pt" style:font-size-complex="12pt"/>
    </style:style>
    <style:style style:name="T178" style:family="text">
      <style:text-properties fo:font-variant="normal" fo:text-transform="none" style:use-window-font-color="true" style:font-name="Arial1" fo:font-size="12pt" fo:letter-spacing="normal" fo:language="fr" fo:country="FR" fo:font-style="normal" fo:font-weight="normal" officeooo:rsid="01cc9a37" style:font-size-asian="12pt" style:font-size-complex="12pt"/>
    </style:style>
    <style:style style:name="T179" style:family="text">
      <style:text-properties fo:font-variant="normal" fo:text-transform="none" style:use-window-font-color="true" style:font-name="Arial1" fo:font-size="12pt" fo:letter-spacing="normal" fo:language="fr" fo:country="FR" fo:font-style="normal" fo:font-weight="normal" officeooo:rsid="00ab76db" style:font-size-asian="12pt" style:font-size-complex="12pt"/>
    </style:style>
    <style:style style:name="T180" style:family="text">
      <style:text-properties fo:font-variant="normal" fo:text-transform="none" style:use-window-font-color="true" style:font-name="Arial1" fo:font-size="12pt" fo:letter-spacing="normal" fo:language="fr" fo:country="FR" fo:font-style="normal" fo:font-weight="normal" officeooo:rsid="02181c67" style:font-size-asian="12pt" style:font-size-complex="12pt"/>
    </style:style>
    <style:style style:name="T181" style:family="text">
      <style:text-properties fo:font-variant="normal" fo:text-transform="none" style:use-window-font-color="true" style:font-name="Arial1" fo:font-size="12pt" fo:letter-spacing="normal" fo:language="fr" fo:country="FR" fo:font-style="normal" fo:font-weight="normal" officeooo:rsid="02186c56" style:font-size-asian="12pt" style:font-size-complex="12pt"/>
    </style:style>
    <style:style style:name="T182" style:family="text">
      <style:text-properties fo:font-variant="normal" fo:text-transform="none" style:use-window-font-color="true" style:font-name="Arial1" fo:font-size="12pt" fo:letter-spacing="normal" fo:language="fr" fo:country="FR" fo:font-style="normal" fo:font-weight="normal" officeooo:rsid="021a0c13" style:font-size-asian="12pt" style:font-size-complex="12pt"/>
    </style:style>
    <style:style style:name="T183" style:family="text">
      <style:text-properties fo:font-variant="normal" fo:text-transform="none" style:use-window-font-color="true" style:font-name="Arial1" fo:font-size="12pt" fo:letter-spacing="normal" fo:language="fr" fo:country="FR" fo:font-style="normal" fo:font-weight="normal" officeooo:rsid="021b4210" style:font-size-asian="12pt" style:font-size-complex="12pt"/>
    </style:style>
    <style:style style:name="T184" style:family="text">
      <style:text-properties fo:font-variant="normal" fo:text-transform="none" style:use-window-font-color="true" style:font-name="Arial1" fo:font-size="12pt" fo:letter-spacing="normal" fo:language="fr" fo:country="FR" fo:font-style="normal" fo:font-weight="normal" officeooo:rsid="01948671" style:font-size-asian="12pt" style:font-size-complex="12pt"/>
    </style:style>
    <style:style style:name="T185" style:family="text">
      <style:text-properties fo:font-variant="normal" fo:text-transform="none" style:use-window-font-color="true" style:font-name="Arial1" fo:font-size="12pt" fo:letter-spacing="normal" fo:language="fr" fo:country="FR" fo:font-style="normal" fo:font-weight="normal" officeooo:rsid="021b9694" style:font-size-asian="12pt" style:font-size-complex="12pt"/>
    </style:style>
    <style:style style:name="T186" style:family="text">
      <style:text-properties fo:font-variant="normal" fo:text-transform="none" style:use-window-font-color="true" style:font-name="Arial1" fo:font-size="12pt" fo:letter-spacing="normal" fo:language="fr" fo:country="FR" fo:font-style="normal" fo:font-weight="normal" officeooo:rsid="021d73cc" style:font-size-asian="12pt" style:font-size-complex="12pt"/>
    </style:style>
    <style:style style:name="T187" style:family="text">
      <style:text-properties fo:font-variant="normal" fo:text-transform="none" style:use-window-font-color="true" style:font-name="Arial1" fo:font-size="12pt" fo:letter-spacing="normal" fo:language="fr" fo:country="FR" fo:font-style="normal" fo:font-weight="normal" officeooo:rsid="02208e1c" style:font-size-asian="12pt" style:font-size-complex="12pt"/>
    </style:style>
    <style:style style:name="T188" style:family="text">
      <style:text-properties fo:font-variant="normal" fo:text-transform="none" style:use-window-font-color="true" style:font-name="Arial1" fo:font-size="12pt" fo:letter-spacing="normal" fo:language="fr" fo:country="FR" fo:font-style="normal" fo:font-weight="normal" officeooo:rsid="02215939" style:font-size-asian="12pt" style:font-size-complex="12pt"/>
    </style:style>
    <style:style style:name="T189" style:family="text">
      <style:text-properties fo:font-variant="normal" fo:text-transform="none" style:use-window-font-color="true" style:font-name="Arial1" fo:font-size="12pt" fo:letter-spacing="normal" fo:language="fr" fo:country="FR" fo:font-style="normal" fo:font-weight="normal" officeooo:rsid="022259c7" style:font-size-asian="12pt" style:font-size-complex="12pt"/>
    </style:style>
    <style:style style:name="T190" style:family="text">
      <style:text-properties fo:font-variant="normal" fo:text-transform="none" style:use-window-font-color="true" style:font-name="Arial1" fo:font-size="12pt" fo:letter-spacing="normal" fo:language="fr" fo:country="FR" fo:font-style="normal" fo:font-weight="normal" officeooo:rsid="02237f16" style:font-size-asian="12pt" style:font-size-complex="12pt"/>
    </style:style>
    <style:style style:name="T191" style:family="text">
      <style:text-properties fo:font-variant="normal" fo:text-transform="none" style:use-window-font-color="true" style:font-name="Arial1" fo:font-size="12pt" fo:letter-spacing="normal" fo:language="fr" fo:country="FR" fo:font-style="normal" fo:font-weight="normal" officeooo:rsid="0224b60b" style:font-size-asian="12pt" style:font-size-complex="12pt"/>
    </style:style>
    <style:style style:name="T192" style:family="text">
      <style:text-properties fo:font-variant="normal" fo:text-transform="none" style:use-window-font-color="true" style:font-name="Arial1" fo:font-size="12pt" fo:letter-spacing="normal" fo:language="fr" fo:country="FR" fo:font-style="normal" fo:font-weight="normal" officeooo:rsid="0225d3a3" style:font-size-asian="12pt" style:font-size-complex="12pt"/>
    </style:style>
    <style:style style:name="T193" style:family="text">
      <style:text-properties fo:font-variant="normal" fo:text-transform="none" style:use-window-font-color="true" style:font-name="Arial1" fo:font-size="12pt" fo:letter-spacing="normal" fo:language="fr" fo:country="FR" fo:font-style="normal" fo:font-weight="normal" officeooo:rsid="02284800" style:font-size-asian="12pt" style:font-size-complex="12pt"/>
    </style:style>
    <style:style style:name="T194" style:family="text">
      <style:text-properties fo:font-variant="normal" fo:text-transform="none" style:use-window-font-color="true" style:font-name="Arial1" fo:font-size="12pt" fo:letter-spacing="normal" fo:language="fr" fo:country="FR" fo:font-style="normal" fo:font-weight="normal" officeooo:rsid="022c868d" style:font-size-asian="12pt" style:font-size-complex="12pt"/>
    </style:style>
    <style:style style:name="T195" style:family="text">
      <style:text-properties fo:font-variant="normal" fo:text-transform="none" style:use-window-font-color="true" style:font-name="Arial1" fo:font-size="12pt" fo:letter-spacing="normal" fo:language="fr" fo:country="FR" fo:font-style="normal" fo:font-weight="normal" officeooo:rsid="02271c0f" style:font-size-asian="12pt" style:font-size-complex="12pt"/>
    </style:style>
    <style:style style:name="T196" style:family="text">
      <style:text-properties fo:font-variant="normal" fo:text-transform="none" style:use-window-font-color="true" style:font-name="Arial1" fo:font-size="12pt" fo:letter-spacing="normal" fo:language="fr" fo:country="FR" fo:font-style="normal" fo:font-weight="normal" officeooo:rsid="00b50a44" style:font-size-asian="12pt" style:font-size-complex="12pt"/>
    </style:style>
    <style:style style:name="T197" style:family="text">
      <style:text-properties fo:font-variant="normal" fo:text-transform="none" style:use-window-font-color="true" style:font-name="Arial1" fo:font-size="12pt" fo:letter-spacing="normal" fo:language="fr" fo:country="FR" fo:font-style="normal" fo:font-weight="normal" officeooo:rsid="019afd5c" style:font-size-asian="12pt" style:font-size-complex="12pt"/>
    </style:style>
    <style:style style:name="T198" style:family="text">
      <style:text-properties fo:font-variant="normal" fo:text-transform="none" style:use-window-font-color="true" style:font-name="Arial1" fo:font-size="12pt" fo:letter-spacing="normal" fo:language="fr" fo:country="FR" fo:font-style="normal" fo:font-weight="normal" officeooo:rsid="022cd58d" style:font-size-asian="12pt" style:font-size-complex="12pt"/>
    </style:style>
    <style:style style:name="T199" style:family="text">
      <style:text-properties fo:font-variant="normal" fo:text-transform="none" style:use-window-font-color="true" style:font-name="Arial1" fo:font-size="12pt" fo:letter-spacing="normal" fo:language="fr" fo:country="FR" fo:font-style="normal" fo:font-weight="normal" officeooo:rsid="0241c67e" style:font-size-asian="12pt" style:font-size-complex="12pt"/>
    </style:style>
    <style:style style:name="T200" style:family="text">
      <style:text-properties fo:font-variant="normal" fo:text-transform="none" style:use-window-font-color="true" style:font-name="Arial1" fo:font-size="12pt" fo:letter-spacing="normal" fo:language="fr" fo:country="FR" fo:font-style="normal" fo:font-weight="normal" officeooo:rsid="02300431" style:font-size-asian="12pt" style:font-size-complex="12pt"/>
    </style:style>
    <style:style style:name="T201" style:family="text">
      <style:text-properties fo:font-variant="normal" fo:text-transform="none" style:use-window-font-color="true" style:font-name="Arial1" fo:font-size="12pt" fo:letter-spacing="normal" fo:language="fr" fo:country="FR" fo:font-style="normal" fo:font-weight="normal" officeooo:rsid="02303ef1" style:font-size-asian="12pt" style:font-size-complex="12pt"/>
    </style:style>
    <style:style style:name="T202" style:family="text">
      <style:text-properties fo:font-variant="normal" fo:text-transform="none" style:use-window-font-color="true" style:font-name="Arial1" fo:font-size="12pt" fo:letter-spacing="normal" fo:language="fr" fo:country="FR" fo:font-style="normal" fo:font-weight="normal" officeooo:rsid="023147d2" style:font-size-asian="12pt" style:font-size-complex="12pt"/>
    </style:style>
    <style:style style:name="T203" style:family="text">
      <style:text-properties fo:font-variant="normal" fo:text-transform="none" style:use-window-font-color="true" style:font-name="Arial1" fo:font-size="12pt" fo:letter-spacing="normal" fo:language="fr" fo:country="FR" fo:font-style="normal" fo:font-weight="normal" officeooo:rsid="0231f159" style:font-size-asian="12pt" style:font-size-complex="12pt"/>
    </style:style>
    <style:style style:name="T204" style:family="text">
      <style:text-properties fo:font-variant="normal" fo:text-transform="none" style:use-window-font-color="true" style:font-name="Arial1" fo:font-size="12pt" fo:letter-spacing="normal" fo:language="fr" fo:country="FR" fo:font-style="normal" fo:font-weight="normal" officeooo:rsid="0232aa73" style:font-size-asian="12pt" style:font-size-complex="12pt"/>
    </style:style>
    <style:style style:name="T205" style:family="text">
      <style:text-properties fo:font-variant="normal" fo:text-transform="none" style:use-window-font-color="true" style:font-name="Arial1" fo:font-size="12pt" fo:letter-spacing="normal" fo:language="fr" fo:country="FR" fo:font-style="normal" fo:font-weight="normal" officeooo:rsid="02340560" style:font-size-asian="12pt" style:font-size-complex="12pt"/>
    </style:style>
    <style:style style:name="T206" style:family="text">
      <style:text-properties fo:font-variant="normal" fo:text-transform="none" style:use-window-font-color="true" style:font-name="Arial1" fo:font-size="12pt" fo:letter-spacing="normal" fo:language="fr" fo:country="FR" fo:font-style="normal" fo:font-weight="normal" officeooo:rsid="02407675" style:font-size-asian="12pt" style:font-size-complex="12pt"/>
    </style:style>
    <style:style style:name="T207" style:family="text">
      <style:text-properties fo:font-variant="normal" fo:text-transform="none" style:use-window-font-color="true" style:font-name="Arial1" fo:font-size="12pt" fo:letter-spacing="normal" fo:language="fr" fo:country="FR" fo:font-style="normal" fo:font-weight="normal" officeooo:rsid="02374287" style:font-size-asian="12pt" style:font-size-complex="12pt"/>
    </style:style>
    <style:style style:name="T208" style:family="text">
      <style:text-properties fo:font-variant="normal" fo:text-transform="none" style:use-window-font-color="true" style:font-name="Arial1" fo:font-size="12pt" fo:letter-spacing="normal" fo:language="fr" fo:country="FR" fo:font-style="normal" fo:font-weight="normal" officeooo:rsid="02374ed0" style:font-size-asian="12pt" style:font-size-complex="12pt"/>
    </style:style>
    <style:style style:name="T209" style:family="text">
      <style:text-properties fo:font-variant="normal" fo:text-transform="none" style:use-window-font-color="true" style:font-name="Arial1" fo:font-size="12pt" fo:letter-spacing="normal" fo:language="fr" fo:country="FR" fo:font-style="normal" fo:font-weight="normal" officeooo:rsid="02388354" style:font-size-asian="12pt" style:font-size-complex="12pt"/>
    </style:style>
    <style:style style:name="T210" style:family="text">
      <style:text-properties fo:font-variant="normal" fo:text-transform="none" style:use-window-font-color="true" style:font-name="Arial1" fo:font-size="12pt" fo:letter-spacing="normal" fo:language="fr" fo:country="FR" fo:font-style="normal" fo:font-weight="normal" officeooo:rsid="023a65da" style:font-size-asian="12pt" style:font-size-complex="12pt"/>
    </style:style>
    <style:style style:name="T211" style:family="text">
      <style:text-properties fo:font-variant="normal" fo:text-transform="none" style:use-window-font-color="true" style:font-name="Arial1" fo:font-size="12pt" fo:letter-spacing="normal" fo:language="fr" fo:country="FR" fo:font-style="normal" fo:font-weight="normal" officeooo:rsid="023b3b7d" style:font-size-asian="12pt" style:font-size-complex="12pt"/>
    </style:style>
    <style:style style:name="T212" style:family="text">
      <style:text-properties fo:font-variant="normal" fo:text-transform="none" style:use-window-font-color="true" style:font-name="Arial1" fo:font-size="12pt" fo:letter-spacing="normal" fo:language="fr" fo:country="FR" fo:font-style="normal" fo:font-weight="normal" officeooo:rsid="023cbe97" style:font-size-asian="12pt" style:font-size-complex="12pt"/>
    </style:style>
    <style:style style:name="T213" style:family="text">
      <style:text-properties fo:font-variant="normal" fo:text-transform="none" style:use-window-font-color="true" style:font-name="Arial1" fo:font-size="12pt" fo:letter-spacing="normal" fo:language="fr" fo:country="FR" fo:font-style="normal" fo:font-weight="normal" officeooo:rsid="023e3ead" style:font-size-asian="12pt" style:font-size-complex="12pt"/>
    </style:style>
    <style:style style:name="T214" style:family="text">
      <style:text-properties fo:font-variant="normal" fo:text-transform="none" style:use-window-font-color="true" style:font-name="Arial1" fo:font-size="12pt" fo:letter-spacing="normal" fo:language="fr" fo:country="FR" fo:font-style="normal" fo:font-weight="normal" officeooo:rsid="023ec9e9" style:font-size-asian="12pt" style:font-size-complex="12pt"/>
    </style:style>
    <style:style style:name="T215" style:family="text">
      <style:text-properties fo:font-variant="normal" fo:text-transform="none" style:use-window-font-color="true" style:font-name="Arial1" fo:font-size="12pt" fo:letter-spacing="normal" fo:language="fr" fo:country="FR" fo:font-style="normal" fo:font-weight="normal" officeooo:rsid="023f33cb" style:font-size-asian="12pt" style:font-size-complex="12pt"/>
    </style:style>
    <style:style style:name="T216" style:family="text">
      <style:text-properties fo:font-variant="normal" fo:text-transform="none" style:use-window-font-color="true" style:font-name="Arial1" fo:font-size="12pt" fo:letter-spacing="normal" fo:language="fr" fo:country="FR" fo:font-style="normal" fo:font-weight="normal" officeooo:rsid="00ca27df" style:font-size-asian="12pt" style:font-size-complex="12pt"/>
    </style:style>
    <style:style style:name="T217" style:family="text">
      <style:text-properties fo:font-variant="normal" fo:text-transform="none" style:use-window-font-color="true" style:font-name="Arial1" fo:font-size="12pt" fo:letter-spacing="normal" fo:language="fr" fo:country="FR" fo:font-style="normal" fo:font-weight="normal" officeooo:rsid="0241d17c" style:font-size-asian="12pt" style:font-size-complex="12pt"/>
    </style:style>
    <style:style style:name="T218" style:family="text">
      <style:text-properties fo:font-variant="normal" fo:text-transform="none" style:use-window-font-color="true" style:font-name="Arial1" fo:font-size="12pt" fo:letter-spacing="normal" fo:language="fr" fo:country="FR" fo:font-style="normal" fo:font-weight="normal" officeooo:rsid="02434377" style:font-size-asian="12pt" style:font-size-complex="12pt"/>
    </style:style>
    <style:style style:name="T219" style:family="text">
      <style:text-properties fo:font-variant="normal" fo:text-transform="none" style:use-window-font-color="true" style:font-name="Arial1" fo:font-size="12pt" fo:letter-spacing="normal" fo:language="fr" fo:country="FR" fo:font-style="normal" fo:font-weight="normal" officeooo:rsid="02442c87" style:font-size-asian="12pt" style:font-size-complex="12pt"/>
    </style:style>
    <style:style style:name="T220" style:family="text">
      <style:text-properties fo:font-variant="normal" fo:text-transform="none" style:use-window-font-color="true" style:font-name="Arial1" fo:font-size="12pt" fo:letter-spacing="normal" fo:language="fr" fo:country="FR" fo:font-style="normal" fo:font-weight="normal" officeooo:rsid="024d2341" style:font-size-asian="12pt" style:font-size-complex="12pt"/>
    </style:style>
    <style:style style:name="T221" style:family="text">
      <style:text-properties fo:font-variant="normal" fo:text-transform="none" style:use-window-font-color="true" style:font-name="Arial1" fo:font-size="12pt" fo:letter-spacing="normal" fo:language="fr" fo:country="FR" fo:font-style="normal" fo:font-weight="normal" officeooo:rsid="02461d44" style:font-size-asian="12pt" style:font-size-complex="12pt"/>
    </style:style>
    <style:style style:name="T222" style:family="text">
      <style:text-properties fo:font-variant="normal" fo:text-transform="none" style:use-window-font-color="true" style:font-name="Arial1" fo:font-size="12pt" fo:letter-spacing="normal" fo:language="fr" fo:country="FR" fo:font-style="normal" fo:font-weight="normal" officeooo:rsid="0248be27" style:font-size-asian="12pt" style:font-size-complex="12pt"/>
    </style:style>
    <style:style style:name="T223" style:family="text">
      <style:text-properties fo:font-variant="normal" fo:text-transform="none" style:use-window-font-color="true" style:font-name="Arial1" fo:font-size="12pt" fo:letter-spacing="normal" fo:language="fr" fo:country="FR" fo:font-style="normal" fo:font-weight="normal" officeooo:rsid="0248c21d" style:font-size-asian="12pt" style:font-size-complex="12pt"/>
    </style:style>
    <style:style style:name="T224" style:family="text">
      <style:text-properties fo:font-variant="normal" fo:text-transform="none" style:use-window-font-color="true" style:font-name="Arial1" fo:font-size="12pt" fo:letter-spacing="normal" fo:language="fr" fo:country="FR" fo:font-style="normal" fo:font-weight="normal" officeooo:rsid="024a03d7" style:font-size-asian="12pt" style:font-size-complex="12pt"/>
    </style:style>
    <style:style style:name="T225" style:family="text">
      <style:text-properties fo:font-variant="normal" fo:text-transform="none" style:use-window-font-color="true" style:font-name="Arial1" fo:font-size="12pt" fo:letter-spacing="normal" fo:language="fr" fo:country="FR" fo:font-style="normal" fo:font-weight="normal" officeooo:rsid="024a3413" style:font-size-asian="12pt" style:font-size-complex="12pt"/>
    </style:style>
    <style:style style:name="T226" style:family="text">
      <style:text-properties fo:font-variant="normal" fo:text-transform="none" style:use-window-font-color="true" style:font-name="Arial1" fo:font-size="12pt" fo:letter-spacing="normal" fo:language="fr" fo:country="FR" fo:font-style="normal" fo:font-weight="normal" officeooo:rsid="024a704d" style:font-size-asian="12pt" style:font-size-complex="12pt"/>
    </style:style>
    <style:style style:name="T227" style:family="text">
      <style:text-properties fo:font-variant="normal" fo:text-transform="none" style:use-window-font-color="true" style:font-name="Arial1" fo:font-size="12pt" fo:letter-spacing="normal" fo:language="fr" fo:country="FR" fo:font-style="normal" fo:font-weight="normal" officeooo:rsid="024bda23" style:font-size-asian="12pt" style:font-size-complex="12pt"/>
    </style:style>
    <style:style style:name="T228" style:family="text">
      <style:text-properties fo:font-variant="normal" fo:text-transform="none" style:use-window-font-color="true" style:font-name="Arial1" fo:font-size="12pt" fo:letter-spacing="normal" fo:language="fr" fo:country="FR" fo:font-style="normal" fo:font-weight="normal" officeooo:rsid="00cdb81c" style:font-size-asian="12pt" style:font-size-complex="12pt"/>
    </style:style>
    <style:style style:name="T229" style:family="text">
      <style:text-properties fo:font-variant="normal" fo:text-transform="none" style:use-window-font-color="true" style:font-name="Arial1" fo:font-size="12pt" fo:letter-spacing="normal" fo:language="fr" fo:country="FR" fo:font-style="normal" fo:font-weight="normal" officeooo:rsid="024db19f" style:font-size-asian="12pt" style:font-size-complex="12pt"/>
    </style:style>
    <style:style style:name="T230" style:family="text">
      <style:text-properties fo:font-variant="normal" fo:text-transform="none" style:use-window-font-color="true" style:font-name="Arial1" fo:font-size="12pt" fo:letter-spacing="normal" fo:language="fr" fo:country="FR" fo:font-style="normal" fo:font-weight="normal" officeooo:rsid="024e28b7" style:font-size-asian="12pt" style:font-size-complex="12pt"/>
    </style:style>
    <style:style style:name="T231" style:family="text">
      <style:text-properties fo:font-variant="normal" fo:text-transform="none" style:use-window-font-color="true" style:font-name="Arial1" fo:font-size="12pt" fo:letter-spacing="normal" fo:language="fr" fo:country="FR" fo:font-style="normal" fo:font-weight="normal" officeooo:rsid="024f52d7" style:font-size-asian="12pt" style:font-size-complex="12pt"/>
    </style:style>
    <style:style style:name="T232" style:family="text">
      <style:text-properties fo:font-variant="normal" fo:text-transform="none" style:use-window-font-color="true" style:font-name="Arial1" fo:font-size="12pt" fo:letter-spacing="normal" fo:language="fr" fo:country="FR" fo:font-style="normal" fo:font-weight="normal" officeooo:rsid="00ce84ee" style:font-size-asian="12pt" style:font-size-complex="12pt"/>
    </style:style>
    <style:style style:name="T233" style:family="text">
      <style:text-properties fo:font-variant="normal" fo:text-transform="none" style:use-window-font-color="true" style:font-name="Arial1" fo:font-size="12pt" fo:letter-spacing="normal" fo:language="fr" fo:country="FR" fo:font-style="normal" fo:font-weight="normal" officeooo:rsid="02530275" style:font-size-asian="12pt" style:font-size-complex="12pt"/>
    </style:style>
    <style:style style:name="T234" style:family="text">
      <style:text-properties fo:font-variant="normal" fo:text-transform="none" style:use-window-font-color="true" style:font-name="Arial1" fo:font-size="12pt" fo:letter-spacing="normal" fo:language="fr" fo:country="FR" fo:font-style="normal" fo:font-weight="normal" officeooo:rsid="024f8398" style:font-size-asian="12pt" style:font-size-complex="12pt"/>
    </style:style>
    <style:style style:name="T235" style:family="text">
      <style:text-properties fo:font-variant="normal" fo:text-transform="none" style:use-window-font-color="true" style:font-name="Arial1" fo:font-size="12pt" fo:letter-spacing="normal" fo:language="fr" fo:country="FR" fo:font-style="normal" fo:font-weight="normal" officeooo:rsid="0250e2d7" style:font-size-asian="12pt" style:font-size-complex="12pt"/>
    </style:style>
    <style:style style:name="T236" style:family="text">
      <style:text-properties fo:font-variant="normal" fo:text-transform="none" style:use-window-font-color="true" style:font-name="Arial1" fo:font-size="12pt" fo:letter-spacing="normal" fo:language="fr" fo:country="FR" fo:font-style="normal" fo:font-weight="normal" officeooo:rsid="0251a07f" style:font-size-asian="12pt" style:font-size-complex="12pt"/>
    </style:style>
    <style:style style:name="T237" style:family="text">
      <style:text-properties fo:font-variant="normal" fo:text-transform="none" style:use-window-font-color="true" style:font-name="Arial1" fo:font-size="12pt" fo:letter-spacing="normal" fo:language="fr" fo:country="FR" fo:font-style="normal" fo:font-weight="normal" officeooo:rsid="0251ec9c" style:font-size-asian="12pt" style:font-size-complex="12pt"/>
    </style:style>
    <style:style style:name="T238" style:family="text">
      <style:text-properties fo:font-variant="normal" fo:text-transform="none" style:use-window-font-color="true" style:font-name="Arial1" fo:font-size="10pt" fo:letter-spacing="normal" fo:language="fr" fo:country="FR" fo:font-style="normal" fo:font-weight="normal" officeooo:rsid="01c00073" style:font-size-asian="10pt" style:font-size-complex="10pt"/>
    </style:style>
    <style:style style:name="T239" style:family="text">
      <style:text-properties fo:font-variant="normal" fo:text-transform="none" style:use-window-font-color="true" style:font-name="Arial1" fo:font-size="10pt" fo:letter-spacing="normal" fo:language="fr" fo:country="FR" fo:font-style="normal" fo:font-weight="normal" officeooo:rsid="01c8cda5" style:font-size-asian="10pt" style:font-size-complex="10pt"/>
    </style:style>
    <style:style style:name="T240" style:family="text">
      <style:text-properties fo:font-variant="normal" fo:text-transform="none" style:use-window-font-color="true" style:font-name="Arial1" fo:font-size="10pt" fo:letter-spacing="normal" fo:language="fr" fo:country="FR" fo:font-style="normal" fo:font-weight="normal" officeooo:rsid="02208e1c" style:font-size-asian="10pt" style:font-size-complex="10pt"/>
    </style:style>
    <style:style style:name="T241" style:family="text">
      <style:text-properties fo:font-variant="normal" fo:text-transform="none" style:use-window-font-color="true" style:font-name="Arial1" fo:font-size="10pt" fo:letter-spacing="normal" fo:language="fr" fo:country="FR" fo:font-style="normal" fo:font-weight="normal" officeooo:rsid="02237f16" style:font-size-asian="10pt" style:font-size-complex="10pt"/>
    </style:style>
    <style:style style:name="T242" style:family="text">
      <style:text-properties fo:font-variant="normal" fo:text-transform="none" style:use-window-font-color="true" style:font-name="Arial1" fo:font-size="15pt" fo:letter-spacing="normal" fo:language="fr" fo:country="FR" fo:font-style="normal" fo:font-weight="normal" officeooo:rsid="01cc596a" style:font-size-asian="15pt" style:font-size-complex="15pt"/>
    </style:style>
    <style:style style:name="T243" style:family="text">
      <style:text-properties fo:font-variant="normal" fo:text-transform="none" style:use-window-font-color="true" style:font-name="Arial" fo:font-size="12pt" fo:letter-spacing="normal" fo:language="fr" fo:country="FR" fo:font-style="normal" fo:font-weight="normal" officeooo:rsid="007b4a08" style:font-size-asian="12pt" style:font-size-complex="12pt"/>
    </style:style>
    <style:style style:name="T244" style:family="text">
      <style:text-properties fo:font-variant="normal" fo:text-transform="none" style:use-window-font-color="true" style:font-name="Arial" fo:font-size="12pt" fo:letter-spacing="normal" fo:language="fr" fo:country="FR" fo:font-style="normal" fo:font-weight="normal" officeooo:rsid="01c00073" style:font-size-asian="12pt" style:font-size-complex="12pt"/>
    </style:style>
    <style:style style:name="T245" style:family="text">
      <style:text-properties fo:font-variant="normal" fo:text-transform="none" style:use-window-font-color="true" style:font-name="Arial" fo:font-size="12pt" fo:letter-spacing="normal" fo:language="fr" fo:country="FR" fo:font-style="normal" fo:font-weight="normal" officeooo:rsid="01cc9a37" style:font-size-asian="12pt" style:font-size-complex="12pt"/>
    </style:style>
    <style:style style:name="T246" style:family="text">
      <style:text-properties fo:font-variant="normal" fo:text-transform="none" style:use-window-font-color="true" style:font-name="Arial" fo:font-size="12pt" fo:letter-spacing="normal" fo:language="fr" fo:country="FR" fo:font-style="normal" fo:font-weight="normal" officeooo:rsid="007cebfe" style:font-size-asian="12pt" style:font-size-complex="12pt"/>
    </style:style>
    <style:style style:name="T247" style:family="text">
      <style:text-properties fo:font-variant="normal" fo:text-transform="none" style:use-window-font-color="true" style:font-name="Arial" fo:font-size="12pt" fo:letter-spacing="normal" fo:language="fr" fo:country="FR" fo:font-style="normal" fo:font-weight="normal" officeooo:rsid="01cf7f0d" style:font-size-asian="12pt" style:font-size-complex="12pt"/>
    </style:style>
    <style:style style:name="T248" style:family="text">
      <style:text-properties fo:font-variant="normal" fo:text-transform="none" style:use-window-font-color="true" style:font-name="Arial" fo:font-size="12pt" fo:letter-spacing="normal" fo:language="fr" fo:country="FR" fo:font-style="normal" fo:font-weight="normal" officeooo:rsid="01d17323" style:font-size-asian="12pt" style:font-size-complex="12pt"/>
    </style:style>
    <style:style style:name="T249" style:family="text">
      <style:text-properties fo:font-variant="normal" fo:text-transform="none" style:use-window-font-color="true" style:font-name="Arial" fo:font-size="12pt" fo:letter-spacing="normal" fo:language="fr" fo:country="FR" fo:font-style="normal" fo:font-weight="normal" officeooo:rsid="01d2bc3f" style:font-size-asian="12pt" style:font-size-complex="12pt"/>
    </style:style>
    <style:style style:name="T250" style:family="text">
      <style:text-properties fo:font-variant="normal" fo:text-transform="none" style:use-window-font-color="true" style:font-name="Arial" fo:font-size="12pt" fo:letter-spacing="normal" fo:language="fr" fo:country="FR" fo:font-style="normal" fo:font-weight="normal" officeooo:rsid="01d4118c" style:font-size-asian="12pt" style:font-size-complex="12pt"/>
    </style:style>
    <style:style style:name="T251" style:family="text">
      <style:text-properties fo:font-variant="normal" fo:text-transform="none" style:use-window-font-color="true" style:font-name="Arial" fo:font-size="12pt" fo:letter-spacing="normal" fo:language="fr" fo:country="FR" fo:font-style="normal" fo:font-weight="normal" officeooo:rsid="01d527b7" style:font-size-asian="12pt" style:font-size-complex="12pt"/>
    </style:style>
    <style:style style:name="T252" style:family="text">
      <style:text-properties fo:font-variant="normal" fo:text-transform="none" style:use-window-font-color="true" style:font-name="Arial" fo:font-size="12pt" fo:letter-spacing="normal" fo:language="fr" fo:country="FR" fo:font-style="normal" fo:font-weight="normal" officeooo:rsid="01d8d417" style:font-size-asian="12pt" style:font-size-complex="12pt"/>
    </style:style>
    <style:style style:name="T253" style:family="text">
      <style:text-properties fo:font-variant="normal" fo:text-transform="none" style:use-window-font-color="true" style:font-name="Arial" fo:font-size="12pt" fo:letter-spacing="normal" fo:language="fr" fo:country="FR" fo:font-style="normal" fo:font-weight="normal" officeooo:rsid="01d7262c" style:font-size-asian="12pt" style:font-size-complex="12pt"/>
    </style:style>
    <style:style style:name="T254" style:family="text">
      <style:text-properties fo:font-variant="normal" fo:text-transform="none" style:use-window-font-color="true" style:font-name="Arial" fo:font-size="12pt" fo:letter-spacing="normal" fo:language="fr" fo:country="FR" fo:font-style="normal" fo:font-weight="normal" officeooo:rsid="01d975fd" style:font-size-asian="12pt" style:font-size-complex="12pt"/>
    </style:style>
    <style:style style:name="T255" style:family="text">
      <style:text-properties fo:font-variant="normal" fo:text-transform="none" style:use-window-font-color="true" style:font-name="Arial" fo:font-size="12pt" fo:letter-spacing="normal" fo:language="fr" fo:country="FR" fo:font-style="normal" fo:font-weight="normal" officeooo:rsid="01da9c5b" style:font-size-asian="12pt" style:font-size-complex="12pt"/>
    </style:style>
    <style:style style:name="T256" style:family="text">
      <style:text-properties fo:font-variant="normal" fo:text-transform="none" style:use-window-font-color="true" style:font-name="Arial" fo:font-size="12pt" fo:letter-spacing="normal" fo:language="fr" fo:country="FR" fo:font-style="normal" fo:font-weight="normal" officeooo:rsid="01e149d6" style:font-size-asian="12pt" style:font-size-complex="12pt"/>
    </style:style>
    <style:style style:name="T257" style:family="text">
      <style:text-properties fo:font-variant="normal" fo:text-transform="none" style:use-window-font-color="true" style:font-name="Arial" fo:font-size="12pt" fo:letter-spacing="normal" fo:language="fr" fo:country="FR" fo:font-style="normal" fo:font-weight="normal" officeooo:rsid="01daa75c" style:font-size-asian="12pt" style:font-size-complex="12pt"/>
    </style:style>
    <style:style style:name="T258" style:family="text">
      <style:text-properties fo:font-variant="normal" fo:text-transform="none" style:use-window-font-color="true" style:font-name="Arial" fo:font-size="12pt" fo:letter-spacing="normal" fo:language="fr" fo:country="FR" fo:font-style="normal" fo:font-weight="normal" officeooo:rsid="01db113a" style:font-size-asian="12pt" style:font-size-complex="12pt"/>
    </style:style>
    <style:style style:name="T259" style:family="text">
      <style:text-properties fo:font-variant="normal" fo:text-transform="none" style:use-window-font-color="true" style:font-name="Arial" fo:font-size="12pt" fo:letter-spacing="normal" fo:language="fr" fo:country="FR" fo:font-style="normal" fo:font-weight="normal" officeooo:rsid="01dccd04" style:font-size-asian="12pt" style:font-size-complex="12pt"/>
    </style:style>
    <style:style style:name="T260" style:family="text">
      <style:text-properties fo:font-variant="normal" fo:text-transform="none" style:use-window-font-color="true" style:font-name="Arial" fo:font-size="12pt" fo:letter-spacing="normal" fo:language="fr" fo:country="FR" fo:font-style="normal" fo:font-weight="normal" officeooo:rsid="01dde3b6" style:font-size-asian="12pt" style:font-size-complex="12pt"/>
    </style:style>
    <style:style style:name="T261" style:family="text">
      <style:text-properties fo:font-variant="normal" fo:text-transform="none" style:use-window-font-color="true" style:font-name="Arial" fo:font-size="12pt" fo:letter-spacing="normal" fo:language="fr" fo:country="FR" fo:font-style="normal" fo:font-weight="normal" officeooo:rsid="01df8127" style:font-size-asian="12pt" style:font-size-complex="12pt"/>
    </style:style>
    <style:style style:name="T262" style:family="text">
      <style:text-properties fo:font-variant="normal" fo:text-transform="none" style:use-window-font-color="true" style:font-name="Arial" fo:font-size="12pt" fo:letter-spacing="normal" fo:language="fr" fo:country="FR" fo:font-style="normal" fo:font-weight="normal" officeooo:rsid="0086377d" style:font-size-asian="12pt" style:font-size-complex="12pt"/>
    </style:style>
    <style:style style:name="T263" style:family="text">
      <style:text-properties fo:font-variant="normal" fo:text-transform="none" style:use-window-font-color="true" style:font-name="Arial" fo:font-size="12pt" fo:letter-spacing="normal" fo:language="fr" fo:country="FR" fo:font-style="normal" fo:font-weight="normal" officeooo:rsid="01e32aeb" style:font-size-asian="12pt" style:font-size-complex="12pt"/>
    </style:style>
    <style:style style:name="T264" style:family="text">
      <style:text-properties fo:font-variant="normal" fo:text-transform="none" style:use-window-font-color="true" style:font-name="Arial" fo:font-size="12pt" fo:letter-spacing="normal" fo:language="fr" fo:country="FR" fo:font-style="normal" fo:font-weight="normal" officeooo:rsid="01e33d04" style:font-size-asian="12pt" style:font-size-complex="12pt"/>
    </style:style>
    <style:style style:name="T265" style:family="text">
      <style:text-properties fo:font-variant="normal" fo:text-transform="none" style:use-window-font-color="true" style:font-name="Arial" fo:font-size="12pt" fo:letter-spacing="normal" fo:language="fr" fo:country="FR" fo:font-style="normal" fo:font-weight="normal" officeooo:rsid="01e45f72" style:font-size-asian="12pt" style:font-size-complex="12pt"/>
    </style:style>
    <style:style style:name="T266" style:family="text">
      <style:text-properties fo:font-variant="normal" fo:text-transform="none" style:use-window-font-color="true" style:font-name="Arial" fo:font-size="12pt" fo:letter-spacing="normal" fo:language="fr" fo:country="FR" fo:font-style="normal" fo:font-weight="normal" officeooo:rsid="01e4e777" style:font-size-asian="12pt" style:font-size-complex="12pt"/>
    </style:style>
    <style:style style:name="T267" style:family="text">
      <style:text-properties fo:font-variant="normal" fo:text-transform="none" style:use-window-font-color="true" style:font-name="Arial" fo:font-size="12pt" fo:letter-spacing="normal" fo:language="fr" fo:country="FR" fo:font-style="normal" fo:font-weight="normal" officeooo:rsid="01e6e253" style:font-size-asian="12pt" style:font-size-complex="12pt"/>
    </style:style>
    <style:style style:name="T268" style:family="text">
      <style:text-properties fo:font-variant="normal" fo:text-transform="none" style:use-window-font-color="true" style:font-name="Arial" fo:font-size="12pt" fo:letter-spacing="normal" fo:language="fr" fo:country="FR" fo:font-style="normal" fo:font-weight="normal" officeooo:rsid="01e8c000" style:font-size-asian="12pt" style:font-size-complex="12pt"/>
    </style:style>
    <style:style style:name="T269" style:family="text">
      <style:text-properties fo:font-variant="normal" fo:text-transform="none" style:use-window-font-color="true" style:font-name="Arial" fo:font-size="12pt" fo:letter-spacing="normal" fo:language="fr" fo:country="FR" fo:font-style="normal" fo:font-weight="normal" officeooo:rsid="01e8f59f" style:font-size-asian="12pt" style:font-size-complex="12pt"/>
    </style:style>
    <style:style style:name="T270" style:family="text">
      <style:text-properties fo:font-variant="normal" fo:text-transform="none" style:use-window-font-color="true" style:font-name="Arial" fo:font-size="12pt" fo:letter-spacing="normal" fo:language="fr" fo:country="FR" fo:font-style="normal" fo:font-weight="normal" officeooo:rsid="01f3e832" style:font-size-asian="12pt" style:font-size-complex="12pt"/>
    </style:style>
    <style:style style:name="T271" style:family="text">
      <style:text-properties fo:font-variant="normal" fo:text-transform="none" style:use-window-font-color="true" style:font-name="Arial" fo:font-size="12pt" fo:letter-spacing="normal" fo:language="fr" fo:country="FR" fo:font-style="normal" fo:font-weight="normal" officeooo:rsid="01ea438f" style:font-size-asian="12pt" style:font-size-complex="12pt"/>
    </style:style>
    <style:style style:name="T272" style:family="text">
      <style:text-properties fo:font-variant="normal" fo:text-transform="none" style:use-window-font-color="true" style:font-name="Arial" fo:font-size="12pt" fo:letter-spacing="normal" fo:language="fr" fo:country="FR" fo:font-style="normal" fo:font-weight="normal" officeooo:rsid="01eb321a" style:font-size-asian="12pt" style:font-size-complex="12pt"/>
    </style:style>
    <style:style style:name="T273" style:family="text">
      <style:text-properties fo:font-variant="normal" fo:text-transform="none" style:use-window-font-color="true" style:font-name="Arial" fo:font-size="12pt" fo:letter-spacing="normal" fo:language="fr" fo:country="FR" fo:font-style="normal" fo:font-weight="normal" officeooo:rsid="01ebd138" style:font-size-asian="12pt" style:font-size-complex="12pt"/>
    </style:style>
    <style:style style:name="T274" style:family="text">
      <style:text-properties fo:font-variant="normal" fo:text-transform="none" style:use-window-font-color="true" style:font-name="Arial" fo:font-size="12pt" fo:letter-spacing="normal" fo:language="fr" fo:country="FR" fo:font-style="normal" fo:font-weight="normal" officeooo:rsid="01ed7cf5" style:font-size-asian="12pt" style:font-size-complex="12pt"/>
    </style:style>
    <style:style style:name="T275" style:family="text">
      <style:text-properties fo:font-variant="normal" fo:text-transform="none" style:use-window-font-color="true" style:font-name="Arial" fo:font-size="12pt" fo:letter-spacing="normal" fo:language="fr" fo:country="FR" fo:font-style="normal" fo:font-weight="normal" officeooo:rsid="01ee75f9" style:font-size-asian="12pt" style:font-size-complex="12pt"/>
    </style:style>
    <style:style style:name="T276" style:family="text">
      <style:text-properties fo:font-variant="normal" fo:text-transform="none" style:use-window-font-color="true" style:font-name="Arial" fo:font-size="12pt" fo:letter-spacing="normal" fo:language="fr" fo:country="FR" fo:font-style="normal" fo:font-weight="normal" officeooo:rsid="01f04ddb" style:font-size-asian="12pt" style:font-size-complex="12pt"/>
    </style:style>
    <style:style style:name="T277" style:family="text">
      <style:text-properties fo:font-variant="normal" fo:text-transform="none" style:use-window-font-color="true" style:font-name="Arial" fo:font-size="12pt" fo:letter-spacing="normal" fo:language="fr" fo:country="FR" fo:font-style="normal" fo:font-weight="normal" officeooo:rsid="01f1b20b" style:font-size-asian="12pt" style:font-size-complex="12pt"/>
    </style:style>
    <style:style style:name="T278" style:family="text">
      <style:text-properties fo:font-variant="normal" fo:text-transform="none" style:use-window-font-color="true" style:font-name="Arial" fo:font-size="12pt" fo:letter-spacing="normal" fo:language="fr" fo:country="FR" fo:font-style="normal" fo:font-weight="normal" officeooo:rsid="0087a0f7" style:font-size-asian="12pt" style:font-size-complex="12pt"/>
    </style:style>
    <style:style style:name="T279" style:family="text">
      <style:text-properties fo:font-variant="normal" fo:text-transform="none" style:use-window-font-color="true" style:font-name="Arial" fo:font-size="12pt" fo:letter-spacing="normal" fo:language="fr" fo:country="FR" fo:font-style="normal" fo:font-weight="normal" officeooo:rsid="01f2e2a3" style:font-size-asian="12pt" style:font-size-complex="12pt"/>
    </style:style>
    <style:style style:name="T280" style:family="text">
      <style:text-properties fo:font-variant="normal" fo:text-transform="none" style:use-window-font-color="true" style:font-name="Arial" fo:font-size="12pt" fo:letter-spacing="normal" fo:language="fr" fo:country="FR" fo:font-style="normal" fo:font-weight="normal" officeooo:rsid="0090fe02" style:font-size-asian="12pt" style:font-size-complex="12pt"/>
    </style:style>
    <style:style style:name="T281" style:family="text">
      <style:text-properties fo:font-variant="normal" fo:text-transform="none" style:use-window-font-color="true" style:font-name="Arial" fo:font-size="12pt" fo:letter-spacing="normal" fo:language="fr" fo:country="FR" fo:font-style="normal" fo:font-weight="normal" officeooo:rsid="01f438d1" style:font-size-asian="12pt" style:font-size-complex="12pt"/>
    </style:style>
    <style:style style:name="T282" style:family="text">
      <style:text-properties fo:font-variant="normal" fo:text-transform="none" style:use-window-font-color="true" style:font-name="Arial" fo:font-size="12pt" fo:letter-spacing="normal" fo:language="fr" fo:country="FR" fo:font-style="normal" fo:font-weight="normal" officeooo:rsid="01f59c35" style:font-size-asian="12pt" style:font-size-complex="12pt"/>
    </style:style>
    <style:style style:name="T283" style:family="text">
      <style:text-properties fo:font-variant="normal" fo:text-transform="none" style:use-window-font-color="true" style:font-name="Arial" fo:font-size="12pt" fo:letter-spacing="normal" fo:language="fr" fo:country="FR" fo:font-style="normal" fo:font-weight="normal" officeooo:rsid="01f77385" style:font-size-asian="12pt" style:font-size-complex="12pt"/>
    </style:style>
    <style:style style:name="T284" style:family="text">
      <style:text-properties fo:font-variant="normal" fo:text-transform="none" style:use-window-font-color="true" style:font-name="Arial" fo:font-size="12pt" fo:letter-spacing="normal" fo:language="fr" fo:country="FR" fo:font-style="normal" fo:font-weight="normal" officeooo:rsid="01f824aa" style:font-size-asian="12pt" style:font-size-complex="12pt"/>
    </style:style>
    <style:style style:name="T285" style:family="text">
      <style:text-properties fo:font-variant="normal" fo:text-transform="none" style:use-window-font-color="true" style:font-name="Arial" fo:font-size="12pt" fo:letter-spacing="normal" fo:language="fr" fo:country="FR" fo:font-style="normal" fo:font-weight="normal" officeooo:rsid="01f9a5bb" style:font-size-asian="12pt" style:font-size-complex="12pt"/>
    </style:style>
    <style:style style:name="T286" style:family="text">
      <style:text-properties fo:font-variant="normal" fo:text-transform="none" style:use-window-font-color="true" style:font-name="Arial" fo:font-size="12pt" fo:letter-spacing="normal" fo:language="fr" fo:country="FR" fo:font-style="normal" fo:font-weight="normal" officeooo:rsid="01fb9543" style:font-size-asian="12pt" style:font-size-complex="12pt"/>
    </style:style>
    <style:style style:name="T287" style:family="text">
      <style:text-properties fo:font-variant="normal" fo:text-transform="none" style:use-window-font-color="true" style:font-name="Arial" fo:font-size="12pt" fo:letter-spacing="normal" fo:language="fr" fo:country="FR" fo:font-style="normal" fo:font-weight="normal" officeooo:rsid="01fe7220" style:font-size-asian="12pt" style:font-size-complex="12pt"/>
    </style:style>
    <style:style style:name="T288" style:family="text">
      <style:text-properties fo:font-variant="normal" fo:text-transform="none" style:use-window-font-color="true" style:font-name="Arial" fo:font-size="12pt" fo:letter-spacing="normal" fo:language="fr" fo:country="FR" fo:font-style="normal" fo:font-weight="normal" officeooo:rsid="01fd53e7" style:font-size-asian="12pt" style:font-size-complex="12pt"/>
    </style:style>
    <style:style style:name="T289" style:family="text">
      <style:text-properties fo:font-variant="normal" fo:text-transform="none" style:use-window-font-color="true" style:font-name="Arial" fo:font-size="12pt" fo:letter-spacing="normal" fo:language="fr" fo:country="FR" fo:font-style="normal" fo:font-weight="normal" officeooo:rsid="0098d3a8" style:font-size-asian="12pt" style:font-size-complex="12pt"/>
    </style:style>
    <style:style style:name="T290" style:family="text">
      <style:text-properties fo:font-variant="normal" fo:text-transform="none" style:use-window-font-color="true" style:font-name="Arial" fo:font-size="12pt" fo:letter-spacing="normal" fo:language="fr" fo:country="FR" fo:font-style="normal" fo:font-weight="normal" officeooo:rsid="02017ca4" style:font-size-asian="12pt" style:font-size-complex="12pt"/>
    </style:style>
    <style:style style:name="T291" style:family="text">
      <style:text-properties fo:font-variant="normal" fo:text-transform="none" style:use-window-font-color="true" style:font-name="Arial" fo:font-size="12pt" fo:letter-spacing="normal" fo:language="fr" fo:country="FR" fo:font-style="normal" fo:font-weight="normal" officeooo:rsid="0201c9cc" style:font-size-asian="12pt" style:font-size-complex="12pt"/>
    </style:style>
    <style:style style:name="T292" style:family="text">
      <style:text-properties fo:font-variant="normal" fo:text-transform="none" style:use-window-font-color="true" style:font-name="Arial" fo:font-size="12pt" fo:letter-spacing="normal" fo:language="fr" fo:country="FR" fo:font-style="normal" fo:font-weight="normal" officeooo:rsid="0203a144" style:font-size-asian="12pt" style:font-size-complex="12pt"/>
    </style:style>
    <style:style style:name="T293" style:family="text">
      <style:text-properties fo:font-variant="normal" fo:text-transform="none" style:use-window-font-color="true" style:font-name="Arial" fo:font-size="12pt" fo:letter-spacing="normal" fo:language="fr" fo:country="FR" fo:font-style="normal" fo:font-weight="normal" officeooo:rsid="02044448" style:font-size-asian="12pt" style:font-size-complex="12pt"/>
    </style:style>
    <style:style style:name="T294" style:family="text">
      <style:text-properties fo:font-variant="normal" fo:text-transform="none" style:use-window-font-color="true" style:font-name="Arial" fo:font-size="12pt" fo:letter-spacing="normal" fo:language="fr" fo:country="FR" fo:font-style="normal" fo:font-weight="normal" officeooo:rsid="020aacd5" style:font-size-asian="12pt" style:font-size-complex="12pt"/>
    </style:style>
    <style:style style:name="T295" style:family="text">
      <style:text-properties fo:font-variant="normal" fo:text-transform="none" style:use-window-font-color="true" style:font-name="Arial" fo:font-size="12pt" fo:letter-spacing="normal" fo:language="fr" fo:country="FR" fo:font-style="normal" fo:font-weight="normal" officeooo:rsid="020574f4" style:font-size-asian="12pt" style:font-size-complex="12pt"/>
    </style:style>
    <style:style style:name="T296" style:family="text">
      <style:text-properties fo:font-variant="normal" fo:text-transform="none" style:use-window-font-color="true" style:font-name="Arial" fo:font-size="12pt" fo:letter-spacing="normal" fo:language="fr" fo:country="FR" fo:font-style="normal" fo:font-weight="normal" officeooo:rsid="020704d7" style:font-size-asian="12pt" style:font-size-complex="12pt"/>
    </style:style>
    <style:style style:name="T297" style:family="text">
      <style:text-properties fo:font-variant="normal" fo:text-transform="none" style:use-window-font-color="true" style:font-name="Arial" fo:font-size="12pt" fo:letter-spacing="normal" fo:language="fr" fo:country="FR" fo:font-style="normal" fo:font-weight="normal" officeooo:rsid="0209cbb3" style:font-size-asian="12pt" style:font-size-complex="12pt"/>
    </style:style>
    <style:style style:name="T298" style:family="text">
      <style:text-properties fo:font-variant="normal" fo:text-transform="none" style:use-window-font-color="true" style:font-name="Arial" fo:font-size="12pt" fo:letter-spacing="normal" fo:language="fr" fo:country="FR" fo:font-style="normal" fo:font-weight="normal" officeooo:rsid="00a1f291" style:font-size-asian="12pt" style:font-size-complex="12pt"/>
    </style:style>
    <style:style style:name="T299" style:family="text">
      <style:text-properties fo:font-variant="normal" fo:text-transform="none" style:use-window-font-color="true" style:font-name="Arial" fo:font-size="12pt" fo:letter-spacing="normal" fo:language="fr" fo:country="FR" fo:font-style="normal" fo:font-weight="normal" officeooo:rsid="020d04fe" style:font-size-asian="12pt" style:font-size-complex="12pt"/>
    </style:style>
    <style:style style:name="T300" style:family="text">
      <style:text-properties fo:font-variant="normal" fo:text-transform="none" style:use-window-font-color="true" style:font-name="Arial" fo:font-size="12pt" fo:letter-spacing="normal" fo:language="fr" fo:country="FR" fo:font-style="normal" fo:font-weight="normal" officeooo:rsid="020eb4f4" style:font-size-asian="12pt" style:font-size-complex="12pt"/>
    </style:style>
    <style:style style:name="T301" style:family="text">
      <style:text-properties fo:font-variant="normal" fo:text-transform="none" style:use-window-font-color="true" style:font-name="Arial" fo:font-size="12pt" fo:letter-spacing="normal" fo:language="fr" fo:country="FR" fo:font-style="normal" fo:font-weight="normal" officeooo:rsid="020fb5e7" style:font-size-asian="12pt" style:font-size-complex="12pt"/>
    </style:style>
    <style:style style:name="T302" style:family="text">
      <style:text-properties fo:font-variant="normal" fo:text-transform="none" style:use-window-font-color="true" style:font-name="Arial" fo:font-size="12pt" fo:letter-spacing="normal" fo:language="fr" fo:country="FR" fo:font-style="normal" fo:font-weight="normal" officeooo:rsid="0210c2a5" style:font-size-asian="12pt" style:font-size-complex="12pt"/>
    </style:style>
    <style:style style:name="T303" style:family="text">
      <style:text-properties fo:font-variant="normal" fo:text-transform="none" style:use-window-font-color="true" style:font-name="Arial" fo:font-size="12pt" fo:letter-spacing="normal" fo:language="fr" fo:country="FR" fo:font-style="normal" fo:font-weight="normal" officeooo:rsid="0210ddce" style:font-size-asian="12pt" style:font-size-complex="12pt"/>
    </style:style>
    <style:style style:name="T304" style:family="text">
      <style:text-properties fo:font-variant="normal" fo:text-transform="none" style:use-window-font-color="true" style:font-name="Arial" fo:font-size="12pt" fo:letter-spacing="normal" fo:language="fr" fo:country="FR" fo:font-style="normal" fo:font-weight="normal" officeooo:rsid="02122904" style:font-size-asian="12pt" style:font-size-complex="12pt"/>
    </style:style>
    <style:style style:name="T305" style:family="text">
      <style:text-properties fo:font-variant="normal" fo:text-transform="none" style:use-window-font-color="true" style:font-name="Arial" fo:font-size="12pt" fo:letter-spacing="normal" fo:language="fr" fo:country="FR" fo:font-style="normal" fo:font-weight="normal" officeooo:rsid="0216f08b" style:font-size-asian="12pt" style:font-size-complex="12pt"/>
    </style:style>
    <style:style style:name="T306" style:family="text">
      <style:text-properties fo:font-variant="normal" fo:text-transform="none" style:use-window-font-color="true" style:font-name="Arial" fo:font-size="12pt" fo:letter-spacing="normal" fo:language="fr" fo:country="FR" fo:font-style="normal" fo:font-weight="normal" officeooo:rsid="0213f5c5" style:font-size-asian="12pt" style:font-size-complex="12pt"/>
    </style:style>
    <style:style style:name="T307" style:family="text">
      <style:text-properties fo:font-variant="normal" fo:text-transform="none" style:use-window-font-color="true" style:font-name="Arial" fo:font-size="12pt" fo:letter-spacing="normal" fo:language="fr" fo:country="FR" fo:font-style="normal" fo:font-weight="normal" officeooo:rsid="0214ff52" style:font-size-asian="12pt" style:font-size-complex="12pt"/>
    </style:style>
    <style:style style:name="T308" style:family="text">
      <style:text-properties fo:font-variant="normal" fo:text-transform="none" style:use-window-font-color="true" style:font-name="Arial" fo:font-size="12pt" fo:letter-spacing="normal" fo:language="fr" fo:country="FR" fo:font-style="normal" fo:font-weight="bold" officeooo:rsid="01e149d6" style:font-size-asian="12pt" style:font-weight-asian="bold" style:font-size-complex="12pt" style:font-weight-complex="bold"/>
    </style:style>
    <style:style style:name="T309" style:family="text">
      <style:text-properties fo:font-variant="normal" fo:text-transform="none" style:use-window-font-color="true" style:font-name="Arial" fo:font-size="12pt" fo:letter-spacing="normal" fo:language="fr" fo:country="FR" fo:font-style="normal" fo:font-weight="bold" officeooo:rsid="01e8f59f" style:font-size-asian="12pt" style:font-weight-asian="bold" style:font-size-complex="12pt" style:font-weight-complex="bold"/>
    </style:style>
    <style:style style:name="T310" style:family="text">
      <style:text-properties fo:font-variant="normal" fo:text-transform="none" style:use-window-font-color="true" style:font-name="Arial" fo:font-size="12pt" fo:letter-spacing="normal" fo:language="fr" fo:country="FR" fo:font-style="normal" fo:font-weight="bold" officeooo:rsid="01fe7220" style:font-size-asian="12pt" style:font-weight-asian="bold" style:font-size-complex="12pt" style:font-weight-complex="bold"/>
    </style:style>
    <style:style style:name="T311" style:family="text">
      <style:text-properties fo:font-variant="normal" fo:text-transform="none" style:use-window-font-color="true" style:font-name="Arial" fo:font-size="12pt" fo:letter-spacing="normal" fo:language="fr" fo:country="FR" fo:font-style="normal" fo:font-weight="bold" officeooo:rsid="020aacd5" style:font-size-asian="12pt" style:font-weight-asian="bold" style:font-size-complex="12pt" style:font-weight-complex="bold"/>
    </style:style>
    <style:style style:name="T312" style:family="text">
      <style:text-properties fo:font-variant="normal" fo:text-transform="none" style:use-window-font-color="true" style:font-name="Arial" fo:font-size="12pt" fo:letter-spacing="normal" fo:language="fr" fo:country="FR" fo:font-style="normal" fo:font-weight="bold" officeooo:rsid="0216f08b" style:font-size-asian="12pt" style:font-weight-asian="bold" style:font-size-complex="12pt" style:font-weight-complex="bold"/>
    </style:style>
    <style:style style:name="T313" style:family="text">
      <style:text-properties fo:font-variant="normal" fo:text-transform="none" style:use-window-font-color="true" style:font-name="Arial" fo:font-size="6pt" fo:letter-spacing="normal" fo:language="fr" fo:country="FR" fo:font-style="normal" fo:font-weight="normal" officeooo:rsid="007b4a08" style:font-size-asian="6pt" style:font-size-complex="6pt"/>
    </style:style>
    <style:style style:name="T314" style:family="text">
      <style:text-properties fo:font-variant="normal" fo:text-transform="none" style:use-window-font-color="true" style:font-name="Arial" fo:font-size="10pt" fo:letter-spacing="normal" fo:language="fr" fo:country="FR" fo:font-style="normal" fo:font-weight="normal" officeooo:rsid="01e8f59f" style:font-size-asian="10pt" style:font-size-complex="10pt"/>
    </style:style>
    <style:style style:name="T315" style:family="text">
      <style:text-properties fo:font-variant="normal" fo:text-transform="none" style:use-window-font-color="true" style:font-name="Arial" fo:font-size="10pt" fo:letter-spacing="normal" fo:language="fr" fo:country="FR" fo:font-style="normal" fo:font-weight="normal" officeooo:rsid="01f59c35" style:font-size-asian="10pt" style:font-size-complex="10pt"/>
    </style:style>
    <style:style style:name="T316" style:family="text">
      <style:text-properties fo:font-variant="normal" fo:text-transform="none" style:use-window-font-color="true" style:font-name="Arial" fo:font-size="10pt" fo:letter-spacing="normal" fo:language="fr" fo:country="FR" fo:font-style="normal" fo:font-weight="normal" officeooo:rsid="020704d7" style:font-size-asian="10pt" style:font-size-complex="10pt"/>
    </style:style>
    <style:style style:name="T317" style:family="text">
      <style:text-properties style:use-window-font-color="true" officeooo:rsid="00f05d82" style:text-underline-mode="continuous" style:text-overline-mode="continuous" style:text-line-through-mode="continuous"/>
    </style:style>
    <style:style style:name="T318" style:family="text">
      <style:text-properties style:use-window-font-color="true" officeooo:rsid="00f2d0e3" style:text-underline-mode="continuous" style:text-overline-mode="continuous" style:text-line-through-mode="continuous"/>
    </style:style>
    <style:style style:name="T319" style:family="text">
      <style:text-properties style:use-window-font-color="true" officeooo:rsid="00f4e55e" style:text-underline-mode="continuous" style:text-overline-mode="continuous" style:text-line-through-mode="continuous"/>
    </style:style>
    <style:style style:name="T320" style:family="text">
      <style:text-properties style:use-window-font-color="true" officeooo:rsid="00f8fcbd" style:text-underline-mode="continuous" style:text-overline-mode="continuous" style:text-line-through-mode="continuous"/>
    </style:style>
    <style:style style:name="T321" style:family="text">
      <style:text-properties style:use-window-font-color="true" officeooo:rsid="0102cf14" style:text-underline-mode="continuous" style:text-overline-mode="continuous" style:text-line-through-mode="continuous"/>
    </style:style>
    <style:style style:name="T322" style:family="text">
      <style:text-properties style:use-window-font-color="true" style:font-name="Arial1" fo:font-size="12pt" fo:language="fr" fo:country="FR" fo:font-weight="bold" style:font-size-asian="12pt" style:font-weight-asian="bold" style:font-size-complex="12pt" style:font-weight-complex="bold"/>
    </style:style>
    <style:style style:name="T323" style:family="text">
      <style:text-properties style:use-window-font-color="true" style:font-name="Arial1" fo:font-size="12pt" fo:language="fr" fo:country="FR" fo:font-weight="bold" officeooo:rsid="0180141c" style:font-size-asian="12pt" style:font-weight-asian="bold" style:font-size-complex="12pt" style:font-weight-complex="bold"/>
    </style:style>
    <style:style style:name="T324" style:family="text">
      <style:text-properties style:use-window-font-color="true" style:font-name="Arial1" fo:font-size="12pt" fo:language="fr" fo:country="FR" fo:font-weight="bold" officeooo:rsid="01177ca4" style:font-size-asian="12pt" style:font-weight-asian="bold" style:font-size-complex="12pt" style:font-weight-complex="bold"/>
    </style:style>
    <style:style style:name="T325" style:family="text">
      <style:text-properties style:use-window-font-color="true" style:font-name="Arial1" fo:font-size="12pt" fo:language="fr" fo:country="FR" fo:font-weight="bold" officeooo:rsid="019159fb" style:font-size-asian="12pt" style:font-weight-asian="bold" style:font-size-complex="12pt" style:font-weight-complex="bold"/>
    </style:style>
    <style:style style:name="T326" style:family="text">
      <style:text-properties style:use-window-font-color="true" style:font-name="Arial1" fo:font-size="12pt" fo:language="fr" fo:country="FR" fo:font-weight="bold" officeooo:rsid="01948671" style:font-size-asian="12pt" style:font-weight-asian="bold" style:font-size-complex="12pt" style:font-weight-complex="bold"/>
    </style:style>
    <style:style style:name="T327" style:family="text">
      <style:text-properties style:use-window-font-color="true" style:font-name="Arial1" fo:font-size="12pt" fo:language="fr" fo:country="FR" fo:font-weight="bold" officeooo:rsid="019864be" style:font-size-asian="12pt" style:font-weight-asian="bold" style:font-size-complex="12pt" style:font-weight-complex="bold"/>
    </style:style>
    <style:style style:name="T328" style:family="text">
      <style:text-properties style:use-window-font-color="true" style:font-name="Arial1" fo:font-size="12pt" fo:language="fr" fo:country="FR" fo:font-weight="bold" officeooo:rsid="0199eab8" style:font-size-asian="12pt" style:font-weight-asian="bold" style:font-size-complex="12pt" style:font-weight-complex="bold"/>
    </style:style>
    <style:style style:name="T329" style:family="text">
      <style:text-properties style:use-window-font-color="true" style:font-name="Arial1" fo:font-size="12pt" fo:language="fr" fo:country="FR" fo:font-weight="bold" officeooo:rsid="019afd5c" style:font-size-asian="12pt" style:font-weight-asian="bold" style:font-size-complex="12pt" style:font-weight-complex="bold"/>
    </style:style>
    <style:style style:name="T330" style:family="text">
      <style:text-properties style:use-window-font-color="true" style:font-name="Arial1" fo:font-size="12pt" fo:language="fr" fo:country="FR" fo:font-weight="bold" officeooo:rsid="01b6a993" style:font-size-asian="12pt" style:font-weight-asian="bold" style:font-size-complex="12pt" style:font-weight-complex="bold"/>
    </style:style>
    <style:style style:name="T331" style:family="text">
      <style:text-properties style:use-window-font-color="true" style:font-name="Arial1" fo:font-size="12pt" fo:language="fr" fo:country="FR" style:font-size-asian="12pt" style:font-size-complex="12pt"/>
    </style:style>
    <style:style style:name="T332" style:family="text">
      <style:text-properties style:use-window-font-color="true" style:font-name="Arial1" fo:font-size="12pt" fo:language="fr" fo:country="FR" officeooo:rsid="0180141c" style:font-size-asian="12pt" style:font-size-complex="12pt"/>
    </style:style>
    <style:style style:name="T333" style:family="text">
      <style:text-properties style:use-window-font-color="true" style:font-name="Arial1" fo:font-size="12pt" fo:language="fr" fo:country="FR" officeooo:rsid="018b211b" style:font-size-asian="12pt" style:font-size-complex="12pt"/>
    </style:style>
    <style:style style:name="T334" style:family="text">
      <style:text-properties style:use-window-font-color="true" style:font-name="Arial1" fo:font-size="12pt" fo:language="fr" fo:country="FR" officeooo:rsid="018cb9b4" style:font-size-asian="12pt" style:font-size-complex="12pt"/>
    </style:style>
    <style:style style:name="T335" style:family="text">
      <style:text-properties style:use-window-font-color="true" style:font-name="Arial1" fo:font-size="12pt" fo:language="fr" fo:country="FR" officeooo:rsid="018b6122" style:font-size-asian="12pt" style:font-size-complex="12pt"/>
    </style:style>
    <style:style style:name="T336" style:family="text">
      <style:text-properties style:use-window-font-color="true" style:font-name="Arial1" fo:font-size="12pt" fo:language="fr" fo:country="FR" officeooo:rsid="0001b83e" style:font-size-asian="12pt" style:font-size-complex="12pt"/>
    </style:style>
    <style:style style:name="T337" style:family="text">
      <style:text-properties style:use-window-font-color="true" style:font-name="Arial1" fo:font-size="12pt" fo:language="fr" fo:country="FR" officeooo:rsid="018dc63d" style:font-size-asian="12pt" style:font-size-complex="12pt"/>
    </style:style>
    <style:style style:name="T338" style:family="text">
      <style:text-properties style:use-window-font-color="true" style:font-name="Arial1" fo:font-size="12pt" fo:language="fr" fo:country="FR" officeooo:rsid="018eacbe" style:font-size-asian="12pt" style:font-size-complex="12pt"/>
    </style:style>
    <style:style style:name="T339" style:family="text">
      <style:text-properties style:use-window-font-color="true" style:font-name="Arial1" fo:font-size="12pt" fo:language="fr" fo:country="FR" officeooo:rsid="018e50c1" style:font-size-asian="12pt" style:font-size-complex="12pt"/>
    </style:style>
    <style:style style:name="T340" style:family="text">
      <style:text-properties style:use-window-font-color="true" style:font-name="Arial1" fo:font-size="12pt" fo:language="fr" fo:country="FR" officeooo:rsid="019159fb" style:font-size-asian="12pt" style:font-size-complex="12pt"/>
    </style:style>
    <style:style style:name="T341" style:family="text">
      <style:text-properties style:use-window-font-color="true" style:font-name="Arial1" fo:font-size="12pt" fo:language="fr" fo:country="FR" officeooo:rsid="01948671" style:font-size-asian="12pt" style:font-size-complex="12pt"/>
    </style:style>
    <style:style style:name="T342" style:family="text">
      <style:text-properties style:use-window-font-color="true" style:font-name="Arial1" fo:font-size="12pt" fo:language="fr" fo:country="FR" officeooo:rsid="01928008" style:font-size-asian="12pt" style:font-size-complex="12pt"/>
    </style:style>
    <style:style style:name="T343" style:family="text">
      <style:text-properties style:use-window-font-color="true" style:font-name="Arial1" fo:font-size="12pt" fo:language="fr" fo:country="FR" officeooo:rsid="01919093" style:font-size-asian="12pt" style:font-size-complex="12pt"/>
    </style:style>
    <style:style style:name="T344" style:family="text">
      <style:text-properties style:use-window-font-color="true" style:font-name="Arial1" fo:font-size="12pt" fo:language="fr" fo:country="FR" officeooo:rsid="019864be" style:font-size-asian="12pt" style:font-size-complex="12pt"/>
    </style:style>
    <style:style style:name="T345" style:family="text">
      <style:text-properties style:use-window-font-color="true" style:font-name="Arial1" fo:font-size="12pt" fo:language="fr" fo:country="FR" officeooo:rsid="0199eab8" style:font-size-asian="12pt" style:font-size-complex="12pt"/>
    </style:style>
    <style:style style:name="T346" style:family="text">
      <style:text-properties style:use-window-font-color="true" style:font-name="Arial1" fo:font-size="12pt" fo:language="fr" fo:country="FR" officeooo:rsid="0197206e" style:font-size-asian="12pt" style:font-size-complex="12pt"/>
    </style:style>
    <style:style style:name="T347" style:family="text">
      <style:text-properties style:use-window-font-color="true" style:font-name="Arial1" fo:font-size="12pt" fo:language="fr" fo:country="FR" officeooo:rsid="01a4d262" style:font-size-asian="12pt" style:font-size-complex="12pt"/>
    </style:style>
    <style:style style:name="T348" style:family="text">
      <style:text-properties style:use-window-font-color="true" style:font-name="Arial1" fo:font-size="12pt" fo:language="fr" fo:country="FR" officeooo:rsid="019afd5c" style:font-size-asian="12pt" style:font-size-complex="12pt"/>
    </style:style>
    <style:style style:name="T349" style:family="text">
      <style:text-properties style:use-window-font-color="true" style:font-name="Arial1" fo:font-size="12pt" fo:language="fr" fo:country="FR" officeooo:rsid="00627721" style:font-size-asian="12pt" style:font-size-complex="12pt"/>
    </style:style>
    <style:style style:name="T350" style:family="text">
      <style:text-properties style:use-window-font-color="true" style:font-name="Arial1" fo:font-size="12pt" fo:language="fr" fo:country="FR" officeooo:rsid="019dde55" style:font-size-asian="12pt" style:font-size-complex="12pt"/>
    </style:style>
    <style:style style:name="T351" style:family="text">
      <style:text-properties style:use-window-font-color="true" style:font-name="Arial1" fo:font-size="12pt" fo:language="fr" fo:country="FR" officeooo:rsid="0063cd6a" style:font-size-asian="12pt" style:font-size-complex="12pt"/>
    </style:style>
    <style:style style:name="T352" style:family="text">
      <style:text-properties style:use-window-font-color="true" style:font-name="Arial1" fo:font-size="12pt" fo:language="fr" fo:country="FR" officeooo:rsid="00651c8e" style:font-size-asian="12pt" style:font-size-complex="12pt"/>
    </style:style>
    <style:style style:name="T353" style:family="text">
      <style:text-properties style:use-window-font-color="true" style:font-name="Arial1" fo:font-size="12pt" fo:language="fr" fo:country="FR" officeooo:rsid="01adb2f5" style:font-size-asian="12pt" style:font-size-complex="12pt"/>
    </style:style>
    <style:style style:name="T354" style:family="text">
      <style:text-properties style:use-window-font-color="true" style:font-name="Arial1" fo:font-size="12pt" fo:language="fr" fo:country="FR" officeooo:rsid="0066e0d1" style:font-size-asian="12pt" style:font-size-complex="12pt"/>
    </style:style>
    <style:style style:name="T355" style:family="text">
      <style:text-properties style:use-window-font-color="true" style:font-name="Arial1" fo:font-size="12pt" fo:language="fr" fo:country="FR" officeooo:rsid="0067de5d" style:font-size-asian="12pt" style:font-size-complex="12pt"/>
    </style:style>
    <style:style style:name="T356" style:family="text">
      <style:text-properties style:use-window-font-color="true" style:font-name="Arial1" fo:font-size="12pt" fo:language="fr" fo:country="FR" officeooo:rsid="01b6a993" style:font-size-asian="12pt" style:font-size-complex="12pt"/>
    </style:style>
    <style:style style:name="T357" style:family="text">
      <style:text-properties style:use-window-font-color="true" style:font-name="Arial1" fo:font-size="12pt" fo:language="fr" fo:country="FR" officeooo:rsid="01b2708f" style:font-size-asian="12pt" style:font-size-complex="12pt"/>
    </style:style>
    <style:style style:name="T358" style:family="text">
      <style:text-properties style:use-window-font-color="true" style:font-name="Arial1" fo:font-size="12pt" fo:language="fr" fo:country="FR" officeooo:rsid="01b4acbb" style:font-size-asian="12pt" style:font-size-complex="12pt"/>
    </style:style>
    <style:style style:name="T359" style:family="text">
      <style:text-properties style:use-window-font-color="true" style:font-name="Arial1" fo:font-size="12pt" fo:language="fr" fo:country="FR" officeooo:rsid="006b0ada" style:font-size-asian="12pt" style:font-size-complex="12pt"/>
    </style:style>
    <style:style style:name="T360" style:family="text">
      <style:text-properties style:use-window-font-color="true" style:font-name="Arial1" fo:font-size="12pt" fo:language="fr" fo:country="FR" officeooo:rsid="01b9ab3a" style:font-size-asian="12pt" style:font-size-complex="12pt"/>
    </style:style>
    <style:style style:name="T361" style:family="text">
      <style:text-properties style:use-window-font-color="true" style:font-name="Arial1" fo:font-size="12pt" fo:language="fr" fo:country="FR" officeooo:rsid="01ba908b" style:font-size-asian="12pt" style:font-size-complex="12pt"/>
    </style:style>
    <style:style style:name="T362" style:family="text">
      <style:text-properties style:use-window-font-color="true" style:font-name="Arial1" fo:font-size="12pt" fo:language="fr" fo:country="FR" officeooo:rsid="01bac5fc" style:font-size-asian="12pt" style:font-size-complex="12pt"/>
    </style:style>
    <style:style style:name="T363" style:family="text">
      <style:text-properties style:use-window-font-color="true" style:font-name="Arial1" fo:font-size="12pt" fo:language="fr" fo:country="FR" fo:font-weight="normal" officeooo:rsid="01177ca4" style:font-size-asian="12pt" style:font-weight-asian="normal" style:font-size-complex="12pt" style:font-weight-complex="normal"/>
    </style:style>
    <style:style style:name="T364" style:family="text">
      <style:text-properties style:use-window-font-color="true" style:font-name="Arial1" fo:font-size="12pt" fo:language="fr" fo:country="FR" fo:font-style="italic" style:text-underline-style="solid" style:text-underline-width="auto" style:text-underline-color="font-color" officeooo:rsid="01b9ab3a" style:font-size-asian="12pt" style:font-style-asian="italic" style:font-size-complex="12pt" style:font-style-complex="italic"/>
    </style:style>
    <style:style style:name="T365" style:family="text">
      <style:text-properties style:use-window-font-color="true" style:font-name="Arial2" fo:font-size="12pt" fo:language="fr" fo:country="FR" fo:font-weight="bold" officeooo:rsid="016ae627" style:font-size-asian="12pt" style:font-weight-asian="bold" style:font-size-complex="12pt" style:font-weight-complex="bold"/>
    </style:style>
    <style:style style:name="T366" style:family="text">
      <style:text-properties style:use-window-font-color="true" style:font-name="Arial2" fo:font-size="12pt" fo:language="fr" fo:country="FR" officeooo:rsid="016ae627" style:font-size-asian="12pt" style:font-size-complex="12pt"/>
    </style:style>
    <style:style style:name="T367" style:family="text">
      <style:text-properties style:use-window-font-color="true" fo:language="fr" fo:country="FR" officeooo:rsid="0000952b"/>
    </style:style>
    <style:style style:name="T368" style:family="text">
      <style:text-properties style:use-window-font-color="true" fo:language="fr" fo:country="FR" officeooo:rsid="00f05d82"/>
    </style:style>
    <style:style style:name="T369" style:family="text">
      <style:text-properties style:use-window-font-color="true" fo:language="fr" fo:country="FR" officeooo:rsid="019f33b7"/>
    </style:style>
    <style:style style:name="T370" style:family="text">
      <style:text-properties style:use-window-font-color="true" fo:language="fr" fo:country="FR" officeooo:rsid="00f2d0e3"/>
    </style:style>
    <style:style style:name="T371" style:family="text">
      <style:text-properties style:use-window-font-color="true" fo:language="fr" fo:country="FR" style:text-underline-style="solid" style:text-underline-width="auto" style:text-underline-color="font-color" officeooo:rsid="0000952b" style:text-underline-mode="continuous" style:text-overline-mode="continuous" style:text-line-through-mode="continuous" style:font-size-asian="15pt" style:font-style-asian="italic" style:font-size-complex="15pt" style:font-style-complex="italic"/>
    </style:style>
    <style:style style:name="T372" style:family="text">
      <style:text-properties style:use-window-font-color="true" fo:language="fr" fo:country="FR" style:text-underline-style="solid" style:text-underline-width="auto" style:text-underline-color="font-color" officeooo:rsid="019f33b7" style:text-underline-mode="continuous" style:text-overline-mode="continuous" style:text-line-through-mode="continuous" style:font-size-asian="15pt" style:font-style-asian="italic" style:font-size-complex="15pt" style:font-style-complex="italic"/>
    </style:style>
    <style:style style:name="T373" style:family="text">
      <style:text-properties style:use-window-font-color="true" fo:language="fr" fo:country="FR" style:text-underline-style="solid" style:text-underline-width="auto" style:text-underline-color="font-color" officeooo:rsid="00f4e55e" style:text-underline-mode="continuous" style:text-overline-mode="continuous" style:text-line-through-mode="continuous" style:font-size-asian="15pt" style:font-style-asian="italic" style:font-size-complex="15pt" style:font-style-complex="italic"/>
    </style:style>
    <style:style style:name="T374" style:family="text">
      <style:text-properties style:use-window-font-color="true" fo:language="fr" fo:country="FR" officeooo:rsid="00f8fcbd"/>
    </style:style>
    <style:style style:name="T375" style:family="text">
      <style:text-properties style:use-window-font-color="true" fo:language="fr" fo:country="FR" officeooo:rsid="0102cf14"/>
    </style:style>
    <style:style style:name="T376" style:family="text">
      <style:text-properties officeooo:rsid="0264ceda"/>
    </style:style>
    <style:style style:name="T377" style:family="text">
      <style:text-properties officeooo:rsid="02698cd2"/>
    </style:style>
    <style:style style:name="T378" style:family="text">
      <style:text-properties style:text-position="0% 100%"/>
    </style:style>
    <style:style style:name="T379" style:family="text">
      <style:text-properties fo:font-weight="bold" style:font-weight-asian="bold" style:font-weight-complex="bold"/>
    </style:style>
    <style:style style:name="T380" style:family="text">
      <style:text-properties fo:font-weight="bold" officeooo:rsid="0000952b" style:font-weight-asian="bold" style:font-weight-complex="bold"/>
    </style:style>
    <style:style style:name="T381" style:family="text">
      <style:text-properties fo:font-weight="bold" officeooo:rsid="0105547d" style:font-weight-asian="bold" style:font-weight-complex="bold"/>
    </style:style>
    <style:style style:name="T382" style:family="text">
      <style:text-properties fo:font-weight="bold" officeooo:rsid="01177ca4" style:font-weight-asian="bold" style:font-weight-complex="bold"/>
    </style:style>
    <style:style style:name="T383" style:family="text">
      <style:text-properties fo:font-weight="bold" officeooo:rsid="0128422b" style:font-weight-asian="bold" style:font-weight-complex="bold"/>
    </style:style>
    <style:style style:name="T384" style:family="text">
      <style:text-properties fo:font-weight="bold" officeooo:rsid="013d8815" style:font-weight-asian="bold" style:font-weight-complex="bold"/>
    </style:style>
    <style:style style:name="T385" style:family="text">
      <style:text-properties fo:font-weight="bold" officeooo:rsid="0156dec2" style:font-weight-asian="bold" style:font-weight-complex="bold"/>
    </style:style>
    <style:style style:name="T386" style:family="text">
      <style:text-properties fo:font-weight="bold" officeooo:rsid="014b01b7" style:font-weight-asian="bold" style:font-weight-complex="bold"/>
    </style:style>
    <style:style style:name="T387" style:family="text">
      <style:text-properties fo:font-weight="bold" officeooo:rsid="0168f77c" style:font-weight-asian="bold" style:font-weight-complex="bold"/>
    </style:style>
    <style:style style:name="T388" style:family="text">
      <style:text-properties fo:font-weight="bold" officeooo:rsid="0180141c" style:font-weight-asian="bold" style:font-weight-complex="bold"/>
    </style:style>
    <style:style style:name="T389" style:family="text">
      <style:text-properties fo:font-weight="bold" officeooo:rsid="01815f35" style:font-weight-asian="bold" style:font-weight-complex="bold"/>
    </style:style>
    <style:style style:name="T390" style:family="text">
      <style:text-properties fo:font-weight="bold" officeooo:rsid="0199eab8" style:font-weight-asian="bold" style:font-weight-complex="bold"/>
    </style:style>
    <style:style style:name="T391" style:family="text">
      <style:text-properties fo:font-weight="bold" officeooo:rsid="01b0d270" style:font-weight-asian="bold" style:font-weight-complex="bold"/>
    </style:style>
    <style:style style:name="T392" style:family="text">
      <style:text-properties fo:font-weight="bold" officeooo:rsid="025b8f29" style:font-weight-asian="bold" style:font-weight-complex="bold"/>
    </style:style>
    <style:style style:name="T393" style:family="text">
      <style:text-properties fo:font-weight="bold" officeooo:rsid="025d345a" style:font-weight-asian="bold" style:font-weight-complex="bold"/>
    </style:style>
    <style:style style:name="T394" style:family="text">
      <style:text-properties officeooo:rsid="010d427a"/>
    </style:style>
    <style:style style:name="T395" style:family="text">
      <style:text-properties officeooo:rsid="0105547d"/>
    </style:style>
    <style:style style:name="T396" style:family="text">
      <style:text-properties officeooo:rsid="010c2a3c"/>
    </style:style>
    <style:style style:name="T397" style:family="text">
      <style:text-properties officeooo:rsid="010e41ce"/>
    </style:style>
    <style:style style:name="T398" style:family="text">
      <style:text-properties officeooo:rsid="01119d04"/>
    </style:style>
    <style:style style:name="T399" style:family="text">
      <style:text-properties officeooo:rsid="0112c4a8"/>
    </style:style>
    <style:style style:name="T400" style:family="text">
      <style:text-properties officeooo:rsid="011afd32"/>
    </style:style>
    <style:style style:name="T401" style:family="text">
      <style:text-properties officeooo:rsid="01177ca4"/>
    </style:style>
    <style:style style:name="T402" style:family="text">
      <style:text-properties officeooo:rsid="012108d7"/>
    </style:style>
    <style:style style:name="T403" style:family="text">
      <style:text-properties officeooo:rsid="012c14b2"/>
    </style:style>
    <style:style style:name="T404" style:family="text">
      <style:text-properties fo:font-size="15pt" style:font-size-asian="15pt" style:font-size-complex="15pt"/>
    </style:style>
    <style:style style:name="T405" style:family="text">
      <style:text-properties officeooo:rsid="0130d5a0"/>
    </style:style>
    <style:style style:name="T406" style:family="text">
      <style:text-properties fo:font-size="10pt" style:font-size-asian="10pt" style:font-size-complex="10pt"/>
    </style:style>
    <style:style style:name="T407" style:family="text">
      <style:text-properties officeooo:rsid="0131574f"/>
    </style:style>
    <style:style style:name="T408" style:family="text">
      <style:text-properties officeooo:rsid="01322830"/>
    </style:style>
    <style:style style:name="T409" style:family="text">
      <style:text-properties officeooo:rsid="013d8815"/>
    </style:style>
    <style:style style:name="T410" style:family="text">
      <style:text-properties officeooo:rsid="014245bd"/>
    </style:style>
    <style:style style:name="T411" style:family="text">
      <style:text-properties officeooo:rsid="01431443"/>
    </style:style>
    <style:style style:name="T412" style:family="text">
      <style:text-properties officeooo:rsid="0144e4c0"/>
    </style:style>
    <style:style style:name="T413" style:family="text">
      <style:text-properties officeooo:rsid="0156dec2"/>
    </style:style>
    <style:style style:name="T414" style:family="text">
      <style:text-properties officeooo:rsid="01552f16"/>
    </style:style>
    <style:style style:name="T415" style:family="text">
      <style:text-properties officeooo:rsid="01483e39"/>
    </style:style>
    <style:style style:name="T416" style:family="text">
      <style:text-properties officeooo:rsid="014b01b7"/>
    </style:style>
    <style:style style:name="T417" style:family="text">
      <style:text-properties officeooo:rsid="014f8e2b"/>
    </style:style>
    <style:style style:name="T418" style:family="text">
      <style:text-properties officeooo:rsid="01543950"/>
    </style:style>
    <style:style style:name="T419" style:family="text">
      <style:text-properties officeooo:rsid="0154bc3f"/>
    </style:style>
    <style:style style:name="T420" style:family="text">
      <style:text-properties officeooo:rsid="015af4b5"/>
    </style:style>
    <style:style style:name="T421" style:family="text">
      <style:text-properties style:font-name="Arial2"/>
    </style:style>
    <style:style style:name="T422" style:family="text">
      <style:text-properties style:font-name="Arial2" fo:font-weight="bold" officeooo:rsid="0168f77c" style:font-weight-asian="bold" style:font-weight-complex="bold"/>
    </style:style>
    <style:style style:name="T423" style:family="text">
      <style:text-properties style:font-name="Arial2" fo:font-weight="bold" officeooo:rsid="016ae627" style:font-weight-asian="bold" style:font-weight-complex="bold"/>
    </style:style>
    <style:style style:name="T424" style:family="text">
      <style:text-properties style:font-name="Arial2" officeooo:rsid="015bfef5"/>
    </style:style>
    <style:style style:name="T425" style:family="text">
      <style:text-properties style:font-name="Arial2" officeooo:rsid="015e3709"/>
    </style:style>
    <style:style style:name="T426" style:family="text">
      <style:text-properties style:font-name="Arial2" officeooo:rsid="01601753"/>
    </style:style>
    <style:style style:name="T427" style:family="text">
      <style:text-properties style:font-name="Arial2" officeooo:rsid="01608f49"/>
    </style:style>
    <style:style style:name="T428" style:family="text">
      <style:text-properties style:font-name="Arial2" officeooo:rsid="01627beb"/>
    </style:style>
    <style:style style:name="T429" style:family="text">
      <style:text-properties style:font-name="Arial2" officeooo:rsid="0163eafa"/>
    </style:style>
    <style:style style:name="T430" style:family="text">
      <style:text-properties style:font-name="Arial2" officeooo:rsid="0168f77c"/>
    </style:style>
    <style:style style:name="T431" style:family="text">
      <style:text-properties style:font-name="Arial2" officeooo:rsid="016539c1"/>
    </style:style>
    <style:style style:name="T432" style:family="text">
      <style:text-properties style:font-name="Arial2" officeooo:rsid="016ae627"/>
    </style:style>
    <style:style style:name="T433" style:family="text">
      <style:text-properties style:font-name="Arial2" officeooo:rsid="016683ec"/>
    </style:style>
    <style:style style:name="T434" style:family="text">
      <style:text-properties officeooo:rsid="0180141c"/>
    </style:style>
    <style:style style:name="T435" style:family="text">
      <style:text-properties officeooo:rsid="01732783"/>
    </style:style>
    <style:style style:name="T436" style:family="text">
      <style:text-properties officeooo:rsid="01815f35"/>
    </style:style>
    <style:style style:name="T437" style:family="text">
      <style:text-properties officeooo:rsid="0174519e"/>
    </style:style>
    <style:style style:name="T438" style:family="text">
      <style:text-properties officeooo:rsid="0175f0a8"/>
    </style:style>
    <style:style style:name="T439" style:family="text">
      <style:text-properties officeooo:rsid="01793528"/>
    </style:style>
    <style:style style:name="T440" style:family="text">
      <style:text-properties officeooo:rsid="017c4b64"/>
    </style:style>
    <style:style style:name="T441" style:family="text">
      <style:text-properties officeooo:rsid="01807ae0"/>
    </style:style>
    <style:style style:name="T442" style:family="text">
      <style:text-properties officeooo:rsid="0199eab8"/>
    </style:style>
    <style:style style:name="T443" style:family="text">
      <style:text-properties officeooo:rsid="01b0d270"/>
    </style:style>
    <style:style style:name="T444" style:family="text">
      <style:text-properties officeooo:rsid="0255927e"/>
    </style:style>
    <style:style style:name="T445" style:family="text">
      <style:text-properties officeooo:rsid="025b8f29"/>
    </style:style>
    <style:style style:name="T446" style:family="text">
      <style:text-properties officeooo:rsid="025e59d3"/>
    </style:style>
    <style:style style:name="T447" style:family="text">
      <style:text-properties officeooo:rsid="025d345a"/>
    </style:style>
    <style:style style:name="T448" style:family="text">
      <style:text-properties officeooo:rsid="025ac1d8"/>
    </style:style>
    <style:style style:name="T449" style:family="text">
      <style:text-properties officeooo:rsid="025fa7ce"/>
    </style:style>
    <style:style style:name="T450" style:family="text">
      <style:text-properties officeooo:rsid="001c9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éopold is away</text:p>
      <text:p text:style-name="P5"/>
      <text:p text:style-name="P3"><text:span text:style-name="Police_20_par_20_défaut1"><text:span text:style-name="T2">Sommaire des tomes :</text:span></text:span></text:p>
      <text:p text:style-name="P6"/>
      <text:p text:style-name="P10">- Tome 1 : Un amour dangereux → Page 1</text:p>
      <text:p text:style-name="P10">- Tome 2 : La chute du pouvoir → Page 28</text:p>
      <text:p text:style-name="P1"><text:span text:style-name="T8">- Tome 3 : </text:span><text:span text:style-name="T18">La brèche de Kitazawa </text:span><text:span text:style-name="T8">→ Page 80</text:span></text:p>
      <text:p text:style-name="P5"/>
      <text:p text:style-name="P8">Tome 1 : Un amour dangereux</text:p>
      <text:p text:style-name="P8"/>
      <text:p text:style-name="P3"><text:span text:style-name="Police_20_par_20_défaut1"><text:span text:style-name="T3">Sommaire :</text:span></text:span></text:p>
      <text:p text:style-name="P7"/>
      <text:p text:style-name="P9">- Chapitre 1 : Sentiments → Page 2</text:p>
      <text:p text:style-name="P9">- Chapitre 2 : Disparition → Page 4</text:p>
      <text:p text:style-name="P9">- Chapitre 3 : Complot → Page 7</text:p>
      <text:p text:style-name="P9">- Chapitre 4 : Pour la science → Page 15</text:p>
      <text:p text:style-name="P9">- Chapitre 5 : Le conseil → Page 18</text:p>
      <text:p text:style-name="P9">- Chapitre 6 : Reboot → Page 23</text:p>
      <text:p text:style-name="P42">Chapitre 1 : Sentiments</text:p>
      <text:p text:style-name="P9"/>
      <text:p text:style-name="P11"><text:span text:style-name="Police_20_par_20_défaut1"><text:span text:style-name="T4">BIP BIP BIP BI</text:span></text:span><text:span text:style-name="Police_20_par_20_défaut1"><text:span text:style-name="T10"> poc</text:span></text:span></text:p>
      <text:p text:style-name="P9"/>
      <text:p text:style-name="P11"><text:span text:style-name="Police_20_par_20_défaut1"><text:span text:style-name="T1">Déjà la troisième fois que le réveil d’Ivan sonnait. Il jeta un regard furtif : 8h15. Wait… 8h15 ?? Il se débarrassa violemment sa couverture ; il était en retard. Comme il avait raté son bus, il allait devoir courir ! Tant mieux, ça lui ferait les jambes.</text:span></text:span></text:p>
      <text:p text:style-name="P9"/>
      <text:p text:style-name="P11"><text:span text:style-name="Police_20_par_20_défaut1"><text:span text:style-name="T1">Arrivé à 10h20, il toqua à la porte de la G115. À peine 5 minutes après, il était viré avec Samy et Léopold pour avoir fait les cons.</text:span></text:span></text:p>
      <text:p text:style-name="P9"/>
      <text:p text:style-name="P11"><text:span text:style-name="Police_20_par_20_défaut1"><text:span text:style-name="T8">Léopold :</text:span></text:span><text:span text:style-name="Police_20_par_20_défaut1"><text:span text:style-name="T1"> Putain mais les gars vous êtes vraiment des attardés !</text:span></text:span></text:p>
      <text:p text:style-name="P9"/>
      <text:p text:style-name="P11"><text:span text:style-name="Police_20_par_20_défaut1"><text:span text:style-name="T8">Ivan :</text:span></text:span><text:span text:style-name="Police_20_par_20_défaut1"><text:span text:style-name="T1"> Noon !</text:span></text:span></text:p>
      <text:p text:style-name="P9"/>
      <text:p text:style-name="P11"><text:span text:style-name="Police_20_par_20_défaut1"><text:span text:style-name="T8">Samy :</text:span></text:span><text:span text:style-name="Police_20_par_20_défaut1"><text:span text:style-name="T1"> Du coup qu’est-ce qu’on fait ?</text:span></text:span></text:p>
      <text:p text:style-name="P9"/>
      <text:p text:style-name="P11"><text:span text:style-name="Police_20_par_20_défaut1"><text:span text:style-name="T8">Ivan :</text:span></text:span><text:span text:style-name="Police_20_par_20_défaut1"><text:span text:style-name="T1"> On se fait bab’ ?</text:span></text:span></text:p>
      <text:p text:style-name="P9"/>
      <text:p text:style-name="P11"><text:span text:style-name="Police_20_par_20_défaut1"><text:span text:style-name="T8">Léopold :</text:span></text:span><text:span text:style-name="Police_20_par_20_défaut1"><text:span text:style-name="T1"> Allez !</text:span></text:span></text:p>
      <text:p text:style-name="P9"/>
      <text:p text:style-name="P11"><text:span text:style-name="Police_20_par_20_défaut1"><text:span text:style-name="T1">Délaissant leurs scolarités, ils se dirigèrent vers la cafétéria. Après une partie minable, Samy parti pisser, laissant Ivan et Léopold face à deux no name. La cafétéria était particulièrement vide aujourd’hui. Le soleil illuminait la pièce, et chauffait l’air de ce vendredi. Ivan regardait Léopold. Il lui enviait sa barbe, son menton, ses épaules… En fait, il complexait carrément de ne pas avoir son métabolisme. Léopold était penché sur son téléphone, ne voyant donc pas le regard perçant d’Ivan. Il se leva avec un air grave, avant de l’adoucir lorsqu’il croisa celui d’Ivan.</text:span></text:span></text:p>
      <text:p text:style-name="P9"/>
      <text:p text:style-name="P11"><text:span text:style-name="Police_20_par_20_défaut1"><text:span text:style-name="T8">Ivan :</text:span></text:span><text:span text:style-name="Police_20_par_20_défaut1"><text:span text:style-name="T1"> Quelque chose ne va pas ?</text:span></text:span></text:p>
      <text:p text:style-name="P9"/>
      <text:p text:style-name="P11"><text:span text:style-name="Police_20_par_20_défaut1"><text:span text:style-name="T8">Léopold :</text:span></text:span><text:span text:style-name="Police_20_par_20_défaut1"><text:span text:style-name="T1"> Si, si… C’est juste que je…</text:span></text:span></text:p>
      <text:p text:style-name="P9"/>
      <text:p text:style-name="P11"><text:span text:style-name="Police_20_par_20_défaut1"><text:span text:style-name="T5">DOUNDIDOUDOUNDINDIDOUDOUNDINDIDOUDOUNDINDOUN</text:span></text:span></text:p>
      <text:p text:style-name="P9"/>
      <text:p text:style-name="P11"><text:span text:style-name="Police_20_par_20_défaut1"><text:span text:style-name="T1">La sonnerie. Léopold se tut le temps qu’elle passe.</text:span></text:span></text:p>
      <text:p text:style-name="P9"/>
      <text:p text:style-name="P11"><text:span text:style-name="Police_20_par_20_défaut1"><text:span text:style-name="T8">Léopold :</text:span></text:span><text:span text:style-name="Police_20_par_20_défaut1"><text:span text:style-name="T1"> </text:span></text:span><text:span text:style-name="Police_20_par_20_défaut1"><text:span text:style-name="T12">C’est juste que je…</text:span></text:span></text:p>
      <text:p text:style-name="P9"/>
      <text:p text:style-name="P11"><text:span text:style-name="Police_20_par_20_défaut1"><text:span text:style-name="T8">Samy :</text:span></text:span><text:span text:style-name="Police_20_par_20_défaut1"><text:span text:style-name="T1"> </text:span></text:span><text:span text:style-name="Police_20_par_20_défaut1"><text:span text:style-name="T5">Yo</text:span></text:span><text:span text:style-name="Police_20_par_20_défaut1"><text:span text:style-name="T1">.</text:span></text:span></text:p>
      <text:p text:style-name="P9"/>
      <text:p text:style-name="P11"><text:span text:style-name="Police_20_par_20_défaut1"><text:span text:style-name="T7">Léopold </text:span></text:span><text:span text:style-name="Police_20_par_20_défaut1"><text:span text:style-name="T1">: Qu’est-ce que tu branlais fils de pute ?</text:span></text:span></text:p>
      <text:p text:style-name="P10"/>
      <text:p text:style-name="P11"><text:span text:style-name="Police_20_par_20_défaut1"><text:span text:style-name="T8">Ivan :</text:span></text:span><text:span text:style-name="Police_20_par_20_défaut1"><text:span text:style-name="T1"> Eh bah ! Il était long ce pipi !</text:span></text:span></text:p>
      <text:p text:style-name="P9"/>
      <text:p text:style-name="P11"><text:span text:style-name="Police_20_par_20_défaut1"><text:span text:style-name="T8">Samy :</text:span></text:span><text:span text:style-name="Police_20_par_20_défaut1"><text:span text:style-name="T1"> je vais fumer, vous m’accompagnez ?</text:span></text:span></text:p>
      <text:p text:style-name="P9"/>
      <text:p text:style-name="P11"><text:span text:style-name="Police_20_par_20_défaut1"><text:span text:style-name="T8">Ivan :</text:span></text:span><text:span text:style-name="Police_20_par_20_défaut1"><text:span text:style-name="T1"> Ok j’arrive.</text:span></text:span></text:p>
      <text:p text:style-name="P9"/>
      <text:p text:style-name="P11"><text:soft-page-break/><text:span text:style-name="Police_20_par_20_défaut1"><text:span text:style-name="T1">Léopold les regarda partir, frustré de ne pas avoir pu révéler à Ivan que… non, il n’aurait pas pu lui expliquer de toute façon. Et puis, Ivan était trop naïf, il valait mieux pour lui qu’il reste en dehors de ça.</text:span></text:span></text:p>
      <text:p text:style-name="P9"/>
      <text:p text:style-name="P11"><text:span text:style-name="Police_20_par_20_défaut1"><text:span text:style-name="T8">Léopold :</text:span></text:span><text:span text:style-name="Police_20_par_20_défaut1"><text:span text:style-name="T1"> Allez-y, je vous rejoins.</text:span></text:span></text:p>
      <text:p text:style-name="P42">Chapitre 2 : Disparition</text:p>
      <text:p text:style-name="P9"/>
      <text:p text:style-name="P11"><text:span text:style-name="Police_20_par_20_défaut1"><text:span text:style-name="T8">M. Bazine :</text:span></text:span><text:span text:style-name="Police_20_par_20_défaut1"><text:span text:style-name="T1"> Allez ! On y va !</text:span></text:span></text:p>
      <text:p text:style-name="P9"/>
      <text:p text:style-name="P11"><text:span text:style-name="Police_20_par_20_défaut1"><text:span text:style-name="T1">Samy et Ivan avaient mangé sans Léopold. Ils l’avaient attendu, mais il n’était pas venu. Au moment de rentrer en classe, il n’était toujours pas là.</text:span></text:span></text:p>
      <text:p text:style-name="P9"/>
      <text:p text:style-name="P11"><text:span text:style-name="Police_20_par_20_défaut1"><text:span text:style-name="T8">Ivan :</text:span></text:span><text:span text:style-name="Police_20_par_20_défaut1"><text:span text:style-name="T1"> Mais qu’est-ce qu’il fout ? Il va encore se faire virer !</text:span></text:span></text:p>
      <text:p text:style-name="P9"/>
      <text:p text:style-name="P11"><text:span text:style-name="Police_20_par_20_défaut1"><text:span text:style-name="T8">Samy :</text:span></text:span><text:span text:style-name="Police_20_par_20_défaut1"><text:span text:style-name="T1"> Il va pas rater grand-chose…</text:span></text:span></text:p>
      <text:p text:style-name="P9"/>
      <text:p text:style-name="P11"><text:span text:style-name="Police_20_par_20_défaut1"><text:span text:style-name="T8">Ivan :</text:span></text:span><text:span text:style-name="Police_20_par_20_défaut1"><text:span text:style-name="T1"> Ouais, mais je l’ai pas vu depuis un moment, et son portable ne répond pas.</text:span></text:span></text:p>
      <text:p text:style-name="P9"/>
      <text:p text:style-name="P11"><text:span text:style-name="Police_20_par_20_défaut1"><text:span text:style-name="T8">Samy :</text:span></text:span><text:span text:style-name="Police_20_par_20_défaut1"><text:span text:style-name="T1"> Tu veux qu’on aille le chercher ? Mais faut se grouiller parce que sin…</text:span></text:span></text:p>
      <text:p text:style-name="P9"/>
      <text:p text:style-name="P11"><text:span text:style-name="Police_20_par_20_défaut1"><text:span text:style-name="T8">Camille :</text:span></text:span><text:span text:style-name="Police_20_par_20_défaut1"><text:span text:style-name="T1"> </text:span></text:span><text:span text:style-name="Police_20_par_20_défaut1"><text:span text:style-name="T5">Eh ! Vous deux ! Faut qu’on parle !</text:span></text:span></text:p>
      <text:p text:style-name="P9"/>
      <text:p text:style-name="P11"><text:span text:style-name="Police_20_par_20_défaut1"><text:span text:style-name="T8">Ivan :</text:span></text:span><text:span text:style-name="Police_20_par_20_défaut1"><text:span text:style-name="T1"> Et merde…</text:span></text:span></text:p>
      <text:p text:style-name="P9"/>
      <text:p text:style-name="P11"><text:span text:style-name="Police_20_par_20_défaut1"><text:span text:style-name="T8">Samy :</text:span></text:span><text:span text:style-name="Police_20_par_20_défaut1"><text:span text:style-name="T1"> Eh Camille ! T’as pas vu Léopold ?</text:span></text:span></text:p>
      <text:p text:style-name="P9"/>
      <text:p text:style-name="P11"><text:span text:style-name="Police_20_par_20_défaut1"><text:span text:style-name="T8">Camille :</text:span></text:span><text:span text:style-name="Police_20_par_20_défaut1"><text:span text:style-name="T1"> Euh non… Mais c’est pas le sujet. Vous avez avancé ?</text:span></text:span></text:p>
      <text:p text:style-name="P9"/>
      <text:p text:style-name="P11"><text:span text:style-name="Police_20_par_20_défaut1"><text:span text:style-name="T8">Ivan :</text:span></text:span><text:span text:style-name="Police_20_par_20_défaut1"><text:span text:style-name="T1"> </text:span></text:span><text:span text:style-name="Police_20_par_20_défaut1"><text:span text:style-name="T5">Bah à ton avis ?</text:span></text:span></text:p>
      <text:p text:style-name="P9"/>
      <text:p text:style-name="P9">Ivan commença à imiter un flamant rose, ce qui énerva considérablement Camille.</text:p>
      <text:p text:style-name="P9"/>
      <text:p text:style-name="P11"><text:span text:style-name="Police_20_par_20_défaut1"><text:span text:style-name="T8">Camille :</text:span></text:span><text:span text:style-name="Police_20_par_20_défaut1"><text:span text:style-name="T1"> Va falloir vous dépêcher ! Il nous reste moins d’un mois pour…</text:span></text:span></text:p>
      <text:p text:style-name="P9"/>
      <text:p text:style-name="P11"><text:span text:style-name="Police_20_par_20_défaut1"><text:span text:style-name="T8">M. Bazine :</text:span></text:span><text:span text:style-name="Police_20_par_20_défaut1"><text:span text:style-name="T1"> Camille ! Tu rentres !</text:span></text:span></text:p>
      <text:p text:style-name="P9"/>
      <text:p text:style-name="P11"><text:span text:style-name="Police_20_par_20_défaut1"><text:span text:style-name="T8">Samy :</text:span></text:span><text:span text:style-name="Police_20_par_20_défaut1"><text:span text:style-name="T1"> Si tu veux qu’on cherche Léopold, on doit y aller maintenant.</text:span></text:span></text:p>
      <text:p text:style-name="P9"/>
      <text:p text:style-name="P11"><text:span text:style-name="Police_20_par_20_défaut1"><text:span text:style-name="T8">Ivan :</text:span></text:span><text:span text:style-name="Police_20_par_20_défaut1"><text:span text:style-name="T1"> Ok, on va commencer par fouiller le lycée.</text:span></text:span></text:p>
      <text:p text:style-name="P9"/>
      <text:p text:style-name="P9">Après une heure de recherches infructueuses, ils finirent par la salle de musique.</text:p>
      <text:p text:style-name="P9"/>
      <text:p text:style-name="P11"><text:span text:style-name="Police_20_par_20_défaut1"><text:span text:style-name="T8">Samy :</text:span></text:span><text:span text:style-name="Police_20_par_20_défaut1"><text:span text:style-name="T1"> Est-ce que quelqu’un a vu Léopold ?</text:span></text:span></text:p>
      <text:p text:style-name="P9"/>
      <text:p text:style-name="P11"><text:span text:style-name="Police_20_par_20_défaut1"><text:span text:style-name="T8">Romain :</text:span></text:span><text:span text:style-name="Police_20_par_20_défaut1"><text:span text:style-name="T1"> Non.</text:span></text:span></text:p>
      <text:p text:style-name="P9"/>
      <text:p text:style-name="P11"><text:span text:style-name="Police_20_par_20_défaut1"><text:span text:style-name="T8">Baptiste :</text:span></text:span><text:span text:style-name="Police_20_par_20_défaut1"><text:span text:style-name="T1"> Il était à l’infirmerie je crois…, mais je sais plus en fait.</text:span></text:span></text:p>
      <text:p text:style-name="P9"/>
      <text:p text:style-name="P9">Étrangement, c’était leur meilleure piste. Ils se dirigèrent alors vers l’infirmerie.</text:p>
      <text:p text:style-name="P9"/>
      <text:p text:style-name="P11"><text:span text:style-name="Police_20_par_20_défaut1"><text:span text:style-name="T8">Ambra :</text:span></text:span><text:span text:style-name="Police_20_par_20_défaut1"><text:span text:style-name="T1"> Qu’est-ce que vous faites là ?</text:span></text:span></text:p>
      <text:p text:style-name="P9"/>
      <text:p text:style-name="P11"><text:span text:style-name="Police_20_par_20_défaut1"><text:span text:style-name="T8">Ivan :</text:span></text:span><text:span text:style-name="Police_20_par_20_défaut1"><text:span text:style-name="T1"> Toi qu’est-ce que tu fais là ? T’as pas cours ?</text:span></text:span></text:p>
      <text:p text:style-name="P9"/>
      <text:p text:style-name="P11"><text:span text:style-name="Police_20_par_20_défaut1"><text:span text:style-name="T8">Ambra :</text:span></text:span><text:span text:style-name="Police_20_par_20_défaut1"><text:span text:style-name="T1"> Si, mais vous aussi je vous signale, et puis j’ai vomi regardez.</text:span></text:span></text:p>
      <text:p text:style-name="P9"/>
      <text:p text:style-name="P9">Elle sortit un petit Tupperware rose, et l’ouvrit devant Ivan.</text:p>
      <text:p text:style-name="P9"><text:soft-page-break/></text:p>
      <text:p text:style-name="P11"><text:span text:style-name="Police_20_par_20_défaut1"><text:span text:style-name="T8">Ivan :</text:span></text:span><text:span text:style-name="Police_20_par_20_défaut1"><text:span text:style-name="T1"> Ah oui ! On reconnaît les courgettes de la cantine là.</text:span></text:span></text:p>
      <text:p text:style-name="P9"/>
      <text:p text:style-name="P11"><text:span text:style-name="Police_20_par_20_défaut1"><text:span text:style-name="T8">Ambra :</text:span></text:span><text:span text:style-name="Police_20_par_20_défaut1"><text:span text:style-name="T1"> Ouais, et là c’est le steak…</text:span></text:span></text:p>
      <text:p text:style-name="P9"/>
      <text:p text:style-name="P11"><text:span text:style-name="Police_20_par_20_défaut1"><text:span text:style-name="T8">Samy :</text:span></text:span><text:span text:style-name="Police_20_par_20_défaut1"><text:span text:style-name="T1"> Oui, oui, c’est très joli. Dis-moi, t’aurais pas vu Léopold ?</text:span></text:span></text:p>
      <text:p text:style-name="P9"/>
      <text:p text:style-name="P11"><text:span text:style-name="Police_20_par_20_défaut1"><text:span text:style-name="T8">Ambra :</text:span></text:span><text:span text:style-name="Police_20_par_20_défaut1"><text:span text:style-name="T1"> Pourquoi, vous le cherchez ?</text:span></text:span></text:p>
      <text:p text:style-name="P9"/>
      <text:p text:style-name="P11"><text:span text:style-name="Police_20_par_20_défaut1"><text:span text:style-name="T8">Ivan :</text:span></text:span><text:span text:style-name="Police_20_par_20_défaut1"><text:span text:style-name="T1"> Parce qu’il a disparu sans laisser de traces.</text:span></text:span></text:p>
      <text:p text:style-name="P9"/>
      <text:p text:style-name="P11"><text:span text:style-name="Police_20_par_20_défaut1"><text:span text:style-name="T8">Ambra :</text:span></text:span><text:span text:style-name="Police_20_par_20_défaut1"><text:span text:style-name="T1"> Ivan… Tu tiens vraiment à lui hein ?</text:span></text:span></text:p>
      <text:p text:style-name="P9"/>
      <text:p text:style-name="P11"><text:span text:style-name="Police_20_par_20_défaut1"><text:span text:style-name="T8">Ivan :</text:span></text:span><text:span text:style-name="Police_20_par_20_défaut1"><text:span text:style-name="T1"> Bah évidement.</text:span></text:span></text:p>
      <text:p text:style-name="P9"/>
      <text:p text:style-name="P11"><text:span text:style-name="Police_20_par_20_défaut1"><text:span text:style-name="T8">Ambra :</text:span></text:span><text:span text:style-name="Police_20_par_20_défaut1"><text:span text:style-name="T1"> Alors ne le cherchez pas. Si il ne vous dit rien, c’est qu’il n’y a rien à savoir.</text:span></text:span></text:p>
      <text:p text:style-name="P9"/>
      <text:p text:style-name="P11"><text:span text:style-name="Police_20_par_20_défaut1"><text:span text:style-name="T8">Samy :</text:span></text:span><text:span text:style-name="Police_20_par_20_défaut1"><text:span text:style-name="T1"> Tu fais peur Ambra…</text:span></text:span></text:p>
      <text:p text:style-name="P9"/>
      <text:p text:style-name="P11"><text:span text:style-name="Police_20_par_20_défaut1"><text:span text:style-name="T8">Ambra :</text:span></text:span><text:span text:style-name="Police_20_par_20_défaut1"><text:span text:style-name="T1"> Écoutez, il est rentré chez lui, il reviendra lundi, maintenant retournez en cours.</text:span></text:span></text:p>
      <text:p text:style-name="P9"/>
      <text:p text:style-name="P11"><text:span text:style-name="Police_20_par_20_défaut1"><text:span text:style-name="T8">Samy :</text:span></text:span><text:span text:style-name="Police_20_par_20_défaut1"><text:span text:style-name="T1"> Tu as l’air de savoir des choses…</text:span></text:span></text:p>
      <text:p text:style-name="P9"/>
      <text:p text:style-name="P11"><text:span text:style-name="Police_20_par_20_défaut1"><text:span text:style-name="T8">Ambra :</text:span></text:span><text:span text:style-name="Police_20_par_20_défaut1"><text:span text:style-name="T1"> Et je suis pas la seule. Maintenant, encore une fois, si on ne vous a rien dit, il y a une raison. Alors retournez en cours.</text:span></text:span></text:p>
      <text:p text:style-name="P9"/>
      <text:p text:style-name="P9">Elle paraissait légèrement énervée, ce qui lui donnait en fait un air adorablement mignon. Voyant qu’ils ne pourraient rien en tirer, ils sortirent du lycée.</text:p>
      <text:p text:style-name="P9"/>
      <text:p text:style-name="P11"><text:span text:style-name="Police_20_par_20_défaut1"><text:span text:style-name="T8">Samy :</text:span></text:span><text:span text:style-name="Police_20_par_20_défaut1"><text:span text:style-name="T1"> Allez monte !</text:span></text:span></text:p>
      <text:p text:style-name="P9"/>
      <text:p text:style-name="P11"><text:span text:style-name="Police_20_par_20_défaut1"><text:span text:style-name="T8">Ivan :</text:span></text:span><text:span text:style-name="Police_20_par_20_défaut1"><text:span text:style-name="T1"> On va où ?</text:span></text:span></text:p>
      <text:p text:style-name="P9"/>
      <text:p text:style-name="P11"><text:span text:style-name="Police_20_par_20_défaut1"><text:span text:style-name="T8">Samy :</text:span></text:span><text:span text:style-name="Police_20_par_20_défaut1"><text:span text:style-name="T1"> Chez Léopold ! Tu suis un peu l’histoire ?</text:span></text:span></text:p>
      <text:p text:style-name="P9"/>
      <text:p text:style-name="P9">Après un trajet rythmé par les dos-d’âne pris à 145 km/h, ils arrivèrent devant une petite maison.</text:p>
      <text:p text:style-name="P9"/>
      <text:p text:style-name="P20">TOC TOC TOC</text:p>
      <text:p text:style-name="P9"/>
      <text:p text:style-name="P11"><text:span text:style-name="Police_20_par_20_défaut1"><text:span text:style-name="T8">??? :</text:span></text:span><text:span text:style-name="Police_20_par_20_défaut1"><text:span text:style-name="T1"> Oui ?</text:span></text:span></text:p>
      <text:p text:style-name="P9"/>
      <text:p text:style-name="P9">Une jeune fille rousse leur ouvrit la porte</text:p>
      <text:p text:style-name="P9"/>
      <text:p text:style-name="P11"><text:span text:style-name="Police_20_par_20_défaut1"><text:span text:style-name="T8">Samy :</text:span></text:span><text:span text:style-name="Police_20_par_20_défaut1"><text:span text:style-name="T1"> On cherche Léopold, tu l’aurais pas vu par hasard ?</text:span></text:span></text:p>
      <text:p text:style-name="P9"/>
      <text:p text:style-name="P11"><text:span text:style-name="Police_20_par_20_défaut1"><text:span text:style-name="T8">Sœur de Léopold :</text:span></text:span><text:span text:style-name="Police_20_par_20_défaut1"><text:span text:style-name="T1"> Euh… il est pas en cours ? Et puis, vous êtes qui ?</text:span></text:span></text:p>
      <text:p text:style-name="P9"/>
      <text:p text:style-name="P11"><text:span text:style-name="Police_20_par_20_défaut1"><text:span text:style-name="T8">Ivan :</text:span></text:span><text:span text:style-name="Police_20_par_20_défaut1"><text:span text:style-name="T1"> Bah ses amis !</text:span></text:span></text:p>
      <text:p text:style-name="P9"/>
      <text:p text:style-name="P11"><text:span text:style-name="Police_20_par_20_défaut1"><text:span text:style-name="T8">Sœur de Léopold :</text:span></text:span><text:span text:style-name="Police_20_par_20_défaut1"><text:span text:style-name="T1"> Désolé, mais il ne m’a jamais parlé de vous. Mais pourquoi vous le cherchez ?</text:span></text:span></text:p>
      <text:p text:style-name="P9"><text:soft-page-break/></text:p>
      <text:p text:style-name="P11"><text:span text:style-name="Police_20_par_20_défaut1"><text:span text:style-name="T8">Samy :</text:span></text:span><text:span text:style-name="Police_20_par_20_défaut1"><text:span text:style-name="T1"> Parce qu’il a disparu au milieu de la journée…</text:span></text:span></text:p>
      <text:p text:style-name="P9"/>
      <text:p text:style-name="P11"><text:span text:style-name="Police_20_par_20_défaut1"><text:span text:style-name="T8">Sœur de Léopold :</text:span></text:span><text:span text:style-name="Police_20_par_20_défaut1"><text:span text:style-name="T1"> Bah désolée, je peux pas vous aider.</text:span></text:span></text:p>
      <text:p text:style-name="P9"/>
      <text:p text:style-name="P20">VLAM</text:p>
      <text:p text:style-name="P9"/>
      <text:p text:style-name="P11"><text:span text:style-name="Police_20_par_20_défaut1"><text:span text:style-name="T8">Samy :</text:span></text:span><text:span text:style-name="Police_20_par_20_défaut1"><text:span text:style-name="T1"> C’est moi ou tout le monde se fout de notre gueule aujourd’hui ?</text:span></text:span></text:p>
      <text:p text:style-name="P9"/>
      <text:p text:style-name="P11"><text:span text:style-name="Police_20_par_20_défaut1"><text:span text:style-name="T8">Ivan :</text:span></text:span><text:span text:style-name="Police_20_par_20_défaut1"><text:span text:style-name="T1"> J’avoue, c’est suspect…</text:span></text:span></text:p>
      <text:p text:style-name="P9"/>
      <text:p text:style-name="P9">Ivan sentait un sentiment indéfinissable l’envahir. Son meilleur ami disparaissait sans le prévenir, alors que tout le monde semblait savoir où il se trouvait. Il se sentait… Trahit. Il regarda Samy avec un air abattu.</text:p>
      <text:p text:style-name="P9"/>
      <text:p text:style-name="P11"><text:span text:style-name="Police_20_par_20_défaut1"><text:span text:style-name="T8">Ivan :</text:span></text:span><text:span text:style-name="Police_20_par_20_défaut1"><text:span text:style-name="T1"> Qu’est-ce qu’on fait du coup ?</text:span></text:span></text:p>
      <text:p text:style-name="P9"/>
      <text:p text:style-name="P11"><text:span text:style-name="Police_20_par_20_défaut1"><text:span text:style-name="T8">Samy :</text:span></text:span><text:span text:style-name="Police_20_par_20_défaut1"><text:span text:style-name="T1"> Si même sa sœur ne veut rien nous dire, il va falloir le trouver autre part que IRL. Et je sais qui va nous aider…</text:span></text:span></text:p>
      <text:p text:style-name="P42">Chapitre 3 : Complot</text:p>
      <text:p text:style-name="P9"/>
      <text:p text:style-name="P9">Ivan et Samy arrivèrent au lycée à 17h30.</text:p>
      <text:p text:style-name="P9"/>
      <text:p text:style-name="P11"><text:span text:style-name="Police_20_par_20_défaut1"><text:span text:style-name="T8">Samy :</text:span></text:span><text:span text:style-name="Police_20_par_20_défaut1"><text:span text:style-name="T1"> Hey ! Alexis ! On a besoin de toi !</text:span></text:span></text:p>
      <text:p text:style-name="P9"/>
      <text:p text:style-name="P11"><text:span text:style-name="Police_20_par_20_défaut1"><text:span text:style-name="T8">Alexis L :</text:span></text:span><text:span text:style-name="Police_20_par_20_défaut1"><text:span text:style-name="T1"> Pour ?</text:span></text:span></text:p>
      <text:p text:style-name="P9"/>
      <text:p text:style-name="P11"><text:span text:style-name="Police_20_par_20_défaut1"><text:span text:style-name="T8">Samy :</text:span></text:span><text:span text:style-name="Police_20_par_20_défaut1"><text:span text:style-name="T1"> Est-ce que tu sais tracer un téléphone ?</text:span></text:span></text:p>
      <text:p text:style-name="P9"/>
      <text:p text:style-name="P11"><text:span text:style-name="Police_20_par_20_défaut1"><text:span text:style-name="T8">Alexis L :</text:span></text:span><text:span text:style-name="Police_20_par_20_défaut1"><text:span text:style-name="T1"> Quoi ? Tracer un téléphone ? Bah ouais je peux le faire, mais euh pourquoi ?</text:span></text:span></text:p>
      <text:p text:style-name="P9"/>
      <text:p text:style-name="P11"><text:span text:style-name="Police_20_par_20_défaut1"><text:span text:style-name="T8">Ivan :</text:span></text:span><text:span text:style-name="Police_20_par_20_défaut1"><text:span text:style-name="T1"> Pour retrouver Léopold !</text:span></text:span></text:p>
      <text:p text:style-name="P9"/>
      <text:p text:style-name="P11"><text:span text:style-name="Police_20_par_20_défaut1"><text:span text:style-name="T8">Alexis L :</text:span></text:span><text:span text:style-name="Police_20_par_20_défaut1"><text:span text:style-name="T1"> Il est sûrement juste malade, et puis ça prend du temps…</text:span></text:span></text:p>
      <text:p text:style-name="P9"/>
      <text:p text:style-name="P11"><text:span text:style-name="Police_20_par_20_défaut1"><text:span text:style-name="T8">Samy :</text:span></text:span><text:span text:style-name="Police_20_par_20_défaut1"><text:span text:style-name="T1"> Toi aussi tu sais alors…</text:span></text:span></text:p>
      <text:p text:style-name="P9"/>
      <text:p text:style-name="P11"><text:span text:style-name="Police_20_par_20_défaut1"><text:span text:style-name="T8">Alexis L :</text:span></text:span><text:span text:style-name="Police_20_par_20_défaut1"><text:span text:style-name="T1"> Je sais quoi ?</text:span></text:span></text:p>
      <text:p text:style-name="P9"/>
      <text:p text:style-name="P11"><text:span text:style-name="Police_20_par_20_défaut1"><text:span text:style-name="T8">Samy :</text:span></text:span><text:span text:style-name="Police_20_par_20_défaut1"><text:span text:style-name="T1"> Te fous pas de nous !</text:span></text:span></text:p>
      <text:p text:style-name="P9"/>
      <text:p text:style-name="P9">Un grand sourire s’installa sur le visage d’Alexis.</text:p>
      <text:p text:style-name="P9"/>
      <text:p text:style-name="P11"><text:span text:style-name="Police_20_par_20_défaut1"><text:span text:style-name="T8">Alexis L :</text:span></text:span><text:span text:style-name="Police_20_par_20_défaut1"><text:span text:style-name="T1"> Je vois pas du tout de quoi vous parlez les gars… Et puis franchement c’est pas comme si il était à la tête d’une société secrète ou quoi. Faut vous détendre hein, pas la peine de le stalker sur les réseaux sociaux à chaque fois qu’il à la chiasse ! Bon par contre, je suis un peu pressé je dois…</text:span></text:span></text:p>
      <text:p text:style-name="P9"/>
      <text:p text:style-name="P11"><text:span text:style-name="Police_20_par_20_défaut1"><text:span text:style-name="T8">Ivan :</text:span></text:span><text:span text:style-name="Police_20_par_20_défaut1"><text:span text:style-name="T1"> Tu vas nulle part tant que tu nous as pas dit où il est.</text:span></text:span></text:p>
      <text:p text:style-name="P9"/>
      <text:p text:style-name="P11"><text:span text:style-name="Police_20_par_20_défaut1"><text:span text:style-name="T8">Camille :</text:span></text:span><text:span text:style-name="Police_20_par_20_défaut1"><text:span text:style-name="T1"> Ah ! Vous voilà ! Alors comme ça on sèche la SI ?</text:span></text:span></text:p>
      <text:p text:style-name="P9"/>
      <text:p text:style-name="P11"><text:span text:style-name="Police_20_par_20_défaut1"><text:span text:style-name="T8">Samy :</text:span></text:span><text:span text:style-name="Police_20_par_20_défaut1"><text:span text:style-name="T1"> À tout hasard, t’as pas vu Léopold ?</text:span></text:span></text:p>
      <text:p text:style-name="P9"/>
      <text:p text:style-name="P11"><text:span text:style-name="Police_20_par_20_défaut1"><text:span text:style-name="T8">Camille :</text:span></text:span><text:span text:style-name="Police_20_par_20_défaut1"><text:span text:style-name="T1"> Non… Y avait beaucoup d’absents aujourd’hui. Dont vous d’ailleurs !</text:span></text:span></text:p>
      <text:p text:style-name="P9"/>
      <text:p text:style-name="P11"><text:span text:style-name="Police_20_par_20_défaut1"><text:span text:style-name="T8">Alexis L :</text:span></text:span><text:span text:style-name="Police_20_par_20_défaut1"><text:span text:style-name="T1"> Bon, bah je vais vous laisser hein… Y’a Mathis qui m’attend.</text:span></text:span></text:p>
      <text:p text:style-name="P9"/>
      <text:p text:style-name="P11"><text:span text:style-name="Police_20_par_20_défaut1"><text:span text:style-name="T8">Ivan :</text:span></text:span><text:span text:style-name="Police_20_par_20_défaut1"><text:span text:style-name="T1"> Bon écoute Camille… là tu vois, on a une urgence. Pourquoi tu n’en parlerais pas à Matéo ?</text:span></text:span></text:p>
      <text:p text:style-name="P9"/>
      <text:p text:style-name="P11"><text:span text:style-name="Police_20_par_20_défaut1"><text:span text:style-name="T8">Camille :</text:span></text:span><text:span text:style-name="Police_20_par_20_défaut1"><text:span text:style-name="T1"> Parce qu’il était absent.</text:span></text:span></text:p>
      <text:p text:style-name="P9"/>
      <text:p text:style-name="P11"><text:span text:style-name="Police_20_par_20_défaut1"><text:span text:style-name="T8">Samy :</text:span></text:span><text:span text:style-name="Police_20_par_20_défaut1"><text:span text:style-name="T1"> Il a disparu lui aussi ?</text:span></text:span></text:p>
      <text:p text:style-name="P9"/>
      <text:p text:style-name="P11"><text:span text:style-name="Police_20_par_20_défaut1"><text:span text:style-name="T8">Camille :</text:span></text:span><text:span text:style-name="Police_20_par_20_défaut1"><text:span text:style-name="T1"> Non, il m’a envoyé un message ce matin pour me dire qu’il était malade.</text:span></text:span></text:p>
      <text:p text:style-name="P9"/>
      <text:p text:style-name="P11"><text:span text:style-name="Police_20_par_20_défaut1"><text:span text:style-name="T8">Samy :</text:span></text:span><text:span text:style-name="Police_20_par_20_défaut1"><text:span text:style-name="T1"> Malade hein ? On va voir ça…</text:span></text:span></text:p>
      <text:p text:style-name="P9"/>
      <text:p text:style-name="P9">------------------------------------------------------------------------------------------------------------------------</text:p>
      <text:p text:style-name="P9"/>
      <text:p text:style-name="P20"><text:soft-page-break/>TOC TOC TOC</text:p>
      <text:p text:style-name="P9"/>
      <text:p text:style-name="P11"><text:span text:style-name="Police_20_par_20_défaut1"><text:span text:style-name="T8">??? :</text:span></text:span><text:span text:style-name="Police_20_par_20_défaut1"><text:span text:style-name="T1"> Oui ?</text:span></text:span></text:p>
      <text:p text:style-name="P9"/>
      <text:p text:style-name="P11"><text:span text:style-name="Police_20_par_20_défaut1"><text:span text:style-name="T8">Samy :</text:span></text:span><text:span text:style-name="Police_20_par_20_défaut1"><text:span text:style-name="T1"> Ouvre c’est Samy !</text:span></text:span></text:p>
      <text:p text:style-name="P9"/>
      <text:p text:style-name="P11"><text:span text:style-name="Police_20_par_20_défaut1"><text:span text:style-name="T8">Matéo :</text:span></text:span><text:span text:style-name="Police_20_par_20_défaut1"><text:span text:style-name="T1"> Salut… Oh salut Ivan.</text:span></text:span></text:p>
      <text:p text:style-name="P9"/>
      <text:p text:style-name="P11"><text:span text:style-name="Police_20_par_20_défaut1"><text:span text:style-name="T8">Ivan :</text:span></text:span><text:span text:style-name="Police_20_par_20_défaut1"><text:span text:style-name="T1"> Yo.</text:span></text:span></text:p>
      <text:p text:style-name="P9"/>
      <text:p text:style-name="P11"><text:span text:style-name="Police_20_par_20_défaut1"><text:span text:style-name="T8">Samy :</text:span></text:span><text:span text:style-name="Police_20_par_20_défaut1"><text:span text:style-name="T1"> Mec, Léopold a disparu, tu peux nous aider ?</text:span></text:span></text:p>
      <text:p text:style-name="P9"/>
      <text:p text:style-name="P11"><text:span text:style-name="Police_20_par_20_défaut1"><text:span text:style-name="T8">Matéo :</text:span></text:span><text:span text:style-name="Police_20_par_20_défaut1"><text:span text:style-name="T1"> Bah… Je suis un peu occupé et…</text:span></text:span></text:p>
      <text:p text:style-name="P9"/>
      <text:p text:style-name="P11"><text:span text:style-name="Police_20_par_20_défaut1"><text:span text:style-name="T8">Ivan :</text:span></text:span><text:span text:style-name="Police_20_par_20_défaut1"><text:span text:style-name="T1"> Parfait ! On veut que tu le stalk pour retrouver sa dernière trace virtuelle !</text:span></text:span></text:p>
      <text:p text:style-name="P9"/>
      <text:p text:style-name="P11"><text:span text:style-name="Police_20_par_20_défaut1"><text:span text:style-name="T8">Matéo :</text:span></text:span><text:span text:style-name="Police_20_par_20_défaut1"><text:span text:style-name="T1"> Bon… entrez.</text:span></text:span></text:p>
      <text:p text:style-name="P9"/>
      <text:p text:style-name="P9">Ils s’installèrent dans la chambre de Matéo. Elle était décorée d’un étrange papier peint, représentant plusieurs personnages de jeux vidéo. Matéo s’assit sur sa chaise, bousculant une pile de tasses vides sur son bureau. Samy et Ivan s’assirent sur son lit.</text:p>
      <text:p text:style-name="P9"/>
      <text:p text:style-name="P11"><text:span text:style-name="Police_20_par_20_défaut1"><text:span text:style-name="T8">Matéo :</text:span></text:span><text:span text:style-name="Police_20_par_20_défaut1"><text:span text:style-name="T1"> Pourquoi vous venez chez moi, juste pour faire une putain de recherche sur Internet ?</text:span></text:span></text:p>
      <text:p text:style-name="P9"/>
      <text:p text:style-name="P11"><text:span text:style-name="Police_20_par_20_défaut1"><text:span text:style-name="T8">Samy :</text:span></text:span><text:span text:style-name="Police_20_par_20_défaut1"><text:span text:style-name="T1"> Parce que tu en connais les coins les plus sombres, et que retrouver des gens grâce à peu d’info, c’est probablement ton seul talent.</text:span></text:span></text:p>
      <text:p text:style-name="P9"/>
      <text:p text:style-name="P11"><text:span text:style-name="Police_20_par_20_défaut1"><text:span text:style-name="T8">??? :</text:span></text:span><text:span text:style-name="Police_20_par_20_défaut1"><text:span text:style-name="T1"> </text:span></text:span><text:span text:style-name="Police_20_par_20_défaut1"><text:span text:style-name="T12">Humff</text:span></text:span><text:span text:style-name="Police_20_par_20_défaut1"><text:span text:style-name="T1">...</text:span></text:span></text:p>
      <text:p text:style-name="P9"/>
      <text:p text:style-name="P11"><text:span text:style-name="Police_20_par_20_défaut1"><text:span text:style-name="T8">Matéo :</text:span></text:span><text:span text:style-name="Police_20_par_20_défaut1"><text:span text:style-name="T1"> Je sais pas comment je dois le prendre… Mais bon je veux bien vous aider. Je consulte régulièrement un forum d’élite, où nous étudions avec sérieux ce genre de problèmes… Voyons voir si nous pouvons le retrouver. J’ajoute son Facebook, et voilà ! Nos agents vont tenter de trouver quelque chose.</text:span></text:span></text:p>
      <text:p text:style-name="P9"/>
      <text:p text:style-name="P11"><text:span text:style-name="Police_20_par_20_défaut1"><text:span text:style-name="T8">Samy :</text:span></text:span><text:span text:style-name="Police_20_par_20_défaut1"><text:span text:style-name="T1"> Matéo… T’es sur JVC là…</text:span></text:span></text:p>
      <text:p text:style-name="P9"/>
      <text:p text:style-name="P11"><text:span text:style-name="Police_20_par_20_défaut1"><text:span text:style-name="T8">??? :</text:span></text:span><text:span text:style-name="Police_20_par_20_défaut1"><text:span text:style-name="T1"> </text:span></text:span><text:span text:style-name="Police_20_par_20_défaut1"><text:span text:style-name="T12">Humff</text:span></text:span><text:span text:style-name="Police_20_par_20_défaut1"><text:span text:style-name="T1">.</text:span></text:span></text:p>
      <text:p text:style-name="P9"/>
      <text:p text:style-name="P11"><text:span text:style-name="Police_20_par_20_défaut1"><text:span text:style-name="T8">Matéo :</text:span></text:span><text:span text:style-name="Police_20_par_20_défaut1"><text:span text:style-name="T1"> Bah oui ! L’élite de la nation ! Comme la SI !</text:span></text:span></text:p>
      <text:p text:style-name="P9"/>
      <text:p text:style-name="P9">Matéo plaqua alors ses mains sur sa bouche.</text:p>
      <text:p text:style-name="P9"/>
      <text:p text:style-name="P11"><text:span text:style-name="Police_20_par_20_défaut1"><text:span text:style-name="T8">Matéo :</text:span></text:span><text:span text:style-name="Police_20_par_20_défaut1"><text:span text:style-name="T1"> Oub… Oubliez ça, je v… vais me faire un caf… café. Restez là, j’arrive...</text:span></text:span></text:p>
      <text:p text:style-name="P9"/>
      <text:p text:style-name="P9">Il quitta sa chambre, descendant les escaliers dans un vacarme aberrant.</text:p>
      <text:p text:style-name="P9"/>
      <text:p text:style-name="P11"><text:span text:style-name="Police_20_par_20_défaut1"><text:span text:style-name="T8">??? :</text:span></text:span><text:span text:style-name="Police_20_par_20_défaut1"><text:span text:style-name="T1"> </text:span></text:span><text:span text:style-name="Police_20_par_20_défaut1"><text:span text:style-name="T12">Humff</text:span></text:span><text:span text:style-name="Police_20_par_20_défaut1"><text:span text:style-name="T1"> !</text:span></text:span></text:p>
      <text:p text:style-name="P9"/>
      <text:p text:style-name="P11"><text:span text:style-name="Police_20_par_20_défaut1"><text:span text:style-name="T8">Samy :</text:span></text:span><text:span text:style-name="Police_20_par_20_défaut1"><text:span text:style-name="T1"> C’est quoi ce bruit depuis tout à l’heure ?</text:span></text:span></text:p>
      <text:p text:style-name="P9"/>
      <text:p text:style-name="P11"><text:span text:style-name="Police_20_par_20_défaut1"><text:span text:style-name="T8">Ivan :</text:span></text:span><text:span text:style-name="Police_20_par_20_défaut1"><text:span text:style-name="T1"> Ça vient de son armoire je crois…</text:span></text:span></text:p>
      <text:p text:style-name="P9"><text:soft-page-break/></text:p>
      <text:p text:style-name="P9">Samy se dirigea vers ladite armoire et tendit l’oreille : le bruit ressemblait à un gémissement étouffé.</text:p>
      <text:p text:style-name="P9"/>
      <text:p text:style-name="P11"><text:span text:style-name="Police_20_par_20_défaut1"><text:span text:style-name="T8">Samy :</text:span></text:span><text:span text:style-name="Police_20_par_20_défaut1"><text:span text:style-name="T1"> Oh merde… On est chez Matéo mec, j’ai genre pas envie d’ouvrir du tout !</text:span></text:span></text:p>
      <text:p text:style-name="P9"/>
      <text:p text:style-name="P11"><text:span text:style-name="Police_20_par_20_défaut1"><text:span text:style-name="T8">Ivan :</text:span></text:span><text:span text:style-name="Police_20_par_20_défaut1"><text:span text:style-name="T1"> Allez ! Grouille avant qu’il revienne !</text:span></text:span></text:p>
      <text:p text:style-name="P9"/>
      <text:p text:style-name="P9">Samy ouvrit la porte, et écarquilla les yeux.</text:p>
      <text:p text:style-name="P9"/>
      <text:p text:style-name="P11"><text:span text:style-name="Police_20_par_20_défaut1"><text:span text:style-name="T8">Samy :</text:span></text:span><text:span text:style-name="Police_20_par_20_défaut1"><text:span text:style-name="T1"> Oh merde…</text:span></text:span></text:p>
      <text:p text:style-name="P9"/>
      <text:p text:style-name="P11"><text:span text:style-name="Police_20_par_20_défaut1"><text:span text:style-name="T1">Une (</text:span></text:span><text:span text:style-name="Police_20_par_20_défaut1"><text:span text:style-name="T10">trop</text:span></text:span><text:span text:style-name="Police_20_par_20_défaut1"><text:span text:style-name="T1">) jeune fille nue était ligotée, et avait un bâillon. Elle était accroupie sur un gode, l’empêchant de s’asseoir. Dès que la porte fut ouverte, elle s’effondra sur le sol.</text:span></text:span></text:p>
      <text:p text:style-name="P9"/>
      <text:p text:style-name="P11"><text:span text:style-name="Police_20_par_20_défaut1"><text:span text:style-name="T8">Ivan :</text:span></text:span><text:span text:style-name="Police_20_par_20_défaut1"><text:span text:style-name="T1"> Matéo va nous tuer…</text:span></text:span></text:p>
      <text:p text:style-name="P9"/>
      <text:p text:style-name="P11"><text:span text:style-name="Police_20_par_20_défaut1"><text:span text:style-name="T8">Samy :</text:span></text:span><text:span text:style-name="Police_20_par_20_défaut1"><text:span text:style-name="T1"> Je vais tuer Matéo…</text:span></text:span></text:p>
      <text:p text:style-name="P9"/>
      <text:p text:style-name="P9">Ils la détachèrent et lui donnèrent des vêtements pris dans ceux de Matéo.</text:p>
      <text:p text:style-name="P9"/>
      <text:p text:style-name="P11"><text:span text:style-name="Police_20_par_20_défaut1"><text:span text:style-name="T8">Samy :</text:span></text:span><text:span text:style-name="Police_20_par_20_défaut1"><text:span text:style-name="T1"> Comment tu t’appelles ?</text:span></text:span></text:p>
      <text:p text:style-name="P9"/>
      <text:p text:style-name="P11"><text:span text:style-name="Police_20_par_20_défaut1"><text:span text:style-name="T8">??? :</text:span></text:span><text:span text:style-name="Police_20_par_20_défaut1"><text:span text:style-name="T1"> Xydoé</text:span></text:span></text:p>
      <text:p text:style-name="P9"/>
      <text:p text:style-name="P11"><text:span text:style-name="Police_20_par_20_défaut1"><text:span text:style-name="T8">Samy :</text:span></text:span><text:span text:style-name="Police_20_par_20_défaut1"><text:span text:style-name="T1"> Ah… d’accord… et d’où tu viens ?</text:span></text:span></text:p>
      <text:p text:style-name="P9"/>
      <text:p text:style-name="P11"><text:span text:style-name="Police_20_par_20_défaut1"><text:span text:style-name="T8">Xydoé :</text:span></text:span><text:span text:style-name="Police_20_par_20_défaut1"><text:span text:style-name="T1"> De Amlaetxhis.</text:span></text:span></text:p>
      <text:p text:style-name="P9"/>
      <text:p text:style-name="P9">Samy : Amlae… Quoi ? Matéo t’a droguée ?</text:p>
      <text:p text:style-name="P9"/>
      <text:p text:style-name="P11"><text:span text:style-name="Police_20_par_20_défaut1"><text:span text:style-name="T8">Xydoé :</text:span></text:span><text:span text:style-name="Police_20_par_20_défaut1"><text:span text:style-name="T1"> Non, il m’a trouvée dehors. Je me suis enfuie.</text:span></text:span></text:p>
      <text:p text:style-name="P9"/>
      <text:p text:style-name="P11"><text:span text:style-name="Police_20_par_20_défaut1"><text:span text:style-name="T8">Samy :</text:span></text:span><text:span text:style-name="Police_20_par_20_défaut1"><text:span text:style-name="T1"> Donc Matéo trouve une petite fille dehors, qu’est-ce qu’il fait ? Il la ramène chez lui, et la torture pour ses plaisirs malsains. C’est logique !</text:span></text:span></text:p>
      <text:p text:style-name="P9"/>
      <text:p text:style-name="P11"><text:span text:style-name="Police_20_par_20_défaut1"><text:span text:style-name="T8">Ivan :</text:span></text:span><text:span text:style-name="Police_20_par_20_défaut1"><text:span text:style-name="T1"> Sérieusement ? Ça t’étonne ?</text:span></text:span></text:p>
      <text:p text:style-name="P9"/>
      <text:p text:style-name="P11"><text:span text:style-name="Police_20_par_20_défaut1"><text:span text:style-name="T8">Samy :</text:span></text:span><text:span text:style-name="Police_20_par_20_défaut1"><text:span text:style-name="T1"> Bon. Dis, Xyodé</text:span></text:span></text:p>
      <text:p text:style-name="P9"/>
      <text:p text:style-name="P11"><text:span text:style-name="Police_20_par_20_défaut1"><text:span text:style-name="T8">Xydoé :</text:span></text:span><text:span text:style-name="Police_20_par_20_défaut1"><text:span text:style-name="T1"> Xydoé…</text:span></text:span></text:p>
      <text:p text:style-name="P9"/>
      <text:p text:style-name="P11"><text:span text:style-name="Police_20_par_20_défaut1"><text:span text:style-name="T8">Ivan :</text:span></text:span><text:span text:style-name="Police_20_par_20_défaut1"><text:span text:style-name="T1"> Est-ce que tu as vu Léopold ?</text:span></text:span></text:p>
      <text:p text:style-name="P9"/>
      <text:p text:style-name="P11"><text:span text:style-name="Police_20_par_20_défaut1"><text:span text:style-name="T8">Xydoé :</text:span></text:span><text:span text:style-name="Police_20_par_20_défaut1"><text:span text:style-name="T1"> Qui est-ce ?</text:span></text:span></text:p>
      <text:p text:style-name="P9"/>
      <text:p text:style-name="P11"><text:span text:style-name="Police_20_par_20_défaut1"><text:span text:style-name="T8">Ivan :</text:span></text:span><text:span text:style-name="Police_20_par_20_défaut1"><text:span text:style-name="T1"> Un grand type vachement fort, avec un visage assez carré, et des cheveux…</text:span></text:span></text:p>
      <text:p text:style-name="P9"/>
      <text:p text:style-name="P9">Sa voix mourut dans sa gorge. Léopold. Il n’en revenait toujours pas qu’il ait pu lui cacher quoi que ce soit. La voix de Xydoé le tira de ses songes.</text:p>
      <text:p text:style-name="P9"/>
      <text:p text:style-name="P11"><text:soft-page-break/><text:span text:style-name="Police_20_par_20_défaut1"><text:span text:style-name="T8">Xydoé :</text:span></text:span><text:span text:style-name="Police_20_par_20_défaut1"><text:span text:style-name="T1"> Non désolé, je connais juste maître Friedmann. Je peux vous mener à lui si vous voulez…</text:span></text:span></text:p>
      <text:p text:style-name="P9"/>
      <text:p text:style-name="P11"><text:span text:style-name="Police_20_par_20_défaut1"><text:span text:style-name="T8">Ivan :</text:span></text:span><text:span text:style-name="Police_20_par_20_défaut1"><text:span text:style-name="T1"> Je le connais pas, ton boss, mais si tu penses que ça peut nous aider, on y va.</text:span></text:span></text:p>
      <text:p text:style-name="P9"/>
      <text:p text:style-name="P11"><text:span text:style-name="Police_20_par_20_défaut1"><text:span text:style-name="T8">Samy :</text:span></text:span><text:span text:style-name="Police_20_par_20_défaut1"><text:span text:style-name="T1"> Par contre la nuit tombe et j’aimerais bien dormir avant. Faut qu’on trouve quelque part où dormir, et je peux pas vous héberger, y a ma grande sœur qui squatte chez moi.</text:span></text:span></text:p>
      <text:p text:style-name="P9"/>
      <text:p text:style-name="P11"><text:span text:style-name="Police_20_par_20_défaut1"><text:span text:style-name="T8">Ivan :</text:span></text:span><text:span text:style-name="Police_20_par_20_défaut1"><text:span text:style-name="T1"> Je peux pas non plus, j’ai oublié mes clés en partant ce matin.</text:span></text:span></text:p>
      <text:p text:style-name="P9"/>
      <text:p text:style-name="P11"><text:span text:style-name="Police_20_par_20_défaut1"><text:span text:style-name="T8">Matéo :</text:span></text:span><text:span text:style-name="Police_20_par_20_défaut1"><text:span text:style-name="T1"> Heureusement, moi je peux !</text:span></text:span></text:p>
      <text:p text:style-name="P9"/>
      <text:p text:style-name="P9">Matéo se tenait sur le pas de la porte de sa chambre. Il avait un sourire cruel, de grands cernes sous ses yeux, et dégageait une forte odeur de café.</text:p>
      <text:p text:style-name="P9"/>
      <text:p text:style-name="P11"><text:span text:style-name="Police_20_par_20_défaut1"><text:span text:style-name="T8">Matéo :</text:span></text:span><text:span text:style-name="Police_20_par_20_défaut1"><text:span text:style-name="T1"> Alors comme ça vous voulez voler mes amies… Vous n’avez pas de cœur !</text:span></text:span></text:p>
      <text:p text:style-name="P9"/>
      <text:p text:style-name="P9">Son visage passa du sadisme, à la colère.</text:p>
      <text:p text:style-name="P9"/>
      <text:p text:style-name="P11"><text:span text:style-name="Police_20_par_20_défaut1"><text:span text:style-name="T8">Samy :</text:span></text:span><text:span text:style-name="Police_20_par_20_défaut1"><text:span text:style-name="T1"> Mec ! T’es un grand malade ! T’as vraiment besoin de te faire soigner ! Si tu ne nous laisses pas partir tout de suite, tu vas pouvoir préparer les deux sucres !</text:span></text:span></text:p>
      <text:p text:style-name="P9"/>
      <text:p text:style-name="P11"><text:span text:style-name="Police_20_par_20_défaut1"><text:span text:style-name="T8">Matéo :</text:span></text:span><text:span text:style-name="Police_20_par_20_défaut1"><text:span text:style-name="T1"> Mais je vous en prie, allez-y. et surtout, ne revenez JAMAIS !</text:span></text:span></text:p>
      <text:p text:style-name="P9"/>
      <text:p text:style-name="P9">Samy, Ivan et Xydoé dévalèrent les escaliers, quittèrent la maison, et entrèrent dans la voiture de Samy en moins de temps qu’il n’en faut pour l’écrire (18 secondes).</text:p>
      <text:p text:style-name="P9"/>
      <text:p text:style-name="P11"><text:span text:style-name="Police_20_par_20_défaut1"><text:span text:style-name="T8">Ivan :</text:span></text:span><text:span text:style-name="Police_20_par_20_défaut1"><text:span text:style-name="T1"> Où on va du coup ?</text:span></text:span></text:p>
      <text:p text:style-name="P9"/>
      <text:p text:style-name="P11"><text:span text:style-name="Police_20_par_20_défaut1"><text:span text:style-name="T8">Samy :</text:span></text:span><text:span text:style-name="Police_20_par_20_défaut1"><text:span text:style-name="T1"> Tu penses qu’Ambra pourrait nous héberger pour une nuit ?</text:span></text:span></text:p>
      <text:p text:style-name="P9"/>
      <text:p text:style-name="P11"><text:span text:style-name="Police_20_par_20_défaut1"><text:span text:style-name="T8">Ivan :</text:span></text:span><text:span text:style-name="Police_20_par_20_défaut1"><text:span text:style-name="T1"> Attends je lui demande.</text:span></text:span></text:p>
      <text:p text:style-name="P9"/>
      <text:p text:style-name="P25">BIIIIP BIIIIP BIII clic</text:p>
      <text:p text:style-name="P9"/>
      <text:p text:style-name="P11"><text:span text:style-name="Police_20_par_20_défaut1"><text:span text:style-name="T8">Ivan :</text:span></text:span><text:span text:style-name="Police_20_par_20_défaut1"><text:span text:style-name="T1"> Allô, Ambra ? C’est Ivan.</text:span></text:span></text:p>
      <text:p text:style-name="P9"/>
      <text:p text:style-name="P11"><text:span text:style-name="Police_20_par_20_défaut1"><text:span text:style-name="T8">Ambra :</text:span></text:span><text:span text:style-name="Police_20_par_20_défaut1"><text:span text:style-name="T1"> Je sais lire merci. Pourquoi tu m’appelles ?</text:span></text:span></text:p>
      <text:p text:style-name="P9"/>
      <text:p text:style-name="P11"><text:span text:style-name="Police_20_par_20_défaut1"><text:span text:style-name="T8">Ivan :</text:span></text:span><text:span text:style-name="Police_20_par_20_défaut1"><text:span text:style-name="T1"> On a ramassé une petite fille, Samy et moi, et on cherche un logement pour la nuit. Tu pourrais nous accueillir ?</text:span></text:span></text:p>
      <text:p text:style-name="P9"/>
      <text:p text:style-name="P11"><text:span text:style-name="Police_20_par_20_défaut1"><text:span text:style-name="T8">Ambra :</text:span></text:span><text:span text:style-name="Police_20_par_20_défaut1"><text:span text:style-name="T1"> Tu me demandes sérieusement d’héberger 2 garçons et 1 fille comme ça, là ?</text:span></text:span></text:p>
      <text:p text:style-name="P9"/>
      <text:p text:style-name="P11"><text:span text:style-name="Police_20_par_20_défaut1"><text:span text:style-name="T8">Ivan :</text:span></text:span><text:span text:style-name="Police_20_par_20_défaut1"><text:span text:style-name="T1"> Oui.</text:span></text:span></text:p>
      <text:p text:style-name="P9"/>
      <text:p text:style-name="P11"><text:span text:style-name="Police_20_par_20_défaut1"><text:span text:style-name="T8">Ambra :</text:span></text:span><text:span text:style-name="Police_20_par_20_défaut1"><text:span text:style-name="T1"> Ça marche ! À toute suite !</text:span></text:span></text:p>
      <text:p text:style-name="P9"/>
      <text:p text:style-name="P11"><text:span text:style-name="Police_20_par_20_défaut1"><text:span text:style-name="T8">Ivan :</text:span></text:span><text:span text:style-name="Police_20_par_20_défaut1"><text:span text:style-name="T1"> Elle a dit oui ! Allez, on y va !</text:span></text:span></text:p>
      <text:p text:style-name="P9"/>
      <text:p text:style-name="P11"><text:span text:style-name="Police_20_par_20_défaut1"><text:span text:style-name="T8">Samy :</text:span></text:span><text:span text:style-name="Police_20_par_20_défaut1"><text:span text:style-name="T1"> C’est vraiment n’importe quoi cette histoire…</text:span></text:span></text:p>
      <text:p text:style-name="P9"/>
      <text:p text:style-name="P11"><text:soft-page-break/><text:span text:style-name="Police_20_par_20_défaut1"><text:span text:style-name="T1">Grâce au super GPS de Samy à seulement 19€99* </text:span></text:span><text:span text:style-name="Police_20_par_20_défaut1"><text:span text:style-name="T13">*prix hors taxes. Voir conditions en magasin</text:span></text:span><text:span text:style-name="Police_20_par_20_défaut1"><text:span text:style-name="T1">, ils arrivèrent jusque chez Ambra. Ils toquèrent, et elle vint leur ouvrir.</text:span></text:span></text:p>
      <text:p text:style-name="P9"/>
      <text:p text:style-name="P11"><text:span text:style-name="Police_20_par_20_défaut1"><text:span text:style-name="T8">Ambra :</text:span></text:span><text:span text:style-name="Police_20_par_20_défaut1"><text:span text:style-name="T1"> Allez-y entrez, y’a des chips. Salut toi, t’es toute mignonne ! Comment tu t’appelles ?</text:span></text:span></text:p>
      <text:p text:style-name="P9"/>
      <text:p text:style-name="P11"><text:span text:style-name="Police_20_par_20_défaut1"><text:span text:style-name="T8">Xydoé :</text:span></text:span><text:span text:style-name="Police_20_par_20_défaut1"><text:span text:style-name="T1"> Xydoé.</text:span></text:span></text:p>
      <text:p text:style-name="P9"/>
      <text:p text:style-name="P11"><text:span text:style-name="Police_20_par_20_défaut1"><text:span text:style-name="T8">Ambra :</text:span></text:span><text:span text:style-name="Police_20_par_20_défaut1"><text:span text:style-name="T1"> Trop mignon !</text:span></text:span></text:p>
      <text:p text:style-name="P9"/>
      <text:p text:style-name="P11"><text:span text:style-name="Police_20_par_20_défaut1"><text:span text:style-name="T1">Samy passa devant Ivan, un peu jaloux qu’Ambra s’attarde autant sur Xydoé, et aussi peu sur eux. Enfin, sur lui. Soudain, Baptiste sortit de la cuisine, suivi par une fille aux cheveux bouclés.</text:span></text:span></text:p>
      <text:p text:style-name="P9"/>
      <text:p text:style-name="P11"><text:span text:style-name="Police_20_par_20_défaut1"><text:span text:style-name="T8">Samy :</text:span></text:span><text:span text:style-name="Police_20_par_20_défaut1"><text:span text:style-name="T1"> Salut Maëlle, qu’est-ce que tu fais ?</text:span></text:span></text:p>
      <text:p text:style-name="P9"/>
      <text:p text:style-name="P11"><text:span text:style-name="Police_20_par_20_défaut1"><text:span text:style-name="T8">Maëlle :</text:span></text:span><text:span text:style-name="Police_20_par_20_défaut1"><text:span text:style-name="T1"> Un caméo.</text:span></text:span></text:p>
      <text:p text:style-name="P9"/>
      <text:p text:style-name="P9">Baptiste s’effondra dans le canapé, complètement ivre, pendant que Samy et Ivan s’assirent en tailleur par terre. Vu le volume de la musique, ils devaient être en train de faire une mini soirée à trois. Samy était déçu qu’Ambra ne l’ai pas invité à rejoindre la fête. Finalement, heureusement qu’Ivan avait oublié ses clés.</text:p>
      <text:p text:style-name="P9"/>
      <text:p text:style-name="P11"><text:span text:style-name="Police_20_par_20_défaut1"><text:span text:style-name="T8">Ivan :</text:span></text:span><text:span text:style-name="Police_20_par_20_défaut1"><text:span text:style-name="T1"> Bon, bah pour la nuit de sommeil on repassera…</text:span></text:span></text:p>
      <text:p text:style-name="P9"/>
      <text:p text:style-name="P11"><text:span text:style-name="Police_20_par_20_défaut1"><text:span text:style-name="T8">Samy :</text:span></text:span><text:span text:style-name="Police_20_par_20_défaut1"><text:span text:style-name="T1"> T’inquiètes, je vais pas faire le con, à minuit max je suis couché.</text:span></text:span></text:p>
      <text:p text:style-name="P9"/>
      <text:p text:style-name="P9"/>
      <text:p text:style-name="P9">Il est 2h du matin, et personne n'est couché. La soirée a clairement dégénéré, et il est fort possible que nos... « héros » ne soit pas en forme pour le reste de la journée...</text:p>
      <text:p text:style-name="P9"/>
      <text:p text:style-name="P11"><text:span text:style-name="Police_20_par_20_défaut1"><text:span text:style-name="T8">Ivan :</text:span></text:span><text:span text:style-name="Police_20_par_20_défaut1"><text:span text:style-name="T1"> Baptiste ?</text:span></text:span></text:p>
      <text:p text:style-name="P9"/>
      <text:p text:style-name="P11"><text:span text:style-name="Police_20_par_20_défaut1"><text:span text:style-name="T8">Baptiste :</text:span></text:span><text:span text:style-name="Police_20_par_20_défaut1"><text:span text:style-name="T1"> Ouais ?</text:span></text:span></text:p>
      <text:p text:style-name="P9"/>
      <text:p text:style-name="P11"><text:span text:style-name="Police_20_par_20_défaut1"><text:span text:style-name="T8">Ivan : </text:span></text:span><text:span text:style-name="Police_20_par_20_défaut1"><text:span text:style-name="T1">Pourquoi t'es à poil ?</text:span></text:span></text:p>
      <text:p text:style-name="P9"/>
      <text:p text:style-name="P11"><text:span text:style-name="Police_20_par_20_défaut1"><text:span text:style-name="T8">Baptiste :</text:span></text:span><text:span text:style-name="Police_20_par_20_défaut1"><text:span text:style-name="T1"> Euh... J'ai oublié.</text:span></text:span></text:p>
      <text:p text:style-name="P9"/>
      <text:p text:style-name="P11"><text:span text:style-name="Police_20_par_20_défaut1"><text:span text:style-name="T8">Ivan :</text:span></text:span><text:span text:style-name="Police_20_par_20_défaut1"><text:span text:style-name="T1"> D'accord... Sinon t'as pas vu Samy ? Je le retrouve pas.</text:span></text:span></text:p>
      <text:p text:style-name="P9"/>
      <text:p text:style-name="P11"><text:span text:style-name="Police_20_par_20_défaut1"><text:span text:style-name="T8">Baptiste :</text:span></text:span><text:span text:style-name="Police_20_par_20_défaut1"><text:span text:style-name="T1"> Il est parti... par là... attend non ! Par là.</text:span></text:span></text:p>
      <text:p text:style-name="P9"/>
      <text:p text:style-name="P9">Son bras faisait des vas-et-viens de gauche à droite, pointant tantôt la cuisine, tantôt des escaliers menant à la cave.</text:p>
      <text:p text:style-name="P9"/>
      <text:p text:style-name="P11"><text:span text:style-name="Police_20_par_20_défaut1"><text:span text:style-name="T8">Ivan :</text:span></text:span><text:span text:style-name="Police_20_par_20_défaut1"><text:span text:style-name="T1"> Ok, merci...</text:span></text:span></text:p>
      <text:p text:style-name="P9"/>
      <text:p text:style-name="P11"><text:span text:style-name="Police_20_par_20_défaut1"><text:span text:style-name="T8">Baptiste :</text:span></text:span><text:span text:style-name="Police_20_par_20_défaut1"><text:span text:style-name="T1"> De rien Romain.</text:span></text:span></text:p>
      <text:p text:style-name="P9"/>
      <text:p text:style-name="P11"><text:span text:style-name="Police_20_par_20_défaut1"><text:span text:style-name="T8">Ivan :</text:span></text:span><text:span text:style-name="Police_20_par_20_défaut1"><text:span text:style-name="T1"> Non, moi c'est Ivan.</text:span></text:span></text:p>
      <text:p text:style-name="P9"/>
      <text:p text:style-name="P11"><text:soft-page-break/><text:span text:style-name="Police_20_par_20_défaut1"><text:span text:style-name="T8">Baptiste :</text:span></text:span><text:span text:style-name="Police_20_par_20_défaut1"><text:span text:style-name="T1"> Oups pardon.</text:span></text:span></text:p>
      <text:p text:style-name="P9"/>
      <text:p text:style-name="P9">Ivan se dirigea vers la cuisine, trébucha sur un chat, avant d'arriver dans la petite pièce. Il n'y avait rien de bien intéressant à l’intérieur : un four, un frigo, une armoire, Maëlle complètement défoncée, un lave-vaisselle, et une poubelle. Rien qui puisse l'aider à retrouver Samy.</text:p>
      <text:p text:style-name="P9"/>
      <text:p text:style-name="P26">Pendant ce temps à l'étage :</text:p>
      <text:p text:style-name="P9"/>
      <text:p text:style-name="P11"><text:span text:style-name="Police_20_par_20_défaut1"><text:span text:style-name="T8">Samy :</text:span></text:span><text:span text:style-name="Police_20_par_20_défaut1"><text:span text:style-name="T1"> Et donc, tu fais quoi dans la vie ?</text:span></text:span></text:p>
      <text:p text:style-name="P9"/>
      <text:p text:style-name="P11"><text:span text:style-name="Police_20_par_20_défaut1"><text:span text:style-name="T8">Ambra :</text:span></text:span><text:span text:style-name="Police_20_par_20_défaut1"><text:span text:style-name="T1"> Bah je suis lycéenne... T'es con un peu, non ?</text:span></text:span></text:p>
      <text:p text:style-name="P9"/>
      <text:p text:style-name="P11"><text:span text:style-name="Police_20_par_20_défaut1"><text:span text:style-name="T8">Samy :</text:span></text:span><text:span text:style-name="Police_20_par_20_défaut1"><text:span text:style-name="T1"> Ouais c'est vrai... ça doit être les 5 grammes que j'ai dans le sang...</text:span></text:span></text:p>
      <text:p text:style-name="P9"/>
      <text:p text:style-name="P11"><text:span text:style-name="Police_20_par_20_défaut1"><text:span text:style-name="T8">Ambra :</text:span></text:span><text:span text:style-name="Police_20_par_20_défaut1"><text:span text:style-name="T1"> Mais pourquoi tu voulais voir ma chambre au fait ?</text:span></text:span></text:p>
      <text:p text:style-name="P9"/>
      <text:p text:style-name="P11"><text:span text:style-name="Police_20_par_20_défaut1"><text:span text:style-name="T8">Samy :</text:span></text:span><text:span text:style-name="Police_20_par_20_défaut1"><text:span text:style-name="T1"> Bah parce que je suis jamais venu, je visite juste...</text:span></text:span></text:p>
      <text:p text:style-name="P9"/>
      <text:p text:style-name="P11"><text:span text:style-name="Police_20_par_20_défaut1"><text:span text:style-name="T8">Ambra :</text:span></text:span><text:span text:style-name="Police_20_par_20_défaut1"><text:span text:style-name="T1"> Ah ouais d'accord... Mais alors pourquoi t'es en caleçon ?</text:span></text:span></text:p>
      <text:p text:style-name="P9"/>
      <text:p text:style-name="P11"><text:span text:style-name="Police_20_par_20_défaut1"><text:span text:style-name="T8">Samy :</text:span></text:span><text:span text:style-name="Police_20_par_20_défaut1"><text:span text:style-name="T1"> Parce qu’il fait vachement chaud...</text:span></text:span></text:p>
      <text:p text:style-name="P9"/>
      <text:p text:style-name="P11"><text:span text:style-name="Police_20_par_20_défaut1"><text:span text:style-name="T8">Ambra :</text:span></text:span><text:span text:style-name="Police_20_par_20_défaut1"><text:span text:style-name="T1"> Ah ok. Je peux ouvrir la fenêtre si tu veux !</text:span></text:span></text:p>
      <text:p text:style-name="P9"/>
      <text:p text:style-name="P11"><text:span text:style-name="Police_20_par_20_défaut1"><text:span text:style-name="T8">Samy :</text:span></text:span><text:span text:style-name="Police_20_par_20_défaut1"><text:span text:style-name="T1"> Non t'inquiètes, par contre tu voudrais pas qu’on s’allonge ?</text:span></text:span></text:p>
      <text:p text:style-name="P9"/>
      <text:p text:style-name="P11"><text:span text:style-name="Police_20_par_20_défaut1"><text:span text:style-name="T8">Ambra :</text:span></text:span><text:span text:style-name="Police_20_par_20_défaut1"><text:span text:style-name="T1"> <text:s/>Écoute, je sais ce que tu veux, et il est hors de question que…</text:span></text:span></text:p>
      <text:p text:style-name="P9"/>
      <text:p text:style-name="P11"><text:span text:style-name="Police_20_par_20_défaut1"><text:span text:style-name="T8">Samy :</text:span></text:span><text:span text:style-name="Police_20_par_20_défaut1"><text:span text:style-name="T1"> Et moi je sais que dans 3 lignes max je te baise !</text:span></text:span></text:p>
      <text:p text:style-name="P9"/>
      <text:p text:style-name="P11"><text:span text:style-name="Police_20_par_20_défaut1"><text:span text:style-name="T8">Ambra :</text:span></text:span><text:span text:style-name="Police_20_par_20_défaut1"><text:span text:style-name="T1"> Tu sais, je trouve que c’est vraiment courageux ce que vous faites Ivan et toi, mais je dois te mettre en garde : Si vous poursuivez votre quête, vous allez être confrontés à des choses bien plus dérangeantes qu’une bande d’ados défoncés…</text:span></text:span></text:p>
      <text:p text:style-name="P9"/>
      <text:p text:style-name="P11"><text:span text:style-name="Police_20_par_20_défaut1"><text:span text:style-name="T8">Samy :</text:span></text:span><text:span text:style-name="Police_20_par_20_défaut1"><text:span text:style-name="T1"> Du coup on baise ?</text:span></text:span></text:p>
      <text:p text:style-name="P9"/>
      <text:p text:style-name="P11"><text:span text:style-name="Police_20_par_20_défaut1"><text:span text:style-name="T8">Ambra :</text:span></text:span><text:span text:style-name="Police_20_par_20_défaut1"><text:span text:style-name="T1"> Mais carrément !</text:span></text:span></text:p>
      <text:p text:style-name="P9"/>
      <text:p text:style-name="P9">Ils se couchèrent sur le lit, et Ambra se déshabilla. Samy ôta ce qui lui restait de dignité, et ils commencèrent à entremêler leurs membres, dans des caresses torrides.</text:p>
      <text:p text:style-name="P9"/>
      <text:p text:style-name="P11"><text:span text:style-name="Police_20_par_20_défaut1"><text:span text:style-name="T8">Ambra :</text:span></text:span><text:span text:style-name="Police_20_par_20_défaut1"><text:span text:style-name="T1"> Samy…</text:span></text:span></text:p>
      <text:p text:style-name="P9"/>
      <text:p text:style-name="P11"><text:span text:style-name="Police_20_par_20_défaut1"><text:span text:style-name="T8">Samy :</text:span></text:span><text:span text:style-name="Police_20_par_20_défaut1"><text:span text:style-name="T1"> Quoi ?</text:span></text:span></text:p>
      <text:p text:style-name="P9"/>
      <text:p text:style-name="P11"><text:span text:style-name="Police_20_par_20_défaut1"><text:span text:style-name="T8">Ambra :</text:span></text:span><text:span text:style-name="Police_20_par_20_défaut1"><text:span text:style-name="T1"> Tu t’es trompé de trou…</text:span></text:span></text:p>
      <text:p text:style-name="P9"/>
      <text:p text:style-name="P11"><text:span text:style-name="Police_20_par_20_défaut1"><text:span text:style-name="T8">Samy :</text:span></text:span><text:span text:style-name="Police_20_par_20_défaut1"><text:span text:style-name="T1"> Tant pis. J’y suis, j’y reste.</text:span></text:span></text:p>
      <text:p text:style-name="P9"/>
      <text:p text:style-name="P9">Ils pratiquèrent un coïte tantôt violent, tantôt doux, mais très respectueux. Jusqu’à ce que…</text:p>
      <text:p text:style-name="P9"><text:soft-page-break/></text:p>
      <text:p text:style-name="P11"><text:span text:style-name="Police_20_par_20_défaut1"><text:span text:style-name="T8">Ambra :</text:span></text:span><text:span text:style-name="Police_20_par_20_défaut1"><text:span text:style-name="T1"> Attend… Ralentis... Je dois prendre un truc…</text:span></text:span></text:p>
      <text:p text:style-name="P9"/>
      <text:p text:style-name="P11"><text:span text:style-name="Police_20_par_20_défaut1"><text:span text:style-name="T1">Elle sortit de sa table de nuit un énorme gode, avec une décoration très mignonne. Il était rose, avec des étoiles bleues, et un petit gland en caoutchouc jaune. Il avait une grande ventouse sur sa base sur laquelle on pouvait lire « </text:span></text:span><text:span text:style-name="Police_20_par_20_défaut1"><text:span text:style-name="T10">Kidum </text:span></text:span><text:span text:style-name="Police_20_par_20_défaut1"><text:span text:style-name="T1">».</text:span></text:span></text:p>
      <text:p text:style-name="P9"/>
      <text:p text:style-name="P11"><text:span text:style-name="Police_20_par_20_défaut1"><text:span text:style-name="T8">Ambra :</text:span></text:span><text:span text:style-name="Police_20_par_20_défaut1"><text:span text:style-name="T1"> Ok, là on va pouvoir s’amuser.</text:span></text:span></text:p>
      <text:p text:style-name="P9"/>
      <text:p text:style-name="P11"><text:span text:style-name="Police_20_par_20_défaut1"><text:span text:style-name="T8">Samy :</text:span></text:span><text:span text:style-name="Police_20_par_20_défaut1"><text:span text:style-name="T1"> Oh merde !</text:span></text:span></text:p>
      <text:p text:style-name="P9"/>
      <text:p text:style-name="P26">Pendant ce temps, au salon :</text:p>
      <text:p text:style-name="P9"/>
      <text:p text:style-name="P11"><text:span text:style-name="Police_20_par_20_défaut1"><text:span text:style-name="T8">Baptiste :</text:span></text:span><text:span text:style-name="Police_20_par_20_défaut1"><text:span text:style-name="T1"> Mais t’as raison Ivan ! Faut pas laisser tomber tes potes. Et si Léopold est sur la lune, mais va le chercher gros…</text:span></text:span></text:p>
      <text:p text:style-name="P9"/>
      <text:p text:style-name="P11"><text:span text:style-name="Police_20_par_20_défaut1"><text:span text:style-name="T8">Ivan :</text:span></text:span><text:span text:style-name="Police_20_par_20_défaut1"><text:span text:style-name="T1"> T’es défoncé Baptiste…</text:span></text:span></text:p>
      <text:p text:style-name="P9"/>
      <text:p text:style-name="P11"><text:span text:style-name="Police_20_par_20_défaut1"><text:span text:style-name="T8">Baptiste :</text:span></text:span><text:span text:style-name="Police_20_par_20_défaut1"><text:span text:style-name="T1"> Regarde, perso si Romain était en danger, je réfléchirais même pas ! c’est la seule personne qui comprend mon amour pour la musique…</text:span></text:span></text:p>
      <text:p text:style-name="P9"/>
      <text:p text:style-name="P11"><text:span text:style-name="Police_20_par_20_défaut1"><text:span text:style-name="T8">Ivan :</text:span></text:span><text:span text:style-name="Police_20_par_20_défaut1"><text:span text:style-name="T1"> Baptiste tu bandes. Et t’es toujours à poil.</text:span></text:span></text:p>
      <text:p text:style-name="P9"/>
      <text:p text:style-name="P11"><text:span text:style-name="Police_20_par_20_défaut1"><text:span text:style-name="T8">Baptiste :</text:span></text:span><text:span text:style-name="Police_20_par_20_défaut1"><text:span text:style-name="T1"> Ça doit être la musique, ou Romain, ou les deux…</text:span></text:span></text:p>
      <text:p text:style-name="P9"/>
      <text:p text:style-name="P11"><text:span text:style-name="Police_20_par_20_défaut1"><text:span text:style-name="T8">Ivan :</text:span></text:span><text:span text:style-name="Police_20_par_20_défaut1"><text:span text:style-name="T1"> Ça n’a aucun rapport avec Xydoé qui te suce depuis 20 minutes ?</text:span></text:span></text:p>
      <text:p text:style-name="P9"/>
      <text:p text:style-name="P11"><text:span text:style-name="Police_20_par_20_défaut1"><text:span text:style-name="T8">Baptiste :</text:span></text:span><text:span text:style-name="Police_20_par_20_défaut1"><text:span text:style-name="T1"> Non vraiment. Aucun.</text:span></text:span></text:p>
      <text:p text:style-name="P9"/>
      <text:p text:style-name="P11"><text:span text:style-name="Police_20_par_20_défaut1"><text:span text:style-name="T8">Ivan :</text:span></text:span><text:span text:style-name="Police_20_par_20_défaut1"><text:span text:style-name="T1"> Aucun ?</text:span></text:span></text:p>
      <text:p text:style-name="P9"/>
      <text:p text:style-name="P11"><text:span text:style-name="Police_20_par_20_défaut1"><text:span text:style-name="T8">Baptiste :</text:span></text:span><text:span text:style-name="Police_20_par_20_défaut1"><text:span text:style-name="T1"> Aucun.</text:span></text:span></text:p>
      <text:p text:style-name="P9"/>
      <text:p text:style-name="P11"><text:span text:style-name="Police_20_par_20_défaut1"><text:span text:style-name="T8">Ivan :</text:span></text:span><text:span text:style-name="Police_20_par_20_défaut1"><text:span text:style-name="T1"> Ouf ! J’ai cru que t’étais aussi taré que ce connard de Matéo.</text:span></text:span></text:p>
      <text:p text:style-name="P9"/>
      <text:p text:style-name="P11"><text:span text:style-name="Police_20_par_20_défaut1"><text:span text:style-name="T8">Samy :</text:span></text:span><text:span text:style-name="Police_20_par_20_défaut1"><text:span text:style-name="T1"> Sa… Salut les m… Mecs…</text:span></text:span></text:p>
      <text:p text:style-name="P9"/>
      <text:p text:style-name="P11"><text:span text:style-name="Police_20_par_20_défaut1"><text:span text:style-name="T8">Ivan :</text:span></text:span><text:span text:style-name="Police_20_par_20_défaut1"><text:span text:style-name="T1"> Eh bah t’es revenus finalement ! Qu’est-ce que tu foutais ? Et pourquoi tu boites ?</text:span></text:span></text:p>
      <text:p text:style-name="P9"/>
      <text:p text:style-name="P11"><text:span text:style-name="Police_20_par_20_défaut1"><text:span text:style-name="T8">Samy :</text:span></text:span><text:span text:style-name="Police_20_par_20_défaut1"><text:span text:style-name="T1"> Trop long à… aïe ! <text:s/>à expliquer…</text:span></text:span></text:p>
      <text:p text:style-name="P9"/>
      <text:p text:style-name="P11"><text:span text:style-name="Police_20_par_20_défaut1"><text:span text:style-name="T8">Ivan :</text:span></text:span><text:span text:style-name="Police_20_par_20_défaut1"><text:span text:style-name="T1"> On n’a toujours pas dormi, et il est déjà 3h30… Comment on va faire pour demain ?</text:span></text:span></text:p>
      <text:p text:style-name="P9"/>
      <text:p text:style-name="P11"><text:span text:style-name="Police_20_par_20_défaut1"><text:span text:style-name="T8">Samy :</text:span></text:span><text:span text:style-name="Police_20_par_20_défaut1"><text:span text:style-name="T1"> T’en fait pas, j’ai réussi à avoir des informations. Pour l’instant dors, et je t’explique ça demain. Si tu me cherches, je serai dans la voiture.</text:span></text:span></text:p>
      <text:p text:style-name="P9"/>
      <text:p text:style-name="P11"><text:span text:style-name="Police_20_par_20_défaut1"><text:span text:style-name="T8">Ivan :</text:span></text:span><text:span text:style-name="Police_20_par_20_défaut1"><text:span text:style-name="T1"> Ok, bah écoute à demain.</text:span></text:span></text:p>
      <text:p text:style-name="P9"/>
      <text:p text:style-name="P9">Ivan bailla et s’endormit lourdement sur Baptiste, sentant son sexe chaud contre sa joue.</text:p>
      <text:p text:style-name="P9"/>
      <text:p text:style-name="P9"><text:soft-page-break/>Il se réveilla doucement, allongé sur une table. Il n’était plus chez Ambra, mais à la cafétéria. Il se redressa, et, ébloui par le soleil, il aperçut une silhouette massive. Non… c’est impossible… c’est…</text:p>
      <text:p text:style-name="P9"/>
      <text:p text:style-name="P11"><text:span text:style-name="Police_20_par_20_défaut1"><text:span text:style-name="T8">Ivan :</text:span></text:span><text:span text:style-name="Police_20_par_20_défaut1"><text:span text:style-name="T1"> </text:span></text:span><text:span text:style-name="Police_20_par_20_défaut1"><text:span text:style-name="T5">Léopold ! Tu m’as tellement manqué !</text:span></text:span></text:p>
      <text:p text:style-name="P9"/>
      <text:p text:style-name="P9">Il lui sauta dans les bras, et Léopold le rattrapa.</text:p>
      <text:p text:style-name="P9"/>
      <text:p text:style-name="P11"><text:span text:style-name="Police_20_par_20_défaut1"><text:span text:style-name="T8">Léopold :</text:span></text:span><text:span text:style-name="Police_20_par_20_défaut1"><text:span text:style-name="T1"> Je suis désolé… Je ne peux pas te confier ça. Nous ne serons plus jamais les mêmes si jamais tu…</text:span></text:span></text:p>
      <text:p text:style-name="P9"/>
      <text:p text:style-name="P20">CLAC</text:p>
      <text:p text:style-name="P9"/>
      <text:p text:style-name="P11"><text:span text:style-name="Police_20_par_20_défaut1"><text:span text:style-name="T8">Samy :</text:span></text:span><text:span text:style-name="Police_20_par_20_défaut1"><text:span text:style-name="T1"> La gifle. Y’a pas meilleur moyen pour réveiller quelqu’un !</text:span></text:span></text:p>
      <text:p text:style-name="P9"/>
      <text:p text:style-name="P11"><text:span text:style-name="Police_20_par_20_défaut1"><text:span text:style-name="T8">Ivan :</text:span></text:span><text:span text:style-name="Police_20_par_20_défaut1"><text:span text:style-name="T1"> Est-ce que tu te rends compte à quel point tu es un trou du cul ? Espèce de sous race de merde !</text:span></text:span></text:p>
      <text:p text:style-name="P9"/>
      <text:p text:style-name="P11"><text:span text:style-name="Police_20_par_20_défaut1"><text:span text:style-name="T8">Samy :</text:span></text:span><text:span text:style-name="Police_20_par_20_défaut1"><text:span text:style-name="T1"> Wow ! Eh ! Calme-toi ! Xydoé nous attends, on doit y aller. Je te rappelle qu’on cherche Léopold hein.</text:span></text:span></text:p>
      <text:p text:style-name="P9"/>
      <text:p text:style-name="P11"><text:span text:style-name="Police_20_par_20_défaut1"><text:span text:style-name="T8">Ivan :</text:span></text:span><text:span text:style-name="Police_20_par_20_défaut1"><text:span text:style-name="T1"> Oui oui… On va où du coup ?</text:span></text:span></text:p>
      <text:p text:style-name="P9"/>
      <text:p text:style-name="P11"><text:span text:style-name="Police_20_par_20_défaut1"><text:span text:style-name="T8">Samy :</text:span></text:span><text:span text:style-name="Police_20_par_20_défaut1"><text:span text:style-name="T1"> Si Léopold a disparu c’est parce qu’apparemment il avait des obligations. Mais genre, de grosses, GROSSES obligations. Pour tirer ça au clair, on va devoir coopérer avec un type un peu spécial.</text:span></text:span></text:p>
      <text:p text:style-name="P9"/>
      <text:p text:style-name="P11"><text:span text:style-name="Police_20_par_20_défaut1"><text:span text:style-name="T8">Ivan : </text:span></text:span><text:span text:style-name="Police_20_par_20_défaut1"><text:span text:style-name="T1">Ah oui ? Qui ça ?</text:span></text:span></text:p>
      <text:p text:style-name="P9"/>
      <text:p text:style-name="P11"><text:span text:style-name="Police_20_par_20_défaut1"><text:span text:style-name="T8">Samy :</text:span></text:span><text:span text:style-name="Police_20_par_20_défaut1"><text:span text:style-name="T1"> Yann. Un grand philosophe il paraît. D’après ce que j’ai compris, il y a une histoire de conflit mondial, d’organisation secrète, et de science…</text:span></text:span></text:p>
      <text:p text:style-name="P9"/>
      <text:p text:style-name="P11"><text:span text:style-name="Police_20_par_20_défaut1"><text:span text:style-name="T8">Ivan :</text:span></text:span><text:span text:style-name="Police_20_par_20_défaut1"><text:span text:style-name="T1"> Hein ??</text:span></text:span></text:p>
      <text:p text:style-name="P9"/>
      <text:p text:style-name="P11"><text:span text:style-name="Police_20_par_20_défaut1"><text:span text:style-name="T8">Samy :</text:span></text:span><text:span text:style-name="Police_20_par_20_défaut1"><text:span text:style-name="T1"> Bon en fait j’ai pas compris grand-chose, mais on a une piste, alors c’est parti !</text:span></text:span></text:p>
      <text:p text:style-name="P9"/>
      <text:p text:style-name="P11"><text:span text:style-name="Police_20_par_20_défaut1"><text:span text:style-name="T8">Ivan :</text:span></text:span><text:span text:style-name="Police_20_par_20_défaut1"><text:span text:style-name="T1"> Attend Samy !</text:span></text:span></text:p>
      <text:p text:style-name="P9"/>
      <text:p text:style-name="P11"><text:span text:style-name="Police_20_par_20_défaut1"><text:span text:style-name="T8">Samy :</text:span></text:span><text:span text:style-name="Police_20_par_20_défaut1"><text:span text:style-name="T1"> Quoi ?</text:span></text:span></text:p>
      <text:p text:style-name="P9"/>
      <text:p text:style-name="P11"><text:span text:style-name="Police_20_par_20_défaut1"><text:span text:style-name="T8">Ivan :</text:span></text:span><text:span text:style-name="Police_20_par_20_défaut1"><text:span text:style-name="T1"> Où est ce que tu as eu toutes ces informations ?</text:span></text:span></text:p>
      <text:p text:style-name="P9"/>
      <text:p text:style-name="P11"><text:span text:style-name="Police_20_par_20_défaut1"><text:span text:style-name="T8">Samy :</text:span></text:span><text:span text:style-name="Police_20_par_20_défaut1"><text:span text:style-name="T1"> J’ai vendu mon cul.</text:span></text:span></text:p>
      <text:p text:style-name="P9"/>
      <text:p text:style-name="P11"><text:span text:style-name="Police_20_par_20_défaut1"><text:span text:style-name="T8">Ivan :</text:span></text:span><text:span text:style-name="Police_20_par_20_défaut1"><text:span text:style-name="T1"> Lol haha !</text:span></text:span></text:p>
      <text:p text:style-name="P9"/>
      <text:p text:style-name="P11"><text:span text:style-name="Police_20_par_20_défaut1"><text:span text:style-name="T8">Samy :</text:span></text:span><text:span text:style-name="Police_20_par_20_défaut1"><text:span text:style-name="T1"> </text:span></text:span><text:span text:style-name="Police_20_par_20_défaut1"><text:span text:style-name="T12">Ouais… Lol...</text:span></text:span></text:p>
      <text:p text:style-name="P49">Chapitre 4 : Pour la science</text:p>
      <text:p text:style-name="P9"/>
      <text:p text:style-name="P11"><text:span text:style-name="Police_20_par_20_défaut1"><text:span text:style-name="T8">Samy :</text:span></text:span><text:span text:style-name="Police_20_par_20_défaut1"><text:span text:style-name="T1"> Je fais une pause pour remettre de l’essence, attendez 5 minutes. Bonjour monsi… Camille ??</text:span></text:span></text:p>
      <text:p text:style-name="P9"/>
      <text:p text:style-name="P11"><text:span text:style-name="Police_20_par_20_défaut1"><text:span text:style-name="T8">Camille :</text:span></text:span><text:span text:style-name="Police_20_par_20_défaut1"><text:span text:style-name="T1"> Bah écoute, ça arrondit les fins de mois ! D’ailleurs, puisque vous êtes là, il fallait que je vous parle du projet de SI ! Parce que j’ai fini mes calculs, et en fait j’ai trouv…</text:span></text:span></text:p>
      <text:p text:style-name="P9"/>
      <text:p text:style-name="P11"><text:span text:style-name="Police_20_par_20_défaut1"><text:span text:style-name="T8">Samy :</text:span></text:span><text:span text:style-name="Police_20_par_20_défaut1"><text:span text:style-name="T1"> Oui, c’est très bien, mais là tu vois on enquête sur une disparition, donc je pense qu’on pourrait mettre le travail scolaire de côté un week-end, et se pencher sur la potentielle fin du monde annoncée lors d’un jeu sexuel douteux.</text:span></text:span></text:p>
      <text:p text:style-name="P9"/>
      <text:p text:style-name="P11"><text:span text:style-name="Police_20_par_20_défaut1"><text:span text:style-name="T8">Camille :</text:span></text:span><text:span text:style-name="Police_20_par_20_défaut1"><text:span text:style-name="T1"> Eh bien…. Non.</text:span></text:span></text:p>
      <text:p text:style-name="P9"/>
      <text:p text:style-name="P11"><text:span text:style-name="Police_20_par_20_défaut1"><text:span text:style-name="T8">Samy :</text:span></text:span><text:span text:style-name="Police_20_par_20_défaut1"><text:span text:style-name="T1"> Ok, bah salut moi j’y vais.</text:span></text:span></text:p>
      <text:p text:style-name="P9"/>
      <text:p text:style-name="P11"><text:span text:style-name="Police_20_par_20_défaut1"><text:span text:style-name="T8">Camille :</text:span></text:span><text:span text:style-name="Police_20_par_20_défaut1"><text:span text:style-name="T1"> Eh ! Attends, tu n’as…</text:span></text:span></text:p>
      <text:p text:style-name="P9"/>
      <text:p text:style-name="P9">Samy parti à toute allure, en direction des routes sinueuses de campagne, laissant derrière lui le futur licencié.</text:p>
      <text:p text:style-name="P9"/>
      <text:p text:style-name="P11"><text:span text:style-name="Police_20_par_20_défaut1"><text:span text:style-name="T8">Camille :</text:span></text:span><text:span text:style-name="Police_20_par_20_défaut1"><text:span text:style-name="T1"> …pas payé.</text:span></text:span></text:p>
      <text:p text:style-name="P9"/>
      <text:p text:style-name="P9">------------------------------------------------------------------------------------------------------------------------</text:p>
      <text:p text:style-name="P9"/>
      <text:p text:style-name="P20">TOC TOC TOC</text:p>
      <text:p text:style-name="P9"/>
      <text:p text:style-name="P11"><text:span text:style-name="Police_20_par_20_défaut1"><text:span text:style-name="T8">Yann :</text:span></text:span><text:span text:style-name="Police_20_par_20_défaut1"><text:span text:style-name="T1"> Oui ?</text:span></text:span></text:p>
      <text:p text:style-name="P9"/>
      <text:p text:style-name="P11"><text:span text:style-name="Police_20_par_20_défaut1"><text:span text:style-name="T8">Samy :</text:span></text:span><text:span text:style-name="Police_20_par_20_défaut1"><text:span text:style-name="T1"> Ouvre c’est Samy !</text:span></text:span></text:p>
      <text:p text:style-name="P9"/>
      <text:p text:style-name="P11"><text:span text:style-name="Police_20_par_20_défaut1"><text:span text:style-name="T8">Ivan :</text:span></text:span><text:span text:style-name="Police_20_par_20_défaut1"><text:span text:style-name="T1"> T’es obligé de recycler tes phrases ?</text:span></text:span></text:p>
      <text:p text:style-name="P9"/>
      <text:p text:style-name="P11"><text:span text:style-name="Police_20_par_20_défaut1"><text:span text:style-name="T8">Samy :</text:span></text:span><text:span text:style-name="Police_20_par_20_défaut1"><text:span text:style-name="T1"> T’es obligé de casser les couilles ?</text:span></text:span></text:p>
      <text:p text:style-name="P9"/>
      <text:p text:style-name="P9">Samy n’eut pas le temps de se rendre compte de la violence de ses propos, que la porte s’ouvrit.</text:p>
      <text:p text:style-name="P9"/>
      <text:p text:style-name="P11"><text:span text:style-name="Police_20_par_20_défaut1"><text:span text:style-name="T8">Yann :</text:span></text:span><text:span text:style-name="Police_20_par_20_défaut1"><text:span text:style-name="T1"> Qu’est-ce que vous faites là ?</text:span></text:span></text:p>
      <text:p text:style-name="P9"/>
      <text:p text:style-name="P11"><text:span text:style-name="Police_20_par_20_défaut1"><text:span text:style-name="T8">Ivan :</text:span></text:span><text:span text:style-name="Police_20_par_20_défaut1"><text:span text:style-name="T1"> On a besoin de toi pour retrouver Léopold ! Et pas la peine de faire « Gneugneu je sais pas, j’ai rien à voir avec ça » !</text:span></text:span></text:p>
      <text:p text:style-name="P9"/>
      <text:p text:style-name="P11"><text:span text:style-name="Police_20_par_20_défaut1"><text:span text:style-name="T8">Yann :</text:span></text:span><text:span text:style-name="Police_20_par_20_défaut1"><text:span text:style-name="T1"> Calme-toi Ivan, je savais très bien que tu allais venir, et j’ai des instructions pour toi. Par contre Samy et… toi vous pouvez partir, j’ai rien pour vous.</text:span></text:span></text:p>
      <text:p text:style-name="P9"/>
      <text:p text:style-name="P11"><text:span text:style-name="Police_20_par_20_défaut1"><text:span text:style-name="T8">Samy :</text:span></text:span><text:span text:style-name="Police_20_par_20_défaut1"><text:span text:style-name="T1"> C’est une blague ? Je me suis pas cassé le cul à voyager à travers toute la Seine-et-Marne pour avoir un bisou sur la joue à la fin ! J’ai pris un gode dans le cul merde !</text:span></text:span></text:p>
      <text:p text:style-name="P9"/>
      <text:p text:style-name="P11"><text:span text:style-name="Police_20_par_20_défaut1"><text:span text:style-name="T8">Yann :</text:span></text:span><text:span text:style-name="Police_20_par_20_défaut1"><text:span text:style-name="T1"> Et t’as aimé ?</text:span></text:span></text:p>
      <text:p text:style-name="P9"/>
      <text:p text:style-name="P11"><text:soft-page-break/><text:span text:style-name="Police_20_par_20_défaut1"><text:span text:style-name="T8">Samy :</text:span></text:span><text:span text:style-name="Police_20_par_20_défaut1"><text:span text:style-name="T1"> Au fond, c’était assez agréable au début, mais y a eu ce moment où elle a commencé à mettre… Attends, pourquoi tu me demandes ça ??</text:span></text:span></text:p>
      <text:p text:style-name="P9"/>
      <text:p text:style-name="P11"><text:span text:style-name="Police_20_par_20_défaut1"><text:span text:style-name="T8">Yann :</text:span></text:span><text:span text:style-name="Police_20_par_20_défaut1"><text:span text:style-name="T1"> Juste pour savoir… Bref Ivan, viens là. Vois-tu, il existe deux types de personnes sur Terre. Ceux qui ne jurent que par l’IRL, et ceux qui vouent un culte aux hentais.</text:span></text:span></text:p>
      <text:p text:style-name="P9"/>
      <text:p text:style-name="P11"><text:span text:style-name="Police_20_par_20_défaut1"><text:span text:style-name="T8">Ivan :</text:span></text:span><text:span text:style-name="Police_20_par_20_défaut1"><text:span text:style-name="T1"> Logique, mais quel rapport avec Léopold ?</text:span></text:span></text:p>
      <text:p text:style-name="P9"/>
      <text:p text:style-name="P11"><text:span text:style-name="Police_20_par_20_défaut1"><text:span text:style-name="T8">Yann :</text:span></text:span><text:span text:style-name="Police_20_par_20_défaut1"><text:span text:style-name="T1"> Attends ! J’y arrive… Un jour, la majorité des gens décidèrent que le hentai était réservé à un peuple de sous-races, et ils ont commencé à opprimer ceux qui en consommait régulièrement. C’est alors que sorti de nulle part, un homme s’est levé ! Il décida de fonder un parti politique virtuel, à l’aide de quelques collègues, afin de redorer le blason du hentai. Seulement, son projet prit plus d’ampleur qu’il ne l’avait imaginé, et il décida de retourner dans l’ombre, laissant ses amis au pouvoir. C’est ainsi que fut fondé l’Amlaetxhis. Évidemment, pour contrer l’influence du hentai, un contre-pouvoir fut créé : le Sophisme. Ce mouvement avait pour but de promouvoir les relations réelles, afin d’éviter que la population mondiale se transforme en otaku nolife.</text:span></text:span></text:p>
      <text:p text:style-name="P9"/>
      <text:p text:style-name="P11"><text:span text:style-name="Police_20_par_20_défaut1"><text:span text:style-name="T8">Samy :</text:span></text:span><text:span text:style-name="Police_20_par_20_défaut1"><text:span text:style-name="T1"> Ça n’a aucun sens.</text:span></text:span></text:p>
      <text:p text:style-name="P9"/>
      <text:p text:style-name="P11"><text:span text:style-name="Police_20_par_20_défaut1"><text:span text:style-name="T8">Ivan :</text:span></text:span><text:span text:style-name="Police_20_par_20_défaut1"><text:span text:style-name="T1"> J’avoue on s’en tape ! Quel rapport avec Léopold ?</text:span></text:span></text:p>
      <text:p text:style-name="P9"/>
      <text:p text:style-name="P11"><text:span text:style-name="Police_20_par_20_défaut1"><text:span text:style-name="T8">Yann :</text:span></text:span><text:span text:style-name="Police_20_par_20_défaut1"><text:span text:style-name="T1"> Vous n’avez toujours pas compris ? Léopold est l’empereur du Sophisme. S’il a été rappelé, c’est qu’une grande guerre se prépare.</text:span></text:span></text:p>
      <text:p text:style-name="P9"/>
      <text:p text:style-name="P11"><text:span text:style-name="Police_20_par_20_défaut1"><text:span text:style-name="T8">Ivan :</text:span></text:span><text:span text:style-name="Police_20_par_20_défaut1"><text:span text:style-name="T1"> Mais pourquoi on nous a rien dit ? Tout le monde a l’air au courant, et nous on est mis à l’écart !</text:span></text:span></text:p>
      <text:p text:style-name="P9"/>
      <text:p text:style-name="P11"><text:span text:style-name="Police_20_par_20_défaut1"><text:span text:style-name="T8">Yann :</text:span></text:span><text:span text:style-name="Police_20_par_20_défaut1"><text:span text:style-name="T1"> C’est tout simplement pour te protéger Ivan. Et tu n’avais rien remarqué ? A ton avis, pourquoi il n’arrêtait pas de crier « SOPHIE » ? Mais maintenant que tu sais tout, tu vas devoir choisir un camp, et nous connaissons tous ton goût prononcé pour le furry…</text:span></text:span></text:p>
      <text:p text:style-name="P9"/>
      <text:p text:style-name="P11"><text:span text:style-name="Police_20_par_20_défaut1"><text:span text:style-name="T8">Ivan :</text:span></text:span><text:span text:style-name="Police_20_par_20_défaut1"><text:span text:style-name="T1"> </text:span></text:span><text:span text:style-name="Police_20_par_20_défaut1"><text:span text:style-name="T5">Hey !</text:span></text:span></text:p>
      <text:p text:style-name="P9"/>
      <text:p text:style-name="P11"><text:span text:style-name="Police_20_par_20_défaut1"><text:span text:style-name="T8">Yann :</text:span></text:span><text:span text:style-name="Police_20_par_20_défaut1"><text:span text:style-name="T1"> Or, Léopold ne pouvait pas se résilier à se battre contre toi. Il a donc préféré te laisser dans l’ignorance.</text:span></text:span></text:p>
      <text:p text:style-name="P9"/>
      <text:p text:style-name="P9">Ivan était troublé. Léopold aurait fait tout ça uniquement pour le protéger ? Juste parce qu’ils étaient amis ? Pourtant, il en avait plein d’autres, des amis ; alors pourquoi tenter de le protéger lui, peu importe l’énergie qu’il y mettait ?</text:p>
      <text:p text:style-name="P9"/>
      <text:p text:style-name="P11"><text:span text:style-name="Police_20_par_20_défaut1"><text:span text:style-name="T8">Samy :</text:span></text:span><text:span text:style-name="Police_20_par_20_défaut1"><text:span text:style-name="T1"> Attends une minute, pourquoi on m’a rien dit à moi non plus ?</text:span></text:span></text:p>
      <text:p text:style-name="P9"/>
      <text:p text:style-name="P11"><text:span text:style-name="Police_20_par_20_défaut1"><text:span text:style-name="T8">Yann :</text:span></text:span><text:span text:style-name="Police_20_par_20_défaut1"><text:span text:style-name="T1"> Parce qu’au mieux tu n’aurais rien compris, et au pire tu lui aurais tout dit. On n’a pas voulu prendre de risque.</text:span></text:span></text:p>
      <text:p text:style-name="P9"/>
      <text:p text:style-name="P11"><text:span text:style-name="Police_20_par_20_défaut1"><text:span text:style-name="T8">Samy :</text:span></text:span><text:span text:style-name="Police_20_par_20_défaut1"><text:span text:style-name="T1"> J’ai comme l’impression d’être pris pour un con…</text:span></text:span></text:p>
      <text:p text:style-name="P9"/>
      <text:p text:style-name="P9">Il ne put s’empêcher de repenser à Ambra. Elle lui a donné des informations pour le guider, malgré les interdictions. Pourquoi a-t-elle pris de tels risques, sachant que Léopold n’est pas en danger ?</text:p>
      <text:p text:style-name="P9"/>
      <text:p text:style-name="P11"><text:soft-page-break/><text:span text:style-name="Police_20_par_20_défaut1"><text:span text:style-name="T8">Ivan :</text:span></text:span><text:span text:style-name="Police_20_par_20_défaut1"><text:span text:style-name="T1"> Bon peu importe, je dois parler à Léopold ! Est-ce qu’il y a un QG du Sophisme, ou un truc dans le genre ?</text:span></text:span></text:p>
      <text:p text:style-name="P9"/>
      <text:p text:style-name="P11"><text:span text:style-name="Police_20_par_20_défaut1"><text:span text:style-name="T8">Yann :</text:span></text:span><text:span text:style-name="Police_20_par_20_défaut1"><text:span text:style-name="T1"> Oui, et sache que malgré tout, Léopold te l’a toujours indiqué…</text:span></text:span></text:p>
      <text:p text:style-name="P9"/>
      <text:p text:style-name="P11"><text:span text:style-name="Police_20_par_20_défaut1"><text:span text:style-name="T8">Ivan :</text:span></text:span><text:span text:style-name="Police_20_par_20_défaut1"><text:span text:style-name="T1"> Ah bon ?!</text:span></text:span></text:p>
      <text:p text:style-name="P9"/>
      <text:p text:style-name="P11"><text:span text:style-name="Police_20_par_20_défaut1"><text:span text:style-name="T8">Yann :</text:span></text:span><text:span text:style-name="Police_20_par_20_défaut1"><text:span text:style-name="T1"> Souviens toi… Le Sophisme trouve ses racines dans…</text:span></text:span></text:p>
      <text:p text:style-name="P9"/>
      <text:p text:style-name="P11"><text:span text:style-name="Police_20_par_20_défaut1"><text:span text:style-name="T8">Ivan :</text:span></text:span><text:span text:style-name="Police_20_par_20_défaut1"><text:span text:style-name="T1"> </text:span></text:span><text:span text:style-name="Police_20_par_20_défaut1"><text:span text:style-name="T5">L’aviation ! Mondialisation !</text:span></text:span></text:p>
      <text:p text:style-name="P9"/>
      <text:p text:style-name="P9">Pour la première fois, Ivan trouva la réponse qu’il cherchait avant Samy.</text:p>
      <text:p text:style-name="P9"/>
      <text:p text:style-name="P11"><text:span text:style-name="Police_20_par_20_défaut1"><text:span text:style-name="T8">Ivan :</text:span></text:span><text:span text:style-name="Police_20_par_20_défaut1"><text:span text:style-name="T1"> Samy ! Où est le pôle de mondialisation en rapport avec l’aviation le plus proche ?</text:span></text:span></text:p>
      <text:p text:style-name="P9"/>
      <text:p text:style-name="P11"><text:span text:style-name="Police_20_par_20_défaut1"><text:span text:style-name="T8">Samy :</text:span></text:span><text:span text:style-name="Police_20_par_20_défaut1"><text:span text:style-name="T1"> Heu… L’aéroport Charles De Gaulle probablement.</text:span></text:span></text:p>
      <text:p text:style-name="P9"/>
      <text:p text:style-name="P11"><text:span text:style-name="Police_20_par_20_défaut1"><text:span text:style-name="T8">Ivan :</text:span></text:span><text:span text:style-name="Police_20_par_20_défaut1"><text:span text:style-name="T1"> Ok ! C’est parti !</text:span></text:span></text:p>
      <text:p text:style-name="P9"/>
      <text:p text:style-name="P11"><text:span text:style-name="Police_20_par_20_défaut1"><text:span text:style-name="T8">Yann :</text:span></text:span><text:span text:style-name="Police_20_par_20_défaut1"><text:span text:style-name="T1"> Hé ! 2 minutes ! Déjà vous alliez oublier votre gamine, et ensuite, Samy, j’ai une petite surprise pour toi !</text:span></text:span></text:p>
      <text:p text:style-name="P9"/>
      <text:p text:style-name="P9">Ils sortirent de la maison, pour atteindre le garage. À l’intérieur se trouvait une magnifique Toyota i-Road toute neuve.</text:p>
      <text:p text:style-name="P9"/>
      <text:p text:style-name="P11"><text:span text:style-name="Police_20_par_20_défaut1"><text:span text:style-name="T8">Yann :</text:span></text:span><text:span text:style-name="Police_20_par_20_défaut1"><text:span text:style-name="T1"> Elle devait être à mon frère mais il est mort lol.</text:span></text:span></text:p>
      <text:p text:style-name="P9"/>
      <text:p text:style-name="P9">Samy avait les larmes aux yeux, et bandait sec devant ce bijou de technologie.</text:p>
      <text:p text:style-name="P9"/>
      <text:p text:style-name="P11"><text:span text:style-name="Police_20_par_20_défaut1"><text:span text:style-name="T8">Samy :</text:span></text:span><text:span text:style-name="Police_20_par_20_défaut1"><text:span text:style-name="T1"> </text:span></text:span><text:span text:style-name="Police_20_par_20_défaut1"><text:span text:style-name="T12">Ci… Cimer chef !</text:span></text:span></text:p>
      <text:p text:style-name="P9"/>
      <text:p text:style-name="P11"><text:span text:style-name="Police_20_par_20_défaut1"><text:span text:style-name="T8">Ivan :</text:span></text:span><text:span text:style-name="Police_20_par_20_défaut1"><text:span text:style-name="T1"> Par contre, y’a pas la place pour Xydoé…</text:span></text:span></text:p>
      <text:p text:style-name="P9"/>
      <text:p text:style-name="P11"><text:span text:style-name="Police_20_par_20_défaut1"><text:span text:style-name="T8">Yann :</text:span></text:span><text:span text:style-name="Police_20_par_20_défaut1"><text:span text:style-name="T1"> Pas grave, elle va rester avec moi, elle risque rien ici. Allez-y, vous avez déjà perdu assez de temps.</text:span></text:span></text:p>
      <text:p text:style-name="P9"/>
      <text:p text:style-name="P11"><text:span text:style-name="Police_20_par_20_défaut1"><text:span text:style-name="T8">Samy :</text:span></text:span><text:span text:style-name="Police_20_par_20_défaut1"><text:span text:style-name="T12"> </text:span></text:span><text:span text:style-name="Police_20_par_20_défaut1"><text:span text:style-name="T5">Ok ! Squalala ! Nous sommes partis !</text:span></text:span></text:p>
      <text:p text:style-name="P42">Chapitre 5 : Le conseil</text:p>
      <text:p text:style-name="P9"/>
      <text:p text:style-name="P11"><text:span text:style-name="Police_20_par_20_défaut1"><text:span text:style-name="T8">Samy :</text:span></text:span><text:span text:style-name="Police_20_par_20_défaut1"><text:span text:style-name="T1"> C’est génial, cette sensation de vitesse !</text:span></text:span></text:p>
      <text:p text:style-name="P9"/>
      <text:p text:style-name="P11"><text:span text:style-name="Police_20_par_20_défaut1"><text:span text:style-name="T8">Ivan :</text:span></text:span><text:span text:style-name="Police_20_par_20_défaut1"><text:span text:style-name="T1"> On s’est déjà fait flasher 4 fois ! Arrête de rouler à 235 km/h !</text:span></text:span></text:p>
      <text:p text:style-name="P9"/>
      <text:p text:style-name="P11"><text:span text:style-name="Police_20_par_20_défaut1"><text:span text:style-name="T8">Samy :</text:span></text:span><text:span text:style-name="Police_20_par_20_défaut1"><text:span text:style-name="T1"> C’est pour arriver plus vite ! Tu veux retrouver Léopold oui ou non ?</text:span></text:span></text:p>
      <text:p text:style-name="P9"/>
      <text:p text:style-name="P11"><text:span text:style-name="Police_20_par_20_défaut1"><text:span text:style-name="T8">Ivan :</text:span></text:span><text:span text:style-name="Police_20_par_20_défaut1"><text:span text:style-name="T1"> On va pas le retrouver si on finit dans un camion !</text:span></text:span></text:p>
      <text:p text:style-name="P9"/>
      <text:p text:style-name="P11"><text:span text:style-name="Police_20_par_20_défaut1"><text:span text:style-name="T8">Samy :</text:span></text:span><text:span text:style-name="Police_20_par_20_défaut1"><text:span text:style-name="T1"> T’inquiètes je gère ! En plus on est quasiment arrivés !</text:span></text:span></text:p>
      <text:p text:style-name="P9"/>
      <text:p text:style-name="P9">L’imposante architecture de l’aéroport se dressait devant eux. Samy se gara, et ils entrèrent dans l’immense hall. Une douce musique de piano parvenait jusqu’à leurs oreilles, au milieu du vacarme.</text:p>
      <text:p text:style-name="P9"/>
      <text:p text:style-name="P11"><text:span text:style-name="Police_20_par_20_défaut1"><text:span text:style-name="T8">Ivan :</text:span></text:span><text:span text:style-name="Police_20_par_20_défaut1"><text:span text:style-name="T1"> Comment on va retrouver Léopold là-dedans ? C’est immense et remplit !</text:span></text:span></text:p>
      <text:p text:style-name="P9"/>
      <text:p text:style-name="P11"><text:span text:style-name="Police_20_par_20_défaut1"><text:span text:style-name="T8">Samy :</text:span></text:span><text:span text:style-name="Police_20_par_20_défaut1"><text:span text:style-name="T1"> Comme ton cul ?</text:span></text:span></text:p>
      <text:p text:style-name="P9"/>
      <text:p text:style-name="P11"><text:span text:style-name="Police_20_par_20_défaut1"><text:span text:style-name="T8">Ivan :</text:span></text:span><text:span text:style-name="Police_20_par_20_défaut1"><text:span text:style-name="T1"> Hein ?</text:span></text:span></text:p>
      <text:p text:style-name="P9"/>
      <text:p text:style-name="P11"><text:span text:style-name="Police_20_par_20_défaut1"><text:span text:style-name="T8">Samy :</text:span></text:span><text:span text:style-name="Police_20_par_20_défaut1"><text:span text:style-name="T1"> Laisse tomber…</text:span></text:span></text:p>
      <text:p text:style-name="P9"/>
      <text:p text:style-name="P9">Après cet échec de blague, ils avancèrent dans le but de trouver un membre du personnel capable de les renseigner. Si Léopold avait un bureau ici, il était forcément nommé quelque part.</text:p>
      <text:p text:style-name="P9"/>
      <text:p text:style-name="P11"><text:span text:style-name="Police_20_par_20_défaut1"><text:span text:style-name="T8">Ivan :</text:span></text:span><text:span text:style-name="Police_20_par_20_défaut1"><text:span text:style-name="T1"> Eh Samy !</text:span></text:span></text:p>
      <text:p text:style-name="P9"/>
      <text:p text:style-name="P11"><text:span text:style-name="Police_20_par_20_défaut1"><text:span text:style-name="T8">Samy :</text:span></text:span><text:span text:style-name="Police_20_par_20_défaut1"><text:span text:style-name="T1"> Yep ?</text:span></text:span></text:p>
      <text:p text:style-name="P9"/>
      <text:p text:style-name="P11"><text:span text:style-name="Police_20_par_20_défaut1"><text:span text:style-name="T8">Ivan :</text:span></text:span><text:span text:style-name="Police_20_par_20_défaut1"><text:span text:style-name="T1"> J’ai réfléchi à toute cette histoire, et du coup je me disais… On devrait choisir quel camp ?</text:span></text:span></text:p>
      <text:p text:style-name="P9"/>
      <text:p text:style-name="P11"><text:span text:style-name="Police_20_par_20_défaut1"><text:span text:style-name="T8">Samy :</text:span></text:span><text:span text:style-name="Police_20_par_20_défaut1"><text:span text:style-name="T1"> Bah le Sophisme évidemment ! Sérieux, la décadence de ceux qui se branlent sur du hentai… Et puis, tu vas pas trahir Léopold quand même ?</text:span></text:span></text:p>
      <text:p text:style-name="P9"/>
      <text:p text:style-name="P11"><text:span text:style-name="Police_20_par_20_défaut1"><text:span text:style-name="T8">Ivan :</text:span></text:span><text:span text:style-name="Police_20_par_20_défaut1"><text:span text:style-name="T1"> Bien sûr que non ! C’était juste pour savoir…</text:span></text:span></text:p>
      <text:p text:style-name="P9"/>
      <text:p text:style-name="P9">Au fond de lui pourtant, il savait qu’il rêvait de passer sa vie avec Ahri, mais ce n’était que des pulsions sexuelles… Rien ne pouvait remplacer son amour pour Léopold. Oui, il en était sûr maintenant : il était amoureux. La musique jouée par le piano changea. Elle le sortit de sa réflexion, il était sûr de l’avoir déjà entendu…</text:p>
      <text:p text:style-name="P9"/>
      <text:p text:style-name="P11"><text:span text:style-name="Police_20_par_20_défaut1"><text:span text:style-name="T8">Samy :</text:span></text:span><text:span text:style-name="Police_20_par_20_défaut1"><text:span text:style-name="T1"> Eh mais ça serait pas…</text:span></text:span></text:p>
      <text:p text:style-name="P9"/>
      <text:p text:style-name="P11"><text:span text:style-name="Police_20_par_20_défaut1"><text:span text:style-name="T8">Ivan :</text:span></text:span><text:span text:style-name="Police_20_par_20_défaut1"><text:span text:style-name="T1"> Romain ? Qu’est-ce que tu fais là ?</text:span></text:span></text:p>
      <text:p text:style-name="P9"/>
      <text:p text:style-name="P9">Romain leva les yeux du piano sans s’arrêter de jouer.</text:p>
      <text:p text:style-name="P9"/>
      <text:p text:style-name="P11"><text:soft-page-break/><text:span text:style-name="Police_20_par_20_défaut1"><text:span text:style-name="T8">Romain :</text:span></text:span><text:span text:style-name="Police_20_par_20_défaut1"><text:span text:style-name="T1"> Bah je devais faire un truc ici, donc j’en ai profité pour faire une petite pause et… Mais attendez… Qu’est-ce que vous vous faites ici ?</text:span></text:span></text:p>
      <text:p text:style-name="P9"/>
      <text:p text:style-name="P11"><text:span text:style-name="Police_20_par_20_défaut1"><text:span text:style-name="T8">Samy :</text:span></text:span><text:span text:style-name="Police_20_par_20_défaut1"><text:span text:style-name="T1"> On se balade.</text:span></text:span></text:p>
      <text:p text:style-name="P9"/>
      <text:p text:style-name="P11"><text:span text:style-name="Police_20_par_20_défaut1"><text:span text:style-name="T8">Romain :</text:span></text:span><text:span text:style-name="Police_20_par_20_défaut1"><text:span text:style-name="T1"> Me prend pas pour un abruti. Vous n’avez rien à faire ici !</text:span></text:span></text:p>
      <text:p text:style-name="P9"/>
      <text:p text:style-name="P11"><text:span text:style-name="Police_20_par_20_défaut1"><text:span text:style-name="T8">Samy :</text:span></text:span><text:span text:style-name="Police_20_par_20_défaut1"><text:span text:style-name="T1"> Et pourquoi ça ?</text:span></text:span></text:p>
      <text:p text:style-name="P9"/>
      <text:p text:style-name="P11"><text:span text:style-name="Police_20_par_20_défaut1"><text:span text:style-name="T8">Romain :</text:span></text:span><text:span text:style-name="Police_20_par_20_défaut1"><text:span text:style-name="T1"> Parce que vu ce qui arrive, vous allez passer un sale quart d’heure…</text:span></text:span></text:p>
      <text:p text:style-name="P9"/>
      <text:p text:style-name="P11"><text:span text:style-name="Police_20_par_20_défaut1"><text:span text:style-name="T8">Samy :</text:span></text:span><text:span text:style-name="Police_20_par_20_défaut1"><text:span text:style-name="T1"> Ah ! Donc tu sais des choses ! Maintenant tu vas nous d…</text:span></text:span></text:p>
      <text:p text:style-name="P9"/>
      <text:p text:style-name="P11"><text:span text:style-name="Police_20_par_20_défaut1"><text:span text:style-name="T8">Camille :</text:span></text:span><text:span text:style-name="Police_20_par_20_défaut1"><text:span text:style-name="T1"> </text:span></text:span><text:span text:style-name="Police_20_par_20_défaut1"><text:span text:style-name="T5">Comme on se retrouve !</text:span></text:span></text:p>
      <text:p text:style-name="P9"/>
      <text:p text:style-name="P11"><text:span text:style-name="Police_20_par_20_défaut1"><text:span text:style-name="T8">Ivan :</text:span></text:span><text:span text:style-name="Police_20_par_20_défaut1"><text:span text:style-name="T1"> Et merde !</text:span></text:span></text:p>
      <text:p text:style-name="P9"/>
      <text:p text:style-name="P11"><text:span text:style-name="Police_20_par_20_défaut1"><text:span text:style-name="T8">Romain :</text:span></text:span><text:span text:style-name="Police_20_par_20_défaut1"><text:span text:style-name="T1"> Je vous aurais prévenu.</text:span></text:span></text:p>
      <text:p text:style-name="P9"/>
      <text:p text:style-name="P11"><text:span text:style-name="Police_20_par_20_défaut1"><text:span text:style-name="T8">Camille :</text:span></text:span><text:span text:style-name="Police_20_par_20_défaut1"><text:span text:style-name="T1"> Qu’est-ce que vous faites ici ?</text:span></text:span></text:p>
      <text:p text:style-name="P9"/>
      <text:p text:style-name="P11"><text:span text:style-name="Police_20_par_20_défaut1"><text:span text:style-name="T8">Samy :</text:span></text:span><text:span text:style-name="Police_20_par_20_défaut1"><text:span text:style-name="T1"> Quoi ? Tu aussi tu…</text:span></text:span></text:p>
      <text:p text:style-name="P9"/>
      <text:p text:style-name="P11"><text:span text:style-name="Police_20_par_20_défaut1"><text:span text:style-name="T8">Camille :</text:span></text:span><text:span text:style-name="Police_20_par_20_défaut1"><text:span text:style-name="T1"> Exact ! Pour avoir les meilleures trajectoires possibles, je suis venu faire des tests avec des professionnels !</text:span></text:span></text:p>
      <text:p text:style-name="P9"/>
      <text:p text:style-name="P11"><text:span text:style-name="Police_20_par_20_défaut1"><text:span text:style-name="T8">Samy :</text:span></text:span><text:span text:style-name="Police_20_par_20_défaut1"><text:span text:style-name="T1"> Ah… ok.</text:span></text:span></text:p>
      <text:p text:style-name="P9"/>
      <text:p text:style-name="P11"><text:span text:style-name="Police_20_par_20_défaut1"><text:span text:style-name="T8">Romain :</text:span></text:span><text:span text:style-name="Police_20_par_20_défaut1"><text:span text:style-name="T1"> Dis-donc Camille, pourquoi tu ne nous montrerais pas tes supers talents de pianiste ?</text:span></text:span></text:p>
      <text:p text:style-name="P9"/>
      <text:p text:style-name="P11"><text:span text:style-name="Police_20_par_20_défaut1"><text:span text:style-name="T8">Camille :</text:span></text:span><text:span text:style-name="Police_20_par_20_défaut1"><text:span text:style-name="T1"> Enfin quelqu’un qui reconnais mon génie ici ! Je vais de ce pas vous jouer un petit air pas piqué des hannetons.</text:span></text:span></text:p>
      <text:p text:style-name="P9"/>
      <text:p text:style-name="P11"><text:span text:style-name="Police_20_par_20_défaut1"><text:span text:style-name="T8">Romain :</text:span></text:span><text:span text:style-name="Police_20_par_20_défaut1"><text:span text:style-name="T1"> Oui, oui tout à fait. Vas-y joue, nous on t’écoute !</text:span></text:span></text:p>
      <text:p text:style-name="P9"/>
      <text:p text:style-name="P11"><text:span text:style-name="Police_20_par_20_défaut1"><text:span text:style-name="T1">Camille commença à jouer </text:span></text:span><text:span text:style-name="Police_20_par_20_défaut1"><text:span text:style-name="T11">La Lettre à Élise</text:span></text:span><text:span text:style-name="Police_20_par_20_défaut1"><text:span text:style-name="T1">, quand Romain se tourna vers Ivan et Samy.</text:span></text:span></text:p>
      <text:p text:style-name="P9"/>
      <text:p text:style-name="P11"><text:span text:style-name="Police_20_par_20_défaut1"><text:span text:style-name="T8">Romain :</text:span></text:span><text:span text:style-name="Police_20_par_20_défaut1"><text:span text:style-name="T1"> </text:span></text:span><text:span text:style-name="Police_20_par_20_défaut1"><text:span text:style-name="T12">Vous deux, suivez-moi !</text:span></text:span></text:p>
      <text:p text:style-name="P9"/>
      <text:p text:style-name="P9">Ils partirent en direction d’un couloir sombre, qui descendait dans des profondeurs obscures.</text:p>
      <text:p text:style-name="P9"/>
      <text:p text:style-name="P11"><text:span text:style-name="Police_20_par_20_défaut1"><text:span text:style-name="T8">Romain :</text:span></text:span><text:span text:style-name="Police_20_par_20_défaut1"><text:span text:style-name="T1"> À partir de là, vous ne pourrez pas revenir en arrière. Vous ne m’avez jamais vu, compris ?</text:span></text:span></text:p>
      <text:p text:style-name="P9"/>
      <text:p text:style-name="P11"><text:span text:style-name="Police_20_par_20_défaut1"><text:span text:style-name="T8">Samy :</text:span></text:span><text:span text:style-name="Police_20_par_20_défaut1"><text:span text:style-name="T1"> Ok.</text:span></text:span></text:p>
      <text:p text:style-name="P9"/>
      <text:p text:style-name="P9">Ivan était plus déterminé que jamais. Il allait enfin pouvoir revoir Léopold. Il avait des questions, beaucoup de questions, mais il devait d’abord le retrouver. Il ne savait même pas comment il devait réagir. Est-ce qu’il devait lui en vouloir ? Ou bien être heureux de le revoir ? Après tout, il voulait le protéger…</text:p>
      <text:p text:style-name="P9"><text:soft-page-break/></text:p>
      <text:p text:style-name="P11"><text:span text:style-name="Police_20_par_20_défaut1"><text:span text:style-name="T8">Samy :</text:span></text:span><text:span text:style-name="Police_20_par_20_défaut1"><text:span text:style-name="T1"> À quoi tu penses ?</text:span></text:span></text:p>
      <text:p text:style-name="P9"/>
      <text:p text:style-name="P11"><text:span text:style-name="Police_20_par_20_défaut1"><text:span text:style-name="T8">Ivan :</text:span></text:span><text:span text:style-name="Police_20_par_20_défaut1"><text:span text:style-name="T1"> Hein ? À rien pourquoi ?</text:span></text:span></text:p>
      <text:p text:style-name="P9"/>
      <text:p text:style-name="P11"><text:span text:style-name="Police_20_par_20_défaut1"><text:span text:style-name="T8">Samy :</text:span></text:span><text:span text:style-name="Police_20_par_20_défaut1"><text:span text:style-name="T1"> Parce que tu dis rien depuis tout à l’heure.</text:span></text:span></text:p>
      <text:p text:style-name="P9"/>
      <text:p text:style-name="P11"><text:span text:style-name="Police_20_par_20_défaut1"><text:span text:style-name="T8">??? :</text:span></text:span><text:span text:style-name="Police_20_par_20_défaut1"><text:span text:style-name="T1"> Vous faites un pas de plus je vous casse en deux !</text:span></text:span></text:p>
      <text:p text:style-name="P9"/>
      <text:p text:style-name="P11"><text:span text:style-name="Police_20_par_20_défaut1"><text:span text:style-name="T8">Samy :</text:span></text:span><text:span text:style-name="Police_20_par_20_défaut1"><text:span text:style-name="T1"> Eh oh on se calme ! On vient voir quelqu’un.</text:span></text:span></text:p>
      <text:p text:style-name="P9"/>
      <text:p text:style-name="P11"><text:span text:style-name="Police_20_par_20_défaut1"><text:span text:style-name="T8">??? :</text:span></text:span><text:span text:style-name="Police_20_par_20_défaut1"><text:span text:style-name="T1"> Justement : c’est un contrôle de sécurité. Citez-moi trois actrices porno.</text:span></text:span></text:p>
      <text:p text:style-name="P9"/>
      <text:p text:style-name="P11"><text:span text:style-name="Police_20_par_20_défaut1"><text:span text:style-name="T8">Samy :</text:span></text:span><text:span text:style-name="Police_20_par_20_défaut1"><text:span text:style-name="T1"> Facile ! Faye Reagan, Justine Joli…</text:span></text:span></text:p>
      <text:p text:style-name="P9"/>
      <text:p text:style-name="P11"><text:span text:style-name="Police_20_par_20_défaut1"><text:span text:style-name="T8">Ivan :</text:span></text:span><text:span text:style-name="Police_20_par_20_défaut1"><text:span text:style-name="T1"> Akiho Yoshizawa !</text:span></text:span></text:p>
      <text:p text:style-name="P9"/>
      <text:p text:style-name="P11"><text:span text:style-name="Police_20_par_20_défaut1"><text:span text:style-name="T8">??? :</text:span></text:span><text:span text:style-name="Police_20_par_20_défaut1"><text:span text:style-name="T1"> Euh… ok on va dire que c’est bon. Approchez-vous.</text:span></text:span></text:p>
      <text:p text:style-name="P9"/>
      <text:p text:style-name="P9">Une vive lumière s’alluma.</text:p>
      <text:p text:style-name="P9"/>
      <text:p text:style-name="P11"><text:span text:style-name="Police_20_par_20_défaut1"><text:span text:style-name="T8">Ivan :</text:span></text:span><text:span text:style-name="Police_20_par_20_défaut1"><text:span text:style-name="T1"> Aden ??</text:span></text:span></text:p>
      <text:p text:style-name="P9"/>
      <text:p text:style-name="P11"><text:span text:style-name="Police_20_par_20_défaut1"><text:span text:style-name="T8">Aden :</text:span></text:span><text:span text:style-name="Police_20_par_20_défaut1"><text:span text:style-name="T1"> Eh bah qu’est-ce que vous faites là tous les deux ?</text:span></text:span></text:p>
      <text:p text:style-name="P9"/>
      <text:p text:style-name="P11"><text:span text:style-name="Police_20_par_20_défaut1"><text:span text:style-name="T8">Samy :</text:span></text:span><text:span text:style-name="Police_20_par_20_défaut1"><text:span text:style-name="T1"> Toi qu’est-ce tu fais là ? C’est quoi cet aéroport où on croise la moitié du lycée ?</text:span></text:span></text:p>
      <text:p text:style-name="P9"/>
      <text:p text:style-name="P11"><text:span text:style-name="Police_20_par_20_défaut1"><text:span text:style-name="T8">Aden :</text:span></text:span><text:span text:style-name="Police_20_par_20_défaut1"><text:span text:style-name="T1"> T’inquiètes pas je monte juste la garde. Si quelqu’un essaie de passer, je le tue, et je l’envoie à la morgue.</text:span></text:span></text:p>
      <text:p text:style-name="P9"/>
      <text:p text:style-name="P11"><text:span text:style-name="Police_20_par_20_défaut1"><text:span text:style-name="T8">Samy :</text:span></text:span><text:span text:style-name="Police_20_par_20_défaut1"><text:span text:style-name="T1"> Ah ouais… cool… je suppose...</text:span></text:span></text:p>
      <text:p text:style-name="P9"/>
      <text:p text:style-name="P11"><text:span text:style-name="Police_20_par_20_défaut1"><text:span text:style-name="T8">Ivan :</text:span></text:span><text:span text:style-name="Police_20_par_20_défaut1"><text:span text:style-name="T1"> On peut passer du coup ?</text:span></text:span></text:p>
      <text:p text:style-name="P9"/>
      <text:p text:style-name="P11"><text:span text:style-name="Police_20_par_20_défaut1"><text:span text:style-name="T8">Aden :</text:span></text:span><text:span text:style-name="Police_20_par_20_défaut1"><text:span text:style-name="T1"> Bien sûr allez-y.</text:span></text:span></text:p>
      <text:p text:style-name="P9"/>
      <text:p text:style-name="P9">Ils arrivèrent dans une salle ronde, éclairée par de multiples écrans. Certains étaient des caméras de surveillances, d’autres montraient des graphiques. Une table était posée au milieu de la salle. Les yeux d’Ivan s’écarquillèrent lorsqu’il aperçut en bout de table…</text:p>
      <text:p text:style-name="P9"/>
      <text:p text:style-name="P11"><text:span text:style-name="Police_20_par_20_défaut1"><text:span text:style-name="T8">Ivan :</text:span></text:span><text:span text:style-name="Police_20_par_20_défaut1"><text:span text:style-name="T1"> Léopold !</text:span></text:span></text:p>
      <text:p text:style-name="P9"/>
      <text:p text:style-name="P11"><text:span text:style-name="Police_20_par_20_défaut1"><text:span text:style-name="T8">Léopold :</text:span></text:span><text:span text:style-name="Police_20_par_20_défaut1"><text:span text:style-name="T1"> Ivan ? Mais qu’es que tu f… Non attend je sais. Tu es venu me chercher hein ?</text:span></text:span></text:p>
      <text:p text:style-name="P9"/>
      <text:p text:style-name="P11"><text:span text:style-name="Police_20_par_20_défaut1"><text:span text:style-name="T8">Ivan :</text:span></text:span><text:span text:style-name="Police_20_par_20_défaut1"><text:span text:style-name="T1"> Bah ouais mec ! Tu te barres comme ça au milieu de la journée !</text:span></text:span></text:p>
      <text:p text:style-name="P9"/>
      <text:p text:style-name="P11"><text:span text:style-name="Police_20_par_20_défaut1"><text:span text:style-name="T8">Léopold :</text:span></text:span><text:span text:style-name="Police_20_par_20_défaut1"><text:span text:style-name="T1"> Et tu as fait tout ce chemin pour moi ?</text:span></text:span></text:p>
      <text:p text:style-name="P9"/>
      <text:p text:style-name="P11"><text:span text:style-name="Police_20_par_20_défaut1"><text:span text:style-name="T8">Ivan :</text:span></text:span><text:span text:style-name="Police_20_par_20_défaut1"><text:span text:style-name="T1"> Évidement ! Tu sais très bien que je ne te laisserai jamais disparaître comme ça !</text:span></text:span></text:p>
      <text:p text:style-name="P9"/>
      <text:p text:style-name="P11"><text:span text:style-name="Police_20_par_20_défaut1"><text:span text:style-name="T8">Léopold :</text:span></text:span><text:span text:style-name="Police_20_par_20_défaut1"><text:span text:style-name="T1"> Du coup j’imagine qu’on t’a tout raconté ?</text:span></text:span></text:p>
      <text:p text:style-name="P9"/>
      <text:p text:style-name="P11"><text:soft-page-break/><text:span text:style-name="Police_20_par_20_défaut1"><text:span text:style-name="T8">Ivan :</text:span></text:span><text:span text:style-name="Police_20_par_20_défaut1"><text:span text:style-name="T1"> Oui, Yann m’a expliqué.</text:span></text:span></text:p>
      <text:p text:style-name="P9"/>
      <text:p text:style-name="P11"><text:span text:style-name="Police_20_par_20_défaut1"><text:span text:style-name="T8">Léopold :</text:span></text:span><text:span text:style-name="Police_20_par_20_défaut1"><text:span text:style-name="T1"> Je savais que j’aurais dû me méfier de ce type… Il est beaucoup trop calme pour être honnête. Bien, maintenant que tu es là, laisse-moi te présenter l’ensemble du gouvernement. Ici, voici notre informaticien...</text:span></text:span></text:p>
      <text:p text:style-name="P9"/>
      <text:p text:style-name="P11"><text:span text:style-name="Police_20_par_20_défaut1"><text:span text:style-name="T8">Sofiane :</text:span></text:span><text:span text:style-name="Police_20_par_20_défaut1"><text:span text:style-name="T1"> Wesh.</text:span></text:span></text:p>
      <text:p text:style-name="P9"/>
      <text:p text:style-name="P11"><text:span text:style-name="Police_20_par_20_défaut1"><text:span text:style-name="T8">Léopold :</text:span></text:span><text:span text:style-name="Police_20_par_20_défaut1"><text:span text:style-name="T1"> C’est aussi un très bon ingénieur ! Notre espion…</text:span></text:span></text:p>
      <text:p text:style-name="P9"/>
      <text:p text:style-name="P11"><text:span text:style-name="Police_20_par_20_défaut1"><text:span text:style-name="T8">Augustin :</text:span></text:span><text:span text:style-name="Police_20_par_20_défaut1"><text:span text:style-name="T1"> Yo.</text:span></text:span></text:p>
      <text:p text:style-name="P9"/>
      <text:p text:style-name="P11"><text:span text:style-name="Police_20_par_20_défaut1"><text:span text:style-name="T8">Léopold :</text:span></text:span><text:span text:style-name="Police_20_par_20_défaut1"><text:span text:style-name="T1"> C’est normal si il a l’air d’un abruti, mais ne vous y fiez pas ! Il a 18 à chaque contrôle de SI ! Et enfin… Celui qui unit nos partisans :</text:span></text:span></text:p>
      <text:p text:style-name="P9"/>
      <text:p text:style-name="P11"><text:span text:style-name="Police_20_par_20_défaut1"><text:span text:style-name="T8">Antoine :</text:span></text:span><text:span text:style-name="Police_20_par_20_défaut1"><text:span text:style-name="T1"> Salut.</text:span></text:span></text:p>
      <text:p text:style-name="P9"/>
      <text:p text:style-name="P11"><text:span text:style-name="Police_20_par_20_défaut1"><text:span text:style-name="T8">Léopold :</text:span></text:span><text:span text:style-name="Police_20_par_20_défaut1"><text:span text:style-name="T1"> Sa voix douce sert de repère à tous ceux qui ont rejoint notre noble cause. Bien. Maintenant que les présentations sont faites, nous allons pouvoir…</text:span></text:span></text:p>
      <text:p text:style-name="P9"/>
      <text:p text:style-name="P11"><text:span text:style-name="Police_20_par_20_défaut1"><text:span text:style-name="T8">Ivan : </text:span></text:span><text:span text:style-name="Police_20_par_20_défaut1"><text:span text:style-name="T1">Attends !</text:span></text:span></text:p>
      <text:p text:style-name="P9"/>
      <text:p text:style-name="P11"><text:span text:style-name="Police_20_par_20_défaut1"><text:span text:style-name="T8">Léopold :</text:span></text:span><text:span text:style-name="Police_20_par_20_défaut1"><text:span text:style-name="T1"> Quoi ?</text:span></text:span></text:p>
      <text:p text:style-name="P9"/>
      <text:p text:style-name="P11"><text:span text:style-name="Police_20_par_20_défaut1"><text:span text:style-name="T8">Ivan :</text:span></text:span><text:span text:style-name="Police_20_par_20_défaut1"><text:span text:style-name="T1"> Comment ça « quoi » ? C’est tout ? Tu te barres, je passe une journée entière à te retrouver, et c’est tout ? Je me fiche pas mal de tes histoires de complots anti hentai, tu m’as manqué Léopold !</text:span></text:span></text:p>
      <text:p text:style-name="P9"/>
      <text:p text:style-name="P11"><text:span text:style-name="Police_20_par_20_défaut1"><text:span text:style-name="T8">Léopold :</text:span></text:span><text:span text:style-name="Police_20_par_20_défaut1"><text:span text:style-name="T1"> Ivan je…</text:span></text:span></text:p>
      <text:p text:style-name="P9"/>
      <text:p text:style-name="P11"><text:span text:style-name="Police_20_par_20_défaut1"><text:span text:style-name="T8">Ivan :</text:span></text:span><text:span text:style-name="Police_20_par_20_défaut1"><text:span text:style-name="T1"> Ne dit rien ! Je n’ai pas fini ! Tu n’as aucune idée de ce qu’on a traversé pour venir te voir ! On est allé chez des gens, on a appris plein de choses sur beaucoup de personnes, et on a même sauvé une gamine qui était chez Matéo ! Et pendant tout ce temps, je n’ai… Je n’ai pas arrêté de penser à toi. Et pas juste parce que je voulais te revoir Léopold, mais parce que je… Je…</text:span></text:span></text:p>
      <text:p text:style-name="P9"/>
      <text:p text:style-name="P9">Les mots restèrent étranglés dans sa gorge. Il avait les larmes aux yeux, et ses poings serrés tremblaient légèrement. Léopold se rapprocha d’Ivan, et l’attrapa par les épaules.</text:p>
      <text:p text:style-name="P9"/>
      <text:p text:style-name="P11"><text:span text:style-name="Police_20_par_20_défaut1"><text:span text:style-name="T8">Léopold :</text:span></text:span><text:span text:style-name="Police_20_par_20_défaut1"><text:span text:style-name="T1"> Tu sais, vendredi, je n’ai pas eu le temps de finir ma phrase. Je voulais te dire que…</text:span></text:span></text:p>
      <text:p text:style-name="P9"/>
      <text:p text:style-name="P9">Leurs visages n’étaient qu’à quelques centimètres. Ils fixaient chacun les yeux de l’autre.</text:p>
      <text:p text:style-name="P9"/>
      <text:p text:style-name="P11"><text:span text:style-name="Police_20_par_20_défaut1"><text:span text:style-name="T8">Léopold :</text:span></text:span><text:span text:style-name="Police_20_par_20_défaut1"><text:span text:style-name="T1"> Ivan, je t…</text:span></text:span></text:p>
      <text:p text:style-name="P9"/>
      <text:p text:style-name="P11"><text:span text:style-name="Police_20_par_20_défaut1"><text:span text:style-name="T8">Aden :</text:span></text:span><text:span text:style-name="Police_20_par_20_défaut1"><text:span text:style-name="T1"> Chef ! Chef ! On subit une attaque ! Une énorme créature attaque l’aéroport !</text:span></text:span></text:p>
      <text:p text:style-name="P9"/>
      <text:p text:style-name="P9">Léopold se sépara rapidement d’Ivan, et réajusta son képi.</text:p>
      <text:p text:style-name="P9"/>
      <text:p text:style-name="P11"><text:span text:style-name="Police_20_par_20_défaut1"><text:span text:style-name="T8">Léopold :</text:span></text:span><text:span text:style-name="Police_20_par_20_défaut1"><text:span text:style-name="T1"> J’arrive. Antoine, Samy, et Aden avec moi, Sofiane tu restes là pour surveiller avec Augustin. Ivan, je reviens vite.</text:span></text:span></text:p>
      <text:p text:style-name="P9"><text:soft-page-break/></text:p>
      <text:p text:style-name="P9">Ils remontèrent à la surface, et virent la panique des voyageurs qui criaient et couraient dans tous les sens. Le hall avait un immense trou dans sa façade, par laquelle s’infiltrait un monstre énorme, recouvert de tentacules.</text:p>
      <text:p text:style-name="P9"/>
      <text:p text:style-name="P11"><text:span text:style-name="Police_20_par_20_défaut1"><text:span text:style-name="T6">Léopold :</text:span></text:span><text:span text:style-name="Police_20_par_20_défaut1"><text:span text:style-name="T5"> Oh putain... Ça va chier !</text:span></text:span></text:p>
      <text:p text:style-name="P42">Chapitre 6 : Reboot</text:p>
      <text:p text:style-name="P9"/>
      <text:p text:style-name="P11"><text:span text:style-name="Police_20_par_20_défaut1"><text:span text:style-name="T8">Samy :</text:span></text:span><text:span text:style-name="Police_20_par_20_défaut1"><text:span text:style-name="T1"> Mais qu’est-ce que c’est que cette merde ?!</text:span></text:span></text:p>
      <text:p text:style-name="P9"/>
      <text:p text:style-name="P9">Une créature ressemblant à une immense tortue pénétrait l’aéroport. Elle faisait presque 20 mètres de haut, mais ce qui était encore plus terrifiant, c’était sa tête, ressemblant à un amas de tentacules, avec un œil géant au centre. Sur la carapace du monstre, était accroché un grand trône dans lequel était assis un homme portant une grande cape noire. Soudain, la créature s’arrêta, et plusieurs personnes descendirent de son dos. Léopold, Samy, Antoine et Aden s’approchèrent.</text:p>
      <text:p text:style-name="P9"/>
      <text:p text:style-name="P11"><text:span text:style-name="Police_20_par_20_défaut1"><text:span text:style-name="T8">Léopold :</text:span></text:span><text:span text:style-name="Police_20_par_20_défaut1"><text:span text:style-name="T1"> J’aurais dû m’en douter… le chef d’Amlaetxhis : Ce fils de pute de Mathis !</text:span></text:span></text:p>
      <text:p text:style-name="P9"/>
      <text:p text:style-name="P11"><text:span text:style-name="Police_20_par_20_défaut1"><text:span text:style-name="T8">Mathis :</text:span></text:span><text:span text:style-name="Police_20_par_20_défaut1"><text:span text:style-name="T1"> Pour toi ça sera le docteur Friedmann ! Et oui, je suis là pour te remettre à ta place petite merde !</text:span></text:span></text:p>
      <text:p text:style-name="P9"/>
      <text:p text:style-name="P11"><text:span text:style-name="Police_20_par_20_défaut1"><text:span text:style-name="T8">Léopold :</text:span></text:span><text:span text:style-name="Police_20_par_20_défaut1"><text:span text:style-name="T1"> Je vois que tu as aussi ramené ton vide couille de compagnie !</text:span></text:span></text:p>
      <text:p text:style-name="P9"/>
      <text:p text:style-name="P11"><text:span text:style-name="Police_20_par_20_défaut1"><text:span text:style-name="T8">Alexis L :</text:span></text:span><text:span text:style-name="Police_20_par_20_défaut1"><text:span text:style-name="T1"> </text:span></text:span><text:span text:style-name="Police_20_par_20_défaut1"><text:span text:style-name="T12">C’est… c’est pas vrai…</text:span></text:span></text:p>
      <text:p text:style-name="P9"/>
      <text:p text:style-name="P11"><text:span text:style-name="Police_20_par_20_défaut1"><text:span text:style-name="T8">Samy :</text:span></text:span><text:span text:style-name="Police_20_par_20_défaut1"><text:span text:style-name="T1"> Je comprends maintenant pourquoi tu ne nous as pas aidé à le retrouver !</text:span></text:span></text:p>
      <text:p text:style-name="P9"/>
      <text:p text:style-name="P11"><text:span text:style-name="Police_20_par_20_défaut1"><text:span text:style-name="T8">Mathis :</text:span></text:span><text:span text:style-name="Police_20_par_20_défaut1"><text:span text:style-name="T1"> Si je suis là, c’est parce que beaucoup de choses vont changer…</text:span></text:span></text:p>
      <text:p text:style-name="P9"/>
      <text:p text:style-name="P11"><text:span text:style-name="Police_20_par_20_défaut1"><text:span text:style-name="T8">Léopold :</text:span></text:span><text:span text:style-name="Police_20_par_20_défaut1"><text:span text:style-name="T1"> Et t’as perdu ton téléphone ou t’avais juste envie d’exploser des façades ?</text:span></text:span></text:p>
      <text:p text:style-name="P9"/>
      <text:p text:style-name="P11"><text:span text:style-name="Police_20_par_20_défaut1"><text:span text:style-name="T8">Mathis :</text:span></text:span><text:span text:style-name="Police_20_par_20_défaut1"><text:span text:style-name="T1"> Les deux. Mais si je suis là, c’est pour une troisième raison. Tu vois, je suis plutôt sympa, je viens te prévenir de ta future destruction. Les gens vont de plus en plus se branler sur du hentai ! Homme comme femme ! Nous avons un pouvoir plus puissant que jamais et ni toi, ni tes sophistes de merde n’allez pouvoir arrêter ça !</text:span></text:span></text:p>
      <text:p text:style-name="P9"/>
      <text:p text:style-name="P11"><text:span text:style-name="Police_20_par_20_défaut1"><text:span text:style-name="T8">Léopold :</text:span></text:span><text:span text:style-name="Police_20_par_20_défaut1"><text:span text:style-name="T1"> Continue de vivre dans tes rêves ! Un jour, tu seras forcé de reconnaître que la réalité est essentielle.</text:span></text:span></text:p>
      <text:p text:style-name="P9"/>
      <text:p text:style-name="P11"><text:span text:style-name="Police_20_par_20_défaut1"><text:span text:style-name="T8">Mathis :</text:span></text:span><text:span text:style-name="Police_20_par_20_défaut1"><text:span text:style-name="T1"> Mais j’y compte bien… Tu vois, notre super espion</text:span></text:span></text:p>
      <text:p text:style-name="P9"/>
      <text:p text:style-name="P11"><text:span text:style-name="Police_20_par_20_défaut1"><text:span text:style-name="T8">Baptiste :</text:span></text:span><text:span text:style-name="Police_20_par_20_défaut1"><text:span text:style-name="T1"> Yo</text:span></text:span></text:p>
      <text:p text:style-name="P9"/>
      <text:p text:style-name="P11"><text:span text:style-name="Police_20_par_20_défaut1"><text:span text:style-name="T8">Mathis :</text:span></text:span><text:span text:style-name="Police_20_par_20_défaut1"><text:span text:style-name="T1"> Ta gueule putain ! Tu me coupes pas quand je parle pauvre merde ! En plus tu vas griller ta couverture ! Bon, bref. Notre espion disais-je, a trouvé un bon plan, et a racheté le brevet d’une invention incroyable ! On peut tous remercier Alan, de nous avoir cédé sa création pour seulement 2€ !</text:span></text:span></text:p>
      <text:p text:style-name="P9"/>
      <text:p text:style-name="P11"><text:span text:style-name="Police_20_par_20_défaut1"><text:span text:style-name="T8">Alexis L :</text:span></text:span><text:span text:style-name="Police_20_par_20_défaut1"><text:span text:style-name="T1"> Merci Alan !</text:span></text:span></text:p>
      <text:p text:style-name="P9"/>
      <text:p text:style-name="P11"><text:span text:style-name="Police_20_par_20_défaut1"><text:span text:style-name="T8">Baptiste :</text:span></text:span><text:span text:style-name="Police_20_par_20_défaut1"><text:span text:style-name="T1"> Merci Alan !</text:span></text:span></text:p>
      <text:p text:style-name="P9"/>
      <text:p text:style-name="P11"><text:span text:style-name="Police_20_par_20_défaut1"><text:span text:style-name="T8">Antoine :</text:span></text:span><text:span text:style-name="Police_20_par_20_défaut1"><text:span text:style-name="T1"> Merci Alan !</text:span></text:span></text:p>
      <text:p text:style-name="P9"/>
      <text:p text:style-name="P11"><text:span text:style-name="Police_20_par_20_défaut1"><text:span text:style-name="T8">Léopold :</text:span></text:span><text:span text:style-name="Police_20_par_20_défaut1"><text:span text:style-name="T1"> Merci Alan !</text:span></text:span></text:p>
      <text:p text:style-name="P9"/>
      <text:p text:style-name="P11"><text:span text:style-name="Police_20_par_20_défaut1"><text:span text:style-name="T8">Aden :</text:span></text:span><text:span text:style-name="Police_20_par_20_défaut1"><text:span text:style-name="T1"> Merci Alan !</text:span></text:span></text:p>
      <text:p text:style-name="P9"><text:soft-page-break/></text:p>
      <text:p text:style-name="P11"><text:span text:style-name="Police_20_par_20_défaut1"><text:span text:style-name="T8">L’auteur :</text:span></text:span><text:span text:style-name="Police_20_par_20_défaut1"><text:span text:style-name="T1"> Merci Alan !</text:span></text:span></text:p>
      <text:p text:style-name="P10"/>
      <text:p text:style-name="P11"><text:span text:style-name="Police_20_par_20_défaut1"><text:span text:style-name="T8">Samy :</text:span></text:span><text:span text:style-name="Police_20_par_20_défaut1"><text:span text:style-name="T1"> Vous êtes vraiment des enculés.</text:span></text:span></text:p>
      <text:p text:style-name="P9"/>
      <text:p text:style-name="P11"><text:span text:style-name="Police_20_par_20_défaut1"><text:span text:style-name="T8">Mathis :</text:span></text:span><text:span text:style-name="Police_20_par_20_défaut1"><text:span text:style-name="T1"> Bref, grâce à lui nous allons enfin pouvoir envahir le monde !</text:span></text:span></text:p>
      <text:p text:style-name="P9"/>
      <text:p text:style-name="P11"><text:span text:style-name="Police_20_par_20_défaut1"><text:span text:style-name="T8">Léopold :</text:span></text:span><text:span text:style-name="Police_20_par_20_défaut1"><text:span text:style-name="T1"> Et elle consiste en quoi cette invention ?</text:span></text:span></text:p>
      <text:p text:style-name="P9"/>
      <text:p text:style-name="P11"><text:span text:style-name="Police_20_par_20_défaut1"><text:span text:style-name="T8">Mathis :</text:span></text:span><text:span text:style-name="Police_20_par_20_défaut1"><text:span text:style-name="T1"> Je te l’ai déjà dit : à transformer nos rêves en réalité ! Admire cette créature ! Elle a été dessinée par notre fondateur, qui l’a baptisé le « Koyadamesateï ». Et bien à présent, elle est là ! Devant vous ! Et si vous voulez tout savoir… Elle vient détruire notre dernier obstacle !</text:span></text:span></text:p>
      <text:p text:style-name="P9"/>
      <text:p text:style-name="P11"><text:span text:style-name="Police_20_par_20_défaut1"><text:span text:style-name="T8">Léopold :</text:span></text:span><text:span text:style-name="Police_20_par_20_défaut1"><text:span text:style-name="T1"> Quel horreur… Mais une question : comment vous avez trouvé notre repaire ?</text:span></text:span></text:p>
      <text:p text:style-name="P9"/>
      <text:p text:style-name="P11"><text:span text:style-name="Police_20_par_20_défaut1"><text:span text:style-name="T8">Mathis :</text:span></text:span><text:span text:style-name="Police_20_par_20_défaut1"><text:span text:style-name="T1"> Grâce à cet abruti de Yann ! Il a gardé avec lui notre premier essai, que nous avons localisé. D’ailleurs, il a eu l’honneur d’être le premier à tester notre nouvelle créature…</text:span></text:span></text:p>
      <text:p text:style-name="P9"/>
      <text:p text:style-name="P11"><text:span text:style-name="Police_20_par_20_défaut1"><text:span text:style-name="T8">Léopold :</text:span></text:span><text:span text:style-name="Police_20_par_20_défaut1"><text:span text:style-name="T1"> Comment ça tester ?</text:span></text:span></text:p>
      <text:p text:style-name="P9"/>
      <text:p text:style-name="P11"><text:span text:style-name="Police_20_par_20_défaut1"><text:span text:style-name="T8">Mathis :</text:span></text:span><text:span text:style-name="Police_20_par_20_défaut1"><text:span text:style-name="T1"> Tu veux savoir ?</text:span></text:span></text:p>
      <text:p text:style-name="P9"/>
      <text:p text:style-name="P11"><text:span text:style-name="Police_20_par_20_défaut1"><text:span text:style-name="T8">Léopold :</text:span></text:span><text:span text:style-name="Police_20_par_20_défaut1"><text:span text:style-name="T1"> Bah oui.</text:span></text:span></text:p>
      <text:p text:style-name="P9"/>
      <text:p text:style-name="P11"><text:span text:style-name="Police_20_par_20_défaut1"><text:span text:style-name="T8">Mathis :</text:span></text:span><text:span text:style-name="Police_20_par_20_défaut1"><text:span text:style-name="T1"> Très bien. </text:span></text:span><text:span text:style-name="Police_20_par_20_défaut1"><text:span text:style-name="T5">À l’attaque !</text:span></text:span></text:p>
      <text:p text:style-name="P9"/>
      <text:p text:style-name="P9">Comme s’il avait compris, le Koyadamesateï se mis en marche, et baissa sa tête tentaculaire pour fixer Antoine. Celui-ci le fixait également, l’air déterminé, prêt à se battre. Malheureusement, son attention était portée sur son regard, et il ne put voir le tentacule qui lui agrippa fermement la jambe. Il n’eut à peine le temps d’être surpris, qu’il fut levé à plusieurs mètres du sol. Il sentit alors le bout d’un tentacule se glisser sous son T-shirt.</text:p>
      <text:p text:style-name="P9"/>
      <text:p text:style-name="P11"><text:span text:style-name="Police_20_par_20_défaut1"><text:span text:style-name="T8">Antoine :</text:span></text:span><text:span text:style-name="Police_20_par_20_défaut1"><text:span text:style-name="T1"> Eh ! Mais qu’est-ce que… AH ! Ça colle !</text:span></text:span></text:p>
      <text:p text:style-name="P9"/>
      <text:p text:style-name="P11"><text:span text:style-name="Police_20_par_20_défaut1"><text:span text:style-name="T8">Samy :</text:span></text:span><text:span text:style-name="Police_20_par_20_défaut1"><text:span text:style-name="T1"> Oh merde… Il va quand même pas…</text:span></text:span></text:p>
      <text:p text:style-name="P9"/>
      <text:p text:style-name="P11"><text:span text:style-name="Police_20_par_20_défaut1"><text:span text:style-name="T8">Antoine :</text:span></text:span><text:span text:style-name="Police_20_par_20_défaut1"><text:span text:style-name="T1"> </text:span></text:span><text:span text:style-name="Police_20_par_20_défaut1"><text:span text:style-name="T5">AH ! NOOON PAS ÇA ! AAAH ! Aaahh... aaa…</text:span></text:span></text:p>
      <text:p text:style-name="P9"/>
      <text:p text:style-name="P9">Un tentacule s’enroulait autour de sa taille, tandis qu’une autre faisait des vas-et-viens en passant par son pantalon.</text:p>
      <text:p text:style-name="P9"/>
      <text:p text:style-name="P11"><text:span text:style-name="Police_20_par_20_défaut1"><text:span text:style-name="T8">Léopold :</text:span></text:span><text:span text:style-name="Police_20_par_20_défaut1"><text:span text:style-name="T1"> Oh merde ! Fuyez ! On peut pas se battre contre ça !</text:span></text:span></text:p>
      <text:p text:style-name="P9"/>
      <text:p text:style-name="P11"><text:span text:style-name="Police_20_par_20_défaut1"><text:span text:style-name="T8">Mathis :</text:span></text:span><text:span text:style-name="Police_20_par_20_défaut1"><text:span text:style-name="T1"> MWAHAHA ! Tremblez devant la puissance du tentacule ! Vous serez bientôt tous obligés d’abandonner les films pornographiques, pour vous soumettre au hentai.</text:span></text:span></text:p>
      <text:p text:style-name="P9"/>
      <text:p text:style-name="P11"><text:span text:style-name="Police_20_par_20_défaut1"><text:span text:style-name="T8">Samy :</text:span></text:span><text:span text:style-name="Police_20_par_20_défaut1"><text:span text:style-name="T1"> Il va nous falloir du renfort ! Beaucoup de renfort !</text:span></text:span></text:p>
      <text:p text:style-name="P9"/>
      <text:p text:style-name="P11"><text:span text:style-name="Police_20_par_20_défaut1"><text:span text:style-name="T8">Léopold :</text:span></text:span><text:span text:style-name="Police_20_par_20_défaut1"><text:span text:style-name="T1"> Sofiane en a sûrement appelé… Mais il faut tenir jusqu’à leur arrivée !</text:span></text:span></text:p>
      <text:p text:style-name="P9"/>
      <text:p text:style-name="P11"><text:soft-page-break/><text:span text:style-name="Police_20_par_20_défaut1"><text:span text:style-name="T8">Aden :</text:span></text:span><text:span text:style-name="Police_20_par_20_défaut1"><text:span text:style-name="T1"> Faites diversion, je vais défoncer Mathis !</text:span></text:span></text:p>
      <text:p text:style-name="P9"/>
      <text:p text:style-name="P9">Le monstre utilisa plusieurs de ses tentacules pour tenter de les attraper, mais ils furent particulièrement agiles, et ils purent en éviter une majorité. Pourtant, au bout de plusieurs minutes, la fatigue les fit ralentir, et vint le moment où…</text:p>
      <text:p text:style-name="P9"/>
      <text:p text:style-name="P11"><text:span text:style-name="Police_20_par_20_défaut1"><text:span text:style-name="T8">Samy :</text:span></text:span><text:span text:style-name="Police_20_par_20_défaut1"><text:span text:style-name="T1"> Aaaah !</text:span></text:span></text:p>
      <text:p text:style-name="P9"/>
      <text:p text:style-name="P11"><text:span text:style-name="Police_20_par_20_défaut1"><text:span text:style-name="T8">Léopold :</text:span></text:span><text:span text:style-name="Police_20_par_20_défaut1"><text:span text:style-name="T1"> Samy ! J’arrive !</text:span></text:span></text:p>
      <text:p text:style-name="P9"/>
      <text:p text:style-name="P11"><text:span text:style-name="Police_20_par_20_défaut1"><text:span text:style-name="T8">Samy :</text:span></text:span><text:span text:style-name="Police_20_par_20_défaut1"><text:span text:style-name="T1"> Ah merde putain fait chier !</text:span></text:span></text:p>
      <text:p text:style-name="P9"/>
      <text:p text:style-name="P9">Un tentacule se faisait insistant auprès de son pantalon, et commençait s’infiltrer par une de ces extrémités.</text:p>
      <text:p text:style-name="P9"/>
      <text:p text:style-name="P20">PAN</text:p>
      <text:p text:style-name="P9"/>
      <text:p text:style-name="P9">Samy s’écrasa lourdement au sol.</text:p>
      <text:p text:style-name="P9"/>
      <text:p text:style-name="P11"><text:span text:style-name="Police_20_par_20_défaut1"><text:span text:style-name="T8">Samy :</text:span></text:span><text:span text:style-name="Police_20_par_20_défaut1"><text:span text:style-name="T1"> Aïe !</text:span></text:span></text:p>
      <text:p text:style-name="P9"/>
      <text:p text:style-name="P9">Le tentacule qui le tenait venait d’être arraché.</text:p>
      <text:p text:style-name="P9"/>
      <text:p text:style-name="P11"><text:span text:style-name="Police_20_par_20_défaut1"><text:span text:style-name="T8">Ambra :</text:span></text:span><text:span text:style-name="Police_20_par_20_défaut1"><text:span text:style-name="T1"> Eh bah alors Samy ? Je t’ai vu plus vif et plus rapide…</text:span></text:span></text:p>
      <text:p text:style-name="P9"/>
      <text:p text:style-name="P11"><text:span text:style-name="Police_20_par_20_défaut1"><text:span text:style-name="T8">Samy :</text:span></text:span><text:span text:style-name="Police_20_par_20_défaut1"><text:span text:style-name="T1"> T’es gentille, on n’en reparlera pas.</text:span></text:span></text:p>
      <text:p text:style-name="P9"/>
      <text:p text:style-name="P11"><text:span text:style-name="Police_20_par_20_défaut1"><text:span text:style-name="T8">Ambra :</text:span></text:span><text:span text:style-name="Police_20_par_20_défaut1"><text:span text:style-name="T1"> Euh… Je parlais de ta façon de conduire…</text:span></text:span></text:p>
      <text:p text:style-name="P9"/>
      <text:p text:style-name="P11"><text:span text:style-name="Police_20_par_20_défaut1"><text:span text:style-name="T8">Samy :</text:span></text:span><text:span text:style-name="Police_20_par_20_défaut1"><text:span text:style-name="T1"> AH ! Oui d’accord !</text:span></text:span></text:p>
      <text:p text:style-name="P9"/>
      <text:p text:style-name="P11"><text:span text:style-name="Police_20_par_20_défaut1"><text:span text:style-name="T8">Maëlle :</text:span></text:span><text:span text:style-name="Police_20_par_20_défaut1"><text:span text:style-name="T1"> Yo les gens, je viens aider.</text:span></text:span></text:p>
      <text:p text:style-name="P9"/>
      <text:p text:style-name="P11"><text:span text:style-name="Police_20_par_20_défaut1"><text:span text:style-name="T8">Ambra :</text:span></text:span><text:span text:style-name="Police_20_par_20_défaut1"><text:span text:style-name="T1"> Dommage, c’est déjà fini !</text:span></text:span></text:p>
      <text:p text:style-name="P9"/>
      <text:p text:style-name="P20">PAN</text:p>
      <text:p text:style-name="P9"/>
      <text:p text:style-name="P9">Ambra tira en plein dans l’œil du Koyadamesateï, qui s’effondra lourdement sur le sol. Aden réapparu, avec Mathis, Alexis et Baptiste.</text:p>
      <text:p text:style-name="P9"/>
      <text:p text:style-name="P11"><text:span text:style-name="Police_20_par_20_défaut1"><text:span text:style-name="T8">Aden :</text:span></text:span><text:span text:style-name="Police_20_par_20_défaut1"><text:span text:style-name="T1"> Ils ont essayé de s’enfuir, mais je les ai rattrapés ! Ah oui, et y avait Yann et une gamine attachée sur leur monstre.</text:span></text:span></text:p>
      <text:p text:style-name="P9"/>
      <text:p text:style-name="P9">Sofiane et augustin arrivèrent.</text:p>
      <text:p text:style-name="P9"/>
      <text:p text:style-name="P11"><text:span text:style-name="Police_20_par_20_défaut1"><text:span text:style-name="T8">Sofiane :</text:span></text:span><text:span text:style-name="Police_20_par_20_défaut1"><text:span text:style-name="T1"> On va vous défoncer les gars !</text:span></text:span></text:p>
      <text:p text:style-name="P9"/>
      <text:p text:style-name="P11"><text:span text:style-name="Police_20_par_20_défaut1"><text:span text:style-name="T8">Mathis :</text:span></text:span><text:span text:style-name="Police_20_par_20_défaut1"><text:span text:style-name="T1"> Vous pouvez nous tuer, mais vous n’arrêterez jamais le hentai ! Nous ne vivons que pour lui !</text:span></text:span></text:p>
      <text:p text:style-name="P9"/>
      <text:p text:style-name="P11"><text:span text:style-name="Police_20_par_20_défaut1"><text:span text:style-name="T8">Alexis L :</text:span></text:span><text:span text:style-name="Police_20_par_20_défaut1"><text:span text:style-name="T1"> </text:span></text:span><text:span text:style-name="Police_20_par_20_défaut1"><text:span text:style-name="T12">Ouais… mais pas trop en fait…</text:span></text:span></text:p>
      <text:p text:style-name="P9"/>
      <text:p text:style-name="P11"><text:soft-page-break/><text:span text:style-name="Police_20_par_20_défaut1"><text:span text:style-name="T8">Mathis :</text:span></text:span><text:span text:style-name="Police_20_par_20_défaut1"><text:span text:style-name="T1"> Quoi ??</text:span></text:span></text:p>
      <text:p text:style-name="P9"/>
      <text:p text:style-name="P11"><text:span text:style-name="Police_20_par_20_défaut1"><text:span text:style-name="T8">Alexis L :</text:span></text:span><text:span text:style-name="Police_20_par_20_défaut1"><text:span text:style-name="T1"> En vrai, je m’en fiche un peu moi… J’aime pas vraiment ça d’ailleurs, mais…</text:span></text:span></text:p>
      <text:p text:style-name="P9"/>
      <text:p text:style-name="P11"><text:span text:style-name="Police_20_par_20_défaut1"><text:span text:style-name="T8">Mathis :</text:span></text:span><text:span text:style-name="Police_20_par_20_défaut1"><text:span text:style-name="T1"> Mais ?</text:span></text:span></text:p>
      <text:p text:style-name="P9"/>
      <text:p text:style-name="P11"><text:span text:style-name="Police_20_par_20_défaut1"><text:span text:style-name="T8">Alexis L :</text:span></text:span><text:span text:style-name="Police_20_par_20_défaut1"><text:span text:style-name="T1"> </text:span></text:span><text:span text:style-name="Police_20_par_20_défaut1"><text:span text:style-name="T12">Mais je t’aime toi…</text:span></text:span></text:p>
      <text:p text:style-name="P9"/>
      <text:p text:style-name="P11"><text:span text:style-name="Police_20_par_20_défaut1"><text:span text:style-name="T8">Mathis :</text:span></text:span><text:span text:style-name="Police_20_par_20_défaut1"><text:span text:style-name="T1"> Depuis tout ce temps… Tu m’as suivi juste parce que tu m’aimais ?</text:span></text:span></text:p>
      <text:p text:style-name="P9"/>
      <text:p text:style-name="P11"><text:span text:style-name="Police_20_par_20_défaut1"><text:span text:style-name="T8">Alexis L :</text:span></text:span><text:span text:style-name="Police_20_par_20_défaut1"><text:span text:style-name="T1"> </text:span></text:span><text:span text:style-name="Police_20_par_20_défaut1"><text:span text:style-name="T12">Oui…</text:span></text:span></text:p>
      <text:p text:style-name="P9"/>
      <text:p text:style-name="P11"><text:span text:style-name="Police_20_par_20_défaut1"><text:span text:style-name="T8">Mathis :</text:span></text:span><text:span text:style-name="Police_20_par_20_défaut1"><text:span text:style-name="T1"> Eh bien sache que… Je t’aime aussi ! Je veux vivre avec toi putain !</text:span></text:span></text:p>
      <text:p text:style-name="P9"/>
      <text:p text:style-name="P11"><text:span text:style-name="Police_20_par_20_défaut1"><text:span text:style-name="T8">Samy :</text:span></text:span><text:span text:style-name="Police_20_par_20_défaut1"><text:span text:style-name="T1"> C’est vraiment n’importe quoi cette histoire !</text:span></text:span></text:p>
      <text:p text:style-name="P9"/>
      <text:p text:style-name="P11"><text:span text:style-name="Police_20_par_20_défaut1"><text:span text:style-name="T8">Yann :</text:span></text:span><text:span text:style-name="Police_20_par_20_défaut1"><text:span text:style-name="T1"> T’es jaloux ?</text:span></text:span></text:p>
      <text:p text:style-name="P9"/>
      <text:p text:style-name="P11"><text:span text:style-name="Police_20_par_20_défaut1"><text:span text:style-name="T8">Samy :</text:span></text:span><text:span text:style-name="Police_20_par_20_défaut1"><text:span text:style-name="T1"> Quoi ? Mais pas du tout !</text:span></text:span></text:p>
      <text:p text:style-name="P9"/>
      <text:p text:style-name="P11"><text:span text:style-name="Police_20_par_20_défaut1"><text:span text:style-name="T8">Yann :</text:span></text:span><text:span text:style-name="Police_20_par_20_défaut1"><text:span text:style-name="T1"> Parce que si tu veux, on pourrait…</text:span></text:span></text:p>
      <text:p text:style-name="P9"/>
      <text:p text:style-name="P11"><text:span text:style-name="Police_20_par_20_défaut1"><text:span text:style-name="T8">Samy :</text:span></text:span><text:span text:style-name="Police_20_par_20_défaut1"><text:span text:style-name="T1"> Même pas en rêve ! Et éloigne-toi de moi s’il te plaît. Pourquoi t’irais pas baiser Augustin ? Il a l’air seul.</text:span></text:span></text:p>
      <text:p text:style-name="P9"/>
      <text:p text:style-name="P11"><text:span text:style-name="Police_20_par_20_défaut1"><text:span text:style-name="T8">Augustin :</text:span></text:span><text:span text:style-name="Police_20_par_20_défaut1"><text:span text:style-name="T1"> Impossible, mon cœur est déjà pris. Et par un homme dont la sagesse égale la virilité ! Personne ne pourra m’en détourner !</text:span></text:span></text:p>
      <text:p text:style-name="P9"/>
      <text:p text:style-name="P11"><text:span text:style-name="Police_20_par_20_défaut1"><text:span text:style-name="T8">Ivan :</text:span></text:span><text:span text:style-name="Police_20_par_20_défaut1"><text:span text:style-name="T1"> Léopold !</text:span></text:span></text:p>
      <text:p text:style-name="P9"/>
      <text:p text:style-name="P11"><text:span text:style-name="Police_20_par_20_défaut1"><text:span text:style-name="T8">Léopold :</text:span></text:span><text:span text:style-name="Police_20_par_20_défaut1"><text:span text:style-name="T1"> Ivan !</text:span></text:span></text:p>
      <text:p text:style-name="P9"/>
      <text:p text:style-name="P11"><text:span text:style-name="Police_20_par_20_défaut1"><text:span text:style-name="T8">Ivan :</text:span></text:span><text:span text:style-name="Police_20_par_20_défaut1"><text:span text:style-name="T1"> Tu vas bien ?</text:span></text:span></text:p>
      <text:p text:style-name="P9"/>
      <text:p text:style-name="P11"><text:span text:style-name="Police_20_par_20_défaut1"><text:span text:style-name="T8">Léopold :</text:span></text:span><text:span text:style-name="Police_20_par_20_défaut1"><text:span text:style-name="T1"> Évidemment ! C’est pas un monstre sortit d’un esprit tordu qui va me faire peur ! En parlant de ça…</text:span></text:span></text:p>
      <text:p text:style-name="P9"/>
      <text:p text:style-name="P9">Il se tourna vers Mathis.</text:p>
      <text:p text:style-name="P9"/>
      <text:p text:style-name="P11"><text:span text:style-name="Police_20_par_20_défaut1"><text:span text:style-name="T8">Léopold :</text:span></text:span><text:span text:style-name="Police_20_par_20_défaut1"><text:span text:style-name="T1"> Qui est le fondateur d’Amlaetxhis ?</text:span></text:span></text:p>
      <text:p text:style-name="P9"/>
      <text:p text:style-name="P11"><text:span text:style-name="Police_20_par_20_défaut1"><text:span text:style-name="T8">Mathis :</text:span></text:span><text:span text:style-name="Police_20_par_20_défaut1"><text:span text:style-name="T1"> Le fondateur, hein ? La pire abomination que tu puisses imaginer…</text:span></text:span></text:p>
      <text:p text:style-name="P9"/>
      <text:p text:style-name="P11"><text:span text:style-name="Police_20_par_20_défaut1"><text:span text:style-name="T8">Léopold :</text:span></text:span><text:span text:style-name="Police_20_par_20_défaut1"><text:span text:style-name="T1"> Oh mon dieu ! Tu veux dire que c’est…</text:span></text:span></text:p>
      <text:p text:style-name="P9"/>
      <text:p text:style-name="P11"><text:span text:style-name="Police_20_par_20_défaut1"><text:span text:style-name="T8">Matéo :</text:span></text:span><text:span text:style-name="Police_20_par_20_défaut1"><text:span text:style-name="T1"> Je tiens à vous féliciter ! Vous avez réussi à stopper mon bras droit, mais sachez que je suis gaucher ! Même si Amlaetxhis tombe, le hentai ne tombera pas tant que je serai là ! Xydoé ! Viens ici toute suite ! Tu as été très vilaine… tu vas recevoir une punition comme tu n’en as jamais eu…</text:span></text:span></text:p>
      <text:p text:style-name="P9"/>
      <text:p text:style-name="P11"><text:span text:style-name="Police_20_par_20_défaut1"><text:span text:style-name="T8">Léopold :</text:span></text:span><text:span text:style-name="Police_20_par_20_défaut1"><text:span text:style-name="T1"> </text:span></text:span><text:span text:style-name="Police_20_par_20_défaut1"><text:span text:style-name="T12">Putain mais il a vraiment un problème… Elle a genre 12 ans non ?</text:span></text:span></text:p>
      <text:p text:style-name="P9"/>
      <text:p text:style-name="P11"><text:soft-page-break/><text:span text:style-name="Police_20_par_20_défaut1"><text:span text:style-name="T8">Matéo :</text:span></text:span><text:span text:style-name="Police_20_par_20_défaut1"><text:span text:style-name="T1"> Et maintenant, je vais tous vous…</text:span></text:span></text:p>
      <text:p text:style-name="P9"/>
      <text:p text:style-name="P11"><text:span text:style-name="Police_20_par_20_défaut1"><text:span text:style-name="T8">Camille :</text:span></text:span><text:span text:style-name="Police_20_par_20_défaut1"><text:span text:style-name="T1"> </text:span></text:span><text:span text:style-name="Police_20_par_20_défaut1"><text:span text:style-name="T5">Ça y est ! J’ai réussi ! J’ai recalculé la trajectoire et elle roule droit maintenant !</text:span></text:span></text:p>
      <text:p text:style-name="P9"/>
      <text:p text:style-name="P9">Camille arriva en trombe dans la salle, courant avec une voiture télécommandée à côté de lui.</text:p>
      <text:p text:style-name="P9"/>
      <text:p text:style-name="P11"><text:span text:style-name="Police_20_par_20_défaut1"><text:span text:style-name="T8">Romain (poursuivant Camille):</text:span></text:span><text:span text:style-name="Police_20_par_20_défaut1"><text:span text:style-name="T1"> Camille ! Fais gaffe c’est pas ta voiture ! C’est une c…</text:span></text:span></text:p>
      <text:p text:style-name="P9"/>
      <text:p text:style-name="P9">Le véhicule prit un tremplin, et fut propulsé dans la face de Matéo.</text:p>
      <text:p text:style-name="P9"/>
      <text:p text:style-name="P11"><text:span text:style-name="Police_20_par_20_défaut1"><text:span text:style-name="T8">Romain :</text:span></text:span><text:span text:style-name="Police_20_par_20_défaut1"><text:span text:style-name="T1"> ...cireuse.</text:span></text:span></text:p>
      <text:p text:style-name="P9"/>
      <text:p text:style-name="P9">Ils regardèrent tous la cireuse tourner sur le corps de Matéo, qui criait d’agonie. Samy n’eut même pas besoin de monter dessus.</text:p>
      <text:p text:style-name="P9"/>
      <text:p text:style-name="P9">Ivan et Léopold se séparèrent du groupe. Ils enjambèrent le cadavre d’Antoine, et partirent dans un coin isolé.</text:p>
      <text:p text:style-name="P9"/>
      <text:p text:style-name="P11"><text:span text:style-name="Police_20_par_20_défaut1"><text:span text:style-name="T8">Léopold :</text:span></text:span><text:span text:style-name="Police_20_par_20_défaut1"><text:span text:style-name="T1"> On avait une discussion à finir non ?</text:span></text:span></text:p>
      <text:p text:style-name="P9"/>
      <text:p text:style-name="P11"><text:span text:style-name="Police_20_par_20_défaut1"><text:span text:style-name="T8">Ivan :</text:span></text:span><text:span text:style-name="Police_20_par_20_défaut1"><text:span text:style-name="T1"> Je voulais te dire que j…</text:span></text:span></text:p>
      <text:p text:style-name="P9"/>
      <text:p text:style-name="P11"><text:span text:style-name="Police_20_par_20_défaut1"><text:span text:style-name="T8">Léopold :</text:span></text:span><text:span text:style-name="Police_20_par_20_défaut1"><text:span text:style-name="T1"> Je sais. Je t’aime aussi.</text:span></text:span></text:p>
      <text:p text:style-name="P9"/>
      <text:p text:style-name="P9">Léopold approcha alors ses lèvres de celles d’Ivan, et ils s’embrassèrent. Un baiser long, et passionné. Léopold serrait Ivan contre lui, il commença à caresser son torse sous son T-shirt.</text:p>
      <text:p text:style-name="P9"/>
      <text:p text:style-name="P11"><text:span text:style-name="Police_20_par_20_défaut1"><text:span text:style-name="T8">Ivan : </text:span></text:span><text:span text:style-name="Police_20_par_20_défaut1"><text:span text:style-name="T1">Vas-y Léopold, je suis prêt.</text:span></text:span></text:p>
      <text:p text:style-name="P9"/>
      <text:p text:style-name="P9">Léopold le souleva, et le posa sur une petite table. Il commença à le déshabiller, tandis qu’Ivan faisait de même avec lui. Ils finirent nus, l’un contre l’autre. Léopold pris alors la jambe d’Ivan, et lui chuchota.</text:p>
      <text:p text:style-name="P9"/>
      <text:p text:style-name="P11"><text:span text:style-name="Police_20_par_20_défaut1"><text:span text:style-name="T8">Léopold :</text:span></text:span><text:span text:style-name="Police_20_par_20_défaut1"><text:span text:style-name="T1"> Je vais faire doucement.</text:span></text:span></text:p>
      <text:p text:style-name="P9"/>
      <text:p text:style-name="P9">Il rentra alors son sexe dans le trou étroit d’Ivan. Celui-ci se mit à gémir, ce qui excita d’avantage Léopold. Il se mit à bouger au bout de quelques minutes, ce qui lui procura un plaisir intense, qui ne dura que quelques minutes puisque Léopold était précoce. Il finit par se retirer, et regarda Ivan dans les yeux. Il était rouge, essoufflé, mais il trouva la force de se lever, pour embrasser de nouveau Léopold.</text:p>
      <text:p text:style-name="P9"/>
      <text:p text:style-name="P11"><text:span text:style-name="Police_20_par_20_défaut1"><text:span text:style-name="T8">Ivan :</text:span></text:span><text:span text:style-name="Police_20_par_20_défaut1"><text:span text:style-name="T1"> On le refera hein ?</text:span></text:span></text:p>
      <text:p text:style-name="P9"/>
      <text:p text:style-name="P11"><text:span text:style-name="Police_20_par_20_défaut1"><text:span text:style-name="T8">Léopold :</text:span></text:span><text:span text:style-name="Police_20_par_20_défaut1"><text:span text:style-name="T1"> Bien sûr, mais pas trop quand même, je voudrais pas te blesser.</text:span></text:span></text:p>
      <text:p text:style-name="P9"/>
      <text:p text:style-name="P9">Ils s’assirent alors tous les deux sur un petit banc, contemplant le coucher de soleil par le mur effondré de l’aéroport.</text:p>
      <text:p text:style-name="P9"/>
      <text:p text:style-name="P22">FIN</text:p>
      <text:p text:style-name="P43">Tome 2 : La chute du pouvoir</text:p>
      <text:p text:style-name="P8"/>
      <text:p text:style-name="P3"><text:span text:style-name="Police_20_par_20_défaut1"><text:span text:style-name="T3">Sommaire :</text:span></text:span></text:p>
      <text:p text:style-name="P7"/>
      <text:p text:style-name="P9">- Chapitre 1 : Le retour de vendredi → Page 29</text:p>
      <text:p text:style-name="P11"><text:span text:style-name="Police_20_par_20_défaut1"><text:span text:style-name="T1">- Chapitre 2 : Le passé est passé → Page 30</text:span></text:span></text:p>
      <text:p text:style-name="P11"><text:span text:style-name="Police_20_par_20_défaut1"><text:span text:style-name="T1">- Chapitre 3 : C’est l’heure du duel ! → Page 32</text:span></text:span></text:p>
      <text:p text:style-name="P11"><text:span text:style-name="Police_20_par_20_défaut1"><text:span text:style-name="T1">- Chapitre 4 : Voyage voyage → Page 35</text:span></text:span></text:p>
      <text:p text:style-name="P11"><text:span text:style-name="Police_20_par_20_défaut1"><text:span text:style-name="T1">- Chapitre 5 : L’Élite, vous dis-je → Page 36</text:span></text:span></text:p>
      <text:p text:style-name="P11"><text:span text:style-name="Police_20_par_20_défaut1"><text:span text:style-name="T1">- Chapitre 6 : Ivan III el Empalador → Page 38</text:span></text:span></text:p>
      <text:p text:style-name="P11"><text:span text:style-name="Police_20_par_20_défaut1"><text:span text:style-name="T1">- Chapitre 7 : Moi président... → Page 41</text:span></text:span></text:p>
      <text:p text:style-name="P11"><text:span text:style-name="Police_20_par_20_défaut1"><text:span text:style-name="T1">- Chapitre 8 : Rassemblement ! → Page 46</text:span></text:span></text:p>
      <text:p text:style-name="P11"><text:span text:style-name="Police_20_par_20_défaut1"><text:span text:style-name="T1">- Chapitre 9 : Le parrain → Page 49</text:span></text:span></text:p>
      <text:p text:style-name="P11"><text:span text:style-name="Police_20_par_20_défaut1"><text:span text:style-name="T1">- Chapitre 10 : La CHANCE ! → Page 51</text:span></text:span></text:p>
      <text:p text:style-name="P11"><text:span text:style-name="Police_20_par_20_défaut1"><text:span text:style-name="T1">- Chapitre 11 : Hey sexy lady → Page 53</text:span></text:span></text:p>
      <text:p text:style-name="P11"><text:span text:style-name="Police_20_par_20_défaut1"><text:span text:style-name="T1">- Chapitre 12 : Que le spectacle commence ! → Page 58</text:span></text:span></text:p>
      <text:p text:style-name="P11"><text:span text:style-name="Police_20_par_20_défaut1"><text:span text:style-name="T1">- Chapitre 13 : Quoi de neuf docteur ? → Page 60</text:span></text:span></text:p>
      <text:p text:style-name="P11"><text:span text:style-name="Police_20_par_20_défaut1"><text:span text:style-name="T1">- Chapitre 14 : Sens la puissaaance ! → Page 63</text:span></text:span></text:p>
      <text:p text:style-name="P11"><text:span text:style-name="Police_20_par_20_défaut1"><text:span text:style-name="T1">- Chapitre 15 : For science ! → Page 65</text:span></text:span></text:p>
      <text:p text:style-name="P11"><text:span text:style-name="Police_20_par_20_défaut1"><text:span text:style-name="T1">- Chapitre 16 : Le PROGRÈS :) → Page 67</text:span></text:span></text:p>
      <text:p text:style-name="P11"><text:span text:style-name="Police_20_par_20_défaut1"><text:span text:style-name="T1">- Chapitre 17 : Libéré, délivré... → Page 69</text:span></text:span></text:p>
      <text:p text:style-name="P11"><text:span text:style-name="Police_20_par_20_défaut1"><text:span text:style-name="T1">- Chapitre 18 : Quand on attaque l’Empire... → Page 71</text:span></text:span></text:p>
      <text:p text:style-name="P9">- Chapitre 19 : S.I. on avait su... → Page 78</text:p>
      <text:p text:style-name="P42">Chapitre 1 : Le retour du vendredi</text:p>
      <text:p text:style-name="P9"/>
      <text:p text:style-name="P11"><text:span text:style-name="Police_20_par_20_défaut1"><text:span text:style-name="T8">Mathis :</text:span></text:span><text:span text:style-name="Police_20_par_20_défaut1"><text:span text:style-name="T1"> Bordel ça craint ! Ça fait 2 ans qu’on est coincé dans vos cellules de merde ! Vous avez pas autre chose à faire de votre vie sérieux ?</text:span></text:span></text:p>
      <text:p text:style-name="P9"/>
      <text:p text:style-name="P11"><text:span text:style-name="Police_20_par_20_défaut1"><text:span text:style-name="T8">Augustin :</text:span></text:span><text:span text:style-name="Police_20_par_20_défaut1"><text:span text:style-name="T1"> La ferme ! C’est pas possible d’être aussi bruyant… retourne baiser ton pote et fiche moi la paix.</text:span></text:span></text:p>
      <text:p text:style-name="P9"/>
      <text:p text:style-name="P11"><text:span text:style-name="Police_20_par_20_défaut1"><text:span text:style-name="T8">Alexis L :</text:span></text:span><text:span text:style-name="Police_20_par_20_défaut1"><text:span text:style-name="T1"> Non ne lui dit pas ça…</text:span></text:span></text:p>
      <text:p text:style-name="P9"/>
      <text:p text:style-name="P11"><text:span text:style-name="Police_20_par_20_défaut1"><text:span text:style-name="T8">Augustin :</text:span></text:span><text:span text:style-name="Police_20_par_20_défaut1"><text:span text:style-name="T1"> Je déteste être de garde… en plus c’est vendredi, bientôt le week-end alors vous allez pas me les briser.</text:span></text:span></text:p>
      <text:p text:style-name="P9"/>
      <text:p text:style-name="P7">TOC TOC TOC</text:p>
      <text:p text:style-name="P9"/>
      <text:p text:style-name="P11"><text:span text:style-name="Police_20_par_20_défaut1"><text:span text:style-name="T8">Augustin :</text:span></text:span><text:span text:style-name="Police_20_par_20_défaut1"><text:span text:style-name="T1"> Quoi encore ?</text:span></text:span></text:p>
      <text:p text:style-name="P9"/>
      <text:p text:style-name="P9">Augustin se dirigea vers la lourde porte blindée qui menait à l’extérieur.</text:p>
      <text:p text:style-name="P9"/>
      <text:p text:style-name="P11"><text:span text:style-name="Police_20_par_20_défaut1"><text:span text:style-name="T8">??? :</text:span></text:span><text:span text:style-name="Police_20_par_20_défaut1"><text:span text:style-name="T1"> Surprise !</text:span></text:span></text:p>
      <text:p text:style-name="P9"/>
      <text:p text:style-name="P11"><text:span text:style-name="Police_20_par_20_défaut1"><text:span text:style-name="T8">Augustin :</text:span></text:span><text:span text:style-name="Police_20_par_20_défaut1"><text:span text:style-name="T1"> Qu’es-ce qu…</text:span></text:span></text:p>
      <text:p text:style-name="P9"/>
      <text:p text:style-name="P7">SPLOCH</text:p>
      <text:p text:style-name="P9"/>
      <text:p text:style-name="P9">Le corps d’Augustin s’effondra lourdement sur le sol, tandis que le reste de sa tête dégoulina sur le mur.</text:p>
      <text:p text:style-name="P9"/>
      <text:p text:style-name="P11"><text:span text:style-name="Police_20_par_20_défaut1"><text:span text:style-name="T8">Alexis L :</text:span></text:span><text:span text:style-name="Police_20_par_20_défaut1"><text:span text:style-name="T1"> Oh mon dieu…</text:span></text:span></text:p>
      <text:p text:style-name="P9"/>
      <text:p text:style-name="P11"><text:span text:style-name="Police_20_par_20_défaut1"><text:span text:style-name="T8">Mathis :</text:span></text:span><text:span text:style-name="Police_20_par_20_défaut1"><text:span text:style-name="T1"> C’est pas possible…</text:span></text:span></text:p>
      <text:p text:style-name="P9"/>
      <text:p text:style-name="P11"><text:span text:style-name="Police_20_par_20_défaut1"><text:span text:style-name="T8">Matéo :</text:span></text:span><text:span text:style-name="Police_20_par_20_défaut1"><text:span text:style-name="T1"> Oui oui moi aussi je suis content de vous revoir, mais on s’enculera plus tard, là faut filer.</text:span></text:span></text:p>
      <text:p text:style-name="P9"/>
      <text:p text:style-name="P9">Matéo mit un gros coup de masse dans la serrure de la cellule, aspergeant par la même occasion Alexis du sang d’Augustin.</text:p>
      <text:p text:style-name="P9"/>
      <text:p text:style-name="P11"><text:span text:style-name="Police_20_par_20_défaut1"><text:span text:style-name="T8">Mathis :</text:span></text:span><text:span text:style-name="Police_20_par_20_défaut1"><text:span text:style-name="T1"> Je sens qu’on est reparti pour une histoire sans aucun sens...</text:span></text:span></text:p>
      <text:p text:style-name="P42">Chapitre 2 : Le passé est passé</text:p>
      <text:p text:style-name="P9"/>
      <text:p text:style-name="P11"><text:span text:style-name="Police_20_par_20_défaut1"><text:span text:style-name="T8">Léopold :</text:span></text:span><text:span text:style-name="Police_20_par_20_défaut1"><text:span text:style-name="T1"> Putain les gars ! J’en ai marre que vous foutiez le bordel à chaque fois que je pars bosser ! Je vais vous foutre dehors un jour !</text:span></text:span></text:p>
      <text:p text:style-name="P9"/>
      <text:p text:style-name="P11"><text:span text:style-name="Police_20_par_20_défaut1"><text:span text:style-name="T1">Comme tous les vendredis soir, Samy et Ivan jouaient à League Of Legends, en mangeant et buvant de manière peu hygiénique. Comme des porcs, oui. Le salon était rempli d’emballages de chips, bonbons, de bouteilles vides, et de capotes usagées. L’arrivée bruyante de Léopold ne leur fit même pas lever les yeux de leur écran. Léopold donna un coup dans une petite lampe Ikea, à seulement 5,99</text:span></text:span><text:span text:style-name="Police_20_par_20_défaut1"><text:span text:style-name="T22">€</text:span></text:span><text:span text:style-name="Police_20_par_20_défaut1"><text:span text:style-name="T1"> voir condition en magasin, qui se brisa sur le carrelage.</text:span></text:span></text:p>
      <text:p text:style-name="P9"/>
      <text:p text:style-name="P11"><text:span text:style-name="Police_20_par_20_défaut1"><text:span text:style-name="T8">Ivan :</text:span></text:span><text:span text:style-name="Police_20_par_20_défaut1"><text:span text:style-name="T1"> Fils de pute ma lumière !</text:span></text:span></text:p>
      <text:p text:style-name="P9"/>
      <text:p text:style-name="P11"><text:span text:style-name="Police_20_par_20_défaut1"><text:span text:style-name="T8">Léopold :</text:span></text:span><text:span text:style-name="Police_20_par_20_défaut1"><text:span text:style-name="T1"> Tous les jours c’est la même chose ! J’en ai assez que vous ne fassiez rien de vos vies ! Ivan, tu veux vraiment redoubler une troisième fois ?</text:span></text:span></text:p>
      <text:p text:style-name="P9"/>
      <text:p text:style-name="P11"><text:span text:style-name="Police_20_par_20_défaut1"><text:span text:style-name="T8">Ivan :</text:span></text:span><text:span text:style-name="Police_20_par_20_défaut1"><text:span text:style-name="T1"> Alors techniquement je quadruple dans ce cas…</text:span></text:span></text:p>
      <text:p text:style-name="P9"/>
      <text:p text:style-name="P11"><text:span text:style-name="Police_20_par_20_défaut1"><text:span text:style-name="T8">Léopold :</text:span></text:span><text:span text:style-name="Police_20_par_20_défaut1"><text:span text:style-name="T1"> Ta gueule ! Et toi Samy t’en as pas marre de livrer des pizzas ? Trouve-toi un vrai métier, genre RSAïste ! Sérieusement les gars, vous vous croyez encore en SI où quoi ?</text:span></text:span></text:p>
      <text:p text:style-name="P9"/>
      <text:p text:style-name="P11"><text:span text:style-name="Police_20_par_20_défaut1"><text:span text:style-name="T8">Ivan :</text:span></text:span><text:span text:style-name="Police_20_par_20_défaut1"><text:span text:style-name="T1"> Moi j’y suis toujours…</text:span></text:span></text:p>
      <text:p text:style-name="P9"/>
      <text:p text:style-name="P11"><text:span text:style-name="Police_20_par_20_défaut1"><text:span text:style-name="T8">Léopold :</text:span></text:span><text:span text:style-name="Police_20_par_20_défaut1"><text:span text:style-name="T1"> Ferme là ! Faut vraiment que vous grandissiez tous les deux ! C’est fini les histoires de guerre du porno, des associations avec des buts foireux genre Amlaetxhis et… Attendez, j’ai un appel. Allo ? Sophiane ? Ça fait longtemps ouais, qu’est-ce qu… attends parle moins vite je comprends pas. Quoi ? C’est quoi ce bordel ? Bah, peu importe je… Oui je sais que c’était y’a longtemps, mais j’ai confiance t’inquiètes pas. Bon ok, à plus.</text:span></text:span></text:p>
      <text:p text:style-name="P9"/>
      <text:p text:style-name="P11"><text:span text:style-name="Police_20_par_20_défaut1"><text:span text:style-name="T8">Samy :</text:span></text:span><text:span text:style-name="Police_20_par_20_défaut1"><text:span text:style-name="T1"> Qu’est-ce qui se passe ?</text:span></text:span></text:p>
      <text:p text:style-name="P9"/>
      <text:p text:style-name="P11"><text:span text:style-name="Police_20_par_20_défaut1"><text:span text:style-name="T8">Léopold :</text:span></text:span><text:span text:style-name="Police_20_par_20_défaut1"><text:span text:style-name="T1"> Oubliez ce que je vous ai dit, rien n’a changé. Amlaetxhis est de retour.</text:span></text:span></text:p>
      <text:p text:style-name="P9"/>
      <text:p text:style-name="P11"><text:span text:style-name="Police_20_par_20_défaut1"><text:span text:style-name="T8">Samy :</text:span></text:span><text:span text:style-name="Police_20_par_20_défaut1"><text:span text:style-name="T1"> Y’a une chose qui a changé, c’est nos capacités de combat ! Ils sont sûrement déter, on fe</text:span></text:span><text:bookmark text:name="_GoBack1"/><text:span text:style-name="Police_20_par_20_défaut1"><text:span text:style-name="T1">ra pas le poids !</text:span></text:span></text:p>
      <text:p text:style-name="P9"/>
      <text:p text:style-name="P11"><text:span text:style-name="Police_20_par_20_défaut1"><text:span text:style-name="T8">Léopold :</text:span></text:span><text:span text:style-name="Police_20_par_20_défaut1"><text:span text:style-name="T1"> Dr Friedman et son acolyte sont des brindilles, et Matéo est mort. Je vois pas ce qui pourrait mal se passer ! Je vais à l’aéroport, chercher de quoi les anéantir une bonne fois pour toute.</text:span></text:span></text:p>
      <text:p text:style-name="P9"/>
      <text:p text:style-name="P11"><text:span text:style-name="Police_20_par_20_défaut1"><text:span text:style-name="T8">Ivan :</text:span></text:span><text:span text:style-name="Police_20_par_20_défaut1"><text:span text:style-name="T1"> Ils étaient quand même enfermés en SI, sous la surveillance d’Augustin, Yann, ou moi… Comment ils se sont évadés ?</text:span></text:span></text:p>
      <text:p text:style-name="P9"/>
      <text:p text:style-name="P11"><text:span text:style-name="Police_20_par_20_défaut1"><text:span text:style-name="T8">Léopold :</text:span></text:span><text:span text:style-name="Police_20_par_20_défaut1"><text:span text:style-name="T1"> Aucune importance, je vais les arrêter.</text:span></text:span></text:p>
      <text:p text:style-name="P9"/>
      <text:p text:style-name="P11"><text:span text:style-name="Police_20_par_20_défaut1"><text:span text:style-name="T8">Samy :</text:span></text:span><text:span text:style-name="Police_20_par_20_défaut1"><text:span text:style-name="T1"> Attends, on accompagne !</text:span></text:span></text:p>
      <text:p text:style-name="P9"/>
      <text:p text:style-name="P11"><text:span text:style-name="Police_20_par_20_défaut1"><text:span text:style-name="T8">Léopold :</text:span></text:span><text:span text:style-name="Police_20_par_20_défaut1"><text:span text:style-name="T1"> Pour quoi faire ?</text:span></text:span></text:p>
      <text:p text:style-name="P9"/>
      <text:p text:style-name="P11"><text:soft-page-break/><text:span text:style-name="Police_20_par_20_défaut1"><text:span text:style-name="T8">Ivan :</text:span></text:span><text:span text:style-name="Police_20_par_20_défaut1"><text:span text:style-name="T1"> En fait on…</text:span></text:span></text:p>
      <text:p text:style-name="P9"/>
      <text:p text:style-name="P11"><text:span text:style-name="Police_20_par_20_défaut1"><text:span text:style-name="T8">Léopold :</text:span></text:span><text:span text:style-name="Police_20_par_20_défaut1"><text:span text:style-name="T1"> Ne dites rien, vous vous êtes remémoré nos exploits passés, nos aventures, et vous vous êtes dit que vous ne pouviez pas me laisser courir des risques seul après tous ce qu’on a vécu ensemble ?</text:span></text:span></text:p>
      <text:p text:style-name="P9"/>
      <text:p text:style-name="P11"><text:span text:style-name="Police_20_par_20_défaut1"><text:span text:style-name="T8">Ivan :</text:span></text:span><text:span text:style-name="Police_20_par_20_défaut1"><text:span text:style-name="T1"> Non, on a juste perdu. En plus Ambra a ragequit, elle avait un truc à faire.</text:span></text:span></text:p>
      <text:p text:style-name="P9"/>
      <text:p text:style-name="P11"><text:span text:style-name="Police_20_par_20_défaut1"><text:span text:style-name="T8">Samy :</text:span></text:span><text:span text:style-name="Police_20_par_20_défaut1"><text:span text:style-name="T1"> Ouais on va se faire chier sinon.</text:span></text:span></text:p>
      <text:p text:style-name="P9"/>
      <text:p text:style-name="P11"><text:span text:style-name="Police_20_par_20_défaut1"><text:span text:style-name="T8">Léopold :</text:span></text:span><text:span text:style-name="Police_20_par_20_défaut1"><text:span text:style-name="T1"> Bon bah go.</text:span></text:span></text:p>
      <text:p text:style-name="P42">Chapitre 3 : C’est l’heure du duel !</text:p>
      <text:p text:style-name="P9"/>
      <text:p text:style-name="P11"><text:span text:style-name="Police_20_par_20_défaut1"><text:span text:style-name="T8">Alexis L :</text:span></text:span><text:span text:style-name="Police_20_par_20_défaut1"><text:span text:style-name="T1"> Je le sens pas...</text:span></text:span></text:p>
      <text:p text:style-name="P9"/>
      <text:p text:style-name="P11"><text:span text:style-name="Police_20_par_20_défaut1"><text:span text:style-name="T8">Matéo :</text:span></text:span><text:span text:style-name="Police_20_par_20_défaut1"><text:span text:style-name="T1"> Qu’est-ce qui pourrait mal se passer ? Le Doc nous a encore vol… trouvé une arme de notre pigeon de service ! Ils vont se ramener pour récupérer leur équipement, on les anéantit avant, et on part conquérir le monde ! Je ne vois pas où est le problème !</text:span></text:span></text:p>
      <text:p text:style-name="P9"/>
      <text:p text:style-name="P11"><text:span text:style-name="Police_20_par_20_défaut1"><text:span text:style-name="T8">Mathis :</text:span></text:span><text:span text:style-name="Police_20_par_20_défaut1"><text:span text:style-name="T1"> Ils arrivent ! Matéo planque toi ! Alexis ramène ton cul !</text:span></text:span></text:p>
      <text:p text:style-name="P9"/>
      <text:p text:style-name="P11"><text:span text:style-name="Police_20_par_20_défaut1"><text:span text:style-name="T8">Alexis L :</text:span></text:span><text:span text:style-name="Police_20_par_20_défaut1"><text:span text:style-name="T1"> Je le sens vraiment pas…</text:span></text:span></text:p>
      <text:p text:style-name="P9"/>
      <text:p text:style-name="P9">Léopold, Ivan et Samy pénétrèrent dans le hall encore en ruine de l’aéroport, mais furent interrompus dans leur course par le Dr Friedmann.</text:p>
      <text:p text:style-name="P9"/>
      <text:p text:style-name="P11"><text:span text:style-name="Police_20_par_20_défaut1"><text:span text:style-name="T8">Léopold :</text:span></text:span><text:span text:style-name="Police_20_par_20_défaut1"><text:span text:style-name="T1"> Vous voilà bande de bâtards ! Je vais vous renvoyer en taule en deux secondes !</text:span></text:span></text:p>
      <text:p text:style-name="P9"/>
      <text:p text:style-name="P11"><text:span text:style-name="Police_20_par_20_défaut1"><text:span text:style-name="T8">Mathis :</text:span></text:span><text:span text:style-name="Police_20_par_20_défaut1"><text:span text:style-name="T1"> je ne crois pas, non !</text:span></text:span></text:p>
      <text:p text:style-name="P9"/>
      <text:p text:style-name="P9">Il saisit un appareil ressemblant à un gros fusil sorti d’un film de science-fiction, et le pointa sur Ivan.</text:p>
      <text:p text:style-name="P9"/>
      <text:p text:style-name="P11"><text:span text:style-name="Police_20_par_20_défaut1"><text:span text:style-name="T8">Léopold :</text:span></text:span><text:span text:style-name="Police_20_par_20_défaut1"><text:span text:style-name="T1"> Wow ! C’est quoi ça ?</text:span></text:span></text:p>
      <text:p text:style-name="P9"/>
      <text:p text:style-name="P11"><text:span text:style-name="Police_20_par_20_défaut1"><text:span text:style-name="T8">Mathis :</text:span></text:span><text:span text:style-name="Police_20_par_20_défaut1"><text:span text:style-name="T1"> C’est ce qui va réduire ton sac à foutre au silence pour toujours !</text:span></text:span></text:p>
      <text:p text:style-name="P9"/>
      <text:p text:style-name="P9">Dans un mouvement de ninja, Samy sauta et mis un violent coup de pied dans la tête du doc, ce qui fit tomber l’arme de ses mains et s’évanouit au sol. Le coup partit dans un bruit synthétique, et un énorme laser atterrit dans un mur, créant un trou béant.</text:p>
      <text:p text:style-name="P9"/>
      <text:p text:style-name="P11"><text:span text:style-name="Police_20_par_20_défaut1"><text:span text:style-name="T8">Alexis L :</text:span></text:span><text:span text:style-name="Police_20_par_20_défaut1"><text:span text:style-name="T1"> Je le savais que ça ne marcherait pas…</text:span></text:span></text:p>
      <text:p text:style-name="P9"/>
      <text:p text:style-name="P9">Soudain, Aden et Antoine apparurent dans l’angle d’une porte encore debout.</text:p>
      <text:p text:style-name="P9"/>
      <text:p text:style-name="P11"><text:span text:style-name="Police_20_par_20_défaut1"><text:span text:style-name="T8">Léopold :</text:span></text:span><text:span text:style-name="Police_20_par_20_défaut1"><text:span text:style-name="T1"> Mais c’est… c’est pas possible ! Antoine tu étais… enfin, on t’a vu mourir !</text:span></text:span></text:p>
      <text:p text:style-name="P9"/>
      <text:p text:style-name="P11"><text:span text:style-name="Police_20_par_20_défaut1"><text:span text:style-name="T8">Antoine :</text:span></text:span><text:span text:style-name="Police_20_par_20_défaut1"><text:span text:style-name="T1"> Et pourtant ! Je suis de retour haha !</text:span></text:span></text:p>
      <text:p text:style-name="P9"/>
      <text:p text:style-name="P9">Ivan se jeta dans les bras ouverts d’Antoine et le serra tellement fort qu’il faillit tomber.</text:p>
      <text:p text:style-name="P9"/>
      <text:p text:style-name="P11"><text:span text:style-name="Police_20_par_20_défaut1"><text:span text:style-name="T8">Samy :</text:span></text:span><text:span text:style-name="Police_20_par_20_défaut1"><text:span text:style-name="T1"> Mais comment c’est possible ? Un mort c’est pas vivant de base !</text:span></text:span></text:p>
      <text:p text:style-name="P9"/>
      <text:p text:style-name="P11"><text:span text:style-name="Police_20_par_20_défaut1"><text:span text:style-name="T8">Alexis L :</text:span></text:span><text:span text:style-name="Police_20_par_20_défaut1"><text:span text:style-name="T1"> Bravo abruti…</text:span></text:span></text:p>
      <text:p text:style-name="P9"/>
      <text:p text:style-name="P11"><text:span text:style-name="T7">Aden :</text:span><text:span text:style-name="T1"> C’est moi qui ai fait ça. Tout a commencé à la fin du tome 1, quand tout était rentré dans l’ordre. <text:s/>Tout le monde semblait heureux, mais vous aviez presque tous oublié Antoine qui c’était battu à nos côtés. Je me suis donc lancé dans une quête colossale ! Je suis parti à la recherche des sept boules de cristal.</text:span></text:p>
      <text:p text:style-name="P9"/>
      <text:p text:style-name="P11"><text:span text:style-name="Police_20_par_20_défaut1"><text:span text:style-name="T8">Léopold :</text:span></text:span><text:span text:style-name="Police_20_par_20_défaut1"><text:span text:style-name="T1"> Mais bien sûr ! Pourquoi j’y avais pas pensé ! Et t’a trouvé la lampe d’Aladin sur la route ? Je fais le vœu de savoir ce que t’as fumé !</text:span></text:span></text:p>
      <text:p text:style-name="P9"><text:soft-page-break/></text:p>
      <text:p text:style-name="P11"><text:span text:style-name="Police_20_par_20_défaut1"><text:span text:style-name="T8">Ivan :</text:span></text:span><text:span text:style-name="Police_20_par_20_défaut1"><text:span text:style-name="T1"> Tu vois une autre explication ? Moi j’y crois. En tout cas Aden tu es un héro !</text:span></text:span></text:p>
      <text:p text:style-name="P9"/>
      <text:p text:style-name="P11"><text:span text:style-name="Police_20_par_20_défaut1"><text:span text:style-name="T8">Matéo :</text:span></text:span><text:span text:style-name="Police_20_par_20_défaut1"><text:span text:style-name="T1"> Effectivement ! Merci Aden !</text:span></text:span></text:p>
      <text:p text:style-name="P9"/>
      <text:p text:style-name="P9">Matéo apparu de derrière un pilier. Il sourit en voyant le visage de Léopold pâlir.</text:p>
      <text:p text:style-name="P9"/>
      <text:p text:style-name="P11"><text:span text:style-name="Police_20_par_20_défaut1"><text:span text:style-name="T8">Ivan :</text:span></text:span><text:span text:style-name="Police_20_par_20_défaut1"><text:span text:style-name="T1"> Oh merde…</text:span></text:span></text:p>
      <text:p text:style-name="P9"/>
      <text:p text:style-name="P11"><text:span text:style-name="Police_20_par_20_défaut1"><text:span text:style-name="T8">Samy :</text:span></text:span><text:span text:style-name="Police_20_par_20_défaut1"><text:span text:style-name="T1"> Oh salut tu m’as manqué mec !</text:span></text:span></text:p>
      <text:p text:style-name="P9"/>
      <text:p text:style-name="P11"><text:span text:style-name="Police_20_par_20_défaut1"><text:span text:style-name="T8">Léopold :</text:span></text:span><text:span text:style-name="Police_20_par_20_défaut1"><text:span text:style-name="T1"> T’es con ou quoi ?</text:span></text:span></text:p>
      <text:p text:style-name="P9"/>
      <text:p text:style-name="P11"><text:span text:style-name="Police_20_par_20_défaut1"><text:span text:style-name="T8">Samy :</text:span></text:span><text:span text:style-name="Police_20_par_20_défaut1"><text:span text:style-name="T1"> bah quoi ?</text:span></text:span></text:p>
      <text:p text:style-name="P9"/>
      <text:p text:style-name="P11"><text:span text:style-name="Police_20_par_20_défaut1"><text:span text:style-name="T8">Léopold :</text:span></text:span><text:span text:style-name="Police_20_par_20_défaut1"><text:span text:style-name="T1"> Aden, tu nous explique ça ?</text:span></text:span></text:p>
      <text:p text:style-name="P9"/>
      <text:p text:style-name="P11"><text:span text:style-name="Police_20_par_20_défaut1"><text:span text:style-name="T8">Aden :</text:span></text:span><text:span text:style-name="Police_20_par_20_défaut1"><text:span text:style-name="T1"> Mais… Je n’ai pas demandé ça…</text:span></text:span></text:p>
      <text:p text:style-name="P9"/>
      <text:p text:style-name="P11"><text:span text:style-name="Police_20_par_20_défaut1"><text:span text:style-name="T8">Matéo :</text:span></text:span><text:span text:style-name="Police_20_par_20_défaut1"><text:span text:style-name="T1"> Mais si ! Tu m’as sauvé ! C’était ton vœu non ?</text:span></text:span></text:p>
      <text:p text:style-name="P9"/>
      <text:p text:style-name="P11"><text:span text:style-name="Police_20_par_20_défaut1"><text:span text:style-name="T8">Aden : </text:span></text:span><text:span text:style-name="Police_20_par_20_défaut1"><text:span text:style-name="T1">Mais non ! J’ai demandé…</text:span></text:span></text:p>
      <text:p text:style-name="P9"/>
      <text:p text:style-name="P11"><text:span text:style-name="Police_20_par_20_défaut1"><text:span text:style-name="T8">Matéo :</text:span></text:span><text:span text:style-name="Police_20_par_20_défaut1"><text:span text:style-name="T1"> Tu as demandé de « ramener ceux qui sont partis au court de cette tragédie ». C’est ce qu’il a fait ! Et maintenant, vous m’excusez, mais j’ai à faire.</text:span></text:span></text:p>
      <text:p text:style-name="P9"/>
      <text:p text:style-name="P9">Il passa à côté d’Alexis qui s’était agenouillé devant Mathis, et ramassa la mystérieuse arme.</text:p>
      <text:p text:style-name="P9"/>
      <text:p text:style-name="P11"><text:span text:style-name="Police_20_par_20_défaut1"><text:span text:style-name="T8">Matéo :</text:span></text:span><text:span text:style-name="Police_20_par_20_défaut1"><text:span text:style-name="T1"> Il faudra vraiment que je pense à remercier Alan pour son Ufiawgun !</text:span></text:span></text:p>
      <text:p text:style-name="P9"/>
      <text:p text:style-name="P11"><text:span text:style-name="Police_20_par_20_défaut1"><text:span text:style-name="T8">Léopold :</text:span></text:span><text:span text:style-name="Police_20_par_20_défaut1"><text:span text:style-name="T1"> Si tu crois qu’on va te laiss…</text:span></text:span></text:p>
      <text:p text:style-name="P9"/>
      <text:p text:style-name="P11"><text:span text:style-name="Police_20_par_20_défaut1"><text:span text:style-name="T8">Matéo :</text:span></text:span><text:span text:style-name="Police_20_par_20_défaut1"><text:span text:style-name="T1"> Oh et puis merde, ferme là !</text:span></text:span></text:p>
      <text:p text:style-name="P9"/>
      <text:p text:style-name="P9">Il se retourna rapidement, et tira en plein sur Léopold. Lorsque le laser disparu, un oreiller était posé à la place de Léopold.</text:p>
      <text:p text:style-name="P9"/>
      <text:p text:style-name="P11"><text:span text:style-name="Police_20_par_20_défaut1"><text:span text:style-name="T8">Ivan :</text:span></text:span><text:span text:style-name="Police_20_par_20_défaut1"><text:span text:style-name="T1"> Oh mon dieu ! C’est pas possible !</text:span></text:span></text:p>
      <text:p text:style-name="P9"/>
      <text:p text:style-name="P9">Matéo tira Alexis vers lui, traînant Mathis avec.</text:p>
      <text:p text:style-name="P9"/>
      <text:p text:style-name="P11"><text:span text:style-name="Police_20_par_20_défaut1"><text:span text:style-name="T8">Matéo :</text:span></text:span><text:span text:style-name="Police_20_par_20_défaut1"><text:span text:style-name="T1"> On s’arrache ! On a encore du boulot.</text:span></text:span></text:p>
      <text:p text:style-name="P9"/>
      <text:p text:style-name="P9">Ils disparurent dans la nuit de ce vendredi soir, tandis que Samy, Ivan, Antoine et Aden se penchaient sur le coussin.</text:p>
      <text:p text:style-name="P9"/>
      <text:p text:style-name="P11"><text:span text:style-name="Police_20_par_20_défaut1"><text:span text:style-name="T8">Ivan :</text:span></text:span><text:span text:style-name="Police_20_par_20_défaut1"><text:span text:style-name="T1"> Eh mais…</text:span></text:span></text:p>
      <text:p text:style-name="P9"/>
      <text:p text:style-name="P9">Ivan pris l’oreiller et, en le retournant, il vit l’image d’un personnage en caleçon dessus. L’oreiller était assez long pour que le corps entier soit représenté, et il ne fallut que quelques secondes à Ivan pour reconnaître le personnage.</text:p>
      <text:p text:style-name="P9"><text:soft-page-break/></text:p>
      <text:p text:style-name="P11"><text:span text:style-name="Police_20_par_20_défaut1"><text:span text:style-name="T8">Ivan :</text:span></text:span><text:span text:style-name="Police_20_par_20_défaut1"><text:span text:style-name="T1"> Léopold ! Il a été changé en waifu !</text:span></text:span></text:p>
      <text:p text:style-name="P9"/>
      <text:p text:style-name="P11"><text:span text:style-name="Police_20_par_20_défaut1"><text:span text:style-name="T8">Samy :</text:span></text:span><text:span text:style-name="Police_20_par_20_défaut1"><text:span text:style-name="T1"> C’est un homme, c’est un husbando…</text:span></text:span></text:p>
      <text:p text:style-name="P9"/>
      <text:p text:style-name="P11"><text:span text:style-name="Police_20_par_20_défaut1"><text:span text:style-name="T8">Ivan :</text:span></text:span><text:span text:style-name="Police_20_par_20_défaut1"><text:span text:style-name="T1"> Mais ta gueule putain ! Si ça se trouve il souffre !</text:span></text:span></text:p>
      <text:p text:style-name="P9"/>
      <text:p text:style-name="P11"><text:span text:style-name="Police_20_par_20_défaut1"><text:span text:style-name="T8">Antoine :</text:span></text:span><text:span text:style-name="Police_20_par_20_défaut1"><text:span text:style-name="T1"> Il a plutôt l’air de dormir…</text:span></text:span></text:p>
      <text:p text:style-name="P9"/>
      <text:p text:style-name="P11"><text:span text:style-name="Police_20_par_20_défaut1"><text:span text:style-name="T8">Aden :</text:span></text:span><text:span text:style-name="Police_20_par_20_défaut1"><text:span text:style-name="T1"> Ok, voilà ce qu’on va faire : Samy et Ivan, essayez de retrouver Alan. S’il a construit ce flingue bizarre, il sait sûrement comment supprimer ses effets. Antoine et moi, on va chercher du renfort, pour détruire une bonne fois pour toutes Amlaetxhis. Est-ce que vous êtes prêts à vivre la plus grande aventure de votre vie ?</text:span></text:span></text:p>
      <text:p text:style-name="P9"/>
      <text:p text:style-name="P11"><text:span text:style-name="Police_20_par_20_défaut1"><text:span text:style-name="T8">Samy :</text:span></text:span><text:span text:style-name="Police_20_par_20_défaut1"><text:span text:style-name="T1"> Franchement bof…</text:span></text:span></text:p>
      <text:p text:style-name="P9"/>
      <text:p text:style-name="P11"><text:span text:style-name="Police_20_par_20_défaut1"><text:span text:style-name="T8">Aden :</text:span></text:span><text:span text:style-name="Police_20_par_20_défaut1"><text:span text:style-name="T1"> Alors c’est parti !</text:span></text:span></text:p>
      <text:p text:style-name="P9"/>
      <text:p text:style-name="P9">Ils partirent chacun de leur côté, alors que la nuit tombait. Le lendemain, Antoine et Aden se retrouvèrent devant le lycée.</text:p>
      <text:p text:style-name="P9"/>
      <text:p text:style-name="P11"><text:span text:style-name="Police_20_par_20_défaut1"><text:span text:style-name="T8">Antoine :</text:span></text:span><text:span text:style-name="Police_20_par_20_défaut1"><text:span text:style-name="T1"> Du coup on commence par qui ?</text:span></text:span></text:p>
      <text:p text:style-name="P9"/>
      <text:p text:style-name="P11"><text:span text:style-name="Police_20_par_20_défaut1"><text:span text:style-name="T8">Aden :</text:span></text:span><text:span text:style-name="Police_20_par_20_défaut1"><text:span text:style-name="T1"> Pour combattre Matéo il faut ceux qui le détestent le plus.</text:span></text:span></text:p>
      <text:p text:style-name="P9"/>
      <text:p text:style-name="P11"><text:span text:style-name="Police_20_par_20_défaut1"><text:span text:style-name="T8">Antoine :</text:span></text:span><text:span text:style-name="Police_20_par_20_défaut1"><text:span text:style-name="T1"> C’est à dire ?</text:span></text:span></text:p>
      <text:p text:style-name="P9"/>
      <text:p text:style-name="P11"><text:span text:style-name="Police_20_par_20_défaut1"><text:span text:style-name="T8">Aden :</text:span></text:span><text:span text:style-name="Police_20_par_20_défaut1"><text:span text:style-name="T1"> C’est simple ! Plus on passe de temps avec Matéo, plus on le hait.</text:span></text:span></text:p>
      <text:p text:style-name="P9"/>
      <text:p text:style-name="P11"><text:span text:style-name="Police_20_par_20_défaut1"><text:span text:style-name="T8">Antoine :</text:span></text:span><text:span text:style-name="Police_20_par_20_défaut1"><text:span text:style-name="T1"> Tu les sorts d’où tes statistiques ? Et puis c’est débile, y a plein de gens qui l’apprécient.</text:span></text:span></text:p>
      <text:p text:style-name="P9"/>
      <text:p text:style-name="P11"><text:span text:style-name="Police_20_par_20_défaut1"><text:span text:style-name="T8">Aden :</text:span></text:span><text:span text:style-name="Police_20_par_20_défaut1"><text:span text:style-name="T1"> En fait, il y a une deuxième possibilité. Si on ne déteste pas Matéo, on devient aussi fou que lui, et finalement il se sert de nous pour dévier la détestation des autres.</text:span></text:span></text:p>
      <text:p text:style-name="P9"/>
      <text:p text:style-name="P11"><text:span text:style-name="Police_20_par_20_défaut1"><text:span text:style-name="T8">Antoine :</text:span></text:span><text:span text:style-name="Police_20_par_20_défaut1"><text:span text:style-name="T1"> D’accord, mais du coup on va où ?</text:span></text:span></text:p>
      <text:p text:style-name="P9"/>
      <text:p text:style-name="P11"><text:span text:style-name="Police_20_par_20_défaut1"><text:span text:style-name="T8">Aden :</text:span></text:span><text:span text:style-name="Police_20_par_20_défaut1"><text:span text:style-name="T1"> En SI.</text:span></text:span></text:p>
      <text:p text:style-name="P9"/>
      <text:p text:style-name="P11"><text:span text:style-name="Police_20_par_20_défaut1"><text:span text:style-name="T8">Antoine :</text:span></text:span><text:span text:style-name="Police_20_par_20_défaut1"><text:span text:style-name="T1"> Ça y est t’es devenu fou...</text:span></text:span></text:p>
      <text:p text:style-name="P42">Chapitre 4 : Voyage voyage</text:p>
      <text:p text:style-name="P9"/>
      <text:p text:style-name="P9">Samy avait ramené Ivan, pour qu’ils dorment avant leur voyage. À l’heure de se lever, Samy assista à un spectacle tellement mignon, qu’il n’osait briser le cadre. Ivan s’était assoupi en serrant le coussin dans ses bras. Malheureusement, il devait le réveiller, bien que cela lui fende le cœur.</text:p>
      <text:p text:style-name="P9"/>
      <text:p text:style-name="P11"><text:span text:style-name="Police_20_par_20_défaut1"><text:span text:style-name="T8">Samy :</text:span></text:span><text:span text:style-name="Police_20_par_20_défaut1"><text:span text:style-name="T1"> Allez debout feignasse !</text:span></text:span></text:p>
      <text:p text:style-name="P9"/>
      <text:p text:style-name="P11"><text:span text:style-name="Police_20_par_20_défaut1"><text:span text:style-name="T8">Ivan :</text:span></text:span><text:span text:style-name="Police_20_par_20_défaut1"><text:span text:style-name="T1"> Mmh…</text:span></text:span></text:p>
      <text:p text:style-name="P9"/>
      <text:p text:style-name="P9">Samy donna des coups de pieds à Ivan jusqu’à ce qu’il se lève. D’après ce qu’on leur avait dit, Alan était parti vivre en Argentine. Ils allaient donc devoir prendre l’avion.</text:p>
      <text:p text:style-name="P9">Ils arrivèrent à l’aéroport, et grâce au salaire de Léopold, ils s’achetèrent des billets. Grâce à celui de Samy, ils s’achetèrent un repas. Une fois dans l’avion (et Léopold dans la soute), ils s’endormirent tous les deux plus vite qu’en SI.</text:p>
      <text:p text:style-name="P9"/>
      <text:p text:style-name="P11"><text:span text:style-name="Police_20_par_20_défaut1"><text:span text:style-name="T8">Ivan :</text:span></text:span><text:span text:style-name="Police_20_par_20_défaut1"><text:span text:style-name="T1"> Mmh…</text:span></text:span></text:p>
      <text:p text:style-name="P9"/>
      <text:p text:style-name="P11"><text:span text:style-name="Police_20_par_20_défaut1"><text:span text:style-name="T8">Hôtesse de l’air :</text:span></text:span><text:span text:style-name="Police_20_par_20_défaut1"><text:span text:style-name="T1"> Messieurs, réveillez-vous nous sommes arrivés.</text:span></text:span></text:p>
      <text:p text:style-name="P9"/>
      <text:p text:style-name="P11"><text:span text:style-name="Police_20_par_20_défaut1"><text:span text:style-name="T8">Ivan :</text:span></text:span><text:span text:style-name="Police_20_par_20_défaut1"><text:span text:style-name="T1"> J’arrive maman…</text:span></text:span></text:p>
      <text:p text:style-name="P9"/>
      <text:p text:style-name="P11"><text:span text:style-name="Police_20_par_20_défaut1"><text:span text:style-name="T8">Hôtesse de l’air :</text:span></text:span><text:span text:style-name="Police_20_par_20_défaut1"><text:span text:style-name="T1"> Je ne suis pas ta mère Ivan.</text:span></text:span></text:p>
      <text:p text:style-name="P9"/>
      <text:p text:style-name="P11"><text:span text:style-name="Police_20_par_20_défaut1"><text:span text:style-name="T8">Ivan :</text:span></text:span><text:span text:style-name="Police_20_par_20_défaut1"><text:span text:style-name="T1"> Mais comment vous conn… Pauline ? Qu’est-ce que tu fais là ?</text:span></text:span></text:p>
      <text:p text:style-name="P9"/>
      <text:p text:style-name="P11"><text:span text:style-name="Police_20_par_20_défaut1"><text:span text:style-name="T8">Pauline :</text:span></text:span><text:span text:style-name="Police_20_par_20_défaut1"><text:span text:style-name="T1"> Je travaille, ça se voit pas ?</text:span></text:span></text:p>
      <text:p text:style-name="P9"/>
      <text:p text:style-name="P11"><text:span text:style-name="Police_20_par_20_défaut1"><text:span text:style-name="T8">Ivan :</text:span></text:span><text:span text:style-name="Police_20_par_20_défaut1"><text:span text:style-name="T1"> Ça s’est si mal passé que ça tes études ?</text:span></text:span></text:p>
      <text:p text:style-name="P9"/>
      <text:p text:style-name="P11"><text:span text:style-name="Police_20_par_20_défaut1"><text:span text:style-name="T8">Pauline :</text:span></text:span><text:span text:style-name="Police_20_par_20_défaut1"><text:span text:style-name="T1"> Tu veux qu’on parle des tiennes ?</text:span></text:span></text:p>
      <text:p text:style-name="P9"/>
      <text:p text:style-name="P4">Ivan réveilla Samy et ils descendirent. Arrivés aux portes de l’aéroport, ils entendirent le petit « Attendez ! » caractéristique d’une fille qui court.</text:p>
      <text:p text:style-name="P4"/>
      <text:p text:style-name="P11"><text:span text:style-name="Police_20_par_20_défaut1"><text:span text:style-name="T8">Ivan :</text:span></text:span><text:span text:style-name="Police_20_par_20_défaut1"><text:span text:style-name="T1"> Quoi encore ?</text:span></text:span></text:p>
      <text:p text:style-name="P9"/>
      <text:p text:style-name="P11"><text:span text:style-name="Police_20_par_20_défaut1"><text:span text:style-name="T8">Pauline :</text:span></text:span><text:span text:style-name="Police_20_par_20_défaut1"><text:span text:style-name="T1"> J’ai fini mon travail pour la semaine, je peux venir avec vous ? On m’a expliqué par rapport à Léopold, j’aimerais bien vous aider.</text:span></text:span></text:p>
      <text:p text:style-name="P9"/>
      <text:p text:style-name="P11"><text:span text:style-name="Police_20_par_20_défaut1"><text:span text:style-name="T8">Samy :</text:span></text:span><text:span text:style-name="Police_20_par_20_défaut1"><text:span text:style-name="T1"> Non.</text:span></text:span></text:p>
      <text:p text:style-name="P9"/>
      <text:p text:style-name="P11"><text:span text:style-name="Police_20_par_20_défaut1"><text:span text:style-name="T8">Ivan :</text:span></text:span><text:span text:style-name="Police_20_par_20_défaut1"><text:span text:style-name="T1"> Ok ! En plus tu parles bien espagnol c’est cool !</text:span></text:span></text:p>
      <text:p text:style-name="P9"/>
      <text:p text:style-name="P11"><text:span text:style-name="Police_20_par_20_défaut1"><text:span text:style-name="T8">Samy :</text:span></text:span><text:span text:style-name="Police_20_par_20_défaut1"><text:span text:style-name="T1"> Je sais pas pourquoi je donne encore mon avis…</text:span></text:span></text:p>
      <text:p text:style-name="P9"/>
      <text:p text:style-name="P9">Ils prirent tous les trois un taxi en direction de la ville, en espérant trouver des informations.</text:p>
      <text:p text:style-name="P42">Chapitre 5 : L’Élite, vous dis-je</text:p>
      <text:p text:style-name="P9"/>
      <text:p text:style-name="P11"><text:span text:style-name="Police_20_par_20_défaut1"><text:span text:style-name="T8">Alexis L :</text:span></text:span><text:span text:style-name="Police_20_par_20_défaut1"><text:span text:style-name="T1"> Dis Mathis, tu comptes faire quoi ce matin ?</text:span></text:span></text:p>
      <text:p text:style-name="P9"/>
      <text:p text:style-name="P11"><text:span text:style-name="Police_20_par_20_défaut1"><text:span text:style-name="T8">Mathis :</text:span></text:span><text:span text:style-name="Police_20_par_20_défaut1"><text:span text:style-name="T1"> La même chose que tous les matins abruti ! Tenter de réparer ma machine à CAFÉ !!! PUTAIN !!!</text:span></text:span></text:p>
      <text:p text:style-name="P9"/>
      <text:p text:style-name="P11"><text:span text:style-name="Police_20_par_20_défaut1"><text:span text:style-name="T8">Matéo :</text:span></text:span><text:span text:style-name="Police_20_par_20_défaut1"><text:span text:style-name="T1"> C’est quoi ce bordel encore !</text:span></text:span></text:p>
      <text:p text:style-name="P9"/>
      <text:p text:style-name="P11"><text:span text:style-name="Police_20_par_20_défaut1"><text:span text:style-name="T8">Mathis :</text:span></text:span><text:span text:style-name="Police_20_par_20_défaut1"><text:span text:style-name="T1"> AAAaahh ! Je t… t’avais pas v… vu…</text:span></text:span></text:p>
      <text:p text:style-name="P9"/>
      <text:p text:style-name="P11"><text:span text:style-name="Police_20_par_20_défaut1"><text:span text:style-name="T8">Matéo :</text:span></text:span><text:span text:style-name="Police_20_par_20_défaut1"><text:span text:style-name="T1"> On a beaucoup de boulot alors dépêchez-vous de me rejoindre au labo. Et Alexis…</text:span></text:span></text:p>
      <text:p text:style-name="P9"/>
      <text:p text:style-name="P11"><text:span text:style-name="Police_20_par_20_défaut1"><text:span text:style-name="T8">Alexis L :</text:span></text:span><text:span text:style-name="Police_20_par_20_défaut1"><text:span text:style-name="T1"> Oui ?</text:span></text:span></text:p>
      <text:p text:style-name="P9"/>
      <text:p text:style-name="P11"><text:span text:style-name="Police_20_par_20_défaut1"><text:span text:style-name="T8">Matéo :</text:span></text:span><text:span text:style-name="Police_20_par_20_défaut1"><text:span text:style-name="T1"> Tu as encore oublié de t’habiller.</text:span></text:span></text:p>
      <text:p text:style-name="P9"/>
      <text:p text:style-name="P11"><text:span text:style-name="Police_20_par_20_défaut1"><text:span text:style-name="T8">Mathis :</text:span></text:span><text:span text:style-name="Police_20_par_20_défaut1"><text:span text:style-name="T1"> Vous en faites pas chef ! Cette fois c’est mon idée ! C’est pour tester des… des trucs.</text:span></text:span></text:p>
      <text:p text:style-name="P9"/>
      <text:p text:style-name="P9">Il joignit sa parole de petites claques sur le fessier ferme d’Alexis, alors que Matéo leur avait déjà tourné le dos. Ils s’étaient installés dans la mairie d’une ville de banlieue, où les faits divers leurs permettaient une couverture. Sous le bâtiment administratif, des galeries abandonnées furent réinvesties par le Dr Friedmann. Il pouvait y faire différentes expériences, et surtout y passer un peu de temps libre avec Alexis. À chaque fois que Matéo le croisait, il lui parlait boulot, c’est à se demander pourquoi il travaillait encore avec lui. La conquête du monde lui plaisait bien, mais après ? Il n’avait pas pu passer son bac, puisqu’il était en prison. Il n’avait donc aucune valeur sur le marché du travail, quand bien même c’était un scientifique brillant. Et puis… Il espérait pouvoir se marier un jour, mais avec cette histoire de complot, jamais il n’aurait le temps de courtiser qui que ce soit. Il y avait bien Alexis, mais au fond, il préférait qu’il reste juste son plan cul. Après, s’il devait vraiment finir ses jours avec Alexis, ça ne le d…</text:p>
      <text:p text:style-name="P9"/>
      <text:p text:style-name="P12"><text:span text:style-name="Police_20_par_20_défaut1"><text:span text:style-name="T8">Matéo :</text:span></text:span><text:span text:style-name="Police_20_par_20_défaut1"><text:span text:style-name="T1"> C’est pas trop tôt ! J’ai cru que vous vous étiez perdu.</text:span></text:span></text:p>
      <text:p text:style-name="P9"/>
      <text:p text:style-name="P11"><text:span text:style-name="Police_20_par_20_défaut1"><text:span text:style-name="T8">Mathis :</text:span></text:span><text:span text:style-name="Police_20_par_20_défaut1"><text:span text:style-name="T1"> Bah non, j’ai juste dû marcher plus lentement, Alexis peut pas courir pieds nus.</text:span></text:span></text:p>
      <text:p text:style-name="P9"/>
      <text:p text:style-name="P11"><text:span text:style-name="Police_20_par_20_défaut1"><text:span text:style-name="T8">Matéo :</text:span></text:span><text:span text:style-name="Police_20_par_20_défaut1"><text:span text:style-name="T1"> Bon je vais vous expliquer ce qu’on va faire, alors écoutez bien. Tentez de recruter le plus de monde possible, prêts à se battre. Il nous faut des soldats, de la chair à canon alors n’hésitez pas à recruter des gens désespérés ou opprimés. Tout le monde aime le hentai au fond, donc cherchez à appâter le plus de gens possible avec ça. Une fois que c’est fait, on les endoctrine complètement, et on s’en sert pour faire un coup d’État. Quand on sera au pouvoir, on aura qu’à imposer notre projet, étouffer la résistance et voilà !</text:span></text:span></text:p>
      <text:p text:style-name="P9"/>
      <text:p text:style-name="P11"><text:span text:style-name="Police_20_par_20_défaut1"><text:span text:style-name="T8">Alexis L :</text:span></text:span><text:span text:style-name="Police_20_par_20_défaut1"><text:span text:style-name="T1"> C’est quand même hyper bancal comme plan…</text:span></text:span></text:p>
      <text:p text:style-name="P9"/>
      <text:p text:style-name="P11"><text:span text:style-name="Police_20_par_20_défaut1"><text:span text:style-name="T8">Mathis :</text:span></text:span><text:span text:style-name="Police_20_par_20_défaut1"><text:span text:style-name="T1"> Même si on arrive à avoir tout le lycée, on ne sera pas assez !</text:span></text:span></text:p>
      <text:p text:style-name="P9"/>
      <text:p text:style-name="P11"><text:soft-page-break/><text:span text:style-name="Police_20_par_20_défaut1"><text:span text:style-name="T8">Matéo :</text:span></text:span><text:span text:style-name="Police_20_par_20_défaut1"><text:span text:style-name="T1"> Vous me prenez pour un con ou quoi ? J’ai toute une armée de réserve ! Mais ils sont aussi faibles que des Magicarpes. Votre rôle est de trouver des soldats forts, capables de lutter contre des gens qui savent se battre comme Samy ou Antoine.</text:span></text:span></text:p>
      <text:p text:style-name="P9"/>
      <text:p text:style-name="P11"><text:span text:style-name="Police_20_par_20_défaut1"><text:span text:style-name="T8">Mathis :</text:span></text:span><text:span text:style-name="Police_20_par_20_défaut1"><text:span text:style-name="T1"> Ou Ivan.</text:span></text:span></text:p>
      <text:p text:style-name="P9"/>
      <text:p text:style-name="P11"><text:span text:style-name="T7">Matéo :</text:span><text:span text:style-name="T1"> J’ai dit « qui savent se battre ». Allez ! Dépêchez-vous, l’Empire ne va pas se former tout seul !</text:span></text:p>
      <text:p text:style-name="P9"/>
      <text:p text:style-name="P11"><text:span text:style-name="Police_20_par_20_défaut1"><text:span text:style-name="T8">Mathis :</text:span></text:span><text:span text:style-name="Police_20_par_20_défaut1"><text:span text:style-name="T1"> Ok, on y va. Vient, Alexis.</text:span></text:span></text:p>
      <text:p text:style-name="P9"/>
      <text:p text:style-name="P11"><text:span text:style-name="Police_20_par_20_défaut1"><text:span text:style-name="T8">Alexis :</text:span></text:span><text:span text:style-name="Police_20_par_20_défaut1"><text:span text:style-name="T1"> Et toi Matéo tu fais quoi pendant ce temps ?</text:span></text:span></text:p>
      <text:p text:style-name="P9"/>
      <text:p text:style-name="P11"><text:span text:style-name="Police_20_par_20_défaut1"><text:span text:style-name="T8">Matéo :</text:span></text:span><text:span text:style-name="Police_20_par_20_défaut1"><text:span text:style-name="T1"> Moi ? Je vais chercher notre armée. L’Élite.</text:span></text:span></text:p>
      <text:p text:style-name="P42">Chapitre 6 : Ivan III el Empalador</text:p>
      <text:p text:style-name="P9"/>
      <text:p text:style-name="P11"><text:span text:style-name="Police_20_par_20_défaut1"><text:span text:style-name="T8">Samy :</text:span></text:span><text:span text:style-name="Police_20_par_20_défaut1"><text:span text:style-name="T1"> Mec, t’as pas un peu chaud à force de serrer l’oreiller comme ça ?</text:span></text:span></text:p>
      <text:p text:style-name="P9"/>
      <text:p text:style-name="P11"><text:span text:style-name="Police_20_par_20_défaut1"><text:span text:style-name="T8">Ivan :</text:span></text:span><text:span text:style-name="Police_20_par_20_défaut1"><text:span text:style-name="T1"> Si, j’arrête pas de suer… j’espère que Léopold ne sent rien…</text:span></text:span></text:p>
      <text:p text:style-name="P9"/>
      <text:p text:style-name="P9">En réalité il espérait de toute son âme que Léopold puisse sentir l’odeur qu’il dégageait.</text:p>
      <text:p text:style-name="P9"/>
      <text:p text:style-name="P11"><text:span text:style-name="Police_20_par_20_défaut1"><text:span text:style-name="T8">Ivan :</text:span></text:span><text:span text:style-name="Police_20_par_20_défaut1"><text:span text:style-name="T1"> On va où exactement ?</text:span></text:span></text:p>
      <text:p text:style-name="P9"/>
      <text:p text:style-name="P11"><text:span text:style-name="Police_20_par_20_défaut1"><text:span text:style-name="T8">Samy :</text:span></text:span><text:span text:style-name="Police_20_par_20_défaut1"><text:span text:style-name="T1"> J’en sais rien, faut chercher. J’ai pas un détecteur de Alan sur moi désolé !</text:span></text:span></text:p>
      <text:p text:style-name="P9"/>
      <text:p text:style-name="P11"><text:span text:style-name="Police_20_par_20_défaut1"><text:span text:style-name="T8">Ivan :</text:span></text:span><text:span text:style-name="Police_20_par_20_défaut1"><text:span text:style-name="T1"> On peut toujours espérer trouver quelqu’un qui le connait…</text:span></text:span></text:p>
      <text:p text:style-name="P9"/>
      <text:p text:style-name="P11"><text:span text:style-name="Police_20_par_20_défaut1"><text:span text:style-name="T8">Samy :</text:span></text:span><text:span text:style-name="Police_20_par_20_défaut1"><text:span text:style-name="T1"> Bah oui bien ! Quelqu’un du lycée aussi tant qu’on y est genre…</text:span></text:span></text:p>
      <text:p text:style-name="P9"/>
      <text:p text:style-name="P11"><text:span text:style-name="Police_20_par_20_défaut1"><text:span text:style-name="T8">Romain :</text:span></text:span><text:span text:style-name="Police_20_par_20_défaut1"><text:span text:style-name="T1"> Salut.</text:span></text:span></text:p>
      <text:p text:style-name="P9"/>
      <text:p text:style-name="P11"><text:span text:style-name="Police_20_par_20_défaut1"><text:span text:style-name="T8">Samy :</text:span></text:span><text:span text:style-name="Police_20_par_20_défaut1"><text:span text:style-name="T1"> Et merde !</text:span></text:span></text:p>
      <text:p text:style-name="P9"/>
      <text:p text:style-name="P11"><text:span text:style-name="Police_20_par_20_défaut1"><text:span text:style-name="T8">Ivan :</text:span></text:span><text:span text:style-name="Police_20_par_20_défaut1"><text:span text:style-name="T1"> On a besoin de toi !</text:span></text:span></text:p>
      <text:p text:style-name="P9"/>
      <text:p text:style-name="P11"><text:span text:style-name="Police_20_par_20_défaut1"><text:span text:style-name="T8">Romain :</text:span></text:span><text:span text:style-name="Police_20_par_20_défaut1"><text:span text:style-name="T1"> Qu’est-ce que vous faites avec un polochon où il y a Léopold dessus ?</text:span></text:span></text:p>
      <text:p text:style-name="P9"/>
      <text:p text:style-name="P11"><text:span text:style-name="Police_20_par_20_défaut1"><text:span text:style-name="T8">Ivan :</text:span></text:span><text:span text:style-name="Police_20_par_20_défaut1"><text:span text:style-name="T1"> Alors déjà c’est un husbando, et…</text:span></text:span></text:p>
      <text:p text:style-name="P9"/>
      <text:p text:style-name="P11"><text:span text:style-name="Police_20_par_20_défaut1"><text:span text:style-name="T8">Samy :</text:span></text:span><text:span text:style-name="Police_20_par_20_défaut1"><text:span text:style-name="T1"> Osef. On cherche Alan, mais on n’a aucune piste… tu pourrais nous aider ?</text:span></text:span></text:p>
      <text:p text:style-name="P9"/>
      <text:p text:style-name="P11"><text:span text:style-name="Police_20_par_20_défaut1"><text:span text:style-name="T8">Romain :</text:span></text:span><text:span text:style-name="Police_20_par_20_défaut1"><text:span text:style-name="T1"> Je l’ai vu pendant mes vacances, il travaillait dans une maternité. Je peux vous donner l’adresse si vous voulez, mais dépêchez-vous de l’écrire, faudrait pas que je rate mon avion.</text:span></text:span></text:p>
      <text:p text:style-name="P9"/>
      <text:p text:style-name="P11"><text:span text:style-name="Police_20_par_20_défaut1"><text:span text:style-name="T8">Samy :</text:span></text:span><text:span text:style-name="Police_20_par_20_défaut1"><text:span text:style-name="T1"> Pauline, écrit.</text:span></text:span></text:p>
      <text:p text:style-name="P9"/>
      <text:p text:style-name="P11"><text:span text:style-name="Police_20_par_20_défaut1"><text:span text:style-name="T8">Pauline :</text:span></text:span><text:span text:style-name="Police_20_par_20_défaut1"><text:span text:style-name="T1"> Pourquoi moi ?</text:span></text:span></text:p>
      <text:p text:style-name="P9"/>
      <text:p text:style-name="P11"><text:span text:style-name="Police_20_par_20_défaut1"><text:span text:style-name="T8">Samy :</text:span></text:span><text:span text:style-name="Police_20_par_20_défaut1"><text:span text:style-name="T1"> Parce qu’il faut bien que tu serves à quelque chose.</text:span></text:span></text:p>
      <text:p text:style-name="P9"/>
      <text:p text:style-name="P11"><text:span text:style-name="Police_20_par_20_défaut1"><text:span text:style-name="T8">Ivan :</text:span></text:span><text:span text:style-name="Police_20_par_20_défaut1"><text:span text:style-name="T1"> Toi, tu vas avoir des problèmes avec une certaine communauté…</text:span></text:span></text:p>
      <text:p text:style-name="P9"/>
      <text:p text:style-name="P11"><text:span text:style-name="Police_20_par_20_défaut1"><text:span text:style-name="T8">Pauline :</text:span></text:span><text:span text:style-name="Police_20_par_20_défaut1"><text:span text:style-name="T1"> C’est fait. Merci Romain et bon retour !</text:span></text:span></text:p>
      <text:p text:style-name="P9"/>
      <text:p text:style-name="P11"><text:span text:style-name="Police_20_par_20_défaut1"><text:span text:style-name="T8">Romain :</text:span></text:span><text:span text:style-name="Police_20_par_20_défaut1"><text:span text:style-name="T1"> Allez, salut ! Mais faudra quand même que vous m’expliquiez pourquoi… Merde l’avion !</text:span></text:span></text:p>
      <text:p text:style-name="P9"/>
      <text:p text:style-name="P11"><text:span text:style-name="Police_20_par_20_défaut1"><text:span text:style-name="T8">Ivan :</text:span></text:span><text:span text:style-name="Police_20_par_20_défaut1"><text:span text:style-name="T1"> Bon allez, si on se dépêche on aura assez te temps pour aller manger.</text:span></text:span></text:p>
      <text:p text:style-name="P9"/>
      <text:p text:style-name="P11"><text:span text:style-name="Police_20_par_20_défaut1"><text:span text:style-name="T8">Samy :</text:span></text:span><text:span text:style-name="Police_20_par_20_défaut1"><text:span text:style-name="T1"> Tu penses vraiment qu’à ça sérieux !</text:span></text:span></text:p>
      <text:p text:style-name="P9"/>
      <text:p text:style-name="P11"><text:span text:style-name="Police_20_par_20_défaut1"><text:span text:style-name="T8">Ivan :</text:span></text:span><text:span text:style-name="Police_20_par_20_défaut1"><text:span text:style-name="T1"> Non, je pense aussi à jouer, dormir, à Léopold…</text:span></text:span></text:p>
      <text:p text:style-name="P9"/>
      <text:p text:style-name="P11"><text:span text:style-name="Police_20_par_20_défaut1"><text:span text:style-name="T8">Samy :</text:span></text:span><text:span text:style-name="Police_20_par_20_défaut1"><text:span text:style-name="T1"> C’est chaud comment j’en ai rien à foutre ! Bouge ton cul, on y va.</text:span></text:span></text:p>
      <text:p text:style-name="P9"><text:soft-page-break/></text:p>
      <text:p text:style-name="P9">Ils marchèrent pendant toute la matinée, tant et si bien qu’ils s’enfoncèrent dans la jungle. Ils arrivèrent finalement à un bâtiment insalubre, sur lequel il était marqué « maternidad ». Ils entrèrent et tombèrent nez à nez avec la réceptionniste.</text:p>
      <text:p text:style-name="P9"/>
      <text:p text:style-name="P11"><text:span text:style-name="Police_20_par_20_défaut1"><text:span text:style-name="T8">Réceptionniste :</text:span></text:span><text:span text:style-name="Police_20_par_20_défaut1"><text:span text:style-name="T1"> ¿ Qué puedo hacer por ti ?</text:span></text:span></text:p>
      <text:p text:style-name="P9"/>
      <text:p text:style-name="P11"><text:span text:style-name="Police_20_par_20_défaut1"><text:span text:style-name="T8">Samy :</text:span></text:span><text:span text:style-name="Police_20_par_20_défaut1"><text:span text:style-name="T1"> Putain j’avais pas pensé à la traduction…</text:span></text:span></text:p>
      <text:p text:style-name="P9"/>
      <text:p text:style-name="P11"><text:span text:style-name="Police_20_par_20_défaut1"><text:span text:style-name="T8">Ivan :</text:span></text:span><text:span text:style-name="Police_20_par_20_défaut1"><text:span text:style-name="T1"> Si seulement on n’avait pas empoisonné Mme Bastida y a deux ans…</text:span></text:span></text:p>
      <text:p text:style-name="P9"/>
      <text:p text:style-name="P11"><text:span text:style-name="Police_20_par_20_défaut1"><text:span text:style-name="T8">Samy :</text:span></text:span><text:span text:style-name="Police_20_par_20_défaut1"><text:span text:style-name="T1"> J’ai une idée ! Pauline, vient ici et rends-toi utile un peu !</text:span></text:span></text:p>
      <text:p text:style-name="P9"/>
      <text:p text:style-name="P11"><text:span text:style-name="Police_20_par_20_défaut1"><text:span text:style-name="T8">Pauline :</text:span></text:span><text:span text:style-name="Police_20_par_20_défaut1"><text:span text:style-name="T1"> Pourquoi moi ?</text:span></text:span></text:p>
      <text:p text:style-name="P9"/>
      <text:p text:style-name="P11"><text:span text:style-name="Police_20_par_20_défaut1"><text:span text:style-name="T8">Samy :</text:span></text:span><text:span text:style-name="Police_20_par_20_défaut1"><text:span text:style-name="T1"> Parce que ni Ivan ni moi n’avons le niveau, alors dépêche de demander où est Alan.</text:span></text:span></text:p>
      <text:p text:style-name="P9"/>
      <text:p text:style-name="P11"><text:span text:style-name="Police_20_par_20_défaut1"><text:span text:style-name="T8">Pauline :</text:span></text:span><text:span text:style-name="Police_20_par_20_défaut1"><text:span text:style-name="T1"> Euh… ¿ donde esta Alan ?</text:span></text:span></text:p>
      <text:p text:style-name="P9"/>
      <text:p text:style-name="P11"><text:span text:style-name="Police_20_par_20_défaut1"><text:span text:style-name="T8">Réceptionniste :</text:span></text:span><text:span text:style-name="Police_20_par_20_défaut1"><text:span text:style-name="T1"> ¿ Dr. Alan ? él trabaja solo desde las 15h hasta las 17h.</text:span></text:span></text:p>
      <text:p text:style-name="P9"/>
      <text:p text:style-name="P11"><text:span text:style-name="Police_20_par_20_défaut1"><text:span text:style-name="T8">Pauline :</text:span></text:span><text:span text:style-name="Police_20_par_20_défaut1"><text:span text:style-name="T1"> Il travaille pas tout de suite.</text:span></text:span></text:p>
      <text:p text:style-name="P9"/>
      <text:p text:style-name="P11"><text:span text:style-name="Police_20_par_20_défaut1"><text:span text:style-name="T8">Samy :</text:span></text:span><text:span text:style-name="Police_20_par_20_défaut1"><text:span text:style-name="T1"> Où il habite alors ?</text:span></text:span></text:p>
      <text:p text:style-name="P9"/>
      <text:p text:style-name="P11"><text:span text:style-name="Police_20_par_20_défaut1"><text:span text:style-name="T8">Pauline :</text:span></text:span><text:span text:style-name="Police_20_par_20_défaut1"><text:span text:style-name="T1"> ¿ Dónde vive ?</text:span></text:span></text:p>
      <text:p text:style-name="P9"/>
      <text:p text:style-name="P11"><text:span text:style-name="Police_20_par_20_défaut1"><text:span text:style-name="T8">Réceptionniste :</text:span></text:span><text:span text:style-name="Police_20_par_20_défaut1"><text:span text:style-name="T1"> No lo sé, discúlpeme.</text:span></text:span></text:p>
      <text:p text:style-name="P9"/>
      <text:p text:style-name="P11"><text:span text:style-name="Police_20_par_20_défaut1"><text:span text:style-name="T8">Pauline :</text:span></text:span><text:span text:style-name="Police_20_par_20_défaut1"><text:span text:style-name="T1"> Elle ne sait pas…</text:span></text:span></text:p>
      <text:p text:style-name="P9"/>
      <text:p text:style-name="P11"><text:span text:style-name="Police_20_par_20_défaut1"><text:span text:style-name="T8">Ivan :</text:span></text:span><text:span text:style-name="Police_20_par_20_défaut1"><text:span text:style-name="T1"> Bon ça suffit ! Je comprends rien, mais Léopold est en danger alors si elle ne nous dit pas tout de suite où il est je vais faire un génocide de bébés !</text:span></text:span></text:p>
      <text:p text:style-name="P9"/>
      <text:p text:style-name="P11"><text:span text:style-name="Police_20_par_20_défaut1"><text:span text:style-name="T8">Samy :</text:span></text:span><text:span text:style-name="Police_20_par_20_défaut1"><text:span text:style-name="T1"> Ivan calme toi…</text:span></text:span></text:p>
      <text:p text:style-name="P9"/>
      <text:p text:style-name="P9">Ivan sortit une paire de baguettes de batterie de son gilet, et attrapa un bébé qui était posé sur une table.</text:p>
      <text:p text:style-name="P9"/>
      <text:p text:style-name="P11"><text:span text:style-name="Police_20_par_20_défaut1"><text:span text:style-name="T8">Ivan :</text:span></text:span><text:span text:style-name="Police_20_par_20_défaut1"><text:span text:style-name="T1"> ¿ donde esta Alan ? Por última vez.</text:span></text:span></text:p>
      <text:p text:style-name="P9"/>
      <text:p text:style-name="P11"><text:span text:style-name="Police_20_par_20_défaut1"><text:span text:style-name="T8">Samy :</text:span></text:span><text:span text:style-name="Police_20_par_20_défaut1"><text:span text:style-name="T1"> La vache, il parle super bien espagnol…</text:span></text:span></text:p>
      <text:p text:style-name="P9"/>
      <text:p text:style-name="P9">La réceptionniste paniquée s’empara d’un téléphone posé sur son bureau.</text:p>
      <text:p text:style-name="P9"/>
      <text:p text:style-name="P11"><text:span text:style-name="Police_20_par_20_défaut1"><text:span text:style-name="T8">Réceptionniste :</text:span></text:span><text:span text:style-name="Police_20_par_20_défaut1"><text:span text:style-name="T1"> ¿ Dónde está el Dr. Alan por favor ? … Muy bien… No sabemos dónde está.</text:span></text:span></text:p>
      <text:p text:style-name="P9"/>
      <text:p text:style-name="P11"><text:span text:style-name="Police_20_par_20_défaut1"><text:span text:style-name="T8">Ivan :</text:span></text:span><text:span text:style-name="Police_20_par_20_défaut1"><text:span text:style-name="T1"> Ah oui ! Et là, vous no sabemos toujours ?</text:span></text:span></text:p>
      <text:p text:style-name="P9"/>
      <text:p text:style-name="P9"><text:soft-page-break/>Ivan venait d’enfoncer sa baguette que l’anus du pauvre nourrisson, qui se mit à hurler comme une alarme, réveillant tous les bébés qui se mirent eux aussi à pleurer.</text:p>
      <text:p text:style-name="P9"/>
      <text:p text:style-name="P11"><text:span text:style-name="Police_20_par_20_défaut1"><text:span text:style-name="T8">Ivan :</text:span></text:span><text:span text:style-name="Police_20_par_20_défaut1"><text:span text:style-name="T1"> VOS GUEULES !</text:span></text:span></text:p>
      <text:p text:style-name="P9"/>
      <text:p text:style-name="P9">Ivan fit des allers-retours dans le tas de chair qu’il tenait, jusqu’à ce que celui-ci décède. Il attrapa alors un deuxième bébé qui traînait par terre, et lui rentrait ses deux baguettes. Il le déchira en deux en faisant levier. Il entreprit de rendre son silence à la salle, en allant de bébé en bébé. Il trouva un manche à balais, qui lui permit de faire une brochette de six individus.</text:p>
      <text:p text:style-name="P9"/>
      <text:p text:style-name="P11"><text:span text:style-name="Police_20_par_20_défaut1"><text:span text:style-name="T8">Samy :</text:span></text:span><text:span text:style-name="Police_20_par_20_défaut1"><text:span text:style-name="T1"> Ivan, calme-toi, tu refais des bêtises…</text:span></text:span></text:p>
      <text:p text:style-name="P9"/>
      <text:p text:style-name="P11"><text:span text:style-name="Police_20_par_20_défaut1"><text:span text:style-name="T8">Pauline :</text:span></text:span><text:span text:style-name="Police_20_par_20_défaut1"><text:span text:style-name="T1"> Oh mon dieu mais c’est horrible !</text:span></text:span></text:p>
      <text:p text:style-name="P9"/>
      <text:p text:style-name="P9">Ivan aurait pu continuer longtemps, si une voix grave n’avait pas résonné au fond de la pièce.</text:p>
      <text:p text:style-name="P9"/>
      <text:p text:style-name="P11"><text:span text:style-name="Police_20_par_20_défaut1"><text:span text:style-name="T8">??? :</text:span></text:span><text:span text:style-name="Police_20_par_20_défaut1"><text:span text:style-name="T1"> Mis amigos... Ha pasado mucho tiempo.</text:span></text:span></text:p>
      <text:p text:style-name="P42">Chapitre 7 : Moi président...</text:p>
      <text:p text:style-name="P9"/>
      <text:p text:style-name="P11"><text:span text:style-name="Police_20_par_20_défaut1"><text:span text:style-name="T8">Alexis L :</text:span></text:span><text:span text:style-name="Police_20_par_20_défaut1"><text:span text:style-name="T1"> La vache…</text:span></text:span></text:p>
      <text:p text:style-name="P9"/>
      <text:p text:style-name="P11"><text:span text:style-name="Police_20_par_20_défaut1"><text:span text:style-name="T8">Mathis :</text:span></text:span><text:span text:style-name="Police_20_par_20_défaut1"><text:span text:style-name="T1"> Ça devait forcément arriver un jour… D’ailleurs c’est étonnant que ça soit arrivé si tard.</text:span></text:span></text:p>
      <text:p text:style-name="P9"/>
      <text:p text:style-name="P9">Assis dans leur canapé, Alexis et Mathis écoutaient attentivement le flash info qui avait interrompu leur programme. Une communauté mystérieuse avait organisé une rébellion contre le président Emmanuel Macron, et ils l’avaient décapité devant Notre-Dame.</text:p>
      <text:h text:style-name="P2" text:outline-level="1"><text:bookmark text:name="firstHeading"/><text:span text:style-name="Police_20_par_20_défaut1"><text:span text:style-name="T24">Jean-Jacques Bourdin :</text:span></text:span><text:span text:style-name="Police_20_par_20_défaut1"><text:span text:style-name="T25"> </text:span></text:span><text:span text:style-name="Police_20_par_20_défaut1"><text:span text:style-name="T14">On les entend encore crier « Pas de chance ! » devant la cathédrale, tandis qu’ils se passent le cadavre, comme une star se ferait porter par ses fans. Jean-Luc Mélenchon a applaudi l’initiative, et a tenu à se prendre en photo avec la tête de l’ex président sur les genoux. Il a également pris le temps féliciter Édouard Cislak, l’homme à la tête du mouvement, qui…</text:span></text:span></text:h>
      <text:h text:style-name="P2" text:outline-level="1"><text:span text:style-name="Police_20_par_20_défaut1"><text:span text:style-name="T15">Alexis L :</text:span></text:span><text:span text:style-name="Police_20_par_20_défaut1"><text:span text:style-name="T14"> C’est horrible… Pourquoi ils ont fait ça ?</text:span></text:span></text:h>
      <text:p text:style-name="P13"/>
      <text:p text:style-name="P14"><text:span text:style-name="Police_20_par_20_défaut1"><text:span text:style-name="T8">Mathis :</text:span></text:span><text:span text:style-name="Police_20_par_20_défaut1"><text:span text:style-name="T1"> Parce que c’était un trou du cul, qui a chié sa merde pendant cinq ans.</text:span></text:span></text:p>
      <text:p text:style-name="P13"/>
      <text:p text:style-name="P14"><text:span text:style-name="Police_20_par_20_défaut1"><text:span text:style-name="T8">Alexis L :</text:span></text:span><text:span text:style-name="Police_20_par_20_défaut1"><text:span text:style-name="T1"> Comme tous les présidents…</text:span></text:span></text:p>
      <text:p text:style-name="P13"/>
      <text:p text:style-name="P14"><text:span text:style-name="Police_20_par_20_défaut1"><text:span text:style-name="T26">Jean-Jacques Bourdin :</text:span></text:span><text:span text:style-name="Police_20_par_20_défaut1"><text:span text:style-name="T23"> </text:span></text:span><text:span text:style-name="Police_20_par_20_défaut1"><text:span text:style-name="T1">Des élections vont donc être organisées dans deux heures. Rendez-vous à votre mairie pour élire le prochain dic… président, entre Mélenchon Jean-Luc, Tochon Camille, Lepen Jean-Marie, Korchi Farah…</text:span></text:span></text:p>
      <text:p text:style-name="P13"/>
      <text:p text:style-name="P14"><text:span text:style-name="Police_20_par_20_défaut1"><text:span text:style-name="T8">Mathis :</text:span></text:span><text:span text:style-name="Police_20_par_20_défaut1"><text:span text:style-name="T1"> Oh putain !</text:span></text:span></text:p>
      <text:p text:style-name="P13"/>
      <text:p text:style-name="P14"><text:span text:style-name="Police_20_par_20_défaut1"><text:span text:style-name="T8">Alexis L :</text:span></text:span><text:span text:style-name="Police_20_par_20_défaut1"><text:span text:style-name="T1"> Jean-Marie Lepen n’est toujours pas mort !</text:span></text:span></text:p>
      <text:p text:style-name="P13"/>
      <text:p text:style-name="P14"><text:span text:style-name="Police_20_par_20_défaut1"><text:span text:style-name="T8">Mathis :</text:span></text:span><text:span text:style-name="Police_20_par_20_défaut1"><text:span text:style-name="T1"> On s’en fout ! Camille veut devenir président !</text:span></text:span></text:p>
      <text:p text:style-name="P13"/>
      <text:p text:style-name="P14"><text:span text:style-name="Police_20_par_20_défaut1"><text:span text:style-name="T8">Alexis L :</text:span></text:span><text:span text:style-name="Police_20_par_20_défaut1"><text:span text:style-name="T1"> Et alors ?</text:span></text:span></text:p>
      <text:p text:style-name="P13"/>
      <text:p text:style-name="P14"><text:span text:style-name="Police_20_par_20_défaut1"><text:span text:style-name="T8">Mathis :</text:span></text:span><text:span text:style-name="Police_20_par_20_défaut1"><text:span text:style-name="T1"> C’est un ami de Matéo.</text:span></text:span></text:p>
      <text:p text:style-name="P13"/>
      <text:p text:style-name="P14"><text:span text:style-name="Police_20_par_20_défaut1"><text:span text:style-name="T8">Alexis L :</text:span></text:span><text:span text:style-name="Police_20_par_20_défaut1"><text:span text:style-name="T1"> Et alors ?</text:span></text:span></text:p>
      <text:p text:style-name="P13"/>
      <text:p text:style-name="P14"><text:span text:style-name="Police_20_par_20_défaut1"><text:span text:style-name="T8">Mathis :</text:span></text:span><text:span text:style-name="Police_20_par_20_défaut1"><text:span text:style-name="T1"> Il va forcément se faire élire ! Les deux autres personnages sont beaucoup trop politisés pour apparaître dans cette histoire.</text:span></text:span></text:p>
      <text:p text:style-name="P13"/>
      <text:p text:style-name="P14"><text:span text:style-name="Police_20_par_20_défaut1"><text:span text:style-name="T8">Alexis L :</text:span></text:span><text:span text:style-name="Police_20_par_20_défaut1"><text:span text:style-name="T1"> Et Farah ?</text:span></text:span></text:p>
      <text:p text:style-name="P13"><text:soft-page-break/></text:p>
      <text:p text:style-name="P14"><text:span text:style-name="Police_20_par_20_défaut1"><text:span text:style-name="T8">Mathis :</text:span></text:span><text:span text:style-name="Police_20_par_20_défaut1"><text:span text:style-name="T1"> C’est une femme, elle ne passera jamais.</text:span></text:span></text:p>
      <text:p text:style-name="P13"/>
      <text:p text:style-name="P14"><text:span text:style-name="Police_20_par_20_défaut1"><text:span text:style-name="T8">Alexis L :</text:span></text:span><text:span text:style-name="Police_20_par_20_défaut1"><text:span text:style-name="T1"> Attends quoi ? Ça veut dire quoi ça ?!</text:span></text:span></text:p>
      <text:p text:style-name="P13"/>
      <text:p text:style-name="P14"><text:span text:style-name="Police_20_par_20_défaut1"><text:span text:style-name="T8">Mathis :</text:span></text:span><text:span text:style-name="Police_20_par_20_défaut1"><text:span text:style-name="T1"> Qu’on va pouvoir se servir de la popularité de Camille pour toucher un énorme public !</text:span></text:span></text:p>
      <text:p text:style-name="P13"/>
      <text:p text:style-name="P14"><text:span text:style-name="Police_20_par_20_défaut1"><text:span text:style-name="T8">Alexis L :</text:span></text:span><text:span text:style-name="Police_20_par_20_défaut1"><text:span text:style-name="T1"> Non mais je parlais pas de ça !</text:span></text:span></text:p>
      <text:p text:style-name="P13"/>
      <text:p text:style-name="P14"><text:span text:style-name="Police_20_par_20_défaut1"><text:span text:style-name="T8">Mathis :</text:span></text:span><text:span text:style-name="Police_20_par_20_défaut1"><text:span text:style-name="T1"> On s’en fout ! Grâce à mon idée, Matéo me félicitera ! Il me laissera même peut-être partir et je pourrais…</text:span></text:span></text:p>
      <text:p text:style-name="P13"/>
      <text:p text:style-name="P14"><text:span text:style-name="Police_20_par_20_défaut1"><text:span text:style-name="T8">Alexis L :</text:span></text:span><text:span text:style-name="Police_20_par_20_défaut1"><text:span text:style-name="T1"> Tu pourras ?</text:span></text:span></text:p>
      <text:p text:style-name="P13"/>
      <text:p text:style-name="P14"><text:span text:style-name="Police_20_par_20_défaut1"><text:span text:style-name="T8">Mathis :</text:span></text:span><text:span text:style-name="Police_20_par_20_défaut1"><text:span text:style-name="T1"> Je… non enfin, je ne compte pas partir… c’est juste qu…</text:span></text:span></text:p>
      <text:p text:style-name="P13"/>
      <text:p text:style-name="P14"><text:span text:style-name="Police_20_par_20_défaut1"><text:span text:style-name="T8">Alexis L :</text:span></text:span><text:span text:style-name="Police_20_par_20_défaut1"><text:span text:style-name="T1"> Que tu ne te sens pas bien avec moi ?</text:span></text:span></text:p>
      <text:p text:style-name="P13"/>
      <text:p text:style-name="P14"><text:span text:style-name="Police_20_par_20_défaut1"><text:span text:style-name="T8">Mathis :</text:span></text:span><text:span text:style-name="Police_20_par_20_défaut1"><text:span text:style-name="T1"> Mais non pas du tout ! Je suis très bien avec toi !</text:span></text:span></text:p>
      <text:p text:style-name="P13"/>
      <text:p text:style-name="P14"><text:span text:style-name="Police_20_par_20_défaut1"><text:span text:style-name="T8">Alexis L :</text:span></text:span><text:span text:style-name="Police_20_par_20_défaut1"><text:span text:style-name="T1"> Bien sûr… allez dépêche-toi, on va voir Camille.</text:span></text:span></text:p>
      <text:p text:style-name="P13"/>
      <text:p text:style-name="P14"><text:span text:style-name="Police_20_par_20_défaut1"><text:span text:style-name="T8">Mathis :</text:span></text:span><text:span text:style-name="Police_20_par_20_défaut1"><text:span text:style-name="T1"> Heu… ok.</text:span></text:span></text:p>
      <text:p text:style-name="P13"/>
      <text:p text:style-name="P13">Ils partirent de leur mairie en tank avec lequel ils roulèrent pendant à peu près une heure. Ils finirent par arriver à un petit village de campagne, où régnait calme et tranquilli...</text:p>
      <text:p text:style-name="P13"/>
      <text:p text:style-name="P51">BOUM</text:p>
      <text:p text:style-name="P13"/>
      <text:p text:style-name="P14"><text:span text:style-name="Police_20_par_20_défaut1"><text:span text:style-name="T8">Mathis :</text:span></text:span><text:span text:style-name="Police_20_par_20_défaut1"><text:span text:style-name="T1"> Qu’est-ce que t’as pas compris dans « Freine » ?</text:span></text:span></text:p>
      <text:p text:style-name="P13"/>
      <text:p text:style-name="P14"><text:span text:style-name="Police_20_par_20_défaut1"><text:span text:style-name="T8">Alexis L :</text:span></text:span><text:span text:style-name="Police_20_par_20_défaut1"><text:span text:style-name="T1"> Le deuxième mot…</text:span></text:span></text:p>
      <text:p text:style-name="P13"/>
      <text:p text:style-name="P13">Ils venaient de s’enfoncer dans un des murs de la maison. Heureusement, celle-ci était en pierre et l’impact avait supporté le changement brutal de température.</text:p>
      <text:p text:style-name="P13"/>
      <text:p text:style-name="P14"><text:span text:style-name="Police_20_par_20_défaut1"><text:span text:style-name="T8">Mathis :</text:span></text:span><text:span text:style-name="Police_20_par_20_défaut1"><text:span text:style-name="T1"> Bon je sonne.</text:span></text:span></text:p>
      <text:p text:style-name="P13"><text:soft-page-break/></text:p>
      <text:p text:style-name="P14"><text:span text:style-name="Police_20_par_20_défaut1"><text:span text:style-name="T8">Camille :</text:span></text:span><text:span text:style-name="Police_20_par_20_défaut1"><text:span text:style-name="T1"> J’arrive très chers, patientez quelques instants.</text:span></text:span></text:p>
      <text:p text:style-name="P13"/>
      <text:p text:style-name="P13">La porte s’ouvrit en grinçant, et Camille se tenait droit derrière. On aurait presque dit qu’elle s’était ouverte toute seule.</text:p>
      <text:p text:style-name="P13"/>
      <text:p text:style-name="P14"><text:span text:style-name="Police_20_par_20_défaut1"><text:span text:style-name="T8">Camille :</text:span></text:span><text:span text:style-name="Police_20_par_20_défaut1"><text:span text:style-name="T1"> Que me vaut votre visite ?</text:span></text:span></text:p>
      <text:p text:style-name="P13"/>
      <text:p text:style-name="P14"><text:span text:style-name="Police_20_par_20_défaut1"><text:span text:style-name="T8">Mathis :</text:span></text:span><text:span text:style-name="Police_20_par_20_défaut1"><text:span text:style-name="T1"> Faut qu’on parle… de politique.</text:span></text:span></text:p>
      <text:p text:style-name="P13"/>
      <text:p text:style-name="P14"><text:span text:style-name="Police_20_par_20_défaut1"><text:span text:style-name="T8">Camille :</text:span></text:span><text:span text:style-name="Police_20_par_20_défaut1"><text:span text:style-name="T1"> Diantre, je n’ai point un apparat pour la circonstance ! Auriez l’aimable indulgence de r…</text:span></text:span></text:p>
      <text:p text:style-name="P13"/>
      <text:p text:style-name="P14"><text:span text:style-name="Police_20_par_20_défaut1"><text:span text:style-name="T8">Mathis :</text:span></text:span><text:span text:style-name="Police_20_par_20_défaut1"><text:span text:style-name="T1"> Tu parles encore une fois comme ça je te dévisse la tête et je te chie dans le cou.</text:span></text:span></text:p>
      <text:p text:style-name="P13"/>
      <text:p text:style-name="P14"><text:span text:style-name="Police_20_par_20_défaut1"><text:span text:style-name="T8">Camille :</text:span></text:span><text:span text:style-name="Police_20_par_20_défaut1"><text:span text:style-name="T1"> Hum… Tu peux repasser plus tard ? Je suis occupé là…</text:span></text:span></text:p>
      <text:p text:style-name="P13"/>
      <text:p text:style-name="P14"><text:span text:style-name="Police_20_par_20_défaut1"><text:span text:style-name="T8">Mathis :</text:span></text:span><text:span text:style-name="Police_20_par_20_défaut1"><text:span text:style-name="T1"> Et si je te disais que tu pouvais aider un vieil ami…</text:span></text:span></text:p>
      <text:p text:style-name="P13"/>
      <text:p text:style-name="P14"><text:span text:style-name="Police_20_par_20_défaut1"><text:span text:style-name="T8">Camille :</text:span></text:span><text:span text:style-name="Police_20_par_20_défaut1"><text:span text:style-name="T1"> On s’est parlé genre trois fois en deux ans…</text:span></text:span></text:p>
      <text:p text:style-name="P13"/>
      <text:p text:style-name="P14"><text:span text:style-name="Police_20_par_20_défaut1"><text:span text:style-name="T8">Mathis :</text:span></text:span><text:span text:style-name="Police_20_par_20_défaut1"><text:span text:style-name="T1"> Pas moi idiot ! Je parle de Matéo.</text:span></text:span></text:p>
      <text:p text:style-name="P13"/>
      <text:p text:style-name="P14"><text:span text:style-name="Police_20_par_20_défaut1"><text:span text:style-name="T8">Camille :</text:span></text:span><text:span text:style-name="Police_20_par_20_défaut1"><text:span text:style-name="T1"> Mais… Je… Je l’ai tué !</text:span></text:span></text:p>
      <text:p text:style-name="P13"/>
      <text:p text:style-name="P14"><text:span text:style-name="Police_20_par_20_défaut1"><text:span text:style-name="T8">Mathis :</text:span></text:span><text:span text:style-name="Police_20_par_20_défaut1"><text:span text:style-name="T1"> Eh bien c’est le moment de te racheter.</text:span></text:span></text:p>
      <text:p text:style-name="P13"/>
      <text:p text:style-name="P14"><text:span text:style-name="Police_20_par_20_défaut1"><text:span text:style-name="T8">Camille :</text:span></text:span><text:span text:style-name="Police_20_par_20_défaut1"><text:span text:style-name="T1"> C’était un accident !</text:span></text:span></text:p>
      <text:p text:style-name="P13"/>
      <text:p text:style-name="P14"><text:span text:style-name="Police_20_par_20_défaut1"><text:span text:style-name="T8">Mathis :</text:span></text:span><text:span text:style-name="Police_20_par_20_défaut1"><text:span text:style-name="T1"> Si tu refuses, il reviendra lui-même te voir, et crois-moi il ne sera pas très content…</text:span></text:span></text:p>
      <text:p text:style-name="P13"/>
      <text:p text:style-name="P14"><text:span text:style-name="Police_20_par_20_défaut1"><text:span text:style-name="T8">Camille :</text:span></text:span><text:span text:style-name="Police_20_par_20_défaut1"><text:span text:style-name="T1"> Bon ok, qu’est-ce que vous voulez au juste ?</text:span></text:span></text:p>
      <text:p text:style-name="P13"/>
      <text:p text:style-name="P14"><text:span text:style-name="Police_20_par_20_défaut1"><text:span text:style-name="T8">Alexis L :</text:span></text:span><text:span text:style-name="Police_20_par_20_défaut1"><text:span text:style-name="T1"> Fait court, c’est chiant pour tout le monde…</text:span></text:span></text:p>
      <text:p text:style-name="P13"/>
      <text:p text:style-name="P14"><text:span text:style-name="Police_20_par_20_défaut1"><text:span text:style-name="T8">Mathis :</text:span></text:span><text:span text:style-name="Police_20_par_20_défaut1"><text:span text:style-name="T1"> Nous avons reformé Amlaetxhis, et nous cherchons à recruter le plus de monde possible. Notre offre est simple, promet nous qu’une fois au pouvoir tu appliqueras nos </text:span></text:span><text:soft-page-break/><text:span text:style-name="Police_20_par_20_défaut1"><text:span text:style-name="T1">principes, et nous t’assurerons une victoire écrasante. Tu seras l’homme le plus chanceux après Larry, et tu n’auras pas à t’inquiéter de quelconque rébellion. Tu marches ?</text:span></text:span></text:p>
      <text:p text:style-name="P13"/>
      <text:p text:style-name="P14"><text:span text:style-name="Police_20_par_20_défaut1"><text:span text:style-name="T8">Camille :</text:span></text:span><text:span text:style-name="Police_20_par_20_défaut1"><text:span text:style-name="T1"> Mouais c’est intéressant… mais quels sont vos principes exactement ?</text:span></text:span></text:p>
      <text:p text:style-name="P13"/>
      <text:p text:style-name="P14"><text:span text:style-name="Police_20_par_20_défaut1"><text:span text:style-name="T8">Mathis :</text:span></text:span><text:span text:style-name="Police_20_par_20_défaut1"><text:span text:style-name="T1"> La fin de la décadence, et de la discrimination injustifiée des fans de récits fictifs à caractères érotiques.</text:span></text:span></text:p>
      <text:p text:style-name="P13"/>
      <text:p text:style-name="P14"><text:span text:style-name="Police_20_par_20_défaut1"><text:span text:style-name="T8">Camille :</text:span></text:span><text:span text:style-name="Police_20_par_20_défaut1"><text:span text:style-name="T1"> Sacrément précis ! Mais comment allez-vous faire pour assurer mon ascension au pouvoir et son maintien ?</text:span></text:span></text:p>
      <text:p text:style-name="P13"/>
      <text:p text:style-name="P14"><text:span text:style-name="Police_20_par_20_défaut1"><text:span text:style-name="T8">Mathis :</text:span></text:span><text:span text:style-name="Police_20_par_20_défaut1"><text:span text:style-name="T1"> Ne sous-estime pas notre pouvoir de propagande ! Et puis, au cas où, on a toujours l’ordre 410. On est fiable à 100 % t’en fait pas.</text:span></text:span></text:p>
      <text:p text:style-name="P13"/>
      <text:p text:style-name="P14"><text:span text:style-name="Police_20_par_20_défaut1"><text:span text:style-name="T8">Camille :</text:span></text:span><text:span text:style-name="Police_20_par_20_défaut1"><text:span text:style-name="T1"> Très bien, j’accepte. Mais... vous devez me promettre qu’Amlaetxhis ne va pas non plus tenter de me renverser.</text:span></text:span></text:p>
      <text:p text:style-name="P13"/>
      <text:p text:style-name="P14"><text:span text:style-name="Police_20_par_20_défaut1"><text:span text:style-name="T8">Mathis :</text:span></text:span><text:span text:style-name="Police_20_par_20_défaut1"><text:span text:style-name="T1"> Oui oui, on fera rien promis.</text:span></text:span></text:p>
      <text:p text:style-name="P13"/>
      <text:p text:style-name="P14"><text:span text:style-name="Police_20_par_20_défaut1"><text:span text:style-name="T8">Camille :</text:span></text:span><text:span text:style-name="Police_20_par_20_défaut1"><text:span text:style-name="T1"> Très bien ! Dans ce cas, on se revoit après l’élection !</text:span></text:span></text:p>
      <text:p text:style-name="P13"/>
      <text:p text:style-name="P14"><text:span text:style-name="Police_20_par_20_défaut1"><text:span text:style-name="T8">Mathis :</text:span></text:span><text:span text:style-name="Police_20_par_20_défaut1"><text:span text:style-name="T1"> Ok, à plus tard.</text:span></text:span></text:p>
      <text:p text:style-name="P13"/>
      <text:p text:style-name="P14"><text:span text:style-name="Police_20_par_20_défaut1"><text:span text:style-name="T8">Camille :</text:span></text:span><text:span text:style-name="Police_20_par_20_défaut1"><text:span text:style-name="T1"> Aller Sarah ! Reviens ici que je t…</text:span></text:span></text:p>
      <text:p text:style-name="P13"/>
      <text:p text:style-name="P13">Mathis et Alexis remontèrent dans le tank, prêts à reprendre la route pour trouver plus d’adhérents.</text:p>
      <text:p text:style-name="P13"/>
      <text:p text:style-name="P14"><text:span text:style-name="Police_20_par_20_défaut1"><text:span text:style-name="T8">Alexis L :</text:span></text:span><text:span text:style-name="Police_20_par_20_défaut1"><text:span text:style-name="T1"> À ton avis, qu’est-ce que font Samy et Ivan ?</text:span></text:span></text:p>
      <text:p text:style-name="P13"/>
      <text:p text:style-name="P14"><text:span text:style-name="Police_20_par_20_défaut1"><text:span text:style-name="T8">Mathis :</text:span></text:span><text:span text:style-name="Police_20_par_20_défaut1"><text:span text:style-name="T1"> À cette heure ? Ils sont sur Rocket League à mon avis.</text:span></text:span></text:p>
      <text:p text:style-name="P13"/>
      <text:p text:style-name="P14"><text:span text:style-name="Police_20_par_20_défaut1"><text:span text:style-name="T8">Alexis L :</text:span></text:span><text:span text:style-name="Police_20_par_20_défaut1"><text:span text:style-name="T1"> Tu penses pas qu’ils cherchent un moyen d’aider Léopold ?</text:span></text:span></text:p>
      <text:p text:style-name="P13"/>
      <text:p text:style-name="P14"><text:span text:style-name="Police_20_par_20_défaut1"><text:span text:style-name="T8">Mathis :</text:span></text:span><text:span text:style-name="Police_20_par_20_défaut1"><text:span text:style-name="T1"> Non. Et quand bien même, c’est impossible, et ils perdent leur temps. Sans Léopold, le Sophisme est fini. On a déjà gagné.</text:span></text:span></text:p>
      <text:p text:style-name="P13"/>
      <text:p text:style-name="P14"><text:span text:style-name="Police_20_par_20_défaut1"><text:span text:style-name="T8">Alexis L :</text:span></text:span><text:span text:style-name="Police_20_par_20_défaut1"><text:span text:style-name="T1"> On va où du coup ?</text:span></text:span></text:p>
      <text:p text:style-name="P13"/>
      <text:p text:style-name="P14"><text:soft-page-break/><text:span text:style-name="Police_20_par_20_défaut1"><text:span text:style-name="T8">Mathis :</text:span></text:span><text:span text:style-name="Police_20_par_20_défaut1"><text:span text:style-name="T1"> On récupère Baptiste pour ravoir notre équipe au complet.</text:span></text:span></text:p>
      <text:p text:style-name="P13"/>
      <text:p text:style-name="P14"><text:span text:style-name="Police_20_par_20_défaut1"><text:span text:style-name="T8">Alexis L :</text:span></text:span><text:span text:style-name="Police_20_par_20_défaut1"><text:span text:style-name="T1"> On peut faire une pause pour manger ?</text:span></text:span></text:p>
      <text:p text:style-name="P13"/>
      <text:p text:style-name="P14"><text:span text:style-name="Police_20_par_20_défaut1"><text:span text:style-name="T8">Mathis :</text:span></text:span><text:span text:style-name="Police_20_par_20_défaut1"><text:span text:style-name="T1"> Non.</text:span></text:span></text:p>
      <text:p text:style-name="P13"/>
      <text:p text:style-name="P14"><text:span text:style-name="Police_20_par_20_défaut1"><text:span text:style-name="T8">Alexis L :</text:span></text:span><text:span text:style-name="Police_20_par_20_défaut1"><text:span text:style-name="T1"> Ok.</text:span></text:span></text:p>
      <text:p text:style-name="P42">Chapitre 8 : Rassemblement !</text:p>
      <text:p text:style-name="P9"/>
      <text:p text:style-name="P11"><text:span text:style-name="Police_20_par_20_défaut1"><text:span text:style-name="T8">Antoine :</text:span></text:span><text:span text:style-name="Police_20_par_20_défaut1"><text:span text:style-name="T1"> Tu penses qu’on peut faire ça ?</text:span></text:span></text:p>
      <text:p text:style-name="P13"/>
      <text:p text:style-name="P14"><text:span text:style-name="Police_20_par_20_défaut1"><text:span text:style-name="T8">Aden :</text:span></text:span><text:span text:style-name="Police_20_par_20_défaut1"><text:span text:style-name="T1"> C’est la S.I., on peut tout faire ! Y compris entrer par infraction un samedi midi.</text:span></text:span></text:p>
      <text:p text:style-name="P13"/>
      <text:p text:style-name="P14"><text:span text:style-name="Police_20_par_20_défaut1"><text:span text:style-name="T8">Antoine :</text:span></text:span><text:span text:style-name="Police_20_par_20_défaut1"><text:span text:style-name="T1"> Dans ce cas…</text:span></text:span></text:p>
      <text:p text:style-name="P13"/>
      <text:p text:style-name="P13">Antoine et Aden se glissèrent dans la salle de S.I. par les fenêtres restées ouvertes. Un peu plus tôt, ils avaient annoncé sur Messenger que le plus d’élèves S.I. possible devaient se rendre au lycée. Ils attendirent un peu, avant de voir arriver une voiture de luxe. Thibault, Ludivine et Guillaume en sortirent.</text:p>
      <text:p text:style-name="P13"/>
      <text:p text:style-name="P14"><text:span text:style-name="Police_20_par_20_défaut1"><text:span text:style-name="T8">Guillaume :</text:span></text:span><text:span text:style-name="Police_20_par_20_défaut1"><text:span text:style-name="T1"> Franchement vous faites chier à nous faire bouger un samedi ! Vous n’avez vraiment rien d’autre à foutre ?</text:span></text:span></text:p>
      <text:p text:style-name="P13"/>
      <text:p text:style-name="P14"><text:span text:style-name="Police_20_par_20_défaut1"><text:span text:style-name="T8">Aden :</text:span></text:span><text:span text:style-name="Police_20_par_20_défaut1"><text:span text:style-name="T1"> Désolé, mais c’est un cas de force majeur ! On a besoin du plus de personnes poss…</text:span></text:span></text:p>
      <text:p text:style-name="P13"/>
      <text:p text:style-name="P14"><text:span text:style-name="Police_20_par_20_défaut1"><text:span text:style-name="T8">??? :</text:span></text:span><text:span text:style-name="Police_20_par_20_défaut1"><text:span text:style-name="T1"> </text:span></text:span><text:span text:style-name="Police_20_par_20_défaut1"><text:span text:style-name="T5">FOH ! TOOOH !</text:span></text:span></text:p>
      <text:p text:style-name="P13"/>
      <text:p text:style-name="P14"><text:span text:style-name="Police_20_par_20_défaut1"><text:span text:style-name="T8">Antoine :</text:span></text:span><text:span text:style-name="Police_20_par_20_défaut1"><text:span text:style-name="T1"> C’est quoi ces cris ?</text:span></text:span></text:p>
      <text:p text:style-name="P13"/>
      <text:p text:style-name="P14"><text:span text:style-name="Police_20_par_20_défaut1"><text:span text:style-name="T8">Thibault :</text:span></text:span><text:span text:style-name="Police_20_par_20_défaut1"><text:span text:style-name="T1"> Oh merde on a oublié kiki dans le coffre !</text:span></text:span></text:p>
      <text:p text:style-name="P13"/>
      <text:p text:style-name="P13">Guillaume alla ouvrir le coffre de sa voiture, mais à peine l’eut-t-il déverrouillé, qu’une créature lui sauta dessus.</text:p>
      <text:p text:style-name="P13"/>
      <text:p text:style-name="P14"><text:span text:style-name="Police_20_par_20_défaut1"><text:span text:style-name="T8">Alexis A :</text:span></text:span><text:span text:style-name="Police_20_par_20_défaut1"><text:span text:style-name="T1"> </text:span></text:span><text:span text:style-name="Police_20_par_20_défaut1"><text:span text:style-name="T5">TOOH ! NAAN !</text:span></text:span></text:p>
      <text:p text:style-name="P13"/>
      <text:p text:style-name="P14"><text:span text:style-name="Police_20_par_20_défaut1"><text:span text:style-name="T8">Guillaume :</text:span></text:span><text:span text:style-name="Police_20_par_20_défaut1"><text:span text:style-name="T1"> Du calme kiki !</text:span></text:span></text:p>
      <text:p text:style-name="P13"/>
      <text:p text:style-name="P14"><text:span text:style-name="Police_20_par_20_défaut1"><text:span text:style-name="T8">Aden :</text:span></text:span><text:span text:style-name="Police_20_par_20_défaut1"><text:span text:style-name="T1"> Heu… Salut Alexis…</text:span></text:span></text:p>
      <text:p text:style-name="P13"/>
      <text:p text:style-name="P14"><text:span text:style-name="Police_20_par_20_défaut1"><text:span text:style-name="T8">Alexis A :</text:span></text:span><text:span text:style-name="Police_20_par_20_défaut1"><text:span text:style-name="T1"> Yo.</text:span></text:span></text:p>
      <text:p text:style-name="P13"/>
      <text:p text:style-name="P14"><text:span text:style-name="Police_20_par_20_défaut1"><text:span text:style-name="T8">Aden :</text:span></text:span><text:span text:style-name="Police_20_par_20_défaut1"><text:span text:style-name="T1"> D’autres personnes arrivent ?</text:span></text:span></text:p>
      <text:p text:style-name="P13"/>
      <text:p text:style-name="P14"><text:span text:style-name="Police_20_par_20_défaut1"><text:span text:style-name="T8">Ludivine :</text:span></text:span><text:span text:style-name="Police_20_par_20_défaut1"><text:span text:style-name="T1"> Je pense que…</text:span></text:span></text:p>
      <text:p text:style-name="P13"><text:soft-page-break/></text:p>
      <text:p text:style-name="P51">DRING DRING</text:p>
      <text:p text:style-name="P13"/>
      <text:p text:style-name="P13">Yann arriva sur son vélo, et s’arrêta pile devant Antoine.</text:p>
      <text:p text:style-name="P13"/>
      <text:p text:style-name="P14"><text:span text:style-name="Police_20_par_20_défaut1"><text:span text:style-name="T8">Guillaume :</text:span></text:span><text:span text:style-name="Police_20_par_20_défaut1"><text:span text:style-name="T1"> Ludivine ?</text:span></text:span></text:p>
      <text:p text:style-name="P13"/>
      <text:p text:style-name="P14"><text:span text:style-name="Police_20_par_20_défaut1"><text:span text:style-name="T8">Ludivine :</text:span></text:span><text:span text:style-name="Police_20_par_20_défaut1"><text:span text:style-name="T1"> Oui ?</text:span></text:span></text:p>
      <text:p text:style-name="P13"/>
      <text:p text:style-name="P14"><text:span text:style-name="Police_20_par_20_défaut1"><text:span text:style-name="T8">Guillaume :</text:span></text:span><text:span text:style-name="Police_20_par_20_défaut1"><text:span text:style-name="T1"> Fait moi plaisir, arrête de penser.</text:span></text:span></text:p>
      <text:p text:style-name="P13"/>
      <text:p text:style-name="P13">Tout le monde entra dans la salle de S.I., qui renfermait une puissante odeur de métal, et de plastique fondu.</text:p>
      <text:p text:style-name="P13"/>
      <text:p text:style-name="P14"><text:span text:style-name="Police_20_par_20_défaut1"><text:span text:style-name="T8">Thibault :</text:span></text:span><text:span text:style-name="Police_20_par_20_défaut1"><text:span text:style-name="T1"> Alors c’est quoi le truc hyper important ?</text:span></text:span></text:p>
      <text:p text:style-name="P13"/>
      <text:p text:style-name="P14"><text:span text:style-name="Police_20_par_20_défaut1"><text:span text:style-name="T8">Antoine :</text:span></text:span><text:span text:style-name="Police_20_par_20_défaut1"><text:span text:style-name="T1"> Eh bien… Matéo va revenir.</text:span></text:span></text:p>
      <text:p text:style-name="P13"/>
      <text:p text:style-name="P14"><text:span text:style-name="Police_20_par_20_défaut1"><text:span text:style-name="T8">Guillaume :</text:span></text:span><text:span text:style-name="Police_20_par_20_défaut1"><text:span text:style-name="T1"> Et alors ? On s’en fout nous ! Il s’est fait niquer par son pote dictateur. Et en pl… Mais… Antoine t’es pas mort ?!</text:span></text:span></text:p>
      <text:p text:style-name="P13"/>
      <text:p text:style-name="P14"><text:span text:style-name="Police_20_par_20_défaut1"><text:span text:style-name="T8">Aden :</text:span></text:span><text:span text:style-name="Police_20_par_20_défaut1"><text:span text:style-name="T1"> Il est revenu à la vie, et Matéo aussi.</text:span></text:span></text:p>
      <text:p text:style-name="P13"/>
      <text:p text:style-name="P14"><text:span text:style-name="Police_20_par_20_défaut1"><text:span text:style-name="T8">Thibault :</text:span></text:span><text:span text:style-name="Police_20_par_20_défaut1"><text:span text:style-name="T1"> Ça n’a pas de sens…</text:span></text:span></text:p>
      <text:p text:style-name="P13"/>
      <text:p text:style-name="P14"><text:span text:style-name="Police_20_par_20_défaut1"><text:span text:style-name="T8">Alexis A :</text:span></text:span><text:span text:style-name="Police_20_par_20_défaut1"><text:span text:style-name="T1"> Bah si ! Avant il était mort, et maintenant il est plus mort ! Tu suis pas ou quoi ?</text:span></text:span></text:p>
      <text:p text:style-name="P13"/>
      <text:p text:style-name="P14"><text:span text:style-name="T7">Aden :</text:span><text:span text:style-name="T1"> Le problème c’est que Matéo a réussi à mettre Léopold K.O. en trois minutes, et sans lui on ne pourra pas le vaincre à nombre égal. Il faut absolument que vous nous aidiez, sinon on va tous vivre dans un monde horrible…</text:span></text:p>
      <text:p text:style-name="P13"/>
      <text:p text:style-name="P14"><text:span text:style-name="Police_20_par_20_défaut1"><text:span text:style-name="T8">Thibault :</text:span></text:span><text:span text:style-name="Police_20_par_20_défaut1"><text:span text:style-name="T1"> Du genre ?</text:span></text:span></text:p>
      <text:p text:style-name="P13"/>
      <text:p text:style-name="P14"><text:span text:style-name="Police_20_par_20_défaut1"><text:span text:style-name="T8">Antoine :</text:span></text:span><text:span text:style-name="Police_20_par_20_défaut1"><text:span text:style-name="T1"> Il veut supprimer le porno, pour imposer le hentai.</text:span></text:span></text:p>
      <text:p text:style-name="P13"/>
      <text:p text:style-name="P14"><text:span text:style-name="Police_20_par_20_défaut1"><text:span text:style-name="T8">Guillaume :</text:span></text:span><text:span text:style-name="Police_20_par_20_défaut1"><text:span text:style-name="T1"> Oh mon dieu c’est dégueulasse ! On va tout faire pour le mettre hors d’état de jouir.</text:span></text:span></text:p>
      <text:p text:style-name="P13"/>
      <text:p text:style-name="P14"><text:soft-page-break/><text:span text:style-name="Police_20_par_20_défaut1"><text:span text:style-name="T8">Alexis A :</text:span></text:span><text:span text:style-name="Police_20_par_20_défaut1"><text:span text:style-name="T1"> C’est quoi le ènnetaï ?</text:span></text:span></text:p>
      <text:p text:style-name="P13"/>
      <text:p text:style-name="P14"><text:span text:style-name="Police_20_par_20_défaut1"><text:span text:style-name="T8">Guillaume :</text:span></text:span><text:span text:style-name="Police_20_par_20_défaut1"><text:span text:style-name="T1"> C’est trop compliqué pour toi.</text:span></text:span></text:p>
      <text:p text:style-name="P13"/>
      <text:p text:style-name="P14"><text:span text:style-name="Police_20_par_20_défaut1"><text:span text:style-name="T8">Yann :</text:span></text:span><text:span text:style-name="Police_20_par_20_défaut1"><text:span text:style-name="T1"> J’ai un livre dessus si tu veux…</text:span></text:span></text:p>
      <text:p text:style-name="P13"/>
      <text:p text:style-name="P14"><text:span text:style-name="Police_20_par_20_défaut1"><text:span text:style-name="T8">Thibault :</text:span></text:span><text:span text:style-name="Police_20_par_20_défaut1"><text:span text:style-name="T1"> Pourquoi vous êtes toujours insultant quand vous lui parlez ?</text:span></text:span></text:p>
      <text:p text:style-name="P13"/>
      <text:p text:style-name="P14"><text:span text:style-name="Police_20_par_20_défaut1"><text:span text:style-name="T8">Guillaume :</text:span></text:span><text:span text:style-name="Police_20_par_20_défaut1"><text:span text:style-name="T1"> Ta gueule à toi aussi ! Vous avez tous décidé de me faire chier aujourd’hui ?</text:span></text:span></text:p>
      <text:p text:style-name="P13"/>
      <text:p text:style-name="P14"><text:span text:style-name="Police_20_par_20_défaut1"><text:span text:style-name="T8">Antoine :</text:span></text:span><text:span text:style-name="Police_20_par_20_défaut1"><text:span text:style-name="T1"> Du coup vous allez nous aider ?</text:span></text:span></text:p>
      <text:p text:style-name="P13"/>
      <text:p text:style-name="P14"><text:span text:style-name="Police_20_par_20_défaut1"><text:span text:style-name="T8">Alexis A :</text:span></text:span><text:span text:style-name="Police_20_par_20_défaut1"><text:span text:style-name="T1"> Ouais !</text:span></text:span></text:p>
      <text:p text:style-name="P13"/>
      <text:p text:style-name="P14"><text:span text:style-name="Police_20_par_20_défaut1"><text:span text:style-name="T8">Yann :</text:span></text:span><text:span text:style-name="Police_20_par_20_défaut1"><text:span text:style-name="T1"> Ça ne me pose pas de problème.</text:span></text:span></text:p>
      <text:p text:style-name="P13"/>
      <text:p text:style-name="P14"><text:span text:style-name="Police_20_par_20_défaut1"><text:span text:style-name="T8">Thibault :</text:span></text:span><text:span text:style-name="Police_20_par_20_défaut1"><text:span text:style-name="T1"> C’est pas comme si j’avais mieux à faire de toute façon…</text:span></text:span></text:p>
      <text:p text:style-name="P13"/>
      <text:p text:style-name="P14"><text:span text:style-name="Police_20_par_20_défaut1"><text:span text:style-name="T8">Aden :</text:span></text:span><text:span text:style-name="Police_20_par_20_défaut1"><text:span text:style-name="T1"> Super ! Je vais contacter Samy pour voir où ils en sont.</text:span></text:span></text:p>
      <text:p text:style-name="P13"/>
      <text:p text:style-name="P14"><text:span text:style-name="Police_20_par_20_défaut1"><text:span text:style-name="T8">Guillaume :</text:span></text:span><text:span text:style-name="Police_20_par_20_défaut1"><text:span text:style-name="T1"> J’ai pas donné mon avis perso...</text:span></text:span></text:p>
      <text:p text:style-name="P13"/>
      <text:p text:style-name="P14"><text:span text:style-name="Police_20_par_20_défaut1"><text:span text:style-name="T8">Antoine :</text:span></text:span><text:span text:style-name="Police_20_par_20_défaut1"><text:span text:style-name="T1"> T’es sûr qu’il va répondre ?</text:span></text:span></text:p>
      <text:p text:style-name="P13"/>
      <text:p text:style-name="P14"><text:span text:style-name="Police_20_par_20_défaut1"><text:span text:style-name="T8">Guillaume :</text:span></text:span><text:span text:style-name="Police_20_par_20_défaut1"><text:span text:style-name="T1"> Vous m’écoutez quand je parle ?</text:span></text:span></text:p>
      <text:p text:style-name="P13"/>
      <text:p text:style-name="P14"><text:span text:style-name="Police_20_par_20_défaut1"><text:span text:style-name="T8">Aden :</text:span></text:span><text:span text:style-name="Police_20_par_20_défaut1"><text:span text:style-name="T1"> Bien sûr ! Samy est toujours joignable ! Toujours !</text:span></text:span></text:p>
      <text:p text:style-name="P13"/>
      <text:p text:style-name="P14"><text:span text:style-name="Police_20_par_20_défaut1"><text:span text:style-name="T8">Guillaume :</text:span></text:span><text:span text:style-name="Police_20_par_20_défaut1"><text:span text:style-name="T1"> Allez bien vous faire foutre !</text:span></text:span></text:p>
      <text:p text:style-name="P42">Chapitre 9 : Le parrain</text:p>
      <text:p text:style-name="P9"/>
      <text:p text:style-name="P11"><text:span text:style-name="Police_20_par_20_défaut1"><text:span text:style-name="T8">Pauline :</text:span></text:span><text:span text:style-name="Police_20_par_20_défaut1"><text:span text:style-name="T1"> Ça alors...</text:span></text:span></text:p>
      <text:p text:style-name="P9"/>
      <text:p text:style-name="P11"><text:span text:style-name="Police_20_par_20_défaut1"><text:span text:style-name="T8">Ivan :</text:span></text:span><text:span text:style-name="Police_20_par_20_défaut1"><text:span text:style-name="T1"> C’est pas possible…</text:span></text:span></text:p>
      <text:p text:style-name="P9"/>
      <text:p text:style-name="P11"><text:span text:style-name="Police_20_par_20_défaut1"><text:span text:style-name="T8">Samy :</text:span></text:span><text:span text:style-name="Police_20_par_20_défaut1"><text:span text:style-name="T1"> Esteban ! Qu’est-ce que tu fais là ?</text:span></text:span></text:p>
      <text:p text:style-name="P9"/>
      <text:p text:style-name="P11"><text:span text:style-name="Police_20_par_20_défaut1"><text:span text:style-name="T8">Esteban :</text:span></text:span><text:span text:style-name="Police_20_par_20_défaut1"><text:span text:style-name="T1"> C’est à moi de vous poser cette question. Vous débarquez de nulle part, vous assassinez des bébés, et vous vous baladez avec une blonde. Y’a vraiment quelque chose qui tourne pas rond chez vous.</text:span></text:span></text:p>
      <text:p text:style-name="P9"/>
      <text:p text:style-name="P11"><text:span text:style-name="Police_20_par_20_défaut1"><text:span text:style-name="T8">Ivan :</text:span></text:span><text:span text:style-name="Police_20_par_20_défaut1"><text:span text:style-name="T1"> Esteban, on a besoin de toi !</text:span></text:span></text:p>
      <text:p text:style-name="P9"/>
      <text:p text:style-name="P11"><text:span text:style-name="Police_20_par_20_défaut1"><text:span text:style-name="T8">Esteban :</text:span></text:span><text:span text:style-name="Police_20_par_20_défaut1"><text:span text:style-name="T1"> Comme tout le monde ici…</text:span></text:span></text:p>
      <text:p text:style-name="P9"/>
      <text:p text:style-name="P11"><text:span text:style-name="Police_20_par_20_défaut1"><text:span text:style-name="T8">Samy :</text:span></text:span><text:span text:style-name="Police_20_par_20_défaut1"><text:span text:style-name="T1"> Non mais nous c’est important ! Y a des vies en jeu !</text:span></text:span></text:p>
      <text:p text:style-name="P9"/>
      <text:p text:style-name="P11"><text:span text:style-name="Police_20_par_20_défaut1"><text:span text:style-name="T8">Esteban :</text:span></text:span><text:span text:style-name="Police_20_par_20_défaut1"><text:span text:style-name="T1"> Plus importantes que celles des enfants qu’Ivan a tués, apparemment.</text:span></text:span></text:p>
      <text:p text:style-name="P9"/>
      <text:p text:style-name="P11"><text:span text:style-name="Police_20_par_20_défaut1"><text:span text:style-name="T8">Ivan :</text:span></text:span><text:span text:style-name="Police_20_par_20_défaut1"><text:span text:style-name="T1"> Oui bon… Ce n’est qu’un détail …</text:span></text:span></text:p>
      <text:p text:style-name="P9"/>
      <text:p text:style-name="P11"><text:span text:style-name="Police_20_par_20_défaut1"><text:span text:style-name="T8">Esteban :</text:span></text:span><text:span text:style-name="Police_20_par_20_défaut1"><text:span text:style-name="T1"> Suivez-moi dans mon bureau.</text:span></text:span></text:p>
      <text:p text:style-name="P9"/>
      <text:p text:style-name="P9">Ils montèrent un escalier en ruines, menant à une pièce confortable, où un ventilateur tournait au plafond. Esteban s’assit derrière un grand bureau en bois, devant lequel étaient posées deux chaises. Ivan et Samy y prirent places.</text:p>
      <text:p text:style-name="P9"/>
      <text:p text:style-name="P11"><text:span text:style-name="Police_20_par_20_défaut1"><text:span text:style-name="T8">Esteban :</text:span></text:span><text:span text:style-name="Police_20_par_20_défaut1"><text:span text:style-name="T1"> Vous n’êtes pas très galants dites-moi.</text:span></text:span></text:p>
      <text:p text:style-name="P9"/>
      <text:p text:style-name="P11"><text:span text:style-name="Police_20_par_20_défaut1"><text:span text:style-name="T8">Ivan :</text:span></text:span><text:span text:style-name="Police_20_par_20_défaut1"><text:span text:style-name="T1"> Oui.</text:span></text:span></text:p>
      <text:p text:style-name="P9"/>
      <text:p text:style-name="P11"><text:span text:style-name="T1">Ivan sourit et se mit à danser comme un flamand rose debout </text:span><text:bookmark-start text:name="_GoBack"/><text:span text:style-name="T1">sur</text:span><text:bookmark-end text:name="_GoBack"/><text:span text:style-name="T1"> la chaise.</text:span></text:p>
      <text:p text:style-name="P9"/>
      <text:p text:style-name="P11"><text:span text:style-name="Police_20_par_20_défaut1"><text:span text:style-name="T8">Samy :</text:span></text:span><text:span text:style-name="Police_20_par_20_défaut1"><text:span text:style-name="T1"> On a besoin de toi pour sauver Léopold.</text:span></text:span></text:p>
      <text:p text:style-name="P9"/>
      <text:p text:style-name="P11"><text:span text:style-name="Police_20_par_20_défaut1"><text:span text:style-name="T8">Esteban :</text:span></text:span><text:span text:style-name="Police_20_par_20_défaut1"><text:span text:style-name="T1"> Et comment puis-je vous aider ?</text:span></text:span></text:p>
      <text:p text:style-name="P9"/>
      <text:p text:style-name="P11"><text:span text:style-name="Police_20_par_20_défaut1"><text:span text:style-name="T8">Samy :</text:span></text:span><text:span text:style-name="Police_20_par_20_défaut1"><text:span text:style-name="T1"> Il a été transformé en un coussin par le Ufoi… le Ufaw… le… une arme de merde de Alan.</text:span></text:span></text:p>
      <text:p text:style-name="P9"/>
      <text:p text:style-name="P11"><text:span text:style-name="Police_20_par_20_défaut1"><text:span text:style-name="T8">Esteban :</text:span></text:span><text:span text:style-name="Police_20_par_20_défaut1"><text:span text:style-name="T1"> Décidément, vous ne savez plus comment vous amuser… Mais tu n’as pas répondu à ma question, en quoi ça me concerne ?</text:span></text:span></text:p>
      <text:p text:style-name="P9"/>
      <text:p text:style-name="P11"><text:span text:style-name="Police_20_par_20_défaut1"><text:span text:style-name="T8">Ivan :</text:span></text:span><text:span text:style-name="Police_20_par_20_défaut1"><text:span text:style-name="T1"> C’était pas plutôt « Et comment puis-je vous aider » ?</text:span></text:span></text:p>
      <text:p text:style-name="P9"/>
      <text:p text:style-name="P11"><text:span text:style-name="Police_20_par_20_défaut1"><text:span text:style-name="T8">Samy :</text:span></text:span><text:span text:style-name="Police_20_par_20_défaut1"><text:span text:style-name="T1"> On nous a indiqué qu’Alan travaille ici, et nous avons besoin de lui pour redonner à Léopold sa forme normale.</text:span></text:span></text:p>
      <text:p text:style-name="P9"/>
      <text:p text:style-name="P11"><text:span text:style-name="Police_20_par_20_défaut1"><text:span text:style-name="T8">Esteban :</text:span></text:span><text:span text:style-name="Police_20_par_20_défaut1"><text:span text:style-name="T1"> Il travaillait effectivement ici, mais il nous a remis sa démission il y a peu. Il souhaite se consacrer pleinement à ses occupations.</text:span></text:span></text:p>
      <text:p text:style-name="P9"/>
      <text:p text:style-name="P11"><text:soft-page-break/><text:span text:style-name="Police_20_par_20_défaut1"><text:span text:style-name="T8">Samy :</text:span></text:span><text:span text:style-name="Police_20_par_20_défaut1"><text:span text:style-name="T1"> Qui sont ?</text:span></text:span></text:p>
      <text:p text:style-name="P9"/>
      <text:p text:style-name="P11"><text:span text:style-name="Police_20_par_20_défaut1"><text:span text:style-name="T8">Esteban :</text:span></text:span><text:span text:style-name="Police_20_par_20_défaut1"><text:span text:style-name="T1"> Il me semble préférable de ne pas les évoquer.</text:span></text:span></text:p>
      <text:p text:style-name="P9"/>
      <text:p text:style-name="P11"><text:span text:style-name="Police_20_par_20_défaut1"><text:span text:style-name="T8">Ivan :</text:span></text:span><text:span text:style-name="Police_20_par_20_défaut1"><text:span text:style-name="T1"> Mais du coup tu vas nous aider ?</text:span></text:span></text:p>
      <text:p text:style-name="P9"/>
      <text:p text:style-name="P11"><text:span text:style-name="Police_20_par_20_défaut1"><text:span text:style-name="T8">Esteban :</text:span></text:span><text:span text:style-name="Police_20_par_20_défaut1"><text:span text:style-name="T1"> J’ai bien peur que je ne puisse accéder à votre requête, je suis tenu de taire sa localisation.</text:span></text:span></text:p>
      <text:p text:style-name="P9"/>
      <text:p text:style-name="P11"><text:span text:style-name="Police_20_par_20_défaut1"><text:span text:style-name="T8">Ivan :</text:span></text:span><text:span text:style-name="Police_20_par_20_défaut1"><text:span text:style-name="T1"> J’ai rien compris.</text:span></text:span></text:p>
      <text:p text:style-name="P9"/>
      <text:p text:style-name="P11"><text:span text:style-name="Police_20_par_20_défaut1"><text:span text:style-name="T8">Samy :</text:span></text:span><text:span text:style-name="Police_20_par_20_défaut1"><text:span text:style-name="T1"> Il ne veut pas.</text:span></text:span></text:p>
      <text:p text:style-name="P9"/>
      <text:p text:style-name="P11"><text:span text:style-name="Police_20_par_20_défaut1"><text:span text:style-name="T8">Ivan :</text:span></text:span><text:span text:style-name="Police_20_par_20_défaut1"><text:span text:style-name="T1"> Ok, alors j’y retourne, je crois que j’ai oublié quelques bébés…</text:span></text:span></text:p>
      <text:p text:style-name="P9"/>
      <text:p text:style-name="P11"><text:span text:style-name="Police_20_par_20_défaut1"><text:span text:style-name="T8">Esteban :</text:span></text:span><text:span text:style-name="Police_20_par_20_défaut1"><text:span text:style-name="T1"> Tout compte fait, j’ai sûrement de quoi vous aider !</text:span></text:span></text:p>
      <text:p text:style-name="P9"/>
      <text:p text:style-name="P11"><text:span text:style-name="Police_20_par_20_défaut1"><text:span text:style-name="T8">Samy :</text:span></text:span><text:span text:style-name="Police_20_par_20_défaut1"><text:span text:style-name="T1"> Parfait ! Je savais qu’on pouvait s’arranger.</text:span></text:span></text:p>
      <text:p text:style-name="P9"/>
      <text:p text:style-name="P11"><text:span text:style-name="Police_20_par_20_défaut1"><text:span text:style-name="T8">Esteban :</text:span></text:span><text:span text:style-name="Police_20_par_20_défaut1"><text:span text:style-name="T1"> Bande de monstres…</text:span></text:span></text:p>
      <text:p text:style-name="P9"/>
      <text:p text:style-name="P11"><text:span text:style-name="Police_20_par_20_défaut1"><text:span text:style-name="T8">Samy :</text:span></text:span><text:span text:style-name="Police_20_par_20_défaut1"><text:span text:style-name="T1"> Pauline !</text:span></text:span></text:p>
      <text:p text:style-name="P9"/>
      <text:p text:style-name="P11"><text:span text:style-name="Police_20_par_20_défaut1"><text:span text:style-name="T8">Pauline :</text:span></text:span><text:span text:style-name="Police_20_par_20_défaut1"><text:span text:style-name="T1"> Oui ?</text:span></text:span></text:p>
      <text:p text:style-name="P9"/>
      <text:p text:style-name="P11"><text:span text:style-name="Police_20_par_20_défaut1"><text:span text:style-name="T8">Samy :</text:span></text:span><text:span text:style-name="Police_20_par_20_défaut1"><text:span text:style-name="T1"> Rend toi utile, et prend des notes s’il te plaît.</text:span></text:span></text:p>
      <text:p text:style-name="P9"/>
      <text:p text:style-name="P11"><text:span text:style-name="Police_20_par_20_défaut1"><text:span text:style-name="T8">Pauline :</text:span></text:span><text:span text:style-name="Police_20_par_20_défaut1"><text:span text:style-name="T1"> Mais pourquoi moi ?</text:span></text:span></text:p>
      <text:p text:style-name="P9"/>
      <text:p text:style-name="P11"><text:span text:style-name="Police_20_par_20_défaut1"><text:span text:style-name="T8">Samy :</text:span></text:span><text:span text:style-name="Police_20_par_20_défaut1"><text:span text:style-name="T1"> Parce que j’ai dit « s’il te plaît ».</text:span></text:span></text:p>
      <text:p text:style-name="P9"/>
      <text:p text:style-name="P11"><text:span text:style-name="Police_20_par_20_défaut1"><text:span text:style-name="T8">Esteban :</text:span></text:span><text:span text:style-name="Police_20_par_20_défaut1"><text:span text:style-name="T1"> Vous le trouverez ici, dans ce quartier miteux. Cet après-midi, il se rendra à la réunion « Die neue Ära ». Vous pourrez l’attendre dehors. Par contre, je vous déconseille d’y entrer.</text:span></text:span></text:p>
      <text:p text:style-name="P9"/>
      <text:p text:style-name="P11"><text:span text:style-name="Police_20_par_20_défaut1"><text:span text:style-name="T8">Ivan :</text:span></text:span><text:span text:style-name="Police_20_par_20_défaut1"><text:span text:style-name="T1"> Ça marche ! Merci beaucoup Esteban.</text:span></text:span></text:p>
      <text:p text:style-name="P9"/>
      <text:p text:style-name="P11"><text:span text:style-name="Police_20_par_20_défaut1"><text:span text:style-name="T8">Samy :</text:span></text:span><text:span text:style-name="Police_20_par_20_défaut1"><text:span text:style-name="T1"> Aller vient Pauline on y va. À plus Esteban.</text:span></text:span></text:p>
      <text:p text:style-name="P9"/>
      <text:p text:style-name="P11"><text:span text:style-name="Police_20_par_20_défaut1"><text:span text:style-name="T8">Esteban :</text:span></text:span><text:span text:style-name="Police_20_par_20_défaut1"><text:span text:style-name="T1"> C’est ça, cassez-vous bande de cons…</text:span></text:span></text:p>
      <text:p text:style-name="P9"/>
      <text:p text:style-name="P9">Ivan avait déjà claqué la porte du bureau. Ils reprirent leur route, en suivant le chemin indiqué par Google maps, enfin, lorsqu’ils réussissaient à capter quelque chose.</text:p>
      <text:p text:style-name="P42">Chapitre 10 : La CHANCE !</text:p>
      <text:p text:style-name="P9"/>
      <text:p text:style-name="P7">TOC TOC TOC</text:p>
      <text:p text:style-name="P9"/>
      <text:p text:style-name="P11"><text:span text:style-name="Police_20_par_20_défaut1"><text:span text:style-name="T8">Baptiste :</text:span></text:span><text:span text:style-name="Police_20_par_20_défaut1"><text:span text:style-name="T1"> J’arrive.</text:span></text:span></text:p>
      <text:p text:style-name="P9"/>
      <text:p text:style-name="P9">Baptiste était fatigué. Il l’avait toujours été, ceci dit ; surtout ces deux dernières années. Ayant réussi à échapper à la justice, il s’était mis à produire des petites musiques publicitaires. Malheureusement, il fit la coopération de trop le jour où il accepta de travailler avec Webedia. Il fut harcelé par une communauté luttant pour le déclin de son entreprise, et finalement, il finit biochimiste. Il pouvait enfin jouir du plaisir d’avoir un vrai métier, et être esclave de la société. Mais depuis cet événement, Baptiste était fatigué. Il alla ouvrir d’un pas nonchalant.</text:p>
      <text:p text:style-name="P9"/>
      <text:p text:style-name="P11"><text:span text:style-name="Police_20_par_20_défaut1"><text:span text:style-name="T8">Mathis :</text:span></text:span><text:span text:style-name="Police_20_par_20_défaut1"><text:span text:style-name="T1"> Salut Babtou !</text:span></text:span></text:p>
      <text:p text:style-name="P9"/>
      <text:p text:style-name="P11"><text:span text:style-name="Police_20_par_20_défaut1"><text:span text:style-name="T8">Baptiste :</text:span></text:span><text:span text:style-name="Police_20_par_20_défaut1"><text:span text:style-name="T1"> Yo.</text:span></text:span></text:p>
      <text:p text:style-name="P9"/>
      <text:p text:style-name="P11"><text:span text:style-name="Police_20_par_20_défaut1"><text:span text:style-name="T8">Alexis L :</text:span></text:span><text:span text:style-name="Police_20_par_20_défaut1"><text:span text:style-name="T1"> T’as pas l’air en forme… Ça va ?</text:span></text:span></text:p>
      <text:p text:style-name="P9"/>
      <text:p text:style-name="P11"><text:span text:style-name="Police_20_par_20_défaut1"><text:span text:style-name="T8">Baptiste :</text:span></text:span><text:span text:style-name="Police_20_par_20_défaut1"><text:span text:style-name="T1"> Ça va oui. Vous étiez pas en prison tous les deux ?</text:span></text:span></text:p>
      <text:p text:style-name="P9"/>
      <text:p text:style-name="P11"><text:span text:style-name="Police_20_par_20_défaut1"><text:span text:style-name="T8">Mathis :</text:span></text:span><text:span text:style-name="Police_20_par_20_défaut1"><text:span text:style-name="T1"> C’est assez long et surréaliste à raconter, mais en gros, Matéo a ressuscité, il nous a délivrés, et on a besoin de toi pour refonder Amlaetxhis.</text:span></text:span></text:p>
      <text:p text:style-name="P9"/>
      <text:p text:style-name="P11"><text:span text:style-name="Police_20_par_20_défaut1"><text:span text:style-name="T8">Baptiste :</text:span></text:span><text:span text:style-name="Police_20_par_20_défaut1"><text:span text:style-name="T1"> À oui ? C’est génial tout ça, mais c’est non désolé. Vos histoires de hentai et de conquête du monde, ça va bien cinq minutes.</text:span></text:span></text:p>
      <text:p text:style-name="P9"/>
      <text:p text:style-name="P11"><text:span text:style-name="Police_20_par_20_défaut1"><text:span text:style-name="T8">Mathis :</text:span></text:span><text:span text:style-name="Police_20_par_20_défaut1"><text:span text:style-name="T1"> Oh aller ! Tu vas quand même pas nous laisser comme ça ! Tu te souviens plus de tout ce qu’on a fait ensemble ? Et la petite Xydoé, tu t’en souviens hein mon cochon !</text:span></text:span></text:p>
      <text:p text:style-name="P9"/>
      <text:p text:style-name="P11"><text:span text:style-name="Police_20_par_20_défaut1"><text:span text:style-name="T8">Baptiste :</text:span></text:span><text:span text:style-name="Police_20_par_20_défaut1"><text:span text:style-name="T1"> Léopold lui a tiré une balle dans le crâne, tout est fini. Il n’y a plus rien ni personne qui pourrait me donner envie de me lancer les yeux fermés dans une aventure sans aucun sens. Enfin…</text:span></text:span></text:p>
      <text:p text:style-name="P9"/>
      <text:p text:style-name="P7">TOC TOC TOC</text:p>
      <text:p text:style-name="P9"/>
      <text:p text:style-name="P11"><text:span text:style-name="Police_20_par_20_défaut1"><text:span text:style-name="T8">Baptiste :</text:span></text:span><text:span text:style-name="Police_20_par_20_défaut1"><text:span text:style-name="T1"> Quoi encore ?</text:span></text:span></text:p>
      <text:p text:style-name="P9"/>
      <text:p text:style-name="P9">Baptiste ouvrit la porte, et découvrit Yann qui le bouscula presque pour passer.</text:p>
      <text:p text:style-name="P9"/>
      <text:p text:style-name="P11"><text:span text:style-name="Police_20_par_20_défaut1"><text:span text:style-name="T8">Yann :</text:span></text:span><text:span text:style-name="Police_20_par_20_défaut1"><text:span text:style-name="T1"> Mathis ! Alexis ! Je sais pas où vous en êtes, mais ils sont presque une dizaine maintenant ! Oh, et bonjours Baptiste.</text:span></text:span></text:p>
      <text:p text:style-name="P9"/>
      <text:p text:style-name="P11"><text:span text:style-name="Police_20_par_20_défaut1"><text:span text:style-name="T8">Baptiste :</text:span></text:span><text:span text:style-name="Police_20_par_20_défaut1"><text:span text:style-name="T1"> Yo.</text:span></text:span></text:p>
      <text:p text:style-name="P9"/>
      <text:p text:style-name="P11"><text:span text:style-name="Police_20_par_20_défaut1"><text:span text:style-name="T8">Mathis :</text:span></text:span><text:span text:style-name="Police_20_par_20_défaut1"><text:span text:style-name="T1"> Bon écoute Babtou, on est pressé, et il faut vraiment que tu reviennes, on te donnera n’importe quoi en échange !</text:span></text:span></text:p>
      <text:p text:style-name="P9"/>
      <text:p text:style-name="P11"><text:span text:style-name="Police_20_par_20_défaut1"><text:span text:style-name="T8">Baptiste :</text:span></text:span><text:span text:style-name="Police_20_par_20_défaut1"><text:span text:style-name="T1"> N’importe quoi ?</text:span></text:span></text:p>
      <text:p text:style-name="P9"/>
      <text:p text:style-name="P11"><text:span text:style-name="Police_20_par_20_défaut1"><text:span text:style-name="T8">Mathis :</text:span></text:span><text:span text:style-name="Police_20_par_20_défaut1"><text:span text:style-name="T1"> Sauf des trucs impossible genre la virginité d’Alexis.</text:span></text:span></text:p>
      <text:p text:style-name="P9"><text:soft-page-break/></text:p>
      <text:p text:style-name="P11"><text:span text:style-name="Police_20_par_20_défaut1"><text:span text:style-name="T8">Baptiste :</text:span></text:span><text:span text:style-name="Police_20_par_20_défaut1"><text:span text:style-name="T1"> J’accepte de vous rejoindre, si Romain accepte de vous rejoindre.</text:span></text:span></text:p>
      <text:p text:style-name="P9"/>
      <text:p text:style-name="P11"><text:span text:style-name="Police_20_par_20_défaut1"><text:span text:style-name="T8">Yann :</text:span></text:span><text:span text:style-name="Police_20_par_20_défaut1"><text:span text:style-name="T1"> Quoi ? Pourquoi lui ?</text:span></text:span></text:p>
      <text:p text:style-name="P9"/>
      <text:p text:style-name="P11"><text:span text:style-name="Police_20_par_20_défaut1"><text:span text:style-name="T8">Baptiste :</text:span></text:span><text:span text:style-name="Police_20_par_20_défaut1"><text:span text:style-name="T1"> Parce que.</text:span></text:span></text:p>
      <text:p text:style-name="P9"/>
      <text:p text:style-name="P11"><text:span text:style-name="Police_20_par_20_défaut1"><text:span text:style-name="T8">Mathis :</text:span></text:span><text:span text:style-name="Police_20_par_20_défaut1"><text:span text:style-name="T1"> Bon ok… Attendez moi je fais un allez retour, j’arrive.</text:span></text:span></text:p>
      <text:p text:style-name="P9"/>
      <text:p text:style-name="P9">Mathis repartit à bord de son tank, évitant soigneusement de ne pas emporter un bout de la maison avec lui.</text:p>
      <text:p text:style-name="P9"/>
      <text:p text:style-name="P11"><text:span text:style-name="Police_20_par_20_défaut1"><text:span text:style-name="T8">Baptiste :</text:span></text:span><text:span text:style-name="Police_20_par_20_défaut1"><text:span text:style-name="T1"> Bon, je vous sers quelque chose ?</text:span></text:span></text:p>
      <text:p text:style-name="P9"/>
      <text:p text:style-name="P11"><text:span text:style-name="Police_20_par_20_défaut1"><text:span text:style-name="T8">Yann :</text:span></text:span><text:span text:style-name="Police_20_par_20_défaut1"><text:span text:style-name="T1"> Je veux bien un coca.</text:span></text:span></text:p>
      <text:p text:style-name="P9"/>
      <text:p text:style-name="P11"><text:span text:style-name="Police_20_par_20_défaut1"><text:span text:style-name="T8">Alexis L :</text:span></text:span><text:span text:style-name="Police_20_par_20_défaut1"><text:span text:style-name="T1"> Moi je vais prendre de la vodka, faut que je me soulage un peu l’esprit.</text:span></text:span></text:p>
      <text:p text:style-name="P42">Chapitre 11 : Hey sexy lady</text:p>
      <text:p text:style-name="P9"/>
      <text:p text:style-name="P11"><text:span text:style-name="Police_20_par_20_défaut1"><text:span text:style-name="T8">Samy :</text:span></text:span><text:span text:style-name="Police_20_par_20_défaut1"><text:span text:style-name="T1"> C’est vraiment un pays de merde l’Argentine !</text:span></text:span></text:p>
      <text:p text:style-name="P9"/>
      <text:p text:style-name="P11"><text:span text:style-name="Police_20_par_20_défaut1"><text:span text:style-name="T8">Ivan :</text:span></text:span><text:span text:style-name="Police_20_par_20_défaut1"><text:span text:style-name="T1"> Ouais c’est clair ! En plus ils parlent pas français !</text:span></text:span></text:p>
      <text:p text:style-name="P9"/>
      <text:p text:style-name="P11"><text:span text:style-name="Police_20_par_20_défaut1"><text:span text:style-name="T8">Samy :</text:span></text:span><text:span text:style-name="Police_20_par_20_défaut1"><text:span text:style-name="T1"> Au moins on a choisi la bonne lv2… Hein Pauline ?</text:span></text:span></text:p>
      <text:p text:style-name="P9"/>
      <text:p text:style-name="P11"><text:span text:style-name="Police_20_par_20_défaut1"><text:span text:style-name="T8">Pauline :</text:span></text:span><text:span text:style-name="Police_20_par_20_défaut1"><text:span text:style-name="T1"> C’est moi qui ai tout fait quand même…</text:span></text:span></text:p>
      <text:p text:style-name="P9"/>
      <text:p text:style-name="P11"><text:span text:style-name="Police_20_par_20_défaut1"><text:span text:style-name="T8">Samy :</text:span></text:span><text:span text:style-name="Police_20_par_20_défaut1"><text:span text:style-name="T1"> Oui, mais tu es un personnage secondaire ! Dommage pour toi Pauline !</text:span></text:span></text:p>
      <text:p text:style-name="P9"/>
      <text:p text:style-name="P9">Ils marchèrent jusqu’en début de soirée, où ils atteignirent enfin un bidonville, se situant à l’adresse donnée par Esteban. Les taudis étaient regroupés autour d’un bâtiment plus imposant, duquel émanait de la lumière rouge ainsi qu’une multitude de voix. Le tout était enveloppé d’une forte odeur de brûlé.</text:p>
      <text:p text:style-name="P9"/>
      <text:p text:style-name="P11"><text:span text:style-name="Police_20_par_20_défaut1"><text:span text:style-name="T8">Ivan :</text:span></text:span><text:span text:style-name="Police_20_par_20_défaut1"><text:span text:style-name="T1"> Il nous a dit quoi déjà si c’était encore occupé ?</text:span></text:span></text:p>
      <text:p text:style-name="P9"/>
      <text:p text:style-name="P11"><text:span text:style-name="Police_20_par_20_défaut1"><text:span text:style-name="T8">Samy :</text:span></text:span><text:span text:style-name="Police_20_par_20_défaut1"><text:span text:style-name="T1"> Qu’on pouvait aller le voir sans problème je crois. Pauline, tu y vas ?</text:span></text:span></text:p>
      <text:p text:style-name="P9"/>
      <text:p text:style-name="P11"><text:span text:style-name="Police_20_par_20_défaut1"><text:span text:style-name="T8">Pauline :</text:span></text:span><text:span text:style-name="Police_20_par_20_défaut1"><text:span text:style-name="T1"> Mais pourquoi moi ?</text:span></text:span></text:p>
      <text:p text:style-name="P9"/>
      <text:p text:style-name="P11"><text:span text:style-name="Police_20_par_20_défaut1"><text:span text:style-name="T8">Samy :</text:span></text:span><text:span text:style-name="Police_20_par_20_défaut1"><text:span text:style-name="T1"> Bah je pensais que tu aimerais être un peu plus impliquée dans nos aventures, mais si tu le prends comme ça…</text:span></text:span></text:p>
      <text:p text:style-name="P9"/>
      <text:p text:style-name="P11"><text:span text:style-name="Police_20_par_20_défaut1"><text:span text:style-name="T8">Pauline :</text:span></text:span><text:span text:style-name="Police_20_par_20_défaut1"><text:span text:style-name="T1"> Non non c’est bon j’y vais.</text:span></text:span></text:p>
      <text:p text:style-name="P9"/>
      <text:p text:style-name="P9">Le bâtiment en ciment usé était fermé par un pauvre drap en piteux état. Pauline glissa son visage entre le mur et ce qui servait de rideau, et découvrit une salle qui avait l’air d’avoir accueilli une fête. Les tables et les chaises étaient recouvertes de divers emballages, et restes de repas. Ce n’est pas ce qui attira le regard de Pauline, contrairement au karaoké installé dans le fond de la pièce, tranchant complètement avec l’aspect sale que renvoyait la salle. Elle avança prudemment vers cette zone éclairée, en tentant de comprendre la chanson que chantait le groupe d’individus. Plus elle s’approchait, plus elle voulait partir. Les personnes qu’elle apercevait étaient habillées toutes de la même manière : un grand manteau noir, une coiffe rappelant certains képis militaires, des bottes aux allures solide, et surtout leurs bracelets rouge vif, s’accordant parfaitement avec la lumière de la pièce. La musique aussi semblait très agressive, et n’était en rien une langue latine. On aurait dit des cris scandinaves. Cette impression était renforcée du fait qu’aucune des personnes présentes ne chantaient juste. Soudain, elle reconnut l’homme qui tenait le micro.</text:p>
      <text:p text:style-name="P9"/>
      <text:p text:style-name="P11"><text:span text:style-name="Police_20_par_20_défaut1"><text:span text:style-name="T8">??? :</text:span></text:span><text:span text:style-name="Police_20_par_20_défaut1"><text:span text:style-name="T1"> </text:span></text:span><text:span text:style-name="Police_20_par_20_défaut1"><text:span text:style-name="T10">♫ </text:span></text:span><text:span text:style-name="Police_20_par_20_défaut1"><text:span text:style-name="T16">Es schau’n aufs Hakenkreuz voll Hoffnung schon...♫</text:span></text:span></text:p>
      <text:p text:style-name="P9"/>
      <text:p text:style-name="P11"><text:span text:style-name="Police_20_par_20_défaut1"><text:span text:style-name="T8">Pauline :</text:span></text:span><text:span text:style-name="Police_20_par_20_défaut1"><text:span text:style-name="T1"> Alan ?</text:span></text:span></text:p>
      <text:p text:style-name="P9"/>
      <text:p text:style-name="P11"><text:span text:style-name="Police_20_par_20_défaut1"><text:span text:style-name="T8">Alan :</text:span></text:span><text:span text:style-name="Police_20_par_20_défaut1"><text:span text:style-name="T1"> Ach nein ! Qu’est-ce que tu fais ici ? Je suis occupé mein Kinder !</text:span></text:span></text:p>
      <text:p text:style-name="P9"/>
      <text:p text:style-name="P11"><text:span text:style-name="Police_20_par_20_défaut1"><text:span text:style-name="T8">Pauline :</text:span></text:span><text:span text:style-name="Police_20_par_20_défaut1"><text:span text:style-name="T1"> Ah… Mais on a besoin de toi p…</text:span></text:span></text:p>
      <text:p text:style-name="P9"/>
      <text:p text:style-name="P11"><text:span text:style-name="Police_20_par_20_défaut1"><text:span text:style-name="T8">Alan :</text:span></text:span><text:span text:style-name="Police_20_par_20_défaut1"><text:span text:style-name="T1"> Ich werde das reparieren, geh ohne mich weiter. Bien, allons régler ça dehors.</text:span></text:span></text:p>
      <text:p text:style-name="P9"><text:soft-page-break/>Alan attrapa le bras de Pauline avec fermeté, et l’entraîna dehors.</text:p>
      <text:p text:style-name="P9"/>
      <text:p text:style-name="P11"><text:span text:style-name="Police_20_par_20_défaut1"><text:span text:style-name="T8">Samy :</text:span></text:span><text:span text:style-name="Police_20_par_20_défaut1"><text:span text:style-name="T1"> Super, t’as retrouv… Oh mon dieu ! Alan… Mais qu’est-ce que…</text:span></text:span></text:p>
      <text:p text:style-name="P9"/>
      <text:p text:style-name="P11"><text:span text:style-name="Police_20_par_20_défaut1"><text:span text:style-name="T8">Ivan :</text:span></text:span><text:span text:style-name="Police_20_par_20_défaut1"><text:span text:style-name="T1"> Bah quoi qu’est-ce qu’il a Alan ?</text:span></text:span></text:p>
      <text:p text:style-name="P9"/>
      <text:p text:style-name="P11"><text:span text:style-name="Police_20_par_20_défaut1"><text:span text:style-name="T8">Samy :</text:span></text:span><text:span text:style-name="Police_20_par_20_défaut1"><text:span text:style-name="T1"> Mais t’es aveugle ou quoi ? Il est habillé comme un membre de la Gestapo, mais sinon tout va bien !</text:span></text:span></text:p>
      <text:p text:style-name="P9"/>
      <text:p text:style-name="P11"><text:span text:style-name="Police_20_par_20_défaut1"><text:span text:style-name="T8">Ivan :</text:span></text:span><text:span text:style-name="Police_20_par_20_défaut1"><text:span text:style-name="T1"> Mais non ! Alan ne peut pas être nazi.</text:span></text:span></text:p>
      <text:p text:style-name="P9"/>
      <text:p text:style-name="P11"><text:span text:style-name="Police_20_par_20_défaut1"><text:span text:style-name="T8">Samy :</text:span></text:span><text:span text:style-name="Police_20_par_20_défaut1"><text:span text:style-name="T1"> Parce que c’est une personne généreuse, intentionnée, polie, respectueuse, honnête, intelligente, débordante de gentillesse, et qui n’a jamais fait de mal à personne ?</text:span></text:span></text:p>
      <text:p text:style-name="P9"/>
      <text:p text:style-name="P11"><text:span text:style-name="Police_20_par_20_défaut1"><text:span text:style-name="T8">Ivan :</text:span></text:span><text:span text:style-name="Police_20_par_20_défaut1"><text:span text:style-name="T1"> Non, on s’en fout de ça. C’est pas possible parce qu’il a fait espagnol en lv1. En plus je le trouve cool son manteau !</text:span></text:span></text:p>
      <text:p text:style-name="P9"/>
      <text:p text:style-name="P11"><text:span text:style-name="Police_20_par_20_défaut1"><text:span text:style-name="T8">Alan :</text:span></text:span><text:span text:style-name="Police_20_par_20_défaut1"><text:span text:style-name="T1"> Je ne voudrais surtout pas vous déranger, mais je suis pressé…</text:span></text:span></text:p>
      <text:p text:style-name="P9"/>
      <text:p text:style-name="P11"><text:span text:style-name="Police_20_par_20_défaut1"><text:span text:style-name="T8">Ivan :</text:span></text:span><text:span text:style-name="Police_20_par_20_défaut1"><text:span text:style-name="T1"> Ah oui désolé. On a besoin de toi pour sauver Léopold. Il a été attaqué par ton arme au nom imprononçable, et on cherche un remède.</text:span></text:span></text:p>
      <text:p text:style-name="P9"/>
      <text:p text:style-name="P11"><text:span text:style-name="Police_20_par_20_défaut1"><text:span text:style-name="T8">Alan :</text:span></text:span><text:span text:style-name="Police_20_par_20_défaut1"><text:span text:style-name="T1"> Le Ufiawgun ? Qui vous a dit qu’il y avait un remède ?</text:span></text:span></text:p>
      <text:p text:style-name="P9"/>
      <text:p text:style-name="P11"><text:span text:style-name="Police_20_par_20_défaut1"><text:span text:style-name="T8">Samy :</text:span></text:span><text:span text:style-name="Police_20_par_20_défaut1"><text:span text:style-name="T1"> Personne, c’est une déduction.</text:span></text:span></text:p>
      <text:p text:style-name="P9"/>
      <text:p text:style-name="P11"><text:span text:style-name="Police_20_par_20_défaut1"><text:span text:style-name="T8">Alan :</text:span></text:span><text:span text:style-name="Police_20_par_20_défaut1"><text:span text:style-name="T1"> Il n’y a pas de remède. Il est condamné à se faire abuser sexuellement par Ivan.</text:span></text:span></text:p>
      <text:p text:style-name="P9"/>
      <text:p text:style-name="P11"><text:span text:style-name="Police_20_par_20_défaut1"><text:span text:style-name="T8">Ivan :</text:span></text:span><text:span text:style-name="Police_20_par_20_défaut1"><text:span text:style-name="T1"> Non… C’est pas possible…</text:span></text:span></text:p>
      <text:p text:style-name="P9"/>
      <text:p text:style-name="P11"><text:span text:style-name="Police_20_par_20_défaut1"><text:span text:style-name="T8">Pauline :</text:span></text:span><text:span text:style-name="Police_20_par_20_défaut1"><text:span text:style-name="T1"> On a fait tout ça pour rien ?</text:span></text:span></text:p>
      <text:p text:style-name="P9"/>
      <text:p text:style-name="P11"><text:span text:style-name="Police_20_par_20_défaut1"><text:span text:style-name="T8">Samy :</text:span></text:span><text:span text:style-name="Police_20_par_20_défaut1"><text:span text:style-name="T1"> Mais pourquoi t’as filé un truc pareil à Matéo ?!</text:span></text:span></text:p>
      <text:p text:style-name="P9"/>
      <text:p text:style-name="P11"><text:span text:style-name="Police_20_par_20_défaut1"><text:span text:style-name="T8">Alan :</text:span></text:span><text:span text:style-name="Police_20_par_20_défaut1"><text:span text:style-name="T1"> Il me l’a volé ! Après le coup qu’il m’a fait avec ma précédente invention, je suis pas près de refaire du commerce avec ce Arschgesicht.</text:span></text:span></text:p>
      <text:p text:style-name="P9"/>
      <text:p text:style-name="P11"><text:span text:style-name="Police_20_par_20_défaut1"><text:span text:style-name="T8">Samy :</text:span></text:span><text:span text:style-name="Police_20_par_20_défaut1"><text:span text:style-name="T1"> Ce quoi ?</text:span></text:span></text:p>
      <text:p text:style-name="P9"/>
      <text:p text:style-name="P11"><text:span text:style-name="Police_20_par_20_défaut1"><text:span text:style-name="T8">Ivan :</text:span></text:span><text:span text:style-name="Police_20_par_20_défaut1"><text:span text:style-name="T1"> Tu es sûr qu’il n’y a aucun moyen de le sauver ?</text:span></text:span></text:p>
      <text:p text:style-name="P9"/>
      <text:p text:style-name="P11"><text:span text:style-name="Police_20_par_20_défaut1"><text:span text:style-name="T8">Alan :</text:span></text:span><text:span text:style-name="Police_20_par_20_défaut1"><text:span text:style-name="T1"> Eh bien… il y a peut-être eine Solution… mais je ne peux pas vous aider. J’ai ein emplois du temps très chargé, et j’ai d’autres occupations que de me battre pour des causes aussi futiles. Außerdem ist das Hentai gut.</text:span></text:span></text:p>
      <text:p text:style-name="P9"/>
      <text:p text:style-name="P11"><text:span text:style-name="Police_20_par_20_défaut1"><text:span text:style-name="T8">Ivan :</text:span></text:span><text:span text:style-name="Police_20_par_20_défaut1"><text:span text:style-name="T1"> Je t’en supplie aide nous ! Je donnerais n’importe quoi pour Léopold !</text:span></text:span></text:p>
      <text:p text:style-name="P9"/>
      <text:p text:style-name="P11"><text:span text:style-name="Police_20_par_20_défaut1"><text:span text:style-name="T8">Alan :</text:span></text:span><text:span text:style-name="Police_20_par_20_défaut1"><text:span text:style-name="T1"> N’importe quoi ? Dans ce cas, j’ai bien ein idée…</text:span></text:span></text:p>
      <text:p text:style-name="P9"/>
      <text:p text:style-name="P9">Alan se pencha à l’oreille de Samy, pour lui murmurer quelques broutilles incompréhensibles.</text:p>
      <text:p text:style-name="P9"/>
      <text:p text:style-name="P11"><text:soft-page-break/><text:span text:style-name="Police_20_par_20_défaut1"><text:span text:style-name="T8">Samy :</text:span></text:span><text:span text:style-name="Police_20_par_20_défaut1"><text:span text:style-name="T1"> Ça marche !</text:span></text:span></text:p>
      <text:p text:style-name="P9"/>
      <text:p text:style-name="P11"><text:span text:style-name="Police_20_par_20_défaut1"><text:span text:style-name="T8">Alan :</text:span></text:span><text:span text:style-name="Police_20_par_20_défaut1"><text:span text:style-name="T1"> Super ! Je l’attends dans ma chambre dans 30 minutes !</text:span></text:span></text:p>
      <text:p text:style-name="P9"/>
      <text:p text:style-name="P9">Alan détala comme un lapin, laissant Samy, Ivan et Pauline comme des cons au milieu d’une ville insalubre.</text:p>
      <text:p text:style-name="P9"/>
      <text:p text:style-name="P11"><text:span text:style-name="Police_20_par_20_défaut1"><text:span text:style-name="T8">Samy :</text:span></text:span><text:span text:style-name="Police_20_par_20_défaut1"><text:span text:style-name="T1"> Tient ? J’ai reçu un message. On s’en fout lol, c’est sûrement pas important ! Bon je vais vous expliquer le plan. Depuis que notre pauvre Alan s’est isolé ici, il n’a point eu de visite de la part de la gente féminine. Et avec tout le stress de son travail, il aurait bien besoin d’un petit remontant...</text:span></text:span></text:p>
      <text:p text:style-name="P9"/>
      <text:p text:style-name="P11"><text:span text:style-name="Police_20_par_20_défaut1"><text:span text:style-name="T8">Ivan :</text:span></text:span><text:span text:style-name="Police_20_par_20_défaut1"><text:span text:style-name="T1"> Je le sens très mal…</text:span></text:span></text:p>
      <text:p text:style-name="P9"/>
      <text:p text:style-name="P11"><text:span text:style-name="Police_20_par_20_défaut1"><text:span text:style-name="T8">Pauline :</text:span></text:span><text:span text:style-name="Police_20_par_20_défaut1"><text:span text:style-name="T1"> J’ai pas compris, qu’est-ce que tu essaies de nous dire ?</text:span></text:span></text:p>
      <text:p text:style-name="P9"/>
      <text:p text:style-name="P11"><text:span text:style-name="Police_20_par_20_défaut1"><text:span text:style-name="T8">Samy :</text:span></text:span><text:span text:style-name="Police_20_par_20_défaut1"><text:span text:style-name="T1"> Pauline, tu vas te rendre utile.</text:span></text:span></text:p>
      <text:p text:style-name="P9"/>
      <text:p text:style-name="P11"><text:span text:style-name="Police_20_par_20_défaut1"><text:span text:style-name="T8">Ivan :</text:span></text:span><text:span text:style-name="Police_20_par_20_défaut1"><text:span text:style-name="T1"> Oh mon dieu…</text:span></text:span></text:p>
      <text:p text:style-name="P9"/>
      <text:p text:style-name="P9">La nuit était tombée sur ce petit bidonville d’Argentine, tandis que Pauline arrivait devant une porte blindée, sur laquelle il était marqué « Dr. Alan Von Wissenschaft » au charbon. Elle toqua à la porte, qui s’ouvrit dans la seconde malgré son poids. Alan se tenait derrière. Il avait délaissé ses vêtements Hugo Boss pour une blouse blanche.</text:p>
      <text:p text:style-name="P9"/>
      <text:p text:style-name="P11"><text:span text:style-name="Police_20_par_20_défaut1"><text:span text:style-name="T8">Pauline :</text:span></text:span><text:span text:style-name="Police_20_par_20_défaut1"><text:span text:style-name="T1"> Bonsoir…</text:span></text:span></text:p>
      <text:p text:style-name="P9"/>
      <text:p text:style-name="P11"><text:span text:style-name="Police_20_par_20_défaut1"><text:span text:style-name="T8">Alan :</text:span></text:span><text:span text:style-name="Police_20_par_20_défaut1"><text:span text:style-name="T1"> Bonsoir ! J’avais peur que tu ne viennes pas.</text:span></text:span></text:p>
      <text:p text:style-name="P9"/>
      <text:p text:style-name="P11"><text:span text:style-name="Police_20_par_20_défaut1"><text:span text:style-name="T8">Pauline :</text:span></text:span><text:span text:style-name="Police_20_par_20_défaut1"><text:span text:style-name="T1"> Bah si je suis venu.</text:span></text:span></text:p>
      <text:p text:style-name="P9"/>
      <text:p text:style-name="P11"><text:span text:style-name="Police_20_par_20_défaut1"><text:span text:style-name="T8">Alan :</text:span></text:span><text:span text:style-name="Police_20_par_20_défaut1"><text:span text:style-name="T1"> Oui.</text:span></text:span></text:p>
      <text:p text:style-name="P9"/>
      <text:p text:style-name="P11"><text:span text:style-name="Police_20_par_20_défaut1"><text:span text:style-name="T8">Pauline :</text:span></text:span><text:span text:style-name="Police_20_par_20_défaut1"><text:span text:style-name="T1"> …</text:span></text:span></text:p>
      <text:p text:style-name="P9"/>
      <text:p text:style-name="P11"><text:span text:style-name="Police_20_par_20_défaut1"><text:span text:style-name="T8">Alan :</text:span></text:span><text:span text:style-name="Police_20_par_20_défaut1"><text:span text:style-name="T1"> Entre, pardon !</text:span></text:span></text:p>
      <text:p text:style-name="P9"/>
      <text:p text:style-name="P9">Pauline découvrit un petit appartement, composé d’une pièce servant de cuisine et de salon. Il y avait deux autres petites pièces, les toilettes et la chambre, uniquement accessible par un escalier.</text:p>
      <text:p text:style-name="P9"/>
      <text:p text:style-name="P11"><text:span text:style-name="Police_20_par_20_défaut1"><text:span text:style-name="T8">Alan :</text:span></text:span><text:span text:style-name="Police_20_par_20_défaut1"><text:span text:style-name="T1"> Tu as faim ?</text:span></text:span></text:p>
      <text:p text:style-name="P9"/>
      <text:p text:style-name="P11"><text:span text:style-name="Police_20_par_20_défaut1"><text:span text:style-name="T8">Pauline :</text:span></text:span><text:span text:style-name="Police_20_par_20_défaut1"><text:span text:style-name="T1"> Non pas trop…</text:span></text:span></text:p>
      <text:p text:style-name="P9"/>
      <text:p text:style-name="P11"><text:span text:style-name="Police_20_par_20_défaut1"><text:span text:style-name="T8">Alan :</text:span></text:span><text:span text:style-name="Police_20_par_20_défaut1"><text:span text:style-name="T1"> </text:span></text:span><text:span text:style-name="Police_20_par_20_défaut1"><text:span text:style-name="T17">Tant mieux, vu ce que tu vas te bouffer…</text:span></text:span></text:p>
      <text:p text:style-name="P9"/>
      <text:p text:style-name="P11"><text:span text:style-name="Police_20_par_20_défaut1"><text:span text:style-name="T8">Pauline :</text:span></text:span><text:span text:style-name="Police_20_par_20_défaut1"><text:span text:style-name="T1"> Quoi ?</text:span></text:span></text:p>
      <text:p text:style-name="P9"/>
      <text:p text:style-name="P11"><text:span text:style-name="Police_20_par_20_défaut1"><text:span text:style-name="T8">Alan :</text:span></text:span><text:span text:style-name="Police_20_par_20_défaut1"><text:span text:style-name="T1"> Non rien ! Du coup tu veux visiter ?</text:span></text:span></text:p>
      <text:p text:style-name="P9"/>
      <text:p text:style-name="P11"><text:span text:style-name="Police_20_par_20_défaut1"><text:span text:style-name="T8">Pauline :</text:span></text:span><text:span text:style-name="Police_20_par_20_défaut1"><text:span text:style-name="T1"> Ça a l’air assez petit… comment tu fais sans salle de bain ?</text:span></text:span></text:p>
      <text:p text:style-name="P9"><text:soft-page-break/></text:p>
      <text:p text:style-name="P11"><text:span text:style-name="Police_20_par_20_défaut1"><text:span text:style-name="T8">Alan :</text:span></text:span><text:span text:style-name="Police_20_par_20_défaut1"><text:span text:style-name="T1"> Tu sais, quand on vit seul, on fait pas gaffe à tout… Tu veux voir ma chambre ?</text:span></text:span></text:p>
      <text:p text:style-name="P9"/>
      <text:p text:style-name="P11"><text:span text:style-name="Police_20_par_20_défaut1"><text:span text:style-name="T8">Pauline :</text:span></text:span><text:span text:style-name="Police_20_par_20_défaut1"><text:span text:style-name="T1"> Ok…</text:span></text:span></text:p>
      <text:p text:style-name="P9"/>
      <text:p text:style-name="P9">Ils montèrent à l’étage, et arrivèrent dans une pièce aussi grande que la cuisine salon. Elle était remplie d’étagères sur lesquelles étaient posées différentes collections de figurines en tout genre.</text:p>
      <text:p text:style-name="P9"/>
      <text:p text:style-name="P11"><text:span text:style-name="Police_20_par_20_défaut1"><text:span text:style-name="T8">Pauline :</text:span></text:span><text:span text:style-name="Police_20_par_20_défaut1"><text:span text:style-name="T1"> Qu’est-ce que c’est ça ?</text:span></text:span></text:p>
      <text:p text:style-name="P9"/>
      <text:p text:style-name="P11"><text:span text:style-name="Police_20_par_20_défaut1"><text:span text:style-name="T8">Alan :</text:span></text:span><text:span text:style-name="Police_20_par_20_défaut1"><text:span text:style-name="T1"> Ma collection de Kidum.</text:span></text:span></text:p>
      <text:p text:style-name="P9"/>
      <text:p text:style-name="P11"><text:span text:style-name="Police_20_par_20_défaut1"><text:span text:style-name="T8">Pauline :</text:span></text:span><text:span text:style-name="Police_20_par_20_défaut1"><text:span text:style-name="T1"> Ah… c’est pour ça que tu ne veux pas nous aider ? Tu es du côté de Matéo…</text:span></text:span></text:p>
      <text:p text:style-name="P9"/>
      <text:p text:style-name="P11"><text:span text:style-name="Police_20_par_20_défaut1"><text:span text:style-name="T8">Alan :</text:span></text:span><text:span text:style-name="Police_20_par_20_défaut1"><text:span text:style-name="T1"> Non pas spécialement, ils m’ont été offert par Ambra, elle les avait en double.</text:span></text:span></text:p>
      <text:p text:style-name="P9"/>
      <text:p text:style-name="P11"><text:span text:style-name="Police_20_par_20_défaut1"><text:span text:style-name="T8">Pauline :</text:span></text:span><text:span text:style-name="Police_20_par_20_défaut1"><text:span text:style-name="T1"> Alors pourquoi tu refuses de nous aider ?</text:span></text:span></text:p>
      <text:p text:style-name="P9"/>
      <text:p text:style-name="P11"><text:span text:style-name="Police_20_par_20_défaut1"><text:span text:style-name="T8">Alan :</text:span></text:span><text:span text:style-name="Police_20_par_20_défaut1"><text:span text:style-name="T1"> Je ne refuse pas… J’aimerais juste… profiter de ma situation pour pouvoir retrouver la sensualité d’eine femme.</text:span></text:span></text:p>
      <text:p text:style-name="P9"/>
      <text:p text:style-name="P11"><text:span text:style-name="Police_20_par_20_défaut1"><text:span text:style-name="T8">Pauline :</text:span></text:span><text:span text:style-name="Police_20_par_20_défaut1"><text:span text:style-name="T1"> Pourquoi tu n’en cherches pas une en ville ?</text:span></text:span></text:p>
      <text:p text:style-name="P9"/>
      <text:p text:style-name="P11"><text:span text:style-name="Police_20_par_20_défaut1"><text:span text:style-name="T8">Alan :</text:span></text:span><text:span text:style-name="Police_20_par_20_défaut1"><text:span text:style-name="T1"> Parce que c’est trop compliqué. Alors que là… j’ai enfin quelque chose à ma portée !</text:span></text:span></text:p>
      <text:p text:style-name="P9"/>
      <text:p text:style-name="P9">Soudain, Alan déchira sa blouse, et se retrouva nu en 1,825 secondes. Il attrapa Pauline avec une force qu’on ne lui soupçonnerait pas, et la plaqua sur le lit.</text:p>
      <text:p text:style-name="P9"/>
      <text:p text:style-name="P11"><text:span text:style-name="Police_20_par_20_défaut1"><text:span text:style-name="T8">Pauline :</text:span></text:span><text:span text:style-name="Police_20_par_20_défaut1"><text:span text:style-name="T1"> Alan… tu m’écrases…</text:span></text:span></text:p>
      <text:p text:style-name="P9"/>
      <text:p text:style-name="P11"><text:span text:style-name="Police_20_par_20_défaut1"><text:span text:style-name="T8">Alan :</text:span></text:span><text:span text:style-name="Police_20_par_20_défaut1"><text:span text:style-name="T1"> Oups désolé ! Je suis tellement heureux…</text:span></text:span></text:p>
      <text:p text:style-name="P9"/>
      <text:p text:style-name="P11"><text:span text:style-name="Police_20_par_20_défaut1"><text:span text:style-name="T8">Pauline :</text:span></text:span><text:span text:style-name="Police_20_par_20_défaut1"><text:span text:style-name="T1"> Attends !</text:span></text:span></text:p>
      <text:p text:style-name="P9"/>
      <text:p text:style-name="P11"><text:span text:style-name="Police_20_par_20_défaut1"><text:span text:style-name="T8">Alan :</text:span></text:span><text:span text:style-name="Police_20_par_20_défaut1"><text:span text:style-name="T1"> Quoi ?</text:span></text:span></text:p>
      <text:p text:style-name="P9"/>
      <text:p text:style-name="P11"><text:span text:style-name="Police_20_par_20_défaut1"><text:span text:style-name="T8">Pauline :</text:span></text:span><text:span text:style-name="Police_20_par_20_défaut1"><text:span text:style-name="T1"> Je veux savoir comment faire pour sauver Léopold avant. De toute façon c’est pas comme si je pouvais m’enfuir…</text:span></text:span></text:p>
      <text:p text:style-name="P9"/>
      <text:p text:style-name="P11"><text:span text:style-name="Police_20_par_20_défaut1"><text:span text:style-name="T8">Alan :</text:span></text:span><text:span text:style-name="Police_20_par_20_défaut1"><text:span text:style-name="T1"> Si tu veux… Le Dr Friedmann m’a dit qu’il avait créé une solution capable d’inverser le processus, et qu’il la gardait au centre de son labo. Il me semble qu’il l’a installé dans une ville dégueu en banlieue parisienne. Satisfaite ?</text:span></text:span></text:p>
      <text:p text:style-name="P9"/>
      <text:p text:style-name="P11"><text:span text:style-name="Police_20_par_20_défaut1"><text:span text:style-name="T8">Pauline :</text:span></text:span><text:span text:style-name="Police_20_par_20_défaut1"><text:span text:style-name="T1"> Oui.</text:span></text:span></text:p>
      <text:p text:style-name="P9"/>
      <text:p text:style-name="P11"><text:span text:style-name="Police_20_par_20_défaut1"><text:span text:style-name="T8">Alan :</text:span></text:span><text:span text:style-name="Police_20_par_20_défaut1"><text:span text:style-name="T1"> Alors satisfait moi maintenant !</text:span></text:span></text:p>
      <text:p text:style-name="P9"/>
      <text:p text:style-name="P9">Alan réussi à déshabiller Pauline en 1,518 secondes, et se jeta sur elle.</text:p>
      <text:p text:style-name="P9"/>
      <text:p text:style-name="P11"><text:span text:style-name="Police_20_par_20_défaut1"><text:span text:style-name="T8">Pauline :</text:span></text:span><text:span text:style-name="Police_20_par_20_défaut1"><text:span text:style-name="T1"> Aïe !</text:span></text:span></text:p>
      <text:p text:style-name="P9"><text:soft-page-break/></text:p>
      <text:p text:style-name="P11"><text:span text:style-name="Police_20_par_20_défaut1"><text:span text:style-name="T8">Alan :</text:span></text:span><text:span text:style-name="Police_20_par_20_défaut1"><text:span text:style-name="T1"> Quoi ? Moi aussi je me suis trompé de trou ?</text:span></text:span></text:p>
      <text:p text:style-name="P9"/>
      <text:p text:style-name="P11"><text:span text:style-name="Police_20_par_20_défaut1"><text:span text:style-name="T8">Pauline :</text:span></text:span><text:span text:style-name="Police_20_par_20_défaut1"><text:span text:style-name="T1"> Non, j’ai juste pas l’habitude…</text:span></text:span></text:p>
      <text:p text:style-name="P9"/>
      <text:p text:style-name="P11"><text:span text:style-name="Police_20_par_20_défaut1"><text:span text:style-name="T8">Alan :</text:span></text:span><text:span text:style-name="Police_20_par_20_défaut1"><text:span text:style-name="T1"> Attend on va utiliser ça.</text:span></text:span></text:p>
      <text:p text:style-name="P9"/>
      <text:p text:style-name="P9">Alan prit un des nombreux mini godes Kidum posé sur son étagère et il l’enfonça violemment.</text:p>
      <text:p text:style-name="P9"/>
      <text:p text:style-name="P11"><text:span text:style-name="Police_20_par_20_défaut1"><text:span text:style-name="T8">Alan :</text:span></text:span><text:span text:style-name="Police_20_par_20_défaut1"><text:span text:style-name="T1"> Ça a marché avec Hans, ça devrait marcher avec toi.</text:span></text:span></text:p>
      <text:p text:style-name="P9"/>
      <text:p text:style-name="P9">Trop occupé à regarder le Kidum se dilater, Alan n’entendit pas l’intrus qui s’était glissé dans sa chambre.</text:p>
      <text:p text:style-name="P9"/>
      <text:p text:style-name="P24">PAN</text:p>
      <text:p text:style-name="P9"/>
      <text:p text:style-name="P9">D’un coup de fusil à pompes, Samy abattit Alan.</text:p>
      <text:p text:style-name="P9"/>
      <text:p text:style-name="P11"><text:span text:style-name="Police_20_par_20_défaut1"><text:span text:style-name="T8">Samy :</text:span></text:span><text:span text:style-name="Police_20_par_20_défaut1"><text:span text:style-name="T1"> T’as eu le temps de récupérer les infos j’espère ?</text:span></text:span></text:p>
      <text:p text:style-name="P9"/>
      <text:p text:style-name="P11"><text:span text:style-name="Police_20_par_20_défaut1"><text:span text:style-name="T8">Pauline :</text:span></text:span><text:span text:style-name="Police_20_par_20_défaut1"><text:span text:style-name="T1"> Tu aurais pu demander avant de tirer…</text:span></text:span></text:p>
      <text:p text:style-name="P9"/>
      <text:p text:style-name="P11"><text:span text:style-name="Police_20_par_20_défaut1"><text:span text:style-name="T8">Samy :</text:span></text:span><text:span text:style-name="Police_20_par_20_défaut1"><text:span text:style-name="T1"> Tu les as ?</text:span></text:span></text:p>
      <text:p text:style-name="P9"/>
      <text:p text:style-name="P11"><text:span text:style-name="Police_20_par_20_défaut1"><text:span text:style-name="T8">Pauline :</text:span></text:span><text:span text:style-name="Police_20_par_20_défaut1"><text:span text:style-name="T1"> Oui, Mathis garde un remède quelque part vers Paris.</text:span></text:span></text:p>
      <text:p text:style-name="P9"/>
      <text:p text:style-name="P11"><text:span text:style-name="Police_20_par_20_défaut1"><text:span text:style-name="T8">Samy :</text:span></text:span><text:span text:style-name="Police_20_par_20_défaut1"><text:span text:style-name="T1"> Ok super, on s’arrache. Et vire-moi ton Kidum, je veux plus jamais revoir ces saloperies.</text:span></text:span></text:p>
      <text:p text:style-name="P42">Chapitre 12 : Que le spectacle commence !</text:p>
      <text:p text:style-name="P9"/>
      <text:p text:style-name="P9">BOOM</text:p>
      <text:p text:style-name="P9"/>
      <text:p text:style-name="P11"><text:span text:style-name="Police_20_par_20_défaut1"><text:span text:style-name="T8">Mathis :</text:span></text:span><text:span text:style-name="Police_20_par_20_défaut1"><text:span text:style-name="T1"> Va vraiment falloir que j’apprenne à conduire cette merde…</text:span></text:span></text:p>
      <text:p text:style-name="P9"/>
      <text:p text:style-name="P9">Mathis descendit du tank. Il avait pulvérisé un muret, et s’était écrasé dans une façade. Au moins, il était arrivé chez Romain.</text:p>
      <text:p text:style-name="P9"/>
      <text:p text:style-name="P11"><text:span text:style-name="Police_20_par_20_défaut1"><text:span text:style-name="T8">Mathis :</text:span></text:span><text:span text:style-name="Police_20_par_20_défaut1"><text:span text:style-name="T1"> Toc toc toc…</text:span></text:span></text:p>
      <text:p text:style-name="P9"/>
      <text:p text:style-name="P11"><text:span text:style-name="Police_20_par_20_défaut1"><text:span text:style-name="T8">Romain :</text:span></text:span><text:span text:style-name="Police_20_par_20_défaut1"><text:span text:style-name="T1"> Pour toquer il aurait fallu que tu ne détruises pas la porte !</text:span></text:span></text:p>
      <text:p text:style-name="P9"/>
      <text:p text:style-name="P11"><text:span text:style-name="Police_20_par_20_défaut1"><text:span text:style-name="T8">Mathis :</text:span></text:span><text:span text:style-name="Police_20_par_20_défaut1"><text:span text:style-name="T1"> Désolé… J’ai besoin de toi !</text:span></text:span></text:p>
      <text:p text:style-name="P9"/>
      <text:p text:style-name="P11"><text:span text:style-name="Police_20_par_20_défaut1"><text:span text:style-name="T8">Romain :</text:span></text:span><text:span text:style-name="Police_20_par_20_défaut1"><text:span text:style-name="T1"> Ça a un rapport avec la rumeur du grand retour du Führer pédophile ?</text:span></text:span></text:p>
      <text:p text:style-name="P9"/>
      <text:p text:style-name="P11"><text:span text:style-name="Police_20_par_20_défaut1"><text:span text:style-name="T8">Mathis :</text:span></text:span><text:span text:style-name="Police_20_par_20_défaut1"><text:span text:style-name="T1"> Plus ou moins…</text:span></text:span></text:p>
      <text:p text:style-name="P9"/>
      <text:p text:style-name="P11"><text:span text:style-name="Police_20_par_20_défaut1"><text:span text:style-name="T8">Romain :</text:span></text:span><text:span text:style-name="Police_20_par_20_défaut1"><text:span text:style-name="T1"> Alors tu m’oublies.</text:span></text:span></text:p>
      <text:p text:style-name="P9"/>
      <text:p text:style-name="P11"><text:span text:style-name="Police_20_par_20_défaut1"><text:span text:style-name="T8">Mathis :</text:span></text:span><text:span text:style-name="Police_20_par_20_défaut1"><text:span text:style-name="T1"> Écoute, la rumeur est vraie, et nous voulons remobiliser la population. Si tu ne le fais pas par conviction, rejoins-nous pour nous faire plaisir !</text:span></text:span></text:p>
      <text:p text:style-name="P9"/>
      <text:p text:style-name="P11"><text:span text:style-name="Police_20_par_20_défaut1"><text:span text:style-name="T8">Romain :</text:span></text:span><text:span text:style-name="Police_20_par_20_défaut1"><text:span text:style-name="T1"> Et pourquoi je ferais quelque chose d’aussi insensé ?</text:span></text:span></text:p>
      <text:p text:style-name="P9"/>
      <text:p text:style-name="P11"><text:span text:style-name="Police_20_par_20_défaut1"><text:span text:style-name="T8">Mathis :</text:span></text:span><text:span text:style-name="Police_20_par_20_défaut1"><text:span text:style-name="T1"> Par amitié ?</text:span></text:span></text:p>
      <text:p text:style-name="P9"/>
      <text:p text:style-name="P11"><text:span text:style-name="Police_20_par_20_défaut1"><text:span text:style-name="T8">Romain :</text:span></text:span><text:span text:style-name="Police_20_par_20_défaut1"><text:span text:style-name="T1"> Je t’aurais bien claqué la porte au nez, mais elle est hors d’usage.</text:span></text:span></text:p>
      <text:p text:style-name="P9"/>
      <text:p text:style-name="P11"><text:span text:style-name="Police_20_par_20_défaut1"><text:span text:style-name="T8">Mathis :</text:span></text:span><text:span text:style-name="Police_20_par_20_défaut1"><text:span text:style-name="T1"> Bon, je t’explique. Baptiste doute, il ne veut plus nous suivre…</text:span></text:span></text:p>
      <text:p text:style-name="P9"/>
      <text:p text:style-name="P11"><text:span text:style-name="Police_20_par_20_défaut1"><text:span text:style-name="T8">Romain :</text:span></text:span><text:span text:style-name="Police_20_par_20_défaut1"><text:span text:style-name="T1"> Alors foutez-lui la paix !</text:span></text:span></text:p>
      <text:p text:style-name="P9"/>
      <text:p text:style-name="P11"><text:span text:style-name="Police_20_par_20_défaut1"><text:span text:style-name="T8">Mathis :</text:span></text:span><text:span text:style-name="Police_20_par_20_défaut1"><text:span text:style-name="T1"> Pas question ! Il s’est engagé auprès d’Amlaetxhis, il doit y rester. Il a dit qu’il reviendrait si tu nous suivais. Je ne sais absolument pas pourquoi, mais c’est comme ça alors s’il te plaît aide nous.</text:span></text:span></text:p>
      <text:p text:style-name="P9"/>
      <text:p text:style-name="P11"><text:span text:style-name="Police_20_par_20_défaut1"><text:span text:style-name="T8">Romain :</text:span></text:span><text:span text:style-name="Police_20_par_20_défaut1"><text:span text:style-name="T1"> Vous n’avez vraiment rien d’autre à faire un samedi soir ?</text:span></text:span></text:p>
      <text:p text:style-name="P9"/>
      <text:p text:style-name="P11"><text:span text:style-name="Police_20_par_20_défaut1"><text:span text:style-name="T8">Mathis :</text:span></text:span><text:span text:style-name="Police_20_par_20_défaut1"><text:span text:style-name="T1"> Tu comptes regarder les élections ?</text:span></text:span></text:p>
      <text:p text:style-name="P9"/>
      <text:p text:style-name="P11"><text:span text:style-name="Police_20_par_20_défaut1"><text:span text:style-name="T8">Romain :</text:span></text:span><text:span text:style-name="Police_20_par_20_défaut1"><text:span text:style-name="T1"> Non, je sais très bien que c’est Farah qui va passer.</text:span></text:span></text:p>
      <text:p text:style-name="P9"/>
      <text:p text:style-name="P11"><text:span text:style-name="Police_20_par_20_défaut1"><text:span text:style-name="T8">Mathis :</text:span></text:span><text:span text:style-name="Police_20_par_20_défaut1"><text:span text:style-name="T1"> </text:span></text:span><text:span text:style-name="Police_20_par_20_défaut1"><text:span text:style-name="T17">Dans tes rêves…</text:span></text:span></text:p>
      <text:p text:style-name="P9"/>
      <text:p text:style-name="P11"><text:span text:style-name="Police_20_par_20_défaut1"><text:span text:style-name="T8">Romain :</text:span></text:span><text:span text:style-name="Police_20_par_20_défaut1"><text:span text:style-name="T1"> Quoi ?</text:span></text:span></text:p>
      <text:p text:style-name="P9"/>
      <text:p text:style-name="P11"><text:span text:style-name="Police_20_par_20_défaut1"><text:span text:style-name="T8">Mathis :</text:span></text:span><text:span text:style-name="Police_20_par_20_défaut1"><text:span text:style-name="T1"> Rien. Si tu es libre, rejoins-nous ! Ça ne te coûte rien !</text:span></text:span></text:p>
      <text:p text:style-name="P9"/>
      <text:p text:style-name="P11"><text:span text:style-name="Police_20_par_20_défaut1"><text:span text:style-name="T8">Romain :</text:span></text:span><text:span text:style-name="Police_20_par_20_défaut1"><text:span text:style-name="T1"> Mouais…</text:span></text:span></text:p>
      <text:p text:style-name="P9"/>
      <text:p text:style-name="P11"><text:soft-page-break/><text:span text:style-name="Police_20_par_20_défaut1"><text:span text:style-name="T8">Mathis :</text:span></text:span><text:span text:style-name="Police_20_par_20_défaut1"><text:span text:style-name="T1"> Super ! Aller monte !</text:span></text:span></text:p>
      <text:p text:style-name="P9"/>
      <text:p text:style-name="P11"><text:span text:style-name="Police_20_par_20_défaut1"><text:span text:style-name="T8">Romain :</text:span></text:span><text:span text:style-name="Police_20_par_20_défaut1"><text:span text:style-name="T1"> J’ai pas dit oui hein !</text:span></text:span></text:p>
      <text:p text:style-name="P9"/>
      <text:p text:style-name="P9">Avant qu’il ne puisse protester d’avantage, Romain était enfermé dans le tank. Mathis tentait de difficilement manœuvrer une marche arrière.</text:p>
      <text:p text:style-name="P9">De retour chez Baptiste, Mathis entendit la douce voix du téléviseur qui annonçait les résultats. Baptiste, Alexis et Yann étaient assis sur le canapé suspendus aux lèvres du présentateur.</text:p>
      <text:p text:style-name="P9"/>
      <text:p text:style-name="P11"><text:span text:style-name="Police_20_par_20_défaut1"><text:span text:style-name="T8">Laurent Delahousse : </text:span></text:span><text:span text:style-name="Police_20_par_20_défaut1"><text:span text:style-name="T1">Et voici les résultats de ce soir : Farah Korchi, 7,1 % des voix. Jean-Marie Lepen, 7,1 % des voix. Jean-Luc Mélenchon, 19,2 % des voix. Camille Tochon, 66,6 % des voix. C’est donc Camille Tochon qui devient le IX</text:span></text:span><text:span text:style-name="Police_20_par_20_défaut1"><text:span text:style-name="T29">ème</text:span></text:span><text:span text:style-name="Police_20_par_20_défaut1"><text:span text:style-name="T1"> président de la République Française…</text:span></text:span></text:p>
      <text:p text:style-name="P9"/>
      <text:p text:style-name="P11"><text:span text:style-name="Police_20_par_20_défaut1"><text:span text:style-name="T8">Alexis L :</text:span></text:span><text:span text:style-name="Police_20_par_20_défaut1"><text:span text:style-name="T1"> Il a vraiment gagné…</text:span></text:span></text:p>
      <text:p text:style-name="P9"/>
      <text:p text:style-name="P11"><text:span text:style-name="Police_20_par_20_défaut1"><text:span text:style-name="T8">Yann :</text:span></text:span><text:span text:style-name="Police_20_par_20_défaut1"><text:span text:style-name="T1"> En même temps, les autres candidats étaient beaucoup trop sérieux.</text:span></text:span></text:p>
      <text:p text:style-name="P9"/>
      <text:p text:style-name="P11"><text:span text:style-name="Police_20_par_20_défaut1"><text:span text:style-name="T8">Romain :</text:span></text:span><text:span text:style-name="Police_20_par_20_défaut1"><text:span text:style-name="T1"> Je pensais quand même que Farah ferait plus que ça…</text:span></text:span></text:p>
      <text:p text:style-name="P9"/>
      <text:p text:style-name="P11"><text:span text:style-name="Police_20_par_20_défaut1"><text:span text:style-name="T8">Baptiste :</text:span></text:span><text:span text:style-name="Police_20_par_20_défaut1"><text:span text:style-name="T1"> C’est clair. Attend… WTF Romain qu’est-ce que tu fous là ?</text:span></text:span></text:p>
      <text:p text:style-name="P9"/>
      <text:p text:style-name="P9">Baptiste se jeta dans les bras de Romain, qui eurent du mal à le contenir. Son visage était illuminé d’une joie qu’il pensait avoir définitivement perdu. Soudain, il refit la moue.</text:p>
      <text:p text:style-name="P9"/>
      <text:p text:style-name="P11"><text:span text:style-name="Police_20_par_20_défaut1"><text:span text:style-name="T8">Baptiste :</text:span></text:span><text:span text:style-name="Police_20_par_20_défaut1"><text:span text:style-name="T1"> Ça veut dire que tu as accepté ?</text:span></text:span></text:p>
      <text:p text:style-name="P9"/>
      <text:p text:style-name="P11"><text:span text:style-name="Police_20_par_20_défaut1"><text:span text:style-name="T8">Romain :</text:span></text:span><text:span text:style-name="Police_20_par_20_défaut1"><text:span text:style-name="T1"> Disons que je suis là…</text:span></text:span></text:p>
      <text:p text:style-name="P9"/>
      <text:p text:style-name="P11"><text:span text:style-name="Police_20_par_20_défaut1"><text:span text:style-name="T8">Baptiste :</text:span></text:span><text:span text:style-name="Police_20_par_20_défaut1"><text:span text:style-name="T1"> Donc on va devoir les aider…</text:span></text:span></text:p>
      <text:p text:style-name="P9"/>
      <text:p text:style-name="P11"><text:span text:style-name="Police_20_par_20_défaut1"><text:span text:style-name="T8">Romain :</text:span></text:span><text:span text:style-name="Police_20_par_20_défaut1"><text:span text:style-name="T1"> Faut croire...</text:span></text:span></text:p>
      <text:p text:style-name="P9"/>
      <text:p text:style-name="P9">Il afficha un sourire triste.</text:p>
      <text:p text:style-name="P9"/>
      <text:p text:style-name="P11"><text:span text:style-name="Police_20_par_20_défaut1"><text:span text:style-name="T8">Baptiste :</text:span></text:span><text:span text:style-name="Police_20_par_20_défaut1"><text:span text:style-name="T1"> Au moins on sera ensemble !</text:span></text:span></text:p>
      <text:p text:style-name="P9"/>
      <text:p text:style-name="P11"><text:span text:style-name="Police_20_par_20_défaut1"><text:span text:style-name="T8">Mathis :</text:span></text:span><text:span text:style-name="Police_20_par_20_défaut1"><text:span text:style-name="T1"> Allez ! On se dépêche, Tout le monde dans le tank, on monte à Paris !</text:span></text:span></text:p>
      <text:p text:style-name="P9"/>
      <text:p text:style-name="P11"><text:span text:style-name="Police_20_par_20_défaut1"><text:span text:style-name="T8">Camille (à la télé) :</text:span></text:span><text:span text:style-name="Police_20_par_20_défaut1"><text:span text:style-name="T1"> … Et c’est pour ces raisons, je renomme Paris « Tochongrad ». Vous êtes le futur de cette nation, et ensemble, nous allons bâtir le monde de demain. N’oubliez pas ! Vive la France, la nation qui incarne la puissance !</text:span></text:span></text:p>
      <text:p text:style-name="P9"/>
      <text:p text:style-name="P11"><text:span text:style-name="Police_20_par_20_défaut1"><text:span text:style-name="T8">Mathis :</text:span></text:span><text:span text:style-name="Police_20_par_20_défaut1"><text:span text:style-name="T1"> Bon, bah… direction Tochongrad alors.</text:span></text:span></text:p>
      <text:p text:style-name="P42">Chapitre 13 : Quoi de neuf docteur ?</text:p>
      <text:p text:style-name="P9"/>
      <text:p text:style-name="P11"><text:span text:style-name="Police_20_par_20_défaut1"><text:span text:style-name="T8">Guillaume :</text:span></text:span><text:span text:style-name="Police_20_par_20_défaut1"><text:span text:style-name="T1"> Et maintenant ? Qu’est-ce qu’on fait ?</text:span></text:span></text:p>
      <text:p text:style-name="P9"/>
      <text:p text:style-name="P9">Toute la troupe s’était réunie dans un wok pour le dîner. Grâce à la contribution de Guillaume, ils purent aller dans le meilleur wok de France. Le wok du Colonel Makaya ! Attablés autour d’un repas, Aden et ses amis (ses camarades au moins) cherchaient comment anéantir une fois pour toute Amlaetxhis. Les plus brillants esprits animaient la conversation.</text:p>
      <text:p text:style-name="P9"/>
      <text:p text:style-name="P11"><text:span text:style-name="Police_20_par_20_défaut1"><text:span text:style-name="T8">Alexis A :</text:span></text:span><text:span text:style-name="Police_20_par_20_défaut1"><text:span text:style-name="T1"> </text:span></text:span><text:span text:style-name="Police_20_par_20_défaut1"><text:span text:style-name="T5">FOH ! SOPHIIIIE !</text:span></text:span></text:p>
      <text:p text:style-name="P9"/>
      <text:p text:style-name="P11"><text:span text:style-name="Police_20_par_20_défaut1"><text:span text:style-name="T8">Aden :</text:span></text:span><text:span text:style-name="Police_20_par_20_défaut1"><text:span text:style-name="T1"> Il a raison, nous devons nous assurer de la victoire du sophisme.</text:span></text:span></text:p>
      <text:p text:style-name="P9"/>
      <text:p text:style-name="P11"><text:span text:style-name="Police_20_par_20_défaut1"><text:span text:style-name="T8">Thibault :</text:span></text:span><text:span text:style-name="Police_20_par_20_défaut1"><text:span text:style-name="T1"> J’ai toujours dit qu’il était intelligent ce garçon.</text:span></text:span></text:p>
      <text:p text:style-name="P9"/>
      <text:p text:style-name="P11"><text:span text:style-name="Police_20_par_20_défaut1"><text:span text:style-name="T8">Antoine :</text:span></text:span><text:span text:style-name="Police_20_par_20_défaut1"><text:span text:style-name="T1"> Et comment on va faire ?</text:span></text:span></text:p>
      <text:p text:style-name="P9"/>
      <text:p text:style-name="P11"><text:span text:style-name="Police_20_par_20_défaut1"><text:span text:style-name="T8">Guillaume :</text:span></text:span><text:span text:style-name="Police_20_par_20_défaut1"><text:span text:style-name="T1"> C’est simple ! On tue Matéo, Mathis, et Alexis !</text:span></text:span></text:p>
      <text:p text:style-name="P9"/>
      <text:p text:style-name="P11"><text:span text:style-name="Police_20_par_20_défaut1"><text:span text:style-name="T8">Alexis A :</text:span></text:span><text:span text:style-name="Police_20_par_20_défaut1"><text:span text:style-name="T1"> </text:span></text:span><text:span text:style-name="Police_20_par_20_défaut1"><text:span text:style-name="T5">NAAN !</text:span></text:span></text:p>
      <text:p text:style-name="P9"/>
      <text:p text:style-name="P11"><text:span text:style-name="Police_20_par_20_défaut1"><text:span text:style-name="T8">Guillaume :</text:span></text:span><text:span text:style-name="Police_20_par_20_défaut1"><text:span text:style-name="T1"> Mais pas toi abruti !</text:span></text:span></text:p>
      <text:p text:style-name="P9"/>
      <text:p text:style-name="P11"><text:span text:style-name="Police_20_par_20_défaut1"><text:span text:style-name="T8">Thibault :</text:span></text:span><text:span text:style-name="Police_20_par_20_défaut1"><text:span text:style-name="T1"> Calme-toi Guillaume, il est fatigué lui aussi…</text:span></text:span></text:p>
      <text:p text:style-name="P9"/>
      <text:p text:style-name="P11"><text:span text:style-name="T7">Ludivine :</text:span><text:span text:style-name="T1"> Y’a pas un quatrième membre ? Il me semble qu’il avait un SVT avec eux.</text:span></text:p>
      <text:p text:style-name="P9"/>
      <text:p text:style-name="P11"><text:span text:style-name="Police_20_par_20_défaut1"><text:span text:style-name="T8">Antoine :</text:span></text:span><text:span text:style-name="Police_20_par_20_défaut1"><text:span text:style-name="T1"> Qu’est-ce qu’un SVT ferait avec eux ? On est pas fou à ce point !</text:span></text:span></text:p>
      <text:p text:style-name="P9"/>
      <text:p text:style-name="P11"><text:span text:style-name="Police_20_par_20_défaut1"><text:span text:style-name="T8">Guillaume :</text:span></text:span><text:span text:style-name="Police_20_par_20_défaut1"><text:span text:style-name="T1"> Tous les SVT sont cinglés ! Vous avez tous mal fini ! Farah s’est lancé dans la politique, Baptiste est devenu dépressif, on ne sait pas ce qui est arrivé à Romain, Kenny a ouvert un restaurant qui fait de la viande, et il nous a servi du POISSON !</text:span></text:span></text:p>
      <text:p text:style-name="P9"/>
      <text:p text:style-name="P11"><text:span text:style-name="Police_20_par_20_défaut1"><text:span text:style-name="T8">Ludivine :</text:span></text:span><text:span text:style-name="Police_20_par_20_défaut1"><text:span text:style-name="T1"> T’es sûr que c’est du poisson ?</text:span></text:span></text:p>
      <text:p text:style-name="P9"/>
      <text:p text:style-name="P11"><text:span text:style-name="Police_20_par_20_défaut1"><text:span text:style-name="T8">Guillaume :</text:span></text:span><text:span text:style-name="Police_20_par_20_défaut1"><text:span text:style-name="T1"> Non ! C’est un putain de crabe !</text:span></text:span></text:p>
      <text:p text:style-name="P9"/>
      <text:p text:style-name="P11"><text:span text:style-name="Police_20_par_20_défaut1"><text:span text:style-name="T8">Antoine :</text:span></text:span><text:span text:style-name="Police_20_par_20_défaut1"><text:span text:style-name="T1"> Alors que vous, les SI, vous avez tellement bien progressé socialement ! Je te fais la liste de toutes vos tares, ou vous allez faire preuve d’un peu de bon sens ?</text:span></text:span></text:p>
      <text:p text:style-name="P9"/>
      <text:p text:style-name="P11"><text:span text:style-name="Police_20_par_20_défaut1"><text:span text:style-name="T8">Kenny :</text:span></text:span><text:span text:style-name="Police_20_par_20_défaut1"><text:span text:style-name="T1"> Du calme chef ! Je t’entends depuis la cuisine chef ! Dis-moi ce qui va pas.</text:span></text:span></text:p>
      <text:p text:style-name="P9"/>
      <text:p text:style-name="P11"><text:span text:style-name="Police_20_par_20_défaut1"><text:span text:style-name="T8">Aden :</text:span></text:span><text:span text:style-name="Police_20_par_20_défaut1"><text:span text:style-name="T1"> Rien, c’est un peu compliqué…</text:span></text:span></text:p>
      <text:p text:style-name="P9"/>
      <text:p text:style-name="P11"><text:span text:style-name="Police_20_par_20_défaut1"><text:span text:style-name="T8">Kenny :</text:span></text:span><text:span text:style-name="Police_20_par_20_défaut1"><text:span text:style-name="T1"> Rien n’est trop compliqué pour le Colonel.</text:span></text:span></text:p>
      <text:p text:style-name="P9"/>
      <text:p text:style-name="P11"><text:span text:style-name="Police_20_par_20_défaut1"><text:span text:style-name="T8">Aden :</text:span></text:span><text:span text:style-name="Police_20_par_20_défaut1"><text:span text:style-name="T1"> En gros, Matéo a transformé Léopold en coussin pour plonger le monde dans la décadence des dessins animés sexuels.</text:span></text:span></text:p>
      <text:p text:style-name="P9"/>
      <text:p text:style-name="P11"><text:span text:style-name="Police_20_par_20_défaut1"><text:span text:style-name="T8">Kenny :</text:span></text:span><text:span text:style-name="Police_20_par_20_défaut1"><text:span text:style-name="T1"> C’est normal ça chef. Il est fou Matéo.</text:span></text:span></text:p>
      <text:p text:style-name="P9"/>
      <text:p text:style-name="P11"><text:soft-page-break/><text:span text:style-name="Police_20_par_20_défaut1"><text:span text:style-name="T8">Antoine :</text:span></text:span><text:span text:style-name="Police_20_par_20_défaut1"><text:span text:style-name="T1"> Dit moi Kenny...</text:span></text:span></text:p>
      <text:p text:style-name="P9"/>
      <text:p text:style-name="P11"><text:span text:style-name="Police_20_par_20_défaut1"><text:span text:style-name="T8">Kenny :</text:span></text:span><text:span text:style-name="Police_20_par_20_défaut1"><text:span text:style-name="T1"> C’est Colonel Makaya chef.</text:span></text:span></text:p>
      <text:p text:style-name="P9"/>
      <text:p text:style-name="P11"><text:span text:style-name="Police_20_par_20_défaut1"><text:span text:style-name="T8">Antoine :</text:span></text:span><text:span text:style-name="Police_20_par_20_défaut1"><text:span text:style-name="T1"> Pardon, M. Makaya, si tu sais que Matéo est dangereux, tu voudrais nous rejoindre ? On lutte contre sa folie, qu’il tente d’imposer.</text:span></text:span></text:p>
      <text:p text:style-name="P9"/>
      <text:p text:style-name="P11"><text:span text:style-name="Police_20_par_20_défaut1"><text:span text:style-name="T8">Kenny :</text:span></text:span><text:span text:style-name="Police_20_par_20_défaut1"><text:span text:style-name="T1"> Je peux vous aider chef, mais faut savoir où vous allez aussi !</text:span></text:span></text:p>
      <text:p text:style-name="P9"/>
      <text:p text:style-name="P11"><text:span text:style-name="Police_20_par_20_défaut1"><text:span text:style-name="T8">Aden :</text:span></text:span><text:span text:style-name="Police_20_par_20_défaut1"><text:span text:style-name="T1"> J’ai reçu un mail d’un espion qui travaille pour nous. Ce sont les plans du laboratoire du Dr Friedmann, mais je ne vois pas ce qu’on peut faire avec…</text:span></text:span></text:p>
      <text:p text:style-name="P9"/>
      <text:p text:style-name="P11"><text:span text:style-name="Police_20_par_20_défaut1"><text:span text:style-name="T8">Antoine :</text:span></text:span><text:span text:style-name="Police_20_par_20_défaut1"><text:span text:style-name="T1"> Y’a sa localisation avec ?</text:span></text:span></text:p>
      <text:p text:style-name="P9"/>
      <text:p text:style-name="P11"><text:span text:style-name="Police_20_par_20_défaut1"><text:span text:style-name="T8">Aden :</text:span></text:span><text:span text:style-name="Police_20_par_20_défaut1"><text:span text:style-name="T1"> Oui, c’est dans une ville dans le Val-de-Marne.</text:span></text:span></text:p>
      <text:p text:style-name="P9"/>
      <text:p text:style-name="P11"><text:span text:style-name="Police_20_par_20_défaut1"><text:span text:style-name="T8">Kenny :</text:span></text:span><text:span text:style-name="Police_20_par_20_défaut1"><text:span text:style-name="T1"> Faut y aller chef. On verra bien ce qu’on trouve là-bas.</text:span></text:span></text:p>
      <text:p text:style-name="P9"/>
      <text:p text:style-name="P9">Soudain, le téléphone de Thibault se mit à sonner. Il décrocha, coupant à contre cœur la musique de Fatal Bazooka qui lui servait de sonnerie.</text:p>
      <text:p text:style-name="P9"/>
      <text:p text:style-name="P11"><text:span text:style-name="Police_20_par_20_défaut1"><text:span text:style-name="T8">??? :</text:span></text:span><text:span text:style-name="Police_20_par_20_défaut1"><text:span text:style-name="T1"> Allô ?</text:span></text:span></text:p>
      <text:p text:style-name="P9"/>
      <text:p text:style-name="P11"><text:span text:style-name="Police_20_par_20_défaut1"><text:span text:style-name="T8">Thibault :</text:span></text:span><text:span text:style-name="Police_20_par_20_défaut1"><text:span text:style-name="T1"> À l’huile !</text:span></text:span></text:p>
      <text:p text:style-name="P9"/>
      <text:p text:style-name="P11"><text:span text:style-name="Police_20_par_20_défaut1"><text:span text:style-name="T8">??? :</text:span></text:span><text:span text:style-name="Police_20_par_20_défaut1"><text:span text:style-name="T1"> Putain ferme ta gueule avec tes blagues de merdes !</text:span></text:span></text:p>
      <text:p text:style-name="P9"/>
      <text:p text:style-name="P11"><text:span text:style-name="Police_20_par_20_défaut1"><text:span text:style-name="T8">Thibault :</text:span></text:span><text:span text:style-name="Police_20_par_20_défaut1"><text:span text:style-name="T1"> Ah, c’est Sophiane.</text:span></text:span></text:p>
      <text:p text:style-name="P9"/>
      <text:p text:style-name="P11"><text:span text:style-name="Police_20_par_20_défaut1"><text:span text:style-name="T8">Sophiane :</text:span></text:span><text:span text:style-name="Police_20_par_20_défaut1"><text:span text:style-name="T1"> J’ai chourave un bus, ramenez vos culs !</text:span></text:span></text:p>
      <text:p text:style-name="P9"/>
      <text:p text:style-name="P11"><text:span text:style-name="Police_20_par_20_défaut1"><text:span text:style-name="T8">Aden :</text:span></text:span><text:span text:style-name="Police_20_par_20_défaut1"><text:span text:style-name="T1"> Bon, je pense qu’il est temps qu’on se mette en route.</text:span></text:span></text:p>
      <text:p text:style-name="P9"/>
      <text:p text:style-name="P21">Pendant ce temps, à Tochongrad…</text:p>
      <text:p text:style-name="P9"/>
      <text:p text:style-name="P11"><text:span text:style-name="Police_20_par_20_défaut1"><text:span text:style-name="T8">Pauline :</text:span></text:span><text:span text:style-name="Police_20_par_20_défaut1"><text:span text:style-name="T1"> Tu sais, on doit RALENTIR quand on voit un dos d’âne ! Pas accélérer ! En plus tu sais même pas où tu vas !</text:span></text:span></text:p>
      <text:p text:style-name="P9"/>
      <text:p text:style-name="P11"><text:span text:style-name="Police_20_par_20_défaut1"><text:span text:style-name="T8">Samy :</text:span></text:span><text:span text:style-name="Police_20_par_20_défaut1"><text:span text:style-name="T1"> Oh la ferme ! Ivan pour la dernière fois allume ton putain de Snapchat qu’on retrouve les autres !</text:span></text:span></text:p>
      <text:p text:style-name="P9"/>
      <text:p text:style-name="P11"><text:span text:style-name="Police_20_par_20_défaut1"><text:span text:style-name="T8">Ivan :</text:span></text:span><text:span text:style-name="Police_20_par_20_défaut1"><text:span text:style-name="T1"> On capte rien ici ! Pourtant on est à Paris je comprends pas…</text:span></text:span></text:p>
      <text:p text:style-name="P9"/>
      <text:p text:style-name="P11"><text:span text:style-name="Police_20_par_20_défaut1"><text:span text:style-name="T8">Samy :</text:span></text:span><text:span text:style-name="Police_20_par_20_défaut1"><text:span text:style-name="T1"> D’ailleurs c’est bizarre, tous les panneaux ont été retirés… On dirait qu’il se passe des choses pas nettes ici…</text:span></text:span></text:p>
      <text:p text:style-name="P9"/>
      <text:p text:style-name="P11"><text:span text:style-name="Police_20_par_20_défaut1"><text:span text:style-name="T8">Ivan :</text:span></text:span><text:span text:style-name="Police_20_par_20_défaut1"><text:span text:style-name="T1"> C’est bon je les ai trouvés ! Ils sont pas loin, au wok.</text:span></text:span></text:p>
      <text:p text:style-name="P9"/>
      <text:p text:style-name="P9">Malheureusement, Samy passa devant un magnifique magasin de cireuses flambant neuves, qui attira son attention, et détourna son regard de la route. C’est ainsi qu’ils finirent tous les trois dans un local à poubelle.</text:p>
      <text:p text:style-name="P9"/>
      <text:p text:style-name="P11"><text:soft-page-break/><text:span text:style-name="Police_20_par_20_défaut1"><text:span text:style-name="T8">Ivan :</text:span></text:span><text:span text:style-name="Police_20_par_20_défaut1"><text:span text:style-name="T1"> Samy je vais t’en coller une !</text:span></text:span></text:p>
      <text:p text:style-name="P9"/>
      <text:p text:style-name="P11"><text:span text:style-name="Police_20_par_20_défaut1"><text:span text:style-name="T8">Samy :</text:span></text:span><text:span text:style-name="Police_20_par_20_défaut1"><text:span text:style-name="T1"> La voiture marche plus…</text:span></text:span></text:p>
      <text:p text:style-name="P9"/>
      <text:p text:style-name="P11"><text:span text:style-name="Police_20_par_20_défaut1"><text:span text:style-name="T8">Pauline :</text:span></text:span><text:span text:style-name="Police_20_par_20_défaut1"><text:span text:style-name="T1"> Comment on va faire ?</text:span></text:span></text:p>
      <text:p text:style-name="P9"/>
      <text:p text:style-name="P11"><text:span text:style-name="Police_20_par_20_défaut1"><text:span text:style-name="T8">Samy :</text:span></text:span><text:span text:style-name="Police_20_par_20_défaut1"><text:span text:style-name="T1"> On s’en fout, tu sens pas cette odeur de mélange de bœuf et de crabe ? On est arrivés.</text:span></text:span></text:p>
      <text:p text:style-name="P9"/>
      <text:p text:style-name="P11"><text:span text:style-name="Police_20_par_20_défaut1"><text:span text:style-name="T8">Ivan :</text:span></text:span><text:span text:style-name="Police_20_par_20_défaut1"><text:span text:style-name="T1"> Je sens surtout les fruits et légumes moisis qui ont été abandonnés…</text:span></text:span></text:p>
      <text:p text:style-name="P9"/>
      <text:p text:style-name="P11"><text:span text:style-name="Police_20_par_20_défaut1"><text:span text:style-name="T8">Sophiane :</text:span></text:span><text:span text:style-name="Police_20_par_20_défaut1"><text:span text:style-name="T1"> Wesh vous foutez quoi ?</text:span></text:span></text:p>
      <text:p text:style-name="P9"/>
      <text:p text:style-name="P11"><text:span text:style-name="Police_20_par_20_défaut1"><text:span text:style-name="T8">Samy :</text:span></text:span><text:span text:style-name="Police_20_par_20_défaut1"><text:span text:style-name="T1"> Ah vous êtes là…</text:span></text:span></text:p>
      <text:p text:style-name="P9"/>
      <text:p text:style-name="P11"><text:span text:style-name="Police_20_par_20_défaut1"><text:span text:style-name="T8">Sophiane :</text:span></text:span><text:span text:style-name="Police_20_par_20_défaut1"><text:span text:style-name="T1"> Dépêchez-vous, on se casse !</text:span></text:span></text:p>
      <text:p text:style-name="P9"/>
      <text:p text:style-name="P11"><text:span text:style-name="Police_20_par_20_défaut1"><text:span text:style-name="T8">Aden :</text:span></text:span><text:span text:style-name="Police_20_par_20_défaut1"><text:span text:style-name="T1"> Samy, pourquoi tu n’as pas répondu à mon message ?</text:span></text:span></text:p>
      <text:p text:style-name="P9"/>
      <text:p text:style-name="P11"><text:span text:style-name="Police_20_par_20_défaut1"><text:span text:style-name="T8">Samy :</text:span></text:span><text:span text:style-name="Police_20_par_20_défaut1"><text:span text:style-name="T1"> Quel m… AH ! Oui ! Alors, ça tombe bien que t’en parle parce que justement y avait pas de réseau, on a été attaqué, et y a eu un séisme alors…</text:span></text:span></text:p>
      <text:p text:style-name="P9"/>
      <text:p text:style-name="P11"><text:span text:style-name="Police_20_par_20_défaut1"><text:span text:style-name="T8">Guillaume :</text:span></text:span><text:span text:style-name="Police_20_par_20_défaut1"><text:span text:style-name="T1"> Vos gueule, montez dans le bus bande de blaireaux.</text:span></text:span></text:p>
      <text:p text:style-name="P9"/>
      <text:p text:style-name="P11"><text:span text:style-name="Police_20_par_20_défaut1"><text:span text:style-name="T8">Alexis A :</text:span></text:span><text:span text:style-name="Police_20_par_20_défaut1"><text:span text:style-name="T1"> </text:span></text:span><text:span text:style-name="Police_20_par_20_défaut1"><text:span text:style-name="T5">ÇA PUE ! TOOH !</text:span></text:span></text:p>
      <text:p text:style-name="P9"/>
      <text:p text:style-name="P11"><text:span text:style-name="Police_20_par_20_défaut1"><text:span text:style-name="T8">Samy :</text:span></text:span><text:span text:style-name="Police_20_par_20_défaut1"><text:span text:style-name="T1"> C’est Pauline !</text:span></text:span></text:p>
      <text:p text:style-name="P9"/>
      <text:p text:style-name="P11"><text:span text:style-name="Police_20_par_20_défaut1"><text:span text:style-name="T8">Pauline :</text:span></text:span><text:span text:style-name="Police_20_par_20_défaut1"><text:span text:style-name="T1"> Quoi ? On est tous rentrés dans le local à poubelle il me semble.</text:span></text:span></text:p>
      <text:p text:style-name="P9"/>
      <text:p text:style-name="P11"><text:span text:style-name="Police_20_par_20_défaut1"><text:span text:style-name="T8">Ivan :</text:span></text:span><text:span text:style-name="Police_20_par_20_défaut1"><text:span text:style-name="T1"> Oui, mais toi t’as une peau de banane sur la tête.</text:span></text:span></text:p>
      <text:p text:style-name="P9"/>
      <text:p text:style-name="P11"><text:span text:style-name="Police_20_par_20_défaut1"><text:span text:style-name="T8">Sophiane :</text:span></text:span><text:span text:style-name="Police_20_par_20_défaut1"><text:span text:style-name="T1"> Bon allez, attachez-vous je démarre.</text:span></text:span></text:p>
      <text:p text:style-name="P9"/>
      <text:p text:style-name="P11"><text:span text:style-name="Police_20_par_20_défaut1"><text:span text:style-name="T8">Samy :</text:span></text:span><text:span text:style-name="Police_20_par_20_défaut1"><text:span text:style-name="T1"> Je peux conduire ?</text:span></text:span></text:p>
      <text:p text:style-name="P9"/>
      <text:p text:style-name="P11"><text:span text:style-name="Police_20_par_20_défaut1"><text:span text:style-name="T8">Sofiane :</text:span></text:span><text:span text:style-name="Police_20_par_20_défaut1"><text:span text:style-name="T1"> Même pas en rêve.</text:span></text:span></text:p>
      <text:p text:style-name="P42">Chapitre 14 : Sens la puissaaance !</text:p>
      <text:p text:style-name="P9"/>
      <text:p text:style-name="P9">Le tank se gara paisiblement dans le jardin de l’Élysée. Pour la première fois, Mathis n’était pas rentré dans quelque chose en tentant de manœuvrer.</text:p>
      <text:p text:style-name="P9"/>
      <text:p text:style-name="P11"><text:span text:style-name="Police_20_par_20_défaut1"><text:span text:style-name="T8">Mathis :</text:span></text:span><text:span text:style-name="Police_20_par_20_défaut1"><text:span text:style-name="T1"> Alors ? C’est qui le meilleur ? Hein ?</text:span></text:span></text:p>
      <text:p text:style-name="P9"/>
      <text:p text:style-name="P11"><text:span text:style-name="Police_20_par_20_défaut1"><text:span text:style-name="T8">Alexis L :</text:span></text:span><text:span text:style-name="Police_20_par_20_défaut1"><text:span text:style-name="T1"> Un coup de chance sûrement...</text:span></text:span></text:p>
      <text:p text:style-name="P9"/>
      <text:p text:style-name="P11"><text:span text:style-name="Police_20_par_20_défaut1"><text:span text:style-name="T8">Yann :</text:span></text:span><text:span text:style-name="Police_20_par_20_défaut1"><text:span text:style-name="T1"> Oui, la CHANCE !</text:span></text:span></text:p>
      <text:p text:style-name="P9"/>
      <text:p text:style-name="P11"><text:span text:style-name="Police_20_par_20_défaut1"><text:span text:style-name="T8">Baptiste :</text:span></text:span><text:span text:style-name="Police_20_par_20_défaut1"><text:span text:style-name="T1"> Le BOL !</text:span></text:span></text:p>
      <text:p text:style-name="P9"/>
      <text:p text:style-name="P11"><text:span text:style-name="Police_20_par_20_défaut1"><text:span text:style-name="T8">Romain :</text:span></text:span><text:span text:style-name="Police_20_par_20_défaut1"><text:span text:style-name="T1"> Le POT !</text:span></text:span></text:p>
      <text:p text:style-name="P9"/>
      <text:p text:style-name="P11"><text:span text:style-name="Police_20_par_20_défaut1"><text:span text:style-name="T8">Mathis :</text:span></text:span><text:span text:style-name="Police_20_par_20_défaut1"><text:span text:style-name="T1"> Stop.</text:span></text:span></text:p>
      <text:p text:style-name="P9"/>
      <text:p text:style-name="P9">Mathis entra le premier dans le palais, suivit par Alexis et Yann. Baptiste et Romain fermaient la marche. Ils montèrent jusqu’au bureau du président, et Mathis toqua à la lourde porte.</text:p>
      <text:p text:style-name="P9"/>
      <text:p text:style-name="P11"><text:span text:style-name="Police_20_par_20_défaut1"><text:span text:style-name="T8">Romain :</text:span></text:span><text:span text:style-name="Police_20_par_20_défaut1"><text:span text:style-name="T1"> C’est bizarre qu’on ait croisé aucun garde.</text:span></text:span></text:p>
      <text:p text:style-name="P9"/>
      <text:p text:style-name="P11"><text:span text:style-name="Police_20_par_20_défaut1"><text:span text:style-name="T8">Mathis :</text:span></text:span><text:span text:style-name="Police_20_par_20_défaut1"><text:span text:style-name="T1"> M. Tochon les a tous faits retirer, il avait peur d’un assassinat dans son sommeil.</text:span></text:span></text:p>
      <text:p text:style-name="P9"/>
      <text:p text:style-name="P9">Soudain, la porte s’ouvrit, affichant la droiture de Camille.</text:p>
      <text:p text:style-name="P9"/>
      <text:p text:style-name="P11"><text:span text:style-name="Police_20_par_20_défaut1"><text:span text:style-name="T8">Camille :</text:span></text:span><text:span text:style-name="Police_20_par_20_défaut1"><text:span text:style-name="T1"> Le principe quand on vous dit d’entrer, c’est qu’il faut entrer !</text:span></text:span></text:p>
      <text:p text:style-name="P9"/>
      <text:p text:style-name="P11"><text:span text:style-name="Police_20_par_20_défaut1"><text:span text:style-name="T8">Alexis L :</text:span></text:span><text:span text:style-name="Police_20_par_20_défaut1"><text:span text:style-name="T1"> Vous nous avez rien dit…</text:span></text:span></text:p>
      <text:p text:style-name="P9"/>
      <text:p text:style-name="P11"><text:span text:style-name="Police_20_par_20_défaut1"><text:span text:style-name="T8">Camille :</text:span></text:span><text:span text:style-name="Police_20_par_20_défaut1"><text:span text:style-name="T1"> Si.</text:span></text:span></text:p>
      <text:p text:style-name="P9"/>
      <text:p text:style-name="P11"><text:span text:style-name="Police_20_par_20_défaut1"><text:span text:style-name="T8">Yann :</text:span></text:span><text:span text:style-name="Police_20_par_20_défaut1"><text:span text:style-name="T1"> Bah désolé, on a pas entendu. Ça doit être l’épaisseur de la porte…</text:span></text:span></text:p>
      <text:p text:style-name="P9"/>
      <text:p text:style-name="P11"><text:span text:style-name="Police_20_par_20_défaut1"><text:span text:style-name="T8">Camille :</text:span></text:span><text:span text:style-name="Police_20_par_20_défaut1"><text:span text:style-name="T1"> Sûrement, oui. Entrez, je vous prie.</text:span></text:span></text:p>
      <text:p text:style-name="P9"/>
      <text:p text:style-name="P9">Ils entrèrent dans un bureau spacieux, possédant une trappe au plafond -sûrement pour monter sur le toit- ainsi qu’une grande baie vitrée de laquelle on apercevait tout Tochongrad. Du moins, on aurait pu voir, si Matéo ne se tenait pas devant. Il leur tournait le dos, et avait les bras croisés. Sa position rappelait celle d’un général sur un champ de bataille.</text:p>
      <text:p text:style-name="P9"/>
      <text:p text:style-name="P11"><text:span text:style-name="Police_20_par_20_défaut1"><text:span text:style-name="T8">Matéo :</text:span></text:span><text:span text:style-name="Police_20_par_20_défaut1"><text:span text:style-name="T1"> Mes amis… nous n’avons jamais été aussi proches de la victoire. J’ai conclu certains accords avec notre chef d’État, et il a accepté de nous prêter un peu de son pouvoir, pour mener à bien nos actions. Ce soir, ce n’est pas une ville, mais toute la France que nous allons assujettir !</text:span></text:span></text:p>
      <text:p text:style-name="P9"/>
      <text:p text:style-name="P11"><text:span text:style-name="Police_20_par_20_défaut1"><text:span text:style-name="T8">Romain :</text:span></text:span><text:span text:style-name="Police_20_par_20_défaut1"><text:span text:style-name="T1"> </text:span></text:span><text:span text:style-name="Police_20_par_20_défaut1"><text:span text:style-name="T17">Il est obligé d’utiliser des mots incompréhensibles ?</text:span></text:span></text:p>
      <text:p text:style-name="P9"/>
      <text:p text:style-name="P11"><text:span text:style-name="Police_20_par_20_défaut1"><text:span text:style-name="T8">Yann :</text:span></text:span><text:span text:style-name="Police_20_par_20_défaut1"><text:span text:style-name="T1"> </text:span></text:span><text:span text:style-name="Police_20_par_20_défaut1"><text:span text:style-name="T17">Chut !</text:span></text:span></text:p>
      <text:p text:style-name="P9"/>
      <text:p text:style-name="P11"><text:soft-page-break/><text:span text:style-name="Police_20_par_20_défaut1"><text:span text:style-name="T8">Matéo :</text:span></text:span><text:span text:style-name="Police_20_par_20_défaut1"><text:span text:style-name="T1"> J’ai également pu avoir l’aide de l’Élite ! Autant dire que nous avons une armée à nos pieds !</text:span></text:span></text:p>
      <text:p text:style-name="P9"/>
      <text:p text:style-name="P9">Il daigna enfin se retourner, et avança vers Camille.</text:p>
      <text:p text:style-name="P9"/>
      <text:p text:style-name="P11"><text:span text:style-name="Police_20_par_20_défaut1"><text:span text:style-name="T8">Matéo :</text:span></text:span><text:span text:style-name="Police_20_par_20_défaut1"><text:span text:style-name="T1"> Le moment est tout indiqué pour prononcer un discours froid, millimétré, et aux accents pessimistes. Un discours où nous parlerions de politique, de sécurité, de fraternité, de pouvoirs… Mais les discours, c’est pour les campagnes. Maintenant, c’est le temps de l’action !</text:span></text:span></text:p>
      <text:p text:style-name="P9"/>
      <text:p text:style-name="P9">L’assemblée le regarda avec un air entre la peur, et la satisfaction. Tout le monde savait une chose, rien ni personne ne pourrait se dresser sur son chemin ce soir. Pourtant, personne ne dit rien, sûrement parce que le ton sadique qu’avait pris Matéo leur faisait froid dans le dos.</text:p>
      <text:p text:style-name="P9"/>
      <text:p text:style-name="P11"><text:span text:style-name="Police_20_par_20_défaut1"><text:span text:style-name="T8">Matéo :</text:span></text:span><text:span text:style-name="Police_20_par_20_défaut1"><text:span text:style-name="T1"> Personne n’a la référence ?</text:span></text:span></text:p>
      <text:p text:style-name="P9"/>
      <text:p text:style-name="P11"><text:span text:style-name="Police_20_par_20_défaut1"><text:span text:style-name="T8">Alexis L :</text:span></text:span><text:span text:style-name="Police_20_par_20_défaut1"><text:span text:style-name="T1"> Non…</text:span></text:span></text:p>
      <text:p text:style-name="P9"/>
      <text:p text:style-name="P11"><text:span text:style-name="Police_20_par_20_défaut1"><text:span text:style-name="T8">Baptiste :</text:span></text:span><text:span text:style-name="Police_20_par_20_défaut1"><text:span text:style-name="T1"> Nope.</text:span></text:span></text:p>
      <text:p text:style-name="P9"/>
      <text:p text:style-name="P11"><text:span text:style-name="Police_20_par_20_défaut1"><text:span text:style-name="T8">Camille :</text:span></text:span><text:span text:style-name="Police_20_par_20_défaut1"><text:span text:style-name="T1"> Non désolé…</text:span></text:span></text:p>
      <text:p text:style-name="P9"/>
      <text:p text:style-name="P11"><text:span text:style-name="Police_20_par_20_défaut1"><text:span text:style-name="T8">Matéo :</text:span></text:span><text:span text:style-name="Police_20_par_20_défaut1"><text:span text:style-name="T1"> Bon tant pis. Exécutez l’Ordre 410.</text:span></text:span></text:p>
      <text:p text:style-name="P42">Chapitre 15 : For science !</text:p>
      <text:p text:style-name="P9"/>
      <text:p text:style-name="P11"><text:span text:style-name="Police_20_par_20_défaut1"><text:span text:style-name="T8">Sophiane :</text:span></text:span><text:span text:style-name="Police_20_par_20_défaut1"><text:span text:style-name="T1"> On est arrivés.</text:span></text:span></text:p>
      <text:p text:style-name="P9"/>
      <text:p text:style-name="P9">Le bus se gara devant la mairie de la ville.</text:p>
      <text:p text:style-name="P9"/>
      <text:p text:style-name="P11"><text:span text:style-name="Police_20_par_20_défaut1"><text:span text:style-name="T8">Ivan :</text:span></text:span><text:span text:style-name="Police_20_par_20_défaut1"><text:span text:style-name="T1"> Fontenay sous-bois… Quelle ville de merde !</text:span></text:span></text:p>
      <text:p text:style-name="P9"/>
      <text:p text:style-name="P11"><text:span text:style-name="Police_20_par_20_défaut1"><text:span text:style-name="T8">Thibault :</text:span></text:span><text:span text:style-name="Police_20_par_20_défaut1"><text:span text:style-name="T1"> J’avoue ça pue, on a croisé que des clochards depuis qu’on est arrivé, et on a assisté à trois fusillades…</text:span></text:span></text:p>
      <text:p text:style-name="P9"/>
      <text:p text:style-name="P11"><text:span text:style-name="Police_20_par_20_défaut1"><text:span text:style-name="T8">Samy :</text:span></text:span><text:span text:style-name="Police_20_par_20_défaut1"><text:span text:style-name="T1"> C’est normal, c’est samedi soir.</text:span></text:span></text:p>
      <text:p text:style-name="P9"/>
      <text:p text:style-name="P11"><text:span text:style-name="Police_20_par_20_défaut1"><text:span text:style-name="T8">Antoine :</text:span></text:span><text:span text:style-name="Police_20_par_20_défaut1"><text:span text:style-name="T1"> Bon, le labo est là. La question c’est comment on rentre.</text:span></text:span></text:p>
      <text:p text:style-name="P9"/>
      <text:p text:style-name="P11"><text:span text:style-name="Police_20_par_20_défaut1"><text:span text:style-name="T8">Alexis A :</text:span></text:span><text:span text:style-name="Police_20_par_20_défaut1"><text:span text:style-name="T1"> </text:span></text:span><text:span text:style-name="Police_20_par_20_défaut1"><text:span text:style-name="T5">TOOOH !</text:span></text:span></text:p>
      <text:p text:style-name="P9"/>
      <text:p text:style-name="P9">Alexis prit de l’élan, de fonça tête baissée sur une vitre, qui éclata en morceau.</text:p>
      <text:p text:style-name="P9"/>
      <text:p text:style-name="P11"><text:span text:style-name="Police_20_par_20_défaut1"><text:span text:style-name="T8">Thibault :</text:span></text:span><text:span text:style-name="Police_20_par_20_défaut1"><text:span text:style-name="T1"> Bien joué kiki !</text:span></text:span></text:p>
      <text:p text:style-name="P9"/>
      <text:p text:style-name="P11"><text:span text:style-name="Police_20_par_20_défaut1"><text:span text:style-name="T8">Guillaume :</text:span></text:span><text:span text:style-name="Police_20_par_20_défaut1"><text:span text:style-name="T1"> Ok, j’avoue il a été utile.</text:span></text:span></text:p>
      <text:p text:style-name="P9"/>
      <text:p text:style-name="P9">Non content d’avoir défoncé une fenêtre, Alexis se jeta sur la porte qu’il put ouvrir, permettant aux autres de passer.</text:p>
      <text:p text:style-name="P9"/>
      <text:p text:style-name="P11"><text:span text:style-name="Police_20_par_20_défaut1"><text:span text:style-name="T8">Samy :</text:span></text:span><text:span text:style-name="Police_20_par_20_défaut1"><text:span text:style-name="T1"> Et dire que c’est nos impôts qui vont payer les réparations…</text:span></text:span></text:p>
      <text:p text:style-name="P9"/>
      <text:p text:style-name="P11"><text:span text:style-name="Police_20_par_20_défaut1"><text:span text:style-name="T8">Ivan :</text:span></text:span><text:span text:style-name="Police_20_par_20_défaut1"><text:span text:style-name="T1"> Osef, on habite pas ici.</text:span></text:span></text:p>
      <text:p text:style-name="P9"/>
      <text:p text:style-name="P9">Ils entrèrent dans le bâtiment, et découvrirent une énorme trappe blindée, très très TRÈS mal dissimulée sous un tapis.</text:p>
      <text:p text:style-name="P9"/>
      <text:p text:style-name="P11"><text:span text:style-name="Police_20_par_20_défaut1"><text:span text:style-name="T8">Pauline :</text:span></text:span><text:span text:style-name="Police_20_par_20_défaut1"><text:span text:style-name="T1"> Comment ça s’ouvre ?</text:span></text:span></text:p>
      <text:p text:style-name="P9"/>
      <text:p text:style-name="P11"><text:span text:style-name="Police_20_par_20_défaut1"><text:span text:style-name="T8">Ivan :</text:span></text:span><text:span text:style-name="Police_20_par_20_défaut1"><text:span text:style-name="T1"> En tirant sur le levier.</text:span></text:span></text:p>
      <text:p text:style-name="P9"/>
      <text:p text:style-name="P11"><text:span text:style-name="Police_20_par_20_défaut1"><text:span text:style-name="T8">Pauline :</text:span></text:span><text:span text:style-name="Police_20_par_20_défaut1"><text:span text:style-name="T1"> Haha très drôle…</text:span></text:span></text:p>
      <text:p text:style-name="P9"/>
      <text:p text:style-name="P7">CLIC</text:p>
      <text:p text:style-name="P9"/>
      <text:p text:style-name="P9">La trappe s’ouvrit, en faisant un vacarme monstrueux.</text:p>
      <text:p text:style-name="P9"/>
      <text:p text:style-name="P11"><text:span text:style-name="Police_20_par_20_défaut1"><text:span text:style-name="T8">Pauline :</text:span></text:span><text:span text:style-name="Police_20_par_20_défaut1"><text:span text:style-name="T1"> Que… Comment ça…</text:span></text:span></text:p>
      <text:p text:style-name="P9"/>
      <text:p text:style-name="P9">Ivan ressorti de derrière un rideau.</text:p>
      <text:p text:style-name="P9"/>
      <text:p text:style-name="P11"><text:span text:style-name="Police_20_par_20_défaut1"><text:span text:style-name="T8">Ivan :</text:span></text:span><text:span text:style-name="Police_20_par_20_défaut1"><text:span text:style-name="T1"> Je t’avais dit qu’il fallait trouver le levier ! Pourquoi personne ne m’écoute jamais ?</text:span></text:span></text:p>
      <text:p text:style-name="P9"/>
      <text:p text:style-name="P11"><text:span text:style-name="Police_20_par_20_défaut1"><text:span text:style-name="T8">Samy :</text:span></text:span><text:span text:style-name="Police_20_par_20_défaut1"><text:span text:style-name="T1"> On se demande bien…</text:span></text:span></text:p>
      <text:p text:style-name="P9"/>
      <text:p text:style-name="P9"><text:soft-page-break/>Ils empruntèrent un grand escalier, menant à un souterrain étroit. Le métal noir était éclairé par des rayures bleu fluorescentes. On aurait cru à un décor de science-fiction. Ils avancèrent les uns derrière les autres, Guillaume en tête. Ils arrivaient tantôt dans d’immenses salles qu’ils traversaient sur un pont, tantôt les couloirs demandaient de se baisser. Aden, plan en mains, guidait la troupe à travers ce labyrinthe. Il fallait absolument qu’il pense à remercier son assistant secret. Ils arrivèrent finalement à une salle dans laquelle reposait différentes cuves, conservant des créatures effrayantes dans un liquide vert lumineux. Alexis, qui luttait contre sa peur de l’obscurité, se tenait fermement à Thibault, ce qui n’était pas pour déplaire à ce dernier. Au fond, Thibault trouvait Alexis adorable… certes, il était un peu simplet, mais c’était une véritable incarnation de la gentillesse. Il trouvait profondément injuste le comportement de Guillaume à son égard, d’ailleurs. Thibault savait qu’Alexis ne pourrait jamais comprendre ce qu’il ressentait pour lui, mais le fait de l’avoir proche de lui en ce moment, le remplissait de joie. Malheureusement, toutes les bonnes choses ont une fin, et celle-ci arriva lorsqu’Alexis trébucha et renversa Thibault, qui heurta de plein fouet une des cuves.</text:p>
      <text:p text:style-name="P9"/>
      <text:p text:style-name="P11"><text:span text:style-name="Police_20_par_20_défaut1"><text:span text:style-name="T8">Guillaume :</text:span></text:span><text:span text:style-name="Police_20_par_20_défaut1"><text:span text:style-name="T1"> Putain de merde Kiki !</text:span></text:span></text:p>
      <text:p text:style-name="P9"/>
      <text:p text:style-name="P11"><text:span text:style-name="Police_20_par_20_défaut1"><text:span text:style-name="T8">Thibault :</text:span></text:span><text:span text:style-name="Police_20_par_20_défaut1"><text:span text:style-name="T1"> Ça va calme toi ! Je n’ai rien…</text:span></text:span></text:p>
      <text:p text:style-name="P9"/>
      <text:p text:style-name="P7">CRRKK</text:p>
      <text:p text:style-name="P9"/>
      <text:p text:style-name="P11"><text:span text:style-name="Police_20_par_20_défaut1"><text:span text:style-name="T8">Samy :</text:span></text:span><text:span text:style-name="Police_20_par_20_défaut1"><text:span text:style-name="T1"> Et voilà ! L’impact n’a pas supporté le changement brutal de température !</text:span></text:span></text:p>
      <text:p text:style-name="P9"/>
      <text:p text:style-name="P11"><text:span text:style-name="Police_20_par_20_défaut1"><text:span text:style-name="T8">Guillaume :</text:span></text:span><text:span text:style-name="Police_20_par_20_défaut1"><text:span text:style-name="T1"> Et merde !</text:span></text:span></text:p>
      <text:p text:style-name="P9"/>
      <text:p text:style-name="P9">La cuve explosa sous la pression.</text:p>
      <text:p text:style-name="P9"/>
      <text:p text:style-name="P11"><text:span text:style-name="Police_20_par_20_défaut1"><text:span text:style-name="T8">??? :</text:span></text:span><text:span text:style-name="Police_20_par_20_défaut1"><text:span text:style-name="T1"> </text:span></text:span><text:span text:style-name="Police_20_par_20_défaut1"><text:span text:style-name="T5">MROOOAAARR</text:span></text:span></text:p>
      <text:p text:style-name="P9"/>
      <text:p text:style-name="P11"><text:span text:style-name="Police_20_par_20_défaut1"><text:span text:style-name="T8">Ludivine :</text:span></text:span><text:span text:style-name="Police_20_par_20_défaut1"><text:span text:style-name="T1"> Oh mon dieu…</text:span></text:span></text:p>
      <text:p text:style-name="P9"/>
      <text:p text:style-name="P11"><text:span text:style-name="Police_20_par_20_défaut1"><text:span text:style-name="T8">Kenny :</text:span></text:span><text:span text:style-name="Police_20_par_20_défaut1"><text:span text:style-name="T1"> C’est fini pour nous chef.</text:span></text:span></text:p>
      <text:p text:style-name="P9"/>
      <text:p text:style-name="P11"><text:span text:style-name="Police_20_par_20_défaut1"><text:span text:style-name="T8">Aden :</text:span></text:span><text:span text:style-name="Police_20_par_20_défaut1"><text:span text:style-name="T1"> Qu’est-ce que c’est que cette chose…</text:span></text:span></text:p>
      <text:p text:style-name="P9"/>
      <text:p text:style-name="P11"><text:span text:style-name="Police_20_par_20_défaut1"><text:span text:style-name="T8">Ivan :</text:span></text:span><text:span text:style-name="Police_20_par_20_défaut1"><text:span text:style-name="T1"> Mais c’est immense !</text:span></text:span></text:p>
      <text:p text:style-name="P9"/>
      <text:p text:style-name="P9">Une créature bipède de deux mètres se tenait devant eux. L’énorme musculature de cet être était effrayante. Jamais un humain ne pourrait battre…</text:p>
      <text:p text:style-name="P9"/>
      <text:p text:style-name="P11"><text:span text:style-name="Police_20_par_20_défaut1"><text:span text:style-name="T8">Samy :</text:span></text:span><text:span text:style-name="Police_20_par_20_défaut1"><text:span text:style-name="T1"> Jonathan ?!</text:span></text:span></text:p>
      <text:p text:style-name="P42">Chapitre 16 : Le PROGRÈS :)</text:p>
      <text:p text:style-name="P9"/>
      <text:p text:style-name="P11"><text:span text:style-name="Police_20_par_20_défaut1"><text:span text:style-name="T8">Camille :</text:span></text:span><text:span text:style-name="Police_20_par_20_défaut1"><text:span text:style-name="T1"> Tu sais, c’est grâce à toi que j’ai pu arriver au pouvoir…</text:span></text:span></text:p>
      <text:p text:style-name="P9"/>
      <text:p text:style-name="P11"><text:span text:style-name="Police_20_par_20_défaut1"><text:span text:style-name="T8">Matéo :</text:span></text:span><text:span text:style-name="Police_20_par_20_défaut1"><text:span text:style-name="T1"> Mais non voyons ! Je n’ai fait qu’apporter un petit coup de pouce…</text:span></text:span></text:p>
      <text:p text:style-name="P9"/>
      <text:p text:style-name="P11"><text:span text:style-name="Police_20_par_20_défaut1"><text:span text:style-name="T8">Camille :</text:span></text:span><text:span text:style-name="Police_20_par_20_défaut1"><text:span text:style-name="T1"> Si, si je te promets que c’était pas gagné ! C’est grâce à l’aide de l’Élite que j… qu’on a atteint le sommet !</text:span></text:span></text:p>
      <text:p text:style-name="P9"/>
      <text:p text:style-name="P9">Matéo et Camille discutaient dans le bureau présidentiel, tandis que l’équipe d’Amlaetxhis était partie dîner.</text:p>
      <text:p text:style-name="P9"/>
      <text:p text:style-name="P11"><text:span text:style-name="Police_20_par_20_défaut1"><text:span text:style-name="T8">Camille :</text:span></text:span><text:span text:style-name="Police_20_par_20_défaut1"><text:span text:style-name="T1"> Du coup, si jamais il m’arrivait quoi que ce soit, je voudrais que tu prennes ma place. J’ai confiance en toi, je sais que tu feras ce qu’il y a de mieux pour notre pays.</text:span></text:span></text:p>
      <text:p text:style-name="P9"/>
      <text:p text:style-name="P11"><text:span text:style-name="Police_20_par_20_défaut1"><text:span text:style-name="T8">Matéo :</text:span></text:span><text:span text:style-name="Police_20_par_20_défaut1"><text:span text:style-name="T1"> Je suis honoré de tant de bonté d’âme en mon égard monsieur le président… Mais si vous souhaitez réellement que je vous succède, ne vaudrait-il pas mieux le mettre sur papier ? Il s’agirait qu’on ne parle point d’héritier illégitime…</text:span></text:span></text:p>
      <text:p text:style-name="P9"/>
      <text:p text:style-name="P11"><text:span text:style-name="Police_20_par_20_défaut1"><text:span text:style-name="T8">Camille :</text:span></text:span><text:span text:style-name="Police_20_par_20_défaut1"><text:span text:style-name="T1"> Mmmh… Tu as raison. Laisse-moi quelques minutes, je te rédige ça.</text:span></text:span></text:p>
      <text:p text:style-name="P9"/>
      <text:p text:style-name="P11"><text:span text:style-name="Police_20_par_20_défaut1"><text:span text:style-name="T8">Matéo :</text:span></text:span><text:span text:style-name="Police_20_par_20_défaut1"><text:span text:style-name="T1"> Sinon, je me demandais… Vous avez bien exécuté l’Ordre 410 ? Les rues me semblent bien calmes…</text:span></text:span></text:p>
      <text:p text:style-name="P9"/>
      <text:p text:style-name="P11"><text:span text:style-name="Police_20_par_20_défaut1"><text:span text:style-name="T8">Camille :</text:span></text:span><text:span text:style-name="Police_20_par_20_défaut1"><text:span text:style-name="T1"> C’est à dire que… Je trouve ce projet un peu trop agressif… Pour l’instant j’ai simplement demandé d’appliquer les nouvelles lois, elles sont en cours de validité. Tenez, voici votre preuve de votre droit de succession.</text:span></text:span></text:p>
      <text:p text:style-name="P9"/>
      <text:p text:style-name="P11"><text:span text:style-name="Police_20_par_20_défaut1"><text:span text:style-name="T8">Matéo :</text:span></text:span><text:span text:style-name="Police_20_par_20_défaut1"><text:span text:style-name="T1"> Merci beaucoup votre majesté.</text:span></text:span></text:p>
      <text:p text:style-name="P9"/>
      <text:p text:style-name="P11"><text:span text:style-name="Police_20_par_20_défaut1"><text:span text:style-name="T8">Camille :</text:span></text:span><text:span text:style-name="Police_20_par_20_défaut1"><text:span text:style-name="T1"> Je suis président, pas roi tu s… </text:span></text:span><text:span text:style-name="Police_20_par_20_défaut1"><text:span text:style-name="T5">AARRG</text:span></text:span><text:span text:style-name="Police_20_par_20_défaut1"><text:span text:style-name="T1"> !</text:span></text:span></text:p>
      <text:p text:style-name="P9"/>
      <text:p text:style-name="P9">Matéo enfonça un cutter dans la gorge de Camille.</text:p>
      <text:p text:style-name="P9"/>
      <text:p text:style-name="P11"><text:span text:style-name="Police_20_par_20_défaut1"><text:span text:style-name="T8">Matéo :</text:span></text:span><text:span text:style-name="Police_20_par_20_défaut1"><text:span text:style-name="T1"> Ça, c’est pour m’avoir envoyé une cireuse dans la tronche. Et maintenant, grâce à toi, je vais enfin pouvoir accéder au pouvoir ultime. Je suis le maître à présent… Je suis l’Empereur de l’Empire Francophique ! Comme on dit, le roi est mort, vive le roi… Soldats ! Qu’on m’apporte une caméra, je dois délivrer un message public.</text:span></text:span></text:p>
      <text:p text:style-name="P9"/>
      <text:p text:style-name="P9">Confortablement installé à la cafeteria de l’Élysée, Alexis regardait un épisode de Tokyo Ghoul, quand tout-à-coup, l’écran se figea, et Matéo apparu à l’écran.</text:p>
      <text:p text:style-name="P9"/>
      <text:p text:style-name="P11"><text:span text:style-name="Police_20_par_20_défaut1"><text:span text:style-name="T8">Alexis L :</text:span></text:span><text:span text:style-name="Police_20_par_20_défaut1"><text:span text:style-name="T1"> Euh… Venez voir… Je crois qu’on va avoir des surprises…</text:span></text:span></text:p>
      <text:p text:style-name="P9"/>
      <text:p text:style-name="P11"><text:span text:style-name="Police_20_par_20_défaut1"><text:span text:style-name="T8">Matéo (à la télé) :</text:span></text:span><text:span text:style-name="Police_20_par_20_défaut1"><text:span text:style-name="T1"> Mes chèr.e.s compatriotes. Votre président est mort ce soir. Il a vécu un terrible accident et est tombé dans un mixeur. Cependant, vous n’êtes pas sans chef d’État, puisqu’il m’a nommé comme son remplaçant à son arrivée au pouvoir. M. Tochon était quelqu’un de très prévoyant, nous pouvons le remercier d’avoir eu cette initiative. Mon arrivée à la tête du pays était imprévue, néanmoins, je vais tout de suite appliquer des réformes qui vont bousculer votre quotidien. Pour avoir un avenir propre, il faut nettoyer les souillures du passé. Ainsi, j’ai le plaisir de vous apprendre que vous êtes désormais citoyens de l’Empire Francophique ! Nous allons bâtir une grande nation </text:span></text:span><text:soft-page-break/><text:span text:style-name="Police_20_par_20_défaut1"><text:span text:style-name="T1">ensemble ! Pour cela, je dirigerai ce pays d’une poigne de fer. Quiconque s’opposera à moi, se verra annihilé, lui et son entourage. À partir de maintenant, il y aura des forces de l’ordre à chaque coin de rue, jusqu’aux campagnes les plus profondes ! La peine de mort va être remise au goût du jour ! Et nous allons également modifier et supprimer certaines lois, notamment le droit de vote, la majorité sexuelle et l’interdiction de possession et de visionnage de contenu Lolicon. De plus, les professions d’acteurs dans des films pornographiques, ainsi que celui de la prostitution seront interdites. Enfin, la capitale de notre pays sera renommée « Loliland ». Levez-vous citoyens ! Levez-vous face à votre Empereur, et soyez fiers. Aujourd’hui commence une nouvelle ère. Je vous remercie de votre attention, et je vous laisse à vos programmes.</text:span></text:span></text:p>
      <text:p text:style-name="P9"/>
      <text:p text:style-name="P11"><text:span text:style-name="Police_20_par_20_défaut1"><text:span text:style-name="T8">Yann :</text:span></text:span><text:span text:style-name="Police_20_par_20_défaut1"><text:span text:style-name="T1"> Eh bah ! Il n’y est pas allé avec le dos de la cuillère !</text:span></text:span></text:p>
      <text:p text:style-name="P9"/>
      <text:p text:style-name="P11"><text:span text:style-name="Police_20_par_20_défaut1"><text:span text:style-name="T8">Mathis :</text:span></text:span><text:span text:style-name="Police_20_par_20_défaut1"><text:span text:style-name="T1"> Il n’a pas le droit de faire ça techniquement…</text:span></text:span></text:p>
      <text:p text:style-name="P9"/>
      <text:p text:style-name="P11"><text:span text:style-name="Police_20_par_20_défaut1"><text:span text:style-name="T8">Baptiste :</text:span></text:span><text:span text:style-name="Police_20_par_20_défaut1"><text:span text:style-name="T1"> On parie ?</text:span></text:span></text:p>
      <text:p text:style-name="P9"/>
      <text:p text:style-name="P11"><text:span text:style-name="Police_20_par_20_défaut1"><text:span text:style-name="T8">Romain :</text:span></text:span><text:span text:style-name="Police_20_par_20_défaut1"><text:span text:style-name="T1"> Tu veux allez lui faire remarquer peut-être ? Il est juste à l’étage.</text:span></text:span></text:p>
      <text:p text:style-name="P9"/>
      <text:p text:style-name="P11"><text:span text:style-name="Police_20_par_20_défaut1"><text:span text:style-name="T8">Mathis :</text:span></text:span><text:span text:style-name="Police_20_par_20_défaut1"><text:span text:style-name="T1"> Non ça va aller.</text:span></text:span></text:p>
      <text:p text:style-name="P9"/>
      <text:p text:style-name="P11"><text:span text:style-name="Police_20_par_20_défaut1"><text:span text:style-name="T8">Matéo :</text:span></text:span><text:span text:style-name="Police_20_par_20_défaut1"><text:span text:style-name="T1"> Me faire remarquer quoi ?</text:span></text:span></text:p>
      <text:p text:style-name="P9"/>
      <text:p text:style-name="P11"><text:span text:style-name="Police_20_par_20_défaut1"><text:span text:style-name="T8">Mathis :</text:span></text:span><text:span text:style-name="Police_20_par_20_défaut1"><text:span text:style-name="T1"> AAAaahh ! Je t… t’avais pas v… vu…</text:span></text:span></text:p>
      <text:p text:style-name="P9"/>
      <text:p text:style-name="P11"><text:span text:style-name="Police_20_par_20_défaut1"><text:span text:style-name="T8">Matéo :</text:span></text:span><text:span text:style-name="Police_20_par_20_défaut1"><text:span text:style-name="T1"> Mes amis, il est temps d’appliquer el famoso Ordre 410.</text:span></text:span></text:p>
      <text:p text:style-name="P9"/>
      <text:p text:style-name="P11"><text:span text:style-name="Police_20_par_20_défaut1"><text:span text:style-name="T8">Yann :</text:span></text:span><text:span text:style-name="Police_20_par_20_défaut1"><text:span text:style-name="T1"> Il consiste à quoi en fait ?</text:span></text:span></text:p>
      <text:p text:style-name="P9"/>
      <text:p text:style-name="P11"><text:span text:style-name="Police_20_par_20_défaut1"><text:span text:style-name="T8">Matéo :</text:span></text:span><text:span text:style-name="Police_20_par_20_défaut1"><text:span text:style-name="T1"> Arrestation et mise à mort des non-consommateurs de hentai.</text:span></text:span></text:p>
      <text:p text:style-name="P42">Chapitre 17 : Libéré, délivré...</text:p>
      <text:p text:style-name="P9"/>
      <text:p text:style-name="P11"><text:span text:style-name="Police_20_par_20_défaut1"><text:span text:style-name="T8">Jonathan :</text:span></text:span><text:span text:style-name="Police_20_par_20_défaut1"><text:span text:style-name="T1"> Je suis où ?</text:span></text:span></text:p>
      <text:p text:style-name="P9"/>
      <text:p text:style-name="P11"><text:span text:style-name="Police_20_par_20_défaut1"><text:span text:style-name="T8">Samy :</text:span></text:span><text:span text:style-name="Police_20_par_20_défaut1"><text:span text:style-name="T1"> Dans un labo pourri, mais qu’est-ce que tu fais là ?</text:span></text:span></text:p>
      <text:p text:style-name="P9"/>
      <text:p text:style-name="P11"><text:span text:style-name="Police_20_par_20_défaut1"><text:span text:style-name="T8">Jonathan :</text:span></text:span><text:span text:style-name="Police_20_par_20_défaut1"><text:span text:style-name="T1"> J’en sais rien moi ! Je me souviens pas. Et vous ? Vous faites quoi ?</text:span></text:span></text:p>
      <text:p text:style-name="P9"/>
      <text:p text:style-name="P11"><text:span text:style-name="Police_20_par_20_défaut1"><text:span text:style-name="T8">Ivan :</text:span></text:span><text:span text:style-name="Police_20_par_20_défaut1"><text:span text:style-name="T1"> C’est un peu long à expliquer, mais en gros, Matéo veut devenir maître du monde, il a transformé Léopold en husbando, et on cherche un moyen de le retransformer en humain. Après on ira casser la gueule à Matéo et ses larbins.</text:span></text:span></text:p>
      <text:p text:style-name="P9"/>
      <text:p text:style-name="P11"><text:span text:style-name="Police_20_par_20_défaut1"><text:span text:style-name="T8">Jonathan :</text:span></text:span><text:span text:style-name="Police_20_par_20_défaut1"><text:span text:style-name="T1"> D’accord.</text:span></text:span></text:p>
      <text:p text:style-name="P9"/>
      <text:p text:style-name="P11"><text:span text:style-name="Police_20_par_20_défaut1"><text:span text:style-name="T8">Samy :</text:span></text:span><text:span text:style-name="Police_20_par_20_défaut1"><text:span text:style-name="T1"> Du coup, tu n’aurais pas une idée d’où on pourrait trouver un antidote ?</text:span></text:span></text:p>
      <text:p text:style-name="P9"/>
      <text:p text:style-name="P11"><text:span text:style-name="Police_20_par_20_défaut1"><text:span text:style-name="T8">Jonathan :</text:span></text:span><text:span text:style-name="Police_20_par_20_défaut1"><text:span text:style-name="T1"> Le truc qui brille sur le piédestal là-bas ?</text:span></text:span></text:p>
      <text:p text:style-name="P9"/>
      <text:p text:style-name="P11"><text:span text:style-name="Police_20_par_20_défaut1"><text:span text:style-name="T8">Ivan :</text:span></text:span><text:span text:style-name="Police_20_par_20_défaut1"><text:span text:style-name="T1"> Oh putain c’est ça !</text:span></text:span></text:p>
      <text:p text:style-name="P9"/>
      <text:p text:style-name="P9">Ivan, qui n’avait pas cessé de serrer Léopold pendant tout le voyage, se rua sur le flacon, contenant une potion rouge. Il posa Léopold par terre, et versa le contenu de la fiole à l’endroit où était dessinée sa bouche. Tout le monde l’entourait, attendant une réaction.</text:p>
      <text:p text:style-name="P9"/>
      <text:p text:style-name="P11"><text:span text:style-name="Police_20_par_20_défaut1"><text:span text:style-name="T8">Ludivine :</text:span></text:span><text:span text:style-name="Police_20_par_20_défaut1"><text:span text:style-name="T1"> Vous trouvez pas qu’il sent mauvais quand même ?</text:span></text:span></text:p>
      <text:p text:style-name="P9"/>
      <text:p text:style-name="P11"><text:span text:style-name="Police_20_par_20_défaut1"><text:span text:style-name="T8">Samy :</text:span></text:span><text:span text:style-name="Police_20_par_20_défaut1"><text:span text:style-name="T1"> C’est normal, on l’a pas mis à la machine.</text:span></text:span></text:p>
      <text:p text:style-name="P9"/>
      <text:p text:style-name="P9">Soudain, une explosion de fumée bleue se produisit, faisant tousser Ivan. Lorsque que sa toue s’atténua, il entendait pourtant encore des toussotements. L’écho ? Non, c’était une autre personne…</text:p>
      <text:p text:style-name="P9"/>
      <text:p text:style-name="P11"><text:span text:style-name="Police_20_par_20_défaut1"><text:span text:style-name="T8">Ivan :</text:span></text:span><text:span text:style-name="Police_20_par_20_défaut1"><text:span text:style-name="T1"> LÉOPOLD !</text:span></text:span></text:p>
      <text:p text:style-name="P9"/>
      <text:p text:style-name="P9">Ivan lui sauta dessus, alors qu’il essayait désespérément de se relever.</text:p>
      <text:p text:style-name="P9"/>
      <text:p text:style-name="P11"><text:span text:style-name="Police_20_par_20_défaut1"><text:span text:style-name="T8">Ivan :</text:span></text:span><text:span text:style-name="Police_20_par_20_défaut1"><text:span text:style-name="T1"> Tu m’as tellement manqué !</text:span></text:span></text:p>
      <text:p text:style-name="P9"/>
      <text:p text:style-name="P11"><text:span text:style-name="Police_20_par_20_défaut1"><text:span text:style-name="T8">Léopold :</text:span></text:span><text:span text:style-name="Police_20_par_20_défaut1"><text:span text:style-name="T1"> J’ai vu ça petit cochon ! Tu sais que j’ai tout entendu ? Je peux te dire que t’es un sacré dégueulasse quand tu veux !</text:span></text:span></text:p>
      <text:p text:style-name="P9"/>
      <text:p text:style-name="P11"><text:span text:style-name="Police_20_par_20_défaut1"><text:span text:style-name="T8">Ivan :</text:span></text:span><text:span text:style-name="Police_20_par_20_défaut1"><text:span text:style-name="T1"> Ah… ouais… haha… Mais pourquoi tu dis ça devant tout le monde ?</text:span></text:span></text:p>
      <text:p text:style-name="P9"/>
      <text:p text:style-name="P11"><text:span text:style-name="Police_20_par_20_défaut1"><text:span text:style-name="T8">Léopold :</text:span></text:span><text:span text:style-name="Police_20_par_20_défaut1"><text:span text:style-name="T1"> Ah ouais désolé. Salut les gars, vous m’avez manqué aussi. Jonathan, ça te dit d’aller niquer des mères avec nous ?</text:span></text:span></text:p>
      <text:p text:style-name="P9"/>
      <text:p text:style-name="P11"><text:span text:style-name="Police_20_par_20_défaut1"><text:span text:style-name="T8">Jonathan :</text:span></text:span><text:span text:style-name="Police_20_par_20_défaut1"><text:span text:style-name="T1"> Carrément !</text:span></text:span></text:p>
      <text:p text:style-name="P9"/>
      <text:p text:style-name="P11"><text:span text:style-name="Police_20_par_20_défaut1"><text:span text:style-name="T8">Léopold :</text:span></text:span><text:span text:style-name="Police_20_par_20_défaut1"><text:span text:style-name="T1"> Ok, alors c’est parti ! Direction torchon truc !</text:span></text:span></text:p>
      <text:p text:style-name="P9"/>
      <text:p text:style-name="P11"><text:span text:style-name="Police_20_par_20_défaut1"><text:span text:style-name="T8">Aden :</text:span></text:span><text:span text:style-name="Police_20_par_20_défaut1"><text:span text:style-name="T1"> Alors en fait… C’est plus Tochongrad…</text:span></text:span></text:p>
      <text:p text:style-name="P9"/>
      <text:p text:style-name="P11"><text:soft-page-break/><text:span text:style-name="Police_20_par_20_défaut1"><text:span text:style-name="T8">Léopold :</text:span></text:span><text:span text:style-name="Police_20_par_20_défaut1"><text:span text:style-name="T1"> Comment ça ?</text:span></text:span></text:p>
      <text:p text:style-name="P9"/>
      <text:p text:style-name="P11"><text:span text:style-name="Police_20_par_20_défaut1"><text:span text:style-name="T8">Aden :</text:span></text:span><text:span text:style-name="Police_20_par_20_défaut1"><text:span text:style-name="T1"> Je viens de voir que Camille est mort, c’est Matéo qui a pris sa place. Et de ce que je vois, ça à l’air d’être la merde dehors !</text:span></text:span></text:p>
      <text:p text:style-name="P9"/>
      <text:p text:style-name="P11"><text:span text:style-name="Police_20_par_20_défaut1"><text:span text:style-name="T8">Léopold :</text:span></text:span><text:span text:style-name="Police_20_par_20_défaut1"><text:span text:style-name="T1"> Ok, raison de plus pour se dépêcher ! C’est quoi du coup la capitale ?</text:span></text:span></text:p>
      <text:p text:style-name="P9"/>
      <text:p text:style-name="P11"><text:span text:style-name="Police_20_par_20_défaut1"><text:span text:style-name="T8">Aden :</text:span></text:span><text:span text:style-name="Police_20_par_20_défaut1"><text:span text:style-name="T1"> Loliland.</text:span></text:span></text:p>
      <text:p text:style-name="P9"/>
      <text:p text:style-name="P11"><text:span text:style-name="Police_20_par_20_défaut1"><text:span text:style-name="T8">Samy :</text:span></text:span><text:span text:style-name="Police_20_par_20_défaut1"><text:span text:style-name="T1"> Putain Matéo…</text:span></text:span></text:p>
      <text:p text:style-name="P9"/>
      <text:p text:style-name="P9">Ils commencèrent à se diriger vers la sortie, mais Ivan retint Léopold par le bras.</text:p>
      <text:p text:style-name="P9"/>
      <text:p text:style-name="P11"><text:span text:style-name="Police_20_par_20_défaut1"><text:span text:style-name="T8">Ivan :</text:span></text:span><text:span text:style-name="Police_20_par_20_défaut1"><text:span text:style-name="T1"> Attend…</text:span></text:span></text:p>
      <text:p text:style-name="P9"/>
      <text:p text:style-name="P11"><text:span text:style-name="Police_20_par_20_défaut1"><text:span text:style-name="T8">Léopold :</text:span></text:span><text:span text:style-name="Police_20_par_20_défaut1"><text:span text:style-name="T1"> Qu’est-ce q…</text:span></text:span></text:p>
      <text:p text:style-name="P9"/>
      <text:p text:style-name="P9">Ivan embrassa Léopold. Un long et passionné baiser. Léopold lui rendit son amour, et tout deux restèrent ainsi pendant une dizaine de secondes. Thibault contemplait la scène du coin de l’œil. Non. Décidément, il ne pourrait jamais tenter quoi que ce soit avec Alexis.</text:p>
      <text:p text:style-name="P9"/>
      <text:p text:style-name="P11"><text:span text:style-name="Police_20_par_20_défaut1"><text:span text:style-name="T8">Samy :</text:span></text:span><text:span text:style-name="Police_20_par_20_défaut1"><text:span text:style-name="T1"> Oh putain c’est quoi ce bordel ?!</text:span></text:span></text:p>
      <text:p text:style-name="P9"/>
      <text:p text:style-name="P9">Samy venait de sortir de la mairie, suivi par Ivan. Devant eux, se dressait le tableau d’un champ de bataille. L’armée faisait des perquisitions, et emmenait les gens dans des camions. Certains criaient, se débattaient, et finissaient abattus de deux balles dans le dos.</text:p>
      <text:p text:style-name="P9"/>
      <text:p text:style-name="P11"><text:span text:style-name="Police_20_par_20_défaut1"><text:span text:style-name="T8">Ivan :</text:span></text:span><text:span text:style-name="Police_20_par_20_défaut1"><text:span text:style-name="T1"> On est retourné en 1940 ?</text:span></text:span></text:p>
      <text:p text:style-name="P9"/>
      <text:p text:style-name="P11"><text:span text:style-name="Police_20_par_20_défaut1"><text:span text:style-name="T8">Samy :</text:span></text:span><text:span text:style-name="Police_20_par_20_défaut1"><text:span text:style-name="T1"> </text:span></text:span><text:span text:style-name="Police_20_par_20_défaut1"><text:span text:style-name="T17">Le bon vieux temps…</text:span></text:span></text:p>
      <text:p text:style-name="P9"/>
      <text:p text:style-name="P11"><text:span text:style-name="Police_20_par_20_défaut1"><text:span text:style-name="T8">Léopold :</text:span></text:span><text:span text:style-name="Police_20_par_20_défaut1"><text:span text:style-name="T1"> Non, c’est juste Matéo qui est arrivé au pouvoir.</text:span></text:span></text:p>
      <text:p text:style-name="P9"/>
      <text:p text:style-name="P11"><text:span text:style-name="Police_20_par_20_défaut1"><text:span text:style-name="T8">Guillaume :</text:span></text:span><text:span text:style-name="Police_20_par_20_défaut1"><text:span text:style-name="T1"> Bordel, faut se grouiller ! Tous dans le bus vite !</text:span></text:span></text:p>
      <text:p text:style-name="P9"/>
      <text:p text:style-name="P9">Ils montèrent en vitesse, et Sophiane démarra alors qu’un policier courrait vers eux.</text:p>
      <text:p text:style-name="P9"/>
      <text:p text:style-name="P11"><text:span text:style-name="Police_20_par_20_défaut1"><text:span text:style-name="T8">Ivan :</text:span></text:span><text:span text:style-name="Police_20_par_20_défaut1"><text:span text:style-name="T1"> Sofiane t’es trop lent putain ! On se fait courser par un tank !</text:span></text:span></text:p>
      <text:p text:style-name="P9"/>
      <text:p text:style-name="P11"><text:span text:style-name="Police_20_par_20_défaut1"><text:span text:style-name="T8">Samy :</text:span></text:span><text:span text:style-name="Police_20_par_20_défaut1"><text:span text:style-name="T1"> Bon, allez bouge de là.</text:span></text:span></text:p>
      <text:p text:style-name="P9"/>
      <text:p text:style-name="P11"><text:span text:style-name="Police_20_par_20_défaut1"><text:span text:style-name="T8">Sophiane :</text:span></text:span><text:span text:style-name="Police_20_par_20_défaut1"><text:span text:style-name="T1"> Samy qu’est-ce que tu fous ?</text:span></text:span></text:p>
      <text:p text:style-name="P9"/>
      <text:p text:style-name="P11"><text:span text:style-name="Police_20_par_20_défaut1"><text:span text:style-name="T8">Samy :</text:span></text:span><text:span text:style-name="Police_20_par_20_défaut1"><text:span text:style-name="T1"> Laissez-moi faire.</text:span></text:span></text:p>
      <text:p text:style-name="P42">Chapitre 18 : Quand on attaque l’Empire...</text:p>
      <text:p text:style-name="P9"/>
      <text:p text:style-name="P11"><text:span text:style-name="Police_20_par_20_défaut1"><text:span text:style-name="T8">Matéo :</text:span></text:span><text:span text:style-name="Police_20_par_20_défaut1"><text:span text:style-name="T1"> COMMENT ?!</text:span></text:span></text:p>
      <text:p text:style-name="P9"/>
      <text:p text:style-name="P9">Amlaetxhis s’était réuni dans le bureau impérial, lorsque Yann avait appris le retour de Léopold. Il valait mieux être à plusieurs pour affronter la colère de l’Empereur…</text:p>
      <text:p text:style-name="P9"/>
      <text:p text:style-name="P11"><text:span text:style-name="Police_20_par_20_défaut1"><text:span text:style-name="T8">Matéo :</text:span></text:span><text:span text:style-name="Police_20_par_20_défaut1"><text:span text:style-name="T1"> Pourtant j’avais payé Alan pour les induire en erreur !</text:span></text:span></text:p>
      <text:p text:style-name="P9"/>
      <text:p text:style-name="P11"><text:span text:style-name="Police_20_par_20_défaut1"><text:span text:style-name="T8">Alexis L :</text:span></text:span><text:span text:style-name="Police_20_par_20_défaut1"><text:span text:style-name="T1"> Il faut croire qu’ils ont été plus convaincant…</text:span></text:span></text:p>
      <text:p text:style-name="P9"/>
      <text:p text:style-name="P11"><text:span text:style-name="Police_20_par_20_défaut1"><text:span text:style-name="T8">Matéo :</text:span></text:span><text:span text:style-name="Police_20_par_20_défaut1"><text:span text:style-name="T1"> Je savais que j’aurais dû lui donner plus que 2</text:span></text:span><text:span text:style-name="Police_20_par_20_défaut1"><text:span text:style-name="T22">€</text:span></text:span><text:span text:style-name="Police_20_par_20_défaut1"><text:span text:style-name="T1">.</text:span></text:span></text:p>
      <text:p text:style-name="P9"/>
      <text:p text:style-name="P11"><text:span text:style-name="Police_20_par_20_défaut1"><text:span text:style-name="T8">Baptiste :</text:span></text:span><text:span text:style-name="Police_20_par_20_défaut1"><text:span text:style-name="T1"> Du coup qu’est-ce qu’on fait ?</text:span></text:span></text:p>
      <text:p text:style-name="P9"/>
      <text:p text:style-name="P11"><text:span text:style-name="Police_20_par_20_défaut1"><text:span text:style-name="T8">Matéo :</text:span></text:span><text:span text:style-name="Police_20_par_20_défaut1"><text:span text:style-name="T1"> On déploie l’Élite, et on regarde le sophisme disparaître face à la supériorité numérique de nos rangs !</text:span></text:span></text:p>
      <text:p text:style-name="P9"/>
      <text:p text:style-name="P11"><text:span text:style-name="Police_20_par_20_défaut1"><text:span text:style-name="T8">Alexis L :</text:span></text:span><text:span text:style-name="Police_20_par_20_défaut1"><text:span text:style-name="T1"> Je le sens mal ce plan…</text:span></text:span></text:p>
      <text:p text:style-name="P9"/>
      <text:p text:style-name="P11"><text:span text:style-name="Police_20_par_20_défaut1"><text:span text:style-name="T8">Mathis :</text:span></text:span><text:span text:style-name="Police_20_par_20_défaut1"><text:span text:style-name="T1"> Ah non tu recommences pas !</text:span></text:span></text:p>
      <text:p text:style-name="P9"/>
      <text:p text:style-name="P11"><text:span text:style-name="Police_20_par_20_défaut1"><text:span text:style-name="T8">Matéo :</text:span></text:span><text:span text:style-name="Police_20_par_20_défaut1"><text:span text:style-name="T1"> C’est bon, j’ai fait un topic, ils sont sûrement déjà dans le hall près à…</text:span></text:span></text:p>
      <text:p text:style-name="P9"/>
      <text:p text:style-name="P7">BOM</text:p>
      <text:p text:style-name="P9"/>
      <text:p text:style-name="P11"><text:span text:style-name="Police_20_par_20_défaut1"><text:span text:style-name="T8">Matéo :</text:span></text:span><text:span text:style-name="Police_20_par_20_défaut1"><text:span text:style-name="T1"> C’était quoi ça ?</text:span></text:span></text:p>
      <text:p text:style-name="P9"/>
      <text:p text:style-name="P11"><text:span text:style-name="Police_20_par_20_défaut1"><text:span text:style-name="T8">Romain :</text:span></text:span><text:span text:style-name="Police_20_par_20_défaut1"><text:span text:style-name="T1"> Rien à mon avis. Ça doit être quelqu’un qui a renversé un vase…</text:span></text:span></text:p>
      <text:p text:style-name="P9"/>
      <text:p text:style-name="P21">Pendant ce temps, au Rez-De-Chaussée</text:p>
      <text:p text:style-name="P9"/>
      <text:p text:style-name="P11"><text:span text:style-name="Police_20_par_20_défaut1"><text:span text:style-name="T8">Ivan :</text:span></text:span><text:span text:style-name="Police_20_par_20_défaut1"><text:span text:style-name="T1"> Samy je vais vraiment t’en coller une un jour !</text:span></text:span></text:p>
      <text:p text:style-name="P9"/>
      <text:p text:style-name="P11"><text:span text:style-name="Police_20_par_20_défaut1"><text:span text:style-name="T8">Samy :</text:span></text:span><text:span text:style-name="Police_20_par_20_défaut1"><text:span text:style-name="T1"> Rooh ça va ! C’est juste un mur et un bus ! Et puis, on est arrivé plus vite à l’intérieur c’est ce qui compte non ?</text:span></text:span></text:p>
      <text:p text:style-name="P9"/>
      <text:p text:style-name="P11"><text:span text:style-name="Police_20_par_20_défaut1"><text:span text:style-name="T8">Léopold :</text:span></text:span><text:span text:style-name="Police_20_par_20_défaut1"><text:span text:style-name="T1"> C’est ce qu’on appelle une entrée fracassante…</text:span></text:span></text:p>
      <text:p text:style-name="P9"/>
      <text:p text:style-name="P11"><text:span text:style-name="Police_20_par_20_défaut1"><text:span text:style-name="T8">Sophiane : </text:span></text:span><text:span text:style-name="Police_20_par_20_défaut1"><text:span text:style-name="T1">Putain tu fais encore une blague comme ça, je te déboîte mec !</text:span></text:span></text:p>
      <text:p text:style-name="P9"/>
      <text:p text:style-name="P9">Samy descendit du bus, dont l’avant avait atterrit dans les cuisines.</text:p>
      <text:p text:style-name="P9"/>
      <text:p text:style-name="P11"><text:span text:style-name="Police_20_par_20_défaut1"><text:span text:style-name="T8">Samy :</text:span></text:span><text:span text:style-name="Police_20_par_20_défaut1"><text:span text:style-name="T1"> Bon, je pense qu’on devrait être discret, et ne p…</text:span></text:span></text:p>
      <text:p text:style-name="P9"/>
      <text:p text:style-name="P11"><text:bookmark text:name="firstHeading2"/><text:span text:style-name="Police_20_par_20_défaut1"><text:span text:style-name="T27">TruiteArcEnCiel</text:span></text:span><text:span text:style-name="Police_20_par_20_défaut1"><text:span text:style-name="T8"> :</text:span></text:span><text:span text:style-name="Police_20_par_20_défaut1"><text:span text:style-name="T1"> ALERTE !! Des intrus !</text:span></text:span></text:p>
      <text:p text:style-name="P9"/>
      <text:p text:style-name="P11"><text:span text:style-name="Police_20_par_20_défaut1"><text:span text:style-name="T8">Samy :</text:span></text:span><text:span text:style-name="Police_20_par_20_défaut1"><text:span text:style-name="T1"> Et putain…</text:span></text:span></text:p>
      <text:p text:style-name="P9"/>
      <text:p text:style-name="P11"><text:span text:style-name="Police_20_par_20_défaut1"><text:span text:style-name="T8">Ivan :</text:span></text:span><text:span text:style-name="Police_20_par_20_défaut1"><text:span text:style-name="T1"> De toute façon on a déjà détruit un mur, donc bon, c’est pas si mal !</text:span></text:span></text:p>
      <text:p text:style-name="P9"/>
      <text:p text:style-name="P11"><text:soft-page-break/><text:span text:style-name="Police_20_par_20_défaut1"><text:span text:style-name="T8">Léopold :</text:span></text:span><text:span text:style-name="Police_20_par_20_défaut1"><text:span text:style-name="T1"> Putain mais… c’est quoi tout ce monde ?! On ne passera jamais !</text:span></text:span></text:p>
      <text:p text:style-name="P9"/>
      <text:p text:style-name="P11"><text:span text:style-name="Police_20_par_20_défaut1"><text:span text:style-name="T8">Samy :</text:span></text:span><text:span text:style-name="Police_20_par_20_défaut1"><text:span text:style-name="T1"> Regarde leurs corps de fragiles, ce sont juste des forumeurs. Ils se pensent puissants en groupe, alors que ce ne sont que des boules de haine faibles et mal aimés.</text:span></text:span></text:p>
      <text:p text:style-name="P9"/>
      <text:p text:style-name="P9">Samy sortit son fusil à pompe de sous le siège conducteur, et retourna dans le hall.</text:p>
      <text:p text:style-name="P9"/>
      <text:p text:style-name="P11"><text:span text:style-name="Police_20_par_20_défaut1"><text:span text:style-name="T8">Ivan :</text:span></text:span><text:span text:style-name="Police_20_par_20_défaut1"><text:span text:style-name="T1"> Hey ! Jonathan ! Regarde ce que j’ai trouvé !</text:span></text:span></text:p>
      <text:p text:style-name="P9"/>
      <text:p text:style-name="P9">Ivan sortit une splendide cireuse toute neuve, qui faisait baver d’envie Samy. Jonathan la saisit par le manche, et l’abattit violemment sur le crâne de deux forumeurs, qui s’effondrèrent sur le coup. Ils se mirent alors à grogner, et adoptèrent une position d’attaque.</text:p>
      <text:p text:style-name="P9"/>
      <text:p text:style-name="P11"><text:span text:style-name="Police_20_par_20_défaut1"><text:span text:style-name="T8">Léopold :</text:span></text:span><text:span text:style-name="Police_20_par_20_défaut1"><text:span text:style-name="T1"> Ok, ça va chier. À mon signal, on fonce vers l’escalier.</text:span></text:span></text:p>
      <text:p text:style-name="P9"/>
      <text:p text:style-name="P11"><text:span text:style-name="Police_20_par_20_défaut1"><text:span text:style-name="T8">Samy :</text:span></text:span><text:span text:style-name="Police_20_par_20_défaut1"><text:span text:style-name="T1"> …</text:span></text:span></text:p>
      <text:p text:style-name="P9"/>
      <text:p text:style-name="P11"><text:span text:style-name="Police_20_par_20_défaut1"><text:span text:style-name="T8">Pauline :</text:span></text:span><text:span text:style-name="Police_20_par_20_défaut1"><text:span text:style-name="T1"> …</text:span></text:span></text:p>
      <text:p text:style-name="P9"/>
      <text:p text:style-name="P11"><text:span text:style-name="Police_20_par_20_défaut1"><text:span text:style-name="T8">Ivan :</text:span></text:span><text:span text:style-name="Police_20_par_20_défaut1"><text:span text:style-name="T1"> …</text:span></text:span></text:p>
      <text:p text:style-name="P9"/>
      <text:p text:style-name="P11"><text:span text:style-name="Police_20_par_20_défaut1"><text:span text:style-name="T8">Léopold :</text:span></text:span><text:span text:style-name="Police_20_par_20_défaut1"><text:span text:style-name="T1"> </text:span></text:span><text:span text:style-name="Police_20_par_20_défaut1"><text:span text:style-name="T5">GO !!</text:span></text:span></text:p>
      <text:p text:style-name="P9"/>
      <text:p text:style-name="P9">Samy tira des coups de fusils dans le tas, tandis que Jonathan brandissait sa cireuse dans tous les sens. Aden, qui se battait au corps à corps, protégeait leurs arrières. Cependant, il ne vit pas le forumeur qui lui sauta dessus depuis un balcon. Alexis bondit dans les airs, et lui donna un violent coup de tête, sauvant ainsi Aden. Malgré leur supériorité écrasante, l’Élite ne parvenait pas à briser leurs rangs.</text:p>
      <text:p text:style-name="P9"/>
      <text:p text:style-name="P11"><text:span text:style-name="Police_20_par_20_défaut1"><text:span text:style-name="T8">Samy :</text:span></text:span><text:span text:style-name="Police_20_par_20_défaut1"><text:span text:style-name="T1"> Ils sont trop nombreux ! On pourra jamais y arriver…</text:span></text:span></text:p>
      <text:p text:style-name="P9"/>
      <text:p text:style-name="P11"><text:span text:style-name="Police_20_par_20_défaut1"><text:span text:style-name="T8">Jonathan :</text:span></text:span><text:span text:style-name="Police_20_par_20_défaut1"><text:span text:style-name="T1"> </text:span></text:span><text:span text:style-name="Police_20_par_20_défaut1"><text:span text:style-name="T5">MROOOAAARR</text:span></text:span></text:p>
      <text:p text:style-name="P9"/>
      <text:p text:style-name="P9">Les forumeurs firent tous un pas en arrière, surpris par la puissance de la voix de Jonathan, qui avait mis un bandeau sur son front. Il s’était également équipé de deux mitrailleuses lourdes.</text:p>
      <text:p text:style-name="P9"/>
      <text:p text:style-name="P11"><text:span text:style-name="Police_20_par_20_défaut1"><text:span text:style-name="T8">Samy :</text:span></text:span><text:span text:style-name="Police_20_par_20_défaut1"><text:span text:style-name="T1"> Attend quoi ? Il les a trouvés où ces…</text:span></text:span></text:p>
      <text:p text:style-name="P9"/>
      <text:p text:style-name="P9">Avant que Samy ne puisse finir sa protestation, Léopold le plaqua à terre, alors que Jonathan tirait sur tout ce qui bougeait, en hurlant bien sûr. Lorsque la salle redevint silencieuse, Jonathan jeta ses armes, qui explosèrent derrière lui. Il en profita alors pour s’équiper de lunettes de soleil.</text:p>
      <text:p text:style-name="P9"/>
      <text:p text:style-name="P11"><text:span text:style-name="Police_20_par_20_défaut1"><text:span text:style-name="T8">Samy :</text:span></text:span><text:span text:style-name="Police_20_par_20_défaut1"><text:span text:style-name="T1"> C’est à la fois stylé, et ridicule.</text:span></text:span></text:p>
      <text:p text:style-name="P9"/>
      <text:p text:style-name="P9">Ils grimpèrent les marches doucement, en prenant garde qu’il ne reste aucun membre de l’ex-Élite. Après des passages dans des couloirs, des ascenseurs, et un détour aux toilettes, ils arrivèrent devant la lourde porte du bureau impérial.</text:p>
      <text:p text:style-name="P9"/>
      <text:p text:style-name="P11"><text:span text:style-name="Police_20_par_20_défaut1"><text:span text:style-name="T8">Thibault :</text:span></text:span><text:span text:style-name="Police_20_par_20_défaut1"><text:span text:style-name="T1"> On toque ?</text:span></text:span></text:p>
      <text:p text:style-name="P9"><text:soft-page-break/></text:p>
      <text:p text:style-name="P11"><text:span text:style-name="Police_20_par_20_défaut1"><text:span text:style-name="T8">Guillaume :</text:span></text:span><text:span text:style-name="Police_20_par_20_défaut1"><text:span text:style-name="T1"> Tu veux pas qu’on lui envoie un message de confirmation d’arrivée non plus ?</text:span></text:span></text:p>
      <text:p text:style-name="P9"/>
      <text:p text:style-name="P11"><text:span text:style-name="Police_20_par_20_défaut1"><text:span text:style-name="T8">Alexis A :</text:span></text:span><text:span text:style-name="Police_20_par_20_défaut1"><text:span text:style-name="T1"> </text:span></text:span><text:span text:style-name="Police_20_par_20_défaut1"><text:span text:style-name="T5">TOOOH !</text:span></text:span></text:p>
      <text:p text:style-name="P9"/>
      <text:p text:style-name="P7">BOM</text:p>
      <text:p text:style-name="P9"/>
      <text:p text:style-name="P9">Alexis fonça sur la porte, et s’écrasa dessus sans succès.</text:p>
      <text:p text:style-name="P9"/>
      <text:p text:style-name="P11"><text:span text:style-name="Police_20_par_20_défaut1"><text:span text:style-name="T8">Kenny : </text:span></text:span><text:span text:style-name="Police_20_par_20_défaut1"><text:span text:style-name="T1">Laisse-moi faire chef.</text:span></text:span></text:p>
      <text:p text:style-name="P9"/>
      <text:p text:style-name="P9">Kenny sortit un petit outil en métal.</text:p>
      <text:p text:style-name="P9"/>
      <text:p text:style-name="P11"><text:span text:style-name="Police_20_par_20_défaut1"><text:span text:style-name="T8">Kenny : </text:span></text:span><text:span text:style-name="Police_20_par_20_défaut1"><text:span text:style-name="T1">Tu vois ça chef ? C’est le meilleur atout du colonel ! Avec ça, les portes c’est de l’eau !</text:span></text:span></text:p>
      <text:p text:style-name="P9"/>
      <text:p text:style-name="P9">Kenny s’approcha de la porte, confiant, avant de se rendre compte qu’il n’y avait pas de serrure.</text:p>
      <text:p text:style-name="P9"/>
      <text:p text:style-name="P11"><text:span text:style-name="Police_20_par_20_défaut1"><text:span text:style-name="T8">Pauline :</text:span></text:span><text:span text:style-name="Police_20_par_20_défaut1"><text:span text:style-name="T1"> Bon ça suffit, poussez-vous.</text:span></text:span></text:p>
      <text:p text:style-name="P9"/>
      <text:p text:style-name="P11"><text:span text:style-name="Police_20_par_20_défaut1"><text:span text:style-name="T8">Samy :</text:span></text:span><text:span text:style-name="Police_20_par_20_défaut1"><text:span text:style-name="T1"> Tu veux encore te rendre utile Pauline ?</text:span></text:span></text:p>
      <text:p text:style-name="P9"/>
      <text:p text:style-name="P11"><text:span text:style-name="Police_20_par_20_défaut1"><text:span text:style-name="T8">Pauline :</text:span></text:span><text:span text:style-name="Police_20_par_20_défaut1"><text:span text:style-name="T1"> Oh ferme-la monsieur je répond pas à mes messages.</text:span></text:span></text:p>
      <text:p text:style-name="P9"/>
      <text:p text:style-name="P9">Pauline saisit la grosse poignée de la porte, et l’ouvrit sans rencontrer de résistance.</text:p>
      <text:p text:style-name="P9"/>
      <text:p text:style-name="P11"><text:span text:style-name="Police_20_par_20_défaut1"><text:span text:style-name="T8">Pauline :</text:span></text:span><text:span text:style-name="Police_20_par_20_défaut1"><text:span text:style-name="T1"> Fallait tirer bande de boulets !</text:span></text:span></text:p>
      <text:p text:style-name="P9"/>
      <text:p text:style-name="P11"><text:span text:style-name="Police_20_par_20_défaut1"><text:span text:style-name="T8">Léopold :</text:span></text:span><text:span text:style-name="Police_20_par_20_défaut1"><text:span text:style-name="T1"> Tu sais quoi ? Je vais rien dire tellement je me sens con.</text:span></text:span></text:p>
      <text:p text:style-name="P9"/>
      <text:p text:style-name="P11"><text:span text:style-name="Police_20_par_20_défaut1"><text:span text:style-name="T8">Pauline :</text:span></text:span><text:span text:style-name="Police_20_par_20_défaut1"><text:span text:style-name="T1"> Au moins y en a un qui fait preuve de bon sens…</text:span></text:span></text:p>
      <text:p text:style-name="P9"/>
      <text:p text:style-name="P9">La confrérie du Sophisme entra dans le bureau où se trouvaient Alexis, Mathis, Baptiste, Romain, et Yann.</text:p>
      <text:p text:style-name="P9"/>
      <text:p text:style-name="P11"><text:span text:style-name="Police_20_par_20_défaut1"><text:span text:style-name="T8">Léopold :</text:span></text:span><text:span text:style-name="Police_20_par_20_défaut1"><text:span text:style-name="T1"> Vous pouvez plus vous enfuir, et on va vous défoncer !</text:span></text:span></text:p>
      <text:p text:style-name="P9"/>
      <text:p text:style-name="P11"><text:span text:style-name="Police_20_par_20_défaut1"><text:span text:style-name="T8">Mathis :</text:span></text:span><text:span text:style-name="Police_20_par_20_défaut1"><text:span text:style-name="T1"> Je sais pas si vous avez remarqué…</text:span></text:span></text:p>
      <text:p text:style-name="P9"/>
      <text:p text:style-name="P11"><text:span text:style-name="Police_20_par_20_défaut1"><text:span text:style-name="T8">Léopold :</text:span></text:span><text:span text:style-name="Police_20_par_20_défaut1"><text:span text:style-name="T1"> Tu nous fais une parodie de Cyprien ?</text:span></text:span></text:p>
      <text:p text:style-name="P9"/>
      <text:p text:style-name="P11"><text:span text:style-name="Police_20_par_20_défaut1"><text:span text:style-name="T8">Mathis :</text:span></text:span><text:span text:style-name="Police_20_par_20_défaut1"><text:span text:style-name="T1"> Non, je voulais juste vous faire remarquer qu’on a le pouvoir, et que vous êtes en position de faiblesse.</text:span></text:span></text:p>
      <text:p text:style-name="P9"/>
      <text:p text:style-name="P11"><text:span text:style-name="Police_20_par_20_défaut1"><text:span text:style-name="T8">Samy :</text:span></text:span><text:span text:style-name="Police_20_par_20_défaut1"><text:span text:style-name="T1"> Attend une minute… Qu’est-ce que tu fais là Yann ?!</text:span></text:span></text:p>
      <text:p text:style-name="P9"/>
      <text:p text:style-name="P11"><text:span text:style-name="Police_20_par_20_défaut1"><text:span text:style-name="T8">Yann : </text:span></text:span><text:span text:style-name="Police_20_par_20_défaut1"><text:span text:style-name="T1">Moi ? Ça ne se voit pas ? J’aide mon camp en me faisant passer pour un des vôtres ! Et oui, je suis un espion infiltré depuis le début, et j’ai pu avoir accès à un tas d’informations qui nous ont permis d’avoir un coup d’avance sur toutes nos actions !</text:span></text:span></text:p>
      <text:p text:style-name="P9"/>
      <text:p text:style-name="P11"><text:soft-page-break/><text:span text:style-name="Police_20_par_20_défaut1"><text:span text:style-name="T8">Léopold :</text:span></text:span><text:span text:style-name="Police_20_par_20_défaut1"><text:span text:style-name="T1"> Ah oui ? Du coup tu savais que nous aussi on a un espion ?</text:span></text:span></text:p>
      <text:p text:style-name="P9"/>
      <text:p text:style-name="P11"><text:span text:style-name="Police_20_par_20_défaut1"><text:span text:style-name="T8">Ludivine :</text:span></text:span><text:span text:style-name="Police_20_par_20_défaut1"><text:span text:style-name="T1"> Mais lui dit pas !</text:span></text:span></text:p>
      <text:p text:style-name="P9"/>
      <text:p text:style-name="P11"><text:span text:style-name="Police_20_par_20_défaut1"><text:span text:style-name="T8">Léopold :</text:span></text:span><text:span text:style-name="Police_20_par_20_défaut1"><text:span text:style-name="T1"> On s’en fou c’est la fin.</text:span></text:span></text:p>
      <text:p text:style-name="P9"/>
      <text:p text:style-name="P11"><text:span text:style-name="Police_20_par_20_défaut1"><text:span text:style-name="T8">Yann : </text:span></text:span><text:span text:style-name="Police_20_par_20_défaut1"><text:span text:style-name="T1">Oui je sais que Romain travaille pour vous, mais je ne pouvais pas le dénoncer…</text:span></text:span></text:p>
      <text:p text:style-name="P9"/>
      <text:p text:style-name="P11"><text:span text:style-name="Police_20_par_20_défaut1"><text:span text:style-name="T8">Alexis L :</text:span></text:span><text:span text:style-name="Police_20_par_20_défaut1"><text:span text:style-name="T1"> T’es vraiment un espion en bois…</text:span></text:span></text:p>
      <text:p text:style-name="P9"/>
      <text:p text:style-name="P11"><text:span text:style-name="Police_20_par_20_défaut1"><text:span text:style-name="T8">Yann : </text:span></text:span><text:span text:style-name="Police_20_par_20_défaut1"><text:span text:style-name="T1">Romain a toujours été un modèle pour moi ! C’est celui qui m’a donné envie de me lancer dans l’espionnage, et je le trouve extrêmement charismatique.</text:span></text:span></text:p>
      <text:p text:style-name="P9"/>
      <text:p text:style-name="P11"><text:span text:style-name="Police_20_par_20_défaut1"><text:span text:style-name="T8">Romain :</text:span></text:span><text:span text:style-name="Police_20_par_20_défaut1"><text:span text:style-name="T1"> Ah bah… merci…</text:span></text:span></text:p>
      <text:p text:style-name="P9"/>
      <text:p text:style-name="P11"><text:span text:style-name="Police_20_par_20_défaut1"><text:span text:style-name="T8">Yann : </text:span></text:span><text:span text:style-name="Police_20_par_20_défaut1"><text:span text:style-name="T1">Romain, il faut que tu saches ! Je n’ai jamais osé te le dire, mais je t…</text:span></text:span></text:p>
      <text:p text:style-name="P9"/>
      <text:p text:style-name="P7">SPLOCH</text:p>
      <text:p text:style-name="P9"/>
      <text:p text:style-name="P11"><text:span text:style-name="Police_20_par_20_défaut1"><text:span text:style-name="T8">Yann : </text:span></text:span><text:span text:style-name="Police_20_par_20_défaut1"><text:span text:style-name="T5">ARGG !</text:span></text:span></text:p>
      <text:p text:style-name="P9"/>
      <text:p text:style-name="P9">Batiste venait de plonger une épée dans le dos de Yann, l’assassinant froidement au milieu du bureau.</text:p>
      <text:p text:style-name="P9"/>
      <text:p text:style-name="P11"><text:span text:style-name="Police_20_par_20_défaut1"><text:span text:style-name="T8">Romain :</text:span></text:span><text:span text:style-name="Police_20_par_20_défaut1"><text:span text:style-name="T1"> Yann ! Non !</text:span></text:span></text:p>
      <text:p text:style-name="P9"/>
      <text:p text:style-name="P11"><text:span text:style-name="Police_20_par_20_défaut1"><text:span text:style-name="T8">Baptiste :</text:span></text:span><text:span text:style-name="Police_20_par_20_défaut1"><text:span text:style-name="T1"> Romain est à moi, personne ne pourra me le voler…</text:span></text:span></text:p>
      <text:p text:style-name="P9"/>
      <text:p text:style-name="P11"><text:span text:style-name="Police_20_par_20_défaut1"><text:span text:style-name="T8">Alexis L :</text:span></text:span><text:span text:style-name="Police_20_par_20_défaut1"><text:span text:style-name="T1"> Baptiste calme toi…</text:span></text:span></text:p>
      <text:p text:style-name="P9"/>
      <text:p text:style-name="P11"><text:span text:style-name="Police_20_par_20_défaut1"><text:span text:style-name="T8">Baptiste :</text:span></text:span><text:span text:style-name="Police_20_par_20_défaut1"><text:span text:style-name="T1"> Non ! Je... ne me... CALMERAI... PAAAAS !</text:span></text:span></text:p>
      <text:p text:style-name="P9"/>
      <text:p text:style-name="P9">Il se rua sur les sophistes, et trancha d’un coup sec la gorge de Thibault, qui eut à peine le temps de regarder une dernière fois Kiki. Le Kiki de tous les Kikis.</text:p>
      <text:p text:style-name="P9"/>
      <text:p text:style-name="P11"><text:span text:style-name="Police_20_par_20_défaut1"><text:span text:style-name="T8">Antoine :</text:span></text:span><text:span text:style-name="Police_20_par_20_défaut1"><text:span text:style-name="T1"> Oh mon dieu ! Mais il est devenu cinglé !</text:span></text:span></text:p>
      <text:p text:style-name="P9"/>
      <text:p text:style-name="P9">Baptiste se tourna vers Samy, les yeux remplis de haine. Il se jeta sur lui, mais n’atteignit jamais sa cible. Heureusement pour Samy, Jonathan attrapa Baptiste par les cheveux, et s’en servit pour briser la baie vitrée, avant de le jeter dans le vide. Dans un dernier hurlement, Baptiste prononça le nom de celui qui l’avait permis d’avancer jusque-là. Romain, cette personne qu’il ne pouvait jamais aimer comme il aurait voulu l’aimer.</text:p>
      <text:p text:style-name="P9"/>
      <text:p text:style-name="P9">Samy commençait à trembler. Il pointa son fusil sur Mathis, visa, et…</text:p>
      <text:p text:style-name="P9"/>
      <text:p text:style-name="P7">PAN</text:p>
      <text:p text:style-name="P9"/>
      <text:p text:style-name="P9">Kenny s’effondra au sol.</text:p>
      <text:p text:style-name="P9"/>
      <text:p text:style-name="P11"><text:span text:style-name="Police_20_par_20_défaut1"><text:span text:style-name="T8">Ivan :</text:span></text:span><text:span text:style-name="Police_20_par_20_défaut1"><text:span text:style-name="T1"> Putain Samy mais qu’est-ce que t’a fait ?!</text:span></text:span></text:p>
      <text:p text:style-name="P9"/>
      <text:p text:style-name="P11"><text:span text:style-name="Police_20_par_20_défaut1"><text:span text:style-name="T8">Samy :</text:span></text:span><text:span text:style-name="Police_20_par_20_défaut1"><text:span text:style-name="T1"> J’ai paniqué, j’ai tremblé je suis désolé !</text:span></text:span></text:p>
      <text:p text:style-name="P9"><text:soft-page-break/></text:p>
      <text:p text:style-name="P11"><text:span text:style-name="Police_20_par_20_défaut1"><text:span text:style-name="T8">Léopold :</text:span></text:span><text:span text:style-name="Police_20_par_20_défaut1"><text:span text:style-name="T1"> Mais vous êtes tous complètement atteint ?!</text:span></text:span></text:p>
      <text:p text:style-name="P9"/>
      <text:p text:style-name="P11"><text:span text:style-name="Police_20_par_20_défaut1"><text:span text:style-name="T8">Mathis :</text:span></text:span><text:span text:style-name="Police_20_par_20_défaut1"><text:span text:style-name="T1"> Bon ça suffit ! À l’attaque !!</text:span></text:span></text:p>
      <text:p text:style-name="P9"/>
      <text:p text:style-name="P9">Mathis chargea Guillaume, qui passa par la baie vitrée lui aussi. Au moins, il n’avait personne à regretter. Ludivine donna un coup de poing dans la tempe d’Alexis, ce qui le fit vaciller, sans le faire tomber pour autant. Il sortit un opinel, prêt à se jeter sur elle, pendant que Romain, qui n’avait manifestement pas compris le concept de l’espionnage, luttait contre Kiki. Aden, qui observait en retrait, remarqua alors la trappe au plafond.</text:p>
      <text:p text:style-name="P9"/>
      <text:p text:style-name="P11"><text:span text:style-name="Police_20_par_20_défaut1"><text:span text:style-name="T8">Aden : </text:span></text:span><text:span text:style-name="Police_20_par_20_défaut1"><text:span text:style-name="T1">Jonathan ! Avec moi, vite !</text:span></text:span></text:p>
      <text:p text:style-name="P9"/>
      <text:p text:style-name="P9">Jonathan souleva Aden, lui permettant d’atteindre la trappe. Celui-ci l’ouvrit, et grimpa sur le toit grâce à une échelle attrapée de justesse. Jonathan tomba à cause d’un coup particulièrement bien placé du Dr Friedmann. Aden atteignit l’extérieur, qui n’était finalement qu’une terrasse, de laquelle on apercevait l’entièreté de Loliland.</text:p>
      <text:p text:style-name="P9"/>
      <text:p text:style-name="P11"><text:span text:style-name="Police_20_par_20_défaut1"><text:span text:style-name="T8">Matéo :</text:span></text:span><text:span text:style-name="Police_20_par_20_défaut1"><text:span text:style-name="T1"> Ironique n’est-ce pas ?</text:span></text:span></text:p>
      <text:p text:style-name="P9"/>
      <text:p text:style-name="P9">Aden se retourna vivement, et aperçu Matéo.</text:p>
      <text:p text:style-name="P9"/>
      <text:p text:style-name="P11"><text:span text:style-name="Police_20_par_20_défaut1"><text:span text:style-name="T8">Matéo :</text:span></text:span><text:span text:style-name="Police_20_par_20_défaut1"><text:span text:style-name="T1"> Tu fais le vœu de sauver des morts, et par ta faute, leur nombre augmente.</text:span></text:span></text:p>
      <text:p text:style-name="P9"/>
      <text:p text:style-name="P11"><text:span text:style-name="Police_20_par_20_défaut1"><text:span text:style-name="T8">Aden : </text:span></text:span><text:span text:style-name="Police_20_par_20_défaut1"><text:span text:style-name="T1">Je n’ai jamais souhaité ça. Ce qui arrive n’est pas de ma faute.</text:span></text:span></text:p>
      <text:p text:style-name="P9"/>
      <text:p text:style-name="P11"><text:span text:style-name="Police_20_par_20_défaut1"><text:span text:style-name="T8">Matéo :</text:span></text:span><text:span text:style-name="Police_20_par_20_défaut1"><text:span text:style-name="T1"> Oh… un peu quand même ! Même si je ne voudrais surtout pas te faire avoir leur mort sur ta consc…</text:span></text:span></text:p>
      <text:p text:style-name="P9"/>
      <text:p text:style-name="P9">Aden décrocha un coup de poing rapide et puissant, qui percuta Matéo dans son ventre. Celui-ci eu le souffle coupé, et tomba à terre.</text:p>
      <text:p text:style-name="P9"/>
      <text:p text:style-name="P11"><text:span text:style-name="Police_20_par_20_défaut1"><text:span text:style-name="T8">Matéo :</text:span></text:span><text:span text:style-name="Police_20_par_20_défaut1"><text:span text:style-name="T1"> Toi… Je vais te détruire !</text:span></text:span></text:p>
      <text:p text:style-name="P9"/>
      <text:p text:style-name="P11"><text:span text:style-name="Police_20_par_20_défaut1"><text:span text:style-name="T8">Aden : </text:span></text:span><text:span text:style-name="Police_20_par_20_défaut1"><text:span text:style-name="T1">Je t’attends.</text:span></text:span></text:p>
      <text:p text:style-name="P9"/>
      <text:p text:style-name="P9">Grâce à sa lenteur, Aden esquivait facilement ses assauts, et enchaînait plusieurs coups derrière. Malheureusement, un coup le toucha à l’épaule, jamais il n’avait ressenti une telle force. Il perdit l’équilibre, et faillit tomber du toit. Au dernier moment, Matéo l’attrapa par le bras.</text:p>
      <text:p text:style-name="P9"/>
      <text:p text:style-name="P11"><text:span text:style-name="Police_20_par_20_défaut1"><text:span text:style-name="T8">Matéo :</text:span></text:span><text:span text:style-name="Police_20_par_20_défaut1"><text:span text:style-name="T1"> Aden… Merci pour tout.</text:span></text:span></text:p>
      <text:p text:style-name="P9"/>
      <text:p text:style-name="P11"><text:span text:style-name="Police_20_par_20_défaut1"><text:span text:style-name="T8">Aden : </text:span></text:span><text:span text:style-name="Police_20_par_20_défaut1"><text:span text:style-name="T1">Non… non…</text:span></text:span></text:p>
      <text:p text:style-name="P9"/>
      <text:p text:style-name="P11"><text:span text:style-name="Police_20_par_20_défaut1"><text:span text:style-name="T8">Matéo :</text:span></text:span><text:span text:style-name="Police_20_par_20_défaut1"><text:span text:style-name="T1"> Longue vie au... Roi !</text:span></text:span></text:p>
      <text:p text:style-name="P9"/>
      <text:p text:style-name="P9">Matéo lâcha Aden, qui tomba, en repensant à tout ce qu’il avait accompli jusqu’ici : être la cause de la mort et de la destruction. Finalement, il avait peut-être mérité sa mort.</text:p>
      <text:p text:style-name="P9"/>
      <text:p text:style-name="P11"><text:span text:style-name="Police_20_par_20_défaut1"><text:span text:style-name="T8">Mathis :</text:span></text:span><text:span text:style-name="Police_20_par_20_défaut1"><text:span text:style-name="T1"> Matéo c’est la merde ! Samy a touché à un bouton rouge sur l’ordinateur, et il a foutu le feu ! Il faut partir !</text:span></text:span></text:p>
      <text:p text:style-name="P9"><text:soft-page-break/></text:p>
      <text:p text:style-name="P11"><text:span text:style-name="Police_20_par_20_défaut1"><text:span text:style-name="T8">Matéo :</text:span></text:span><text:span text:style-name="Police_20_par_20_défaut1"><text:span text:style-name="T1"> L’Empereur ne quitte pas son palais. Si je dois mourir ici, alors que les flammes viennent me chercher !</text:span></text:span></text:p>
      <text:p text:style-name="P9"/>
      <text:p text:style-name="P11"><text:span text:style-name="Police_20_par_20_défaut1"><text:span text:style-name="T8">Mathis :</text:span></text:span><text:span text:style-name="Police_20_par_20_défaut1"><text:span text:style-name="T1"> Vous êtes tous devenus fous c’est pas possible ! On doit y aller Je te dis ! Alexis ne va pas tenir longtemps !</text:span></text:span></text:p>
      <text:p text:style-name="P9"/>
      <text:p text:style-name="P11"><text:span text:style-name="Police_20_par_20_défaut1"><text:span text:style-name="T8">Léopold :</text:span></text:span><text:span text:style-name="Police_20_par_20_défaut1"><text:span text:style-name="T1"> Matéo fils de pute !</text:span></text:span></text:p>
      <text:p text:style-name="P9"/>
      <text:p text:style-name="P11"><text:span text:style-name="Police_20_par_20_défaut1"><text:span text:style-name="T8">Mathis :</text:span></text:span><text:span text:style-name="Police_20_par_20_défaut1"><text:span text:style-name="T1"> Il manquait plus que ça…</text:span></text:span></text:p>
      <text:p text:style-name="P9"/>
      <text:p text:style-name="P11"><text:span text:style-name="Police_20_par_20_défaut1"><text:span text:style-name="T8">Léopold :</text:span></text:span><text:span text:style-name="Police_20_par_20_défaut1"><text:span text:style-name="T1"> Je vais te défoncer ta race !</text:span></text:span></text:p>
      <text:p text:style-name="P9"/>
      <text:p text:style-name="P9">Léopold tenait un pied de biche incandescent, sûrement chauffé dans l’incendie dont les flammes commençaient à atteindre le toit.</text:p>
      <text:p text:style-name="P9"/>
      <text:p text:style-name="P11"><text:span text:style-name="Police_20_par_20_défaut1"><text:span text:style-name="T8">Matéo :</text:span></text:span><text:span text:style-name="Police_20_par_20_défaut1"><text:span text:style-name="T1"> Vas-y ramène toi qu’on en finisse !</text:span></text:span></text:p>
      <text:p text:style-name="P9"/>
      <text:p text:style-name="P9">Léopold brandit la barre. Lentement, il s’approcha de Matéo, et frappa d’un coup vif. Le coup aurait pu l’atteindre si Matéo n’avait pas eu la brillante idée de se protéger avec Mathis.</text:p>
      <text:p text:style-name="P9"/>
      <text:p text:style-name="P11"><text:span text:style-name="Police_20_par_20_défaut1"><text:span text:style-name="T8">Mathis :</text:span></text:span><text:span text:style-name="Police_20_par_20_défaut1"><text:span text:style-name="T1"> AAAAHH ÇA BRULÛÛLE !</text:span></text:span></text:p>
      <text:p text:style-name="P9"/>
      <text:p text:style-name="P11"><text:span text:style-name="Police_20_par_20_défaut1"><text:span text:style-name="T8">Matéo :</text:span></text:span><text:span text:style-name="Police_20_par_20_défaut1"><text:span text:style-name="T1"> Ne t’en fait pas, tout est fini, tu vas bientôt pouvoirs rejoindre tes amis. Calmez-vous Dr Friedmann, vos douleurs sont votre dernière étape avant un monde meilleur…</text:span></text:span></text:p>
      <text:p text:style-name="P9"/>
      <text:p text:style-name="P11"><text:span text:style-name="Police_20_par_20_défaut1"><text:span text:style-name="T8">Léopold :</text:span></text:span><text:span text:style-name="Police_20_par_20_défaut1"><text:span text:style-name="T1"> C’est chaud comment t’as vraiment aucune race !</text:span></text:span></text:p>
      <text:p text:style-name="P9"/>
      <text:p text:style-name="P11"><text:span text:style-name="Police_20_par_20_défaut1"><text:span text:style-name="T8">Alexis L :</text:span></text:span><text:span text:style-name="Police_20_par_20_défaut1"><text:span text:style-name="T1"> Oh mon dieu NON !! Mathis !</text:span></text:span></text:p>
      <text:p text:style-name="P9"/>
      <text:p text:style-name="P9">Alexis, qui venait de monter sur le toit, ne vit que la barre frapper Mathis au bras, mettant le feu à sa blouse.</text:p>
      <text:p text:style-name="P9"/>
      <text:p text:style-name="P11"><text:span text:style-name="Police_20_par_20_défaut1"><text:span text:style-name="T8">Mathis :</text:span></text:span><text:span text:style-name="Police_20_par_20_défaut1"><text:span text:style-name="T1"> AAAaaAAAhh !</text:span></text:span></text:p>
      <text:p text:style-name="P9"/>
      <text:p text:style-name="P9">Mathis se mit à courir dans tous les sens, et finit par tomber du toit, comme beaucoup d’autres avant lui.</text:p>
      <text:p text:style-name="P9"/>
      <text:p text:style-name="P11"><text:span text:style-name="Police_20_par_20_défaut1"><text:span text:style-name="T8">Alexis L :</text:span></text:span><text:span text:style-name="Police_20_par_20_défaut1"><text:span text:style-name="T1"> Oh mon dieu Mathis est mort !</text:span></text:span></text:p>
      <text:p text:style-name="P9"/>
      <text:p text:style-name="P11"><text:span text:style-name="Police_20_par_20_défaut1"><text:span text:style-name="T8">Matéo :</text:span></text:span><text:span text:style-name="Police_20_par_20_défaut1"><text:span text:style-name="T1"> Ce sont des choses qui arrivent.</text:span></text:span></text:p>
      <text:p text:style-name="P9"/>
      <text:p text:style-name="P11"><text:span text:style-name="Police_20_par_20_défaut1"><text:span text:style-name="T8">Alexis L :</text:span></text:span><text:span text:style-name="Police_20_par_20_défaut1"><text:span text:style-name="T1"> Mais il est mort à cause de toi ! On t’a toujours aidé, toujours soutenu, on a fait tout ce que tu nous as demandé, et c’est comme ça que tu nous remercies ?! Trop c’est trop ! Tu as tué Mathis, la seule personne avec qui je voulais vivre, la seule personne qui me comprenait.</text:span></text:span></text:p>
      <text:p text:style-name="P9"/>
      <text:p text:style-name="P11"><text:span text:style-name="Police_20_par_20_défaut1"><text:span text:style-name="T8">Matéo :</text:span></text:span><text:span text:style-name="Police_20_par_20_défaut1"><text:span text:style-name="T1"> Calme toi Alexis… c’est Léopold qui m’a attaqué !</text:span></text:span></text:p>
      <text:p text:style-name="P9"/>
      <text:p text:style-name="P11"><text:span text:style-name="Police_20_par_20_défaut1"><text:span text:style-name="T8">Alexis L :</text:span></text:span><text:span text:style-name="Police_20_par_20_défaut1"><text:span text:style-name="T1"> Tout est fini Matéo, tu m’as tout pris, je vais faire ce que j’aurais dû faire dès le début !</text:span></text:span></text:p>
      <text:p text:style-name="P9"><text:soft-page-break/></text:p>
      <text:p text:style-name="P9">Alexis se rua sur Matéo, et se jeta de son poids sur lui… ce qui n’eut pas grand effet.</text:p>
      <text:p text:style-name="P9"/>
      <text:p text:style-name="P11"><text:span text:style-name="Police_20_par_20_défaut1"><text:span text:style-name="T8">Matéo :</text:span></text:span><text:span text:style-name="Police_20_par_20_défaut1"><text:span text:style-name="T1"> Eh bien ? C’est tout ? Après un discours comme ça, je pensais que tu y mettrais tout ton cœur.</text:span></text:span></text:p>
      <text:p text:style-name="P9"/>
      <text:p text:style-name="P9">Matéo s’éloigna du bord de la terrasse, pour se diriger en son centre.</text:p>
      <text:p text:style-name="P9"/>
      <text:p text:style-name="P11"><text:span text:style-name="Police_20_par_20_défaut1"><text:span text:style-name="T8">Matéo :</text:span></text:span><text:span text:style-name="Police_20_par_20_défaut1"><text:span text:style-name="T1"> Décidément, tu as été un échec jusqu’à la fin ! En même temps, tu es le larbin d’un larbin… ce n’est pas comme si t…</text:span></text:span></text:p>
      <text:p text:style-name="P9"/>
      <text:p text:style-name="P9">Matéo parlait. Comme d’habitude. C’est ce qu’il faisait de mieux parler. Alexis cessa de réfléchir, et se jeta une nouvelle fois sur lui. Seulement, cette fois, Matéo lui tournait le dos. Grave erreur.</text:p>
      <text:p text:style-name="P9"/>
      <text:p text:style-name="P11"><text:span text:style-name="Police_20_par_20_défaut1"><text:span text:style-name="T8">Alexis L :</text:span></text:span><text:span text:style-name="Police_20_par_20_défaut1"><text:span text:style-name="T1"> Crève salaud !</text:span></text:span></text:p>
      <text:p text:style-name="P9"/>
      <text:p text:style-name="P11"><text:span text:style-name="Police_20_par_20_défaut1"><text:span text:style-name="T8">Matéo :</text:span></text:span><text:span text:style-name="Police_20_par_20_défaut1"><text:span text:style-name="T1"> Qu’est-ce q… AAAaaahh !</text:span></text:span></text:p>
      <text:p text:style-name="P9"/>
      <text:p text:style-name="P9">Matéo bascula contre l’échelle de la trappe, se retrouvant à moins d’un mètre du brasier.</text:p>
      <text:p text:style-name="P9"/>
      <text:p text:style-name="P11"><text:span text:style-name="Police_20_par_20_défaut1"><text:span text:style-name="T8">Matéo :</text:span></text:span><text:span text:style-name="Police_20_par_20_défaut1"><text:span text:style-name="T1"> Tu n’as toujours pas compris que ce que tu fais n’a aucun sens ? Je te l’ai dit, tu es condamné à être le…</text:span></text:span></text:p>
      <text:p text:style-name="P9"/>
      <text:p text:style-name="P9">C’était la phrase de trop. Alexis ne pouvait plus l’entendre. Il se tourna une dernière fois vers Léopold, et se jeta dans les flammes, attrapant Matéo avec lui, qui chuta dans un dernier hurlant.</text:p>
      <text:p text:style-name="P9"/>
      <text:p text:style-name="P11"><text:span text:style-name="Police_20_par_20_défaut1"><text:span text:style-name="T8">Matéo :</text:span></text:span><text:span text:style-name="Police_20_par_20_défaut1"><text:span text:style-name="T1"> CONNAAaaaaard...</text:span></text:span></text:p>
      <text:p text:style-name="P42">Chapitre 19 : S.I. on avait su...</text:p>
      <text:p text:style-name="P9"/>
      <text:p text:style-name="P11"><text:span text:style-name="Police_20_par_20_défaut1"><text:span text:style-name="T8">Esteban (à la télé) :</text:span></text:span><text:span text:style-name="Police_20_par_20_défaut1"><text:span text:style-name="T1"> Moi, Esteban Archbold, je serais le premier président de la VIème République. En tant que tel, mon programme est le suivant…</text:span></text:span></text:p>
      <text:p text:style-name="P9"/>
      <text:p text:style-name="P9">Pour la première fois depuis longtemps, Léopold, Samy et Ivan regardaient le J.T., affalés dans leur canapé. Les éventements de la veille les avaient épuisés. Ils pensaient sérieusement à partir en vacances, mais où ? Certainement pas en Argentine en tout cas. Ce dimanche après-midi était plat. Ils avaient passé la matinée à creuser des tombes, ils n’avaient pas vraiment la tête à se divertir. Pourtant il fallait faire quelque chose, ils ne pouvaient pas rien faire indéfiniment.</text:p>
      <text:p text:style-name="P9"/>
      <text:p text:style-name="P11"><text:span text:style-name="Police_20_par_20_défaut1"><text:span text:style-name="T8">Samy :</text:span></text:span><text:span text:style-name="Police_20_par_20_défaut1"><text:span text:style-name="T1"> On est bien d’accord que cette aventure n’avait aucun sens ?</text:span></text:span></text:p>
      <text:p text:style-name="P9"/>
      <text:p text:style-name="P11"><text:span text:style-name="Police_20_par_20_défaut1"><text:span text:style-name="T8">Ivan :</text:span></text:span><text:span text:style-name="Police_20_par_20_défaut1"><text:span text:style-name="T1"> Yep.</text:span></text:span></text:p>
      <text:p text:style-name="P9"/>
      <text:p text:style-name="P11"><text:span text:style-name="Police_20_par_20_défaut1"><text:span text:style-name="T8">Léopold :</text:span></text:span><text:span text:style-name="Police_20_par_20_défaut1"><text:span text:style-name="T1"> Carrément ouais.</text:span></text:span></text:p>
      <text:p text:style-name="P9"/>
      <text:p text:style-name="P11"><text:span text:style-name="Police_20_par_20_défaut1"><text:span text:style-name="T8">Samy :</text:span></text:span><text:span text:style-name="Police_20_par_20_défaut1"><text:span text:style-name="T1"> Ok, c’était pour être sûr.</text:span></text:span></text:p>
      <text:p text:style-name="P9"/>
      <text:p text:style-name="P11"><text:span text:style-name="Police_20_par_20_défaut1"><text:span text:style-name="T8">Ivan :</text:span></text:span><text:span text:style-name="Police_20_par_20_défaut1"><text:span text:style-name="T1"> Léopold ?</text:span></text:span></text:p>
      <text:p text:style-name="P9"/>
      <text:p text:style-name="P11"><text:span text:style-name="Police_20_par_20_défaut1"><text:span text:style-name="T8">Léopold :</text:span></text:span><text:span text:style-name="Police_20_par_20_défaut1"><text:span text:style-name="T1"> Mmh ?</text:span></text:span></text:p>
      <text:p text:style-name="P9"/>
      <text:p text:style-name="P11"><text:span text:style-name="Police_20_par_20_défaut1"><text:span text:style-name="T8">Ivan :</text:span></text:span><text:span text:style-name="Police_20_par_20_défaut1"><text:span text:style-name="T1"> On baise ?</text:span></text:span></text:p>
      <text:p text:style-name="P9"/>
      <text:p text:style-name="P11"><text:span text:style-name="Police_20_par_20_défaut1"><text:span text:style-name="T8">Léopold :</text:span></text:span><text:span text:style-name="Police_20_par_20_défaut1"><text:span text:style-name="T1"> Ok. On va dans la chambre ?</text:span></text:span></text:p>
      <text:p text:style-name="P9"/>
      <text:p text:style-name="P11"><text:span text:style-name="Police_20_par_20_défaut1"><text:span text:style-name="T8">Ivan :</text:span></text:span><text:span text:style-name="Police_20_par_20_défaut1"><text:span text:style-name="T1"> Osef, pas le temps viens ici !</text:span></text:span></text:p>
      <text:p text:style-name="P9"/>
      <text:p text:style-name="P11"><text:span text:style-name="Police_20_par_20_défaut1"><text:span text:style-name="T8">Samy :</text:span></text:span><text:span text:style-name="Police_20_par_20_défaut1"><text:span text:style-name="T1"> Eh bah surtout vous gênez pas, faites comme si j’étais pas là…</text:span></text:span></text:p>
      <text:p text:style-name="P9"/>
      <text:p text:style-name="P11"><text:span text:style-name="Police_20_par_20_défaut1"><text:span text:style-name="T8">Léopold :</text:span></text:span><text:span text:style-name="Police_20_par_20_défaut1"><text:span text:style-name="T1"> Tu veux participer ?</text:span></text:span></text:p>
      <text:p text:style-name="P9"/>
      <text:p text:style-name="P11"><text:span text:style-name="Police_20_par_20_défaut1"><text:span text:style-name="T8">Samy :</text:span></text:span><text:span text:style-name="Police_20_par_20_défaut1"><text:span text:style-name="T1"> Non !</text:span></text:span></text:p>
      <text:p text:style-name="P9"/>
      <text:p text:style-name="P11"><text:span text:style-name="Police_20_par_20_défaut1"><text:span text:style-name="T8">Ivan :</text:span></text:span><text:span text:style-name="Police_20_par_20_défaut1"><text:span text:style-name="T1"> Tu veux qu’on appelle Ambra ?</text:span></text:span></text:p>
      <text:p text:style-name="P9"/>
      <text:p text:style-name="P11"><text:span text:style-name="Police_20_par_20_défaut1"><text:span text:style-name="T8">Samy :</text:span></text:span><text:span text:style-name="Police_20_par_20_défaut1"><text:span text:style-name="T1"> Crève !</text:span></text:span></text:p>
      <text:p text:style-name="P9"/>
      <text:p text:style-name="P11"><text:span text:style-name="Police_20_par_20_défaut1"><text:span text:style-name="T8">Léopold :</text:span></text:span><text:span text:style-name="Police_20_par_20_défaut1"><text:span text:style-name="T1"> Alors fout nous la paix.</text:span></text:span></text:p>
      <text:p text:style-name="P9"/>
      <text:p text:style-name="P9">Samy tenta tant bien que mal d’ignorer ce qui se produisait à côté de lui, et de se concentrer sur la télé.</text:p>
      <text:p text:style-name="P9"/>
      <text:p text:style-name="P11"><text:span text:style-name="Police_20_par_20_défaut1"><text:span text:style-name="T8">Esteban :</text:span></text:span><text:span text:style-name="Police_20_par_20_défaut1"><text:span text:style-name="T1"> …Ainsi, l’option Science de l’Ingénieur sera retirée pour des raisons de sécurité. Ceux qui la présentait au Baccalauréat sont donc…</text:span></text:span></text:p>
      <text:p text:style-name="P9"/>
      <text:p text:style-name="P11"><text:span text:style-name="Police_20_par_20_défaut1"><text:span text:style-name="T8">Samy :</text:span></text:span><text:span text:style-name="Police_20_par_20_défaut1"><text:span text:style-name="T1"> Putain les gars y’a plus de S.I. !</text:span></text:span></text:p>
      <text:p text:style-name="P9"/>
      <text:p text:style-name="P11"><text:span text:style-name="Police_20_par_20_défaut1"><text:span text:style-name="T8">Ivan :</text:span></text:span><text:span text:style-name="Police_20_par_20_défaut1"><text:span text:style-name="T1"> Ch’est fouette !</text:span></text:span></text:p>
      <text:p text:style-name="P9"/>
      <text:p text:style-name="P11"><text:soft-page-break/><text:span text:style-name="Police_20_par_20_défaut1"><text:span text:style-name="T8">Léopold :</text:span></text:span><text:span text:style-name="Police_20_par_20_défaut1"><text:span text:style-name="T1"> Parle pas la bouche pleine !</text:span></text:span></text:p>
      <text:p text:style-name="P9"/>
      <text:p text:style-name="P9">Samy jeta un coup d’œil par la fenêtre. Finalement, il aurait dû rester dans le sud… il aurait eu une adolescence normale, et n’aurait jamais côtoyé des gens aussi déconnectés de la réalité… mais au fond, leur côté atypique, qui les rendait si unique, c’est grâce à ça qu’ils étaient si attachants. Est-ce qu’il regrettait vraiment leurs aventures ? Finalement, ils n’étaient pas si débiles que ça, et ça, Samy le savait. Au fond de lui il se sentait bien à leurs côtés, et rien ni personne n’aurait pu le…</text:p>
      <text:p text:style-name="P9"/>
      <text:p text:style-name="P11"><text:span text:style-name="Police_20_par_20_défaut1"><text:span text:style-name="T8">Ivan :</text:span></text:span><text:span text:style-name="Police_20_par_20_défaut1"><text:span text:style-name="T1"> Oh putain ça déborde ! Samy fait gaffe à ton jean…</text:span></text:span></text:p>
      <text:p text:style-name="P9"/>
      <text:p text:style-name="P11"><text:span text:style-name="Police_20_par_20_défaut1"><text:span text:style-name="T8">Samy :</text:span></text:span><text:span text:style-name="Police_20_par_20_défaut1"><text:span text:style-name="T1"> PUTAIN LES GARS !</text:span></text:span></text:p>
      <text:p text:style-name="P9"/>
      <text:p text:style-name="P22">FIN</text:p>
      <text:p text:style-name="P48"><text:span text:style-name="T21">Tome</text:span><text:span text:style-name="T1"> </text:span><text:span text:style-name="T20">3 </text:span>: La brèche de Kitazawa</text:p>
      <text:p text:style-name="P29"/>
      <text:p text:style-name="P40"><text:span text:style-name="Police_20_par_20_défaut"><text:span text:style-name="T37">Sommaire :</text:span></text:span></text:p>
      <text:p text:style-name="P28"/>
      <text:p text:style-name="P30">- Chapitre 0 : Précédemment, dans Léopold is Away → Page <text:span text:style-name="T450">81</text:span></text:p>
      <text:p text:style-name="P31"><text:span text:style-name="T73">- Chap</text:span><text:span text:style-name="T74">itre 1 : Exotisme → Page </text:span><text:span text:style-name="T78">8</text:span><text:span text:style-name="T79">2</text:span></text:p>
      <text:p text:style-name="P52"><text:span text:style-name="T73">- Chapitre 2 : </text:span><text:span text:style-name="T81">Un GÉNIE monsieur !</text:span><text:span text:style-name="T73"> → Page 85</text:span></text:p>
      <text:p text:style-name="P52"><text:span text:style-name="T73">- Chapitre 3 : </text:span><text:span text:style-name="T82">Chef des soldats</text:span><text:span text:style-name="T73"> → Page 87</text:span></text:p>
      <text:p text:style-name="P52"><text:span text:style-name="T73">- Chapitre 4 : </text:span><text:span text:style-name="T83">Vive le Roy !</text:span><text:span text:style-name="T73"> → Page 90</text:span></text:p>
      <text:p text:style-name="P52"><text:span text:style-name="T73">- Chapitre 5 : </text:span><text:span text:style-name="T85">Le commencement de l’épopée</text:span><text:span text:style-name="T73"> → </text:span><text:span text:style-name="Police_20_par_20_défaut"><text:span text:style-name="T97">Page</text:span></text:span><text:span text:style-name="T73"> 95</text:span></text:p>
      <text:p text:style-name="P52"><text:span text:style-name="T73">- Chapitre 6 : </text:span><text:span text:style-name="T82">Le pouvoir royal</text:span><text:span text:style-name="T73"> → Page 98</text:span></text:p>
      <text:p text:style-name="P52"><text:span text:style-name="T73">- Chapitre 7 : </text:span><text:span text:style-name="T84">Ça chauffe !</text:span><text:span text:style-name="T73"> → Page 102</text:span></text:p>
      <text:p text:style-name="P52"><text:span text:style-name="T73">- Chapitre 8 : </text:span><text:span text:style-name="T317">Le cirque</text:span><text:span text:style-name="T73"> → Page 104</text:span></text:p>
      <text:p text:style-name="P52"><text:span text:style-name="T73">- Chapitre 9 : </text:span><text:span text:style-name="T318">Salade tomates oignons</text:span><text:span text:style-name="T73"> → Page 106</text:span></text:p>
      <text:p text:style-name="P52"><text:span text:style-name="T73">- Chapitre 10 : </text:span><text:span text:style-name="T104">À </text:span><text:span text:style-name="T319">la recherche du savoir</text:span><text:span text:style-name="T73"> → Page 109</text:span></text:p>
      <text:p text:style-name="P52"><text:span text:style-name="T73">- Chapitre 11 : </text:span><text:span text:style-name="T320">L</text:span><text:span text:style-name="T321">e vrai du FOH</text:span><text:span text:style-name="T73"> → Page 112</text:span></text:p>
      <text:p text:style-name="P52"><text:span text:style-name="T73">- Chapitre 12 : </text:span><text:span text:style-name="Police_20_par_20_défaut"><text:span text:style-name="T98">Toujours plus loin</text:span></text:span><text:span text:style-name="T73"> → Page 113</text:span></text:p>
      <text:p text:style-name="P52"><text:span text:style-name="T73">- Chapitre 13 : </text:span><text:span text:style-name="Police_20_par_20_défaut"><text:span text:style-name="T99">Douce nuit</text:span></text:span><text:span text:style-name="T73"> → Page 115</text:span></text:p>
      <text:p text:style-name="P52"><text:span text:style-name="T73">- Chapitre 14 : </text:span><text:span text:style-name="Police_20_par_20_défaut"><text:span text:style-name="T105">Bro gozh ma zadoù</text:span></text:span><text:span text:style-name="T73"> → Page 118</text:span></text:p>
      <text:p text:style-name="P52"><text:span text:style-name="T73">- Chapitre 15 : </text:span><text:span text:style-name="Police_20_par_20_défaut"><text:span text:style-name="T100">L’origine des maux</text:span></text:span><text:span text:style-name="T73"> → Page 121</text:span></text:p>
      <text:p text:style-name="P52"><text:span text:style-name="T73">- Chapitre 16 : </text:span><text:span text:style-name="Police_20_par_20_défaut"><text:span text:style-name="T101">Titanic</text:span></text:span><text:span text:style-name="T73"> → Page 124</text:span></text:p>
      <text:p text:style-name="P52"><text:span text:style-name="T73">- Chapitre 17 : </text:span><text:span text:style-name="Police_20_par_20_défaut"><text:span text:style-name="T101">Le voyage continu</text:span></text:span><text:span text:style-name="T73"> → Page 127</text:span></text:p>
      <text:p text:style-name="P52"><text:span text:style-name="T73">- Chapitre 18 : </text:span><text:span text:style-name="Police_20_par_20_défaut"><text:span text:style-name="T102">3</text:span></text:span><text:span text:style-name="Police_20_par_20_défaut"><text:span text:style-name="T117">ème</text:span></text:span><text:span text:style-name="Police_20_par_20_défaut"><text:span text:style-name="T119"> Guerre Mondiale</text:span></text:span><text:span text:style-name="T73"> → Page 130</text:span></text:p>
      <text:p text:style-name="P52"><text:span text:style-name="T73">- Chapitre 19 : </text:span><text:span text:style-name="Police_20_par_20_défaut"><text:span text:style-name="T103">Infiltration ! Mondialisation !</text:span></text:span><text:span text:style-name="T73"> → Page 133</text:span></text:p>
      <text:p text:style-name="P53"><text:span text:style-name="T74">- Chapitre 2</text:span><text:span text:style-name="T76">0</text:span><text:span text:style-name="T74"> : </text:span><text:span text:style-name="Police_20_par_20_défaut"><text:span text:style-name="T121">La lutte finale</text:span></text:span><text:span text:style-name="T74"> → Page </text:span><text:span text:style-name="T80">136</text:span></text:p>
      <text:p text:style-name="P53"><text:span text:style-name="T74">- Chapitre 2</text:span><text:span text:style-name="T76">1</text:span><text:span text:style-name="T74"> : </text:span><text:span text:style-name="Police_20_par_20_défaut"><text:span text:style-name="T121">L’enfer sur Terre</text:span></text:span><text:span text:style-name="T74"> → Page </text:span><text:span text:style-name="T80">139</text:span></text:p>
      <text:p text:style-name="P53"><text:span text:style-name="T74">- Chapitre 2</text:span><text:span text:style-name="T76">2</text:span><text:span text:style-name="T74"> : </text:span><text:span text:style-name="Police_20_par_20_défaut"><text:span text:style-name="T122">Destruction de l’apocalypse</text:span></text:span><text:span text:style-name="T74"> → Page </text:span><text:span text:style-name="T80">141</text:span></text:p>
      <text:p text:style-name="P53"><text:span text:style-name="T74">- Chapitre 2</text:span><text:span text:style-name="T76">3</text:span><text:span text:style-name="T74"> : </text:span><text:span text:style-name="Police_20_par_20_défaut"><text:span text:style-name="T122">Rééquilibrage des forces</text:span></text:span><text:span text:style-name="T74"> → Page </text:span><text:span text:style-name="T80">143</text:span></text:p>
      <text:p text:style-name="P46"><text:span text:style-name="T31">Chapitre </text:span><text:span text:style-name="T32">0</text:span><text:span text:style-name="T31"> : </text:span><text:span text:style-name="T32">Précédemment, dans Léopold is Away</text:span></text:p>
      <text:p text:style-name="P32"/>
      <text:p text:style-name="P33">C’est l’histoire d’Ivan, un lycéen banal qui part à la recherche de son meilleur ami disparus, Léopold (notons que ce dernier disparaît pendant quelques heures seulement, ce qui suffit à faire paniquer Ivan).</text:p>
      <text:p text:style-name="P33"/>
      <text:p text:style-name="P33">Partant avec Samy, un autre de ses amis, Ivan va vivre une aventure à la fois épique et pitoyable, durant laquelle ils vont croiser nombre de leurs camarades. Ils finiront par retrouver Léopold caché dans un aéroport, menant une guerre idéologique contre un genre de gang, <text:span text:style-name="T376">Amlaetxhis,</text:span> prônant la fin de la pornographie <text:span text:style-name="T376">pour faire</text:span> du hentai <text:span text:style-name="T376">la nouvelle norme de la sexualité fantasmée (ceci étant sûrement la pire motivation d’antagoniste). Ivan apprend alors que Léopold est le fondateur de la confrérie du Sophisme, l’organisation luttant contre la décadence que représente Amlaetxhis. </text:span></text:p>
      <text:p text:style-name="P33"/>
      <text:p text:style-name="P34">Déjà bien confus, Ivan abandonne tout sens de rationalité lorsqu’un énorme monstre les attaques, toujours dans l’aéroport oui. En plus d’être sacrément laid, le Koyadamesateï n’est pas très fort et fini rapidement vaincu par Léopold et ses amis, qui fêtèrent tous leur victoire comme il se doit (une bonne sodomie) après la mort accidentelle de Matéo, chef caché d’Amlaetxhis.</text:p>
      <text:p text:style-name="P33"/>
      <text:p text:style-name="P35">Tous ? Non. Aden, attristé par la mort d’Antoine, un de ses plus fidèles amis, va chercher coûte que coûte un moyen de ressuscité son camarade. Et ce sera chose faite 2 ans plus tard !</text:p>
      <text:p text:style-name="P36"/>
      <text:p text:style-name="P34">Seulement voilà : à cause d’une formulation vague de son vœux, Aden fit également ressuscité Matéo, qui parti immédiatement chercher les membres <text:span text:style-name="T377">d'Amlaetxhis.</text:span></text:p>
      <text:p text:style-name="P34"/>
      <text:p text:style-name="P37">La confrérie du Sophisme va immédiatement se rassembler pour faire face à la menace, mais Léopold sous estima la puissance de ses ennemis, et fini emprisonner dans un dakimakura. À la recherche d’un antidote pour inverser le processus du Ufiawgun, Ivan et Samy se retrouvèrent en Argentine, où ils rencontrèrent Alan, le concepteur de l’arme.</text:p>
      <text:p text:style-name="P37"/>
      <text:p text:style-name="P38">Pendant ce temps, Amlaetxhis négocie avec Camille, devenu président, pour voir leur idéologie appliqué à l’échelle national. Seulement, Matéo le trouvant trop laxiste sur certaine règles, décidera de la trahir, l’assassiner, et prendre sa place. Il se proclame Empereur, et fais exécuter l’ordre 410 : Arrestation et mise à mort dans non consommateur de hentai.</text:p>
      <text:p text:style-name="P38"/>
      <text:p text:style-name="P39">Heureusement, nos héros, après avoir récupérés l’antidote dans un laboratoire caché sous une mairie, arrive à la capital, près à en découdre avec Amlaetxhis. Hélas, nombre d’entre eux périssent de façon plus ou moins glorieuse selon certains, mais il en résulte que Matéo fini coincé au sommet d’une tour en feu, face à Léopold. Se servant de son camarade pour parer un coup, Matéo trahit cette fois ci sa propre équipe, ce qui lui vaudra d’être jeté dans les flemmes par Alexis, qui se suicida en même temps après avoir perdu le Dr Friedmann.</text:p>
      <text:p text:style-name="P39"/>
      <text:p text:style-name="P39">Le Sophisme vaincu une nouvelle fois la dépendance du Japon, et Esteban fut nommé le premier président de la VI<text:span text:style-name="T28">ème</text:span><text:span text:style-name="T378"> République. </text:span><text:span text:style-name="T449">Naturellement, nos héros ont compris la leçon et éviterons de se tromper lors de la formulation de nouveaux vœux.</text:span></text:p>
      <text:p text:style-name="P36"/>
      <text:p text:style-name="P36">Naturellement…</text:p>
      <text:p text:style-name="P46"><text:span text:style-name="T31">Chapitre 1 : </text:span><text:span text:style-name="T33">Exotisme</text:span></text:p>
      <text:p text:style-name="P54"/>
      <text:p text:style-name="P152"><text:span text:style-name="T40">I</text:span><text:span text:style-name="T39">van :</text:span><text:span text:style-name="T38"> Aïe !</text:span></text:p>
      <text:p text:style-name="P55"/>
      <text:p text:style-name="P152"><text:span text:style-name="T39">Léopold :</text:span><text:span text:style-name="T38"> Quoi encore ?</text:span></text:p>
      <text:p text:style-name="P55"/>
      <text:p text:style-name="P152"><text:span text:style-name="T40">I</text:span><text:span text:style-name="T39">van :</text:span><text:span text:style-name="T38"> J’ai marché sur un caillou !</text:span></text:p>
      <text:p text:style-name="P55"/>
      <text:p text:style-name="P152"><text:span text:style-name="T39">Léopold :</text:span><text:span text:style-name="T38"> Tu fais chier à t’arrêter pour rien tout le temps ! À se rythme on y sera pas avant demain…</text:span></text:p>
      <text:p text:style-name="P55"/>
      <text:p text:style-name="P152"><text:span text:style-name="T40">I</text:span><text:span text:style-name="T39">van :</text:span><text:span text:style-name="T46"> </text:span><text:span text:style-name="T38">C’était un gros caillou ! Je suis sur que ce genre de caillou on en trouve qu’ici.</text:span></text:p>
      <text:p text:style-name="P55"/>
      <text:p text:style-name="P152"><text:span text:style-name="T39">Léopold :</text:span><text:span text:style-name="T38"> Arrête de te plaindre et avance.</text:span></text:p>
      <text:p text:style-name="P55"/>
      <text:p text:style-name="P152"><text:span text:style-name="T38">Ivan et Léopold marchaient à vive allure dans les allées d’un bazar marocain. </text:span><text:span text:style-name="T52">Depuis que M. Archbold avait rendu le nombre de congés payés illimités, Ivan et Léopold partait une semaine sur deux à l’étranger, en voyage en amoureux. Et cette semaine justement, ils avaient décidé de partir au Maroc, profitant de l’occasion pour rendre visite à une mystérieuse personne cherchant à les rencontrer.</text:span><text:span text:style-name="T38"> Ils filaient entre les commerces, évitant les ânes qui bloquais régulièrement les rues, </text:span><text:span text:style-name="T53">en fixant un morceau de papier qui leur étaient parvenus par la poste. Il s’agissait d’une adresse amenant à une ville </text:span><text:span text:style-name="T52">marocaine</text:span><text:span text:style-name="T53"> reculé, expliquant sans doute pourquoi le cassos qui leur donnait rendez-vous n’avait pas de téléphone portable pour envoyer un SMS.</text:span><text:span text:style-name="T52"> Au bout de plusieurs heures de marche, ils arrivèrent devant </text:span><text:span text:style-name="T54">une petite boutique vendant des statuettes de poubelles renversées. Léopold contemplait les différentes couleurs, Ivan les différentes taill</text:span><text:span text:style-name="T55">es, quand tout à coup, un immense barbu se dress</text:span><text:span text:style-name="T56">a devant eux.</text:span></text:p>
      <text:p text:style-name="P56"/>
      <text:p text:style-name="P153"><text:span text:style-name="T40">I</text:span><text:span text:style-name="T41">van :</text:span><text:span text:style-name="T47"> </text:span><text:span text:style-name="T56">E</text:span><text:span text:style-name="T38">h mais c’est…</text:span></text:p>
      <text:p text:style-name="P57"/>
      <text:p text:style-name="P153"><text:span text:style-name="T41">Léopold :</text:span><text:span text:style-name="T57"> </text:span><text:span text:style-name="T38">Mais nan !</text:span></text:p>
      <text:p text:style-name="P57"/>
      <text:p text:style-name="P153"><text:span text:style-name="T39">M. Abdallah :</text:span><text:span text:style-name="T38"> Qu’es-ce que je peux faire pour vous les enfants ?</text:span></text:p>
      <text:p text:style-name="P57"/>
      <text:p text:style-name="P153"><text:span text:style-name="T41">Léopold :</text:span><text:span text:style-name="T57"> </text:span><text:span text:style-name="T58">On est à la recherche de Samy, il nous a donné l’adresse de cette boutique. Vous ne l’avez pas vu ?</text:span></text:p>
      <text:p text:style-name="P58"/>
      <text:p text:style-name="P153"><text:span text:style-name="T42">M. Abdallah :</text:span><text:span text:style-name="T58"> Si, cette boutique appartient à son père, et je crois bien </text:span><text:span text:style-name="T59">l’avoir vu dans l’atelier à l’arrière.</text:span></text:p>
      <text:p text:style-name="P59"/>
      <text:p text:style-name="P153"><text:span text:style-name="T40">I</text:span><text:span text:style-name="T41">van :</text:span><text:span text:style-name="T47"> </text:span><text:span text:style-name="T48">Ah super ! On peux aller le voir ?</text:span></text:p>
      <text:p text:style-name="P60"/>
      <text:p text:style-name="P153"><text:span text:style-name="T42">M. Abdallah :</text:span><text:span text:style-name="T49"> </text:span><text:span text:style-name="T48">Non, c’est interdit au public. Mais je peux l’appeler si vous voulez.</text:span></text:p>
      <text:p text:style-name="P60"/>
      <text:p text:style-name="P154"><text:span text:style-name="T60">S</text:span><text:span text:style-name="T38">amy :</text:span><text:span text:style-name="T46"> Pas la peine.</text:span></text:p>
      <text:p text:style-name="P61"/>
      <text:p text:style-name="P57"><text:span text:style-name="T380">I</text:span><text:span text:style-name="T381">van :</text:span><text:span text:style-name="T87"> </text:span><text:span text:style-name="T88">Samyyyyy !</text:span></text:p>
      <text:p text:style-name="P61"/>
      <text:p text:style-name="P61">Ivan se jeta sur Samy pour l’enlacer, malgré la semi protestation de ce dernier.</text:p>
      <text:p text:style-name="P61"/>
      <text:p text:style-name="P57"><text:span text:style-name="T380">I</text:span><text:span text:style-name="T381">van :</text:span><text:span text:style-name="T87"> </text:span><text:span text:style-name="T88">Tu m’a tellement manqué !</text:span></text:p>
      <text:p text:style-name="P61"/>
      <text:p text:style-name="P71"><text:soft-page-break/><text:span text:style-name="T394">S</text:span>amy :<text:span text:style-name="T86"> Oui oui toi aussi, mais tu peux me lâcher s’il te plaît ?</text:span></text:p>
      <text:p text:style-name="P61"/>
      <text:p text:style-name="P72"><text:span text:style-name="T395">Léopold :</text:span><text:span text:style-name="T87"> </text:span><text:span text:style-name="T89">FOH</text:span></text:p>
      <text:p text:style-name="P62"/>
      <text:p text:style-name="P71"><text:span text:style-name="T394">Samy :</text:span><text:span text:style-name="T89"> FAH</text:span></text:p>
      <text:p text:style-name="P62"/>
      <text:p text:style-name="P73">Ivan :<text:span text:style-name="T86"> NnnNnn</text:span></text:p>
      <text:p text:style-name="P62"/>
      <text:p text:style-name="P73"><text:span text:style-name="T86">Ils se mirent tout les 3 à danser en </text:span><text:span text:style-name="T90">imitant</text:span><text:span text:style-name="T86"> des flamants roses.</text:span></text:p>
      <text:p text:style-name="P62"/>
      <text:p text:style-name="P72"><text:span text:style-name="T396">M. Abdallah :</text:span><text:span text:style-name="T91"> </text:span><text:span text:style-name="T89">Eh bien ! Quelle retrouvaille !</text:span></text:p>
      <text:p text:style-name="P62"/>
      <text:p text:style-name="P74"><text:span text:style-name="T397">S</text:span>amy :<text:span text:style-name="T86"> Venez avec moi, il faut que je vous montre un truc. J’ai une moto dans le gar…</text:span></text:p>
      <text:p text:style-name="P63"/>
      <text:p text:style-name="P74">Soldat : <text:span text:style-name="T96">انت رهن الاعتقال! أراك !</text:span></text:p>
      <text:p text:style-name="P63"/>
      <text:p text:style-name="P72"><text:span text:style-name="T395">Léopold :</text:span><text:span text:style-name="T87"> </text:span><text:span text:style-name="T92">Houla… qu’es-ce qu’il raconte lui ?</text:span></text:p>
      <text:p text:style-name="P64"/>
      <text:p text:style-name="P75">Samy :<text:span text:style-name="T86"> Courez !!</text:span></text:p>
      <text:p text:style-name="P64"/>
      <text:p text:style-name="P75">Ivan :<text:span text:style-name="T86"> hein ? Mais pourq…</text:span></text:p>
      <text:p text:style-name="P64"/>
      <text:p text:style-name="P75">Léopold :<text:span text:style-name="T86"> Tais-toi ! On t’a dit de courir !</text:span></text:p>
      <text:p text:style-name="P64"/>
      <text:p text:style-name="P75"><text:span text:style-name="T86">Un groupe de garde armé de sabre</text:span><text:span text:style-name="T93">s</text:span><text:span text:style-name="T86"> arriv</text:span><text:span text:style-name="T94">a</text:span><text:span text:style-name="T86"> en trombe dans l’allée, au moment où Samy explosa le mur en bois de son garage, en fonçant en moto.</text:span></text:p>
      <text:p text:style-name="P64"/>
      <text:p text:style-name="P76"><text:span text:style-name="T398">Samy :</text:span><text:span text:style-name="T92"> </text:span><text:span text:style-name="T86">Montez !</text:span></text:p>
      <text:p text:style-name="P76"/>
      <text:p text:style-name="P76"><text:span text:style-name="T86">Léopold attrapa Ivan, et sauta à l’arrière de la moto, </text:span><text:span text:style-name="T94">partant à toute allure en direction du désert pendant que les gardes défoulaient leur rage en découpant Abdallah.</text:span></text:p>
      <text:p text:style-name="P65"/>
      <text:p text:style-name="P77"><text:span text:style-name="T397">Ivan :</text:span><text:span text:style-name="T94"> A</text:span><text:span text:style-name="T86">lors, j’ai rien dit parce qu’on étaient pressés, mais pourquoi les soldats marocains ressemblent à ceux d’Aladin ? C’est un peu raciste non ?</text:span></text:p>
      <text:p text:style-name="P66"/>
      <text:p text:style-name="P77"><text:span text:style-name="T399">Léopold :</text:span><text:span text:style-name="T93"> </text:span><text:span text:style-name="T86">Mais ferme t’a gueule !</text:span></text:p>
      <text:p text:style-name="P66"/>
      <text:p text:style-name="P73">Ivan :<text:span text:style-name="T86"> NnnNnn</text:span></text:p>
      <text:p text:style-name="P62"/>
      <text:p text:style-name="P67">Après plusieurs heure de route, Samy s’arrêta dans une grotte cachée dans une dune.</text:p>
      <text:p text:style-name="P67"/>
      <text:p text:style-name="P78">Samy :<text:span text:style-name="T86"> On y est. Bienvenu chez moi !</text:span></text:p>
      <text:p text:style-name="P68"/>
      <text:p text:style-name="P78">Léopold :<text:span text:style-name="T86"> La vache ! T’es si pauvre que ça ?</text:span></text:p>
      <text:p text:style-name="P68"/>
      <text:p text:style-name="P78">Ivan :<text:span text:style-name="T86"> T’a internet ?</text:span></text:p>
      <text:p text:style-name="P68"/>
      <text:p text:style-name="P78">Léopold :<text:span text:style-name="T86"> Il a déjà pas l’eau courante !</text:span></text:p>
      <text:p text:style-name="P68"/>
      <text:p text:style-name="P78">Samy :<text:span text:style-name="T86"> Je vous emmerde !</text:span></text:p>
      <text:p text:style-name="P68"/>
      <text:p text:style-name="P69"><text:soft-page-break/>La grotte descendait légèrement, ressemblant à un énorme sac. Des étagères, armoires, et coffres, contenaient des Kidum de toute les formes, toute les couleurs, et toutes les tailles. Un énorme bureau trônait au fond, avec une vielle carte accrochée au dessus. <text:span text:style-name="T400">Sur le bureau, était posé un bloc de mousse noir. Rectangulaire, il était creusé d’une fente dans la longueur. Samy le prix à deux main, et le leva comme s’il s’agissait d’une relique sacré.</text:span></text:p>
      <text:p text:style-name="P69"/>
      <text:p text:style-name="P70"><text:span text:style-name="T382">Léopold :</text:span><text:span text:style-name="T401"> </text:span>Qu’es-ce que c’est ?</text:p>
      <text:p text:style-name="P70"/>
      <text:p text:style-name="P155"><text:span text:style-name="T43">Samy :</text:span><text:span text:style-name="T50"> </text:span><text:span text:style-name="T51">La réponse à toutes nos questions.</text:span></text:p>
      <text:p text:style-name="P46"><text:span text:style-name="T31">Chapitre </text:span><text:span text:style-name="T34">2</text:span><text:span text:style-name="T31"> : </text:span><text:span text:style-name="T34">Un GÉNIE monsieur !</text:span></text:p>
      <text:p text:style-name="P79"/>
      <text:p text:style-name="P80"><text:span text:style-name="T382">Ivan :</text:span><text:span text:style-name="T95"> </text:span>T’es sérieux ? Tu nous as fait venir dans ton bled pourris, et risqué notre vie, pour un vagin artificiel ?!</text:p>
      <text:p text:style-name="P80"/>
      <text:p text:style-name="P80"><text:span text:style-name="T382">Samy :</text:span><text:span text:style-name="T95"> </text:span>Silence mécréant ! Cet objet renferme un pouvoir incroyable. Tout ce qui nous arrive ces dernières années, toutes ces conneries sans aucun sens, je suis sur le point de découvrir leurs secrets…</text:p>
      <text:p text:style-name="P80"/>
      <text:p text:style-name="P80"><text:span text:style-name="T382">Léopold :</text:span><text:span text:style-name="T95"> </text:span>Forcément, à force de se prendre des insolations il commence à délirer…</text:p>
      <text:p text:style-name="P80"/>
      <text:p text:style-name="P80"><text:span text:style-name="T382">Ivan :</text:span><text:span text:style-name="T95"> </text:span>On le ramène en France ?</text:p>
      <text:p text:style-name="P80"/>
      <text:p text:style-name="P80"><text:span text:style-name="T382">Léopold :</text:span><text:span text:style-name="T95"> </text:span>Non on va éviter de se trimbaler un cingler pareil.</text:p>
      <text:p text:style-name="P80"/>
      <text:p text:style-name="P80"><text:span text:style-name="T382">Samy :</text:span><text:span text:style-name="T95"> </text:span>Vous savez que je vous entend ?</text:p>
      <text:p text:style-name="P80"/>
      <text:p text:style-name="P80"><text:span text:style-name="T382">Ivan :</text:span><text:span text:style-name="T95"> </text:span>C’est notre ami quand même !</text:p>
      <text:p text:style-name="P80"/>
      <text:p text:style-name="P80"><text:span text:style-name="T382">Léopold :</text:span><text:span text:style-name="T95"> </text:span>Oui mais bon, là c’est chaud !</text:p>
      <text:p text:style-name="P80"/>
      <text:p text:style-name="P80"><text:span text:style-name="T382">Samy :</text:span><text:span text:style-name="T95"> </text:span>Eh !</text:p>
      <text:p text:style-name="P80"/>
      <text:p text:style-name="P80"><text:span text:style-name="T382">Ivan :</text:span><text:span text:style-name="T95"> </text:span>Du coup on le laisse ici ?</text:p>
      <text:p text:style-name="P80"/>
      <text:p text:style-name="P80"><text:span text:style-name="T382">Léopold :</text:span><text:span text:style-name="T95"> </text:span>Faut déjà trouver un moyen de partir…</text:p>
      <text:p text:style-name="P80"/>
      <text:p text:style-name="P80"><text:span text:style-name="T382">Samy :</text:span><text:span text:style-name="T95"> </text:span>EH ! Je suis là hein ! Vous ne me croyez pas ? Je vais vous prouver que j’ai raison !</text:p>
      <text:p text:style-name="P80"/>
      <text:p text:style-name="P80">Samy baissa son pantalon, et commença à se masturber dans le bloc de mousse.</text:p>
      <text:p text:style-name="P80"/>
      <text:p text:style-name="P80"><text:span text:style-name="T382">Léopold :</text:span><text:span text:style-name="T95"> </text:span>Oh la vache…</text:p>
      <text:p text:style-name="P80"/>
      <text:p text:style-name="P80"><text:span text:style-name="T382">Ivan :</text:span><text:span text:style-name="T95"> </text:span>C’est dégueu…</text:p>
      <text:p text:style-name="P80"/>
      <text:p text:style-name="P80"><text:span text:style-name="T382">Léopold :</text:span><text:span text:style-name="T95"> </text:span>Et dire qu’Ambra a du voir ça !</text:p>
      <text:p text:style-name="P80"/>
      <text:p text:style-name="P80"><text:span text:style-name="T382">Ivan :</text:span><text:span text:style-name="T95"> </text:span>Elle aurait du porter plainte…</text:p>
      <text:p text:style-name="P80"/>
      <text:p text:style-name="P80">Il ne fallu que 30 secondes à Samy pour jouir bruyamment dans le bloc.</text:p>
      <text:p text:style-name="P80"/>
      <text:p text:style-name="P80"><text:span text:style-name="T382">Samy :</text:span><text:span text:style-name="T95"> </text:span>Vous allez voir ! تعويذة !</text:p>
      <text:p text:style-name="P80"/>
      <text:p text:style-name="P81">Soudain, le bloc ce mis à briller et de la fumée verte sortit du trou. La fumée pris en volume, se métamorph<text:span text:style-name="T402">osa, et pris une forme humaine.</text:span></text:p>
      <text:p text:style-name="P81"/>
      <text:p text:style-name="P82"><text:span text:style-name="T382">Léopold :</text:span><text:span text:style-name="T95"> </text:span>Un génie !</text:p>
      <text:p text:style-name="P82"/>
      <text:p text:style-name="P82"><text:span text:style-name="T382">Ivan :</text:span><text:span text:style-name="T95"> </text:span>Comme dans Alad’2 !</text:p>
      <text:p text:style-name="P82"/>
      <text:p text:style-name="P82"><text:soft-page-break/>Léopold mis une grande claque dans la bouche à Ivan pour lui remettre les idées en places.</text:p>
      <text:p text:style-name="P82"/>
      <text:p text:style-name="P83"><text:span text:style-name="T382">Samy :</text:span><text:span text:style-name="T95"> </text:span>Et ouais les gars ! C’est ce que le roi recherche, c’est pour ça que je suis suivit.</text:p>
      <text:p text:style-name="P83"/>
      <text:p text:style-name="P83"><text:span text:style-name="T382">Ivan :</text:span><text:span text:style-name="T95"> </text:span>Mais du coup on peux demander ce qu’on veux ?</text:p>
      <text:p text:style-name="P83"/>
      <text:p text:style-name="P83"><text:span text:style-name="T382">Samy :</text:span><text:span text:style-name="T95"> </text:span>Ouais alors y a quand même une règle à respecter…</text:p>
      <text:p text:style-name="P83"/>
      <text:p text:style-name="P83"><text:span text:style-name="T382">Léopold :</text:span><text:span text:style-name="T95"> </text:span>Ok stop. Le premier qui dit un truc dans le genre « Euh ouais je veux que tout le monde ressuscite parce qu’ils me manquent… » Je l’EN-CULE.</text:p>
      <text:p text:style-name="P83"/>
      <text:p text:style-name="P83"><text:span text:style-name="T383">Génie</text:span><text:span text:style-name="T382"> :</text:span><text:span text:style-name="T95"> </text:span>تم كسر القاعدة ! سآخذك بعيدا</text:p>
      <text:p text:style-name="P83"/>
      <text:p text:style-name="P83"><text:span text:style-name="T382">Léopold :</text:span><text:span text:style-name="T95"> </text:span>Pardon ?</text:p>
      <text:p text:style-name="P83"/>
      <text:p text:style-name="P83"><text:span text:style-name="T382">Samy :</text:span><text:span text:style-name="T95"> </text:span>Oh merde…</text:p>
      <text:p text:style-name="P83"/>
      <text:p text:style-name="P83">Le génie ouvrit alors grand la bouche, et inspira Léopold qui disparut dans un nuage de fumer verte.</text:p>
      <text:p text:style-name="P83"/>
      <text:p text:style-name="P83"><text:span text:style-name="T382">Ivan :</text:span><text:span text:style-name="T95"> </text:span>Noooon !</text:p>
      <text:p text:style-name="P83"/>
      <text:p text:style-name="P83"><text:span text:style-name="T382">Samy :</text:span><text:span text:style-name="T95"> </text:span>C’était ça, la règle.</text:p>
      <text:p text:style-name="P44">Chapitre 3 : Chef des soldats</text:p>
      <text:p text:style-name="P79"/>
      <text:p text:style-name="P156"><text:span text:style-name="T43">Ivan :</text:span><text:span text:style-name="T50"> </text:span><text:span text:style-name="T61">H</text:span><text:span text:style-name="T38">olalalala ! Mais qu’es-ce qu’on peux faire !</text:span></text:p>
      <text:p text:style-name="P84"/>
      <text:p text:style-name="P84"><text:span text:style-name="T382">Samy :</text:span><text:span text:style-name="T95"> </text:span>Tais-toi Ivan j’aimerais dormir. On cherchera demain je t’ai dit.</text:p>
      <text:p text:style-name="P84"/>
      <text:p text:style-name="P84">Samy avait déplacé chaque Kidum, mais rien a faire, il ne retrouvait pas la notice qu’il avait eu avec le bloc. <text:span text:style-name="T403">Tant pis s’était-il dit, ils reprendraient les recherches à tête reposer. Ceci dit, outre la disparition de Léopold, des problèmes bien plus graves tourmentaient Samy. Le génie avait pris en compte le souhait de Léopold malgré tout, et il savait ce que cela impliquait… Leur retour. Ceci dit tant qu’il avait le bloc de mousse, ils n’avaient rien à craindre. Après à peine quelques heures de sommeil, Samy fut réveillez par Ivan qui lui donnait des coups de pied dans le ventre.</text:span></text:p>
      <text:p text:style-name="P84"/>
      <text:p text:style-name="P85"><text:span text:style-name="T382">Ivan :</text:span><text:span text:style-name="T95"> </text:span>Putain le bloc a disparu !</text:p>
      <text:p text:style-name="P85"/>
      <text:p text:style-name="P85"><text:span text:style-name="T382">Samy :</text:span><text:span text:style-name="T95"> </text:span><text:span text:style-name="T404">QUOI ?!</text:span></text:p>
      <text:p text:style-name="P85"/>
      <text:p text:style-name="P85">Samy se redressa d’un coup et scruta sa grotte, sans retrouver son précieux bloc. À la place, il retrouva un bout de papier chiffonné, comportant un message à peine lisible tant s’était mal écrit.</text:p>
      <text:p text:style-name="P85"/>
      <text:p text:style-name="P85"><text:span text:style-name="T382">Ivan :</text:span><text:span text:style-name="T95"> </text:span>Ça dit quoi ?</text:p>
      <text:p text:style-name="P85"/>
      <text:p text:style-name="P85"><text:span text:style-name="T382">Samy :</text:span><text:span text:style-name="T95"> </text:span>« Chers blaireaux, … ».</text:p>
      <text:p text:style-name="P85"/>
      <text:p text:style-name="P85"><text:span text:style-name="T382">Ivan :</text:span><text:span text:style-name="T95"> </text:span>Ça commence bien…</text:p>
      <text:p text:style-name="P85"/>
      <text:p text:style-name="P85"><text:span text:style-name="T382">Samy :</text:span><text:span text:style-name="T95"> </text:span>« Je vous remercie pour votre sacrifice, et afin de vous r<text:span text:style-name="T405">écompenser convenablement, je souhaite provoquer une rencontre à l’adresse joint à ce message. ».</text:span></text:p>
      <text:p text:style-name="P85"/>
      <text:p text:style-name="P86"><text:span text:style-name="T382">Ivan :</text:span><text:span text:style-name="T95"> </text:span>Même pas en rêve ! Ça pue le piège !</text:p>
      <text:p text:style-name="P86"/>
      <text:p text:style-name="P86"><text:span text:style-name="T382">Samy :</text:span><text:span text:style-name="T95"> </text:span>« Afin de m’assurer que vous veniez, je vous substitue votre bloc en mousse au pouvoirs inestimables. Si jamais vous ne vous présentez pas sous un délai d’une semaine, je me servirais de la semence accumulée pour créer une armée de clone. ».</text:p>
      <text:p text:style-name="P86"/>
      <text:p text:style-name="P86"><text:span text:style-name="T382">Ivan :</text:span><text:span text:style-name="T95"> </text:span>Ah merde.</text:p>
      <text:p text:style-name="P86"/>
      <text:p text:style-name="P86"><text:span text:style-name="T382">Samy :</text:span><text:span text:style-name="T95"> </text:span>« P.S. : Bien ta grotte ? ».</text:p>
      <text:p text:style-name="P86"/>
      <text:p text:style-name="P86"><text:span text:style-name="T382">Ivan :</text:span><text:span text:style-name="T95"> </text:span>Mais attend, qui a bien put faire le coup ?</text:p>
      <text:p text:style-name="P86"/>
      <text:p text:style-name="P86"><text:span text:style-name="T382">Samy :</text:span><text:span text:style-name="T95"> </text:span>T’a vraiment pas changé toi… C’est Matéo et sa troupe d’attardés ! Ils veulent nous arrêtés encore une fois dans notre objectif de faire barrage à la décadence !</text:p>
      <text:p text:style-name="P86"/>
      <text:p text:style-name="P86"><text:span text:style-name="T382">Ivan :</text:span><text:span text:style-name="T95"> </text:span><text:span text:style-name="T406">Dixit celui qui se branle dans de la mousse avec des godes pour enfants…</text:span></text:p>
      <text:p text:style-name="P86"/>
      <text:p text:style-name="P86"><text:span text:style-name="T382">Samy :</text:span><text:span text:style-name="T95"> </text:span>Pardon ?</text:p>
      <text:p text:style-name="P86"/>
      <text:p text:style-name="P86"><text:span text:style-name="T382">Ivan :</text:span><text:span text:style-name="T95"> </text:span>Non rien !</text:p>
      <text:p text:style-name="P86"/>
      <text:p text:style-name="P86"><text:soft-page-break/>Tandis que Samy calculait combien de clone on pouvait faire avec son nombre de masturbation par jour, Ivan <text:span text:style-name="T407">cherchait où menait l’adresse liée au message.</text:span></text:p>
      <text:p text:style-name="P86"/>
      <text:p text:style-name="P87"><text:span text:style-name="T382">Ivan :</text:span><text:span text:style-name="T95"> </text:span>J’ai trouvé ! <text:span text:style-name="T408">C’est le </text:span><text:span text:style-name="T124">hameau de Courtevroust.</text:span></text:p>
      <text:p text:style-name="P157"/>
      <text:p text:style-name="P88"><text:span text:style-name="T135">Samy :</text:span><text:span text:style-name="T133"> </text:span><text:span text:style-name="T123">Pourquoi cet endroit spécifiquement ?</text:span></text:p>
      <text:p text:style-name="P157"/>
      <text:p text:style-name="P88"><text:span text:style-name="T135">Ivan :</text:span><text:span text:style-name="T133"> </text:span><text:span text:style-name="T123">J’en sais rien… </text:span><text:span text:style-name="T125">Mais il faut qu’on y aille !</text:span></text:p>
      <text:p text:style-name="P158"/>
      <text:p text:style-name="P89"><text:span text:style-name="T135">Samy :</text:span><text:span text:style-name="T133"> </text:span><text:span text:style-name="T123">T’es au courant que c’est un gros piège de ses morts ?</text:span></text:p>
      <text:p text:style-name="P158"/>
      <text:p text:style-name="P89"><text:span text:style-name="T135">Ivan :</text:span><text:span text:style-name="T133"> </text:span><text:span text:style-name="T123">On a pas le choix, ils ont Léopold !</text:span></text:p>
      <text:p text:style-name="P158"/>
      <text:p text:style-name="P89"><text:span text:style-name="T135">Samy :</text:span><text:span text:style-name="T133"> </text:span><text:span text:style-name="T123">Ivan… bon. T’a un plan au moins ?</text:span></text:p>
      <text:p text:style-name="P158"/>
      <text:p text:style-name="P89"><text:span text:style-name="T135">Ivan :</text:span><text:span text:style-name="T133"> </text:span><text:span text:style-name="T123">On improvisera ! Aller sors ta moto on y va !</text:span></text:p>
      <text:p text:style-name="P158"/>
      <text:p text:style-name="P89"><text:span text:style-name="T135">Samy :</text:span><text:span text:style-name="T133"> </text:span><text:span text:style-name="T123">Je sais pas si t’as remarqué mais on est au Maroc. Le région parisienne c’est un chouilla loin.</text:span></text:p>
      <text:p text:style-name="P158"/>
      <text:p text:style-name="P90"><text:span text:style-name="T135">Ivan :</text:span><text:span text:style-name="T133"> </text:span><text:span text:style-name="T123">On peut prendre un bateau vers Gibraltar, ce sera plus court !</text:span></text:p>
      <text:p text:style-name="P159"/>
      <text:p text:style-name="P90"><text:span text:style-name="T135">Samy :</text:span><text:span text:style-name="T133"> </text:span><text:span text:style-name="T123">Bon eh bien… C’est reparti pour une journée à moto.</text:span></text:p>
      <text:p text:style-name="P159"/>
      <text:p text:style-name="P159">Et ils s’en allèrent ainsi dans le désert, tel deux chevalier à dos de moto, Samy et Ivan contre tout chacal, aventuriers contre tout guerriers, y compris quand ceux-ci sont douaniers.</text:p>
      <text:p text:style-name="P159"/>
      <text:p text:style-name="P90"><text:span text:style-name="T135">Ivan :</text:span><text:span text:style-name="T133"> </text:span><text:span text:style-name="T123">Attend quoi ?</text:span></text:p>
      <text:p text:style-name="P159"/>
      <text:p text:style-name="P90"><text:span text:style-name="T135">Samy :</text:span><text:span text:style-name="T133"> </text:span><text:span text:style-name="T123">Bah ouais mec, je suis recherché par la police donc </text:span><text:span text:style-name="T126">on va sûrement se faire arrêter à </text:span><text:span text:style-name="T127">Fnideq, et par toute la garde national. Mais t’inquiète, j’ai un plan. Tu seras surpris de voir qui est le chef de la police…</text:span></text:p>
      <text:p text:style-name="P160"/>
      <text:p text:style-name="P91"><text:span text:style-name="T135">Ivan :</text:span><text:span text:style-name="T133"> </text:span><text:span text:style-name="T123">Putain arrête de me putacliquer !</text:span></text:p>
      <text:p text:style-name="P160"/>
      <text:p text:style-name="P92"><text:span text:style-name="T123">Ils arrivèrent </text:span><text:span text:style-name="T128">à la frontière espagnole en fin d’après-midi, qui comme l’avait prévu Samy, était protégée par une centaine de gardes. Pourtant, Samy ne ralentis pat sa moto.</text:span></text:p>
      <text:p text:style-name="P161"/>
      <text:p text:style-name="P93"><text:span text:style-name="T135">Ivan :</text:span><text:span text:style-name="T133"> </text:span><text:span text:style-name="T123">Eh mais attend c’est pas…</text:span></text:p>
      <text:p text:style-name="P161"/>
      <text:p text:style-name="P93"><text:span text:style-name="T135">Samy :</text:span><text:span text:style-name="T133"> </text:span><text:span text:style-name="T123">Si !</text:span></text:p>
      <text:p text:style-name="P161"/>
      <text:p text:style-name="P93"><text:span text:style-name="T136">M. Bazine :</text:span><text:span text:style-name="T129"> </text:span><text:span text:style-name="T123">Vous arrêtez vos </text:span><text:span text:style-name="T130">bêtises</text:span><text:span text:style-name="T123"> mainten…</text:span></text:p>
      <text:p text:style-name="P161"/>
      <text:p text:style-name="P93"><text:span text:style-name="T123">Samy le percuta de plein fouet, lui roula dessus, et s’en servit comme tremplin pour sauter la barrière. </text:span><text:span text:style-name="T130">Malheureusement</text:span><text:span text:style-name="T123">, il furent encerclés par les gardes armés de sabres, sans possibilité d’échappatoire.</text:span></text:p>
      <text:p text:style-name="P161"/>
      <text:p text:style-name="P94"><text:span text:style-name="T135">Samy :</text:span><text:span text:style-name="T133"> </text:span><text:span text:style-name="T123">Et merde !</text:span></text:p>
      <text:p text:style-name="P162"/>
      <text:p text:style-name="P94"><text:span text:style-name="T135">Ivan :</text:span><text:span text:style-name="T133"> </text:span><text:span text:style-name="T123">Adieux Léopold…</text:span></text:p>
      <text:p text:style-name="P162"><text:soft-page-break/></text:p>
      <text:p text:style-name="P94"><text:span text:style-name="T134">??? :</text:span><text:span text:style-name="T123"> </text:span><text:span text:style-name="T139">À TERRE !</text:span></text:p>
      <text:p text:style-name="P162"/>
      <text:p text:style-name="P162">Samy et Ivan se jetèrent de la moto pile avant qu’une rafale de balle soit tirée, abattant tout les gardes.</text:p>
      <text:p text:style-name="P162"/>
      <text:p text:style-name="P94"><text:span text:style-name="T135">Samy :</text:span><text:span text:style-name="T133"> </text:span><text:span text:style-name="T123">C’est qui encore ce malade ?!</text:span></text:p>
      <text:p text:style-name="P79"/>
      <text:p text:style-name="P94"><text:span text:style-name="T379">??? :</text:span> C’est moi !</text:p>
      <text:p text:style-name="P94"/>
      <text:p text:style-name="P94"><text:span text:style-name="T382">Ivan :</text:span><text:span text:style-name="T95"> </text:span>Mais c’est…</text:p>
      <text:p text:style-name="P94"/>
      <text:p text:style-name="P155"><text:span text:style-name="T44">Kenny :</text:span><text:span text:style-name="T62"> </text:span><text:span text:style-name="T63">Appelez moi colonel. Colonel Makaya.</text:span></text:p>
      <text:p text:style-name="P46"><text:span text:style-name="T31">Chapitre </text:span><text:span text:style-name="T35">4</text:span><text:span text:style-name="T31"> : </text:span><text:span text:style-name="T35">Vive le Roy !</text:span></text:p>
      <text:p text:style-name="P79"/>
      <text:p text:style-name="P95"><text:span text:style-name="T135">Samy :</text:span><text:span text:style-name="T133"> </text:span>Kenny ! Qu’es-ce que tu fais là ?</text:p>
      <text:p text:style-name="P95"/>
      <text:p text:style-name="P95"><text:span text:style-name="T382">Ivan :</text:span><text:span text:style-name="T95"> </text:span>Et pourquoi tu as autant de mitraillettes ?</text:p>
      <text:p text:style-name="P95"/>
      <text:p text:style-name="P96"><text:span text:style-name="T384">Kenny :</text:span><text:span text:style-name="T409"> </text:span>Eh oh ! C’est moi qui pose les questions.</text:p>
      <text:p text:style-name="P96"/>
      <text:p text:style-name="P96"><text:span text:style-name="T382">Ivan :</text:span><text:span text:style-name="T95"> </text:span>D’accord monsieur.</text:p>
      <text:p text:style-name="P96"/>
      <text:p text:style-name="P96"><text:span text:style-name="T384">Kenny :</text:span><text:span text:style-name="T409"> </text:span>Vous êtes qui ? Et comment vous me connaissez ?</text:p>
      <text:p text:style-name="P96"/>
      <text:p text:style-name="P96"><text:span text:style-name="T135">Samy :</text:span><text:span text:style-name="T133"> </text:span>Bah… Tu te souviens plus de nous ?</text:p>
      <text:p text:style-name="P96"/>
      <text:p text:style-name="P96"><text:span text:style-name="T384">Kenny :</text:span><text:span text:style-name="T409"> </text:span>Non…</text:p>
      <text:p text:style-name="P96"/>
      <text:p text:style-name="P96"><text:span text:style-name="T135">Samy :</text:span><text:span text:style-name="T133"> </text:span>Je t’ai amené au bac enfoiré !</text:p>
      <text:p text:style-name="P96"/>
      <text:p text:style-name="P96"><text:span text:style-name="T384">Kenny :</text:span><text:span text:style-name="T409"> </text:span>Samy ?!</text:p>
      <text:p text:style-name="P96"/>
      <text:p text:style-name="P96"><text:span text:style-name="T135">Samy :</text:span><text:span text:style-name="T133"> </text:span>Oui !</text:p>
      <text:p text:style-name="P96"/>
      <text:p text:style-name="P96"><text:span text:style-name="T384">Kenny :</text:span><text:span text:style-name="T409"> </text:span>Ah ! Et toi t’es le petit pédé asiatique là… Comment tu t’appelles déjà ?</text:p>
      <text:p text:style-name="P96"/>
      <text:p text:style-name="P96"><text:span text:style-name="T382">Ivan :</text:span><text:span text:style-name="T95"> </text:span>Ivan… Mais je suis pas… petit.</text:p>
      <text:p text:style-name="P96"/>
      <text:p text:style-name="P97"><text:span text:style-name="T135">Samy :</text:span><text:span text:style-name="T133"> </text:span>Pourquoi tu nous as sauvé si tu nous as pas reconnu ?</text:p>
      <text:p text:style-name="P97"/>
      <text:p text:style-name="P97"><text:span text:style-name="T384">Kenny :</text:span><text:span text:style-name="T409"> </text:span>Enfaîte je voulais juste tuer les flics, mais vous étiez au milieu. Ces enfoirés de raciste m’ont dit que j’avais une tête de camerounais, alors que je suis du Congo !</text:p>
      <text:p text:style-name="P97"/>
      <text:p text:style-name="P97"><text:span text:style-name="T382">Ivan :</text:span><text:span text:style-name="T95"> </text:span>Adakor.</text:p>
      <text:p text:style-name="P97"/>
      <text:p text:style-name="P97"><text:span text:style-name="T135">Samy :</text:span><text:span text:style-name="T133"> </text:span>Et où t’a eu autant d’armes ?</text:p>
      <text:p text:style-name="P97"/>
      <text:p text:style-name="P97"><text:span text:style-name="T384">Kenny :</text:span><text:span text:style-name="T409"> </text:span>Je les achètes à des groupes terroristes, pour préparer un coup d’État.</text:p>
      <text:p text:style-name="P97"/>
      <text:p text:style-name="P98"><text:span text:style-name="T382">Ivan :</text:span><text:span text:style-name="T95"> </text:span>Pourquoi ? Il est super comme président Esteban.</text:p>
      <text:p text:style-name="P98"/>
      <text:p text:style-name="P98"><text:span text:style-name="T384">Kenny :</text:span><text:span text:style-name="T409"> </text:span>Pas en France abruti ! Au Congo ! Je vais reprendre ces terres pour offrir au peuple <text:span text:style-name="T410">la liberté, la vraie ! Et virer tout ces pantins installés par les hommes blancs qui aujourd’hui encore…</text:span></text:p>
      <text:p text:style-name="P98"/>
      <text:p text:style-name="P99"><text:span text:style-name="T135">Samy :</text:span><text:span text:style-name="T133"> </text:span>Oui oui, c’est très bien tout ça, <text:span text:style-name="T411">du coup merci, mais on va devoir y aller on est très occupés.</text:span></text:p>
      <text:p text:style-name="P99"/>
      <text:p text:style-name="P100"><text:span text:style-name="T384">Kenny :</text:span><text:span text:style-name="T409"> </text:span>Et qu’es-ce qui est plus important que la quête de l’Afrique libre ?</text:p>
      <text:p text:style-name="P100"/>
      <text:p text:style-name="P100"><text:span text:style-name="T135">Samy :</text:span><text:span text:style-name="T133"> </text:span>La quête de sauver le monde d’un détraqué.</text:p>
      <text:p text:style-name="P100"/>
      <text:p text:style-name="P100"><text:span text:style-name="T382">Ivan :</text:span><text:span text:style-name="T95"> </text:span>Mais au fait, t’avais pas un restaurant à la base ?</text:p>
      <text:p text:style-name="P100"/>
      <text:p text:style-name="P100"><text:soft-page-break/><text:span text:style-name="T384">Kenny :</text:span><text:span text:style-name="T409"> </text:span>Le Wokaya ? Laisse tombé j’ai fait faillite et il s’est fait racheté par un kebab low-cost. <text:span text:style-name="T412">Mais j’en rouvrirais au Congo une fois ma quête finie. Et cette fois il n’y aura de scandale sur l’hygiène des c…</text:span></text:p>
      <text:p text:style-name="P100"/>
      <text:p text:style-name="P101"><text:span text:style-name="T385">Marocain :</text:span><text:span text:style-name="T413"> </text:span>ÇA Y EST !! Le Portugal nous déclare la guerre ! Fuyez tous !</text:p>
      <text:p text:style-name="P101"/>
      <text:p text:style-name="P101"><text:span text:style-name="T382">Ivan :</text:span><text:span text:style-name="T95"> </text:span>Ah shit, <text:span text:style-name="T414">here w…</text:span></text:p>
      <text:p text:style-name="P101"/>
      <text:p text:style-name="P101"><text:span text:style-name="T135">Samy :</text:span><text:span text:style-name="T133"> </text:span>Bon, bah écoute Kenny, ce fut un plaisir mais on va devoir y aller, <text:span text:style-name="T415">bonne chance pour ta quête !</text:span></text:p>
      <text:p text:style-name="P101"/>
      <text:p text:style-name="P102"><text:span text:style-name="T384">Kenny :</text:span><text:span text:style-name="T409"> </text:span>Attendez les gars ! Vous êtes dans un pays en guerre et vous n’êtes pas armés, laissez moi vous escorter jusqu’à… heu vous allez où ?</text:p>
      <text:p text:style-name="P102"/>
      <text:p text:style-name="P102"><text:span text:style-name="T135">Samy :</text:span><text:span text:style-name="T133"> </text:span>Pour commencer on va passer sur le sol espagnol, ensuite on va chercher un port pour rejoindre la France.</text:p>
      <text:p text:style-name="P102"/>
      <text:p text:style-name="P102"><text:span text:style-name="T384">Kenny :</text:span><text:span text:style-name="T409"> </text:span>Bah je suis gentil je vous accompagne jusqu’au port.</text:p>
      <text:p text:style-name="P102"/>
      <text:p text:style-name="P102"><text:span text:style-name="T382">Ivan :</text:span><text:span text:style-name="T95"> </text:span>C’est sympa, mais on a rien demandé.</text:p>
      <text:p text:style-name="P102"/>
      <text:p text:style-name="P102"><text:span text:style-name="T384">Kenny :</text:span><text:span text:style-name="T409"> </text:span>Aller pas de fausse modestie entre nous ! On y va ! Je vais vous guider en voiture, et abattre nos éventuels ennemis.</text:p>
      <text:p text:style-name="P102"/>
      <text:p text:style-name="P102"><text:span text:style-name="T382">Ivan :</text:span><text:span text:style-name="T95"> </text:span>Ah bah super.</text:p>
      <text:p text:style-name="P102"/>
      <text:p text:style-name="P103">Ils roulèrent encore quelques heures, avant de finalement arriver au port, alors qu’au même moment, un majestueux paquebot s’amarrait. Un annonciateur apparu, et après quelques fausses notes au clairon, se mit à hurler par dessus sa rambarde.</text:p>
      <text:p text:style-name="P103"/>
      <text:p text:style-name="P103"><text:span text:style-name="T385">Soldat :</text:span><text:span text:style-name="T413"> </text:span>Sa majesté Valentin Ier, roi du PortugaaaAAAH !</text:p>
      <text:p text:style-name="P103"/>
      <text:p text:style-name="P149">PLOUF</text:p>
      <text:p text:style-name="P103"/>
      <text:p text:style-name="P103">Il fut poussé dans l’eau par un violent coup de sceptre du roi, qui voulait visiblement descendre le plus vite possible.</text:p>
      <text:p text:style-name="P103"/>
      <text:p text:style-name="P103"><text:span text:style-name="T382">Ivan :</text:span><text:span text:style-name="T95"> </text:span>C’est une blague ?</text:p>
      <text:p text:style-name="P103"/>
      <text:p text:style-name="P104"><text:span text:style-name="T135">Samy :</text:span><text:span text:style-name="T133"> </text:span>Non putain c’est vraiment lui…</text:p>
      <text:p text:style-name="P104"/>
      <text:p text:style-name="P104">Valentin descendit du bateau suivit par des militaires et généraux armés jusqu’aux dents. Il fronça les sourcils lorsqu’il passa devant Ivan, certain de l’avoir déjà vu quelque part. Il fit alors violemment marche arrière, frappant involontairement deux de ses généraux.</text:p>
      <text:p text:style-name="P104"/>
      <text:p text:style-name="P104"><text:span text:style-name="T379">Valentin :</text:span> Bonjours, pouvez-vous me donner vos noms ? Vous me rappelez de vielles connaissances…</text:p>
      <text:p text:style-name="P104"/>
      <text:p text:style-name="P104"><text:span text:style-name="T382">Ivan :</text:span><text:span text:style-name="T95"> </text:span>C’est nous Valentin.</text:p>
      <text:p text:style-name="P104"/>
      <text:p text:style-name="P104"><text:span text:style-name="T379">Valentin :</text:span> YES je le savait ! Alors mes salopes, qu’es-ce que vous faites là ?</text:p>
      <text:p text:style-name="P104"/>
      <text:p text:style-name="P104"><text:soft-page-break/><text:span text:style-name="T135">Samy :</text:span><text:span text:style-name="T133"> </text:span>C’est plutôt à nous de te demander ça, surtout que bordel de merde, t’es devenu roi ! Et malgré tout ton fric on t’a pas vu poser UNE gaine !</text:p>
      <text:p text:style-name="P104"/>
      <text:p text:style-name="P105"><text:span text:style-name="T382">Ivan :</text:span><text:span text:style-name="T95"> </text:span>Ni payer UNE bière !</text:p>
      <text:p text:style-name="P105"/>
      <text:p text:style-name="P105"><text:span text:style-name="T135">Samy :</text:span><text:span text:style-name="T133"> </text:span>Mais qu’es que t’a foutu tout ce temps ?</text:p>
      <text:p text:style-name="P105"/>
      <text:p text:style-name="P105"><text:span text:style-name="T382">Ivan :</text:span><text:span text:style-name="T95"> </text:span>Et comment t’es devenu roi ?</text:p>
      <text:p text:style-name="P105"/>
      <text:p text:style-name="P105"><text:span text:style-name="T135">Samy :</text:span><text:span text:style-name="T133"> </text:span>Et pourquoi t’a déclaré la guerre au Maroc ?</text:p>
      <text:p text:style-name="P105"/>
      <text:p text:style-name="P105"><text:span text:style-name="T382">Ivan :</text:span><text:span text:style-name="T95"> </text:span>Ouais j’avoue !</text:p>
      <text:p text:style-name="P105"/>
      <text:p text:style-name="P105"><text:span text:style-name="T386">Valentin :</text:span><text:span text:style-name="T416"> </text:span>J’ai fait des études de politique, puis déménagé au Portugal. Là bas, je me suis découvert une passion pour l…</text:p>
      <text:p text:style-name="P105"/>
      <text:p text:style-name="P105"><text:span text:style-name="T382">Ivan :</text:span><text:span text:style-name="T95"> </text:span>Oui bon enfaîte on s’en fout.</text:p>
      <text:p text:style-name="P105"/>
      <text:p text:style-name="P105"><text:span text:style-name="T386">Valentin :</text:span><text:span text:style-name="T416"> </text:span>Quoi ? Mais attendez elle est super mon histoire !</text:p>
      <text:p text:style-name="P105"/>
      <text:p text:style-name="P105"><text:span text:style-name="T135">Samy :</text:span><text:span text:style-name="T133"> </text:span>Tu sauves le monde dedans ?</text:p>
      <text:p text:style-name="P105"/>
      <text:p text:style-name="P105"><text:span text:style-name="T386">Valentin :</text:span><text:span text:style-name="T416"> </text:span>Non…</text:p>
      <text:p text:style-name="P105"/>
      <text:p text:style-name="P105"><text:span text:style-name="T135">Samy :</text:span><text:span text:style-name="T133"> </text:span>Alors désolé mais on a mieux à faire !</text:p>
      <text:p text:style-name="P105"/>
      <text:p text:style-name="P105"><text:span text:style-name="T386">Valentin :</text:span><text:span text:style-name="T416"> </text:span>Qu’es-ce que c’est que cette histoire encore…</text:p>
      <text:p text:style-name="P105"/>
      <text:p text:style-name="P105"><text:span text:style-name="T382">Ivan :</text:span><text:span text:style-name="T95"> </text:span>Dis, tu nous prêterais ton bateau ?</text:p>
      <text:p text:style-name="P105"/>
      <text:p text:style-name="P105"><text:span text:style-name="T386">Valentin :</text:span><text:span text:style-name="T416"> </text:span>Bah bien sur ! Et je rentre comment moi après ?</text:p>
      <text:p text:style-name="P105"/>
      <text:p text:style-name="P106"><text:span text:style-name="T135">Samy :</text:span><text:span text:style-name="T133"> </text:span>Tu peux pas en de<text:span text:style-name="T417">mander un autre ? T’es le roi !</text:span></text:p>
      <text:p text:style-name="P106"/>
      <text:p text:style-name="P107"><text:span text:style-name="T386">Valentin :</text:span><text:span text:style-name="T416"> </text:span>Mmh si c’est vrai…</text:p>
      <text:p text:style-name="P107"/>
      <text:p text:style-name="P107"><text:span text:style-name="T382">Ivan :</text:span><text:span text:style-name="T95"> </text:span>Ah !</text:p>
      <text:p text:style-name="P107"/>
      <text:p text:style-name="P107"><text:span text:style-name="T386">Valentin :</text:span><text:span text:style-name="T416"> </text:span>Mais flemme.</text:p>
      <text:p text:style-name="P107"/>
      <text:p text:style-name="P107"><text:span text:style-name="T382">Ivan :</text:span><text:span text:style-name="T95"> </text:span>Putain !</text:p>
      <text:p text:style-name="P107"/>
      <text:p text:style-name="P108"><text:span text:style-name="T386">Valentin :</text:span><text:span text:style-name="T416"> </text:span>Au pire je peux toujours vous laisser dormir dedans, et on repars ensemble dans quelques jours ! Je dois rester sur place pour diriger mon armée parce que… Franchement vu les généraux que j’ai, je dois vous dire que c’est pas de la tarte. Oui c’est de toi que je parle Carlos ! Incapable !</text:p>
      <text:p text:style-name="P108"/>
      <text:p text:style-name="P109"><text:span text:style-name="T135">Samy :</text:span><text:span text:style-name="T133"> </text:span>Bon, bah je crois qu’on a pas le choix…</text:p>
      <text:p text:style-name="P109"/>
      <text:p text:style-name="P109"><text:span text:style-name="T382">Ivan :</text:span><text:span text:style-name="T95"> </text:span>Ouaip. Tu viens Kenny ?</text:p>
      <text:p text:style-name="P109"/>
      <text:p text:style-name="P109"><text:span text:style-name="T384">Kenny :</text:span><text:span text:style-name="T409"> </text:span>Vous faites chier les gars, j’étais à deux doigts de baiser une fille du coin !</text:p>
      <text:p text:style-name="P109"><text:soft-page-break/></text:p>
      <text:p text:style-name="P110">Malgré ces quelques protestations, ils grimpèrent tout les trois à l’intérieur du bateau royal portugais, et y découvrir un immense intérieur, dont la décoration n’avait rien à enviée au château de Versailles. <text:span text:style-name="T418">À peine arrivé à bord, Samy fut pris d’enthousiasme fasse à une magnifique cireuse, posée délicatement contre un mur. Kenny partit à la recherche des vestiaires pour filles, tandis que Ivan découvrit la cabine du capitaine. Celui-ci étant visiblement partit déféquer, Ivan s’amusa à faire semblant de conduire, sans réussir à faire bouger le bateau d’un pouce.</text:span></text:p>
      <text:p text:style-name="P110"/>
      <text:p text:style-name="P111"><text:span text:style-name="T135">Samy :</text:span><text:span text:style-name="T133"> </text:span>Qu’es-ce que tu fais ?</text:p>
      <text:p text:style-name="P111"/>
      <text:p text:style-name="P111"><text:span text:style-name="T382">Ivan :</text:span><text:span text:style-name="T95"> </text:span>Bah rien écoute je m’occupe, j’ai trouvé le chapeau du capitaine alors je l’imite.</text:p>
      <text:p text:style-name="P111"/>
      <text:p text:style-name="P111"><text:span text:style-name="T135">Samy :</text:span><text:span text:style-name="T133"> </text:span>Eh ! C’est quoi se petit bouton rouge là ?</text:p>
      <text:p text:style-name="P111"/>
      <text:p text:style-name="P111"><text:span text:style-name="T382">Ivan :</text:span><text:span text:style-name="T95"> </text:span>NON ! Samy att…</text:p>
      <text:p text:style-name="P112"/>
      <text:p text:style-name="P150">BOUM</text:p>
      <text:p text:style-name="P111"/>
      <text:p text:style-name="P112">Une énorme explosion se fit entendre. Les marins commencèrent à crier au feu, et Kenny se ramena fissa.</text:p>
      <text:p text:style-name="P112"/>
      <text:p text:style-name="P112"><text:span text:style-name="T384">Kenny :</text:span><text:span text:style-name="T409"> </text:span>Qu’es-ce que vous avez foutu ? Y a le feu en bas !</text:p>
      <text:p text:style-name="P112"/>
      <text:p text:style-name="P112"><text:span text:style-name="T382">Ivan :</text:span><text:span text:style-name="T95"> </text:span>Euh… C’est pas important ! Dis leur de… de l’éteindre, et surtout empêche les d’entrer ici !</text:p>
      <text:p text:style-name="P112"/>
      <text:p text:style-name="P112"><text:span text:style-name="T135">Samy :</text:span><text:span text:style-name="T133"> </text:span>Putain qu’es-ce qu’on fait ?!</text:p>
      <text:p text:style-name="P112"/>
      <text:p text:style-name="P112"><text:span text:style-name="T382">Ivan :</text:span><text:span text:style-name="T95"> </text:span>J’en sais rien ! C’est TA connerie !</text:p>
      <text:p text:style-name="P112"/>
      <text:p text:style-name="P112"><text:span text:style-name="T135">Samy :</text:span><text:span text:style-name="T133"> </text:span>Et merde ! Bon, tant pis pour Valentin, on s’arrache !</text:p>
      <text:p text:style-name="P112"/>
      <text:p text:style-name="P112">Le bateau démarra, malgré les protestations du roi, qui agitait les bras depuis le quais.</text:p>
      <text:p text:style-name="P112"/>
      <text:p text:style-name="P112"><text:span text:style-name="T135">Samy :</text:span><text:span text:style-name="T133"> </text:span>Bon, on va où ?</text:p>
      <text:p text:style-name="P112"/>
      <text:p text:style-name="P112"><text:span text:style-name="T382">Ivan :</text:span><text:span text:style-name="T95"> </text:span>Bah si on longe l’Espagne on arrive en France non ?</text:p>
      <text:p text:style-name="P112"/>
      <text:p text:style-name="P112"><text:span text:style-name="T135">Samy :</text:span><text:span text:style-name="T133"> </text:span>En théorie. Mais attend, depuis quand tu sais conduire un bateau toi ??</text:p>
      <text:p text:style-name="P112"/>
      <text:p text:style-name="P112"><text:span text:style-name="T382">Ivan :</text:span><text:span text:style-name="T95"> </text:span>Tu ignores beaucoup de choses sur moi Samy.</text:p>
      <text:p text:style-name="P112"/>
      <text:p text:style-name="P112">Soudains <text:span text:style-name="T419">des coups de feu se firent entendre dans le couloir.</text:span></text:p>
      <text:p text:style-name="P112"/>
      <text:p text:style-name="P113"><text:span text:style-name="T135">Samy :</text:span><text:span text:style-name="T133"> </text:span>Putain Kenny qu’es-ce qui se passe ?</text:p>
      <text:p text:style-name="P113"/>
      <text:p text:style-name="P113"><text:span text:style-name="T384">Kenny :</text:span><text:span text:style-name="T409"> </text:span>Ils essaient d’entrer !</text:p>
      <text:p text:style-name="P113"/>
      <text:p text:style-name="P113"><text:span text:style-name="T382">Ivan :</text:span><text:span text:style-name="T95"> </text:span>Bah tus les !</text:p>
      <text:p text:style-name="P113"/>
      <text:p text:style-name="P113"><text:span text:style-name="T384">Kenny :</text:span><text:span text:style-name="T409"> </text:span>Tous ?</text:p>
      <text:p text:style-name="P113"><text:soft-page-break/></text:p>
      <text:p text:style-name="P113"><text:span text:style-name="T135">Samy :</text:span><text:span text:style-name="T133"> </text:span>Oui !</text:p>
      <text:p text:style-name="P113"/>
      <text:p text:style-name="P113"><text:span text:style-name="T384">Kenny :</text:span><text:span text:style-name="T409"> </text:span>Même la meuf vachement bonne ?</text:p>
      <text:p text:style-name="P113"/>
      <text:p text:style-name="P113"><text:span text:style-name="T382">Ivan :</text:span><text:span text:style-name="T95"> </text:span>Oui putain tu la baiseras après !</text:p>
      <text:p text:style-name="P113"/>
      <text:p text:style-name="P113"><text:span text:style-name="T384">Kenny :</text:span><text:span text:style-name="T409"> </text:span>Ça marche !</text:p>
      <text:p text:style-name="P113"/>
      <text:p text:style-name="P114">Après une dizaine de minutes de fusillade, le colonel regagna ses quartiers et le silence tomba dans le bateau, tandis qu’ils naviguaient vers la France.</text:p>
      <text:p text:style-name="P45">Chapitre 5 : Le commencement de l’épopée</text:p>
      <text:p text:style-name="P79"/>
      <text:p text:style-name="P115">Toujours à bords du paquebot royale, Samy se réveilla en pleine nuit avec une forte avis de vomir. Il s’était endormis dans la cabine du capitaine, mais le mouvement, plutôt fort, des vagues avait fini par avoir le déçu sur son sommeil, en plus de lui avoir donné la nausée. Il chercha Ivan des yeux, et le vit entrain de ronfler dans un coin. Soudain, il compris. Il se leva, et donna une grande claque à Ivan.</text:p>
      <text:p text:style-name="P115"/>
      <text:p text:style-name="P115"><text:span text:style-name="T382">Ivan :</text:span><text:span text:style-name="T95"> </text:span>Hmm oui Léopold continus…</text:p>
      <text:p text:style-name="P172"/>
      <text:p text:style-name="P115"><text:span text:style-name="T135">Samy :</text:span><text:span text:style-name="T133"> </text:span>Réveille toi abrutis !</text:p>
      <text:p text:style-name="P115"/>
      <text:p text:style-name="P115"><text:span text:style-name="T382">Ivan :</text:span><text:span text:style-name="T95"> </text:span>Hmm hein ? Ah Samy c’est toi. J’ai fait un rêve où…</text:p>
      <text:p text:style-name="P115"/>
      <text:p text:style-name="P115"><text:span text:style-name="T135">Samy :</text:span><text:span text:style-name="T133"> </text:span>On s’en branle putain t’étais censé conduire le bateau ! On par à la dérive là !</text:p>
      <text:p text:style-name="P115"/>
      <text:p text:style-name="P115"><text:span text:style-name="T382">Ivan :</text:span><text:span text:style-name="T95"> </text:span>Oh merde le bateau ! J’avais oublié !</text:p>
      <text:p text:style-name="P115"/>
      <text:p text:style-name="P115"><text:span text:style-name="T135">Samy :</text:span><text:span text:style-name="T133"> </text:span>J’ai vu ça !</text:p>
      <text:p text:style-name="P115"/>
      <text:p text:style-name="P115"><text:span text:style-name="T382">Ivan :</text:span><text:span text:style-name="T95"> </text:span>On est où du coup ?</text:p>
      <text:p text:style-name="P115"/>
      <text:p text:style-name="P115"><text:span text:style-name="T135">Samy :</text:span><text:span text:style-name="T133"> </text:span>Proche d’une plage. C’est tout ce que je sais.</text:p>
      <text:p text:style-name="P115"/>
      <text:p text:style-name="P115"><text:span text:style-name="T382">Ivan :</text:span><text:span text:style-name="T95"> </text:span>Et il est quelle heure ?</text:p>
      <text:p text:style-name="P115"/>
      <text:p text:style-name="P115"><text:span text:style-name="T135">Samy :</text:span><text:span text:style-name="T133"> </text:span>À peu près 11h.</text:p>
      <text:p text:style-name="P115"/>
      <text:p text:style-name="P115"><text:span text:style-name="T382">Ivan :</text:span><text:span text:style-name="T95"> </text:span>Bon. Laisse moi faire, je suis un pro de la conduite ! Je vais nous faire accoster en deux temps trois mouvements !</text:p>
      <text:p text:style-name="P115"/>
      <text:p text:style-name="P115">Malheureusement, à cause d’une vague particulièrement mal placée, Ivan fit un tonneau et leur embarcation s’écrasa violemment sur la plage, tuant des centaines de touristes.</text:p>
      <text:p text:style-name="P115"/>
      <text:p text:style-name="P115"><text:span text:style-name="T382">Ivan :</text:span><text:span text:style-name="T95"> </text:span>Et voilà ! On s’en <text:span text:style-name="T420">est pas trop mal sortit.</text:span></text:p>
      <text:p text:style-name="P115"/>
      <text:p text:style-name="P116"><text:span text:style-name="T135">Samy :</text:span><text:span text:style-name="T133"> </text:span>Tu fais exprès de ne pas entendre les cris d’agonie des gens autour de nous ?</text:p>
      <text:p text:style-name="P116"/>
      <text:p text:style-name="P116"><text:span text:style-name="T382">Ivan :</text:span><text:span text:style-name="T95"> </text:span>J’entends surtout le fou rire du barman d’en face.</text:p>
      <text:p text:style-name="P116"/>
      <text:p text:style-name="P117"><text:span text:style-name="T422">Juan : </text:span><text:span text:style-name="T421">¡ </text:span>Los chicos vienen en bote y aplastan a los turistas !</text:p>
      <text:p text:style-name="P117"/>
      <text:p text:style-name="P117"><text:span text:style-name="T135">Samy :</text:span><text:span text:style-name="T133"> </text:span>Excusez moi monsieur, on…</text:p>
      <text:p text:style-name="P117"/>
      <text:p text:style-name="P117"><text:span text:style-name="T422">Juan : </text:span><text:span text:style-name="T421">¡ Nunca había visto a alguien conducir tan mal !</text:span></text:p>
      <text:p text:style-name="P173"/>
      <text:p text:style-name="P118"><text:span text:style-name="T135">Samy :</text:span><text:span text:style-name="T133"> </text:span><text:span text:style-name="T421">Oui oui c’est très bien, mais on aurait besoin d’un véhicule. Vous pourriez nous aider ?</text:span></text:p>
      <text:p text:style-name="P174"/>
      <text:p text:style-name="P119"><text:span text:style-name="T384">Kenny :</text:span><text:span text:style-name="T409"> </text:span><text:span text:style-name="T421">Laissez moi faire les gars, le colonel a la situation en main !</text:span></text:p>
      <text:p text:style-name="P175"/>
      <text:p text:style-name="P119"><text:span text:style-name="T422">Juan : </text:span><text:span text:style-name="T424">¡ </text:span><text:span text:style-name="T421">Issou !</text:span></text:p>
      <text:p text:style-name="P175"><text:soft-page-break/></text:p>
      <text:p text:style-name="P120"><text:span text:style-name="T384">Kenny :</text:span><text:span text:style-name="T409"> </text:span><text:span text:style-name="T421">Hallo drekiger privilegierter weißer Mann, gib uns dein dort geparktes Auto !</text:span></text:p>
      <text:p text:style-name="P176"/>
      <text:p text:style-name="P120"><text:span text:style-name="T135">Samy :</text:span><text:span text:style-name="T133"> </text:span><text:span text:style-name="T421">Je suis pas sur que ça soit vraim…</text:span></text:p>
      <text:p text:style-name="P176"/>
      <text:p text:style-name="P117"><text:span text:style-name="T422">Juan : </text:span><text:span text:style-name="T421">¡ </text:span><text:span text:style-name="T425">Claro ! S</text:span><text:span text:style-name="T421">í</text:span><text:span text:style-name="T425">game.</text:span></text:p>
      <text:p text:style-name="P176"/>
      <text:p text:style-name="P120"><text:span text:style-name="T135">Samy :</text:span><text:span text:style-name="T133"> </text:span><text:span text:style-name="T421">Ok, je vais me faire foutre.</text:span></text:p>
      <text:p text:style-name="P176"/>
      <text:p text:style-name="P120"><text:span text:style-name="T421">Ils </text:span><text:span text:style-name="T426">firent le tour du bâtiment qu’ils avaient pris pour un bar, alors qu’il s’agissait </text:span><text:span text:style-name="T427">d’un restaurant à paellas low-cost, et trouvèrent un superbe Hammer rouge flambant neuf. Ils montèrent à l’intérieur, et Juan pris le volant.</text:span></text:p>
      <text:p text:style-name="P177"/>
      <text:p text:style-name="P121"><text:span text:style-name="T382">Ivan :</text:span><text:span text:style-name="T95"> </text:span><text:span text:style-name="T427">O</text:span><text:span text:style-name="T421">n voudrais aller en France, vers Paris si possible.</text:span></text:p>
      <text:p text:style-name="P178"/>
      <text:p text:style-name="P121"><text:span text:style-name="T422">Juan : </text:span><text:span text:style-name="T421">¿ En Francia ? En coche Simone, </text:span><text:span text:style-name="T424">¡ </text:span><text:span text:style-name="T421">soy yo quien conduce ! Es agradable tener niños pequeños con quienes hablar…</text:span></text:p>
      <text:p text:style-name="P178"/>
      <text:p text:style-name="P121"><text:span text:style-name="T135">Samy :</text:span><text:span text:style-name="T133"> </text:span><text:span text:style-name="T421">Putain je sens qu’il va être long ce voyage…</text:span></text:p>
      <text:p text:style-name="P178"/>
      <text:p text:style-name="P179">Après plusieurs heures de voyage, nos protagonistes atteignirent enfin la frontière et sa douane.</text:p>
      <text:p text:style-name="P179"/>
      <text:p text:style-name="P122"><text:span text:style-name="T422">Juan : </text:span><text:span text:style-name="T421">… Y me llama el cocinero « </text:span><text:span text:style-name="T424">¡ </text:span><text:span text:style-name="T421">Risitas ! » « </text:span><text:span text:style-name="T428">¿ </text:span><text:span text:style-name="T421">Qué ? » « Ve por la paellera, </text:span><text:span text:style-name="T424">¡ </text:span><text:span text:style-name="T421">venga ! Que a las dos de la tarde </text:span><text:span text:style-name="T424">¡ </text:span><text:span text:style-name="T421">ya están aqu</text:span><text:span text:style-name="T424">í ! ». </text:span><text:span text:style-name="T421">Mira en </text:span><text:span text:style-name="T429">bañador, con las chanclas, todo despeinado porque no me dio tiempo… na ponerme las chanclas… </text:span><text:span text:style-name="T424">¡ </text:span><text:span text:style-name="T429">y el bañador ! </text:span><text:span text:style-name="T424">¡ </text:span><text:span text:style-name="T429">VOY A LA PLAYA Y HABÍA SUBIDO LA MAREA ! </text:span><text:span text:style-name="T424">¡ </text:span><text:span text:style-name="T429">Issou ! Espera, es</text:span><text:span text:style-name="T421">tá</text:span><text:span text:style-name="T429">n los funcionarios de aduanas.</text:span></text:p>
      <text:p text:style-name="P180"/>
      <text:p text:style-name="P123"><text:span text:style-name="T422">Douanier :</text:span><text:span text:style-name="T430"> </text:span><text:span text:style-name="T421">Vos papiers monsieur.</text:span></text:p>
      <text:p text:style-name="P180"/>
      <text:p text:style-name="P124"><text:span text:style-name="T382">Ivan :</text:span><text:span text:style-name="T95"> </text:span><text:span text:style-name="T421">C’est marrant elle me dit quelque chose cette voix...</text:span></text:p>
      <text:p text:style-name="P180"/>
      <text:p text:style-name="P125"><text:span text:style-name="T422">Juan : </text:span><text:span text:style-name="T424">¡ </text:span><text:span text:style-name="T421">Los dejé en el restaurante !</text:span></text:p>
      <text:p text:style-name="P181"/>
      <text:p text:style-name="P124"><text:span text:style-name="T422">Douanier :</text:span><text:span text:style-name="T430"> </text:span><text:span text:style-name="T421">C’est regrettable. Sortez du véhicule nous allons vous attacher et attendre l’arriver de la police pour vous renvoyer dans votre pays.</text:span></text:p>
      <text:p text:style-name="P182"/>
      <text:p text:style-name="P122"><text:span text:style-name="T422">Juan : </text:span><text:span text:style-name="T424">¡ </text:span><text:span text:style-name="T431">No ! </text:span><text:span text:style-name="T424">¡ </text:span><text:span text:style-name="T431">Por favor !</text:span></text:p>
      <text:p text:style-name="P182"/>
      <text:p text:style-name="P124"><text:span text:style-name="T382">Ivan :</text:span><text:span text:style-name="T95"> </text:span><text:span text:style-name="T421">Eh mais… Salut Alan !</text:span></text:p>
      <text:p text:style-name="P182"/>
      <text:p text:style-name="P124"><text:span text:style-name="T423">Alan :</text:span><text:span text:style-name="T432"> </text:span><text:span text:style-name="T421">Ça alors ! Vous ici !</text:span></text:p>
      <text:p text:style-name="P182"/>
      <text:p text:style-name="P124"><text:span text:style-name="T135">Samy :</text:span><text:span text:style-name="T133"> </text:span><text:span text:style-name="T421">On peut dire la même chose de toi… Je t’ai tué il me semble !</text:span></text:p>
      <text:p text:style-name="P182"/>
      <text:p text:style-name="P124"><text:span text:style-name="T423">Alan :</text:span><text:span text:style-name="T432"> </text:span><text:span text:style-name="T421">Ouais je m’en souvient bien. Sans rancune t’inquiète, </text:span><text:span text:style-name="T433">mais juste pour savoir, vous allez où ?</text:span></text:p>
      <text:p text:style-name="P183"/>
      <text:p text:style-name="P126"><text:span text:style-name="T382">Ivan :</text:span><text:span text:style-name="T95"> </text:span><text:span text:style-name="T421">On va niquer sa race à Matéo !</text:span></text:p>
      <text:p text:style-name="P183"/>
      <text:p text:style-name="P126"><text:span text:style-name="T423">Alan :</text:span><text:span text:style-name="T432"> </text:span><text:span text:style-name="T421">Encore ? Mais on m’a dit que Léopold l’avait Tué !</text:span></text:p>
      <text:p text:style-name="P183"><text:soft-page-break/></text:p>
      <text:p text:style-name="P126"><text:span text:style-name="T382">Ivan :</text:span><text:span text:style-name="T95"> </text:span><text:span text:style-name="T421">Ouais, mais le dit Léopold a fait de la merde, et maintenant il a disparu, et on suppose que Matéo l’a plus ou moins capturer et…</text:span></text:p>
      <text:p text:style-name="P183"/>
      <text:p text:style-name="P126"><text:span text:style-name="T423">Alan :</text:span><text:span text:style-name="T432"> </text:span><text:span text:style-name="T421">Mais comment Matéo l’a capturé s’il est mort ?</text:span></text:p>
      <text:p text:style-name="P183"/>
      <text:p text:style-name="P126"><text:span text:style-name="T135">Samy :</text:span><text:span text:style-name="T133"> </text:span><text:span text:style-name="T421">Bah enfaîte… Une minute. Toi aussi t’étais mort non ?</text:span></text:p>
      <text:p text:style-name="P126"/>
      <text:p text:style-name="P127"><text:span text:style-name="T423">Alan :</text:span><text:span text:style-name="T432"> </text:span><text:span text:style-name="T421">Oui.</text:span></text:p>
      <text:p text:style-name="P184"/>
      <text:p text:style-name="P127"><text:span text:style-name="T135">Samy :</text:span><text:span text:style-name="T133"> </text:span><text:span text:style-name="T421">Qui t’a dis qu’il était mort Matéo ?</text:span></text:p>
      <text:p text:style-name="P184"/>
      <text:p text:style-name="P127"><text:span text:style-name="T423">Maëlle :</text:span><text:span text:style-name="T432"> </text:span><text:span text:style-name="T421">Moi</text:span></text:p>
      <text:p text:style-name="P184"/>
      <text:p text:style-name="P127"><text:span text:style-name="T382">Ivan </text:span><text:span text:style-name="T387">&amp; Samy</text:span><text:span text:style-name="T382">:</text:span><text:span text:style-name="T95"> </text:span><text:span text:style-name="T421">Maëlle !</text:span></text:p>
      <text:p text:style-name="P184"/>
      <text:p text:style-name="P127"><text:span text:style-name="T423">Maëlle :</text:span><text:span text:style-name="T432"> </text:span><text:span text:style-name="T421">Yo.</text:span></text:p>
      <text:p text:style-name="P184"/>
      <text:p text:style-name="P127"><text:span text:style-name="T423">Alan :</text:span><text:span text:style-name="T432"> </text:span><text:span text:style-name="T421">Bon, on va lui régler son compte à cet enfoiré ?</text:span></text:p>
      <text:p text:style-name="P184"/>
      <text:p text:style-name="P127"><text:span text:style-name="T135">Samy :</text:span><text:span text:style-name="T133"> </text:span><text:span text:style-name="T421">Ah ? T’es plus de son côté ?</text:span></text:p>
      <text:p text:style-name="P184"/>
      <text:p text:style-name="P128"><text:span text:style-name="T423">Alan :</text:span><text:span text:style-name="T432"> </text:span><text:span text:style-name="T421">Je l’ai jamais été ! Il m’a volé un Gameboy !</text:span></text:p>
      <text:p text:style-name="P185"/>
      <text:p text:style-name="P128"><text:span text:style-name="T135">Samy :</text:span><text:span text:style-name="T133"> </text:span><text:span text:style-name="T421">On dit pas « une » ?</text:span></text:p>
      <text:p text:style-name="P185"/>
      <text:p text:style-name="P128"><text:span text:style-name="T423">Alan :</text:span><text:span text:style-name="T432"> </text:span><text:span text:style-name="T421">Non, « un ».</text:span></text:p>
      <text:p text:style-name="P185"/>
      <text:p text:style-name="P128"><text:span text:style-name="T382">Ivan :</text:span><text:span text:style-name="T95"> </text:span><text:span text:style-name="T421">Bon aller, je prend le volant ! En voiture Simone, c’est moi qui conduit !</text:span></text:p>
      <text:p text:style-name="P185"/>
      <text:p text:style-name="P128"><text:span text:style-name="T423">Samy, Maëlle &amp; Alan :</text:span><text:span text:style-name="T432"> </text:span><text:span text:style-name="T421">Ta gueule Ivan !</text:span></text:p>
      <text:p text:style-name="P185"/>
      <text:p text:style-name="P128"><text:span text:style-name="T382">Ivan :</text:span><text:span text:style-name="T95"> </text:span><text:span text:style-name="T421">Ouais grave !</text:span></text:p>
      <text:p text:style-name="P185"/>
      <text:p text:style-name="P128"><text:span text:style-name="T421">Ignorant les appels à l’aide de M. Bo</text:span><text:span text:style-name="T430">rj</text:span><text:span text:style-name="T421">a toujours attaché, ils partirent en direction du Nord, bien content de quitter les Pyrénées.</text:span></text:p>
      <text:p text:style-name="P44">Chapitre 6 : Le pouvoir royal</text:p>
      <text:p text:style-name="P79"/>
      <text:p text:style-name="P186"><text:span text:style-name="T61">A</text:span><text:span text:style-name="T38">près plusieurs heures de route en suivant les grandes routes de France, tout en écoutant de la musique de basse qualité, ils arrivèrent à Lyon. Alors qu’ils firent une pause pour casser la croûte et refaire le plein, la platitude de leur aventure fut brisée par un coup de </text:span><text:span text:style-name="T64">canon.</text:span></text:p>
      <text:p text:style-name="P129"/>
      <text:p text:style-name="P129"><text:span text:style-name="T135">Samy :</text:span><text:span text:style-name="T133"> </text:span>Woaw ! C’était quoi ça ?</text:p>
      <text:p text:style-name="P129"/>
      <text:p text:style-name="P129"><text:span text:style-name="T382">Ivan :</text:span><text:span text:style-name="T95"> </text:span>J’en sais rien, un attentat sûrement.</text:p>
      <text:p text:style-name="P129"/>
      <text:p text:style-name="P129"><text:span text:style-name="T388">Keny :</text:span><text:span text:style-name="T434"> </text:span>Non, ça, c’est pas une bombe. C’est de l’artillerie.</text:p>
      <text:p text:style-name="P129"/>
      <text:p text:style-name="P129"><text:span text:style-name="T382">Ivan :</text:span><text:span text:style-name="T95"> </text:span>Genre un tank ?</text:p>
      <text:p text:style-name="P129"/>
      <text:p text:style-name="P129"><text:span text:style-name="T388">Keny :</text:span><text:span text:style-name="T434"> </text:span>Non, ça c’est une unité blindée, et ça ressemble à de la vielle artillerie, au moins d’il y a deux siècles…</text:p>
      <text:p text:style-name="P129"/>
      <text:p text:style-name="P129"><text:span text:style-name="T135">Samy :</text:span><text:span text:style-name="T133"> </text:span>Mais qui s’amuserait à…</text:p>
      <text:p text:style-name="P129"/>
      <text:p text:style-name="P129">Une foule paniquée et hurlante fonçait droit sur eux, tentant visiblement de fuir quelques chose.</text:p>
      <text:p text:style-name="P129"/>
      <text:p text:style-name="P129"><text:span text:style-name="T135">Samy :</text:span><text:span text:style-name="T133"> </text:span>Ivan suis moi ! Les autres terminez de faire le plein et restez ici. On va voir ce qui ce passe !</text:p>
      <text:p text:style-name="P129"/>
      <text:p text:style-name="P129"><text:span text:style-name="T382">Ivan :</text:span><text:span text:style-name="T95"> </text:span>J’espère que c’est un massacre ! Ça fera des millions de vues sur YouTube !</text:p>
      <text:p text:style-name="P129"/>
      <text:p text:style-name="P130">Courant à contre courant de la marée humaine qui envahissait les rues, Ivan et Samy arrivèrent à un château visiblement assiégé par des cannons et des soldats napoléoniens.</text:p>
      <text:p text:style-name="P130"/>
      <text:p text:style-name="P130"><text:span text:style-name="T135">Samy :</text:span><text:span text:style-name="T133"> </text:span>Mais qu’es-ce que c’est que ce délire ?</text:p>
      <text:p text:style-name="P130"/>
      <text:p text:style-name="P130"><text:span text:style-name="T382">Ivan :</text:span><text:span text:style-name="T95"> </text:span>Une reconstitution historique ?</text:p>
      <text:p text:style-name="P130"/>
      <text:p text:style-name="P130"><text:span text:style-name="T135">Samy :</text:span><text:span text:style-name="T133"> </text:span>Les cadavres sont vachement bien fait alors.</text:p>
      <text:p text:style-name="P130"/>
      <text:p text:style-name="P187"><text:span text:style-name="T38">Une fois les grilles enfoncées et les portes arrachées, les soldats entrèrent de façon totalement parallèle et investirent les lieux, suivit par Samy et Ivan qui se glissèrent discrètement </text:span><text:span text:style-name="T65">derrière.</text:span><text:span text:style-name="T38"> </text:span><text:span text:style-name="T65">Ce n’est qu’une fois dans le hall qu’il virent le chef de l’initiative, qui s’assit sur le trône.</text:span></text:p>
      <text:p text:style-name="P131"/>
      <text:p text:style-name="P131"><text:span text:style-name="T379">??? :</text:span> Enfin…</text:p>
      <text:p text:style-name="P131"/>
      <text:p text:style-name="P188"><text:span text:style-name="T140">Samy :</text:span><text:span text:style-name="T151"> </text:span><text:span text:style-name="T65">P</text:span><text:span text:style-name="T38">utain de merde !</text:span></text:p>
      <text:p text:style-name="P132"/>
      <text:p text:style-name="P132">Camille se retourna, ce qui fit immédiatement mettre tout les soldats à genoux.</text:p>
      <text:p text:style-name="P132"/>
      <text:p text:style-name="P132"><text:span text:style-name="T388">Camille :</text:span><text:span text:style-name="T434"> </text:span>Pincez moi les couilles je rêve !</text:p>
      <text:p text:style-name="P132"/>
      <text:p text:style-name="P132"><text:span text:style-name="T135">Samy :</text:span><text:span text:style-name="T133"> </text:span>Alors t’es revenu aussi ?</text:p>
      <text:p text:style-name="P132"/>
      <text:p text:style-name="P133"><text:soft-page-break/><text:span text:style-name="T388">Camille :</text:span><text:span text:style-name="T434"> </text:span>Il en faut plus qu’une trahison minable pour me vaincre ! <text:span text:style-name="T435">La mort m’a offert une seconde chance visiblement, alors j’ai pas l’intention de recrever de si tôt ! Et maintenant que j’ai récupéré ce qui me revenais de droit… Je vais faire un banquet !</text:span></text:p>
      <text:p text:style-name="P133"/>
      <text:p text:style-name="P134"><text:span text:style-name="T382">Ivan :</text:span><text:span text:style-name="T95"> </text:span>Hein ?</text:p>
      <text:p text:style-name="P134"/>
      <text:p text:style-name="P134"><text:span text:style-name="T388">Camille :</text:span><text:span text:style-name="T434"> </text:span>Banquet. On va ripailler sévère !</text:p>
      <text:p text:style-name="P134"/>
      <text:p text:style-name="P134"><text:span text:style-name="T135">Samy :</text:span><text:span text:style-name="T133"> </text:span>C’est con, on vient juste de manger… Du coup on va devoir y aller ! Salut et bonne chance pour…</text:p>
      <text:p text:style-name="P134"/>
      <text:p text:style-name="P134"><text:span text:style-name="T388">Camille :</text:span><text:span text:style-name="T434"> </text:span>Mais ne partez pas si vite ! Nous mangerons ce soir, vous êtes mes hôtes !</text:p>
      <text:p text:style-name="P134"/>
      <text:p text:style-name="P134"><text:span text:style-name="T382">Ivan :</text:span><text:span text:style-name="T95"> </text:span>C’est à dire que Kenny, Alan et Maëlle nous…</text:p>
      <text:p text:style-name="P134"/>
      <text:p text:style-name="P134"><text:span text:style-name="T388">Camille :</text:span><text:span text:style-name="T434"> </text:span>Et puis j’ai une surprise pour vous !</text:p>
      <text:p text:style-name="P134"/>
      <text:p text:style-name="P134"><text:span text:style-name="T389">Kiki :</text:span><text:span text:style-name="T436"> </text:span>FOOOOH</text:p>
      <text:p text:style-name="P134"/>
      <text:p text:style-name="P134"><text:span text:style-name="T389">Ambre :</text:span><text:span text:style-name="T436"> </text:span>Salut les gens !</text:p>
      <text:p text:style-name="P134"/>
      <text:p text:style-name="P134"><text:span text:style-name="T135">Samy :</text:span><text:span text:style-name="T133"> </text:span>MAIS.. Qu’es-ce que vous faîtes là bordel ?</text:p>
      <text:p text:style-name="P134"/>
      <text:p text:style-name="P134"><text:span text:style-name="T388">Camille :</text:span><text:span text:style-name="T434"> </text:span>Kiki a fait bélier pour ouvrir la porte, donc je l’ai invité à nous rejoindre. Quant à cette charmante demoiselle, Je l’ai rencontré dans l’au delà et elle m’a paru fort sympathique ! Du coup je l’ai fait revenir avec moi.</text:p>
      <text:p text:style-name="P134"/>
      <text:p text:style-name="P134"><text:span text:style-name="T382">Ivan :</text:span><text:span text:style-name="T95"> </text:span>Attend, pardon ? T’étais morte Ambre ?</text:p>
      <text:p text:style-name="P134"/>
      <text:p text:style-name="P135"><text:span text:style-name="T389">Ambre :</text:span><text:span text:style-name="T436"> </text:span>Ouais j’étais en vacance en Israël et…</text:p>
      <text:p text:style-name="P135"/>
      <text:p text:style-name="P135"><text:span text:style-name="T135">Samy :</text:span><text:span text:style-name="T133"> </text:span>Elle va mal finir cette phrase.</text:p>
      <text:p text:style-name="P135"/>
      <text:p text:style-name="P135"><text:span text:style-name="T389">Ambre :</text:span><text:span text:style-name="T436"> </text:span>Mais non ! Je partait voir Yeio, parce qu’il avait une grande nouvelle à m’annoncer, mais je me suis faite écrasée par un camion devant chez lui.</text:p>
      <text:p text:style-name="P135"/>
      <text:p text:style-name="P135"><text:span text:style-name="T388">Camille :</text:span><text:span text:style-name="T434"> </text:span>Un sacré manque de CHANCE !</text:p>
      <text:p text:style-name="P135"/>
      <text:p text:style-name="P135"><text:span text:style-name="T382">Ivan :</text:span><text:span text:style-name="T95"> </text:span>C’est sur que c’est pas de BOL !</text:p>
      <text:p text:style-name="P135"/>
      <text:p text:style-name="P135"><text:span text:style-name="T135">Samy :</text:span><text:span text:style-name="T133"> </text:span>Vous faites encore une private joke comme ça et je vous casse la <text:span text:style-name="T437">mâchoire.</text:span></text:p>
      <text:p text:style-name="P135"/>
      <text:p text:style-name="P136"><text:span text:style-name="T388">Camille :</text:span><text:span text:style-name="T434"> </text:span>Bref, vous pouvez vous baladez dans le château en attendant le souper, moi, je file en cuisine ! Marianne ne va pas tout ce taper toute seule tout de même.</text:p>
      <text:p text:style-name="P136"/>
      <text:p text:style-name="P136"><text:span text:style-name="T382">Ivan :</text:span><text:span text:style-name="T95"> </text:span>Les femme en cuisine, SAH quel p… Aïe ! Pourquoi tu m’a giflé ??</text:p>
      <text:p text:style-name="P136"/>
      <text:p text:style-name="P136"><text:span text:style-name="T135">Samy :</text:span><text:span text:style-name="T133"> </text:span>Parce plus jamais tu sors cette phrase de kikoo non plus ! Et je te préviens si je te vois dabber je te castre !</text:p>
      <text:p text:style-name="P136"/>
      <text:p text:style-name="P136">Après de longue heure à visiter cette demeure qui n’en finissait plus, <text:span text:style-name="T438">Samy et Ivan furent rejoins par Alan, Maëlle et Kenny, qui visiblement n’étaient pas du tout vexés d’avoir été </text:span><text:soft-page-break/><text:span text:style-name="T438">abandonnés. L’heure du repas arriva et toute la fine équipe fut reçu dans une salle somptueuse, remplis par une longue table sur laquelle trônait moult plats tous plus appétissants les uns que les autres. Au bout de la table, Camille et Marianne étaient assis tel un couple royale. Une autre jeune fille se tenait près d’eux.</text:span></text:p>
      <text:p text:style-name="P136"/>
      <text:p text:style-name="P137"><text:span text:style-name="T388">Camille :</text:span><text:span text:style-name="T434"> </text:span>Je ne crois pas vous avoir présenter Sarah. Sarah je te présente… Bah laisse tomber ils ne sont pas si important enfaîte.</text:p>
      <text:p text:style-name="P137"/>
      <text:p text:style-name="P137"><text:span text:style-name="T382">Ivan :</text:span><text:span text:style-name="T95"> </text:span>C’est ta maîtresse ?</text:p>
      <text:p text:style-name="P137"/>
      <text:p text:style-name="P137"><text:span text:style-name="T388">Camille :</text:span><text:span text:style-name="T434"> </text:span>C’est ma sœur enfoiré.</text:p>
      <text:p text:style-name="P137"/>
      <text:p text:style-name="P137"><text:span text:style-name="T135">Samy :</text:span><text:span text:style-name="T133"> </text:span>Ça, c’est fait…</text:p>
      <text:p text:style-name="P137"/>
      <text:p text:style-name="P137"><text:span text:style-name="T388">Keny :</text:span><text:span text:style-name="T434"> </text:span>Du coup elle est libre la d’moiselle ?</text:p>
      <text:p text:style-name="P137"/>
      <text:p text:style-name="P137"><text:span text:style-name="T388">Camille :</text:span><text:span text:style-name="T434"> </text:span>Même pas en rêve tu l’approche ! On ne souillera pas les gène<text:span text:style-name="T439">s</text:span> <text:span text:style-name="T439">familiaux</text:span> avec un terroriste.</text:p>
      <text:p text:style-name="P137"/>
      <text:p text:style-name="P137"><text:span text:style-name="T388">Keny :</text:span><text:span text:style-name="T434"> </text:span>Ah d’accord donc parce que je suis noire, je suis un terroriste. Très non mais je comprend hein, espèce de fasciste colonialiste et xen…</text:p>
      <text:p text:style-name="P137"/>
      <text:p text:style-name="P137"><text:span text:style-name="T388">Camille :</text:span><text:span text:style-name="T434"> </text:span>Non, j’ai juste lu les journaux. Tu fais des attentats en Afrique.</text:p>
      <text:p text:style-name="P137"/>
      <text:p text:style-name="P137"><text:span text:style-name="T388">Keny :</text:span><text:span text:style-name="T434"> </text:span>Ah.</text:p>
      <text:p text:style-name="P137"/>
      <text:p text:style-name="P137"><text:span text:style-name="T382">Ivan :</text:span><text:span text:style-name="T95"> </text:span>Bon je vous aime bien mais j’ai la dalle moi !</text:p>
      <text:p text:style-name="P137"/>
      <text:p text:style-name="P137"><text:span text:style-name="T388">Camille :</text:span><text:span text:style-name="T434"> </text:span>Soit ! Mangeons !</text:p>
      <text:p text:style-name="P137"/>
      <text:p text:style-name="P138">Entre deux bouchés des délicieux plats apportés à table, Camille expliquait avec passion ses nouveaux plans de conquête à Alan et Keny, bien que ce dernier soit bien plus captivé par Sarah, la sœur de son hôte. Sarah, elle, discutait avec Ambre qui racontait leurs péripétie dans l’au delà à Samy et Ivan. <text:span text:style-name="T440">L’histoire étant peu passionnante, Samy s’endormit dans son assiette. Camille ne le remarqua qu’à la fin du repas.</text:span></text:p>
      <text:p text:style-name="P138"/>
      <text:p text:style-name="P139"><text:span text:style-name="T388">Camille :</text:span><text:span text:style-name="T434"> </text:span>Eh beh ! Je vois que M. Nazar aime toujours autant les sieste sur <text:span text:style-name="T434">table</text:span> !</text:p>
      <text:p text:style-name="P139"/>
      <text:p text:style-name="P139"><text:span text:style-name="T423">Alan :</text:span><text:span text:style-name="T432"> </text:span>C’est que la journée a été longue…</text:p>
      <text:p text:style-name="P139"><text:line-break/><text:span text:style-name="T382">Ivan :</text:span><text:span text:style-name="T95"> </text:span>J’avoue je suis crevé !</text:p>
      <text:p text:style-name="P139"/>
      <text:p text:style-name="P140"><text:span text:style-name="T423">Maëlle :</text:span><text:span text:style-name="T432"> </text:span>Moi je suis toujours un cameo.</text:p>
      <text:p text:style-name="P139"/>
      <text:p text:style-name="P139"><text:span text:style-name="T388">Camille :</text:span><text:span text:style-name="T434"> </text:span>Ainsi soit-il. Garde ? Montez les aux chambres.</text:p>
      <text:p text:style-name="P139"/>
      <text:p text:style-name="P139"><text:span text:style-name="T389">Ambre :</text:span><text:span text:style-name="T436"> </text:span>Par devant Sarah, je m’occupe de porter Samy avec Kiki, il a l’air de galérer tout seul.</text:p>
      <text:p text:style-name="P139"/>
      <text:p text:style-name="P139"><text:span text:style-name="T389">Sarah :</text:span><text:span text:style-name="T436"> </text:span>Ok, mais revient vite !</text:p>
      <text:p text:style-name="P139"/>
      <text:p text:style-name="P139"><text:span text:style-name="T389">Ambre :</text:span><text:span text:style-name="T436"> </text:span>Pas de soucis ! Qu’est ce qui pourrait m’arriver de mal de toute façon !</text:p>
      <text:p text:style-name="P139"><text:soft-page-break/></text:p>
      <text:p text:style-name="P139">Kiki, tout enthousiaste de voir venir une jeune fille l’aidée ne se fit pas prié pour quérir son aide. <text:span text:style-name="T441">Et baver abondamment.</text:span></text:p>
      <text:p text:style-name="P46"><text:span text:style-name="T31">Chapitre </text:span><text:span text:style-name="T36">7</text:span><text:span text:style-name="T31"> : </text:span><text:span text:style-name="T36">Ça chauffe !</text:span></text:p>
      <text:p text:style-name="P79"/>
      <text:p text:style-name="P189"><text:span text:style-name="T61">I</text:span><text:span text:style-name="T38">l ne fallu qu’une demi heure pour que le château tout entier s’emplisse d’un silence lourd. Seul le bruit des bottes des gardes témoignait de l’occupation du palais. </text:span><text:span text:style-name="T66">Seuls Ambre et Kiki, toujours en train de traîner Samy, étaient encore debout. Une fois bordé, Ambre – sûrement par habitude – </text:span><text:span text:style-name="T67">l</text:span><text:span text:style-name="T66">ui fit un délicat bisou sur le front en se penchant, laissant à Kiki une vue parfaite sur sa culotte rose crevette. </text:span><text:span text:style-name="T68">Il ne lui en fallait pas plus.</text:span></text:p>
      <text:p text:style-name="P141"/>
      <text:p text:style-name="P190"><text:span text:style-name="T45">Kiki :</text:span><text:span text:style-name="T69"> </text:span><text:span text:style-name="T38">FOOOOH</text:span></text:p>
      <text:p text:style-name="P141"/>
      <text:p text:style-name="P190"><text:span text:style-name="T45">Ambre :</text:span><text:span text:style-name="T69"> </text:span><text:span text:style-name="T38">Mais qu’est ce que-</text:span></text:p>
      <text:p text:style-name="P141"/>
      <text:p text:style-name="P141">Kiki lui sauta dessus, et entama un déballage partiel du petit sac de viande qu’on lui avait servit sur un plateau d’argent. Pas de témoin ? Tant mieux ! Kiki sorti son kiki, entamant une vigoureuse sodomie, accepté malgré elle par Ambre.</text:p>
      <text:p text:style-name="P141"/>
      <text:p text:style-name="P190"><text:span text:style-name="T43">Ivan :</text:span><text:span text:style-name="T50"> </text:span><text:span text:style-name="T38">Samy ? T’a oublié ta…</text:span></text:p>
      <text:p text:style-name="P141"/>
      <text:p text:style-name="P190"><text:span text:style-name="T38">Ivan regarda Kiki, puis Ambre, Kiki regarda Ambre, puis ils regardèrent Ivan, qui se demandais bien quoi faire en cette singulière situation. </text:span><text:span text:style-name="T70">Il fini par hausser les épaules, et s’en alla en refermant la porte, ignorant les cri de détresse d’Ambre. Cependant, ce court instant permit à Ambre d’appeler au secours suffisamment fort, pour que dans la minute, </text:span><text:span text:style-name="T71">Sarah entre en trombe </text:span><text:span text:style-name="T72">sur un kart éco+</text:span><text:span text:style-name="T71">, tombant nez à nez avec Kiki, qui cette fois ci, ne pris pas la peine de s’arrêter. </text:span><text:span text:style-name="T72">Elle non plus d’ailleurs, car elle lui fonça dans les testicules. Kiki hurla de douleur et s’enfuit dans le première chambre qu’il trouva. Malheureusement pour lui, c’était celle d’Ivan, en plein tri de baguette de batterie. Il se retourna en voyant Kiki s’enfermer avec lui, puis s’approcha pour lui murmurer à l’oreille :</text:span></text:p>
      <text:p text:style-name="P142"/>
      <text:p text:style-name="P191"><text:span text:style-name="T43">Ivan :</text:span><text:span text:style-name="T50"> </text:span><text:span text:style-name="T38">Je t’ai déjà raconté l’histoire des bébés argentins ?</text:span></text:p>
      <text:p text:style-name="P253"/>
      <text:p text:style-name="P142"/>
      <text:p text:style-name="P192"><text:span text:style-name="T323">Keny :</text:span><text:span text:style-name="T332"> </text:span><text:span text:style-name="T333">C’</text:span><text:span text:style-name="T331">est quoi ce bruit encore ?</text:span></text:p>
      <text:p text:style-name="P193"/>
      <text:p text:style-name="P192"><text:span text:style-name="T365">Alan :</text:span><text:span text:style-name="T366"> </text:span><text:span text:style-name="T331">On dirait un coq.. Il est quelle heure ?</text:span></text:p>
      <text:p text:style-name="P193"/>
      <text:p text:style-name="P192"><text:span text:style-name="T323">Keny :</text:span><text:span text:style-name="T332"> </text:span><text:span text:style-name="T331">Mes couilles ! On dirait surtout Kiki qui agonise !</text:span></text:p>
      <text:p text:style-name="P193"/>
      <text:p text:style-name="P193">TOC TOC TOC</text:p>
      <text:p text:style-name="P193"/>
      <text:p text:style-name="P192"><text:span text:style-name="T365">Alan :</text:span><text:span text:style-name="T366"> </text:span><text:span text:style-name="T331">Oui ?</text:span></text:p>
      <text:p text:style-name="P193"/>
      <text:p text:style-name="P192"><text:span text:style-name="T365">Maëlle :</text:span><text:span text:style-name="T366"> </text:span><text:span text:style-name="T331">Salut ! Y a un p’tit dej de seigneur qui nous attend ! Grouillez vous on va pas vous attendre !</text:span></text:p>
      <text:p text:style-name="P193"/>
      <text:p text:style-name="P192"><text:span text:style-name="T365">Alan :</text:span><text:span text:style-name="T366"> </text:span><text:span text:style-name="T331">On arrive !</text:span></text:p>
      <text:p text:style-name="P193"/>
      <text:p text:style-name="P224"><text:span text:style-name="T334">Durant </text:span><text:span text:style-name="T333">un petit déjeuné royal en pyjama, </text:span><text:span text:style-name="T335">Ambre, - rêvant d’aventure - demanda à Ivan de les accompagner, mais celui-ci refusa de peur de la refaire tuer. Puis après Une résistance d’environ cinq secondes, il accepta.</text:span></text:p>
      <text:p text:style-name="P194"/>
      <text:p text:style-name="P192"><text:span text:style-name="T140">Samy :</text:span><text:span text:style-name="T151"> </text:span><text:span text:style-name="T335">B</text:span><text:span text:style-name="T331">on, on y va ?</text:span></text:p>
      <text:p text:style-name="P193"/>
      <text:p text:style-name="P192"><text:soft-page-break/><text:span text:style-name="T323">Keny :</text:span><text:span text:style-name="T332"> </text:span><text:span text:style-name="T331">Attendez je fais juste une dernière petite opération, mais vous pouvez m’attendre à la voiture je serais pas long !</text:span></text:p>
      <text:p text:style-name="P193"/>
      <text:p text:style-name="P192"><text:span text:style-name="T323">Camille :</text:span><text:span text:style-name="T332"> </text:span><text:span text:style-name="T331">Ouais alors justement votre Hammer là, c’est possible de le garer autre part ? Nan parce qu’il a niqué ma pelouse là !</text:span></text:p>
      <text:p text:style-name="P193"/>
      <text:p text:style-name="P193">Sarah et Ambre échangèrent un dernier baisé passionné, avec de ce séparer, puis Keny revint avec son sac plein à craquer.</text:p>
      <text:p text:style-name="P193"/>
      <text:p text:style-name="P192"><text:span text:style-name="T323">Keny :</text:span><text:span text:style-name="T332"> </text:span><text:span text:style-name="T331">Démarre ! Démarre !</text:span></text:p>
      <text:p text:style-name="P193"/>
      <text:p text:style-name="P192"><text:span text:style-name="T140">Samy :</text:span><text:span text:style-name="T151"> </text:span><text:span text:style-name="T335">Y </text:span><text:span text:style-name="T331">a quoi là dedans ?</text:span></text:p>
      <text:p text:style-name="P193"/>
      <text:p text:style-name="P192"><text:span text:style-name="T323">Keny :</text:span><text:span text:style-name="T332"> </text:span><text:span text:style-name="T331">Je te le dirait plus tard, mais c’est rien de vraiment important.</text:span></text:p>
      <text:p text:style-name="P193"/>
      <text:p text:style-name="P192"><text:span text:style-name="T140">Samy :</text:span><text:span text:style-name="T151"> </text:span><text:span text:style-name="T331">Mouais mouais..</text:span></text:p>
      <text:p text:style-name="P193"/>
      <text:p text:style-name="P155"><text:span text:style-name="T336">Après plusieurs heures de route, il</text:span><text:span text:style-name="T337">s</text:span><text:span text:style-name="T336"> arriv</text:span><text:span text:style-name="T337">èrent</text:span><text:span text:style-name="T336"> dans le </text:span><text:span text:style-name="T152">hameau de Courtevroust</text:span><text:span text:style-name="T336">. </text:span><text:span text:style-name="T337">Depuis leur dernière visite (qui remontait à plusieurs années) celui-ci semblait avoir été déserté. Tout ou presque était à l’abandon, à </text:span><text:span text:style-name="T338">l’exception</text:span><text:span text:style-name="T337"> d’un grand chapiteau aménagé à la hâte si un ancien rond-point.</text:span></text:p>
      <text:p text:style-name="P195"/>
      <text:p text:style-name="P225"><text:span text:style-name="T324">Ivan :</text:span><text:span text:style-name="T363"> </text:span><text:span text:style-name="T331">Bon, je pense qu’on </text:span><text:span text:style-name="T339">est</text:span><text:span text:style-name="T331"> arrivé.</text:span></text:p>
      <text:p text:style-name="P195"/>
      <text:p text:style-name="P226"><text:span text:style-name="T331">Attiré par la musique à l’orgue – iconique des milieux du cirque – ils entrèrent tous dans </text:span><text:span text:style-name="T340">la tente, dont les battants étaient grands ouverts.</text:span></text:p>
      <text:p text:style-name="P196"/>
      <text:p text:style-name="P227"><text:span text:style-name="T365">Alan :</text:span><text:span text:style-name="T366"> </text:span><text:span text:style-name="T340">B</text:span><text:span text:style-name="T331">aptiste ??</text:span></text:p>
      <text:p text:style-name="P197"/>
      <text:p text:style-name="P227"><text:span text:style-name="T325">B</text:span><text:span text:style-name="T322">aptiste :</text:span><text:span text:style-name="T331"> Yo !</text:span></text:p>
      <text:p text:style-name="P197"/>
      <text:p text:style-name="P227"><text:span text:style-name="T365">Maëlle :</text:span><text:span text:style-name="T366"> </text:span><text:span text:style-name="T331">Depuis quand tu sais jouer de l’orgue ?</text:span></text:p>
      <text:p text:style-name="P197"/>
      <text:p text:style-name="P227"><text:span text:style-name="T325">B</text:span><text:span text:style-name="T322">aptiste :</text:span><text:span text:style-name="T331"> Je sais plus…</text:span></text:p>
      <text:p text:style-name="P197"/>
      <text:p text:style-name="P227"><text:span text:style-name="T326">Matéo :</text:span><text:span text:style-name="T341"> </text:span><text:span text:style-name="T331">Les voilà ! Nos héros !</text:span></text:p>
      <text:p text:style-name="P197"/>
      <text:p text:style-name="P227"><text:span text:style-name="T324">Ivan :</text:span><text:span text:style-name="T363"> </text:span><text:span text:style-name="T331">Matéo fils de pute descend de ton estrade et on se fait un 1v1 !</text:span></text:p>
      <text:p text:style-name="P197"/>
      <text:p text:style-name="P227"><text:span text:style-name="T326">Matéo :</text:span><text:span text:style-name="T341"> </text:span><text:span text:style-name="T331">Pourquoi ne pas faire ça apr</text:span><text:span text:style-name="T342">ès</text:span><text:span text:style-name="T331"> les merveilleuses nouvelles qui sont diffusées à l’instant ?</text:span></text:p>
      <text:p text:style-name="P197"/>
      <text:p text:style-name="P155"><text:span text:style-name="T341">Avec un grand sourire, i</text:span><text:span text:style-name="T343">l pointa du doit une vielle </text:span><text:span text:style-name="T342">télévision</text:span><text:span text:style-name="T343"> </text:span><text:span text:style-name="T342">cathodique</text:span><text:span text:style-name="T343">, sur laquelle le 13</text:span><text:span text:style-name="T342">H</text:span><text:span text:style-name="T343"> grésillait.</text:span></text:p>
      <text:p text:style-name="P46"><text:span text:style-name="T367">Chapitre </text:span><text:span text:style-name="T368">8</text:span><text:span text:style-name="T367"> : </text:span><text:span text:style-name="T368">Le cirque</text:span></text:p>
      <text:p text:style-name="P198"/>
      <text:p text:style-name="P228"><text:span text:style-name="T327">Esteban :</text:span><text:span text:style-name="T344"> </text:span><text:span text:style-name="T336">M</text:span><text:span text:style-name="T331">es chers compotes.. Compa.. Comtriote, bref les gens, je pose officiellement mon démissionage, je lègue le pouvoir à Farah parce qu’elle m’a dépanné de dix balles, et voila. Ciao les nazes !</text:span></text:p>
      <text:p text:style-name="P199"/>
      <text:p text:style-name="P199">Le journal repris de plus belle.</text:p>
      <text:p text:style-name="P199"/>
      <text:p text:style-name="P229"><text:span text:style-name="T327">Maëlle :</text:span><text:span text:style-name="T344"> </text:span><text:span text:style-name="T331">C’est moi où on aurais clairement dit un cadavre ? Il était défoncé ou quoi ?</text:span></text:p>
      <text:p text:style-name="P200"/>
      <text:p text:style-name="P229"><text:span text:style-name="T327">Baptiste :</text:span><text:span text:style-name="T344"> </text:span><text:span text:style-name="T331">C’est Esteban, tu te pose vraiment la question ?</text:span></text:p>
      <text:p text:style-name="P200"/>
      <text:p text:style-name="P230"><text:span text:style-name="T327">Journaliste :</text:span><text:span text:style-name="T344"> </text:span><text:span text:style-name="T331">Ah ! On me signale une nouvelle allocution de la présidente !</text:span></text:p>
      <text:p text:style-name="P201"/>
      <text:p text:style-name="P230"><text:span text:style-name="T328">Matéo :</text:span><text:span text:style-name="T345"> </text:span><text:span text:style-name="T331">Chut ! Ça commence !</text:span></text:p>
      <text:p text:style-name="P201"/>
      <text:p text:style-name="P230"><text:span text:style-name="T328">Farah :</text:span><text:span text:style-name="T345"> </text:span><text:span text:style-name="T331">… Et c’est pour ces raisons tout à fait normales que j’annonce l’entrée en guerre de la France contre le Portugal, au côté du Maroc !</text:span></text:p>
      <text:p text:style-name="P201"/>
      <text:p text:style-name="P230"><text:span text:style-name="T328">Ivan :</text:span><text:span text:style-name="T345"> </text:span><text:span text:style-name="T331">J’ai rien compris.</text:span></text:p>
      <text:p text:style-name="P201"/>
      <text:p text:style-name="P230"><text:span text:style-name="T328">Matéo :</text:span><text:span text:style-name="T345"> </text:span><text:span text:style-name="T331">Pour vous la faire courte les amis, nous allons entrer dans une troisième que mondiale, et je comte bien y intervenir de façon remarquable ! Après tout, j’en ai les moyens… </text:span></text:p>
      <text:p text:style-name="P198"/>
      <text:p text:style-name="P230"><text:span text:style-name="T336">I</text:span><text:span text:style-name="T331">van et Samy suivir</text:span><text:span text:style-name="T346">ent</text:span><text:span text:style-name="T331"> son regard qui se posait sur </text:span><text:span text:style-name="T346">Jonathan</text:span><text:span text:style-name="T331">, torse nu, portant à son cou une petit cage renfermant le bloc de mousse.</text:span></text:p>
      <text:p text:style-name="P201"/>
      <text:p text:style-name="P231"><text:span text:style-name="T328">Samy :</text:span><text:span text:style-name="T345"> </text:span><text:span text:style-name="T331">Rend le moi !!</text:span></text:p>
      <text:p text:style-name="P202"/>
      <text:p text:style-name="P231"><text:span text:style-name="T328">Ivan :</text:span><text:span text:style-name="T345"> </text:span><text:span text:style-name="T331">Tu sais même pas t’en servir !</text:span></text:p>
      <text:p text:style-name="P202"/>
      <text:p text:style-name="P231"><text:span text:style-name="T328">Matéo :</text:span><text:span text:style-name="T345"> </text:span><text:span text:style-name="T331">N’en soit pas si sur.. Après </text:span><text:span text:style-name="T347">tout</text:span><text:span text:style-name="T331">, c’est grâce au sacrifice de Léopold que nous sommes aujourd’hui…</text:span></text:p>
      <text:p text:style-name="P202"/>
      <text:p text:style-name="P202">PAF</text:p>
      <text:p text:style-name="P202"/>
      <text:p text:style-name="P202">Ivan lui mis une claque qui retenti dans tout le chapiteau.</text:p>
      <text:p text:style-name="P202"/>
      <text:p text:style-name="P231"><text:span text:style-name="T328">Ivan :</text:span><text:span text:style-name="T345"> </text:span><text:span text:style-name="T331">On va </text:span><text:span text:style-name="T345">ramener</text:span><text:span text:style-name="T331"> Léopold que tu le veuille ou non.</text:span></text:p>
      <text:p text:style-name="P202"/>
      <text:p text:style-name="P202">Soudain, le Dr Friedmann sortit de derrière un rideau, et actionna un levier qui piégea Keny, Ambre, Maëlle et Alan.</text:p>
      <text:p text:style-name="P202"/>
      <text:p text:style-name="P231"><text:span text:style-name="T329">Alexis :</text:span><text:span text:style-name="T348"> </text:span><text:span text:style-name="T331">Je avais dis qu’elle était pas assez grande Doc…</text:span></text:p>
      <text:p text:style-name="P202"/>
      <text:p text:style-name="P231"><text:span text:style-name="T329">Dr. Friedmann :</text:span><text:span text:style-name="T348"> </text:span><text:span text:style-name="T331">Silence ! Nous avons deux tiers du groupe ça ne suffit pas ?</text:span></text:p>
      <text:p text:style-name="P202"/>
      <text:p text:style-name="P231"><text:span text:style-name="T329">Alexis :</text:span><text:span text:style-name="T348"> </text:span><text:span text:style-name="T331">Mais il vous manque les deux principaux Doc…</text:span></text:p>
      <text:p text:style-name="P202"/>
      <text:p text:style-name="P231"><text:span text:style-name="T331">Ivan et Samy firent alors volte face pour tenter de </text:span><text:span text:style-name="T348">s’enfuir</text:span><text:span text:style-name="T331">, mais leur route fut barré par un colosse.</text:span></text:p>
      <text:p text:style-name="P202"><text:soft-page-break/></text:p>
      <text:p text:style-name="P231"><text:span text:style-name="T328">Ivan :</text:span><text:span text:style-name="T345"> </text:span><text:span text:style-name="T331">Par pitié Jonathan…</text:span></text:p>
      <text:p text:style-name="P202"/>
      <text:p text:style-name="P202">Vous restez ici.</text:p>
      <text:p text:style-name="P202"/>
      <text:p text:style-name="P155"><text:span text:style-name="T328">Samy :</text:span><text:span text:style-name="T345"> </text:span><text:span text:style-name="T346">Et merde..</text:span></text:p>
      <text:p text:style-name="P203"/>
      <text:p text:style-name="P232"><text:span text:style-name="T326">Matéo :</text:span><text:span text:style-name="T341"> </text:span><text:span text:style-name="T349">M</text:span><text:span text:style-name="T331">a bonté me perdra… Moi qui voulais partagé mon empire à venir avec vous.. Je me retrouve avec deux parasite sur les bras.</text:span></text:p>
      <text:p text:style-name="P204"/>
      <text:p text:style-name="P232"><text:span text:style-name="T328">Samy :</text:span><text:span text:style-name="T345"> </text:span><text:span text:style-name="T331">Mais quel mytho ! Tu vas te servir de nous puis nous assassiner comme tu l’a fait avec Camille !</text:span></text:p>
      <text:p text:style-name="P204"/>
      <text:p text:style-name="P155"><text:span text:style-name="T328">Ivan :</text:span><text:span text:style-name="T345"> </text:span><text:span text:style-name="T350">D’ailleurs il te passe le bonjour !</text:span></text:p>
      <text:p text:style-name="P205"/>
      <text:p text:style-name="P232"><text:span text:style-name="T326">Matéo :</text:span><text:span text:style-name="T341"> </text:span><text:span text:style-name="T349">C’</text:span><text:span text:style-name="T331">est vrai ?</text:span></text:p>
      <text:p text:style-name="P204"/>
      <text:p text:style-name="P232"><text:span text:style-name="T328">Ivan :</text:span><text:span text:style-name="T345"> </text:span><text:span text:style-name="T331">Non.</text:span></text:p>
      <text:p text:style-name="P204"/>
      <text:p text:style-name="P232"><text:span text:style-name="T326">Matéo :</text:span><text:span text:style-name="T341"> </text:span><text:span text:style-name="T331">Ah. Quoi qu’il en soit vous vous méprenez sur mes intentions. Mais comme je sais que je ne vais pas pouvoir vous convaincre, je vais plutôt f…</text:span></text:p>
      <text:p text:style-name="P204"/>
      <text:p text:style-name="P232"><text:span text:style-name="T328">Ivan :</text:span><text:span text:style-name="T345"> </text:span><text:span text:style-name="T331">Oh putain Jojo la meuf derrière elle a de ces culs !</text:span></text:p>
      <text:p text:style-name="P204"/>
      <text:p text:style-name="P204">Jonathan ce retourna immédiatement, et… ne vit absolument rien. Le temps qu’il se remit de face, Samy et Ivan avaient disparu. Il entendis le vrombissement du moteur, alors il se jeta instinctivement à sa poursuite, gagnant un peu plus de terrain à chaque fois.</text:p>
      <text:p text:style-name="P204"/>
      <text:p text:style-name="P155"><text:span text:style-name="T326">Matéo :</text:span><text:span text:style-name="T341"> </text:span><text:span text:style-name="T350">Revient Jonathan ! C’est pas la peine de les poursuivre. On a le bloc, et des âmes à sacrifiés. On va enfin rire un peu dans ce cirque...</text:span></text:p>
      <text:p text:style-name="P46"><text:span text:style-name="T367">Chapitre </text:span><text:span text:style-name="T369">9</text:span><text:span text:style-name="T367"> : </text:span><text:span text:style-name="T370">Salade tomates oignons</text:span></text:p>
      <text:p text:style-name="P205"/>
      <text:p text:style-name="P233"><text:span text:style-name="T328">Samy :</text:span><text:span text:style-name="T345"> </text:span><text:span text:style-name="T351">E</text:span><text:span text:style-name="T331">t merde !</text:span></text:p>
      <text:p text:style-name="P206"/>
      <text:p text:style-name="P206"><text:span text:style-name="T390">Ivan :</text:span><text:span text:style-name="T442"> </text:span>…</text:p>
      <text:p text:style-name="P206"/>
      <text:p text:style-name="P233"><text:span text:style-name="T331">Ça faisait déjà le vingtième « merde » en cinq minute depuis qu’Ivan avait pris le volant du Hammer rouge pour s’enfuir de </text:span><text:span text:style-name="T152">Courtevroust.</text:span></text:p>
      <text:p text:style-name="P163"/>
      <text:p text:style-name="P164"><text:span text:style-name="T390">Ivan :</text:span><text:span text:style-name="T442"> </text:span>Je conduis si mal que ça ?</text:p>
      <text:p text:style-name="P164"/>
      <text:p text:style-name="P234"><text:span text:style-name="T141">Samy :</text:span><text:span text:style-name="T153"> </text:span><text:span text:style-name="T152">Ta gueule putain, on est tombé en plein dans un piège et </text:span><text:span text:style-name="T154">on a perdu tout le monde ! C’est pas le moment de faire de l’humour !</text:span></text:p>
      <text:p text:style-name="P165"/>
      <text:p text:style-name="P235"><text:span text:style-name="T141">Ivan :</text:span><text:span text:style-name="T153"> </text:span><text:span text:style-name="T152">Oui bah on serait peut être pas tombé dans </text:span><text:span text:style-name="T155">quoi que ce soit</text:span><text:span text:style-name="T152"> si tu ne nous </text:span><text:span text:style-name="T155">avais pas donné rendez-vous dans une grotte au milieu du désert pour nous montrer un sorcier à la con !</text:span></text:p>
      <text:p text:style-name="P166"/>
      <text:p text:style-name="P236"><text:span text:style-name="T141">Samy :</text:span><text:span text:style-name="T153"> </text:span><text:span text:style-name="T152">Déjà, contrairement à toi, c’est un génie, pas un sorcier. Et deuxièmement, si Léopold avait pas merdé on aurait pus devenir riche, être pui</text:span><text:span text:style-name="T156">ssant, avoir tout…</text:span></text:p>
      <text:p text:style-name="P167"/>
      <text:p text:style-name="P167"><text:span text:style-name="T390">Ivan :</text:span><text:span text:style-name="T442"> </text:span>Au final on a rien, et en plus on a ressuscité l’incarnation de la décadence sur Terre !</text:p>
      <text:p text:style-name="P167"/>
      <text:p text:style-name="P167"><text:span text:style-name="T390">Samy :</text:span><text:span text:style-name="T442"> </text:span>Et c’est de ma faute peut être ?</text:p>
      <text:p text:style-name="P167"/>
      <text:p text:style-name="P167"><text:span text:style-name="T390">Ivan :</text:span><text:span text:style-name="T442"> </text:span>Bah franchement oui !</text:p>
      <text:p text:style-name="P167"/>
      <text:p text:style-name="P167"><text:span text:style-name="T390">Samy :</text:span><text:span text:style-name="T442"> </text:span>Bon ça suffit, lâche le volant et sors de là, je vais régler ça moi même !</text:p>
      <text:p text:style-name="P167"/>
      <text:p text:style-name="P167"><text:span text:style-name="T390">Ivan :</text:span><text:span text:style-name="T442"> </text:span>Hors de question, je garde le volant !</text:p>
      <text:p text:style-name="P167"/>
      <text:p text:style-name="P167"><text:span text:style-name="T390">Samy :</text:span><text:span text:style-name="T442"> </text:span>Non tu le lâche et tu t’en vas ! </text:p>
      <text:p text:style-name="P167"/>
      <text:p text:style-name="P168"><text:span text:style-name="T390">Ivan :</text:span><text:span text:style-name="T442"> </text:span>Toi tu le lâche !</text:p>
      <text:p text:style-name="P168"/>
      <text:p text:style-name="P168">Cette conversion peu intéressante se conclut par un parfait tonneau du Hammer par Ivan, alors qu’ils arrivaient tout juste dans la merveilleuse ville de Provin. L’accident fit six morts, largement ignoré par nos deux compagnons, tout déboussolés.</text:p>
      <text:p text:style-name="P168"/>
      <text:p text:style-name="P168"><text:span text:style-name="T390">Samy :</text:span><text:span text:style-name="T442"> </text:span>On est où là ?</text:p>
      <text:p text:style-name="P168"/>
      <text:p text:style-name="P168"><text:span text:style-name="T390">Ivan :</text:span><text:span text:style-name="T442"> </text:span>J’en sais rien mais ça sent grave bon ! On dirait un…</text:p>
      <text:p text:style-name="P168"/>
      <text:p text:style-name="P168"><text:span text:style-name="T390">Samy :</text:span><text:span text:style-name="T442"> </text:span>Un Kebab !</text:p>
      <text:p text:style-name="P168"/>
      <text:p text:style-name="P168"><text:span text:style-name="T390">Ivan :</text:span><text:span text:style-name="T442"> </text:span>Trop bien ! Bouge toi j’ai la dalle !</text:p>
      <text:p text:style-name="P168"/>
      <text:p text:style-name="P237"><text:span text:style-name="T152">Ils se précipitèrent dans l’établissement miteux dont la ventilation </text:span><text:span text:style-name="T157">dégageait une douce odeur gras de mouton reconstitué.</text:span></text:p>
      <text:p text:style-name="P169"/>
      <text:p text:style-name="P169"><text:span text:style-name="T390">Ivan :</text:span><text:span text:style-name="T442"> </text:span>Chef ! Un salade tomate oignons sauce Algé !</text:p>
      <text:p text:style-name="P169"><text:soft-page-break/></text:p>
      <text:p text:style-name="P169"><text:span text:style-name="T379">??? :</text:span> J’arrive chef !</text:p>
      <text:p text:style-name="P169"/>
      <text:p text:style-name="P170"><text:span text:style-name="T390">Samy :</text:span><text:span text:style-name="T442"> </text:span>Et moi je voudrais un…</text:p>
      <text:p text:style-name="P170"/>
      <text:p text:style-name="P170"><text:span text:style-name="T391">Sophiane :</text:span><text:span text:style-name="T443"> </text:span>Putain mais wesh !</text:p>
      <text:p text:style-name="P170"/>
      <text:p text:style-name="P170"><text:span text:style-name="T390">Ivan :</text:span><text:span text:style-name="T442"> </text:span>Mais qu’es-ce que tu fout là ?</text:p>
      <text:p text:style-name="P170"/>
      <text:p text:style-name="P238"><text:span text:style-name="T142">Sophiane :</text:span><text:span text:style-name="T158"> </text:span><text:span text:style-name="T152">Bah j’ai racheté </text:span><text:span text:style-name="T159">un</text:span><text:span text:style-name="T152"> resto pour faire de </text:span><text:span text:style-name="T159">vrai kebab de chez nous !</text:span></text:p>
      <text:p text:style-name="P171"/>
      <text:p text:style-name="P171"><text:span text:style-name="T390">Samy :</text:span><text:span text:style-name="T442"> </text:span>Mais t’es pas Turque…</text:p>
      <text:p text:style-name="P171"/>
      <text:p text:style-name="P171"><text:span text:style-name="T391">Sophiane :</text:span><text:span text:style-name="T443"> </text:span>Tout le monde s’en fiche, ils font pas la différence ces racistes.</text:p>
      <text:p text:style-name="P171"/>
      <text:p text:style-name="P171"><text:span text:style-name="T390">Ivan :</text:span><text:span text:style-name="T442"> </text:span>C’est super, mais on peut manger ? J’ai méga faim et on a encore du boulot…</text:p>
      <text:p text:style-name="P171"/>
      <text:p text:style-name="P171"><text:span text:style-name="T391">Sophiane :</text:span><text:span text:style-name="T443"> </text:span>Genre toi tu bosses ?</text:p>
      <text:p text:style-name="P207"/>
      <text:p text:style-name="P239"><text:span text:style-name="T328">Ivan :</text:span><text:span text:style-name="T345"> </text:span><text:span text:style-name="T352">O</text:span><text:span text:style-name="T331">ui enfin non, c’est compliqué…</text:span></text:p>
      <text:p text:style-name="P208"/>
      <text:p text:style-name="P239"><text:span text:style-name="T142">Sophiane :</text:span><text:span text:style-name="T158"> </text:span><text:span text:style-name="T331">Encore des bails avec vos histoire de porno là ? Sérieux vous avez rien d’autre à foutre ?</text:span></text:p>
      <text:p text:style-name="P208"/>
      <text:p text:style-name="P239"><text:span text:style-name="T328">Ivan :</text:span><text:span text:style-name="T345"> </text:span><text:span text:style-name="T331">Bah c’est à dire que Léopold est pris au piège…</text:span></text:p>
      <text:p text:style-name="P208"/>
      <text:p text:style-name="P239"><text:span text:style-name="T328">Samy :</text:span><text:span text:style-name="T345"> </text:span><text:span text:style-name="T331">Comme la moiti</text:span><text:span text:style-name="T353">é</text:span><text:span text:style-name="T331"> de nos potes grâce à toi.</text:span></text:p>
      <text:p text:style-name="P208"/>
      <text:p text:style-name="P240"><text:span text:style-name="T328">Ivan :</text:span><text:span text:style-name="T345"> </text:span><text:span text:style-name="T331">Oui bon il vient ce kebab ?</text:span></text:p>
      <text:p text:style-name="P209"/>
      <text:p text:style-name="P241"><text:span text:style-name="T142">Sophiane :</text:span><text:span text:style-name="T158"> </text:span><text:span text:style-name="T331">Tenez, deux kebab gratos parce que ça fait plaisir de vous revoir !</text:span></text:p>
      <text:p text:style-name="P210"/>
      <text:p text:style-name="P241"><text:span text:style-name="T328">Samy :</text:span><text:span text:style-name="T345"> </text:span><text:span text:style-name="T331">Wow merci !</text:span></text:p>
      <text:p text:style-name="P210"/>
      <text:p text:style-name="P241"><text:span text:style-name="T142">Sophiane :</text:span><text:span text:style-name="T158"> </text:span><text:span text:style-name="T331">De rien chef. Et du coup vous comptez faire quoi maintenant ?</text:span></text:p>
      <text:p text:style-name="P210"/>
      <text:p text:style-name="P241"><text:span text:style-name="T328">Samy :</text:span><text:span text:style-name="T345"> </text:span><text:span text:style-name="T331">Bah… Franchement j’en sais rien.</text:span></text:p>
      <text:p text:style-name="P210"/>
      <text:p text:style-name="P241"><text:span text:style-name="T328">Ivan :</text:span><text:span text:style-name="T345"> </text:span><text:span text:style-name="T331">Matéo a un pouvoir quasi illimité entre ses mains…</text:span></text:p>
      <text:p text:style-name="P210"/>
      <text:p text:style-name="P241"><text:span text:style-name="T142">Sophiane :</text:span><text:span text:style-name="T158"> </text:span><text:span text:style-name="T331">Vous parlez de votre génie chelou ?</text:span></text:p>
      <text:p text:style-name="P210"/>
      <text:p text:style-name="P241"><text:span text:style-name="T328">Ivan :</text:span><text:span text:style-name="T345"> </text:span><text:span text:style-name="T331">Non pire, il a Jojo.</text:span></text:p>
      <text:p text:style-name="P210"/>
      <text:p text:style-name="P241"><text:span text:style-name="T142">Sophiane :</text:span><text:span text:style-name="T158"> </text:span><text:span text:style-name="T331">Ah ouais vous êtes morts.</text:span></text:p>
      <text:p text:style-name="P210"/>
      <text:p text:style-name="P241"><text:span text:style-name="T328">Samy :</text:span><text:span text:style-name="T345"> </text:span><text:span text:style-name="T331">Ça plus le génie, c’est mal barré.</text:span></text:p>
      <text:p text:style-name="P210"/>
      <text:p text:style-name="P241"><text:span text:style-name="T328">Ivan :</text:span><text:span text:style-name="T345"> </text:span><text:span text:style-name="T331">En plus il a récupéré son savant fou, donc on sais pas ce qu’ils comptent faire, mais ça va pas être joli à voir je sens.</text:span></text:p>
      <text:p text:style-name="P210"/>
      <text:p text:style-name="P241"><text:span text:style-name="T142">Sophiane :</text:span><text:span text:style-name="T158"> </text:span><text:span text:style-name="T331">Mmmh je sais pas trop comment vous aider…</text:span></text:p>
      <text:p text:style-name="P210"><text:soft-page-break/></text:p>
      <text:p text:style-name="P241"><text:span text:style-name="T328">Ivan :</text:span><text:span text:style-name="T345"> </text:span><text:span text:style-name="T331">Le kebab c’est déjà bien !</text:span></text:p>
      <text:p text:style-name="P210"/>
      <text:p text:style-name="P241"><text:span text:style-name="T142">Sophiane :</text:span><text:span text:style-name="T158"> </text:span><text:span text:style-name="T331">… Mais je sais qui pourrait vous aider.</text:span></text:p>
      <text:p text:style-name="P210"/>
      <text:p text:style-name="P241"><text:span text:style-name="T328">Samy :</text:span><text:span text:style-name="T345"> </text:span><text:span text:style-name="T331">Ah ?</text:span></text:p>
      <text:p text:style-name="P210"/>
      <text:p text:style-name="P241"><text:span text:style-name="T142">Sophiane :</text:span><text:span text:style-name="T158"> </text:span><text:span text:style-name="T331">Yann travaille à la bibliothèque nationale de France, il lis des tonnes de livres, il pourra sûrement vous trouver un truc ou au moins une piste !</text:span></text:p>
      <text:p text:style-name="P210"/>
      <text:p text:style-name="P241"><text:span text:style-name="T328">Ivan :</text:span><text:span text:style-name="T345"> </text:span><text:span text:style-name="T331">Parfait ça !</text:span></text:p>
      <text:p text:style-name="P210"/>
      <text:p text:style-name="P241"><text:span text:style-name="T328">Samy :</text:span><text:span text:style-name="T345"> </text:span><text:span text:style-name="T331">Oui enfin on a plus de voiture je te rappel.</text:span></text:p>
      <text:p text:style-name="P210"/>
      <text:p text:style-name="P241"><text:span text:style-name="T142">Sophiane :</text:span><text:span text:style-name="T158"> </text:span><text:span text:style-name="T331">Prenez le train non ?</text:span></text:p>
      <text:p text:style-name="P210"/>
      <text:p text:style-name="P241"><text:span text:style-name="T328">Samy :</text:span><text:span text:style-name="T345"> </text:span><text:span text:style-name="T331">Y a une grève aujourd’hui.</text:span></text:p>
      <text:p text:style-name="P210"/>
      <text:p text:style-name="P241"><text:span text:style-name="T142">Sophiane :</text:span><text:span text:style-name="T158"> </text:span><text:span text:style-name="T331">Bon bah si vous voulez je peux vous y emmener, de toute façon personne viens manger chez moi, depuis l’ouverture on a eu une quinzaine de clients.</text:span></text:p>
      <text:p text:style-name="P210"/>
      <text:p text:style-name="P241"><text:span text:style-name="T328">Ivan :</text:span><text:span text:style-name="T345"> </text:span><text:span text:style-name="T331">Et t’a ouvert quand ?</text:span></text:p>
      <text:p text:style-name="P210"/>
      <text:p text:style-name="P241"><text:span text:style-name="T142">Sophiane :</text:span><text:span text:style-name="T158"> </text:span><text:span text:style-name="T331">L’année dernière.</text:span></text:p>
      <text:p text:style-name="P210"/>
      <text:p text:style-name="P241"><text:span text:style-name="T328">Ivan :</text:span><text:span text:style-name="T345"> </text:span><text:span text:style-name="T331">Ah.</text:span></text:p>
      <text:p text:style-name="P210"/>
      <text:p text:style-name="P241"><text:span text:style-name="T352">U</text:span><text:span text:style-name="T331">ne fois leur kebab terminé, nos fiers protagonistes ce dirigèrent vers l’entrepôt des bus non utilisé.</text:span></text:p>
      <text:p text:style-name="P210"/>
      <text:p text:style-name="P242"><text:span text:style-name="T328">Samy :</text:span><text:span text:style-name="T345"> </text:span><text:span text:style-name="T331">On va voler un bus ? Mais on est trois !</text:span></text:p>
      <text:p text:style-name="P211"/>
      <text:p text:style-name="P242"><text:span text:style-name="T142">Sophiane :</text:span><text:span text:style-name="T158"> </text:span><text:span text:style-name="T331">Ouais mais on sais jamais, des fois qu’on croise des gens sur la route.</text:span></text:p>
      <text:p text:style-name="P211"/>
      <text:p text:style-name="P242"><text:span text:style-name="T328">Ivan :</text:span><text:span text:style-name="T345"> </text:span><text:span text:style-name="T331">Bon bah go.</text:span></text:p>
      <text:p text:style-name="P211"/>
      <text:p text:style-name="P242"><text:span text:style-name="T328">Samy :</text:span><text:span text:style-name="T345"> </text:span><text:span text:style-name="T331">Attendez, pause. On va vraiment voler un bus là ? Genre y a pas une solution moins… illégale ? Plus simple ?</text:span></text:p>
      <text:p text:style-name="P211"/>
      <text:p text:style-name="P242"><text:span text:style-name="T328">Ivan :</text:span><text:span text:style-name="T345"> </text:span><text:span text:style-name="T331">Bon Samy tu montes ou tu restes là ?</text:span></text:p>
      <text:p text:style-name="P211"/>
      <text:p text:style-name="P242"><text:span text:style-name="T328">Samy :</text:span><text:span text:style-name="T345"> </text:span><text:span text:style-name="T331">J’arrive… Mais je soutient pas l’idée pour autant !</text:span></text:p>
      <text:p text:style-name="P212"/>
      <text:p text:style-name="P242"><text:span text:style-name="T142">Sophiane :</text:span><text:span text:style-name="T158"> </text:span><text:span text:style-name="T354">A</text:span><text:span text:style-name="T331">llez hop ! Direction la capitale !</text:span></text:p>
      <text:p text:style-name="P211"/>
      <text:p text:style-name="P242"><text:span text:style-name="T328">Ivan :</text:span><text:span text:style-name="T345"> </text:span><text:span text:style-name="T331">Tochongrad ?</text:span></text:p>
      <text:p text:style-name="P211"/>
      <text:p text:style-name="P242"><text:span text:style-name="T142">Sophiane :</text:span><text:span text:style-name="T158"> </text:span><text:span text:style-name="T331">Non non, Paris.</text:span></text:p>
      <text:p text:style-name="P211"/>
      <text:p text:style-name="P242"><text:span text:style-name="T328">Ivan :</text:span><text:span text:style-name="T345"> </text:span><text:span text:style-name="T331">Dommage j’aimais bien le nom.</text:span></text:p>
      <text:p text:style-name="P47"><text:span text:style-name="T371">Chapitre 1</text:span><text:span text:style-name="T372">0</text:span><text:span text:style-name="T371"> : </text:span><text:span text:style-name="T107">À </text:span><text:span text:style-name="T373">la recherche du savoir</text:span></text:p>
      <text:p text:style-name="P213"/>
      <text:p text:style-name="P243"><text:span text:style-name="T142">Sophiane :</text:span><text:span text:style-name="T158"> </text:span><text:span text:style-name="T355">E</text:span><text:span text:style-name="T331">t voilà ! On est arrivés !</text:span></text:p>
      <text:p text:style-name="P214"/>
      <text:p text:style-name="P243"><text:span text:style-name="T328">Ivan :</text:span><text:span text:style-name="T345"> </text:span><text:span text:style-name="T331">Quoi ? Déjà ? Mais c’était méga court !</text:span></text:p>
      <text:p text:style-name="P214"/>
      <text:p text:style-name="P243"><text:span text:style-name="T328">Samy :</text:span><text:span text:style-name="T345"> </text:span><text:span text:style-name="T331">Non, c’est juste toi qui a dormis tout le voyage.</text:span></text:p>
      <text:p text:style-name="P214"/>
      <text:p text:style-name="P243"><text:span text:style-name="T328">Ivan :</text:span><text:span text:style-name="T345"> </text:span><text:span text:style-name="T331">Ah ok…</text:span></text:p>
      <text:p text:style-name="P214"/>
      <text:p text:style-name="P243"><text:span text:style-name="T142">Sophiane :</text:span><text:span text:style-name="T158"> </text:span><text:span text:style-name="T331">Bon, moi je vous laisse, j’ai un bus à redéposer avant qu’on m’accuse de vol à tord.</text:span></text:p>
      <text:p text:style-name="P214"/>
      <text:p text:style-name="P243"><text:span text:style-name="T328">Ivan :</text:span><text:span text:style-name="T345"> </text:span><text:span text:style-name="T331">Bah factuellement…</text:span></text:p>
      <text:p text:style-name="P214"/>
      <text:p text:style-name="P243"><text:span text:style-name="T142">Sophiane :</text:span><text:span text:style-name="T158"> </text:span><text:span text:style-name="T331">C’était juste un emprunt.</text:span></text:p>
      <text:p text:style-name="P214"/>
      <text:p text:style-name="P243"><text:span text:style-name="T328">Samy :</text:span><text:span text:style-name="T345"> </text:span><text:span text:style-name="T331">Mouais.</text:span></text:p>
      <text:p text:style-name="P214"/>
      <text:p text:style-name="P243"><text:span text:style-name="T142">Sophiane :</text:span><text:span text:style-name="T158"> </text:span><text:span text:style-name="T331">Bon aller, bonne chance et à plus tard !</text:span></text:p>
      <text:p text:style-name="P214"/>
      <text:p text:style-name="P244"><text:span text:style-name="T328">Ivan :</text:span><text:span text:style-name="T345"> </text:span><text:span text:style-name="T331">Eh attend, comment on fait pour se déplacer nous après ?</text:span></text:p>
      <text:p text:style-name="P215"/>
      <text:p text:style-name="P244"><text:span text:style-name="T142">Sophiane :</text:span><text:span text:style-name="T158"> </text:span><text:span text:style-name="T331">Bah comme moi, vous vol… Empruntez une voiture et puis basta.</text:span></text:p>
      <text:p text:style-name="P215"/>
      <text:p text:style-name="P244"><text:span text:style-name="T328">Samy :</text:span><text:span text:style-name="T345"> </text:span><text:span text:style-name="T331">Mouais.</text:span></text:p>
      <text:p text:style-name="P215"/>
      <text:p text:style-name="P244"><text:span text:style-name="T328">Ivan :</text:span><text:span text:style-name="T345"> </text:span><text:span text:style-name="T331">Arrêtes avec tes « Mouais » ! Viens on entre.</text:span></text:p>
      <text:p text:style-name="P215"/>
      <text:p text:style-name="P244"><text:span text:style-name="T330">Bibliothécaire :</text:span><text:span text:style-name="T356"> </text:span><text:span text:style-name="T331">Bonjour messiers, en quoi puis-je vous renseigner ?</text:span></text:p>
      <text:p text:style-name="P215"/>
      <text:p text:style-name="P244"><text:span text:style-name="T328">Samy :</text:span><text:span text:style-name="T345"> </text:span><text:span text:style-name="T331">On cherche quelqu’un.. Yann Leclair ça vous dit quelque chose ?</text:span></text:p>
      <text:p text:style-name="P215"/>
      <text:p text:style-name="P244"><text:span text:style-name="T330">Bibliothécaire :</text:span><text:span text:style-name="T356"> </text:span><text:span text:style-name="T331">Vous pensez vraiment que je connais tout les bibliothécaires travaillant ici ?</text:span></text:p>
      <text:p text:style-name="P215"/>
      <text:p text:style-name="P244"><text:span text:style-name="T328">Ivan :</text:span><text:span text:style-name="T345"> </text:span><text:span text:style-name="T331">Bah c’est que…</text:span></text:p>
      <text:p text:style-name="P215"/>
      <text:p text:style-name="P244"><text:span text:style-name="T330">Bibliothécaire :</text:span><text:span text:style-name="T356"> </text:span><text:span text:style-name="T331">M’enfin vous avez de la chance, je sais où travail M. Leclair. </text:span><text:span text:style-name="T357">Quatrième étage, bureau 69.</text:span></text:p>
      <text:p text:style-name="P216"/>
      <text:p text:style-name="P245"><text:span text:style-name="T328">Samy :</text:span><text:span text:style-name="T345"> </text:span><text:span text:style-name="T331">Merci !</text:span></text:p>
      <text:p text:style-name="P216"/>
      <text:p text:style-name="P245"><text:span text:style-name="T330">Bibliothécaire :</text:span><text:span text:style-name="T356"> </text:span><text:span text:style-name="T331">Par contre, l’ascenseur est cassé. Bonne chance messieurs !</text:span></text:p>
      <text:p text:style-name="P216"/>
      <text:p text:style-name="P245"><text:span text:style-name="T328">Ivan :</text:span><text:span text:style-name="T345"> </text:span><text:span text:style-name="T331">Quel connasse !</text:span></text:p>
      <text:p text:style-name="P216"/>
      <text:p text:style-name="P245"><text:span text:style-name="T328">Samy :</text:span><text:span text:style-name="T345"> </text:span><text:span text:style-name="T331">Mais c’est pas sa faute si l’ascenseur marche pas !</text:span></text:p>
      <text:p text:style-name="P216"/>
      <text:p text:style-name="P245"><text:span text:style-name="T328">Ivan :</text:span><text:span text:style-name="T345"> </text:span><text:span text:style-name="T331">Oui, mais elle se fout de notre gueule depuis tout à l’heure, regarde !</text:span></text:p>
      <text:p text:style-name="P216"/>
      <text:p text:style-name="P245"><text:span text:style-name="T328">Samy :</text:span><text:span text:style-name="T345"> </text:span><text:span text:style-name="T331">Ah en effet. Une belle connasse.</text:span></text:p>
      <text:p text:style-name="P216"><text:soft-page-break/></text:p>
      <text:p text:style-name="P246"><text:span text:style-name="T328">Ivan :</text:span><text:span text:style-name="T345"> </text:span><text:span text:style-name="T331">Fiou enfin arrivé !</text:span></text:p>
      <text:p text:style-name="P217"/>
      <text:p text:style-name="P246"><text:span text:style-name="T328">Samy :</text:span><text:span text:style-name="T345"> </text:span><text:span text:style-name="T331">Ça va, c’était quatre étages.</text:span></text:p>
      <text:p text:style-name="P217"/>
      <text:p text:style-name="P246"><text:span text:style-name="T328">Ivan :</text:span><text:span text:style-name="T345"> </text:span><text:span text:style-name="T331">Oui bah c’est quatre de trop.</text:span></text:p>
      <text:p text:style-name="P246"/>
      <text:p text:style-name="P246"><text:span text:style-name="T328">Samy :</text:span><text:span text:style-name="T345"> </text:span><text:span text:style-name="T331">Imagine ceux qui travail au dixième et plus…</text:span></text:p>
      <text:p text:style-name="P217"/>
      <text:p text:style-name="P246"><text:span text:style-name="T328">Ivan :</text:span><text:span text:style-name="T345"> </text:span><text:span text:style-name="T331">Oof les pauvres.</text:span></text:p>
      <text:p text:style-name="P217"/>
      <text:p text:style-name="P247"><text:span text:style-name="T328">Samy :</text:span><text:span text:style-name="T345"> </text:span><text:span text:style-name="T331">Bon, maintenant faut trouver son bureau.</text:span></text:p>
      <text:p text:style-name="P217"/>
      <text:p text:style-name="P248"><text:span text:style-name="T328">Ivan :</text:span><text:span text:style-name="T345"> </text:span><text:span text:style-name="T331">Yaaaann t’es ooooù ?</text:span></text:p>
      <text:p text:style-name="P218"/>
      <text:p text:style-name="P248"><text:span text:style-name="T330">Yann :</text:span><text:span text:style-name="T356"> </text:span><text:span text:style-name="T331">Ici, pas la peine de crier.</text:span></text:p>
      <text:p text:style-name="P218"/>
      <text:p text:style-name="P248"><text:span text:style-name="T328">Ivan :</text:span><text:span text:style-name="T345"> </text:span><text:span text:style-name="T331">Ah je t’avais pas vu.</text:span></text:p>
      <text:p text:style-name="P218"/>
      <text:p text:style-name="P218">J’ai entendu ça oui, j’étais juste derrière vous enfaîte.</text:p>
      <text:p text:style-name="P218"/>
      <text:p text:style-name="P248"><text:span text:style-name="T328">Samy :</text:span><text:span text:style-name="T345"> </text:span><text:span text:style-name="T331">Alors quoi de neuf ?</text:span></text:p>
      <text:p text:style-name="P218"/>
      <text:p text:style-name="P248"><text:span text:style-name="T330">Yann :</text:span><text:span text:style-name="T356"> </text:span><text:span text:style-name="T331">J’ai un super boulot, je vais bientôt me marier, avoir des enfants, acheter une maison à crédit et avoir un labrador, mais je sais pas pourquoi, j’ai l’intuition que vous êtes venu tout </text:span><text:span text:style-name="T356">gâcher</text:span><text:span text:style-name="T331"> comme à votre habitude.</text:span></text:p>
      <text:p text:style-name="P218"/>
      <text:p text:style-name="P248"><text:span text:style-name="T328">Samy :</text:span><text:span text:style-name="T345"> </text:span><text:span text:style-name="T331">Précisément !</text:span></text:p>
      <text:p text:style-name="P218"/>
      <text:p text:style-name="P248"><text:span text:style-name="T328">Ivan :</text:span><text:span text:style-name="T345"> </text:span><text:span text:style-name="T331">Enfaîte c’est matéo qui a…</text:span></text:p>
      <text:p text:style-name="P218"/>
      <text:p text:style-name="P248"><text:span text:style-name="T330">Yann :</text:span><text:span text:style-name="T356"> </text:span><text:span text:style-name="T331">Je sais je connais l’histoire.</text:span></text:p>
      <text:p text:style-name="P218"/>
      <text:p text:style-name="P248"><text:span text:style-name="T328">Ivan :</text:span><text:span text:style-name="T345"> </text:span><text:span text:style-name="T331">Quoi ? Mais comment ?</text:span></text:p>
      <text:p text:style-name="P218"/>
      <text:p text:style-name="P248"><text:span text:style-name="T330">Yann :</text:span><text:span text:style-name="T356"> </text:span><text:span text:style-name="T331">Je sais tout. C’est tout.</text:span></text:p>
      <text:p text:style-name="P218"/>
      <text:p text:style-name="P248"><text:span text:style-name="T328">Ivan :</text:span><text:span text:style-name="T345"> </text:span><text:span text:style-name="T331">Ok… Du coup qu’est ce qu’on doit faire ?</text:span></text:p>
      <text:p text:style-name="P218"/>
      <text:p text:style-name="P248"><text:span text:style-name="T330">Yann :</text:span><text:span text:style-name="T356"> </text:span><text:span text:style-name="T331">Je vais appeler ma secrétaire, elle va vous apporter le livre dont vous avez besoin.</text:span></text:p>
      <text:p text:style-name="P218"/>
      <text:p text:style-name="P248"><text:span text:style-name="T328">Samy :</text:span><text:span text:style-name="T345"> </text:span><text:span text:style-name="T331">Pourquoi tu le fais pas toi même ?</text:span></text:p>
      <text:p text:style-name="P218"/>
      <text:p text:style-name="P248"><text:span text:style-name="T330">Yann :</text:span><text:span text:style-name="T356"> </text:span><text:span text:style-name="T331">Parce que, comme tout bibliothécaire, je suis très occupé à ne rien faire. PAULINE !</text:span></text:p>
      <text:p text:style-name="P218"/>
      <text:p text:style-name="P248"><text:span text:style-name="T330">Pauline :</text:span><text:span text:style-name="T356"> </text:span><text:span text:style-name="T331">Oui ?</text:span></text:p>
      <text:p text:style-name="P218"/>
      <text:p text:style-name="P248"><text:span text:style-name="T330">Yann :</text:span><text:span text:style-name="T356"> </text:span><text:span text:style-name="T331">Apporte moi le livre sur Kitazawa s’il te plaît.</text:span></text:p>
      <text:p text:style-name="P218"/>
      <text:p text:style-name="P248"><text:span text:style-name="T330">Pauline :</text:span><text:span text:style-name="T356"> </text:span><text:span text:style-name="T331">Le voilà.</text:span></text:p>
      <text:p text:style-name="P218"/>
      <text:p text:style-name="P248"><text:soft-page-break/><text:span text:style-name="T328">Samy :</text:span><text:span text:style-name="T345"> </text:span><text:span text:style-name="T331">Elle est rapide !</text:span></text:p>
      <text:p text:style-name="P218"/>
      <text:p text:style-name="P248"><text:span text:style-name="T330">Yann :</text:span><text:span text:style-name="T356"> </text:span><text:span text:style-name="T331">Merci pour ton cameo, tu peux partir maintenant.</text:span></text:p>
      <text:p text:style-name="P218"/>
      <text:p text:style-name="P218">Yann tendit le livre à Ivan.</text:p>
      <text:p text:style-name="P218"/>
      <text:p text:style-name="P155"><text:span text:style-name="T330">Yann :</text:span><text:span text:style-name="T356"> </text:span><text:span text:style-name="T358">Installez vous confortablement, vous avez beaucoup à apprendre !</text:span></text:p>
      <text:p text:style-name="P46"><text:span text:style-name="T367">Chapitre 1</text:span><text:span text:style-name="T369">1</text:span><text:span text:style-name="T367"> : </text:span><text:span text:style-name="T374">L</text:span><text:span text:style-name="T375">e vrai du FOH</text:span></text:p>
      <text:p text:style-name="P219"/>
      <text:p text:style-name="P249"><text:span text:style-name="T328">Ivan :</text:span><text:span text:style-name="T345"> </text:span><text:span text:style-name="T359">B</text:span><text:span text:style-name="T331">on je lis ou tu lis ?</text:span></text:p>
      <text:p text:style-name="P220"/>
      <text:p text:style-name="P249"><text:span text:style-name="T328">Samy :</text:span><text:span text:style-name="T345"> </text:span><text:span text:style-name="T331">Vas-y, perso je suis trop claqué pour lire.</text:span></text:p>
      <text:p text:style-name="P220"/>
      <text:p text:style-name="P249"><text:span text:style-name="T328">Ivan :</text:span><text:span text:style-name="T345"> </text:span><text:span text:style-name="T331">Alors… « Yasuji Kitazawa est un mangaka et peintre de l'école nihonga. Il dessine beaucoup de dessins de presse et de comic strips de la fin de l'ère Meiji jusqu'au début de l'ère Shōwa. Il est considéré par de nombreux historiens comme le père fondateur du manga moderne parce que son travail est une source d'inspiration pour de nombreux jeunes artistes et animateurs de manga. »</text:span></text:p>
      <text:p text:style-name="P220"/>
      <text:p text:style-name="P249"><text:span text:style-name="T328">Samy :</text:span><text:span text:style-name="T345"> </text:span><text:span text:style-name="T331">Ça commence bien…</text:span></text:p>
      <text:p text:style-name="P220"/>
      <text:p text:style-name="P249"><text:span text:style-name="T328">Ivan :</text:span><text:span text:style-name="T345"> </text:span><text:span text:style-name="T331">Bon, je vais sauter les chapitres les moins intéressant parce que sinon on en a pour des heures. Tiens ? Il y a un post-it ici !</text:span></text:p>
      <text:p text:style-name="P220"/>
      <text:p text:style-name="P249"><text:span text:style-name="T328">Samy :</text:span><text:span text:style-name="T345"> </text:span><text:span text:style-name="T331">Ça dit quoi ?</text:span></text:p>
      <text:p text:style-name="P220"/>
      <text:p text:style-name="P155"><text:span text:style-name="T328">Ivan :</text:span><text:span text:style-name="T345"> </text:span><text:span text:style-name="T360">« </text:span><text:span text:style-name="T364">La légende de la brèche de Kitazawa :</text:span><text:span text:style-name="T360"> Kitazawa aurait réussi à donner vie à certaines de ses créations. </text:span><text:span text:style-name="T361">Il aurait crée un monde parallèle pour les enfermer, afin de garder secret son invention. Mort en 1955, M. Kitazawa n’a jamais pu communiquer sur l’information suivante : Le monde crée par Kitazawa fut ouvert lors de la création d’Internet. Divers théorie racontent qu’une brèche relie, quelque part sur la toile, les deux mondes. Pourtant, aucune interaction avec les création de Kitazawa ne furent enregistrer pour l’instant. ».</text:span></text:p>
      <text:p text:style-name="P46"><text:span text:style-name="Police_20_par_20_défaut"><text:span text:style-name="T108">Chapitre 1</text:span></text:span><text:span text:style-name="Police_20_par_20_défaut"><text:span text:style-name="T109">2</text:span></text:span><text:span text:style-name="Police_20_par_20_défaut"><text:span text:style-name="T108"> : </text:span></text:span><text:span text:style-name="Police_20_par_20_défaut"><text:span text:style-name="T110">Toujours plus loin</text:span></text:span></text:p>
      <text:p text:style-name="P155"><text:span text:style-name="Police_20_par_20_défaut"><text:span text:style-name="T160"/></text:span></text:p>
      <text:p text:style-name="P250"><text:span text:style-name="T328">Samy :</text:span><text:span text:style-name="T345"> </text:span><text:span text:style-name="T331">Attend… Donc Matéo est passé par Internet pour chercher des créatures enfermées et les ramener dans le monde réel ?</text:span></text:p>
      <text:p text:style-name="P221"/>
      <text:p text:style-name="P250"><text:span text:style-name="T328">Ivan :</text:span><text:span text:style-name="T345"> </text:span><text:span text:style-name="T331">Visiblement oui.</text:span></text:p>
      <text:p text:style-name="P221"/>
      <text:p text:style-name="P250"><text:span text:style-name="T328">Samy :</text:span><text:span text:style-name="T345"> </text:span><text:span text:style-name="T331">Putain elle me donne mal au crane cette histoire.</text:span></text:p>
      <text:p text:style-name="P221"/>
      <text:p text:style-name="P250"><text:span text:style-name="T328">Ivan :</text:span><text:span text:style-name="T345"> </text:span><text:span text:style-name="T331">Moi je vois pas en quoi ça va nous aider… Il faudrait trouver un moyen d’inverser le processus !</text:span></text:p>
      <text:p text:style-name="P221"/>
      <text:p text:style-name="P250"><text:span text:style-name="T328">Samy :</text:span><text:span text:style-name="T345"> </text:span><text:span text:style-name="T331">Alan l’avait fait, souviens toi avec le Ufiawgun.</text:span></text:p>
      <text:p text:style-name="P221"/>
      <text:p text:style-name="P250"><text:span text:style-name="T328">Ivan :</text:span><text:span text:style-name="T345"> </text:span><text:span text:style-name="T331">Pas de bol, Matéo l’a capturé.</text:span></text:p>
      <text:p text:style-name="P221"/>
      <text:p text:style-name="P250"><text:span text:style-name="T328">Samy :</text:span><text:span text:style-name="T345"> </text:span><text:span text:style-name="T331">Oui mais il a du laisser des traces quelque part non ?</text:span></text:p>
      <text:p text:style-name="P221"/>
      <text:p text:style-name="P250"><text:span text:style-name="T328">Ivan :</text:span><text:span text:style-name="T345"> </text:span><text:span text:style-name="T331">Alan c’était installé dans un bled paumé en Bretagne, mais même si on retrouvais cette technologie, 1- on sait pas s’en servir, et 2- </text:span><text:span text:style-name="T362">Il faut qu’on récupère le bloc de mousse pour sortir Léopold du monde virtuel !</text:span></text:p>
      <text:p text:style-name="P222"/>
      <text:p text:style-name="P251"><text:span text:style-name="T328">Samy :</text:span><text:span text:style-name="T345"> </text:span><text:span text:style-name="T331">On est pas sorti de l’auberge…</text:span></text:p>
      <text:p text:style-name="P222"/>
      <text:p text:style-name="P251"><text:span text:style-name="T328">Ivan :</text:span><text:span text:style-name="T345"> </text:span><text:span text:style-name="T331">Tu l’a trouvé où ton bloc de mousse ? Y en a peut être un autre.</text:span></text:p>
      <text:p text:style-name="P222"/>
      <text:p text:style-name="P251"><text:span text:style-name="T328">Samy :</text:span><text:span text:style-name="T345"> </text:span><text:span text:style-name="T331">Laisse tomber, je l’ai trouvé par hasard parce qu’un bateau est passé par Gibraltar pour déverser ses ordures en Afrique ; je suis tombé dessus en faisant les poubelles.</text:span></text:p>
      <text:p text:style-name="P222"/>
      <text:p text:style-name="P251"><text:span text:style-name="T328">Ivan :</text:span><text:span text:style-name="T345"> </text:span><text:span text:style-name="T331">Et tu te souviens d’où venant le bateau ?</text:span></text:p>
      <text:p text:style-name="P222"/>
      <text:p text:style-name="P252"><text:span text:style-name="T328">Samy :</text:span><text:span text:style-name="T345"> </text:span><text:span text:style-name="T331">Je crois que y avait un drapeau breton, mais ils sont tellement partout que ça…</text:span></text:p>
      <text:p text:style-name="P223"/>
      <text:p text:style-name="P252"><text:span text:style-name="T328">Ivan :</text:span><text:span text:style-name="T345"> </text:span><text:span text:style-name="T331">Wait breton ? Comme là où Alan travaillait ?</text:span></text:p>
      <text:p text:style-name="P223"/>
      <text:p text:style-name="P252"><text:span text:style-name="T328">Samy :</text:span><text:span text:style-name="T345"> </text:span><text:span text:style-name="T331">Oh shit !</text:span></text:p>
      <text:p text:style-name="P223"/>
      <text:p text:style-name="P252"><text:span text:style-name="T328">Ivan :</text:span><text:span text:style-name="T345"> </text:span><text:span text:style-name="T331">Faut qu’on fouille la Bretagne !</text:span></text:p>
      <text:p text:style-name="P223"/>
      <text:p text:style-name="P252"><text:span text:style-name="T330">Yann :</text:span><text:span text:style-name="T356"> </text:span><text:span text:style-name="T331">Je sais exactement qui pourra vous aider !</text:span></text:p>
      <text:p text:style-name="P223"/>
      <text:p text:style-name="P252"><text:span text:style-name="T328">Samy :</text:span><text:span text:style-name="T345"> </text:span><text:span text:style-name="T331">Ouha tu fais peur à apparaître dans le dos des gens !</text:span></text:p>
      <text:p text:style-name="P223"/>
      <text:p text:style-name="P252"><text:span text:style-name="T330">Yann :</text:span><text:span text:style-name="T356"> </text:span><text:span text:style-name="T331">Allez à </text:span><text:span text:style-name="Police_20_par_20_défaut"><text:span text:style-name="T161">Ouessant, </text:span></text:span><text:span text:style-name="Police_20_par_20_défaut"><text:span text:style-name="T152">vous trouverez </text:span></text:span><text:span text:style-name="Police_20_par_20_défaut"><text:span text:style-name="T162">quelque chose… Ou quelqu’un selon le point de vue,</text:span></text:span><text:span text:style-name="Police_20_par_20_défaut"><text:span text:style-name="T152"> qu</text:span></text:span><text:span text:style-name="Police_20_par_20_défaut"><text:span text:style-name="T162">i</text:span></text:span><text:span text:style-name="Police_20_par_20_défaut"><text:span text:style-name="T152"> vous </text:span></text:span><text:span text:style-name="Police_20_par_20_défaut"><text:span text:style-name="T162">aidera</text:span></text:span><text:span text:style-name="Police_20_par_20_défaut"><text:span text:style-name="T152"> !</text:span></text:span></text:p>
      <text:p text:style-name="P252"><text:span text:style-name="Police_20_par_20_défaut"><text:span text:style-name="T152"/></text:span></text:p>
      <text:p text:style-name="P252"><text:span text:style-name="Police_20_par_20_défaut"><text:span text:style-name="T141">Samy :</text:span></text:span><text:span text:style-name="Police_20_par_20_défaut"><text:span text:style-name="T153"> </text:span></text:span><text:span text:style-name="Police_20_par_20_défaut"><text:span text:style-name="T163">Putain encore des voyages… Pourquoi tu souris toi ?</text:span></text:span></text:p>
      <text:p text:style-name="P252"><text:span text:style-name="Police_20_par_20_défaut"><text:span text:style-name="T163"/></text:span></text:p>
      <text:p text:style-name="P252"><text:span text:style-name="Police_20_par_20_défaut"><text:span text:style-name="T141">Ivan :</text:span></text:span><text:span text:style-name="Police_20_par_20_défaut"><text:span text:style-name="T153"> </text:span></text:span><text:span text:style-name="Police_20_par_20_défaut"><text:span text:style-name="T163">J’ai reçu une nude regarde !</text:span></text:span></text:p>
      <text:p text:style-name="P252"><text:span text:style-name="Police_20_par_20_défaut"><text:span text:style-name="T163"/></text:span></text:p>
      <text:p text:style-name="P252"><text:span text:style-name="Police_20_par_20_défaut"><text:span text:style-name="T141">Samy :</text:span></text:span><text:span text:style-name="Police_20_par_20_défaut"><text:span text:style-name="T153"> </text:span></text:span><text:span text:style-name="Police_20_par_20_défaut"><text:span text:style-name="T163">Elle a 13 ans putain..</text:span></text:span></text:p>
      <text:p text:style-name="P252"><text:span text:style-name="Police_20_par_20_défaut"><text:span text:style-name="T163"/></text:span></text:p>
      <text:p text:style-name="P252"><text:soft-page-break/><text:span text:style-name="Police_20_par_20_défaut"><text:span text:style-name="T141">Ivan :</text:span></text:span><text:span text:style-name="Police_20_par_20_défaut"><text:span text:style-name="T153"> </text:span></text:span><text:span text:style-name="Police_20_par_20_défaut"><text:span text:style-name="T163">Ah encore u… Ah non c’est un message de Matéo.</text:span></text:span></text:p>
      <text:p text:style-name="P252"><text:span text:style-name="Police_20_par_20_défaut"><text:span text:style-name="T163"/></text:span></text:p>
      <text:p text:style-name="P252"><text:span text:style-name="Police_20_par_20_défaut"><text:span text:style-name="T141">Samy :</text:span></text:span><text:span text:style-name="Police_20_par_20_défaut"><text:span text:style-name="T153"> </text:span></text:span><text:span text:style-name="Police_20_par_20_défaut"><text:span text:style-name="T163">Ça dit quoi ?</text:span></text:span></text:p>
      <text:p text:style-name="P252"><text:span text:style-name="Police_20_par_20_défaut"><text:span text:style-name="T163"/></text:span></text:p>
      <text:p text:style-name="P252"><text:span text:style-name="Police_20_par_20_défaut"><text:span text:style-name="T141">Ivan :</text:span></text:span><text:span text:style-name="Police_20_par_20_défaut"><text:span text:style-name="T153"> </text:span></text:span><text:span text:style-name="Police_20_par_20_défaut"><text:span text:style-name="T163">« Rendez vous ou je vous fait disparaître par le génie, vous avez une semaine. ».</text:span></text:span></text:p>
      <text:p text:style-name="P252"><text:span text:style-name="Police_20_par_20_défaut"><text:span text:style-name="T16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3">Super… Bon bah en route pour la Bretagne, on a une semaine pour trouver une solution sur place et revenir.</text:span></text:span></text:p>
      <text:p text:style-name="P155"><text:span text:style-name="Police_20_par_20_défaut"><text:span text:style-name="T160"/></text:span></text:p>
      <text:p text:style-name="P155"><text:span text:style-name="Police_20_par_20_défaut"><text:span text:style-name="T143">Yann :</text:span></text:span><text:span text:style-name="Police_20_par_20_défaut"><text:span text:style-name="T164"> </text:span></text:span><text:span text:style-name="Police_20_par_20_défaut"><text:span text:style-name="T163">A plus tard les enfants !</text:span></text:span></text:p>
      <text:p text:style-name="P155"><text:span text:style-name="Police_20_par_20_défaut"><text:span text:style-name="T16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3">Ouais salut.</text:span></text:span></text:p>
      <text:p text:style-name="P155"><text:span text:style-name="Police_20_par_20_défaut"><text:span text:style-name="T163"/></text:span></text:p>
      <text:p text:style-name="P155"><text:span text:style-name="Police_20_par_20_défaut"><text:span text:style-name="T163">Ils quittèrent </text:span></text:span><text:span text:style-name="Police_20_par_20_défaut"><text:span text:style-name="T165">la bibliothèque, sans remarquer le regard plein d’envie que posait Yann sur le derrière non moins attrayant de Samy.</text:span></text:span></text:p>
      <text:p text:style-name="P46"><text:span text:style-name="Police_20_par_20_défaut"><text:span text:style-name="T108">Chapitre 1</text:span></text:span><text:span text:style-name="Police_20_par_20_défaut"><text:span text:style-name="T109">3</text:span></text:span><text:span text:style-name="Police_20_par_20_défaut"><text:span text:style-name="T108"> : </text:span></text:span><text:span text:style-name="Police_20_par_20_défaut"><text:span text:style-name="T111">Douce nuit</text:span></text:span></text:p>
      <text:p text:style-name="P155"><text:span text:style-name="Police_20_par_20_défaut"><text:span text:style-name="T16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7">Woaw</text:span></text:span></text:p>
      <text:p text:style-name="P155"><text:span text:style-name="Police_20_par_20_défaut"><text:span text:style-name="T16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7">Quoi ?</text:span></text:span></text:p>
      <text:p text:style-name="P155"><text:span text:style-name="Police_20_par_20_défaut"><text:span text:style-name="T16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7">Je pensais pas qu’il faisait déjà nuit.</text:span></text:span></text:p>
      <text:p text:style-name="P155"><text:span text:style-name="Police_20_par_20_défaut"><text:span text:style-name="T16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7">Bah vu le temps qu’on a mis pour lire en même temps…</text:span></text:span></text:p>
      <text:p text:style-name="P155"><text:span text:style-name="Police_20_par_20_défaut"><text:span text:style-name="T16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7">Bon, on dort où ?</text:span></text:span></text:p>
      <text:p text:style-name="P155"><text:span text:style-name="Police_20_par_20_défaut"><text:span text:style-name="T16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7">Dans une voiture volée ? On a notre sac pour faire un oreiller donc…</text:span></text:span></text:p>
      <text:p text:style-name="P155"><text:span text:style-name="Police_20_par_20_défaut"><text:span text:style-name="T16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7">Franchement flemme. Tu veux pas dormir dans un vrai lit ? Genre un hôtel ?</text:span></text:span></text:p>
      <text:p text:style-name="P155"><text:span text:style-name="Police_20_par_20_défaut"><text:span text:style-name="T16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7">Ah ouais ? Et t’a de la thune pour ça ?</text:span></text:span></text:p>
      <text:p text:style-name="P155"><text:span text:style-name="Police_20_par_20_défaut"><text:span text:style-name="T16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7">Laisse moi faire, j’ai une idée !</text:span></text:span></text:p>
      <text:p text:style-name="P155"><text:span text:style-name="Police_20_par_20_défaut"><text:span text:style-name="T167"/></text:span></text:p>
      <text:p text:style-name="P155"><text:span text:style-name="Police_20_par_20_défaut"><text:span text:style-name="T167">Il se </text:span></text:span><text:span text:style-name="Police_20_par_20_défaut"><text:span text:style-name="T168">glissèrent dans le premier hôtel de luxe qu’il trouvèrent, et foncèrent directement au guichet pour louer une chambre.</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Bonjour !</text:span></text:span></text:p>
      <text:p text:style-name="P155"><text:span text:style-name="Police_20_par_20_défaut"><text:span text:style-name="T168"/></text:span></text:p>
      <text:p text:style-name="P155"><text:span text:style-name="Police_20_par_20_défaut"><text:span text:style-name="T144">Dame de l’accueil</text:span></text:span><text:span text:style-name="Police_20_par_20_défaut"> :</text:span><text:span text:style-name="Police_20_par_20_défaut"><text:span text:style-name="T153"> </text:span></text:span><text:span text:style-name="Police_20_par_20_défaut"><text:span text:style-name="T168">Bonsoir.</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Ah oui pardon… On voudrait une chambre s’il vous plaît !</text:span></text:span></text:p>
      <text:p text:style-name="P155"><text:span text:style-name="Police_20_par_20_défaut"><text:span text:style-name="T168"/></text:span></text:p>
      <text:p text:style-name="P155"><text:span text:style-name="Police_20_par_20_défaut"><text:span text:style-name="T144">Dame de l’accueil</text:span></text:span><text:span text:style-name="Police_20_par_20_défaut"><text:span text:style-name="T141"> :</text:span></text:span><text:span text:style-name="Police_20_par_20_défaut"><text:span text:style-name="T153"> </text:span></text:span><text:span text:style-name="Police_20_par_20_défaut"><text:span text:style-name="T168">Oui bien sur, nous prenons 960</text:span></text:span><text:span text:style-name="Police_20_par_20_défaut"><text:span text:style-name="T243">€ </text:span></text:span><text:span text:style-name="Police_20_par_20_défaut"><text:span text:style-name="T244">par nuit, payé d’avance.</text:span></text:span></text:p>
      <text:p text:style-name="P155"><text:span text:style-name="Police_20_par_20_défaut"><text:span text:style-name="T24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4">C’est à dire qu’on a pas vraiment d’argent, mais selon qu’est-ce que ça vaut ça ?</text:span></text:span></text:p>
      <text:p text:style-name="P155"><text:span text:style-name="Police_20_par_20_défaut"><text:span text:style-name="T244"/></text:span></text:p>
      <text:p text:style-name="P155"><text:span text:style-name="Police_20_par_20_défaut"><text:span text:style-name="T244">Ivan retourna son sac sur le comptoir, laissant tomber les précieux couverts vol… Empruntés chez Camille par Kenny.</text:span></text:span></text:p>
      <text:p text:style-name="P155"><text:span text:style-name="Police_20_par_20_défaut"><text:span text:style-name="T167"/></text:span></text:p>
      <text:p text:style-name="P155"><text:span text:style-name="Police_20_par_20_défaut"><text:span text:style-name="T144">Dame de l’accueil</text:span></text:span><text:span text:style-name="Police_20_par_20_défaut"><text:span text:style-name="T141"> :</text:span></text:span><text:span text:style-name="Police_20_par_20_défaut"><text:span text:style-name="T153"> </text:span></text:span><text:span text:style-name="Police_20_par_20_défaut"><text:span text:style-name="T168">Ça fera l’affaire ! Voici votre clé messieurs, bonne soirée à vous !</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Merci !</text:span></text:span></text:p>
      <text:p text:style-name="P155"><text:span text:style-name="Police_20_par_20_défaut"><text:span text:style-name="T16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8">Eh bah ! Je pensais pas que tu ferais quelque chose d’aussi diplomate !</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Comment ça ?</text:span></text:span></text:p>
      <text:p text:style-name="P155"><text:span text:style-name="Police_20_par_20_défaut"><text:span text:style-name="T16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8">Je nous voyais déjà marcher dans le sang de la moitié du personnel, assassiné à coup de baguettes de batterie.</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Mais non ! Jamais je ferais une chose pareil !</text:span></text:span></text:p>
      <text:p text:style-name="P155"><text:span text:style-name="Police_20_par_20_défaut"><text:span text:style-name="T16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8">Mouais…</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38">Tant que ce ne sont pas des bébés argentins bien sur.</text:span></text:span></text:p>
      <text:p text:style-name="P155"><text:soft-page-break/><text:span text:style-name="Police_20_par_20_défaut"><text:span text:style-name="T16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68">Quoi ?</text:span></text:span></text:p>
      <text:p text:style-name="P155"><text:span text:style-name="Police_20_par_20_défaut"><text:span text:style-name="T16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68">Non rien !</text:span></text:span></text:p>
      <text:p text:style-name="P155"><text:span text:style-name="Police_20_par_20_défaut"><text:span text:style-name="T167"/></text:span></text:p>
      <text:p text:style-name="P155"><text:span text:style-name="Police_20_par_20_défaut"><text:span text:style-name="T169">Après avoir déambuler dans les couloirs à la recherche de la bonne porte, Samy et Ivan se posèrent sur un matelas moelleux, leur promettant un répit bien mérité.</text:span></text:span></text:p>
      <text:p text:style-name="P155"><text:span text:style-name="Police_20_par_20_défaut"><text:span text:style-name="T1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0">Bon, aller bonne nuit, moi je suis trop crevé pour manger.</text:span></text:span></text:p>
      <text:p text:style-name="P155"><text:span text:style-name="Police_20_par_20_défaut"><text:span text:style-name="T17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0">Pareil ! À demain.</text:span></text:span></text:p>
      <text:p text:style-name="P155"><text:span text:style-name="Police_20_par_20_défaut"><text:span text:style-name="T171"/></text:span></text:p>
      <text:p text:style-name="P155"><text:span text:style-name="Police_20_par_20_défaut"><text:span text:style-name="T172">Samy, exténué, ne dut pas attendre longtemps avant de se réfugier dans les bras de Morphée. Ivan lui, secouait frénétiquement son pénis en pensant à Léopold. </text:span></text:span><text:span text:style-name="Police_20_par_20_défaut"><text:span text:style-name="T173">Il se branle </text:span></text:span><text:span text:style-name="Police_20_par_20_défaut"><text:span text:style-name="T174">quoi.</text:span></text:span></text:p>
      <text:p text:style-name="P155"><text:span text:style-name="Police_20_par_20_défaut"><text:span text:style-name="T17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5">Ça va ? Je te dérange pas ?</text:span></text:span></text:p>
      <text:p text:style-name="P155"><text:span text:style-name="Police_20_par_20_défaut"><text:span text:style-name="T17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5">Hein ? Euh… Je..</text:span></text:span></text:p>
      <text:p text:style-name="P155"><text:span text:style-name="Police_20_par_20_défaut"><text:span text:style-name="T17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5">Oui bah va faire ça ailleurs !</text:span></text:span></text:p>
      <text:p text:style-name="P155"><text:span text:style-name="Police_20_par_20_défaut"><text:span text:style-name="T17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39">Je croyais que tu dormais…</text:span></text:span></text:p>
      <text:p text:style-name="P155"><text:span text:style-name="Police_20_par_20_défaut"><text:span text:style-name="T17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5">Ça m’a réveillé gros con !</text:span></text:span></text:p>
      <text:p text:style-name="P155"><text:span text:style-name="Police_20_par_20_défaut"><text:span text:style-name="T175"/></text:span></text:p>
      <text:p text:style-name="P155"><text:span text:style-name="Police_20_par_20_défaut"><text:span text:style-name="T175">Ivan sorti de la chambre puis de l’hôtel, cherchant un moyen d’assouvir et ses pulsions sexuel, et son envie de se venger de l’humiliation qu’il s’était infligé à cause de Samy. </text:span></text:span><text:span text:style-name="Police_20_par_20_défaut"><text:span text:style-name="T176">Demain, ils devront voler une voiture, alors quitte à déambuler en pyjama dans la rue, autant joindre l’utile et l’agréable. Ivan choisit une voiture assez proche et suffisamment passe-partout, pour finalement l’ouvrir de force et éjaculer massivement sur le siège conducteur, avant de se remettre en route pour son lit.</text:span></text:span></text:p>
      <text:p text:style-name="P155"><text:span text:style-name="Police_20_par_20_défaut"><text:span text:style-name="T176"/></text:span></text:p>
      <text:p text:style-name="P155"><text:span text:style-name="Police_20_par_20_défaut"><text:span text:style-name="T242">PAF</text:span></text:span></text:p>
      <text:p text:style-name="P155"><text:span text:style-name="Police_20_par_20_défaut"><text:span text:style-name="T17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7">Hein ? Quoi ?</text:span></text:span></text:p>
      <text:p text:style-name="P155"><text:span text:style-name="Police_20_par_20_défaut"><text:span text:style-name="T17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7">Debout du con, on doit y aller.</text:span></text:span></text:p>
      <text:p text:style-name="P155"><text:span text:style-name="Police_20_par_20_défaut"><text:span text:style-name="T17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7">T’était obligé de me gifler pour me réveiller ?</text:span></text:span></text:p>
      <text:p text:style-name="P155"><text:span text:style-name="Police_20_par_20_défaut"><text:span text:style-name="T17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7">Non, mais j’ai pas trouvé de sceau d’eau.</text:span></text:span></text:p>
      <text:p text:style-name="P155"><text:span text:style-name="Police_20_par_20_défaut"><text:span text:style-name="T17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8">Non pas la sodo pitié !</text:span></text:span></text:p>
      <text:p text:style-name="P155"><text:span text:style-name="Police_20_par_20_défaut"><text:span text:style-name="T17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8">Arrêtes de te rouler en boule et lèves toi, je te rappel qu’on a possiblement une dernière semaine à vivre si on se magne pas !</text:span></text:span></text:p>
      <text:p text:style-name="P155"><text:span text:style-name="Police_20_par_20_défaut"><text:span text:style-name="T178"/></text:span></text:p>
      <text:p text:style-name="P155"><text:span text:style-name="Police_20_par_20_défaut"><text:span text:style-name="T178">Après ces sages paroles et un petit déjeuné excessivement cher, Ivan traîna Samy jusqu’à la voiture qu’il avait repéré la nuit derrière. Après l’avoir de nouveau ouverte de force, <text:s/>il fonça sur le siège passager, ne laissant pas à Samy d’autre choix que de s’asseoir face au volant, sur un siège mystérieusement humide. Ivan, lui, souriait jusqu’aux oreilles.</text:span></text:span></text:p>
      <text:p text:style-name="P155"><text:soft-page-break/><text:span text:style-name="Police_20_par_20_défaut"><text:span text:style-name="T17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8">Bon… On va où ?</text:span></text:span></text:p>
      <text:p text:style-name="P155"><text:span text:style-name="Police_20_par_20_défaut"><text:span text:style-name="T17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8">On dois aller à Ouessant !</text:span></text:span></text:p>
      <text:p text:style-name="P155"><text:span text:style-name="Police_20_par_20_défaut"><text:span text:style-name="T17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78">Mais comment trouver notre chemin ?</text:span></text:span></text:p>
      <text:p text:style-name="P155"><text:span text:style-name="Police_20_par_20_défaut"><text:span text:style-name="T17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78">Grâce </text:span></text:span><text:span text:style-name="Police_20_par_20_défaut"><text:span text:style-name="T243">au super GPS </text:span></text:span><text:span text:style-name="Police_20_par_20_défaut"><text:span text:style-name="T245">2000© à</text:span></text:span><text:span text:style-name="Police_20_par_20_défaut"><text:span text:style-name="T243"> seulement 19€99* </text:span></text:span><text:span text:style-name="Police_20_par_20_défaut"><text:span text:style-name="T313">*prix hors taxes. Voir condition en magasins </text:span></text:span><text:span text:style-name="Police_20_par_20_défaut"><text:span text:style-name="T243">! </text:span></text:span></text:p>
      <text:p text:style-name="P155"><text:span text:style-name="Police_20_par_20_défaut"><text:span text:style-name="T24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5">Incroyable !</text:span></text:span></text:p>
      <text:p text:style-name="P155"><text:span text:style-name="Police_20_par_20_défaut"><text:span text:style-name="T24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5">Et oui ! En plus il brille la nuit !</text:span></text:span></text:p>
      <text:p text:style-name="P155"><text:span text:style-name="Police_20_par_20_défaut"><text:span text:style-name="T24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5">Pourquoi on fait de la pub ?</text:span></text:span></text:p>
      <text:p text:style-name="P155"><text:span text:style-name="Police_20_par_20_défaut"><text:span text:style-name="T24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5">Pourquoi on dit qu’il brille la nuit alors qu’il est 9h47 ?</text:span></text:span></text:p>
      <text:p text:style-name="P155"><text:span text:style-name="Police_20_par_20_défaut"><text:span text:style-name="T24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5">On y va ?</text:span></text:span></text:p>
      <text:p text:style-name="P155"><text:span text:style-name="Police_20_par_20_défaut"><text:span text:style-name="T24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5">On y va.</text:span></text:span></text:p>
      <text:p text:style-name="P46"><text:span text:style-name="Police_20_par_20_défaut"><text:span text:style-name="T108">Chapitre 1</text:span></text:span><text:span text:style-name="Police_20_par_20_défaut"><text:span text:style-name="T109">4</text:span></text:span><text:span text:style-name="Police_20_par_20_défaut"><text:span text:style-name="T108"> : </text:span></text:span><text:span text:style-name="Police_20_par_20_défaut"><text:span text:style-name="T106">Bro gozh ma zadoù</text:span></text:span></text:p>
      <text:p text:style-name="P155"><text:span text:style-name="Police_20_par_20_défaut"><text:span text:style-name="T246"/></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7">Eh voila ! On est coincé !</text:span></text:span></text:p>
      <text:p text:style-name="P155"><text:span text:style-name="Police_20_par_20_défaut"><text:span text:style-name="T24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7">Hein ? Quoi ?</text:span></text:span></text:p>
      <text:p text:style-name="P155"><text:span text:style-name="Police_20_par_20_défaut"><text:span text:style-name="T247"/></text:span></text:p>
      <text:p text:style-name="P155"><text:span text:style-name="Police_20_par_20_défaut"><text:span text:style-name="T247">Réveillé en sursaut, Ivan faillit tomber de son siège, au quel il ne s’était pas attaché.</text:span></text:span></text:p>
      <text:p text:style-name="P155"><text:span text:style-name="Police_20_par_20_défaut"><text:span text:style-name="T24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7">Ce GPS à la con nous a emmené jusqu’à un port, et maintenant il veut qu’on se démerde pour traverser à la nage !</text:span></text:span></text:p>
      <text:p text:style-name="P155"><text:span text:style-name="Police_20_par_20_défaut"><text:span text:style-name="T24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7">Et tu sais pas nager ?</text:span></text:span></text:p>
      <text:p text:style-name="P155"><text:span text:style-name="Police_20_par_20_défaut"><text:span text:style-name="T24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7">Y a </text:span></text:span><text:span text:style-name="Police_20_par_20_défaut"><text:span text:style-name="T248">20km à faire.</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Oh. On fait quoi du coup ?</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C’est un port, il doit y avoir des marins ! On va chercher quelqu’un pour nous emmener là bas.</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Et on va chercher où ?</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T’es con ou t’es con toi ? Ils vont où les marins quand ils bossent pas ?</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Euh…</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Sachant que ce sont des alcooliques notoire ?</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Mmmh…</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Comme tout les bretons ? Allez c’est facile là !</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Hhh ! Je sais !</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Merci !</text:span></text:span></text:p>
      <text:p text:style-name="P155"><text:span text:style-name="Police_20_par_20_défaut"><text:span text:style-name="T24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8">Au zoo !</text:span></text:span></text:p>
      <text:p text:style-name="P155"><text:span text:style-name="Police_20_par_20_défaut"><text:span text:style-name="T24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48">Putain Ivan je vais t’enculer ta mère ! Suis moi, on va boire un verre, ça va nous requinquer.</text:span></text:span></text:p>
      <text:p text:style-name="P155"><text:span text:style-name="Police_20_par_20_défaut"><text:span text:style-name="T248"/></text:span></text:p>
      <text:p text:style-name="P155"><text:span text:style-name="Police_20_par_20_défaut"><text:span text:style-name="T249">À peine entré dans le bar voisin au port, l’odeur enivrait déjà Ivan. Ça et là, divers habitués de la mer racontait leurs folles histoires. Un vieux militaire narrait la perte de sa jambe, tendis qu’un autre écoutait en boucle une cassette de Renaud. Le temps qu’Ivan arrive </text:span></text:span><text:span text:style-name="Police_20_par_20_défaut"><text:span text:style-name="T250">au bar, Samy en était déjà à son quatrième verres.</text:span></text:span></text:p>
      <text:p text:style-name="P155"><text:span text:style-name="Police_20_par_20_défaut"><text:span text:style-name="T25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50">Ivan ! Viens là mon poto !</text:span></text:span></text:p>
      <text:p text:style-name="P155"><text:span text:style-name="Police_20_par_20_défaut"><text:span text:style-name="T25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1">Euh Samy… Comment on va faire pour trouver un marin </text:span></text:span><text:span text:style-name="Police_20_par_20_défaut"><text:span text:style-name="T252">dispos</text:span></text:span><text:span text:style-name="Police_20_par_20_défaut"><text:span text:style-name="T251">, si tu tiens plus debout ?</text:span></text:span></text:p>
      <text:p text:style-name="P155"><text:span text:style-name="Police_20_par_20_défaut"><text:span text:style-name="T251"/></text:span></text:p>
      <text:p text:style-name="P155"><text:soft-page-break/><text:span text:style-name="Police_20_par_20_défaut"><text:span text:style-name="T141">Samy :</text:span></text:span><text:span text:style-name="Police_20_par_20_défaut"><text:span text:style-name="T153"> </text:span></text:span><text:span text:style-name="Police_20_par_20_défaut"><text:span text:style-name="T253">Bah fais le toi même, moi j’ai conduit toute la journée alors comme c’est toi </text:span></text:span><text:span text:style-name="Police_20_par_20_défaut"><text:span text:style-name="T254">l’élu de la prophétie, va sauver le monde et revient me chercher quand t’aura fini !</text:span></text:span></text:p>
      <text:p text:style-name="P155"><text:span text:style-name="Police_20_par_20_défaut"><text:span text:style-name="T25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5">Ah bah génial.. Mais je connais personne ici, comment je pourrais…</text:span></text:span></text:p>
      <text:p text:style-name="P155"><text:span text:style-name="Police_20_par_20_défaut"><text:span text:style-name="T255"/></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5">Salut toi !</text:span></text:span></text:p>
      <text:p text:style-name="P155"><text:span text:style-name="Police_20_par_20_défaut"><text:span text:style-name="T25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5">Ok, j’emmerde les statistiques.</text:span></text:span></text:p>
      <text:p text:style-name="P155"><text:span text:style-name="Police_20_par_20_défaut"><text:span text:style-name="T255"/></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5">Ça fait longtemps ! Quoi de neuf ?</text:span></text:span></text:p>
      <text:p text:style-name="P155"><text:span text:style-name="Police_20_par_20_défaut"><text:span text:style-name="T25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5">Bah euh… Plein de choses et toi ?</text:span></text:span></text:p>
      <text:p text:style-name="P155"><text:span text:style-name="Police_20_par_20_défaut"><text:span text:style-name="T255"/></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5">Bah j’ai ressuscité, et j’ai été engagé dans la marine !</text:span></text:span></text:p>
      <text:p text:style-name="P155"><text:span text:style-name="Police_20_par_20_défaut"><text:span text:style-name="T25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5">Ah super alors !</text:span></text:span></text:p>
      <text:p text:style-name="P155"><text:span text:style-name="Police_20_par_20_défaut"><text:span text:style-name="T255"/></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7">Ouais c’est ouf que personne ne prête attention à la résurrection de trente personnes… M’enfin,</text:span></text:span><text:span text:style-name="Police_20_par_20_défaut"><text:span text:style-name="T255"> vous faites quoi dans ce coins </text:span></text:span><text:span text:style-name="Police_20_par_20_défaut"><text:span text:style-name="T257">vous </text:span></text:span><text:span text:style-name="Police_20_par_20_défaut"><text:span text:style-name="T255">?</text:span></text:span></text:p>
      <text:p text:style-name="P155"><text:span text:style-name="Police_20_par_20_défaut"><text:span text:style-name="T25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7">Euh… Comment dire… Y a Matéo qui fait des connerie, et pour l’en empêcher on doit récupérer un truc… Mais on sais pas encore quoi </text:span></text:span><text:span text:style-name="Police_20_par_20_défaut"><text:span text:style-name="T258">enfaîte</text:span></text:span><text:span text:style-name="Police_20_par_20_défaut"><text:span text:style-name="T257">, on doit trouver quelqu’un pour nous emmener à Ouessant, </text:span></text:span><text:span text:style-name="Police_20_par_20_défaut"><text:span text:style-name="T258">puis trouver </text:span></text:span><text:span text:style-name="Police_20_par_20_défaut"><text:span text:style-name="T259">quelque chose.. Euh non attend quelqu’un… Enfin j’ai pas tout compris mais on doit aller sur l’île d’Ouessant, prendre un truc, et revenir voir Matéo sinon dans moins d’une semaine on meurt.</text:span></text:span></text:p>
      <text:p text:style-name="P155"><text:span text:style-name="Police_20_par_20_défaut"><text:span text:style-name="T25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9">Ah ouais chaud… Bah aller je vous emmène ! J’ai un super bateau maintenant, c’est un fameux trois m…</text:span></text:span></text:p>
      <text:p text:style-name="P155"><text:span text:style-name="Police_20_par_20_défaut"><text:span text:style-name="T25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9">Non stop tu t’arrêtes tout de suite !</text:span></text:span></text:p>
      <text:p text:style-name="P155"><text:span text:style-name="Police_20_par_20_défaut"><text:span text:style-name="T25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9">Bref, suivez moi je vous fait le trajet.</text:span></text:span></text:p>
      <text:p text:style-name="P155"><text:span text:style-name="Police_20_par_20_défaut"><text:span text:style-name="T25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9">Merci ! Je traîne Samy hors du bar et j’arrive !</text:span></text:span></text:p>
      <text:p text:style-name="P155"><text:span text:style-name="Police_20_par_20_défaut"><text:span text:style-name="T259"/></text:span></text:p>
      <text:p text:style-name="P155"><text:span text:style-name="Police_20_par_20_défaut"><text:span text:style-name="T259">Après quelques déboires avec le barman et la clientèle, finissant en bagarre générale, Nos deux compères se retrouvèrent sur ce fameux trois mats, fin comme un oiseau.</text:span></text:span></text:p>
      <text:p text:style-name="P155"><text:span text:style-name="Police_20_par_20_défaut"><text:span text:style-name="T25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9">Bienvenue à bord du Foufoune !</text:span></text:span></text:p>
      <text:p text:style-name="P155"><text:span text:style-name="Police_20_par_20_défaut"><text:span text:style-name="T25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59">Attend… Le nom c’est de toi ?</text:span></text:span></text:p>
      <text:p text:style-name="P155"><text:span text:style-name="Police_20_par_20_défaut"><text:span text:style-name="T25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59">Non, c’est Yann qui me l’a offert et il avait ce nom, mais </text:span></text:span><text:span text:style-name="Police_20_par_20_défaut"><text:span text:style-name="T260">franchement</text:span></text:span><text:span text:style-name="Police_20_par_20_défaut"><text:span text:style-name="T259"> je le trouve </text:span></text:span><text:span text:style-name="Police_20_par_20_défaut"><text:span text:style-name="T260">parfait !</text:span></text:span></text:p>
      <text:p text:style-name="P155"><text:span text:style-name="Police_20_par_20_défaut"><text:span text:style-name="T26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0">Ivan.. On est où là…</text:span></text:span></text:p>
      <text:p text:style-name="P155"><text:span text:style-name="Police_20_par_20_défaut"><text:span text:style-name="T26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0">Dors Samy, dors.</text:span></text:span></text:p>
      <text:p text:style-name="P155"><text:span text:style-name="Police_20_par_20_défaut"><text:span text:style-name="T260"/></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0">Larguez les amar</text:span></text:span><text:span text:style-name="Police_20_par_20_défaut"><text:span text:style-name="T261">res</text:span></text:span><text:span text:style-name="Police_20_par_20_défaut"><text:span text:style-name="T260">, en avant toutes !</text:span></text:span></text:p>
      <text:p text:style-name="P155"><text:span text:style-name="Police_20_par_20_défaut"><text:span text:style-name="T26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1">Mais, il faut des dizaines d’Hommes pour faire naviguer un trois mats !</text:span></text:span></text:p>
      <text:p text:style-name="P155"><text:soft-page-break/><text:span text:style-name="Police_20_par_20_défaut"><text:span text:style-name="T261"/></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1">Oui mais enfaîte… C’est de la déco. Y a un moteur caché.</text:span></text:span></text:p>
      <text:p text:style-name="P155"><text:span text:style-name="Police_20_par_20_défaut"><text:span text:style-name="T26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1">Tricheur !</text:span></text:span></text:p>
      <text:p text:style-name="P155"><text:span text:style-name="Police_20_par_20_défaut"><text:span text:style-name="T261"/></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1">Aller va, viens là que je t’apprenne des choses ! Tu va voir comment ça se dresse un bateau !J’espère que t’en a dans les bras !</text:span></text:span></text:p>
      <text:p text:style-name="P155"><text:span text:style-name="Police_20_par_20_défaut"><text:span text:style-name="T26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1">Euh.. ouais ouais…</text:span></text:span></text:p>
      <text:p text:style-name="P155"><text:span text:style-name="Police_20_par_20_défaut"><text:span text:style-name="T26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1">Les gars je crois que je vais…</text:span></text:span></text:p>
      <text:p text:style-name="P155"><text:span text:style-name="Police_20_par_20_défaut"><text:span text:style-name="T261"/></text:span></text:p>
      <text:p text:style-name="P155"><text:span text:style-name="Police_20_par_20_défaut"><text:span text:style-name="T261">BWERP</text:span></text:span></text:p>
      <text:p text:style-name="P155"><text:span text:style-name="Police_20_par_20_défaut"><text:span text:style-name="T261"/></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1">Putain il a vomi sur mon bateau !</text:span></text:span></text:p>
      <text:p text:style-name="P155"><text:span text:style-name="Police_20_par_20_défaut"><text:span text:style-name="T26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1">Et on est même pas encore parti !</text:span></text:span></text:p>
      <text:p text:style-name="P46"><text:span text:style-name="Police_20_par_20_défaut"><text:span text:style-name="T108">Chapitre 1</text:span></text:span><text:span text:style-name="Police_20_par_20_défaut"><text:span text:style-name="T109">5</text:span></text:span><text:span text:style-name="Police_20_par_20_défaut"><text:span text:style-name="T108"> : </text:span></text:span><text:span text:style-name="Police_20_par_20_défaut"><text:span text:style-name="T112">L’origine des maux</text:span></text:span></text:p>
      <text:p text:style-name="P155"><text:span text:style-name="Police_20_par_20_défaut"><text:span text:style-name="T262"/></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3">On est arrivé !</text:span></text:span></text:p>
      <text:p text:style-name="P155"><text:span text:style-name="Police_20_par_20_défaut"><text:span text:style-name="T26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3">Putain je me suis encore endormis !</text:span></text:span></text:p>
      <text:p text:style-name="P155"><text:span text:style-name="Police_20_par_20_défaut"><text:span text:style-name="T263"/></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3">Samy aussi, t’en fais pas.</text:span></text:span></text:p>
      <text:p text:style-name="P155"><text:span text:style-name="Police_20_par_20_défaut"><text:span text:style-name="T26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3">Oui mais lui il cuvait.</text:span></text:span></text:p>
      <text:p text:style-name="P155"><text:span text:style-name="Police_20_par_20_défaut"><text:span text:style-name="T26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3">Je vous entend hein… Vous auriez un Doliprane ?</text:span></text:span></text:p>
      <text:p text:style-name="P155"><text:span text:style-name="Police_20_par_20_défaut"><text:span text:style-name="T263"/></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3">Bon, vous voyez ce bâtiment de briques rouges en ruines là bas ?</text:span></text:span></text:p>
      <text:p text:style-name="P155"><text:span text:style-name="Police_20_par_20_défaut"><text:span text:style-name="T26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3">Sur la colline ? Oui bah qu’est-ce qu’il a de spécial ?</text:span></text:span></text:p>
      <text:p text:style-name="P155"><text:span text:style-name="Police_20_par_20_défaut"><text:span text:style-name="T263"/></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3">C’était le laboratoire d’Alan, avant qu’il ne fuit en Argentine pour des questions de principes moraux…</text:span></text:span></text:p>
      <text:p text:style-name="P155"><text:span text:style-name="Police_20_par_20_défaut"><text:span text:style-name="T26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3">Je vois.</text:span></text:span></text:p>
      <text:p text:style-name="P155"><text:span text:style-name="Police_20_par_20_défaut"><text:span text:style-name="T263"/></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63">Eh bien le Dr Friedmann l’a récupérer pour y stocker le bordel d’Amlaetxhis, donc je sais pas ce que vous comptez y récupérez, mais faites gaffe à ce que vous touchez ! Vous pouvez descendre, je vous attendant là.</text:span></text:span></text:p>
      <text:p text:style-name="P155"><text:span text:style-name="Police_20_par_20_défaut"><text:span text:style-name="T26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3">Allez Samy, debout !, </text:span></text:span><text:span text:style-name="Police_20_par_20_défaut"><text:span text:style-name="T264">on a un truc magique à récupérer.</text:span></text:span></text:p>
      <text:p text:style-name="P155"><text:span text:style-name="Police_20_par_20_défaut"><text:span text:style-name="T26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4">Et après on va niquer sa mère à Matéo !</text:span></text:span></text:p>
      <text:p text:style-name="P155"><text:span text:style-name="Police_20_par_20_défaut"><text:span text:style-name="T26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5">Exacte</text:span></text:span><text:span text:style-name="Police_20_par_20_défaut"><text:span text:style-name="T264">ment !</text:span></text:span></text:p>
      <text:p text:style-name="P155"><text:span text:style-name="Police_20_par_20_défaut"><text:span text:style-name="T264"/></text:span></text:p>
      <text:p text:style-name="P155"><text:span text:style-name="Police_20_par_20_défaut"><text:span text:style-name="T266">Il entrèrent </text:span></text:span><text:span text:style-name="Police_20_par_20_défaut"><text:span text:style-name="T267">dans </text:span></text:span><text:span text:style-name="Police_20_par_20_défaut"><text:span text:style-name="T268">ce qui ressemblais à un ancien hall, mais durent très vite ce rendre à l’évidence : chercher quoi que ce soit ici leur prendrais bien plus qu’une semaine. Pourtant, grâce à un coup de chance tout à fait hasardeux ; Samy trouva l’ancien bureau d’Alan, au centre du quel se trouvais le Ufiawgun.</text:span></text:span></text:p>
      <text:p text:style-name="P155"><text:span text:style-name="Police_20_par_20_défaut"><text:span text:style-name="T26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Putain !</text:span></text:span><text:span text:style-name="Police_20_par_20_défaut"><text:span text:style-name="T263"> </text:span></text:span><text:span text:style-name="Police_20_par_20_défaut"><text:span text:style-name="T269">Tu te rend compte qu’on a trouvé un objet capable de créer </text:span></text:span><text:span text:style-name="Police_20_par_20_défaut"><text:span text:style-name="T270">l’irréel</text:span></text:span><text:span text:style-name="Police_20_par_20_défaut"><text:span text:style-name="T269"> ? Imagine toutes les possibilités !!</text:span></text:span></text:p>
      <text:p text:style-name="P155"><text:span text:style-name="Police_20_par_20_défaut"><text:span text:style-name="T269"/></text:span></text:p>
      <text:p text:style-name="P41"><text:span text:style-name="Police_20_par_20_défaut1"><text:span text:style-name="T309">??? :</text:span></text:span><text:span text:style-name="Police_20_par_20_défaut1"><text:span text:style-name="T269"> </text:span></text:span><text:span text:style-name="Police_20_par_20_défaut1"><text:span text:style-name="T314">Humff</text:span></text:span><text:span text:style-name="Police_20_par_20_défaut1"><text:span text:style-name="T269">...</text:span></text:span></text:p>
      <text:p text:style-name="P155"><text:span text:style-name="Police_20_par_20_défaut"><text:span text:style-name="T2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9">Sauf qu’on va juste mettre Matéo hors d’état de nuire, et ensuite on détruit se flingue et plus jamais on se lance dans des aventures sans ni queue ni tête.</text:span></text:span></text:p>
      <text:p text:style-name="P155"><text:span text:style-name="Police_20_par_20_défaut"><text:span text:style-name="T269"/></text:span></text:p>
      <text:p text:style-name="P41"><text:span text:style-name="Police_20_par_20_défaut1"><text:span text:style-name="T309">??? :</text:span></text:span><text:span text:style-name="Police_20_par_20_défaut1"><text:span text:style-name="T269"> </text:span></text:span><text:span text:style-name="Police_20_par_20_défaut1"><text:span text:style-name="T314">Humff</text:span></text:span><text:span text:style-name="Police_20_par_20_défaut1"><text:span text:style-name="T269">.</text:span></text:span></text:p>
      <text:p text:style-name="P155"><text:span text:style-name="Police_20_par_20_défaut"><text:span text:style-name="T26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T’es vraiment un aspirateur à fun.</text:span></text:span></text:p>
      <text:p text:style-name="P155"><text:span text:style-name="Police_20_par_20_défaut"><text:span text:style-name="T2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9">Et toi tu es presque aussi décadent que Matéo.</text:span></text:span></text:p>
      <text:p text:style-name="P155"><text:span text:style-name="Police_20_par_20_défaut"><text:span text:style-name="T269"/></text:span></text:p>
      <text:p text:style-name="P41"><text:span text:style-name="Police_20_par_20_défaut1"><text:span text:style-name="T309">??? :</text:span></text:span><text:span text:style-name="Police_20_par_20_défaut1"><text:span text:style-name="T269"> </text:span></text:span><text:span text:style-name="Police_20_par_20_défaut1"><text:span text:style-name="T314">Humff</text:span></text:span><text:span text:style-name="Police_20_par_20_défaut1"><text:span text:style-name="T269"> !</text:span></text:span></text:p>
      <text:p text:style-name="P155"><text:span text:style-name="Police_20_par_20_défaut"><text:span text:style-name="T263"/></text:span></text:p>
      <text:p text:style-name="P155"><text:soft-page-break/><text:span text:style-name="Police_20_par_20_défaut"><text:span text:style-name="T141">Ivan :</text:span></text:span><text:span text:style-name="Police_20_par_20_défaut"><text:span text:style-name="T153"> </text:span></text:span><text:span text:style-name="Police_20_par_20_défaut"><text:span text:style-name="T263">C’</text:span></text:span><text:span text:style-name="Police_20_par_20_défaut"><text:span text:style-name="T269">est quoi ce bruit ?</text:span></text:span></text:p>
      <text:p text:style-name="P155"><text:span text:style-name="Police_20_par_20_défaut"><text:span text:style-name="T2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9">Change pas de conversation ! Faut vraiment qu’on en parle de tes principes ! Tu trouves ça normal de…</text:span></text:span></text:p>
      <text:p text:style-name="P155"><text:span text:style-name="Police_20_par_20_défaut"><text:span text:style-name="T269"/></text:span></text:p>
      <text:p text:style-name="P41"><text:span text:style-name="Police_20_par_20_défaut1"><text:span text:style-name="T309">??? :</text:span></text:span><text:span text:style-name="Police_20_par_20_défaut1"><text:span text:style-name="T269"> </text:span></text:span><text:span text:style-name="Police_20_par_20_défaut1"><text:span text:style-name="T314">Humff</text:span></text:span><text:span text:style-name="Police_20_par_20_défaut1"><text:span text:style-name="T269"> !!!</text:span></text:span></text:p>
      <text:p text:style-name="P155"><text:span text:style-name="Police_20_par_20_défaut"><text:span text:style-name="T26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Ça viens de l’armoire éclatée au sol ! Aides moi à la soulever !</text:span></text:span></text:p>
      <text:p text:style-name="P155"><text:span text:style-name="Police_20_par_20_défaut"><text:span text:style-name="T2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9">Ne crois pas t’en tirer si facilement, on en reparlera plus tard !</text:span></text:span></text:p>
      <text:p text:style-name="P155"><text:span text:style-name="Police_20_par_20_défaut"><text:span text:style-name="T26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Oh putain.</text:span></text:span></text:p>
      <text:p text:style-name="P155"><text:span text:style-name="Police_20_par_20_défaut"><text:span text:style-name="T26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69">Eh merde.</text:span></text:span></text:p>
      <text:p text:style-name="P155"><text:span text:style-name="Police_20_par_20_défaut"><text:span text:style-name="T269"/></text:span></text:p>
      <text:p text:style-name="P155"><text:span text:style-name="Police_20_par_20_défaut"><text:span text:style-name="T269">Ivan se jeta sur la pauvre Xydoé, attachée nue sur le sol.</text:span></text:span></text:p>
      <text:p text:style-name="P155"><text:span text:style-name="Police_20_par_20_défaut"><text:span text:style-name="T26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Qu’est-ce que tu fais là toi ??</text:span></text:span></text:p>
      <text:p text:style-name="P155"><text:span text:style-name="Police_20_par_20_défaut"><text:span text:style-name="T269"/></text:span></text:p>
      <text:p text:style-name="P41"><text:span text:style-name="Police_20_par_20_défaut1"><text:span text:style-name="T309">Xydoé :</text:span></text:span><text:span text:style-name="Police_20_par_20_défaut1"><text:span text:style-name="T269"> </text:span></text:span><text:span text:style-name="Police_20_par_20_défaut1"><text:span text:style-name="T314">Humff, hmf hmf… Hmmf, hmff !</text:span></text:span></text:p>
      <text:p text:style-name="P155"><text:span text:style-name="Police_20_par_20_défaut"><text:span text:style-name="T26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69">Attend, je t’enlève ça.</text:span></text:span></text:p>
      <text:p text:style-name="P155"><text:span text:style-name="Police_20_par_20_défaut"><text:span text:style-name="T269"/></text:span></text:p>
      <text:p text:style-name="P155"><text:span text:style-name="Police_20_par_20_défaut1"><text:span text:style-name="T309">Xydoé :</text:span></text:span><text:span text:style-name="Police_20_par_20_défaut1"><text:span text:style-name="T269"> </text:span></text:span><text:span text:style-name="Police_20_par_20_défaut"><text:span text:style-name="T269">J’avai</text:span></text:span><text:span text:style-name="Police_20_par_20_défaut"><text:span text:style-name="T271">s</text:span></text:span><text:span text:style-name="Police_20_par_20_défaut"><text:span text:style-name="T269"> peur, </text:span></text:span><text:span text:style-name="Police_20_par_20_défaut"><text:span text:style-name="T271">mais je savais que tu reviendrais…</text:span></text:span></text:p>
      <text:p text:style-name="P155"><text:span text:style-name="Police_20_par_20_défaut"><text:span text:style-name="T27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1">Oh putain tu parles !!</text:span></text:span></text:p>
      <text:p text:style-name="P155"><text:span text:style-name="Police_20_par_20_défaut"><text:span text:style-name="T271"/></text:span></text:p>
      <text:p text:style-name="P155"><text:span text:style-name="Police_20_par_20_défaut1"><text:span text:style-name="T309">Xydoé :</text:span></text:span><text:span text:style-name="Police_20_par_20_défaut1"><text:span text:style-name="T269"> </text:span></text:span><text:span text:style-name="Police_20_par_20_défaut"><text:span text:style-name="T271">Bah oui…</text:span></text:span></text:p>
      <text:p text:style-name="P155"><text:span text:style-name="Police_20_par_20_défaut"><text:span text:style-name="T27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2">C’est vrai qu’on l’entendais pas beaucoup.</text:span></text:span></text:p>
      <text:p text:style-name="P155"><text:span text:style-name="Police_20_par_20_défaut"><text:span text:style-name="T27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2">En même temps avec le chibre de Baptiste en bouche, elle pouvait pas dire grand-chose.</text:span></text:span></text:p>
      <text:p text:style-name="P155"><text:span text:style-name="Police_20_par_20_défaut"><text:span text:style-name="T27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2">Bon, on va te trouver des vêtement et…</text:span></text:span></text:p>
      <text:p text:style-name="P155"><text:span text:style-name="Police_20_par_20_défaut"><text:span text:style-name="T27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2">Et te renvoyer d’où tu viens avec </text:span></text:span><text:span text:style-name="Police_20_par_20_défaut"><text:span text:style-name="T273">l’</text:span></text:span><text:span text:style-name="Police_20_par_20_défaut"><text:span text:style-name="T272">U</text:span></text:span><text:span text:style-name="Police_20_par_20_défaut"><text:span text:style-name="T273">fiawgun.</text:span></text:span></text:p>
      <text:p text:style-name="P155"><text:span text:style-name="Police_20_par_20_défaut"><text:span text:style-name="T27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3">Non !</text:span></text:span></text:p>
      <text:p text:style-name="P155"><text:span text:style-name="Police_20_par_20_défaut"><text:span text:style-name="T27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3">Si, et c’est pas négociable !</text:span></text:span></text:p>
      <text:p text:style-name="P155"><text:span text:style-name="Police_20_par_20_défaut"><text:span text:style-name="T27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4">Tu fais ça, je demande à Augustin de t’abandonner ici.</text:span></text:span></text:p>
      <text:p text:style-name="P155"><text:span text:style-name="Police_20_par_20_défaut"><text:span text:style-name="T27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4">Ivan, tu te rend compte qu’il y a une brèche entre Internet et le monde réel, et qu’on DOIT </text:span></text:span><text:span text:style-name="Police_20_par_20_défaut"><text:span text:style-name="T275">la refermer ? J’ai l’impression d’être la seule personne saine d’esprit ! Tu sais tout ce qu’on trouve sur Internet, il est hors de question que tout ça devienne réel. Donc </text:span></text:span><text:span text:style-name="Police_20_par_20_défaut"><text:span text:style-name="T276">soit </text:span></text:span><text:span text:style-name="Police_20_par_20_défaut"><text:span text:style-name="T275">Xydoé retourne d’où elle viens, </text:span></text:span><text:span text:style-name="Police_20_par_20_défaut"><text:span text:style-name="T276">soit on dit adieux à Léopold, mais cette brèche sera refermée.</text:span></text:span></text:p>
      <text:p text:style-name="P155"><text:span text:style-name="Police_20_par_20_défaut"><text:span text:style-name="T276"/></text:span></text:p>
      <text:p text:style-name="P155"><text:span text:style-name="Police_20_par_20_défaut"><text:span text:style-name="T276">Ivan, tout penaud, regarda Xydoé d’un air désolé.</text:span></text:span></text:p>
      <text:p text:style-name="P155"><text:span text:style-name="Police_20_par_20_défaut"><text:span text:style-name="T276"/></text:span></text:p>
      <text:p text:style-name="P155"><text:soft-page-break/><text:span text:style-name="Police_20_par_20_défaut"><text:span text:style-name="T141">Ivan :</text:span></text:span><text:span text:style-name="Police_20_par_20_défaut"><text:span text:style-name="T153"> </text:span></text:span><text:span text:style-name="Police_20_par_20_défaut"><text:span text:style-name="T276">On peut au moins la garder jusqu’à ce qu’on est vaincu Matéo ?</text:span></text:span></text:p>
      <text:p text:style-name="P155"><text:span text:style-name="Police_20_par_20_défaut"><text:span text:style-name="T276"/></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6">Pff… Si </text:span></text:span><text:span text:style-name="Police_20_par_20_défaut"><text:span text:style-name="T277">tu veux, mais TU en es responsable !</text:span></text:span></text:p>
      <text:p text:style-name="P155"><text:span text:style-name="Police_20_par_20_défaut"><text:span text:style-name="T27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7">Yes !</text:span></text:span></text:p>
      <text:p text:style-name="P155"><text:span text:style-name="Police_20_par_20_défaut"><text:span text:style-name="T277"/></text:span></text:p>
      <text:p text:style-name="P155"><text:span text:style-name="Police_20_par_20_défaut"><text:span text:style-name="T277">Xydoé sauta dans les bras d’Ivan donnant l’occasion à celui-ci de peloter ses petites fesses toutes douces.</text:span></text:span></text:p>
      <text:p text:style-name="P155"><text:span text:style-name="Police_20_par_20_défaut"><text:span text:style-name="T27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7">Bon, je vais chercher de quoi la couvrir, toi tu charge l’Ufiawgun sur Foufoune, et on se tire !</text:span></text:span></text:p>
      <text:p text:style-name="P155"><text:span text:style-name="Police_20_par_20_défaut"><text:span text:style-name="T27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7">Ça marche !</text:span></text:span></text:p>
      <text:p text:style-name="P155"><text:span text:style-name="Police_20_par_20_défaut"><text:span text:style-name="T277"/></text:span></text:p>
      <text:p text:style-name="P155"><text:span text:style-name="Police_20_par_20_défaut"><text:span text:style-name="T277">Ivan rejoint le navire quelques instants après Samy, accompagné par Xydoé qui était recouverte d’un t-shirt bien trop grand pour elle, et d’une culotte qu’Ivan avait trouvé dans un tiroir arraché.</text:span></text:span></text:p>
      <text:p text:style-name="P155"><text:span text:style-name="Police_20_par_20_défaut"><text:span text:style-name="T278"/></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Dites, vous comptez vous débarrasser de Matéo avec ça ?</text:span></text:span></text:p>
      <text:p text:style-name="P155"><text:span text:style-name="Police_20_par_20_défaut"><text:span text:style-name="T27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9">Ben oui pourquoi ?</text:span></text:span></text:p>
      <text:p text:style-name="P155"><text:span text:style-name="Police_20_par_20_défaut"><text:span text:style-name="T27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Vous savez qu’il est déchargé votre machin ?</text:span></text:span></text:p>
      <text:p text:style-name="P155"><text:span text:style-name="Police_20_par_20_défaut"><text:span text:style-name="T27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9">Merde il a raison.</text:span></text:span></text:p>
      <text:p text:style-name="P155"><text:span text:style-name="Police_20_par_20_défaut"><text:span text:style-name="T27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9">Comment on va faire ?</text:span></text:span></text:p>
      <text:p text:style-name="P155"><text:span text:style-name="Police_20_par_20_défaut"><text:span text:style-name="T27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Regardez sur le réservoir, il devrait y avoir marqué l’origine du carburant.</text:span></text:span></text:p>
      <text:p text:style-name="P155"><text:span text:style-name="Police_20_par_20_défaut"><text:span text:style-name="T27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9">« Usine pharmaceutique </text:span></text:span><text:span text:style-name="Police_20_par_20_défaut"><text:span text:style-name="T280">G&amp;T</text:span></text:span><text:span text:style-name="Police_20_par_20_défaut"><text:span text:style-name="T245">© »</text:span></text:span></text:p>
      <text:p text:style-name="P155"><text:span text:style-name="Police_20_par_20_défaut"><text:span text:style-name="T245"/></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Ah mais je connais ça ! C’est à Bordeaux !</text:span></text:span></text:p>
      <text:p text:style-name="P155"><text:span text:style-name="Police_20_par_20_défaut"><text:span text:style-name="T27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9">Bordel mais pourquoi c’est jamais à 10 minutes à pieds ?</text:span></text:span></text:p>
      <text:p text:style-name="P155"><text:span text:style-name="Police_20_par_20_défaut"><text:span text:style-name="T27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Bon écoutez, vous êtes sympa et je déteste Matéo donc j’accepte de vous déposer à Bordeaux, mais là je suis crevé donc on partira demain.</text:span></text:span></text:p>
      <text:p text:style-name="P155"><text:span text:style-name="Police_20_par_20_défaut"><text:span text:style-name="T27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9">Euh, c’est que on a pas vraiment de temps à perdre parce que sinon on risque de disparaître et…</text:span></text:span></text:p>
      <text:p text:style-name="P155"><text:span text:style-name="Police_20_par_20_défaut"><text:span text:style-name="T27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Si vous voulez partir maintenant, trouvez vous un autre chauffeur.</text:span></text:span></text:p>
      <text:p text:style-name="P155"><text:span text:style-name="Police_20_par_20_défaut"><text:span text:style-name="T27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9">Je le ferait.</text:span></text:span></text:p>
      <text:p text:style-name="P155"><text:span text:style-name="Police_20_par_20_défaut"><text:span text:style-name="T279"/></text:span></text:p>
      <text:p text:style-name="P155"><text:span text:style-name="Police_20_par_20_défaut"><text:span text:style-name="T308">Augustin :</text:span></text:span><text:span text:style-name="Police_20_par_20_défaut"><text:span text:style-name="T256"> </text:span></text:span><text:span text:style-name="Police_20_par_20_défaut"><text:span text:style-name="T279">J’ai un peu peur pour Foufoune…</text:span></text:span></text:p>
      <text:p text:style-name="P155"><text:span text:style-name="Police_20_par_20_défaut"><text:span text:style-name="T27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79">T’es sur que t’en ai capable ?</text:span></text:span></text:p>
      <text:p text:style-name="P155"><text:span text:style-name="Police_20_par_20_défaut"><text:span text:style-name="T27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79">Bien sur ! Augustin m’a tout montré, je vous emmène à Bordeaux en un rien de temps !</text:span></text:span></text:p>
      <text:p text:style-name="P46"><text:span text:style-name="Police_20_par_20_défaut"><text:span text:style-name="T108">Chapitre 1</text:span></text:span><text:span text:style-name="Police_20_par_20_défaut"><text:span text:style-name="T109">6</text:span></text:span><text:span text:style-name="Police_20_par_20_défaut"><text:span text:style-name="T108"> : </text:span></text:span><text:span text:style-name="Police_20_par_20_défaut"><text:span text:style-name="T113">Titanic</text:span></text:span></text:p>
      <text:p text:style-name="P155"><text:span text:style-name="Police_20_par_20_défaut"><text:span text:style-name="T280"/></text:span></text:p>
      <text:p text:style-name="P155"><text:span text:style-name="Police_20_par_20_défaut"><text:span text:style-name="T281">Tout allait bien pour notre fine équipe, jusqu’au moment où une vague particulièrement mal placée fit faire à Ivan un tonneau en bateau, à quelques mètres du port.</text:span></text:span></text:p>
      <text:p text:style-name="P155"><text:span text:style-name="Police_20_par_20_défaut"><text:span text:style-name="T28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1">Putain mais Ivan plus jamais je te laisse conduire quoi que ce soit !</text:span></text:span></text:p>
      <text:p text:style-name="P155"><text:span text:style-name="Police_20_par_20_défaut"><text:span text:style-name="T28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1">Mais c’est pas ma faute ! j’ai glissé sur la vague et…</text:span></text:span></text:p>
      <text:p text:style-name="P155"><text:span text:style-name="Police_20_par_20_défaut"><text:span text:style-name="T28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1">Où est Augustin ?</text:span></text:span></text:p>
      <text:p text:style-name="P155"><text:span text:style-name="Police_20_par_20_défaut"><text:span text:style-name="T28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1">Il est mort dans l’accident mais ne t’inquiète pas, Xydoé n’a rien !</text:span></text:span></text:p>
      <text:p text:style-name="P155"><text:span text:style-name="Police_20_par_20_défaut"><text:span text:style-name="T28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1">C’est ton sens des priorités qui m’inquiète… Bon, quittons ce carnage avant que la police débarque.</text:span></text:span></text:p>
      <text:p text:style-name="P155"><text:span text:style-name="Police_20_par_20_défaut"><text:span text:style-name="T281"/></text:span></text:p>
      <text:p text:style-name="P155"><text:span text:style-name="Police_20_par_20_défaut"><text:span text:style-name="T282">Samy Ivan et Xydoé n’eurent pas à fuir bien loin, car se dressaient déjà devant eux les grilles imposantes de l’entreprise G&amp;T. Si Ivan pus passer entre les barreaux grâce à sa faible carrure, Samy dut escalader les grilles avec Xydoé sur le dos.</text:span></text:span></text:p>
      <text:p text:style-name="P155"><text:span text:style-name="Police_20_par_20_défaut"><text:span text:style-name="T282"/></text:span></text:p>
      <text:p text:style-name="P155"><text:span text:style-name="Police_20_par_20_défaut1"><text:span text:style-name="T309">Xydoé :</text:span></text:span><text:span text:style-name="Police_20_par_20_défaut1"><text:span text:style-name="T269"> </text:span></text:span><text:span text:style-name="Police_20_par_20_défaut"><text:span text:style-name="T282">Han !</text:span></text:span></text:p>
      <text:p text:style-name="P155"><text:span text:style-name="Police_20_par_20_défaut"><text:span text:style-name="T28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2">Nani ?</text:span></text:span></text:p>
      <text:p text:style-name="P155"><text:span text:style-name="Police_20_par_20_défaut"><text:span text:style-name="T2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2">Pardon ??</text:span></text:span></text:p>
      <text:p text:style-name="P155"><text:span text:style-name="Police_20_par_20_défaut"><text:span text:style-name="T282"/></text:span></text:p>
      <text:p text:style-name="P155"><text:span text:style-name="Police_20_par_20_défaut1"><text:span text:style-name="T309">Xydoé :</text:span></text:span><text:span text:style-name="Police_20_par_20_défaut1"><text:span text:style-name="T269"> </text:span></text:span><text:span text:style-name="Police_20_par_20_défaut"><text:span text:style-name="T282">Désolé, la pointe de la barre m’est rentrée dans.. Enfin…</text:span></text:span></text:p>
      <text:p text:style-name="P155"><text:span text:style-name="Police_20_par_20_défaut"><text:span text:style-name="T2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2">Stop ça suffit je ne veux pas en entendre plus !</text:span></text:span></text:p>
      <text:p text:style-name="P155"><text:span text:style-name="Police_20_par_20_défaut"><text:span text:style-name="T28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15">Moi si…</text:span></text:span></text:p>
      <text:p text:style-name="P155"><text:span text:style-name="Police_20_par_20_défaut"><text:span text:style-name="T2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2">Bon, </text:span></text:span><text:span text:style-name="Police_20_par_20_défaut"><text:span text:style-name="T283">entrons discrètement. Et vous deux je ne veux pas vous voir avoir le moindre contact physique, c’est bien clair ?</text:span></text:span></text:p>
      <text:p text:style-name="P155"><text:span text:style-name="Police_20_par_20_défaut"><text:span text:style-name="T28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3">Rolala…</text:span></text:span></text:p>
      <text:p text:style-name="P155"><text:span text:style-name="Police_20_par_20_défaut"><text:span text:style-name="T283"/></text:span></text:p>
      <text:p text:style-name="P155"><text:span text:style-name="Police_20_par_20_défaut"><text:span text:style-name="T283">Bravant immédiatement l’interdit posé par Samy, Ivan et Xydoé entrèrent dans l’usine main dans la main, prêt à lutter contre tout danger potentiel.</text:span></text:span></text:p>
      <text:p text:style-name="P155"><text:span text:style-name="Police_20_par_20_défaut"><text:span text:style-name="T28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3">Le plan est simple. On trouve le carburant, on rempli l’Ufiawgun, et on se tire </text:span></text:span><text:span text:style-name="Police_20_par_20_défaut"><text:span text:style-name="T284">discrètement.</text:span></text:span><text:span text:style-name="Police_20_par_20_défaut"><text:span text:style-name="T283"> Compris ?</text:span></text:span></text:p>
      <text:p text:style-name="P155"><text:span text:style-name="Police_20_par_20_défaut"><text:span text:style-name="T28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3">Euh Samy…</text:span></text:span></text:p>
      <text:p text:style-name="P155"><text:span text:style-name="Police_20_par_20_défaut"><text:span text:style-name="T28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3">Quoi encore ?</text:span></text:span></text:p>
      <text:p text:style-name="P155"><text:span text:style-name="Police_20_par_20_défaut"><text:span text:style-name="T28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3">J’ai besoin d’aller aux toilettes et il sont justes là, on peut faire une pause ?</text:span></text:span></text:p>
      <text:p text:style-name="P155"><text:span text:style-name="Police_20_par_20_défaut"><text:span text:style-name="T28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3">Mais ! Tu me fatigue toi ! </text:span></text:span><text:span text:style-name="Police_20_par_20_défaut"><text:span text:style-name="T284">T’as deux minutes chrono !</text:span></text:span></text:p>
      <text:p text:style-name="P155"><text:span text:style-name="Police_20_par_20_défaut"><text:span text:style-name="T28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4">J’arrive !</text:span></text:span></text:p>
      <text:p text:style-name="P155"><text:soft-page-break/><text:span text:style-name="Police_20_par_20_défaut"><text:span text:style-name="T284"/></text:span></text:p>
      <text:p text:style-name="P155"><text:span text:style-name="Police_20_par_20_défaut"><text:span text:style-name="T284">Ivan se précipita dans les toilettes, sans s’apercevoir qu’il était dans les toilettes des filles. Tendis qu’il urinait, il reçu de nouveau une nude de sa correspondante secrète. Il la regarda longuement, jusqu’à ce qu’un détail percuta son esprit. La photo était prise dans des toilettes, et en regardant bien, Ivan discerna sa chaussure sous la cloison voisine.</text:span></text:span></text:p>
      <text:p text:style-name="P155"><text:span text:style-name="Police_20_par_20_défaut"><text:span text:style-name="T28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4">Oh p…</text:span></text:span></text:p>
      <text:p text:style-name="P155"><text:span text:style-name="Police_20_par_20_défaut"><text:span text:style-name="T284"/></text:span></text:p>
      <text:p text:style-name="P155"><text:span text:style-name="Police_20_par_20_défaut"><text:span text:style-name="T284">Il sortie rapidement de sa cabine, et enfonça la porte voisine d’un coup de pied. Il tomba nez à nez avec sa correspondante, nue, accroupie sur ses toilettes.</text:span></text:span></text:p>
      <text:p text:style-name="P155"><text:span text:style-name="Police_20_par_20_défaut"><text:span text:style-name="T28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4">Ça, c’est parfait…</text:span></text:span></text:p>
      <text:p text:style-name="P155"><text:span text:style-name="Police_20_par_20_défaut"><text:span text:style-name="T284"/></text:span></text:p>
      <text:p text:style-name="P155"><text:span text:style-name="Police_20_par_20_défaut"><text:span text:style-name="T284">Samy, toujours aussi nerveux, fut soulagé de voir Ivan revenir, mais il constata encore une fois qu’il allait y avoir des questions à se poser.</text:span></text:span></text:p>
      <text:p text:style-name="P155"><text:span text:style-name="Police_20_par_20_défaut"><text:span text:style-name="T2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4">Tu m’expliques pourquoi t’a du ligne ?</text:span></text:span></text:p>
      <text:p text:style-name="P155"><text:span text:style-name="Police_20_par_20_défaut"><text:span text:style-name="T28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4">C’est des vêtements pour Xydoé !</text:span></text:span></text:p>
      <text:p text:style-name="P155"><text:span text:style-name="Police_20_par_20_défaut"><text:span text:style-name="T28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4">Et maintenant tu m’explique </text:span></text:span><text:span text:style-name="Police_20_par_20_défaut"><text:span text:style-name="T285">comment tu les as eu ? Parce que je sent comme une grosse connerie arriver là.</text:span></text:span></text:p>
      <text:p text:style-name="P155"><text:span text:style-name="Police_20_par_20_défaut"><text:span text:style-name="T28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5">Oui alors, c’est compliqué, mais en gros je les ai empruntés à une connaissance retrouvée par hasard.</text:span></text:span></text:p>
      <text:p text:style-name="P155"><text:span text:style-name="Police_20_par_20_défaut"><text:span text:style-name="T28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5">Ivan putain… T’es grave. Habille la petite et cassons nous avant que l’hôte original de ces vêtements n’ai l’idée merveilleuse de se plaindre à ses parents !</text:span></text:span></text:p>
      <text:p text:style-name="P155"><text:span text:style-name="Police_20_par_20_défaut"><text:span text:style-name="T28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5">Elle peut pas, t’inquiète pas je l’ai attachée et enfermée !</text:span></text:span></text:p>
      <text:p text:style-name="P155"><text:span text:style-name="Police_20_par_20_défaut"><text:span text:style-name="T28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5">Pardon ?</text:span></text:span></text:p>
      <text:p text:style-name="P155"><text:span text:style-name="Police_20_par_20_défaut"><text:span text:style-name="T28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5">Oui, bon, aller on y va ?</text:span></text:span></text:p>
      <text:p text:style-name="P155"><text:span text:style-name="Police_20_par_20_défaut"><text:span text:style-name="T28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6">Et où est-ce qu’on va précisément ? Parce que j’ai pas la moindre idée d’où est-ce qu’on va trouver notre carburant…</text:span></text:span></text:p>
      <text:p text:style-name="P155"><text:span text:style-name="Police_20_par_20_défaut"><text:span text:style-name="T28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6">J’ai peut être une idée mais tu vas pas aimer…</text:span></text:span></text:p>
      <text:p text:style-name="P155"><text:span text:style-name="Police_20_par_20_défaut"><text:span text:style-name="T286"/></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6">Comme d’habitude avec tes idées oui, mais bon au point où on en </text:span></text:span><text:span text:style-name="Police_20_par_20_défaut"><text:span text:style-name="T287">est</text:span></text:span><text:span text:style-name="Police_20_par_20_défaut"><text:span text:style-name="T286">… Dit toujours.</text:span></text:span></text:p>
      <text:p text:style-name="P155"><text:span text:style-name="Police_20_par_20_défaut"><text:span text:style-name="T28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8">On va voir le PDG, on lui explique la situation, et il nous file le carburant !</text:span></text:span></text:p>
      <text:p text:style-name="P155"><text:span text:style-name="Police_20_par_20_défaut"><text:span text:style-name="T2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8">J’ai jamais entendu un plan aussi stupide, mais j’ai r</text:span></text:span><text:span text:style-name="Police_20_par_20_défaut"><text:span text:style-name="T287">i</text:span></text:span><text:span text:style-name="Police_20_par_20_défaut"><text:span text:style-name="T288">en de mieux.</text:span></text:span></text:p>
      <text:p text:style-name="P155"><text:span text:style-name="Police_20_par_20_défaut"><text:span text:style-name="T28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8">Au pire s’il refuse on utilisera la force.</text:span></text:span></text:p>
      <text:p text:style-name="P155"><text:span text:style-name="Police_20_par_20_défaut"><text:span text:style-name="T2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8">Bon bah c’est parti.</text:span></text:span></text:p>
      <text:p text:style-name="P155"><text:span text:style-name="Police_20_par_20_défaut"><text:span text:style-name="T288"/></text:span></text:p>
      <text:p text:style-name="P155"><text:soft-page-break/><text:span text:style-name="Police_20_par_20_défaut"><text:span text:style-name="T288">Suivant les différentes indications aux murs, le trio finit (après plus d’une heure à errer) par trouver le fameux bureau du PDG de G&amp;T.</text:span></text:span></text:p>
      <text:p text:style-name="P155"><text:span text:style-name="Police_20_par_20_défaut"><text:span text:style-name="T28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88">On toque ?</text:span></text:span></text:p>
      <text:p text:style-name="P155"><text:span text:style-name="Police_20_par_20_défaut"><text:span text:style-name="T2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8">Non, on rentre !</text:span></text:span></text:p>
      <text:p text:style-name="P155"><text:span text:style-name="Police_20_par_20_défaut"><text:span text:style-name="T288"/></text:span></text:p>
      <text:p text:style-name="P155"><text:span text:style-name="Police_20_par_20_défaut"><text:span text:style-name="T288">Samy poussa violemment la porte, qui s’ouvrit dans un fracas, qui fit sursauter Thibault sur sa chaise, remettant rapidement son pantalon, tandis que Guillaume se pris le bureau sur la tête en voulant remonter rapidement.</text:span></text:span></text:p>
      <text:p text:style-name="P155"><text:span text:style-name="Police_20_par_20_défaut"><text:span text:style-name="T2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88">Mais ! Vous foutez quoi ici ??</text:span></text:span></text:p>
      <text:p text:style-name="P155"><text:span text:style-name="Police_20_par_20_défaut"><text:span text:style-name="T288"/></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88">C’est un peu à nous de vous poser la question.</text:span></text:span></text:p>
      <text:p text:style-name="P46"><text:span text:style-name="Police_20_par_20_défaut"><text:span text:style-name="T108">Chapitre 1</text:span></text:span><text:span text:style-name="Police_20_par_20_défaut"><text:span text:style-name="T109">7</text:span></text:span><text:span text:style-name="Police_20_par_20_défaut"><text:span text:style-name="T108"> : </text:span></text:span><text:span text:style-name="Police_20_par_20_défaut"><text:span text:style-name="T113">Le voyage continu</text:span></text:span></text:p>
      <text:p text:style-name="P155"><text:span text:style-name="Police_20_par_20_défaut"><text:span text:style-name="T289"/></text:span></text:p>
      <text:p text:style-name="P155"><text:span text:style-name="Police_20_par_20_défaut"><text:span text:style-name="T290">Thibault, frustré d’avoir mi prématurément fin à une fellation de qualité, se releva et tenta de conserver sa dignité.</text:span></text:span></text:p>
      <text:p text:style-name="P155"><text:span text:style-name="Police_20_par_20_défaut"><text:span text:style-name="T290"/></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0">Je suis Thibault, co fondateur de G&amp;T, et voici Guillaume, fondateur de G&amp;T. Que pouvons nous faire pour vous ?</text:span></text:span></text:p>
      <text:p text:style-name="P155"><text:span text:style-name="Police_20_par_20_défaut"><text:span text:style-name="T29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0">Déjà les gars arrêtez de vous donner de grands aires, c’est ridicule.</text:span></text:span><text:span text:style-name="Police_20_par_20_défaut"><text:span text:style-name="T291"> Ensuite, on a besoin de votre aide, Matéo est de retour et nous…</text:span></text:span></text:p>
      <text:p text:style-name="P155"><text:span text:style-name="Police_20_par_20_défaut"><text:span text:style-name="T291"/></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1">C’est non. On ne retournera pas vous suivre dans vos stupides aventures qui se terminent en massacre. Faut évoluer les gars ! C’est fini le lycée ! Fini la S.I. ! Tournez la page, faites quelque chose de vos vie parce que là, vous me faite pitié franchement.</text:span></text:span></text:p>
      <text:p text:style-name="P155"><text:span text:style-name="Police_20_par_20_défaut"><text:span text:style-name="T29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1">Mais y a Léopold qui…</text:span></text:span></text:p>
      <text:p text:style-name="P155"><text:span text:style-name="Police_20_par_20_défaut"><text:span text:style-name="T291"/></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1">Allez voir la police, il arrêterons Matéo, point. Je pense que vous vous accrochez à des objectifs aussi abstrait parce que vous refusez de voir la vérité en face : C’est terminé tout ça, et vous n’avez rien pu en tirer. c’est vraiment la vie que vous voulez ? Vous allez cavaler pendant combien de temps encore, avant de vous rendre compte qu’il n’y a rien au bout ? Quand je vous vois, je vois deux chiens courir après des voitures en aboyants. Grandissez les mecs, il serait temps.</text:span></text:span></text:p>
      <text:p text:style-name="P155"><text:span text:style-name="Police_20_par_20_défaut"><text:span text:style-name="T29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1">Bah je… Enfin…</text:span></text:span></text:p>
      <text:p text:style-name="P155"><text:span text:style-name="Police_20_par_20_défaut"><text:span text:style-name="T29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1">Oui on… C’est que…</text:span></text:span></text:p>
      <text:p text:style-name="P155"><text:span text:style-name="Police_20_par_20_défaut"><text:span text:style-name="T291"/></text:span></text:p>
      <text:p text:style-name="P155"><text:span text:style-name="Police_20_par_20_défaut1"><text:span text:style-name="T309">Xydoé :</text:span></text:span><text:span text:style-name="Police_20_par_20_défaut1"><text:span text:style-name="T269"> </text:span></text:span><text:span text:style-name="Police_20_par_20_défaut"><text:span text:style-name="T292">S’il vous </text:span></text:span><text:span text:style-name="Police_20_par_20_défaut"><text:span text:style-name="T293">plaît</text:span></text:span><text:span text:style-name="Police_20_par_20_défaut"><text:span text:style-name="T292">… Aidez nous…</text:span></text:span></text:p>
      <text:p text:style-name="P155"><text:span text:style-name="Police_20_par_20_défaut"><text:span text:style-name="T29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2">Oh qu’elle est mignonne !</text:span></text:span></text:p>
      <text:p text:style-name="P155"><text:span text:style-name="Police_20_par_20_défaut"><text:span text:style-name="T29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2">Mais pourquoi elle a les vêtements de Martine ?</text:span></text:span></text:p>
      <text:p text:style-name="P155"><text:span text:style-name="Police_20_par_20_défaut"><text:span text:style-name="T29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2">Tiens c’est vrai ça !</text:span></text:span></text:p>
      <text:p text:style-name="P155"><text:span text:style-name="Police_20_par_20_défaut"><text:span text:style-name="T2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2">Martine ?</text:span></text:span></text:p>
      <text:p text:style-name="P155"><text:span text:style-name="Police_20_par_20_défaut"><text:span text:style-name="T29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2">Notre fille oui, elle a les mêmes vêtements.</text:span></text:span></text:p>
      <text:p text:style-name="P155"><text:span text:style-name="Police_20_par_20_défaut"><text:span text:style-name="T29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16">C’est une belle salope votre fille...</text:span></text:span></text:p>
      <text:p text:style-name="P155"><text:span text:style-name="Police_20_par_20_défaut"><text:span text:style-name="T2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2">Eh bien c’est que… Vous euh.. Vous avez de bons goûts vestimentaires !</text:span></text:span></text:p>
      <text:p text:style-name="P155"><text:span text:style-name="Police_20_par_20_défaut"><text:span text:style-name="T29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2">Ça c’est bien vrai.</text:span></text:span></text:p>
      <text:p text:style-name="P155"><text:span text:style-name="Police_20_par_20_défaut"><text:span text:style-name="T29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2">Tiboul</text:span></text:span><text:span text:style-name="Police_20_par_20_défaut"><text:span text:style-name="T295">e</text:span></text:span><text:span text:style-name="Police_20_par_20_défaut"><text:span text:style-name="T292">...</text:span></text:span></text:p>
      <text:p text:style-name="P155"><text:span text:style-name="Police_20_par_20_défaut"><text:span text:style-name="T29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2">Oui mon sucre ?</text:span></text:span></text:p>
      <text:p text:style-name="P155"><text:span text:style-name="Police_20_par_20_défaut"><text:span text:style-name="T29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2">On ne peux pas laisser une petite fille aussi mignonne en danger…</text:span></text:span></text:p>
      <text:p text:style-name="P155"><text:span text:style-name="Police_20_par_20_défaut"><text:span text:style-name="T292"/></text:span></text:p>
      <text:p text:style-name="P155"><text:soft-page-break/><text:span text:style-name="Police_20_par_20_défaut"><text:span text:style-name="T141">Ivan :</text:span></text:span><text:span text:style-name="Police_20_par_20_défaut"><text:span text:style-name="T153"> </text:span></text:span><text:span text:style-name="Police_20_par_20_défaut"><text:span text:style-name="T292">Il a raison !</text:span></text:span></text:p>
      <text:p text:style-name="P155"><text:span text:style-name="Police_20_par_20_défaut"><text:span text:style-name="T2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2">En plus on a même pas besoin que vous veniez, on veux juste </text:span></text:span><text:span text:style-name="Police_20_par_20_défaut"><text:span text:style-name="T295">du carburant pour remettre ce machin en état de marche !</text:span></text:span></text:p>
      <text:p text:style-name="P155"><text:span text:style-name="Police_20_par_20_défaut"><text:span text:style-name="T295"/></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5">Du carburant ? Mais c’est une usine pharmaceutique ici…</text:span></text:span></text:p>
      <text:p text:style-name="P155"><text:span text:style-name="Police_20_par_20_défaut"><text:span text:style-name="T295"/></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5">On fait des médicaments…</text:span></text:span></text:p>
      <text:p text:style-name="P155"><text:span text:style-name="Police_20_par_20_défaut"><text:span text:style-name="T29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6">Alors pourquoi c’est votre enseigne qui est mentionné sur le réservoir ?</text:span></text:span></text:p>
      <text:p text:style-name="P155"><text:span text:style-name="Police_20_par_20_défaut"><text:span text:style-name="T29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6">Faites moi voir ça… Ah !</text:span></text:span></text:p>
      <text:p text:style-name="P155"><text:span text:style-name="Police_20_par_20_défaut"><text:span text:style-name="T29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6">Quoi ?</text:span></text:span></text:p>
      <text:p text:style-name="P155"><text:span text:style-name="Police_20_par_20_défaut"><text:span text:style-name="T29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6">Il vous faut du lithium, suivez moi.</text:span></text:span></text:p>
      <text:p text:style-name="P155"><text:span text:style-name="Police_20_par_20_défaut"><text:span text:style-name="T296"/></text:span></text:p>
      <text:p text:style-name="P155"><text:span text:style-name="Police_20_par_20_défaut"><text:span text:style-name="T296">Après un long trajets qui les emmenèrent sous terre, ils se retrouvèrent face à d’énormes cuves recouvertes d’un tas d’indications de dangers.</text:span></text:span></text:p>
      <text:p text:style-name="P155"><text:span text:style-name="Police_20_par_20_défaut"><text:span text:style-name="T29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6">Donnez moi le réservoir de votre machin, je vais le remplir.</text:span></text:span></text:p>
      <text:p text:style-name="P155"><text:span text:style-name="Police_20_par_20_défaut"><text:span text:style-name="T296"/></text:span></text:p>
      <text:p text:style-name="P155"><text:span text:style-name="Police_20_par_20_défaut"><text:span text:style-name="T296">Thibault monta dans la cabine d’une sorte de mini grue, qui plongea le réservoir du Ufiawgun dans la cuve, avant de le redescendre.</text:span></text:span></text:p>
      <text:p text:style-name="P155"><text:span text:style-name="Police_20_par_20_défaut"><text:span text:style-name="T29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6">Et voilà ! </text:span></text:span></text:p>
      <text:p text:style-name="P155"><text:span text:style-name="Police_20_par_20_défaut"><text:span text:style-name="T296"/></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6">Super ! Merci pour le coup de main les gars !</text:span></text:span></text:p>
      <text:p text:style-name="P155"><text:span text:style-name="Police_20_par_20_défaut"><text:span text:style-name="T29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6">Y a pas de quoi, m’enfin réfléchissez à ce que je vous ai dit… Le monde change, ne vous faites pas d’idées.</text:span></text:span></text:p>
      <text:p text:style-name="P155"><text:span text:style-name="Police_20_par_20_défaut"><text:span text:style-name="T29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7">Vous non plus ne vous faites pas d’idées. Vous venez avec nous.</text:span></text:span></text:p>
      <text:p text:style-name="P155"><text:span text:style-name="Police_20_par_20_défaut"><text:span text:style-name="T29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7">Q.. Quoi ??</text:span></text:span></text:p>
      <text:p text:style-name="P155"><text:span text:style-name="Police_20_par_20_défaut"><text:span text:style-name="T29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7">Dépêchez vous on a pas la semaine !</text:span></text:span></text:p>
      <text:p text:style-name="P155"><text:span text:style-name="Police_20_par_20_défaut"><text:span text:style-name="T29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7">Samy… On avait un accord !</text:span></text:span></text:p>
      <text:p text:style-name="P155"><text:span text:style-name="Police_20_par_20_défaut"><text:span text:style-name="T29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7">Ouais, bah moi j’ai rien promis. Magnez vous ou je me sert du Ufiawgun pour vous changer en coussin, ou je ne sais quoi d’autre !</text:span></text:span></text:p>
      <text:p text:style-name="P155"><text:span text:style-name="Police_20_par_20_défaut"><text:span text:style-name="T29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7">C’est un scandale !</text:span></text:span></text:p>
      <text:p text:style-name="P155"><text:span text:style-name="Police_20_par_20_défaut"><text:span text:style-name="T29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7">Tu veux que je t’en montre un de scandale ? Ta fille est une salope qui mouille lorsqu’elle fait bander des adultes !</text:span></text:span></text:p>
      <text:p text:style-name="P155"><text:span text:style-name="Police_20_par_20_défaut"><text:span text:style-name="T29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7">C’est quoi cette histoire ?!</text:span></text:span></text:p>
      <text:p text:style-name="P155"><text:span text:style-name="Police_20_par_20_défaut"><text:span text:style-name="T29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7">J’ai les photos si tu veux, mais je te préviens, on y voit pas que son visage si tu vois ce que je v…</text:span></text:span></text:p>
      <text:p text:style-name="P155"><text:soft-page-break/><text:span text:style-name="Police_20_par_20_défaut"><text:span text:style-name="T29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7">Stop ! Pas un mot de plus. On va vous suivre, mais sachez que vous êtes pitoyables.</text:span></text:span></text:p>
      <text:p text:style-name="P155"><text:span text:style-name="Police_20_par_20_défaut"><text:span text:style-name="T29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7">Et Martine ?</text:span></text:span></text:p>
      <text:p text:style-name="P155"><text:span text:style-name="Police_20_par_20_défaut"><text:span text:style-name="T29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297">Qu’elle aille se faire foutre cette traînée.</text:span></text:span></text:p>
      <text:p text:style-name="P155"><text:span text:style-name="Police_20_par_20_défaut"><text:span text:style-name="T29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7">Je vais lui chier sur le visage avant de partir alors, comme ça j’aurais exprimé mon mécontentement à l’égard de son comportement.</text:span></text:span></text:p>
      <text:p text:style-name="P155"><text:span text:style-name="Police_20_par_20_défaut"><text:span text:style-name="T29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7">Aller </text:span></text:span><text:span text:style-name="Police_20_par_20_défaut"><text:span text:style-name="T294">hop hop hop</text:span></text:span><text:span text:style-name="Police_20_par_20_défaut"><text:span text:style-name="T297">, tout le monde en voiture. On a Léopold à sauver, et Matéo à détruire alors on se magne !</text:span></text:span></text:p>
      <text:p text:style-name="P46"><text:span text:style-name="Police_20_par_20_défaut"><text:span text:style-name="T108">Chapitre 1</text:span></text:span><text:span text:style-name="Police_20_par_20_défaut"><text:span text:style-name="T109">8</text:span></text:span><text:span text:style-name="Police_20_par_20_défaut"><text:span text:style-name="T108"> : </text:span></text:span><text:span text:style-name="Police_20_par_20_défaut"><text:span text:style-name="T114">3</text:span></text:span><text:span text:style-name="Police_20_par_20_défaut"><text:span text:style-name="T118">ème</text:span></text:span><text:span text:style-name="Police_20_par_20_défaut"><text:span text:style-name="T120"> Guerre Mondiale</text:span></text:span></text:p>
      <text:p text:style-name="P155"><text:span text:style-name="Police_20_par_20_défaut"><text:span text:style-name="T29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9">Samy, je pense à un truc..</text:span></text:span></text:p>
      <text:p text:style-name="P155"><text:span text:style-name="Police_20_par_20_défaut"><text:span text:style-name="T29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9">Quoi ?</text:span></text:span></text:p>
      <text:p text:style-name="P155"><text:span text:style-name="Police_20_par_20_défaut"><text:span text:style-name="T29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9">On a pas de véhicule…</text:span></text:span></text:p>
      <text:p text:style-name="P155"><text:span text:style-name="Police_20_par_20_défaut"><text:span text:style-name="T29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9">Mais riches comme ils sont, nos deux amis doivent bien avoir une limousine cachée quelque part non ?</text:span></text:span></text:p>
      <text:p text:style-name="P155"><text:span text:style-name="Police_20_par_20_défaut"><text:span text:style-name="T299"/></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99">C’est pas vrai… Elle est pas cachée !</text:span></text:span></text:p>
      <text:p text:style-name="P155"><text:span text:style-name="Police_20_par_20_défaut"><text:span text:style-name="T29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99">Alors tous le monde à la S.I.mobile !</text:span></text:span></text:p>
      <text:p text:style-name="P155"><text:span text:style-name="Police_20_par_20_défaut"><text:span text:style-name="T29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99">C’est naze comme nom.</text:span></text:span></text:p>
      <text:p text:style-name="P155"><text:span text:style-name="Police_20_par_20_défaut"><text:span text:style-name="T299"/></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0">Oui bah j’ai tenté une impro…</text:span></text:span></text:p>
      <text:p text:style-name="P155"><text:span text:style-name="Police_20_par_20_défaut"><text:span text:style-name="T300"/></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300">Et on va où exactement ?</text:span></text:span></text:p>
      <text:p text:style-name="P155"><text:span text:style-name="Police_20_par_20_défaut"><text:span text:style-name="T30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0">À Courtevroust, un bled à la con où c’est « caché » Matéo et sa bande de bras cassés.</text:span></text:span></text:p>
      <text:p text:style-name="P155"><text:span text:style-name="Police_20_par_20_défaut"><text:span text:style-name="T30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1">Je peux conduire ?</text:span></text:span></text:p>
      <text:p text:style-name="P155"><text:span text:style-name="Police_20_par_20_défaut"><text:span text:style-name="T30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1">Hors</text:span></text:span></text:p>
      <text:p text:style-name="P155"><text:span text:style-name="Police_20_par_20_défaut"><text:span text:style-name="T301"/></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301">De</text:span></text:span></text:p>
      <text:p text:style-name="P155"><text:span text:style-name="Police_20_par_20_défaut"><text:span text:style-name="T301"/></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301">Question</text:span></text:span></text:p>
      <text:p text:style-name="P155"><text:span text:style-name="Police_20_par_20_défaut"><text:span text:style-name="T30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1">Ça va j’ai compris…</text:span></text:span></text:p>
      <text:p text:style-name="P155"><text:span text:style-name="Police_20_par_20_défaut"><text:span text:style-name="T30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2">Tout le monde est bien attaché ?</text:span></text:span></text:p>
      <text:p text:style-name="P155"><text:span text:style-name="Police_20_par_20_défaut"><text:span text:style-name="T30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2">Eux je sais pas, mais Martine…</text:span></text:span></text:p>
      <text:p text:style-name="P155"><text:span text:style-name="Police_20_par_20_défaut"><text:span text:style-name="T30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2">Ferme là toi. Aller, on décolle.</text:span></text:span></text:p>
      <text:p text:style-name="P155"><text:span text:style-name="Police_20_par_20_défaut"><text:span text:style-name="T302"/></text:span></text:p>
      <text:p text:style-name="P155"><text:span text:style-name="Police_20_par_20_défaut"><text:span text:style-name="T302">À peine furent-ils engagés sur l’A10, que le ciel s’assombrit brusquement, comme pour annoncer une mauvaise nouvelle. Très vite, la pluie commença à tomber, suivit de violent orages.</text:span></text:span></text:p>
      <text:p text:style-name="P155"><text:span text:style-name="Police_20_par_20_défaut"><text:span text:style-name="T30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3">Je le sent mal…</text:span></text:span></text:p>
      <text:p text:style-name="P155"><text:span text:style-name="Police_20_par_20_défaut"><text:span text:style-name="T30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3">Moi aussi ! On avait un meilleur temps en Bretagne.</text:span></text:span></text:p>
      <text:p text:style-name="P155"><text:span text:style-name="Police_20_par_20_défaut"><text:span text:style-name="T30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3">Je pense que ça va au delà de la météorologie là !</text:span></text:span></text:p>
      <text:p text:style-name="P155"><text:span text:style-name="Police_20_par_20_défaut"><text:span text:style-name="T30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3">Ah bon ? Pourquoi ?</text:span></text:span></text:p>
      <text:p text:style-name="P155"><text:span text:style-name="Police_20_par_20_défaut"><text:span text:style-name="T303"/></text:span></text:p>
      <text:p text:style-name="P155"><text:soft-page-break/><text:span text:style-name="Police_20_par_20_défaut"><text:span text:style-name="T141">Samy :</text:span></text:span><text:span text:style-name="Police_20_par_20_défaut"><text:span text:style-name="T153"> </text:span></text:span><text:span text:style-name="Police_20_par_20_défaut"><text:span text:style-name="T303">T’a déjà vu des nuage tourner comme ça ?</text:span></text:span></text:p>
      <text:p text:style-name="P155"><text:span text:style-name="Police_20_par_20_défaut"><text:span text:style-name="T30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3">Oui, dans…</text:span></text:span></text:p>
      <text:p text:style-name="P155"><text:span text:style-name="Police_20_par_20_défaut"><text:span text:style-name="T30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3">Dans la vraie vie Ivan !</text:span></text:span></text:p>
      <text:p text:style-name="P155"><text:span text:style-name="Police_20_par_20_défaut"><text:span text:style-name="T30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3">Ah ! Non.</text:span></text:span></text:p>
      <text:p text:style-name="P155"><text:span text:style-name="Police_20_par_20_défaut"><text:span text:style-name="T303"/></text:span></text:p>
      <text:p text:style-name="P155"><text:span text:style-name="Police_20_par_20_défaut"><text:span text:style-name="T303">En effet, d’épais nuage virant au violet semblait faire des ronds dans le ciel comme dans une peinture de Van Gogh. Pour ajouté à la confusion, des chars d’asseau croisaient régulièrement le chemin Samy, qui devait manœuvrer habilement pour ne pas se faire écraser par l’un d’entre eux. À mi chemin, il faisait si sombre que la route n’était éclairée que par des éclaires verts qui zébraient le ciel.</text:span></text:span></text:p>
      <text:p text:style-name="P155"><text:span text:style-name="Police_20_par_20_défaut"><text:span text:style-name="T30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3">Mais c’est incroyable ça ! On se croirait en pleine apocalypse !</text:span></text:span></text:p>
      <text:p text:style-name="P155"><text:span text:style-name="Police_20_par_20_défaut"><text:span text:style-name="T303"/></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4">Tiens ? Y a un tank à l’arrêt.</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Je vais lui demander s’il a des infos.</text:span></text:span></text:p>
      <text:p text:style-name="P155"><text:span text:style-name="Police_20_par_20_défaut"><text:span text:style-name="T30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4">Vas-y.</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Excusez moi ? Vous savez ce qui se passe ?</text:span></text:span></text:p>
      <text:p text:style-name="P155"><text:span text:style-name="Police_20_par_20_défaut"><text:span text:style-name="T304"/></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Vous avez pas les infos ? Coup d’État en Espagne, et le nouveau roi c’est allié avec le Portugal pour annexer la France. Et moi je suis en panne alors que mes camarades sont en train de se battre vaillamment et…</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Oui super on s’en fou, mais le roi là…</text:span></text:span></text:p>
      <text:p text:style-name="P155"><text:span text:style-name="Police_20_par_20_défaut"><text:span text:style-name="T304"/></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Il se fait appeler Rey Peña Muñoz</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Oui bah le Rey il a le pouvoir de la foudre ? Sérieux c’est quoi ce temps ?</text:span></text:span></text:p>
      <text:p text:style-name="P155"><text:span text:style-name="Police_20_par_20_défaut"><text:span text:style-name="T304"/></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Ça j’en sais rien…</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Bon, bah bonne chance avec votre tank, nous on a la fin du monde à éviter.</text:span></text:span></text:p>
      <text:p text:style-name="P155"><text:span text:style-name="Police_20_par_20_défaut"><text:span text:style-name="T304"/></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Mais.. Vous avez eu toutes les infos ?</text:span></text:span></text:p>
      <text:p text:style-name="P155"><text:span text:style-name="Police_20_par_20_défaut"><text:span text:style-name="T30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4">Comment ça ?</text:span></text:span></text:p>
      <text:p text:style-name="P155"><text:span text:style-name="Police_20_par_20_défaut"><text:span text:style-name="T299"/></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M. Cahen, le nouveau chancelier allemand, c’est allié à la France après avoir assuré bâtir un empire de mille ans, du coup l’État d’Israël nous a aussi déclaré la guerre…</text:span></text:span></text:p>
      <text:p text:style-name="P155"><text:span text:style-name="Police_20_par_20_défaut"><text:span text:style-name="T304"/></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4">Super… </text:span></text:span></text:p>
      <text:p text:style-name="P155"><text:span text:style-name="Police_20_par_20_défaut"><text:span text:style-name="T304"/></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4">… Sauf que depuis qu’Israël est dirigé par le </text:span></text:span><text:span text:style-name="Police_20_par_20_défaut"><text:span text:style-name="T306">L</text:span></text:span><text:span text:style-name="Police_20_par_20_défaut"><text:span text:style-name="T304">eader suprême </text:span></text:span><text:span text:style-name="Police_20_par_20_défaut"><text:span text:style-name="T306">Igzdé, nous sommes sous la menace d’un feu nucléaire.</text:span></text:span></text:p>
      <text:p text:style-name="P155"><text:span text:style-name="Police_20_par_20_défaut"><text:span text:style-name="T306"/></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6">Ah c’est la merde à ce point ?</text:span></text:span></text:p>
      <text:p text:style-name="P155"><text:soft-page-break/><text:span text:style-name="Police_20_par_20_défaut"><text:span text:style-name="T306"/></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6">Non c’est pire, il a annexé tout le moyen orient, et il paraît qu’ils sont en route pour l’Europe.</text:span></text:span></text:p>
      <text:p text:style-name="P155"><text:span text:style-name="Police_20_par_20_défaut"><text:span text:style-name="T306"/></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6">Mais… On a </text:span></text:span><text:span text:style-name="Police_20_par_20_défaut"><text:span text:style-name="T307">raté tout ça en deux jours ??</text:span></text:span></text:p>
      <text:p text:style-name="P155"><text:span text:style-name="Police_20_par_20_défaut"><text:span text:style-name="T307"/></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7">Bah l’international vous savez, ça va vite !</text:span></text:span></text:p>
      <text:p text:style-name="P155"><text:span text:style-name="Police_20_par_20_défaut"><text:span text:style-name="T307"/></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307">Bon, cette fois on y fonce abattre Matéo avant qu’il profite de chaos général pour monter un plan foireux.</text:span></text:span></text:p>
      <text:p text:style-name="P155"><text:span text:style-name="Police_20_par_20_défaut"><text:span text:style-name="T307"/></text:span></text:p>
      <text:p text:style-name="P155"><text:span text:style-name="Police_20_par_20_défaut"><text:span text:style-name="T312">Soldat :</text:span></text:span><text:span text:style-name="Police_20_par_20_défaut"><text:span text:style-name="T305"> </text:span></text:span><text:span text:style-name="Police_20_par_20_défaut"><text:span text:style-name="T307">Hein ?</text:span></text:span></text:p>
      <text:p text:style-name="P155"><text:span text:style-name="Police_20_par_20_défaut"><text:span text:style-name="T307"/></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307">Non rien… Au revoir monsieur, et bonne chance !</text:span></text:span></text:p>
      <text:p text:style-name="P46"><text:span text:style-name="Police_20_par_20_défaut"><text:span text:style-name="T108">Chapitre </text:span></text:span><text:span text:style-name="Police_20_par_20_défaut"><text:span text:style-name="T109">19</text:span></text:span><text:span text:style-name="Police_20_par_20_défaut"><text:span text:style-name="T108"> : </text:span></text:span><text:span text:style-name="Police_20_par_20_défaut"><text:span text:style-name="T115">Infiltration ! Mondialisation !</text:span></text:span></text:p>
      <text:p text:style-name="P155"><text:span text:style-name="Police_20_par_20_défaut"><text:span text:style-name="T179"/></text:span></text:p>
      <text:p text:style-name="P155"><text:span text:style-name="Police_20_par_20_défaut"><text:span text:style-name="T180">Finalement, </text:span></text:span><text:span text:style-name="Police_20_par_20_défaut"><text:span text:style-name="T181">la « S.I.mobile » arriva à Courtevroust après un long voyage sous une pluie battante.Le chapiteau, qui paraissait grotesque d’ordinaire, prenait des allure fantomatique et horrifique sous les nuage mauves aux éclaires verts.</text:span></text:span></text:p>
      <text:p text:style-name="P155"><text:span text:style-name="Police_20_par_20_défaut"><text:span text:style-name="T181"/></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2">Bon, j’ai imaginé un plan, vous me dites ce que vous en pensez. Thibault et Guillaume vous faites diversion et…</text:span></text:span></text:p>
      <text:p text:style-name="P155"><text:span text:style-name="Police_20_par_20_défaut"><text:span text:style-name="T18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2">Non.</text:span></text:span></text:p>
      <text:p text:style-name="P155"><text:span text:style-name="Police_20_par_20_défaut"><text:span text:style-name="T18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182">C’est mort !</text:span></text:span></text:p>
      <text:p text:style-name="P155"><text:span text:style-name="Police_20_par_20_défaut"><text:span text:style-name="T1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2">Mais écoutez au moins avant de dire non !</text:span></text:span></text:p>
      <text:p text:style-name="P155"><text:span text:style-name="Police_20_par_20_défaut"><text:span text:style-name="T182"/></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182">On ira clairement pas se mettre en danger pour vous.</text:span></text:span></text:p>
      <text:p text:style-name="P155"><text:span text:style-name="Police_20_par_20_défaut"><text:span text:style-name="T1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2">Dans l’histoire c’est nous qui prenons les risques hein. Donc je disais, vous faites diversion pour détourner l’attention des membres d’Amlaetxhis, et pendant ce temps, Ivan Xydoé et moi on va utiliser le Ufiawgun contre le bloc en mousse. Je n’ai aucune idée de ce qu’il va se passer, j’espère que ça ramènera Léopold. Si ça ne marche pas, on l’échangera au près du Génie contre l’un d’entre nous.</text:span></text:span></text:p>
      <text:p text:style-name="P155"><text:span text:style-name="Police_20_par_20_défaut"><text:span text:style-name="T18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82">Qui ?</text:span></text:span></text:p>
      <text:p text:style-name="P155"><text:span text:style-name="Police_20_par_20_défaut"><text:span text:style-name="T18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2">On verra ça sur le moment.</text:span></text:span></text:p>
      <text:p text:style-name="P155"><text:span text:style-name="Police_20_par_20_défaut"><text:span text:style-name="T182"/></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3">Je sais pas pourquoi mais je sens que ça va foirer…</text:span></text:span></text:p>
      <text:p text:style-name="P155"><text:span text:style-name="Police_20_par_20_défaut"><text:span text:style-name="T18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3">Oui, bah y a pas intérêt parce que nos amis sont enfermés là dedans, donc on se bouge et surtout on positive !</text:span></text:span></text:p>
      <text:p text:style-name="P155"><text:span text:style-name="Police_20_par_20_défaut"><text:span text:style-name="T183"/></text:span></text:p>
      <text:p text:style-name="P155"><text:span text:style-name="Police_20_par_20_défaut"><text:span text:style-name="T183">Samy gara la voiture, et tous en descendirent. Thibault et Guillaume entrèrent par la porte principale, tandis que Xydoé Ivan et Samy contournèrent la tente pour passer par derrière.</text:span></text:span></text:p>
      <text:p text:style-name="P155"><text:span text:style-name="Police_20_par_20_défaut"><text:span text:style-name="T183"/></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85">Tiens tiens tiens… Regardez qui voilà !</text:span></text:span></text:p>
      <text:p text:style-name="P155"><text:span text:style-name="Police_20_par_20_défaut"><text:span text:style-name="T185"/></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5">Salut, on passait dans le coins alors on c’est dit que euh… </text:span></text:span><text:span text:style-name="Police_20_par_20_défaut"><text:span text:style-name="T186">Ça</text:span></text:span><text:span text:style-name="Police_20_par_20_défaut"><text:span text:style-name="T185"> faisait longtemps donc voilà, on voulais vous passer le bonjour !</text:span></text:span></text:p>
      <text:p text:style-name="P155"><text:span text:style-name="Police_20_par_20_défaut"><text:span text:style-name="T185"/></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85">C’est sympa ça. Comme vous pouvez le voir dans le ciel, je suis un peu occupé à préparer mon entré dans l’Histoire ! </text:span></text:span><text:span text:style-name="Police_20_par_20_défaut"><text:span text:style-name="T186">Je d…</text:span></text:span></text:p>
      <text:p text:style-name="P155"><text:span text:style-name="Police_20_par_20_défaut"><text:span text:style-name="T186"/></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6">Oui </text:span></text:span><text:span text:style-name="Police_20_par_20_défaut"><text:span text:style-name="T187">d’accord, mais nous on est loin de tout ça, on voulais juste revoir euh..</text:span></text:span></text:p>
      <text:p text:style-name="P155"><text:span text:style-name="Police_20_par_20_défaut"><text:span text:style-name="T18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187">Alan, pour lui dire que… euh…</text:span></text:span></text:p>
      <text:p text:style-name="P155"><text:span text:style-name="Police_20_par_20_défaut"><text:span text:style-name="T18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7">Pour lui faire une blague qu’on a trouvés marrante !</text:span></text:span></text:p>
      <text:p text:style-name="P155"><text:span text:style-name="Police_20_par_20_défaut"><text:span text:style-name="T187"/></text:span></text:p>
      <text:p text:style-name="P155"><text:span text:style-name="Police_20_par_20_défaut"><text:span text:style-name="T187">Matéo eu un haussement de sourcil très dubitatif, mais finit par hausser les épaules.</text:span></text:span></text:p>
      <text:p text:style-name="P155"><text:span text:style-name="Police_20_par_20_défaut"><text:span text:style-name="T187"/></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87">Bah écoutez il est juste là, dans la cage avec les autres.</text:span></text:span></text:p>
      <text:p text:style-name="P155"><text:soft-page-break/><text:span text:style-name="Police_20_par_20_défaut"><text:span text:style-name="T18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187">Et il peut pas sortir ?</text:span></text:span></text:p>
      <text:p text:style-name="P155"><text:span text:style-name="Police_20_par_20_défaut"><text:span text:style-name="T187"/></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87">Non. Nous allons tous pouvoir profiter de votre blague, alors faites vite, j’ai l’Histoire qui m’attend.</text:span></text:span></text:p>
      <text:p text:style-name="P155"><text:span text:style-name="Police_20_par_20_défaut"><text:span text:style-name="T187"/></text:span></text:p>
      <text:p text:style-name="P155"><text:span text:style-name="Police_20_par_20_défaut"><text:span text:style-name="T310">Thibault :</text:span></text:span><text:span text:style-name="Police_20_par_20_défaut"><text:span text:style-name="T287"> </text:span></text:span><text:span text:style-name="Police_20_par_20_défaut"><text:span text:style-name="T187">Euh.. dit Alan, tu sais comment euh… Comment tuer un ours en forêt ?</text:span></text:span></text:p>
      <text:p text:style-name="P155"><text:span text:style-name="Police_20_par_20_défaut"><text:span text:style-name="T187"/></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40">Je le sent mal…</text:span></text:span></text:p>
      <text:p text:style-name="P254"><text:span text:style-name="Police_20_par_20_défaut"><text:span text:style-name="T187"/></text:span></text:p>
      <text:p text:style-name="P155"><text:span text:style-name="Police_20_par_20_défaut"><text:span text:style-name="T187"/></text:span></text:p>
      <text:p text:style-name="P155"><text:span text:style-name="Police_20_par_20_défaut"><text:span text:style-name="T187">Arrivant le plus discrètement possible à l’arrière du chapiteau, </text:span></text:span><text:span text:style-name="Police_20_par_20_défaut"><text:span text:style-name="T188">Samy et Ivan se glissèrent sous la tante, arrivant dans une salle de stockage. Là, sur un piédestal, trônait le bloc de mousse, renvoyant une lumière verte, dispersant l’obscurité.</text:span></text:span></text:p>
      <text:p text:style-name="P155"><text:span text:style-name="Police_20_par_20_défaut"><text:span text:style-name="T1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8">Il est là !</text:span></text:span></text:p>
      <text:p text:style-name="P155"><text:span text:style-name="Police_20_par_20_défaut"><text:span text:style-name="T18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88">Oui bah j’ai vu.</text:span></text:span></text:p>
      <text:p text:style-name="P155"><text:span text:style-name="Police_20_par_20_défaut"><text:span text:style-name="T18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89">Bon aller, je règle l’Ufiawgun, et normalement Léopold devrait réapparaître sur je tire sur le bloc.</text:span></text:span></text:p>
      <text:p text:style-name="P155"><text:span text:style-name="Police_20_par_20_défaut"><text:span text:style-name="T189"/></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41">Par pitié j’espère que ça va fonctionner…</text:span></text:span></text:p>
      <text:p text:style-name="P155"><text:span text:style-name="Police_20_par_20_défaut"><text:span text:style-name="T190"/></text:span></text:p>
      <text:p text:style-name="P155"><text:span text:style-name="Police_20_par_20_défaut"><text:span text:style-name="T190">PZIU</text:span></text:span></text:p>
      <text:p text:style-name="P155"><text:span text:style-name="Police_20_par_20_défaut"><text:span text:style-name="T190"/></text:span></text:p>
      <text:p text:style-name="P155"><text:span text:style-name="Police_20_par_20_défaut"><text:span text:style-name="T190">Un laser sorti du Ufiawgun, et frappa de plein fouet le bloc de mousse, ce qui eu pour effet de crée une sorte de portail magique vert.</text:span></text:span></text:p>
      <text:p text:style-name="P155"><text:span text:style-name="Police_20_par_20_défaut"><text:span text:style-name="T190"/></text:span></text:p>
      <text:p text:style-name="P155"><text:span text:style-name="Police_20_par_20_défaut"><text:span text:style-name="T190">Euh.. Au secours !</text:span></text:span></text:p>
      <text:p text:style-name="P155"><text:span text:style-name="Police_20_par_20_défaut"><text:span text:style-name="T19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0">Xydoé !</text:span></text:span></text:p>
      <text:p text:style-name="P155"><text:span text:style-name="Police_20_par_20_défaut"><text:span text:style-name="T190"/></text:span></text:p>
      <text:p text:style-name="P155"><text:span text:style-name="Police_20_par_20_défaut"><text:span text:style-name="T190">Celle-ci était dangereusement attiré par le portail, qui semblait vouloir l’absorber.</text:span></text:span></text:p>
      <text:p text:style-name="P155"><text:span text:style-name="Police_20_par_20_défaut"><text:span text:style-name="T19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0">Samy aide moi !</text:span></text:span></text:p>
      <text:p text:style-name="P155"><text:span text:style-name="Police_20_par_20_défaut"><text:span text:style-name="T19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0">Pas question. On avait un accord, elle doit rentrée chez elle.</text:span></text:span></text:p>
      <text:p text:style-name="P155"><text:span text:style-name="Police_20_par_20_défaut"><text:span text:style-name="T190"/></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0">Samy fais pas le con !</text:span></text:span></text:p>
      <text:p text:style-name="P155"><text:span text:style-name="Police_20_par_20_défaut"><text:span text:style-name="T190"/></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0">C’est toi qui fait le con à pas voir l’évidence ! Elle ne peut pas rester !</text:span></text:span></text:p>
      <text:p text:style-name="P155"><text:span text:style-name="Police_20_par_20_défaut"><text:span text:style-name="T190"/></text:span></text:p>
      <text:p text:style-name="P155"><text:span text:style-name="Police_20_par_20_défaut"><text:span text:style-name="T190">Ivan commençais à lui aussi se faire emporter, quand soudain, un hurlement de rage retentis dans le chapiteau, dont la tente fut au même moment déchirée de toute part. Alors que les morceaux de toile retombaient un peu partout, </text:span></text:span><text:span text:style-name="Police_20_par_20_défaut"><text:span text:style-name="T191">Samy et Ivan se retrouvèrent face à face avec tout Amlaetxhis.</text:span></text:span></text:p>
      <text:p text:style-name="P155"><text:span text:style-name="Police_20_par_20_défaut"><text:span text:style-name="T191"/></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2">Vous ! C’est vous qui avez fait ça hein ? Je vais vous me débarrasser de vous une bonne fois pour toute !</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2">Non c’est moi qui est fait ça.</text:span></text:span></text:p>
      <text:p text:style-name="P155"><text:soft-page-break/><text:span text:style-name="Police_20_par_20_défaut"><text:span text:style-name="T192"/></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2">Qu’est-ce q… AH ! Désolé je l’ignorais </text:span></text:span><text:span text:style-name="Police_20_par_20_défaut"><text:span text:style-name="T193">très cher</text:span></text:span><text:span text:style-name="Police_20_par_20_défaut"><text:span text:style-name="T192">.</text:span></text:span></text:p>
      <text:p text:style-name="P155"><text:span text:style-name="Police_20_par_20_défaut"><text:span text:style-name="T192"/></text:span></text:p>
      <text:p text:style-name="P155"><text:span text:style-name="Police_20_par_20_défaut"><text:span text:style-name="T193">Le</text:span></text:span><text:span text:style-name="Police_20_par_20_défaut"><text:span text:style-name="T192"> génie, qui avait pris des proportions démesurées, pointa alors Samy du doigt.</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2">Toi.</text:span></text:span></text:p>
      <text:p text:style-name="P155"><text:span text:style-name="Police_20_par_20_défaut"><text:span text:style-name="T1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2">Moi ?</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2">Tu es la personne la plus censée que j’ai vu dans ce monde de fou.</text:span></text:span></text:p>
      <text:p text:style-name="P155"><text:span text:style-name="Police_20_par_20_défaut"><text:span text:style-name="T1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2">Ah bah merci.</text:span></text:span></text:p>
      <text:p text:style-name="P155"><text:span text:style-name="Police_20_par_20_défaut"><text:span text:style-name="T19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2">Vous parlez plus arabe ?</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2">هذا فقط للسياحة.</text:span></text:span></text:p>
      <text:p text:style-name="P155"><text:span text:style-name="Police_20_par_20_défaut"><text:span text:style-name="T192"/></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2">Euh d’accord, mais nous on aimerait bien récupérer Léopold enfaîte et…</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2">C’est également ce que tu souhaites l’</text:span></text:span><text:span text:style-name="Police_20_par_20_défaut"><text:span text:style-name="T194">Ê</text:span></text:span><text:span text:style-name="Police_20_par_20_défaut"><text:span text:style-name="T192">tre sage ?</text:span></text:span></text:p>
      <text:p text:style-name="P155"><text:span text:style-name="Police_20_par_20_défaut"><text:span text:style-name="T19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2">Moi ? Oui mais j’aimerais un peu plus. Je voudrais refermer la brèche, et sceller à jamais nos deux mondes.</text:span></text:span></text:p>
      <text:p text:style-name="P155"><text:span text:style-name="Police_20_par_20_défaut"><text:span text:style-name="T192"/></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5">Tu es conscient que je fait partie de ce monde et que si j’exhausse ton vœux, nous ne nous reverrons jamais ?</text:span></text:span></text:p>
      <text:p text:style-name="P155"><text:span text:style-name="Police_20_par_20_défaut"><text:span text:style-name="T19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5">Oui je le sais, mais je dois stopper tout ça.</text:span></text:span></text:p>
      <text:p text:style-name="P155"><text:span text:style-name="Police_20_par_20_défaut"><text:span text:style-name="T195"/></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5">Et tu sais également qu’il me faudra une âme de mon monde en échange de votre ami ?</text:span></text:span></text:p>
      <text:p text:style-name="P155"><text:span text:style-name="Police_20_par_20_défaut"><text:span text:style-name="T195"/></text:span></text:p>
      <text:p text:style-name="P155"><text:span text:style-name="Police_20_par_20_défaut"><text:span text:style-name="T195">Samy se tourna vers Xydoé, qui avait les yeux remplis de larme.</text:span></text:span></text:p>
      <text:p text:style-name="P155"><text:span text:style-name="Police_20_par_20_défaut"><text:span text:style-name="T195"/></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5">Je le sais aussi.</text:span></text:span></text:p>
      <text:p text:style-name="P46"><text:span text:style-name="Police_20_par_20_défaut"><text:span text:style-name="T108">Chapitre </text:span></text:span><text:span text:style-name="Police_20_par_20_défaut"><text:span text:style-name="T115">2</text:span></text:span><text:span text:style-name="Police_20_par_20_défaut"><text:span text:style-name="T109">0</text:span></text:span><text:span text:style-name="Police_20_par_20_défaut"><text:span text:style-name="T108"> : </text:span></text:span><text:span text:style-name="Police_20_par_20_défaut"><text:span text:style-name="T115">La lutte finale</text:span></text:span></text:p>
      <text:p text:style-name="P155"><text:span text:style-name="Police_20_par_20_défaut"><text:span text:style-name="T196"/></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3">Bon, ça suffit ces conneries. Génie ! Tu m’appartiens ! Tu n’exaucera le vœux de personne d’autre ici que le miens !</text:span></text:span><text:span text:style-name="Police_20_par_20_défaut"><text:span text:style-name="T194"> Docteur, mettez Guillaume et Thibault en cage avec les autres.</text:span></text:span></text:p>
      <text:p text:style-name="P155"><text:span text:style-name="Police_20_par_20_défaut"><text:span text:style-name="T194"/></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194">J’y fonce !</text:span></text:span></text:p>
      <text:p text:style-name="P155"><text:span text:style-name="Police_20_par_20_défaut"><text:span text:style-name="T19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4">Quant à vous le génie, je vais faire mon vœux alors écoutez bien.</text:span></text:span></text:p>
      <text:p text:style-name="P155"><text:span text:style-name="Police_20_par_20_défaut"><text:span text:style-name="T194"/></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4">Trop tard.</text:span></text:span></text:p>
      <text:p text:style-name="P155"><text:span text:style-name="Police_20_par_20_défaut"><text:span text:style-name="T19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4">Pardon ??</text:span></text:span></text:p>
      <text:p text:style-name="P155"><text:span text:style-name="Police_20_par_20_défaut"><text:span text:style-name="T194"/></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4">L’Être sage a fait son vœux, et il passe en priorité sur vous.</text:span></text:span></text:p>
      <text:p text:style-name="P155"><text:span text:style-name="Police_20_par_20_défaut"><text:span text:style-name="T19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4">Mais… Je pourrais faire un veux une fois que vous aurez exaucez le siens ?</text:span></text:span></text:p>
      <text:p text:style-name="P155"><text:span text:style-name="Police_20_par_20_défaut"><text:span text:style-name="T194"/></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4">Non. Vous avez usé les trois vœux disponibles, et même si normalement je revient chaque année, celle-ci, de part l’action de l’Être sage, est ma dernière. Je n’entrerais plus jamais en contacte avec votre monde.</text:span></text:span></text:p>
      <text:p text:style-name="P155"><text:span text:style-name="Police_20_par_20_défaut"><text:span text:style-name="T19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194">Mais… Mais… </text:span></text:span><text:span text:style-name="Police_20_par_20_défaut"><text:span text:style-name="T198">C’est de l’arnaque !</text:span></text:span></text:p>
      <text:p text:style-name="P155"><text:span text:style-name="Police_20_par_20_défaut"><text:span text:style-name="T198"/></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198">À présent il me faut une âme fictive si vous voulez revoir votre ami réel.</text:span></text:span></text:p>
      <text:p text:style-name="P155"><text:span text:style-name="Police_20_par_20_défaut"><text:span text:style-name="T19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8">Ivan…</text:span></text:span></text:p>
      <text:p text:style-name="P155"><text:span text:style-name="Police_20_par_20_défaut"><text:span text:style-name="T19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8">Je sais.</text:span></text:span></text:p>
      <text:p text:style-name="P155"><text:span text:style-name="Police_20_par_20_défaut"><text:span text:style-name="T198"/></text:span></text:p>
      <text:p text:style-name="P155"><text:span text:style-name="Police_20_par_20_défaut"><text:span text:style-name="T198">Ivan sera Xydoé dans ses bras, puis regarda son doux visage. Lui qui n’avait de sentiments que pour Léopold, se retrouvais à devoir sacrifier l’objet de ses fantasmes secret, mais par dessus tout, une amie remarquable. Il la desserra, et lui colla un bisous sur le front.</text:span></text:span></text:p>
      <text:p text:style-name="P155"><text:span text:style-name="Police_20_par_20_défaut"><text:span text:style-name="T19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8">Xydoé, merci pour tout.</text:span></text:span></text:p>
      <text:p text:style-name="P155"><text:span text:style-name="Police_20_par_20_défaut"><text:span text:style-name="T198"/></text:span></text:p>
      <text:p text:style-name="P155"><text:span text:style-name="Police_20_par_20_défaut"><text:span text:style-name="T148">Xydoé :</text:span></text:span><text:span text:style-name="Police_20_par_20_défaut"><text:span text:style-name="T199"> </text:span></text:span><text:span text:style-name="Police_20_par_20_défaut"><text:span text:style-name="T198">Je n’ai rien fait Ivan, c’est vous qui m’avez protégée…</text:span></text:span></text:p>
      <text:p text:style-name="P155"><text:span text:style-name="Police_20_par_20_défaut"><text:span text:style-name="T198"/></text:span></text:p>
      <text:p text:style-name="P155"><text:span text:style-name="Police_20_par_20_défaut"><text:span text:style-name="T198">Le génie attrapa alors Xydoé par le bras, et l’amena vers le portail.</text:span></text:span></text:p>
      <text:p text:style-name="P155"><text:span text:style-name="Police_20_par_20_défaut"><text:span text:style-name="T19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8">Attendez… C’est quoi ça ?</text:span></text:span></text:p>
      <text:p text:style-name="P155"><text:span text:style-name="Police_20_par_20_défaut"><text:span text:style-name="T19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198">Quoi ?</text:span></text:span></text:p>
      <text:p text:style-name="P155"><text:span text:style-name="Police_20_par_20_défaut"><text:span text:style-name="T198"/></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198">La main là, y a un bras qui sort du portail !</text:span></text:span></text:p>
      <text:p text:style-name="P155"><text:span text:style-name="Police_20_par_20_défaut"><text:span text:style-name="T198"/></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00">Oh mon dieu ! Léopold j’arrive !</text:span></text:span></text:p>
      <text:p text:style-name="P155"><text:span text:style-name="Police_20_par_20_défaut"><text:span text:style-name="T200"/></text:span></text:p>
      <text:p text:style-name="P155"><text:span text:style-name="Police_20_par_20_défaut"><text:span text:style-name="T200">Sans hésitation, Ivan se jeta vers le portail, poussant sans ménagement le Génie et Xydoé, pour attraper le bras tendu qui semblais chercher une accroche.</text:span></text:span></text:p>
      <text:p text:style-name="P155"><text:span text:style-name="Police_20_par_20_défaut"><text:span text:style-name="T200"/></text:span></text:p>
      <text:p text:style-name="P155"><text:soft-page-break/><text:span text:style-name="Police_20_par_20_défaut"><text:span text:style-name="T141">Ivan :</text:span></text:span><text:span text:style-name="Police_20_par_20_défaut"><text:span text:style-name="T153"> </text:span></text:span><text:span text:style-name="Police_20_par_20_défaut"><text:span text:style-name="T200">Cette fois aide moi Samy ou je crame ta moto !</text:span></text:span></text:p>
      <text:p text:style-name="P155"><text:span text:style-name="Police_20_par_20_défaut"><text:span text:style-name="T200"/></text:span></text:p>
      <text:p text:style-name="P155"><text:span text:style-name="Police_20_par_20_défaut"><text:span text:style-name="T200">À deux, ils tirèrent petit à petit le corps de Léopold en dehors du portail. </text:span></text:span><text:span text:style-name="Police_20_par_20_défaut"><text:span text:style-name="T201">Ce dernier semblait endormis, vaincu par la fatigue, mais il respirait encore.</text:span></text:span></text:p>
      <text:p text:style-name="P155"><text:span text:style-name="Police_20_par_20_défaut"><text:span text:style-name="T201"/></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201">Ma parole, c’est la première fois que je vois quelqu’un passer de l’autre côté de la brèche sans mes pouvoirs. Quoi qu’il en soit, vous pouvez garder la petite, l’échange ne tiens plus puisque je n’ai guère eu le temps de l’aider. </text:span></text:span></text:p>
      <text:p text:style-name="P155"><text:span text:style-name="Police_20_par_20_défaut"><text:span text:style-name="T194"/></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01">Donc la brèche rester</text:span></text:span><text:span text:style-name="Police_20_par_20_défaut"><text:span text:style-name="T202">a</text:span></text:span><text:span text:style-name="Police_20_par_20_défaut"><text:span text:style-name="T201"> ouverte ?</text:span></text:span></text:p>
      <text:p text:style-name="P155"><text:span text:style-name="Police_20_par_20_défaut"><text:span text:style-name="T201"/></text:span></text:p>
      <text:p text:style-name="P155"><text:span text:style-name="Police_20_par_20_défaut"><text:span text:style-name="T146">Génie</text:span></text:span><text:span text:style-name="Police_20_par_20_défaut"><text:span text:style-name="T140"> :</text:span></text:span><text:span text:style-name="Police_20_par_20_défaut"><text:span text:style-name="T151"> </text:span></text:span><text:span text:style-name="Police_20_par_20_défaut"><text:span text:style-name="T202">Oui. À vous de ne pas la solliciter. Mais je sais que je peux vous faire confiance Être sage. </text:span></text:span><text:span text:style-name="Police_20_par_20_défaut"><text:span text:style-name="T203">Protégez votre monde du miens, et arrêtez les fou qui veulent en tirer profits.</text:span></text:span></text:p>
      <text:p text:style-name="P155"><text:span text:style-name="Police_20_par_20_défaut"><text:span text:style-name="T203"/></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03">Je ferais de mon mieux !</text:span></text:span></text:p>
      <text:p text:style-name="P155"><text:span text:style-name="Police_20_par_20_défaut"><text:span text:style-name="T203"/></text:span></text:p>
      <text:p text:style-name="P155"><text:span text:style-name="Police_20_par_20_défaut"><text:span text:style-name="T203">Le Génie lui sourit une dernière fois, puis disparut dans un nuage de fumée. </text:span></text:span><text:span text:style-name="Police_20_par_20_défaut"><text:span text:style-name="T204">Ivan, encore bouleversé, se jeta dans les bras de Léopold, pour lui faire un câlin des plus passionné.</text:span></text:span></text:p>
      <text:p text:style-name="P155"><text:span text:style-name="Police_20_par_20_défaut"><text:span text:style-name="T20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04">Alors vous croyez que je vais vous laisser </text:span></text:span><text:span text:style-name="Police_20_par_20_défaut"><text:span text:style-name="T205">détruire tout mes projets, et repartir comme ça !?</text:span></text:span></text:p>
      <text:p text:style-name="P155"><text:span text:style-name="Police_20_par_20_défaut"><text:span text:style-name="T205"/></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05">Putain je l’avais oublié lui.</text:span></text:span></text:p>
      <text:p text:style-name="P155"><text:span text:style-name="Police_20_par_20_défaut"><text:span text:style-name="T205"/></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05">Jojo ! Attaque</text:span></text:span><text:span text:style-name="Police_20_par_20_défaut"><text:span text:style-name="T206">s</text:span></text:span><text:span text:style-name="Police_20_par_20_défaut"><text:span text:style-name="T205"> !</text:span></text:span></text:p>
      <text:p text:style-name="P155"><text:span text:style-name="Police_20_par_20_défaut"><text:span text:style-name="T205"/></text:span></text:p>
      <text:p text:style-name="P155"><text:span text:style-name="Police_20_par_20_défaut"><text:span text:style-name="T205">Avant qu’</text:span></text:span><text:span text:style-name="Police_20_par_20_défaut"><text:span text:style-name="T207">il n’ai eu le temps de voir quoi que ce soit arriver, Ivan se pris un coup de poing l’envoyant valser au centre de la terre battus, seul vestige du chapiteau.</text:span></text:span></text:p>
      <text:p text:style-name="P155"><text:span text:style-name="Police_20_par_20_défaut"><text:span text:style-name="T207"/></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07">Ivan !</text:span></text:span></text:p>
      <text:p text:style-name="P155"><text:span text:style-name="Police_20_par_20_défaut"><text:span text:style-name="T207"/></text:span></text:p>
      <text:p text:style-name="P155"><text:span text:style-name="Police_20_par_20_défaut"><text:span text:style-name="T207">Léopold couru vers Ivan, mais ce dernier reçu un second coup, l’envoyant </text:span></text:span><text:span text:style-name="Police_20_par_20_défaut"><text:span text:style-name="T208">dans les gradins.</text:span></text:span><text:span text:style-name="Police_20_par_20_défaut"><text:span text:style-name="T202"> </text:span></text:span><text:span text:style-name="Police_20_par_20_défaut"><text:span text:style-name="T209">Se retrouvant alors devant la montagne de muscles qui composait Jonathan, Léopold bondi afin de saisir son unique chance de frapper Jojo. C’est ce qu’il fit, et Jonathan recula d’un pas. Il mis à son tour un coup à Léopold, qui l’envoya dans ce qu’il restait d’un placard à balais. C’est alors que Samy, qui suivais le combat depuis un lieu sur, aperçu entre le tas de balais qui recouvrait Léopold, une magnifique cireuse flambant neuve ! </text:span></text:span><text:span text:style-name="Police_20_par_20_défaut"><text:span text:style-name="T210">Il eu alors une idée foireuse, qu’il s’empressa d’appliquer. Il courut redresser Léopold tandis que Jonathan cherchais Ivan dans les gradins. Un fois Léopold debout sur la cireuse, Samy la mis en marche à pleine puissance, faisant tourner Léopold à grande vitesse. Au bout d’une certaine vitesse, le câble lâcha et Léopold fut projeté tel une torpille. C’est alors qu’il mis à Jojo le coup de boule du siècle, le laissant s’effondrer lourdement au sol, tel un gladiateur vaincu. Léopold ne perdit pas de temps, et courut retrouver Ivan, coincé entre deux étages de gradins.</text:span></text:span></text:p>
      <text:p text:style-name="P155"><text:span text:style-name="Police_20_par_20_défaut"><text:span text:style-name="T210"/></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11">Ivan…</text:span></text:span></text:p>
      <text:p text:style-name="P155"><text:span text:style-name="Police_20_par_20_défaut"><text:span text:style-name="T21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11">Léopold…</text:span></text:span></text:p>
      <text:p text:style-name="P155"><text:span text:style-name="Police_20_par_20_défaut"><text:span text:style-name="T211"/></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11">Ivan je…</text:span></text:span></text:p>
      <text:p text:style-name="P155"><text:span text:style-name="Police_20_par_20_défaut"><text:span text:style-name="T21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11">Léopold…</text:span></text:span></text:p>
      <text:p text:style-name="P155"><text:soft-page-break/><text:span text:style-name="Police_20_par_20_défaut"><text:span text:style-name="T211"/></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11">Oui bah laisse moi finir !</text:span></text:span></text:p>
      <text:p text:style-name="P155"><text:span text:style-name="Police_20_par_20_défaut"><text:span text:style-name="T21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11">Léopold… T’as ton genou sur mes couilles…</text:span></text:span></text:p>
      <text:p text:style-name="P155"><text:span text:style-name="Police_20_par_20_défaut"><text:span text:style-name="T211"/></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11">Oh merde pardon ! Voilà, ça va mieux ?</text:span></text:span></text:p>
      <text:p text:style-name="P155"><text:span text:style-name="Police_20_par_20_défaut"><text:span text:style-name="T211"/></text:span></text:p>
      <text:p text:style-name="P155"><text:span text:style-name="Police_20_par_20_défaut"><text:span text:style-name="T141">Ivan :</text:span></text:span><text:span text:style-name="Police_20_par_20_défaut"><text:span text:style-name="T153"> </text:span></text:span><text:span text:style-name="Police_20_par_20_défaut"><text:span text:style-name="T211">Un peu o…</text:span></text:span></text:p>
      <text:p text:style-name="P155"><text:span text:style-name="Police_20_par_20_défaut"><text:span text:style-name="T211"/></text:span></text:p>
      <text:p text:style-name="P155"><text:span text:style-name="Police_20_par_20_défaut"><text:span text:style-name="T211">Léopold attrapa la tête d’Ivan, et sans un mot de plus, il l’embrassa langoureusement, sous les sifflements gênés de Samy. Ce dernier remarqua cependant </text:span></text:span><text:span text:style-name="Police_20_par_20_défaut"><text:span text:style-name="T212">Matéo, qui fuyais discrètement.</text:span></text:span></text:p>
      <text:p text:style-name="P155"><text:span text:style-name="Police_20_par_20_défaut"><text:span text:style-name="T212"/></text:span></text:p>
      <text:p text:style-name="P155"><text:span text:style-name="Police_20_par_20_défaut"><text:span text:style-name="T141">Samy :</text:span></text:span><text:span text:style-name="Police_20_par_20_défaut"><text:span text:style-name="T153"> </text:span></text:span><text:span text:style-name="Police_20_par_20_défaut"><text:span text:style-name="T213">Ça va ? Tu le dit si on te dérange hein !</text:span></text:span></text:p>
      <text:p text:style-name="P155"><text:span text:style-name="Police_20_par_20_défaut"><text:span text:style-name="T213"/></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14">Ah euh… Bah c’est à dire que je… </text:span></text:span><text:span text:style-name="Police_20_par_20_défaut"><text:span text:style-name="T215">Jojo, attaques !!</text:span></text:span></text:p>
      <text:p text:style-name="P155"><text:span text:style-name="Police_20_par_20_défaut"><text:span text:style-name="T215"/></text:span></text:p>
      <text:p text:style-name="P155"><text:span text:style-name="Police_20_par_20_défaut"><text:span text:style-name="T215">Mais Jojo ne répondit pas.</text:span></text:span></text:p>
      <text:p text:style-name="P155"><text:span text:style-name="Police_20_par_20_défaut"><text:span text:style-name="T215"/></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15">Et merde…</text:span></text:span></text:p>
      <text:p text:style-name="P155"><text:span text:style-name="Police_20_par_20_défaut"><text:span text:style-name="T215"/></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15">On ne bouge plus !</text:span></text:span></text:p>
      <text:p text:style-name="P155"><text:span text:style-name="Police_20_par_20_défaut"><text:span text:style-name="T215"/></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15">What the fuck pourquoi y a un putain de tank ?</text:span></text:span></text:p>
      <text:p text:style-name="P155"><text:span text:style-name="Police_20_par_20_défaut"><text:span text:style-name="T215"/></text:span></text:p>
      <text:p text:style-name="P155"><text:span text:style-name="Police_20_par_20_défaut"><text:span text:style-name="T148">Alexis :</text:span></text:span><text:span text:style-name="Police_20_par_20_défaut"><text:span text:style-name="T199"> </text:span></text:span><text:span text:style-name="Police_20_par_20_défaut"><text:span text:style-name="T215">On l’a récupéré à un militaire qui en était sorti pour une pause pipi.</text:span></text:span></text:p>
      <text:p text:style-name="P155"><text:span text:style-name="Police_20_par_20_défaut"><text:span text:style-name="T215"/></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15">Et non seulement on a un tank, mais on a aussi ça !</text:span></text:span></text:p>
      <text:p text:style-name="P155"><text:span text:style-name="Police_20_par_20_défaut"><text:span text:style-name="T215"/></text:span></text:p>
      <text:p text:style-name="P155"><text:span text:style-name="Police_20_par_20_défaut"><text:span text:style-name="T215">Le docteur Friedmann sortie alors du tank une mitrailleuse gatling, volée lors d’un vide-grenier.</text:span></text:span></text:p>
      <text:p text:style-name="P155"><text:span text:style-name="Police_20_par_20_défaut"><text:span text:style-name="T215"/></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15">Donc je répète ; le prochain qui bouge je le change en passoire !</text:span></text:span></text:p>
      <text:p text:style-name="P155"><text:span text:style-name="Police_20_par_20_défaut"><text:span text:style-name="T215"/></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15">Ah Ha ! Je savais bien que je ne tomberais pas si facilement !</text:span></text:span></text:p>
      <text:p text:style-name="P155"><text:span text:style-name="Police_20_par_20_défaut"><text:span text:style-name="T215"/></text:span></text:p>
      <text:p text:style-name="P155"><text:span text:style-name="Police_20_par_20_défaut"><text:span text:style-name="T148">Aden :</text:span></text:span><text:span text:style-name="Police_20_par_20_défaut"><text:span text:style-name="T199"> </text:span></text:span><text:span text:style-name="Police_20_par_20_défaut"><text:span text:style-name="T215">C’était sans compter sur nous !</text:span></text:span></text:p>
      <text:p text:style-name="P155"><text:span text:style-name="Police_20_par_20_défaut"><text:span text:style-name="T215"/></text:span></text:p>
      <text:p text:style-name="P155"><text:span text:style-name="Police_20_par_20_défaut"><text:span text:style-name="T148">Antoine :</text:span></text:span><text:span text:style-name="Police_20_par_20_défaut"><text:span text:style-name="T199"> </text:span></text:span><text:span text:style-name="Police_20_par_20_défaut"><text:span text:style-name="T215">Et ouais !</text:span></text:span></text:p>
      <text:p text:style-name="P155"><text:span text:style-name="Police_20_par_20_défaut"><text:span text:style-name="T215"/></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15">Hein ? Mais…</text:span></text:span></text:p>
      <text:p text:style-name="P155"><text:span text:style-name="Police_20_par_20_défaut"><text:span text:style-name="T215"/></text:span></text:p>
      <text:p text:style-name="P155"><text:span text:style-name="Police_20_par_20_défaut"><text:span text:style-name="T215">Sans pouvoir dire un mot de plus, Alexis et le docteur furent plaqués au sol et attachés. Antoine défonça la serrure de la cage d’un coup de poing, libérant les otages. Tous, se tournèrent vers Matéo, </text:span></text:span><text:span text:style-name="Police_20_par_20_défaut"><text:span text:style-name="T206">seul, </text:span></text:span><text:span text:style-name="Police_20_par_20_défaut"><text:span text:style-name="T215">au centre de la piste, sous une pluie </text:span></text:span><text:span text:style-name="Police_20_par_20_défaut"><text:span text:style-name="T206">battante.</text:span></text:span></text:p>
      <text:p text:style-name="P46"><text:span text:style-name="Police_20_par_20_défaut"><text:span text:style-name="T108">Chapitre </text:span></text:span><text:span text:style-name="Police_20_par_20_défaut"><text:span text:style-name="T115">2</text:span></text:span><text:span text:style-name="Police_20_par_20_défaut"><text:span text:style-name="T109">1</text:span></text:span><text:span text:style-name="Police_20_par_20_défaut"><text:span text:style-name="T108"> : </text:span></text:span><text:span text:style-name="Police_20_par_20_défaut"><text:span text:style-name="T115">L’enfer sur Terre</text:span></text:span></text:p>
      <text:p text:style-name="P155"><text:span text:style-name="Police_20_par_20_défaut"><text:span text:style-name="T216"/></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17">Vous croyez m’avoir vaincu ? Que nenni ! J’ai un dernier tour dans mon sac…</text:span></text:span></text:p>
      <text:p text:style-name="P155"><text:span text:style-name="Police_20_par_20_défaut"><text:span text:style-name="T217"/></text:span></text:p>
      <text:p text:style-name="P155"><text:span text:style-name="Police_20_par_20_défaut"><text:span text:style-name="T217">Baptiste </text:span></text:span><text:span text:style-name="Police_20_par_20_défaut"><text:span text:style-name="T218">accouru alors en sortant de nul part, tenant à la main un curieux mélange </text:span></text:span><text:span text:style-name="Police_20_par_20_défaut"><text:span text:style-name="T219">entre une hache à double tranchant, et une guitare électrique.</text:span></text:span></text:p>
      <text:p text:style-name="P155"><text:span text:style-name="Police_20_par_20_défaut"><text:span text:style-name="T219"/></text:span></text:p>
      <text:p text:style-name="P155"><text:span text:style-name="Police_20_par_20_défaut"><text:span text:style-name="T149">Baptiste :</text:span></text:span><text:span text:style-name="Police_20_par_20_défaut"><text:span text:style-name="T220"> </text:span></text:span><text:span text:style-name="Police_20_par_20_défaut"><text:span text:style-name="T219">Par le pouvoir du c…</text:span></text:span></text:p>
      <text:p text:style-name="P155"><text:span text:style-name="Police_20_par_20_défaut"><text:span text:style-name="T219"/></text:span></text:p>
      <text:p text:style-name="P155"><text:span text:style-name="Police_20_par_20_défaut"><text:span text:style-name="T219">Il n’eut pas le temps de finir sa phrase, qu’un éclaire le frappa de plein fouet, le transformant en tas de cendre.</text:span></text:span></text:p>
      <text:p text:style-name="P155"><text:span text:style-name="Police_20_par_20_défaut"><text:span text:style-name="T219"/></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19">Bon ok, là j’ai plus rien. </text:span></text:span><text:span text:style-name="Police_20_par_20_défaut"><text:span text:style-name="T221">Félicitation, vous avez définitivement réduit à néant mes objectifs, et condamné la Terre à l’intolérance du hentai. Vous pourrez continuer à regarder des jeunes filles payer leur études en priant pour que personne ne tombe sur leurs vidéo. Vous avez gagner le droits d’opprimer ceux qui luttent contre un système qui réduit les relations humaines à deux bouts de viande s’introduisant l’un dans l’autre. Jamais le hentai ne sera considéré comme normal, et jamais nous ne pourrons vivre en paix. Sur ce, je n’ai plus rien à faire ici. Savourez votre victoire, je ferais en sorte que nous ne nous recroisons plus.</text:span></text:span></text:p>
      <text:p text:style-name="P155"><text:span text:style-name="Police_20_par_20_défaut"><text:span text:style-name="T221"/></text:span></text:p>
      <text:p text:style-name="P155"><text:span text:style-name="Police_20_par_20_défaut"><text:span text:style-name="T222">Matéo commençait à s’éloigner, les épaules tombantes, lorsqu’une main </text:span></text:span><text:span text:style-name="Police_20_par_20_défaut"><text:span text:style-name="T223">lourde le retint.</text:span></text:span></text:p>
      <text:p text:style-name="P155"><text:span text:style-name="Police_20_par_20_défaut"><text:span text:style-name="T223"/></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3">Contrairement à ce que tu crois, tu n’a pas tout perdu. Regarde autour de toi.. Qu’es-ce que tu vois ?</text:span></text:span></text:p>
      <text:p text:style-name="P155"><text:span text:style-name="Police_20_par_20_défaut"><text:span text:style-name="T223"/></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3">Deux patrons foireux, un nazi naïf, un caméo, un savant fou et son larbin, un tas de cendre, un…</text:span></text:span></text:p>
      <text:p text:style-name="P155"><text:span text:style-name="Police_20_par_20_défaut"><text:span text:style-name="T223"/></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3">Regarde mieux.</text:span></text:span></text:p>
      <text:p text:style-name="P155"><text:span text:style-name="Police_20_par_20_défaut"><text:span text:style-name="T223"/></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3">…</text:span></text:span></text:p>
      <text:p text:style-name="P155"><text:span text:style-name="Police_20_par_20_défaut"><text:span text:style-name="T223"/></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3">Ce sont des amis qui t’ont fait aveuglément confiance, ou des camarades venus de remettre sur le droit chemin !</text:span></text:span></text:p>
      <text:p text:style-name="P155"><text:span text:style-name="Police_20_par_20_défaut"><text:span text:style-name="T223"/></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3">J’aurais pu conquérir le monde…</text:span></text:span></text:p>
      <text:p text:style-name="P155"><text:span text:style-name="Police_20_par_20_défaut"><text:span text:style-name="T223"/></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3">Et tu aurais été seul et malheureux. Alors que là, tu est entouré de gens qui t’apprécie.</text:span></text:span></text:p>
      <text:p text:style-name="P155"><text:span text:style-name="Police_20_par_20_défaut"><text:span text:style-name="T223"/></text:span></text:p>
      <text:p text:style-name="P155"><text:span text:style-name="Police_20_par_20_défaut"><text:span text:style-name="T311">Guillaume :</text:span></text:span><text:span text:style-name="Police_20_par_20_défaut"><text:span text:style-name="T294"> </text:span></text:span><text:span text:style-name="Police_20_par_20_défaut"><text:span text:style-name="T223">Alors, personnellement…</text:span></text:span></text:p>
      <text:p text:style-name="P155"><text:span text:style-name="Police_20_par_20_défaut"><text:span text:style-name="T223"/></text:span></text:p>
      <text:p text:style-name="P155"><text:span text:style-name="Police_20_par_20_défaut"><text:span text:style-name="T224">Léopold jeta un regarde noir à l’assemblée, défiant quiconque de le contre dire.</text:span></text:span></text:p>
      <text:p text:style-name="P155"><text:span text:style-name="Police_20_par_20_défaut"><text:span text:style-name="T22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4">Si vous m’appréciez, pourquoi vous m’avez volé mon vœux ?</text:span></text:span></text:p>
      <text:p text:style-name="P155"><text:span text:style-name="Police_20_par_20_défaut"><text:span text:style-name="T224"/></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4">Pour ton bien. Tu as vu ce qu’il c’est passé, c’est pas naturel tout ça. On ne doit pas jouer avec des pouvoirs qui nous dépasse.</text:span></text:span></text:p>
      <text:p text:style-name="P155"><text:span text:style-name="Police_20_par_20_défaut"><text:span text:style-name="T22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4">Merci oncle Ben, mais après la destruction d’un aéroport, de l’Élysée, d’une mairie du Val de Marne, et indirectement d’une maternité en Argentine, c’est un peu tard </text:span></text:span><text:soft-page-break/><text:span text:style-name="Police_20_par_20_défaut"><text:span text:style-name="T224">non ? Sans compter les centaines de morts civiles qu’on a fait, plus le fait que je vous ais tué plusieurs fois pour certains… Je ne pense pas mériter un pardon.</text:span></text:span></text:p>
      <text:p text:style-name="P155"><text:span text:style-name="Police_20_par_20_défaut"><text:span text:style-name="T224"/></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4">Mais tu n’a pas le choix, je t’ordonne d’accepter mon pardon. Après tout, c’est moi qui ait gagné, c’est moi qui pose les conditions de reddition !</text:span></text:span></text:p>
      <text:p text:style-name="P155"><text:span text:style-name="Police_20_par_20_défaut"><text:span text:style-name="T224"/></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5">Mais…</text:span></text:span></text:p>
      <text:p text:style-name="P155"><text:span text:style-name="Police_20_par_20_défaut"><text:span text:style-name="T225"/></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5">Il n’y a pas de « mais » ! Un S.I. reste un S.I., peut importe les choix qu’il fait dans sa vie. Et aucun S.I. n’a jamais abandonné un autre S.I. </text:span></text:span><text:span text:style-name="Police_20_par_20_défaut"><text:span text:style-name="T226">qui avait besoin d’aide.</text:span></text:span></text:p>
      <text:p text:style-name="P155"><text:span text:style-name="Police_20_par_20_défaut"><text:span text:style-name="T226"/></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6">Léopold je…</text:span></text:span></text:p>
      <text:p text:style-name="P155"><text:span text:style-name="Police_20_par_20_défaut"><text:span text:style-name="T226"/></text:span></text:p>
      <text:p text:style-name="P155"><text:span text:style-name="Police_20_par_20_défaut"><text:span text:style-name="T226">KRAOUM</text:span></text:span></text:p>
      <text:p text:style-name="P155"><text:span text:style-name="Police_20_par_20_défaut"><text:span text:style-name="T226"/></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26">Eu</text:span></text:span><text:span text:style-name="Police_20_par_20_défaut"><text:span text:style-name="T227">h</text:span></text:span><text:span text:style-name="Police_20_par_20_défaut"><text:span text:style-name="T226"> c’était quoi ça ?</text:span></text:span></text:p>
      <text:p text:style-name="P155"><text:span text:style-name="Police_20_par_20_défaut"><text:span text:style-name="T226"/></text:span></text:p>
      <text:p text:style-name="P155"><text:span text:style-name="Police_20_par_20_défaut"><text:span text:style-name="T149">Samy :</text:span></text:span><text:span text:style-name="Police_20_par_20_défaut"><text:span text:style-name="T220"> </text:span></text:span><text:span text:style-name="Police_20_par_20_défaut"><text:span text:style-name="T226">Attention !</text:span></text:span></text:p>
      <text:p text:style-name="P155"><text:span text:style-name="Police_20_par_20_défaut"><text:span text:style-name="T226"/></text:span></text:p>
      <text:p text:style-name="P155"><text:span text:style-name="Police_20_par_20_défaut"><text:span text:style-name="T226">Au dessus de leur tête, tous virent un spectacle efferant. Le ciel se déchira comme une pièce de tissus, créant une nouvelle brêche de par laquel semblait vouloir descendre un monstre énorme.</text:span></text:span></text:p>
      <text:p text:style-name="P155"><text:span text:style-name="Police_20_par_20_défaut"><text:span text:style-name="T226"/></text:span></text:p>
      <text:p text:style-name="P155"><text:span text:style-name="Police_20_par_20_défaut"><text:span text:style-name="T149">Ivan :</text:span></text:span><text:span text:style-name="Police_20_par_20_défaut"><text:span text:style-name="T220"> </text:span></text:span><text:span text:style-name="Police_20_par_20_défaut"><text:span text:style-name="T226">Oh oh…</text:span></text:span></text:p>
      <text:p text:style-name="P155"><text:span text:style-name="Police_20_par_20_défaut"><text:span text:style-name="T226"/></text:span></text:p>
      <text:p text:style-name="P155"><text:span text:style-name="Police_20_par_20_défaut"><text:span text:style-name="T149">Maëlle :</text:span></text:span><text:span text:style-name="Police_20_par_20_défaut"><text:span text:style-name="T220"> </text:span></text:span><text:span text:style-name="Police_20_par_20_défaut"><text:span text:style-name="T226">Mais qu’est-ce que c’est que ce truc ?!</text:span></text:span></text:p>
      <text:p text:style-name="P155"><text:span text:style-name="Police_20_par_20_défaut"><text:span text:style-name="T226"/></text:span></text:p>
      <text:p text:style-name="P155"><text:span text:style-name="Police_20_par_20_défaut"><text:span text:style-name="T145">Matéo :</text:span></text:span><text:span text:style-name="Police_20_par_20_défaut"><text:span text:style-name="T184"> </text:span></text:span><text:span text:style-name="Police_20_par_20_défaut"><text:span text:style-name="T226">Le Koyadamesateï. Et il va nous tomber dessus.</text:span></text:span></text:p>
      <text:p text:style-name="P46"><text:span text:style-name="Police_20_par_20_défaut"><text:span text:style-name="T108">Chapitre </text:span></text:span><text:span text:style-name="Police_20_par_20_défaut"><text:span text:style-name="T116">2</text:span></text:span><text:span text:style-name="Police_20_par_20_défaut"><text:span text:style-name="T109">2</text:span></text:span><text:span text:style-name="Police_20_par_20_défaut"><text:span text:style-name="T108"> : </text:span></text:span><text:span text:style-name="Police_20_par_20_défaut"><text:span text:style-name="T116">Destruction de l’apocalypse</text:span></text:span></text:p>
      <text:p text:style-name="P155"><text:span text:style-name="Police_20_par_20_défaut"><text:span text:style-name="T228"/></text:span></text:p>
      <text:p text:style-name="P155"><text:span text:style-name="Police_20_par_20_défaut"><text:span text:style-name="T229">POUF</text:span></text:span></text:p>
      <text:p text:style-name="P155"><text:span text:style-name="Police_20_par_20_défaut"><text:span text:style-name="T229"/></text:span></text:p>
      <text:p text:style-name="P155"><text:span text:style-name="Police_20_par_20_défaut"><text:span text:style-name="T230">Le Koyadamesateï tomba lourdement au centre de la piste, que Matéo avait eu la bonne idée de quitter. À peine </text:span></text:span><text:span text:style-name="Police_20_par_20_défaut"><text:span text:style-name="T231">fut-il remis sur pied, que sa tête chargée de ses multiples tentacules fonça vers Antoine.</text:span></text:span></text:p>
      <text:p text:style-name="P155"><text:span text:style-name="Police_20_par_20_défaut"><text:span text:style-name="T232"/></text:span></text:p>
      <text:p text:style-name="P155"><text:span text:style-name="Police_20_par_20_défaut"><text:span text:style-name="T150">Antoine :</text:span></text:span><text:span text:style-name="Police_20_par_20_défaut"><text:span text:style-name="T233"> </text:span></text:span><text:span text:style-name="Police_20_par_20_défaut"><text:span text:style-name="T231">Ah non, pas cette fois !</text:span></text:span></text:p>
      <text:p text:style-name="P155"><text:span text:style-name="Police_20_par_20_défaut"><text:span text:style-name="T231"/></text:span></text:p>
      <text:p text:style-name="P155"><text:span text:style-name="Police_20_par_20_défaut"><text:span text:style-name="T231">Antoine saisit alors l’étrange guitare de Baptiste - de ce qu’il en restait tout du moins – et la lança violemment dans l’unique œil du monstre. Ce dernier poussa un hurlement terrifiant, tout en balayant la zone avec ses tentacules.</text:span></text:span></text:p>
      <text:p text:style-name="P155"><text:span text:style-name="Police_20_par_20_défaut"><text:span text:style-name="T231"/></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31">Poussez vous, je me le fait !</text:span></text:span></text:p>
      <text:p text:style-name="P155"><text:span text:style-name="Police_20_par_20_défaut"><text:span text:style-name="T231"/></text:span></text:p>
      <text:p text:style-name="P155"><text:span text:style-name="Police_20_par_20_défaut"><text:span text:style-name="T231">Le docteur, de nouveau derrière sa mitrailleuse gatling, vida ses munition dans la tête de la créature, qui se retourna de surprise, tombant sur sa carapace sans pouvoir se relever. Agitant </text:span></text:span><text:span text:style-name="Police_20_par_20_défaut"><text:span text:style-name="T234">désespérément</text:span></text:span><text:span text:style-name="Police_20_par_20_défaut"><text:span text:style-name="T231"> ses pattes en l’air, </text:span></text:span><text:span text:style-name="Police_20_par_20_défaut"><text:span text:style-name="T234">le Koyadamesateï fut alors pris pour cible par l’ensemble de l’assemblée lui faisant face. Tandis que Samy et Ivan lui défonçait le crâne à coup de cireuse, Antoine enfonçait la guitare dans l’anus du monstre, savourant une vengeance bien méritée. </text:span></text:span><text:span text:style-name="Police_20_par_20_défaut"><text:span text:style-name="T235">Aden et Thibault brisèrent les pattes, Guillaume déféqua sur le ventre de la créature, et Matéo et Léopold s’amusait à arracher des morceau de la carapaces à l’aide de pioche trouvées non loin. Alors que le monstre ne ressemblait déjà plus à grand-chose, Alexis eu une idée pour s’en débarrasser définitivement. Il pris l’Ufiawgun, et tira dans la brèche d’où était tombée la bête. Un éclaire tomba alors directement sur la tête du Koyadamesateï, qui explosa, recouvrant tout le monde d’un liquide blanc et chaud.</text:span></text:span></text:p>
      <text:p text:style-name="P155"><text:span text:style-name="Police_20_par_20_défaut"><text:span text:style-name="T235"/></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35">Bien joué, j’y avait pas pensé !</text:span></text:span></text:p>
      <text:p text:style-name="P155"><text:span text:style-name="Police_20_par_20_défaut"><text:span text:style-name="T235"/></text:span></text:p>
      <text:p text:style-name="P155"><text:span text:style-name="Police_20_par_20_défaut"><text:span text:style-name="T150">Alexis :</text:span></text:span><text:span text:style-name="Police_20_par_20_défaut"><text:span text:style-name="T233"> </text:span></text:span><text:span text:style-name="Police_20_par_20_défaut"><text:span text:style-name="T235">Oui mais… l’Ufiawgun est cassé.</text:span></text:span></text:p>
      <text:p text:style-name="P155"><text:span text:style-name="Police_20_par_20_défaut"><text:span text:style-name="T235"/></text:span></text:p>
      <text:p text:style-name="P155"><text:span text:style-name="Police_20_par_20_défaut"><text:span text:style-name="T150">Aden :</text:span></text:span><text:span text:style-name="Police_20_par_20_défaut"><text:span text:style-name="T233"> </text:span></text:span><text:span text:style-name="Police_20_par_20_défaut"><text:span text:style-name="T235">Alan pourrait pas le réparer ?</text:span></text:span></text:p>
      <text:p text:style-name="P155"><text:span text:style-name="Police_20_par_20_défaut"><text:span text:style-name="T235"/></text:span></text:p>
      <text:p text:style-name="P155"><text:span text:style-name="Police_20_par_20_défaut"><text:span text:style-name="T147">Dr. Friedmann :</text:span></text:span><text:span text:style-name="Police_20_par_20_défaut"><text:span text:style-name="T197"> </text:span></text:span><text:span text:style-name="Police_20_par_20_défaut"><text:span text:style-name="T235">Oh merde les otages ! Je les avaient oubliés eux. Je vais les chercher !</text:span></text:span></text:p>
      <text:p text:style-name="P155"><text:span text:style-name="Police_20_par_20_défaut"><text:span text:style-name="T235"/></text:span></text:p>
      <text:p text:style-name="P155"><text:span text:style-name="Police_20_par_20_défaut"><text:span text:style-name="T149">Maëlle :</text:span></text:span><text:span text:style-name="Police_20_par_20_défaut"><text:span text:style-name="T220"> </text:span></text:span><text:span text:style-name="Police_20_par_20_défaut"><text:span text:style-name="T235">La brèche est refermée regardez !</text:span></text:span></text:p>
      <text:p text:style-name="P155"><text:span text:style-name="Police_20_par_20_défaut"><text:span text:style-name="T235"/></text:span></text:p>
      <text:p text:style-name="P155"><text:span text:style-name="Police_20_par_20_défaut"><text:span text:style-name="T149">Ivan :</text:span></text:span><text:span text:style-name="Police_20_par_20_défaut"><text:span text:style-name="T220"> </text:span></text:span><text:span text:style-name="Police_20_par_20_défaut"><text:span text:style-name="T235">Donc Xydoé ne pourra pas rentrer chez elles ?…</text:span></text:span></text:p>
      <text:p text:style-name="P155"><text:span text:style-name="Police_20_par_20_défaut"><text:span text:style-name="T235"/></text:span></text:p>
      <text:p text:style-name="P155"><text:span text:style-name="Police_20_par_20_défaut"><text:span text:style-name="T149">Samy :</text:span></text:span><text:span text:style-name="Police_20_par_20_défaut"><text:span text:style-name="T220"> </text:span></text:span><text:span text:style-name="Police_20_par_20_défaut"><text:span text:style-name="T235">J’ai bien peur que non.</text:span></text:span></text:p>
      <text:p text:style-name="P155"><text:span text:style-name="Police_20_par_20_défaut"><text:span text:style-name="T235"/></text:span></text:p>
      <text:p text:style-name="P155"><text:span text:style-name="Police_20_par_20_défaut"><text:span text:style-name="T149">Ivan :</text:span></text:span><text:span text:style-name="Police_20_par_20_défaut"><text:span text:style-name="T220"> </text:span></text:span><text:span text:style-name="Police_20_par_20_défaut"><text:span text:style-name="T235">YOUHOU ! Dit Léopold, on peut l’adopter ? Dit ouiiiii !</text:span></text:span></text:p>
      <text:p text:style-name="P155"><text:span text:style-name="Police_20_par_20_défaut"><text:span text:style-name="T235"/></text:span></text:p>
      <text:p text:style-name="P155"><text:span text:style-name="Police_20_par_20_défaut"><text:span text:style-name="T148">Léopold :</text:span></text:span><text:span text:style-name="Police_20_par_20_défaut"><text:span text:style-name="T199"> </text:span></text:span><text:span text:style-name="Police_20_par_20_défaut"><text:span text:style-name="T235">Euh eh bien.. Pourquoi pas. Je n’ai pas le cœur de la tuer une deuxième fois, et visiblement elle vient de rater le dernier bus pour rentrer chez elle.</text:span></text:span></text:p>
      <text:p text:style-name="P155"><text:span text:style-name="Police_20_par_20_défaut"><text:span text:style-name="T235"/></text:span></text:p>
      <text:p text:style-name="P155"><text:span text:style-name="Police_20_par_20_défaut"><text:span text:style-name="T149">Ivan :</text:span></text:span><text:span text:style-name="Police_20_par_20_défaut"><text:span text:style-name="T220"> </text:span></text:span><text:span text:style-name="Police_20_par_20_défaut"><text:span text:style-name="T235">GÉNIAL !</text:span></text:span></text:p>
      <text:p text:style-name="P155"><text:span text:style-name="Police_20_par_20_défaut"><text:span text:style-name="T235"/></text:span></text:p>
      <text:p text:style-name="P155"><text:span text:style-name="Police_20_par_20_défaut"><text:span text:style-name="T235">Ivan sera Xydoé et </text:span></text:span><text:span text:style-name="Police_20_par_20_défaut"><text:span text:style-name="T236">Léopold</text:span></text:span><text:span text:style-name="Police_20_par_20_défaut"><text:span text:style-name="T235"> dans un </text:span></text:span><text:span text:style-name="Police_20_par_20_défaut"><text:span text:style-name="T236">câlin</text:span></text:span><text:span text:style-name="Police_20_par_20_défaut"><text:span text:style-name="T235"> chaud et doux, bien qu’ils sentaient tous la transpiration.</text:span></text:span></text:p>
      <text:p text:style-name="P155"><text:soft-page-break/><text:span text:style-name="Police_20_par_20_défaut"><text:span text:style-name="T235"/></text:span></text:p>
      <text:p text:style-name="P155"><text:span text:style-name="Police_20_par_20_défaut"><text:span text:style-name="T150">Ambra :</text:span></text:span><text:span text:style-name="Police_20_par_20_défaut"><text:span text:style-name="T233"> </text:span></text:span><text:span text:style-name="Police_20_par_20_défaut"><text:span text:style-name="T237">Ah vous êtes là !</text:span></text:span></text:p>
      <text:p text:style-name="P155"><text:span text:style-name="Police_20_par_20_défaut"><text:span text:style-name="T237"/></text:span></text:p>
      <text:p text:style-name="P155"><text:span text:style-name="Police_20_par_20_défaut"><text:span text:style-name="T149">Samy :</text:span></text:span><text:span text:style-name="Police_20_par_20_défaut"><text:span text:style-name="T220"> </text:span></text:span><text:span text:style-name="Police_20_par_20_défaut"><text:span text:style-name="T237">Tu nous cherchait ?</text:span></text:span></text:p>
      <text:p text:style-name="P155"><text:span text:style-name="Police_20_par_20_défaut"><text:span text:style-name="T237"/></text:span></text:p>
      <text:p text:style-name="P155"><text:span text:style-name="Police_20_par_20_défaut"><text:span text:style-name="T237">Oui pour vous dire que déjà, Samy j’ai ta prochaine livraison de Kidum, et deuxièmement Farah a été assassinée donc la France a stoppée ses engagements militaires.</text:span></text:span></text:p>
      <text:p text:style-name="P155"><text:span text:style-name="Police_20_par_20_défaut"><text:span text:style-name="T237"/></text:span></text:p>
      <text:p text:style-name="P155"><text:span text:style-name="Police_20_par_20_défaut"><text:span text:style-name="T149">Ivan :</text:span></text:span><text:span text:style-name="Police_20_par_20_défaut"><text:span text:style-name="T220"> </text:span></text:span><text:span text:style-name="Police_20_par_20_défaut"><text:span text:style-name="T237">J’ai rien compris.</text:span></text:span></text:p>
      <text:p text:style-name="P155"><text:span text:style-name="Police_20_par_20_défaut"><text:span text:style-name="T237"/></text:span></text:p>
      <text:p text:style-name="P155"><text:span text:style-name="Police_20_par_20_défaut"><text:span text:style-name="T150">Ambra :</text:span></text:span><text:span text:style-name="Police_20_par_20_défaut"><text:span text:style-name="T233"> </text:span></text:span><text:span text:style-name="Police_20_par_20_défaut"><text:span text:style-name="T237">On est plus en guerre.</text:span></text:span></text:p>
      <text:p text:style-name="P155"><text:span text:style-name="Police_20_par_20_défaut"><text:span text:style-name="T237"/></text:span></text:p>
      <text:p text:style-name="P155"><text:span text:style-name="Police_20_par_20_défaut"><text:span text:style-name="T149">Samy :</text:span></text:span><text:span text:style-name="Police_20_par_20_défaut"><text:span text:style-name="T220"> </text:span></text:span><text:span text:style-name="Police_20_par_20_défaut"><text:span text:style-name="T237">Oh cool. Et pour ma livraison.. Je peux les récupérer sur place ? Tant que je suis là, autant en profiter !</text:span></text:span></text:p>
      <text:p text:style-name="P155"><text:span text:style-name="Police_20_par_20_défaut"><text:span text:style-name="T237"/></text:span></text:p>
      <text:p text:style-name="P155"><text:span text:style-name="Police_20_par_20_défaut"><text:span text:style-name="T150">Ambra :</text:span></text:span><text:span text:style-name="Police_20_par_20_défaut"><text:span text:style-name="T233"> </text:span></text:span><text:span text:style-name="Police_20_par_20_défaut"><text:span text:style-name="T237">Oh que oui </text:span></text:span><text:span text:style-name="Police_20_par_20_défaut"><text:span text:style-name="T233">tu va en profiter.</text:span></text:span></text:p>
      <text:p text:style-name="P46"><text:span text:style-name="Police_20_par_20_défaut"><text:span text:style-name="T108">Chapitre </text:span></text:span><text:span text:style-name="Police_20_par_20_défaut"><text:span text:style-name="T116">2</text:span></text:span><text:span text:style-name="Police_20_par_20_défaut"><text:span text:style-name="T109">3</text:span></text:span><text:span text:style-name="Police_20_par_20_défaut"><text:span text:style-name="T108"> : </text:span></text:span><text:span text:style-name="Police_20_par_20_défaut"><text:span text:style-name="T116">Rééquilibrage des forces</text:span></text:span></text:p>
      <text:p text:style-name="P53"/>
      <text:p text:style-name="P143">Un magnifique ciel étoilé faisait face à nos camarades. Les nuages et les éclaires avaient laissé place à un ciel bleu marine, éclairé par une multitude d’étoiles braillants comme des paillettes. Une fois les otages libérés, tous c’étaient mobilis<text:span text:style-name="T444">és pour faire un grand feu de camp avec les reste du chapiteau, malgré l’interdiction municipal. C’est dans ce cadre idyllique qu’Ivan et Léopold purent prendre le temps de se retrouver après toute leur péripéties. De même, Guillaume et Thibault se félicitaient d’avoir survécu, tandis que dans un coins plus reculé, le Dr Friedmann traînait Alexis dans un lieu plus intime pour lui témoigner son amour, trop souvent mis de côté par son travail. Xydoé, qui laissa Ivan profiter de son âme sœur, se glissa entre les bras de Matéo.</text:span></text:p>
      <text:p text:style-name="P143"/>
      <text:p text:style-name="P144"><text:span text:style-name="T392">Xydoé :</text:span><text:span text:style-name="T445"> </text:span>Grand frère…</text:p>
      <text:p text:style-name="P144"/>
      <text:p text:style-name="P144"><text:span text:style-name="Police_20_par_20_défaut"><text:span text:style-name="T137">Matéo :</text:span></text:span><text:span text:style-name="Police_20_par_20_défaut"><text:span text:style-name="T131"> </text:span></text:span>Je ne suis pas ton frère Xydoé..</text:p>
      <text:p text:style-name="P144"/>
      <text:p text:style-name="P144"><text:span text:style-name="T392">Xydoé :</text:span><text:span text:style-name="T445"> </text:span>Aucune importance. Léopold est devenu mon père en quelques seconde, je peux me choisir un frère non ?</text:p>
      <text:p text:style-name="P144"/>
      <text:p text:style-name="P144">Sa bouille d’enfant boudeur fit sourire Matéo, mais celui-ci détourna détourna rapidement son regard, pour chercher la provenance d’un bruit étrange.</text:p>
      <text:p text:style-name="P144"/>
      <text:p text:style-name="P151">Sploch sploch sploch</text:p>
      <text:p text:style-name="P145"/>
      <text:p text:style-name="P145">Il vit alors Antoine pratiquer la sodomie sur le cadavre encore chaud du Koyadamesateï. Leur regard se croisèrent un instant, ce qui suffit à Antoine se sentir obligé de se justifier.</text:p>
      <text:p text:style-name="P145"/>
      <text:p text:style-name="P145"><text:span text:style-name="T392">Antoine :</text:span><text:span text:style-name="T445"> </text:span>C’est juste une question de vengeance, tu peux pas comprendre !</text:p>
      <text:p text:style-name="P145"/>
      <text:p text:style-name="P145"><text:span text:style-name="Police_20_par_20_défaut"><text:span text:style-name="T137">Matéo :</text:span></text:span><text:span text:style-name="Police_20_par_20_défaut"><text:span text:style-name="T131"> </text:span></text:span>Ça doit être ça oui…</text:p>
      <text:p text:style-name="P145"/>
      <text:p text:style-name="P146">Plus loin, Samy testait les derniers modèles de Kidum les plus à la mode, sous les conseils expert d’Ambra et de Maëlle, réalisant son plus beau cameo. Kenny lui, expliquait à Alan et Aden ses meilleurs technique de drague, tel que le chloroforme ou la menace à l’arme blanche.</text:p>
      <text:p text:style-name="P146"/>
      <text:p text:style-name="P146"><text:span text:style-name="Police_20_par_20_défaut"><text:span text:style-name="T137">Matéo :</text:span></text:span><text:span text:style-name="Police_20_par_20_défaut"><text:span text:style-name="T131"> </text:span></text:span>Finalement je veux bien être ton frère. Tu aimes l’inceste ?</text:p>
      <text:p text:style-name="P146"/>
      <text:p text:style-name="P146"><text:span text:style-name="T392">Antoine :</text:span><text:span text:style-name="T445"> </text:span>Bien sur !</text:p>
      <text:p text:style-name="P146"/>
      <text:p text:style-name="P146"><text:span text:style-name="Police_20_par_20_défaut"><text:span text:style-name="T137">Matéo :</text:span></text:span><text:span text:style-name="Police_20_par_20_défaut"><text:span text:style-name="T131"> </text:span></text:span>Alors c’est parfait !</text:p>
      <text:p text:style-name="P146"/>
      <text:p text:style-name="P146"><text:span text:style-name="Police_20_par_20_défaut"><text:span text:style-name="T138">Samy :</text:span></text:span><text:span text:style-name="Police_20_par_20_défaut"><text:span text:style-name="T132"> </text:span></text:span>Matéo putain <text:span text:style-name="T446">je vais </text:span>te casser les genoux !</text:p>
      <text:p text:style-name="P146"/>
      <text:p text:style-name="P146"><text:span text:style-name="Police_20_par_20_défaut"><text:span text:style-name="T137">Matéo :</text:span></text:span><text:span text:style-name="Police_20_par_20_défaut"><text:span text:style-name="T131"> </text:span></text:span>Occupe toi de ton cul toi !</text:p>
      <text:p text:style-name="P146"/>
      <text:p text:style-name="P146"><text:span text:style-name="T393">Yann :</text:span><text:span text:style-name="T447"> </text:span>Oui, occupe t’en.</text:p>
      <text:p text:style-name="P146"/>
      <text:p text:style-name="P146"><text:span text:style-name="Police_20_par_20_défaut"><text:span text:style-name="T137">Matéo :</text:span></text:span><text:span text:style-name="Police_20_par_20_défaut"><text:span text:style-name="T131"> </text:span></text:span>Wow tu m’a fait peur ! <text:span text:style-name="T448">T’apparais</text:span> toujours derrière les gens comme ça ?</text:p>
      <text:p text:style-name="P146"/>
      <text:p text:style-name="P146"><text:span text:style-name="T393">Yann :</text:span><text:span text:style-name="T447"> </text:span>Non, juste pour Samy, mon amour impossible, qui…</text:p>
      <text:p text:style-name="P146"/>
      <text:p text:style-name="P146"><text:soft-page-break/><text:span text:style-name="T393">Léopold :</text:span><text:span text:style-name="T447"> </text:span>On s’en branle putain !</text:p>
      <text:p text:style-name="P146"/>
      <text:p text:style-name="P147"><text:span text:style-name="T393">Yann :</text:span><text:span text:style-name="T447"> </text:span>Littéralement visiblement.</text:p>
      <text:p text:style-name="P147"/>
      <text:p text:style-name="P147"><text:span text:style-name="T393">Léopold :</text:span><text:span text:style-name="T447"> </text:span>Bon allez Ivan, viens ici !</text:p>
      <text:p text:style-name="P147"/>
      <text:p text:style-name="P147"><text:span text:style-name="T393">Ivan :</text:span><text:span text:style-name="T447"> </text:span>J’arrive !</text:p>
      <text:p text:style-name="P147"/>
      <text:p text:style-name="P147"><text:span text:style-name="T393">Léopold :</text:span><text:span text:style-name="T447"> </text:span>On va pas terminer sans une petite enculade tout de même !</text:p>
      <text:p text:style-name="P147"/>
      <text:p text:style-name="P147"><text:span text:style-name="T393">Ivan :</text:span><text:span text:style-name="T447"> </text:span>Oh oui !</text:p>
      <text:p text:style-name="P147"/>
      <text:p text:style-name="P147"><text:span text:style-name="T393">Samy :</text:span><text:span text:style-name="T447"> </text:span>C’est donc comme ça que <text:span text:style-name="T447">se termine no</text:span>s aventures ? Par des orgies ?</text:p>
      <text:p text:style-name="P147"/>
      <text:p text:style-name="P147"><text:span text:style-name="T393">Antoine :</text:span><text:span text:style-name="T447"> </text:span>Oui.</text:p>
      <text:p text:style-name="P147"/>
      <text:p text:style-name="P147"><text:span text:style-name="T393">Ambra :</text:span><text:span text:style-name="T447"> </text:span>Ça dérange quelqu’un ici ? Sérieusement ?</text:p>
      <text:p text:style-name="P147"/>
      <text:p text:style-name="P147"><text:span text:style-name="T393">Samy :</text:span><text:span text:style-name="T447"> </text:span>Non, mais je trouve juste ça… Trop classique.</text:p>
      <text:p text:style-name="P147"/>
      <text:p text:style-name="P147"><text:span text:style-name="Police_20_par_20_défaut"><text:span text:style-name="T137">Matéo :</text:span></text:span><text:span text:style-name="Police_20_par_20_défaut"><text:span text:style-name="T131"> </text:span></text:span>Et qu’est-ce que tu veux de plus ?</text:p>
      <text:p text:style-name="P147"/>
      <text:p text:style-name="P148"><text:span text:style-name="T393">Samy :</text:span><text:span text:style-name="T447"> </text:span>Je sais que c’est contraire à mes principes mais…</text:p>
      <text:p text:style-name="P148"/>
      <text:p text:style-name="P148"><text:span text:style-name="Police_20_par_20_défaut"><text:span text:style-name="T137">Matéo :</text:span></text:span><text:span text:style-name="Police_20_par_20_défaut"><text:span text:style-name="T131"> </text:span></text:span>Mais ?</text:p>
      <text:p text:style-name="P148"/>
      <text:p text:style-name="P148"><text:span text:style-name="T393">Samy :</text:span><text:span text:style-name="T447"> </text:span>Je peux te le dire dans l’oreille ?</text:p>
      <text:p text:style-name="P148"/>
      <text:p text:style-name="P148"><text:span text:style-name="Police_20_par_20_défaut"><text:span text:style-name="T137">Matéo :</text:span></text:span><text:span text:style-name="Police_20_par_20_défaut"><text:span text:style-name="T131"> </text:span></text:span>Bien sur !</text:p>
      <text:p text:style-name="P148"/>
      <text:p text:style-name="P148"><text:span text:style-name="T393">Samy :</text:span><text:span text:style-name="T447"> </text:span>…</text:p>
      <text:p text:style-name="P148"/>
      <text:p text:style-name="P148"><text:span text:style-name="Police_20_par_20_défaut"><text:span text:style-name="T137">Matéo :</text:span></text:span><text:span text:style-name="Police_20_par_20_défaut"><text:span text:style-name="T131"> </text:span></text:span>Oui sans problème ! Xydoé ! Viens par ici !</text:p>
      <text:p text:style-name="P148"/>
      <text:p text:style-name="P148"><text:span text:style-name="T393">Samy :</text:span><text:span text:style-name="T447"> </text:span>Yes trop cool ! C’est ma tournée, Kidum pour tout le monde !</text:p>
      <text:p text:style-name="P148"/>
      <text:p text:style-name="P27"><text:span text:style-name="T30">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erif" svg:font-family="'Liberation Serif'"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Titre_20_11" style:display-name="Titre 11" style:family="paragraph" style:parent-style-name="Heading" style:default-outline-level="1" style:list-style-name="">
      <style:text-properties style:font-name="Liberation Serif"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Liste1" style:family="paragraph" style:parent-style-name="Text_20_body_20__28_user_29_" style:default-outline-level=""/>
    <style:style style:name="Légende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Révision1" style:family="paragraph" style:default-outline-level="">
      <style:paragraph-properties fo:text-align="start" style:justify-single-word="false" fo:orphans="2" fo:widows="2" style:vertical-align="auto" style:writing-mode="lr-tb"/>
    </style:style>
    <style:style style:name="Texte_20_de_20_bulles1" style:display-name="Texte de bulles1"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Police_20_par_20_défaut1" style:display-name="Police par défaut1" style:family="text"/>
    <style:style style:name="Texte_20_de_20_bulles_20_Car" style:display-name="Texte de bulles Car" style:family="text" style:parent-style-name="Police_20_par_20_défaut1">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1" style:display-name="Texte de bulles Car1"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87</meta:editing-cycles>
    <meta:creation-date>2018-11-07T09:24:00</meta:creation-date>
    <dc:date>2020-08-18T11:10:39.353000000</dc:date>
    <meta:editing-duration>P4DT23H29M22S</meta:editing-duration>
    <meta:generator>LibreOffice/5.4.6.2$Windows_X86_64 LibreOffice_project/4014ce260a04f1026ba855d3b8d91541c224eab8</meta:generator>
    <meta:document-statistic meta:table-count="0" meta:image-count="0" meta:object-count="0" meta:page-count="144" meta:paragraph-count="2580" meta:word-count="37986" meta:character-count="197564" meta:non-whitespace-character-count="162141"/>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